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adornments="Regular" style:font-pitch="variable"/>
    <style:font-face style:name="Liberation Sans2"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stroke="none" draw:fill="none" draw:opacity="100%" draw:fill-image-width="0cm" draw:fill-image-height="0cm" fo:min-height="3.556cm" draw:shadow-opacity="100%"/>
      <style:paragraph-properties style:writing-mode="lr-tb"/>
    </style:style>
    <style:style style:name="gr2" style:family="graphic" style:parent-style-name="standard">
      <style:graphic-properties draw:stroke="none" svg:stroke-color="#000000" draw:fill="none" draw:fill-color="#ffffff" fo:min-height="18.961cm"/>
      <style:paragraph-properties style:writing-mode="lr-tb"/>
    </style:style>
    <style:style style:name="gr3" style:family="graphic" style:parent-style-name="standard">
      <style:graphic-properties draw:stroke="none" draw:fill="none" fo:min-height="19.909cm"/>
      <style:paragraph-properties style:writing-mode="lr-tb"/>
    </style:style>
    <style:style style:name="gr4" style:family="graphic" style:parent-style-name="objectwithoutfill">
      <style:graphic-properties svg:stroke-width="0.3cm" svg:stroke-color="#e0c2cd" draw:marker-start-width="1.1cm" draw:marker-end-width="1.1cm" svg:stroke-linecap="round" draw:fill="none" draw:textarea-vertical-align="middle" fo:padding-top="0.275cm" fo:padding-bottom="0.275cm" fo:padding-left="0.4cm" fo:padding-right="0.4cm"/>
    </style:style>
    <style:style style:name="gr5" style:family="graphic" style:parent-style-name="objectwithoutfill">
      <style:graphic-properties svg:stroke-width="0.3cm" svg:stroke-color="#9966cc" draw:marker-start-width="1.1cm" draw:marker-end-width="1.1cm" svg:stroke-linecap="round" draw:fill="none" draw:textarea-vertical-align="middle" fo:padding-top="0.275cm" fo:padding-bottom="0.275cm" fo:padding-left="0.4cm" fo:padding-right="0.4cm"/>
    </style:style>
    <style:style style:name="gr6" style:family="graphic" style:parent-style-name="objectwithoutfill">
      <style:graphic-properties svg:stroke-width="0.05cm" svg:stroke-color="#00ae00"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7" style:family="graphic" style:parent-style-name="objectwithoutfill">
      <style:graphic-properties svg:stroke-width="0.05cm" svg:stroke-color="#0000ff"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8" style:family="graphic" style:parent-style-name="objectwithoutfill">
      <style:graphic-properties svg:stroke-width="0.05cm" svg:stroke-color="#ff4000"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9" style:family="graphic" style:parent-style-name="objectwithoutfill">
      <style:graphic-properties svg:stroke-width="0.3cm" svg:stroke-color="#a33e03" draw:marker-start-width="1.1cm" draw:marker-end-width="1.1cm" svg:stroke-linecap="round" draw:fill="none" draw:textarea-vertical-align="middle" fo:padding-top="0.275cm" fo:padding-bottom="0.275cm" fo:padding-left="0.4cm" fo:padding-right="0.4cm"/>
    </style:style>
    <style:style style:name="gr10" style:family="graphic" style:parent-style-name="objectwithoutfill">
      <style:graphic-properties svg:stroke-width="0.05cm" svg:stroke-color="#355e00" draw:marker-start-width="0.35cm" draw:marker-end="" draw:marker-end-width="0.25cm" draw:fill="none" draw:textarea-vertical-align="middle" fo:padding-top="0.15cm" fo:padding-bottom="0.15cm" fo:padding-left="0.275cm" fo:padding-right="0.275cm"/>
    </style:style>
    <style:style style:name="gr11" style:family="graphic" style:parent-style-name="standard">
      <style:graphic-properties draw:stroke="solid" draw:stroke-dash="Dashed_20__28_var_29_" svg:stroke-width="0.2cm" svg:stroke-color="#9966cc" draw:marker-start-width="0.8cm" draw:marker-end-width="0.8cm" draw:fill="none" draw:textarea-horizontal-align="justify" draw:textarea-vertical-align="middle" draw:auto-grow-height="false" fo:min-height="8.45cm" fo:min-width="3cm" fo:padding-top="0.225cm" fo:padding-bottom="0.225cm" fo:padding-left="0.35cm" fo:padding-right="0.35cm"/>
    </style:style>
    <style:style style:name="gr12" style:family="graphic" style:parent-style-name="objectwithoutfill">
      <style:graphic-properties svg:stroke-width="0.05cm" svg:stroke-color="#355e00" draw:marker-start-width="0.35cm" draw:marker-end="" draw:marker-end-width="0.2cm" draw:marker-end-center="true" svg:stroke-linecap="round" draw:fill="none" draw:textarea-vertical-align="middle" fo:padding-top="0.15cm" fo:padding-bottom="0.15cm" fo:padding-left="0.275cm" fo:padding-right="0.275cm"/>
    </style:style>
    <style:style style:name="gr13" style:family="graphic" style:parent-style-name="objectwithoutfill">
      <style:graphic-properties svg:stroke-width="0.05cm" svg:stroke-color="#dc2300" draw:marker-start-width="0.35cm" draw:marker-end="" draw:marker-end-width="0.25cm" svg:stroke-linecap="round" draw:fill="none" draw:textarea-vertical-align="middle" fo:padding-top="0.15cm" fo:padding-bottom="0.15cm" fo:padding-left="0.275cm" fo:padding-right="0.275cm"/>
    </style:style>
    <style:style style:name="gr14" style:family="graphic" style:parent-style-name="objectwithoutfill">
      <style:graphic-properties svg:stroke-width="0.05cm" svg:stroke-color="#ff4000" draw:marker-start-width="0.35cm" draw:marker-end="" draw:marker-end-width="0.25cm" draw:fill="none" draw:textarea-vertical-align="middle" fo:padding-top="0.15cm" fo:padding-bottom="0.15cm" fo:padding-left="0.275cm" fo:padding-right="0.275cm"/>
    </style:style>
    <style:style style:name="gr15" style:family="graphic" style:parent-style-name="objectwithoutfill">
      <style:graphic-properties svg:stroke-width="0.05cm" svg:stroke-color="#0000ff" draw:marker-start="Circle" draw:marker-start-width="0.2cm" draw:marker-start-center="true" draw:marker-end="" draw:marker-end-width="0.25cm" draw:fill="none" draw:textarea-vertical-align="middle" fo:padding-top="0.15cm" fo:padding-bottom="0.15cm" fo:padding-left="0.275cm" fo:padding-right="0.275cm"/>
    </style:style>
    <style:style style:name="gr16"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014cm" fo:min-width="0cm" fo:padding-top="0.135cm" fo:padding-bottom="0.135cm" fo:padding-left="0.26cm" fo:padding-right="0.26cm" draw:shadow-opacity="50%"/>
      <style:paragraph-properties style:writing-mode="lr-tb"/>
    </style:style>
    <style:style style:name="gr17" style:family="graphic" style:parent-style-name="objectwithoutfill">
      <style:graphic-properties svg:stroke-width="0.05cm" svg:stroke-color="#8d281e" draw:marker-start-width="0.35cm" draw:marker-end="" draw:marker-end-width="0.25cm" draw:fill="none" draw:textarea-vertical-align="middle" fo:padding-top="0.15cm" fo:padding-bottom="0.15cm" fo:padding-left="0.275cm" fo:padding-right="0.275cm"/>
    </style:style>
    <style:style style:name="gr18" style:family="graphic" style:parent-style-name="objectwithoutfill">
      <style:graphic-properties svg:stroke-width="0.05cm" svg:stroke-color="#b80047" draw:marker-start-width="0.35cm" draw:marker-end="" draw:marker-end-width="0.25cm" svg:stroke-linecap="round" draw:fill="none" draw:textarea-vertical-align="middle" fo:padding-top="0.15cm" fo:padding-bottom="0.15cm" fo:padding-left="0.275cm" fo:padding-right="0.275cm"/>
    </style:style>
    <style:style style:name="gr19"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438cm" fo:min-width="0.188cm" fo:padding-top="0.135cm" fo:padding-bottom="0.135cm" fo:padding-left="0.26cm" fo:padding-right="0.26cm"/>
    </style:style>
    <style:style style:name="gr20" style:family="graphic" style:parent-style-name="standard">
      <style:graphic-properties draw:fill-color="#000000" draw:textarea-horizontal-align="justify" draw:textarea-vertical-align="middle" draw:auto-grow-height="false" fo:min-height="0cm" fo:min-width="0cm"/>
    </style:style>
    <style:style style:name="gr21"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296cm" fo:min-width="0.045cm" fo:padding-top="0.135cm" fo:padding-bottom="0.135cm" fo:padding-left="0.26cm" fo:padding-right="0.26cm"/>
      <style:paragraph-properties style:writing-mode="lr-tb"/>
    </style:style>
    <style:style style:name="gr22" style:family="graphic" style:parent-style-name="objectwithoutfill">
      <style:graphic-properties svg:stroke-width="0.05cm" svg:stroke-color="#ff0000" draw:marker-start-width="0.35cm" draw:marker-end="Arrow" draw:marker-end-width="0.25cm" draw:fill="none" draw:textarea-vertical-align="middle" fo:padding-top="0.15cm" fo:padding-bottom="0.15cm" fo:padding-left="0.275cm" fo:padding-right="0.275cm"/>
    </style:style>
    <style:style style:name="gr23" style:family="graphic" style:parent-style-name="objectwithoutfill">
      <style:graphic-properties svg:stroke-width="0.05cm" svg:stroke-color="#b80047" draw:marker-start-width="0.35cm" draw:marker-end="Arrow" draw:marker-end-width="0.25cm" draw:fill="none" draw:textarea-vertical-align="middle" fo:padding-top="0.15cm" fo:padding-bottom="0.15cm" fo:padding-left="0.275cm" fo:padding-right="0.275cm"/>
    </style:style>
    <style:style style:name="gr24"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296cm" fo:min-width="0cm" fo:padding-top="0.135cm" fo:padding-bottom="0.135cm" fo:padding-left="0.26cm" fo:padding-right="0.26cm"/>
    </style:style>
    <style:style style:name="gr25"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cm" fo:min-width="0.08cm" fo:padding-top="0.135cm" fo:padding-bottom="0.135cm" fo:padding-left="0.26cm" fo:padding-right="0.26cm"/>
    </style:style>
    <style:style style:name="gr26" style:family="graphic" style:parent-style-name="objectwithoutfill">
      <style:graphic-properties svg:stroke-width="0.05cm" svg:stroke-color="#b80047" draw:marker-start-width="0.35cm" draw:marker-end="" draw:marker-end-width="0.25cm" draw:fill="none" draw:textarea-vertical-align="middle" fo:padding-top="0.15cm" fo:padding-bottom="0.15cm" fo:padding-left="0.275cm" fo:padding-right="0.275cm"/>
    </style:style>
    <style:style style:name="gr27"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002cm" fo:min-width="0cm" fo:padding-top="0.135cm" fo:padding-bottom="0.135cm" fo:padding-left="0.26cm" fo:padding-right="0.26cm" draw:shadow-opacity="50%"/>
      <style:paragraph-properties style:writing-mode="lr-tb"/>
    </style:style>
    <style:style style:name="gr28"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style>
    <style:style style:name="gr29"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13cm" fo:min-width="0cm" fo:padding-top="0.135cm" fo:padding-bottom="0.135cm" fo:padding-left="0.26cm" fo:padding-right="0.26cm"/>
    </style:style>
    <style:style style:name="gr30" style:family="graphic" style:parent-style-name="standard">
      <style:graphic-properties draw:stroke="none" draw:fill="none" draw:textarea-horizontal-align="justify" draw:textarea-vertical-align="middle" draw:auto-grow-height="false" fo:min-height="0.55cm" fo:min-width="0.3cm"/>
    </style:style>
    <style:style style:name="gr31" style:family="graphic" style:parent-style-name="objectwithoutfill">
      <style:graphic-properties svg:stroke-width="0.02cm" draw:marker-start-width="0.26cm" draw:marker-end="" draw:marker-end-width="0.36cm" draw:fill="none" draw:textarea-vertical-align="middle" fo:padding-top="0.135cm" fo:padding-bottom="0.135cm" fo:padding-left="0.26cm" fo:padding-right="0.26cm"/>
    </style:style>
    <style:style style:name="gr32"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014cm" fo:min-width="0cm" fo:padding-top="0.135cm" fo:padding-bottom="0.135cm" fo:padding-left="0.26cm" fo:padding-right="0.26cm"/>
      <style:paragraph-properties style:writing-mode="lr-tb"/>
    </style:style>
    <style:style style:name="gr33" style:family="graphic" style:parent-style-name="standard">
      <style:graphic-properties svg:stroke-width="0.2cm" svg:stroke-color="#9966cc" draw:marker-start-width="0.8cm" draw:marker-end-width="0.8cm" draw:fill="gradient" draw:fill-color="#99284c" draw:fill-gradient-name="Gradient_20_7" draw:gradient-step-count="0" draw:textarea-horizontal-align="justify" draw:textarea-vertical-align="bottom" draw:auto-grow-height="false" fo:min-height="5.05cm" fo:min-width="0.9cm" fo:padding-top="0.225cm" fo:padding-bottom="0.225cm" fo:padding-left="0.35cm" fo:padding-right="0.35cm"/>
      <style:paragraph-properties style:writing-mode="lr-tb"/>
    </style:style>
    <style:style style:name="gr34" style:family="graphic" style:parent-style-name="objectwithoutfill">
      <style:graphic-properties svg:stroke-width="0.04cm" svg:stroke-color="#b84700" draw:marker-start-width="0.32cm" draw:marker-end-width="0.32cm" draw:fill="none" draw:textarea-vertical-align="middle" fo:padding-top="0.145cm" fo:padding-bottom="0.145cm" fo:padding-left="0.27cm" fo:padding-right="0.27cm"/>
    </style:style>
    <style:style style:name="gr35" style:family="graphic" style:parent-style-name="objectwithoutfill">
      <style:graphic-properties svg:stroke-width="0.04cm" svg:stroke-color="#dc2300" draw:marker-start-width="0.32cm" draw:marker-end-width="0.32cm" svg:stroke-linecap="round" draw:fill="none" draw:textarea-vertical-align="middle" fo:padding-top="0.145cm" fo:padding-bottom="0.145cm" fo:padding-left="0.27cm" fo:padding-right="0.27cm"/>
    </style:style>
    <style:style style:name="gr36" style:family="graphic" style:parent-style-name="objectwithoutfill">
      <style:graphic-properties svg:stroke-width="0.04cm" svg:stroke-color="#b80047" draw:marker-start-width="0.32cm" draw:marker-end-width="0.32cm" svg:stroke-linecap="round" draw:fill="none" draw:textarea-vertical-align="middle" fo:padding-top="0.145cm" fo:padding-bottom="0.145cm" fo:padding-left="0.27cm" fo:padding-right="0.27cm"/>
    </style:style>
    <style:style style:name="gr37" style:family="graphic" style:parent-style-name="objectwithoutfill">
      <style:graphic-properties svg:stroke-width="0.04cm" svg:stroke-color="#dc2300" draw:marker-start-width="0.32cm" draw:marker-end-width="0.32cm" draw:fill="none" draw:textarea-vertical-align="middle" fo:padding-top="0.145cm" fo:padding-bottom="0.145cm" fo:padding-left="0.27cm" fo:padding-right="0.27cm"/>
    </style:style>
    <style:style style:name="gr38" style:family="graphic" style:parent-style-name="objectwithoutfill">
      <style:graphic-properties svg:stroke-width="0.04cm" svg:stroke-color="#47b8b8" draw:marker-start-width="0.32cm" draw:marker-end-width="0.32cm" draw:fill="none" draw:textarea-vertical-align="middle" fo:padding-top="0.145cm" fo:padding-bottom="0.145cm" fo:padding-left="0.27cm" fo:padding-right="0.27cm"/>
    </style:style>
    <style:style style:name="gr39" style:family="graphic" style:parent-style-name="objectwithoutfill">
      <style:graphic-properties svg:stroke-width="0.3cm" svg:stroke-color="#9966cc" draw:marker-start-width="1.1cm" draw:marker-end-width="1.1cm" svg:stroke-linecap="round" draw:fill="none" draw:textarea-vertical-align="middle" fo:padding-top="0.275cm" fo:padding-bottom="0.275cm" fo:padding-left="0.4cm" fo:padding-right="0.4cm"/>
      <style:paragraph-properties style:writing-mode="lr-tb"/>
    </style:style>
    <style:style style:name="gr40" style:family="graphic" style:parent-style-name="objectwithoutfill">
      <style:graphic-properties svg:stroke-width="0.05cm" svg:stroke-color="#ff3366" draw:marker-start-width="0.35cm" draw:marker-end="" draw:marker-end-width="0.25cm" svg:stroke-linecap="round" draw:fill="none" draw:textarea-vertical-align="middle" fo:padding-top="0.15cm" fo:padding-bottom="0.15cm" fo:padding-left="0.275cm" fo:padding-right="0.275cm"/>
    </style:style>
    <style:style style:name="gr41" style:family="graphic" style:parent-style-name="objectwithoutfill">
      <style:graphic-properties svg:stroke-width="0.05cm" svg:stroke-color="#00ae00" draw:marker-start-width="0.35cm" draw:marker-end="" draw:marker-end-width="0.25cm" draw:fill="none" draw:textarea-vertical-align="middle" fo:padding-top="0.15cm" fo:padding-bottom="0.15cm" fo:padding-left="0.275cm" fo:padding-right="0.275cm"/>
    </style:style>
    <style:style style:name="gr42" style:family="graphic" style:parent-style-name="objectwithoutfill">
      <style:graphic-properties svg:stroke-width="0.05cm" svg:stroke-color="#0000ff" draw:marker-start-width="0.35cm" draw:marker-end="Arrow" draw:marker-end-width="0.25cm" draw:fill="none" draw:textarea-vertical-align="middle" fo:padding-top="0.15cm" fo:padding-bottom="0.15cm" fo:padding-left="0.275cm" fo:padding-right="0.275cm"/>
    </style:style>
    <style:style style:name="gr43" style:family="graphic" style:parent-style-name="standard">
      <style:graphic-properties draw:stroke="solid" svg:stroke-width="0.3cm" svg:stroke-color="#333333" draw:marker-start-width="0.9cm" draw:marker-end-width="0.9cm" draw:stroke-linejoin="miter" draw:fill="solid" draw:fill-color="#333333" draw:textarea-horizontal-align="justify" draw:textarea-vertical-align="bottom" draw:auto-grow-height="false" fo:min-height="1.3cm" fo:min-width="12.522cm" fo:padding-top="0.2cm" fo:padding-bottom="0.2cm" fo:padding-left="0.2cm" fo:padding-right="0.2cm"/>
    </style:style>
    <style:style style:name="gr44" style:family="graphic" style:parent-style-name="standard">
      <style:graphic-properties draw:stroke="none" svg:stroke-width="0.1cm" svg:stroke-color="#666666" draw:marker-start-width="0.3cm" draw:marker-end-width="0.3cm" draw:stroke-linejoin="bevel" draw:fill="solid" draw:fill-color="#729fcf" draw:textarea-horizontal-align="right" draw:textarea-vertical-align="middle" draw:auto-grow-height="false" fo:min-height="0.142cm" fo:min-width="12.314cm" fo:padding-top="0.179cm" fo:padding-bottom="0.179cm" fo:padding-left="0.304cm" fo:padding-right="0.304cm"/>
      <style:paragraph-properties style:writing-mode="lr-tb"/>
    </style:style>
    <style:style style:name="gr45" style:family="graphic" style:parent-style-name="standard">
      <style:graphic-properties draw:stroke="none" svg:stroke-width="0.3cm" svg:stroke-color="#666666" draw:marker-start-width="0.9cm" draw:marker-end-width="0.9cm" draw:stroke-linejoin="miter" draw:fill="solid" draw:fill-color="#9966cc" draw:textarea-horizontal-align="justify" draw:textarea-vertical-align="bottom" draw:auto-grow-height="false" fo:min-height="0cm" fo:min-width="13cm" fo:padding-top="0.2cm" fo:padding-bottom="0.2cm" fo:padding-left="0.2cm" fo:padding-right="0.2cm"/>
    </style:style>
    <style:style style:name="gr46" style:family="graphic" style:parent-style-name="standard">
      <style:graphic-properties draw:stroke="none" svg:stroke-width="0.3cm" svg:stroke-color="#333333" draw:marker-start-width="0.9cm" draw:marker-end-width="0.9cm" draw:stroke-linejoin="bevel" draw:fill="solid" draw:fill-color="#5c8526" draw:textarea-horizontal-align="right" draw:textarea-vertical-align="middle" draw:auto-grow-height="false" fo:min-height="0.042cm" fo:min-width="12.114cm" fo:padding-top="0.279cm" fo:padding-bottom="0.279cm" fo:padding-left="0.404cm" fo:padding-right="0.404cm"/>
      <style:paragraph-properties style:writing-mode="lr-tb"/>
    </style:style>
    <style:style style:name="gr47"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23cm" fo:min-width="0cm" fo:padding-top="0.135cm" fo:padding-bottom="0.135cm" fo:padding-left="0.26cm" fo:padding-right="0.26cm" draw:shadow-opacity="50%"/>
      <style:paragraph-properties style:writing-mode="lr-tb"/>
    </style:style>
    <style:style style:name="gr48"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13cm" fo:min-width="0cm" fo:padding-top="0.135cm" fo:padding-bottom="0.135cm" fo:padding-left="0.26cm" fo:padding-right="0.26cm" draw:shadow-opacity="50%"/>
      <style:paragraph-properties style:writing-mode="lr-tb"/>
    </style:style>
    <style:style style:name="gr49" style:family="graphic" style:parent-style-name="objectwithoutfill">
      <style:graphic-properties svg:stroke-width="0.05cm" svg:stroke-color="#00ae00" draw:marker-start="" draw:marker-start-width="0.2cm" draw:marker-start-center="true" draw:marker-end="" draw:marker-end-width="0.25cm" draw:fill="none" draw:textarea-vertical-align="middle" fo:padding-top="0.15cm" fo:padding-bottom="0.15cm" fo:padding-left="0.275cm" fo:padding-right="0.275cm"/>
    </style:style>
    <style:style style:name="gr50" style:family="graphic" style:parent-style-name="standard">
      <style:graphic-properties svg:stroke-width="0.2cm" svg:stroke-color="#9999ff" draw:marker-start-width="0.6cm" draw:marker-end-width="0.6cm" draw:stroke-linejoin="bevel" draw:fill="solid" draw:fill-color="#99284c" draw:fill-image-width="0cm" draw:fill-image-height="0cm" draw:textarea-horizontal-align="justify" draw:textarea-vertical-align="bottom" draw:auto-grow-height="false" fo:min-height="2.9cm" fo:min-width="5.2cm" fo:padding-top="0.15cm" fo:padding-bottom="0.15cm" fo:padding-left="0.15cm" fo:padding-right="0.15cm"/>
      <style:paragraph-properties style:writing-mode="lr-tb"/>
    </style:style>
    <style:style style:name="gr51" style:family="graphic" style:parent-style-name="standard">
      <style:graphic-properties svg:stroke-width="0.2cm" svg:stroke-color="#666666" draw:marker-start-width="0.6cm" draw:marker-end-width="0.6cm" draw:stroke-linejoin="bevel" draw:fill="none" draw:fill-color="#99284c" draw:fill-image-width="0cm" draw:fill-image-height="0cm" draw:textarea-horizontal-align="justify" draw:textarea-vertical-align="bottom" draw:auto-grow-height="false" fo:min-height="2.5cm" fo:min-width="1.9cm" fo:padding-top="0.15cm" fo:padding-bottom="0.15cm" fo:padding-left="0.15cm" fo:padding-right="0.15cm"/>
    </style:style>
    <style:style style:name="gr52" style:family="graphic" style:parent-style-name="standard">
      <style:graphic-properties svg:stroke-color="#5c8526" draw:stroke-linejoin="bevel" draw:fill="none" draw:fill-color="#cccccc" draw:textarea-horizontal-align="justify" draw:textarea-vertical-align="middle" draw:auto-grow-height="false" fo:min-height="21.75cm" fo:min-width="35.5cm"/>
    </style:style>
    <style:style style:name="gr53" style:family="graphic" style:parent-style-name="objectwithoutfill">
      <style:graphic-properties svg:stroke-width="0.05cm" svg:stroke-color="#8d281e" draw:marker-start="Circle" draw:marker-start-width="0.2cm" draw:marker-start-center="true" draw:marker-end="Circle" draw:marker-end-width="0.2cm" draw:marker-end-center="true" svg:stroke-linecap="round" draw:fill="none" draw:textarea-vertical-align="middle" fo:padding-top="0.15cm" fo:padding-bottom="0.15cm" fo:padding-left="0.275cm" fo:padding-right="0.275cm"/>
    </style:style>
    <style:style style:name="gr54" style:family="graphic" style:parent-style-name="standard">
      <style:graphic-properties draw:stroke="none" svg:stroke-color="#000000" draw:fill="none" draw:fill-color="#ffffff" fo:min-height="0.713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56" style:family="graphic" style:parent-style-name="objectwithoutfill">
      <style:graphic-properties svg:stroke-width="0.05cm" svg:stroke-color="#800000" draw:marker-start="" draw:marker-start-width="0.35cm" draw:marker-start-center="true" draw:marker-end="Circle" draw:marker-end-width="0.25cm" draw:marker-end-center="true" draw:fill="none" draw:textarea-vertical-align="middle" fo:padding-top="0.15cm" fo:padding-bottom="0.15cm" fo:padding-left="0.275cm" fo:padding-right="0.275cm"/>
    </style:style>
    <style:style style:name="gr57" style:family="graphic" style:parent-style-name="objectwithoutfill">
      <style:graphic-properties svg:stroke-width="0.05cm" svg:stroke-color="#b84700" draw:marker-start-width="0.35cm" draw:marker-end="Circle" draw:marker-end-width="0.2cm" draw:marker-end-center="true" svg:stroke-linecap="round" draw:fill="none" draw:textarea-vertical-align="middle" fo:padding-top="0.15cm" fo:padding-bottom="0.15cm" fo:padding-left="0.275cm" fo:padding-right="0.275cm"/>
    </style:style>
    <style:style style:name="gr58" style:family="graphic" style:parent-style-name="objectwithoutfill">
      <style:graphic-properties svg:stroke-width="0.05cm" svg:stroke-color="#0000ff" draw:marker-start-width="0.35cm" draw:marker-end="" draw:marker-end-width="0.25cm" draw:fill="none" draw:textarea-vertical-align="middle" fo:padding-top="0.15cm" fo:padding-bottom="0.15cm" fo:padding-left="0.275cm" fo:padding-right="0.275cm"/>
    </style:style>
    <style:style style:name="gr59" style:family="graphic" style:parent-style-name="objectwithoutfill">
      <style:graphic-properties svg:stroke-width="0.05cm" svg:stroke-color="#00cccc" draw:marker-start-width="0.35cm" draw:marker-end="" draw:marker-end-width="0.25cm" draw:fill="none" draw:textarea-vertical-align="middle" fo:padding-top="0.15cm" fo:padding-bottom="0.15cm" fo:padding-left="0.275cm" fo:padding-right="0.275cm"/>
    </style:style>
    <style:style style:name="gr60" style:family="graphic" style:parent-style-name="objectwithoutfill">
      <style:graphic-properties svg:stroke-width="0.05cm" svg:stroke-color="#ff0000" draw:marker-start-width="0.35cm" draw:marker-end="" draw:marker-end-width="0.25cm" svg:stroke-linecap="round" draw:fill="none" draw:textarea-vertical-align="middle" fo:padding-top="0.15cm" fo:padding-bottom="0.15cm" fo:padding-left="0.275cm" fo:padding-right="0.275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2" style:family="graphic" style:parent-style-name="objectwithoutfill">
      <style:graphic-properties svg:stroke-width="0.05cm" svg:stroke-color="#b84747" draw:marker-start-width="0.35cm" draw:marker-end="" draw:marker-end-width="0.25cm" svg:stroke-linecap="round" draw:fill="none" draw:textarea-vertical-align="middle" fo:padding-top="0.15cm" fo:padding-bottom="0.15cm" fo:padding-left="0.275cm" fo:padding-right="0.275cm"/>
      <style:paragraph-properties style:writing-mode="lr-tb"/>
    </style:style>
    <style:style style:name="gr63" style:family="graphic" style:parent-style-name="objectwithoutfill">
      <style:graphic-properties svg:stroke-width="0.05cm" svg:stroke-color="#ff3366" draw:marker-start-width="0.35cm" draw:marker-end="" draw:marker-end-width="0.25cm" svg:stroke-linecap="round" draw:fill="none" draw:textarea-vertical-align="middle" fo:padding-top="0.15cm" fo:padding-bottom="0.15cm" fo:padding-left="0.275cm" fo:padding-right="0.275cm"/>
      <style:paragraph-properties style:writing-mode="lr-tb"/>
    </style:style>
    <style:style style:name="gr64" style:family="graphic" style:parent-style-name="objectwithoutfill">
      <style:graphic-properties svg:stroke-width="0.05cm" svg:stroke-color="#99284c" draw:marker-start-width="0.35cm" draw:marker-end="" draw:marker-end-width="0.25cm" svg:stroke-linecap="round" draw:fill="none" draw:textarea-vertical-align="middle" fo:padding-top="0.15cm" fo:padding-bottom="0.15cm" fo:padding-left="0.275cm" fo:padding-right="0.275cm"/>
      <style:paragraph-properties style:writing-mode="lr-tb"/>
    </style:style>
    <style:style style:name="gr65" style:family="graphic" style:parent-style-name="objectwithoutfill">
      <style:graphic-properties svg:stroke-width="0.05cm" svg:stroke-color="#00ae00" draw:marker-start-width="0.35cm" draw:marker-end="" draw:marker-end-width="0.25cm" svg:stroke-linecap="round" draw:fill="none" draw:textarea-vertical-align="middle" fo:padding-top="0.15cm" fo:padding-bottom="0.15cm" fo:padding-left="0.275cm" fo:padding-right="0.275cm"/>
      <style:paragraph-properties style:writing-mode="lr-tb"/>
    </style:style>
    <style:style style:name="gr66" style:family="graphic" style:parent-style-name="objectwithoutfill">
      <style:graphic-properties svg:stroke-width="0.05cm" svg:stroke-color="#5c8526" draw:marker-start-width="0.35cm" draw:marker-end="" draw:marker-end-width="0.25cm" svg:stroke-linecap="round" draw:fill="none" draw:textarea-vertical-align="middle" fo:padding-top="0.15cm" fo:padding-bottom="0.15cm" fo:padding-left="0.275cm" fo:padding-right="0.275cm"/>
      <style:paragraph-properties style:writing-mode="lr-tb"/>
    </style:style>
    <style:style style:name="gr67" style:family="graphic" style:parent-style-name="objectwithoutfill">
      <style:graphic-properties svg:stroke-width="0.05cm" svg:stroke-color="#00cccc" draw:marker-start-width="0.35cm" draw:marker-end="" draw:marker-end-width="0.25cm" svg:stroke-linecap="round" draw:fill="none" draw:textarea-vertical-align="middle" fo:padding-top="0.15cm" fo:padding-bottom="0.15cm" fo:padding-left="0.275cm" fo:padding-right="0.275cm"/>
      <style:paragraph-properties style:writing-mode="lr-tb"/>
    </style:style>
    <style:style style:name="gr68" style:family="graphic" style:parent-style-name="objectwithoutfill">
      <style:graphic-properties svg:stroke-width="0.05cm" svg:stroke-color="#0047ff" draw:marker-start-width="0.35cm" draw:marker-end="" draw:marker-end-width="0.25cm" svg:stroke-linecap="round" draw:fill="none" draw:textarea-vertical-align="middle" fo:padding-top="0.15cm" fo:padding-bottom="0.15cm" fo:padding-left="0.275cm" fo:padding-right="0.275cm"/>
      <style:paragraph-properties style:writing-mode="lr-tb"/>
    </style:style>
    <style:style style:name="gr69" style:family="graphic" style:parent-style-name="objectwithoutfill">
      <style:graphic-properties svg:stroke-width="0.05cm" svg:stroke-color="#0099ff" draw:marker-start-width="0.35cm" draw:marker-end="" draw:marker-end-width="0.25cm" svg:stroke-linecap="round" draw:fill="none" draw:textarea-vertical-align="middle" fo:padding-top="0.15cm" fo:padding-bottom="0.15cm" fo:padding-left="0.275cm" fo:padding-right="0.275cm"/>
      <style:paragraph-properties style:writing-mode="lr-tb"/>
    </style:style>
    <style:style style:name="gr70" style:family="graphic" style:parent-style-name="objectwithoutfill">
      <style:graphic-properties svg:stroke-width="0.05cm" svg:stroke-color="#99284c"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71" style:family="graphic" style:parent-style-name="objectwithoutfill">
      <style:graphic-properties svg:stroke-width="0.05cm" svg:stroke-color="#99284c" draw:marker-start="" draw:marker-start-width="0.2cm" draw:marker-start-center="true" draw:marker-end="Circle" draw:marker-end-width="0.2cm" draw:marker-end-center="true" draw:fill="none" draw:textarea-vertical-align="middle" fo:padding-top="0.15cm" fo:padding-bottom="0.15cm" fo:padding-left="0.275cm" fo:padding-right="0.275cm"/>
    </style:style>
    <style:style style:name="gr72" style:family="graphic" style:parent-style-name="objectwithoutfill">
      <style:graphic-properties svg:stroke-width="0.05cm" svg:stroke-color="#00cccc" draw:marker-start="Circle" draw:marker-start-width="0.2cm" draw:marker-start-center="true" draw:marker-end="Arrow" draw:marker-end-width="0.25cm" svg:stroke-linecap="round" draw:fill="none" draw:textarea-vertical-align="middle" fo:padding-top="0.15cm" fo:padding-bottom="0.15cm" fo:padding-left="0.275cm" fo:padding-right="0.275cm"/>
    </style:style>
    <style:style style:name="gr73" style:family="graphic" style:parent-style-name="objectwithoutfill">
      <style:graphic-properties draw:stroke="dash" draw:stroke-dash="Ultrafine_20_Dashed" svg:stroke-width="0.05cm" svg:stroke-color="#b84700" draw:marker-start-width="0.35cm" draw:marker-end="" draw:marker-end-width="0.2cm" draw:marker-end-center="true" svg:stroke-linecap="round" draw:fill="none" draw:textarea-vertical-align="middle" fo:padding-top="0.15cm" fo:padding-bottom="0.15cm" fo:padding-left="0.275cm" fo:padding-right="0.275cm"/>
    </style:style>
    <style:style style:name="gr74" style:family="graphic" style:parent-style-name="objectwithoutfill">
      <style:graphic-properties draw:stroke="dash" draw:stroke-dash="Ultrafine_20_Dashed" svg:stroke-width="0.05cm" svg:stroke-color="#94476b" draw:marker-start-width="0.35cm" draw:marker-end="" draw:marker-end-width="0.2cm" draw:marker-end-center="true" svg:stroke-linecap="round" draw:fill="none" draw:textarea-vertical-align="middle" fo:padding-top="0.15cm" fo:padding-bottom="0.15cm" fo:padding-left="0.275cm" fo:padding-right="0.275cm"/>
    </style:style>
    <style:style style:name="gr75" style:family="graphic" style:parent-style-name="objectwithoutfill">
      <style:graphic-properties svg:stroke-width="0.05cm" svg:stroke-color="#ff3366"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76" style:family="graphic" style:parent-style-name="objectwithoutfill">
      <style:graphic-properties svg:stroke-width="0.05cm" svg:stroke-color="#0099ff"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77" style:family="graphic" style:parent-style-name="standard">
      <style:graphic-properties draw:stroke="dash" draw:stroke-dash="Dashed_20__28_var_29_" svg:stroke-color="#000000" draw:fill="none" draw:textarea-horizontal-align="justify" draw:textarea-vertical-align="middle" draw:auto-grow-height="false" fo:min-height="7.35cm" fo:min-width="2.6cm"/>
    </style:style>
    <style:style style:name="gr78"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114cm" fo:min-width="0cm" fo:padding-top="0.135cm" fo:padding-bottom="0.135cm" fo:padding-left="0.26cm" fo:padding-right="0.26cm" draw:shadow-opacity="50%"/>
      <style:paragraph-properties style:writing-mode="lr-tb"/>
    </style:style>
    <style:style style:name="gr79" style:family="graphic" style:parent-style-name="standard">
      <style:graphic-properties draw:stroke="dash" draw:stroke-dash="Dashed_20__28_var_29_" svg:stroke-color="#000000" draw:fill="none" draw:textarea-horizontal-align="justify" draw:textarea-vertical-align="middle" draw:auto-grow-height="false" fo:min-height="1.75cm" fo:min-width="3cm"/>
    </style:style>
    <style:style style:name="gr80" style:family="graphic" style:parent-style-name="objectwithoutfill">
      <style:graphic-properties svg:stroke-width="0.05cm" svg:stroke-color="#33a3a3" draw:marker-start-width="0.35cm" draw:marker-end="Arrow" draw:marker-end-width="0.25cm" draw:fill="none" draw:textarea-vertical-align="middle" fo:padding-top="0.15cm" fo:padding-bottom="0.15cm" fo:padding-left="0.275cm" fo:padding-right="0.275cm"/>
    </style:style>
    <style:style style:name="gr81" style:family="graphic" style:parent-style-name="objectwithoutfill">
      <style:graphic-properties svg:stroke-width="0.05cm" svg:stroke-color="#33a3a3" draw:marker-start-width="0.35cm" draw:marker-end="" draw:marker-end-width="0.25cm" draw:fill="none" draw:textarea-vertical-align="middle" fo:padding-top="0.15cm" fo:padding-bottom="0.15cm" fo:padding-left="0.275cm" fo:padding-right="0.275cm"/>
    </style:style>
    <style:style style:name="gr82" style:family="graphic" style:parent-style-name="standard">
      <style:graphic-properties svg:stroke-width="0.05cm" svg:stroke-color="#198a8a" draw:marker-start-width="0.35cm" draw:marker-end-width="0.35cm" draw:fill="none" draw:textarea-horizontal-align="justify" draw:textarea-vertical-align="middle" draw:auto-grow-height="false" fo:min-height="1.3cm" fo:min-width="0cm" fo:padding-top="0.15cm" fo:padding-bottom="0.15cm" fo:padding-left="0.275cm" fo:padding-right="0.275cm"/>
    </style:style>
    <style:style style:name="gr83" style:family="graphic" style:parent-style-name="objectwithoutfill">
      <style:graphic-properties svg:stroke-width="0.05cm" svg:stroke-color="#b84747" draw:marker-start-width="0.35cm" draw:marker-end="Arrow" draw:marker-end-width="0.25cm" draw:fill="none" draw:textarea-vertical-align="middle" fo:padding-top="0.15cm" fo:padding-bottom="0.15cm" fo:padding-left="0.275cm" fo:padding-right="0.275cm"/>
    </style:style>
    <style:style style:name="gr84" style:family="graphic" style:parent-style-name="objectwithoutfill">
      <style:graphic-properties svg:stroke-width="0.05cm" svg:stroke-color="#0000ff" draw:marker-start-width="0.35cm" draw:marker-end="Circle" draw:marker-end-width="0.2cm" draw:marker-end-center="true" svg:stroke-linecap="round" draw:fill="none" draw:textarea-vertical-align="middle" fo:padding-top="0.15cm" fo:padding-bottom="0.15cm" fo:padding-left="0.275cm" fo:padding-right="0.275cm"/>
    </style:style>
    <style:style style:name="gr85"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13cm" fo:min-width="0cm" fo:padding-top="0.135cm" fo:padding-bottom="0.135cm" fo:padding-left="0.26cm" fo:padding-right="0.26cm"/>
      <style:paragraph-properties style:writing-mode="lr-tb"/>
    </style:style>
    <style:style style:name="gr86" style:family="graphic" style:parent-style-name="objectwithoutfill">
      <style:graphic-properties svg:stroke-width="0.05cm" svg:stroke-color="#99284c" draw:marker-start="Circle" draw:marker-start-width="0.2cm" draw:marker-start-center="true" draw:marker-end="" draw:marker-end-width="0.25cm" svg:stroke-linecap="round" draw:fill="none" draw:textarea-vertical-align="middle" fo:padding-top="0.15cm" fo:padding-bottom="0.15cm" fo:padding-left="0.275cm" fo:padding-right="0.275cm"/>
    </style:style>
    <style:style style:name="gr87" style:family="graphic" style:parent-style-name="standard">
      <style:graphic-properties draw:stroke="none" svg:stroke-color="#000000" draw:fill="none" draw:fill-color="#ffffff" fo:min-height="0.357cm"/>
      <style:paragraph-properties style:writing-mode="lr-tb"/>
    </style:style>
    <style:style style:name="gr88" style:family="graphic" style:parent-style-name="standard">
      <style:graphic-properties draw:stroke="dash" draw:stroke-dash="Dashed_20__28_var_29_" svg:stroke-color="#000000" draw:fill="none" draw:textarea-horizontal-align="justify" draw:textarea-vertical-align="middle" draw:auto-grow-height="false" fo:min-height="1.75cm" fo:min-width="2.3cm"/>
    </style:style>
    <style:style style:name="gr89" style:family="graphic" style:parent-style-name="standard">
      <style:graphic-properties draw:stroke="dash" draw:stroke-dash="Dashed_20__28_var_29_" svg:stroke-color="#000000" draw:fill="none" draw:textarea-horizontal-align="justify" draw:textarea-vertical-align="middle" draw:auto-grow-height="false" fo:min-height="3.85cm" fo:min-width="0.8cm"/>
    </style:style>
    <style:style style:name="gr90" style:family="graphic" style:parent-style-name="objectwithoutfill">
      <style:graphic-properties svg:stroke-width="0.05cm" svg:stroke-color="#0099ff" draw:marker-start="Circle" draw:marker-start-width="0.2cm" draw:marker-start-center="true" draw:marker-end="" draw:marker-end-width="0.2cm" draw:marker-end-center="true" draw:fill="none" draw:textarea-vertical-align="middle" fo:padding-top="0.15cm" fo:padding-bottom="0.15cm" fo:padding-left="0.275cm" fo:padding-right="0.275cm"/>
    </style:style>
    <style:style style:name="gr91" style:family="graphic" style:parent-style-name="standard">
      <style:graphic-properties svg:stroke-width="0.02cm" svg:stroke-color="#000000" draw:marker-start-width="0.26cm" draw:marker-end-width="0.26cm" draw:fill="solid" draw:fill-color="#ffffff" draw:textarea-horizontal-align="center" draw:textarea-vertical-align="top" draw:auto-grow-height="false" fo:min-height="0.13cm" fo:min-width="0cm" fo:padding-top="0.135cm" fo:padding-bottom="0.135cm" fo:padding-left="0.26cm" fo:padding-right="0.26cm"/>
      <style:paragraph-properties style:writing-mode="lr-tb"/>
    </style:style>
    <style:style style:name="gr92" style:family="graphic" style:parent-style-name="standard">
      <style:graphic-properties draw:stroke="none" draw:fill="none" draw:textarea-horizontal-align="justify" draw:textarea-vertical-align="middle" draw:auto-grow-height="false" fo:min-height="0.545cm" fo:min-width="0.3cm"/>
    </style:style>
    <style:style style:name="gr93"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3cm" fo:min-width="0cm" fo:padding-top="0.135cm" fo:padding-bottom="0.135cm" fo:padding-left="0.26cm" fo:padding-right="0.26cm"/>
      <style:paragraph-properties style:writing-mode="lr-tb"/>
    </style:style>
    <style:style style:name="gr94" style:family="graphic" style:parent-style-name="objectwithoutfill">
      <style:graphic-properties svg:stroke-width="0.05cm" svg:stroke-color="#8d281e" draw:marker-start="Circle" draw:marker-start-width="0.2cm" draw:marker-start-center="true" draw:marker-end="Circle" draw:marker-end-width="0.2cm" draw:marker-end-center="true" draw:fill="none" draw:textarea-vertical-align="middle" fo:padding-top="0.15cm" fo:padding-bottom="0.15cm" fo:padding-left="0.275cm" fo:padding-right="0.275cm"/>
    </style:style>
    <style:style style:name="gr95" style:family="graphic" style:parent-style-name="standard">
      <style:graphic-properties draw:fill-color="#ffff66" draw:textarea-horizontal-align="center" draw:textarea-vertical-align="top" draw:auto-grow-height="false" fo:min-height="0.95cm" fo:min-width="0.7cm"/>
    </style:style>
    <style:style style:name="gr96" style:family="graphic" style:parent-style-name="objectwithoutfill">
      <style:graphic-properties draw:fill="none" draw:textarea-vertical-align="middle"/>
    </style:style>
    <style:style style:name="gr97" style:family="graphic" style:parent-style-name="objectwithoutfill">
      <style:graphic-properties draw:fill="none" draw:textarea-horizontal-align="left" draw:textarea-vertical-align="bottom"/>
    </style:style>
    <style:style style:name="gr98" style:family="graphic" style:parent-style-name="objectwithoutfill">
      <style:graphic-properties svg:stroke-width="0.05cm" svg:stroke-color="#dc2300" draw:marker-start-width="0.35cm" draw:marker-end="Arrow" draw:marker-end-width="0.25cm" draw:fill="none" draw:textarea-vertical-align="middle" fo:padding-top="0.15cm" fo:padding-bottom="0.15cm" fo:padding-left="0.275cm" fo:padding-right="0.275cm"/>
    </style:style>
    <style:style style:name="gr99" style:family="graphic" style:parent-style-name="standard">
      <style:graphic-properties draw:stroke="dash" draw:stroke-dash="Dashed_20__28_var_29_" svg:stroke-color="#000000" draw:fill="none" draw:textarea-horizontal-align="justify" draw:textarea-vertical-align="middle" draw:auto-grow-height="false" fo:min-height="3.55cm" fo:min-width="3.9cm"/>
    </style:style>
    <style:style style:name="gr100" style:family="graphic" style:parent-style-name="objectwithoutfill">
      <style:graphic-properties svg:stroke-width="0.05cm" svg:stroke-color="#ff3333" draw:marker-start-width="0.35cm" draw:marker-end="Arrow" draw:marker-end-width="0.25cm" draw:fill="none" draw:textarea-vertical-align="middle" fo:padding-top="0.15cm" fo:padding-bottom="0.15cm" fo:padding-left="0.275cm" fo:padding-right="0.275cm"/>
    </style:style>
    <style:style style:name="gr101" style:family="graphic" style:parent-style-name="standard">
      <style:graphic-properties draw:stroke="dash" draw:stroke-dash="Dashed_20__28_var_29_" svg:stroke-color="#000000" draw:fill="none" draw:textarea-horizontal-align="justify" draw:textarea-vertical-align="middle" draw:auto-grow-height="false" fo:min-height="3.75cm" fo:min-width="10.5cm"/>
    </style:style>
    <style:style style:name="gr102" style:family="graphic" style:parent-style-name="standard">
      <style:graphic-properties draw:stroke="none" svg:stroke-color="#000000" draw:fill="none" draw:textarea-horizontal-align="justify" draw:textarea-vertical-align="middle" draw:auto-grow-height="false" fo:min-height="0.55cm" fo:min-width="0.3cm"/>
    </style:style>
    <style:style style:name="gr103"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paragraph-properties style:writing-mode="lr-tb"/>
    </style:style>
    <style:style style:name="gr104" style:family="graphic" style:parent-style-name="objectwithoutfill">
      <style:graphic-properties svg:stroke-width="0.02cm" svg:stroke-color="#000000" draw:marker-start-width="0.26cm" draw:marker-end="" draw:marker-end-width="0.36cm" draw:fill="none" draw:textarea-vertical-align="middle" fo:padding-top="0.135cm" fo:padding-bottom="0.135cm" fo:padding-left="0.26cm" fo:padding-right="0.26cm"/>
    </style:style>
    <style:style style:name="gr105"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16cm" fo:min-width="0cm" fo:padding-top="0.135cm" fo:padding-bottom="0.135cm" fo:padding-left="0.26cm" fo:padding-right="0.26cm"/>
      <style:paragraph-properties style:writing-mode="lr-tb"/>
    </style:style>
    <style:style style:name="gr106"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54cm" fo:min-width="0cm" fo:padding-top="0.135cm" fo:padding-bottom="0.135cm" fo:padding-left="0.26cm" fo:padding-right="0.26cm"/>
    </style:style>
    <style:style style:name="gr107"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07cm" fo:min-width="0cm" fo:padding-top="0.135cm" fo:padding-bottom="0.135cm" fo:padding-left="0.26cm" fo:padding-right="0.26cm"/>
      <style:paragraph-properties style:writing-mode="lr-tb"/>
    </style:style>
    <style:style style:name="gr108" style:family="graphic" style:parent-style-name="standard">
      <style:graphic-properties draw:opacity="50%" draw:textarea-horizontal-align="justify" draw:textarea-vertical-align="middle" draw:auto-grow-height="false" fo:min-height="0.646cm" fo:min-width="0.14cm" draw:shadow-opacity="50%"/>
    </style:style>
    <style:style style:name="gr109" style:family="graphic" style:parent-style-name="standard">
      <style:graphic-properties svg:stroke-width="0.04cm" draw:marker-start-width="0.32cm" draw:marker-end-width="0.32cm" draw:fill-color="#c0c0c0" draw:textarea-horizontal-align="justify" draw:textarea-vertical-align="middle" draw:auto-grow-height="false" fo:min-height="1.31cm" fo:min-width="0cm" fo:padding-top="0.145cm" fo:padding-bottom="0.145cm" fo:padding-left="0.27cm" fo:padding-right="0.27cm"/>
    </style:style>
    <style:style style:name="gr110" style:family="graphic" style:parent-style-name="standard">
      <style:graphic-properties draw:fill-color="#ff3333" draw:opacity="50%" draw:textarea-horizontal-align="justify" draw:textarea-vertical-align="middle" draw:auto-grow-height="false" fo:min-height="0.646cm" fo:min-width="0.141cm" draw:shadow-opacity="50%"/>
    </style:style>
    <style:style style:name="gr111" style:family="graphic" style:parent-style-name="standard">
      <style:graphic-properties draw:fill-color="#ffff99" draw:textarea-vertical-align="middle" draw:auto-grow-height="false" fo:min-height="0.95cm" fo:min-width="0cm"/>
    </style:style>
    <style:style style:name="gr112" style:family="graphic" style:parent-style-name="objectwithoutfill">
      <style:graphic-properties svg:stroke-width="0.05cm" svg:stroke-color="#355e00" draw:marker-start="Circle" draw:marker-start-width="0.2cm" draw:marker-start-center="true" draw:marker-end="Circle" draw:marker-end-width="0.2cm" draw:marker-end-center="true" draw:fill="none" draw:textarea-vertical-align="middle" fo:padding-top="0.15cm" fo:padding-bottom="0.15cm" fo:padding-left="0.275cm" fo:padding-right="0.275cm"/>
    </style:style>
    <style:style style:name="gr113" style:family="graphic" style:parent-style-name="objectwithoutfill">
      <style:graphic-properties svg:stroke-width="0.05cm" svg:stroke-color="#ff4000" draw:marker-start="Circle" draw:marker-start-width="0.2cm" draw:marker-start-center="true" draw:marker-end="Circle" draw:marker-end-width="0.2cm" draw:marker-end-center="true" draw:fill="none" draw:textarea-vertical-align="middle" fo:padding-top="0.15cm" fo:padding-bottom="0.15cm" fo:padding-left="0.275cm" fo:padding-right="0.275cm"/>
    </style:style>
    <style:style style:name="gr114" style:family="graphic" style:parent-style-name="objectwithoutfill">
      <style:graphic-properties svg:stroke-width="0.05cm" svg:stroke-color="#ff4000" draw:marker-start="" draw:marker-start-width="0.35cm" draw:marker-start-center="true" draw:marker-end="" draw:marker-end-width="0.25cm" draw:fill="none" draw:textarea-vertical-align="middle" fo:padding-top="0.15cm" fo:padding-bottom="0.15cm" fo:padding-left="0.275cm" fo:padding-right="0.275cm"/>
    </style:style>
    <style:style style:name="gr115" style:family="graphic" style:parent-style-name="objectwithoutfill">
      <style:graphic-properties svg:stroke-width="0.05cm" svg:stroke-color="#8d281e"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116" style:family="graphic" style:parent-style-name="objectwithoutfill">
      <style:graphic-properties svg:stroke-width="0.05cm" svg:stroke-color="#0000ff" draw:marker-start="Circle" draw:marker-start-width="0.2cm" draw:marker-start-center="true" draw:marker-end="Circle" draw:marker-end-width="0.2cm" draw:marker-end-center="true" draw:fill="none" draw:textarea-vertical-align="middle" fo:padding-top="0.15cm" fo:padding-bottom="0.15cm" fo:padding-left="0.275cm" fo:padding-right="0.275cm"/>
    </style:style>
    <style:style style:name="gr117" style:family="graphic" style:parent-style-name="objectwithoutfill">
      <style:graphic-properties svg:stroke-width="0.05cm" svg:stroke-color="#00ae00" draw:marker-start-width="0.35cm" draw:marker-end="" draw:marker-end-width="0.2cm" draw:marker-end-center="true" svg:stroke-linecap="round" draw:fill="none" draw:textarea-vertical-align="middle" fo:padding-top="0.15cm" fo:padding-bottom="0.15cm" fo:padding-left="0.275cm" fo:padding-right="0.275cm"/>
    </style:style>
    <style:style style:name="gr118" style:family="graphic" style:parent-style-name="standard">
      <style:graphic-properties svg:stroke-color="#000000" svg:stroke-opacity="0%" draw:stroke-linejoin="none" draw:fill="none" draw:textarea-horizontal-align="justify" draw:textarea-vertical-align="middle" draw:auto-grow-height="false" fo:min-height="0.75cm" fo:min-width="0.5cm"/>
    </style:style>
    <style:style style:name="gr119"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13cm" fo:min-width="0cm" fo:padding-top="0.135cm" fo:padding-bottom="0cm" fo:padding-left="0.26cm" fo:padding-right="0.26cm"/>
      <style:paragraph-properties style:writing-mode="lr-tb"/>
    </style:style>
    <style:style style:name="gr120"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2cm" fo:padding-bottom="0.2cm" fo:padding-left="0.2cm" fo:padding-right="0.2cm"/>
    </style:style>
    <style:style style:name="gr121" style:family="graphic" style:parent-style-name="standard">
      <style:graphic-properties draw:stroke="none" svg:stroke-color="#000000" draw:fill="none" draw:fill-color="#ffffff" draw:opacity="100%" draw:fill-image-width="0cm" draw:fill-image-height="0cm" fo:min-height="1.423cm" draw:shadow-opacity="100%"/>
      <style:paragraph-properties style:writing-mode="lr-tb"/>
    </style:style>
    <style:style style:name="gr122"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3cm" fo:min-width="0.48cm" fo:padding-top="0.135cm" fo:padding-bottom="0.135cm" fo:padding-left="0.26cm" fo:padding-right="0.26cm"/>
    </style:style>
    <style:style style:name="gr123" style:family="graphic" style:parent-style-name="standard">
      <style:graphic-properties draw:fill-color="#000000" draw:textarea-horizontal-align="justify" draw:textarea-vertical-align="middle" draw:auto-grow-height="false" fo:min-height="0.39cm" fo:min-width="0.139cm"/>
    </style:style>
    <style:style style:name="gr124"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3cm" fo:min-width="0.279cm" fo:padding-top="0.135cm" fo:padding-bottom="0.135cm" fo:padding-left="0.26cm" fo:padding-right="0.26cm"/>
      <style:paragraph-properties style:writing-mode="lr-tb"/>
    </style:style>
    <style:style style:name="gr125" style:family="graphic" style:parent-style-name="objectwithoutfill">
      <style:graphic-properties svg:stroke-width="0.05cm" svg:stroke-color="#d36118"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126" style:family="graphic" style:parent-style-name="objectwithoutfill">
      <style:graphic-properties svg:stroke-width="0.05cm" svg:stroke-color="#99284c" draw:marker-start-width="0.35cm" draw:marker-end="" draw:marker-end-width="0.25cm" draw:fill="none" draw:textarea-vertical-align="middle" fo:padding-top="0.15cm" fo:padding-bottom="0.15cm" fo:padding-left="0.275cm" fo:padding-right="0.275cm"/>
    </style:style>
    <style:style style:name="gr127" style:family="graphic" style:parent-style-name="objectwithoutfill">
      <style:graphic-properties svg:stroke-width="0.05cm" svg:stroke-color="#00ae00" draw:marker-start="Circle" draw:marker-start-width="0.2cm" draw:marker-start-center="true" draw:marker-end="" draw:marker-end-width="0.2cm" draw:marker-end-center="true" draw:fill="none" draw:textarea-vertical-align="middle" fo:padding-top="0.15cm" fo:padding-bottom="0.15cm" fo:padding-left="0.275cm" fo:padding-right="0.275cm"/>
    </style:style>
    <style:style style:name="gr128" style:family="graphic" style:parent-style-name="objectwithoutfill">
      <style:graphic-properties svg:stroke-width="0.05cm" svg:stroke-color="#00cccc" draw:marker-start="" draw:marker-start-width="0.35cm" draw:marker-start-center="true" draw:marker-end="" draw:marker-end-width="0.25cm" draw:fill="none" draw:textarea-vertical-align="middle" fo:padding-top="0.15cm" fo:padding-bottom="0.15cm" fo:padding-left="0.275cm" fo:padding-right="0.275cm"/>
    </style:style>
    <style:style style:name="gr129" style:family="graphic" style:parent-style-name="objectwithoutfill">
      <style:graphic-properties svg:stroke-width="0.05cm" svg:stroke-color="#0000ff" draw:marker-start="" draw:marker-start-width="0.2cm" draw:marker-start-center="true" draw:marker-end="Circle" draw:marker-end-width="0.2cm" draw:marker-end-center="true" draw:fill="none" draw:textarea-vertical-align="middle" fo:padding-top="0.15cm" fo:padding-bottom="0.15cm" fo:padding-left="0.275cm" fo:padding-right="0.275cm"/>
    </style:style>
    <style:style style:name="gr130" style:family="graphic" style:parent-style-name="objectwithoutfill">
      <style:graphic-properties svg:stroke-width="0.05cm" svg:stroke-color="#0000ff" draw:marker-start="" draw:marker-start-width="0.2cm" draw:marker-start-center="true" draw:marker-end="" draw:marker-end-width="0.25cm" draw:fill="none" draw:textarea-vertical-align="middle" fo:padding-top="0.15cm" fo:padding-bottom="0.15cm" fo:padding-left="0.275cm" fo:padding-right="0.275cm"/>
    </style:style>
    <style:style style:name="gr131" style:family="graphic" style:parent-style-name="objectwithoutfill">
      <style:graphic-properties svg:stroke-width="0.05cm" svg:stroke-color="#d36118" draw:marker-start="" draw:marker-start-width="0.35cm" draw:marker-start-center="true" draw:marker-end="" draw:marker-end-width="0.25cm" draw:fill="none" draw:textarea-vertical-align="middle" fo:padding-top="0.15cm" fo:padding-bottom="0.15cm" fo:padding-left="0.275cm" fo:padding-right="0.275cm"/>
    </style:style>
    <style:style style:name="gr132" style:family="graphic" style:parent-style-name="standard">
      <style:graphic-properties draw:stroke="dash" draw:stroke-dash="Dashed_20__28_var_29_" svg:stroke-color="#000000" draw:fill="none" draw:textarea-horizontal-align="justify" draw:textarea-vertical-align="middle" draw:auto-grow-height="false" fo:min-height="3.95cm" fo:min-width="3cm"/>
    </style:style>
    <style:style style:name="gr133" style:family="graphic" style:parent-style-name="objectwithoutfill">
      <style:graphic-properties svg:stroke-width="0.05cm" svg:stroke-color="#00cccc" draw:marker-start="Circle" draw:marker-start-width="0.2cm" draw:marker-start-center="true" draw:marker-end="Circle" draw:marker-end-width="0.2cm" draw:marker-end-center="true" draw:fill="none" draw:textarea-vertical-align="middle" fo:padding-top="0.15cm" fo:padding-bottom="0.15cm" fo:padding-left="0.275cm" fo:padding-right="0.275cm"/>
    </style:style>
    <style:style style:name="gr134" style:family="graphic" style:parent-style-name="objectwithoutfill">
      <style:graphic-properties svg:stroke-width="0.05cm" svg:stroke-color="#355e00"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135" style:family="graphic" style:parent-style-name="objectwithoutfill">
      <style:graphic-properties svg:stroke-width="0.05cm" svg:stroke-color="#00ae00" draw:marker-start="Circle" draw:marker-start-width="0.2cm" draw:marker-start-center="true" draw:marker-end="Circle" draw:marker-end-width="0.2cm" draw:marker-end-center="true" svg:stroke-linecap="round" draw:fill="none" draw:textarea-vertical-align="middle" fo:padding-top="0.15cm" fo:padding-bottom="0.15cm" fo:padding-left="0.275cm" fo:padding-right="0.275cm"/>
    </style:style>
    <style:style style:name="gr136" style:family="graphic" style:parent-style-name="standard">
      <style:graphic-properties draw:stroke="dash" draw:stroke-dash="Dashed_20__28_var_29_" svg:stroke-color="#000000" draw:fill="none" draw:textarea-horizontal-align="justify" draw:textarea-vertical-align="middle" draw:auto-grow-height="false" fo:min-height="1.55cm" fo:min-width="8.2cm"/>
    </style:style>
    <style:style style:name="gr137"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15cm" fo:min-width="0cm" fo:padding-top="0.135cm" fo:padding-bottom="0.135cm" fo:padding-left="0.26cm" fo:padding-right="0.26cm"/>
      <style:paragraph-properties style:writing-mode="lr-tb"/>
    </style:style>
    <style:style style:name="gr138" style:family="graphic" style:parent-style-name="standard">
      <style:graphic-properties svg:stroke-width="0.02cm" svg:stroke-color="#000000" draw:marker-start-width="0.26cm" draw:marker-end-width="0.26cm" draw:fill="solid" draw:fill-color="#ffffff" draw:textarea-horizontal-align="justify" draw:textarea-vertical-align="bottom" draw:auto-grow-height="false" fo:min-height="0.265cm" fo:min-width="0cm" fo:padding-top="0.135cm" fo:padding-bottom="0cm" fo:padding-left="0.26cm" fo:padding-right="0.26cm"/>
      <style:paragraph-properties style:writing-mode="lr-tb"/>
    </style:style>
    <style:style style:name="gr139" style:family="graphic" style:parent-style-name="standard">
      <style:graphic-properties draw:stroke="dash" draw:stroke-dash="Dashed_20__28_var_29_" svg:stroke-color="#000000" draw:fill="none" draw:textarea-horizontal-align="justify" draw:textarea-vertical-align="middle" draw:auto-grow-height="false" fo:min-height="5.35cm" fo:min-width="8.2cm"/>
    </style:style>
    <style:style style:name="gr140" style:family="graphic" style:parent-style-name="standard">
      <style:graphic-properties draw:stroke="dash" draw:stroke-dash="Dashed_20__28_var_29_" svg:stroke-color="#000000" draw:fill="none" draw:textarea-horizontal-align="justify" draw:textarea-vertical-align="middle" draw:auto-grow-height="false" fo:min-height="5.35cm" fo:min-width="1.1cm"/>
    </style:style>
    <style:style style:name="gr141"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004cm" fo:min-width="0cm" fo:padding-top="0.135cm" fo:padding-bottom="0.135cm" fo:padding-left="0.26cm" fo:padding-right="0.26cm"/>
      <style:paragraph-properties style:writing-mode="lr-tb"/>
    </style:style>
    <style:style style:name="gr142"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129cm" fo:min-width="0cm" fo:padding-top="0.135cm" fo:padding-bottom="0.135cm" fo:padding-left="0.26cm" fo:padding-right="0.26cm"/>
      <style:paragraph-properties style:writing-mode="lr-tb"/>
    </style:style>
    <style:style style:name="gr143"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128cm" fo:min-width="0cm" fo:padding-top="0.135cm" fo:padding-bottom="0.135cm" fo:padding-left="0.26cm" fo:padding-right="0.26cm"/>
    </style:style>
    <style:style style:name="gr144" style:family="graphic" style:parent-style-name="standard">
      <style:graphic-properties draw:stroke="none" svg:stroke-color="#000000" draw:fill="none" draw:fill-color="#ffffff" draw:opacity="100%" draw:fill-image-width="0cm" draw:fill-image-height="0cm" fo:min-height="7.771cm" draw:shadow-opacity="100%"/>
      <style:paragraph-properties style:writing-mode="lr-tb"/>
    </style:style>
    <style:style style:name="gr145" style:family="graphic" style:parent-style-name="standard">
      <style:graphic-properties draw:stroke="solid" svg:stroke-color="#3465a4" draw:textarea-horizontal-align="justify" draw:textarea-vertical-align="middle" draw:auto-grow-height="false" fo:min-height="0.15cm" fo:min-width="0.7cm"/>
    </style:style>
    <style:style style:name="gr146" style:family="graphic" style:parent-style-name="objectwithoutfill">
      <style:graphic-properties svg:stroke-width="0.3cm" svg:stroke-color="#8e03a3" draw:marker-start-width="1.1cm" draw:marker-end-width="1.1cm" svg:stroke-linecap="round" draw:fill="none" draw:textarea-vertical-align="middle" fo:padding-top="0.275cm" fo:padding-bottom="0.275cm" fo:padding-left="0.4cm" fo:padding-right="0.4cm"/>
    </style:style>
    <style:style style:name="gr147"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17cm" fo:min-width="0cm" fo:padding-top="0.135cm" fo:padding-bottom="0.135cm" fo:padding-left="0.26cm" fo:padding-right="0.26cm"/>
      <style:paragraph-properties style:writing-mode="lr-tb"/>
    </style:style>
    <style:style style:name="gr148" style:family="graphic" style:parent-style-name="standard">
      <style:graphic-properties draw:stroke="none" svg:stroke-color="#000000" draw:fill="none" draw:fill-color="#ffffff" draw:opacity="100%" draw:fill-image-width="0cm" draw:fill-image-height="0cm" fo:min-height="15.659cm" draw:shadow-opacity="100%"/>
      <style:paragraph-properties style:writing-mode="lr-tb"/>
    </style:style>
    <style:style style:name="gr149" style:family="graphic" style:parent-style-name="Default_5f_1">
      <style:graphic-properties draw:stroke="none" svg:stroke-color="#000000" draw:fill="none" draw:fill-color="#ffffff" draw:opacity="100%" draw:fill-image-width="0cm" draw:fill-image-height="0cm" fo:min-height="1.423cm" draw:shadow-opacity="100%"/>
      <style:paragraph-properties style:writing-mode="lr-tb"/>
    </style:style>
    <style:style style:name="gr150" style:family="graphic" style:parent-style-name="Default_5f_1">
      <style:graphic-properties draw:stroke="none" svg:stroke-color="#000000" draw:fill="none" draw:fill-color="#ffffff" draw:textarea-horizontal-align="left" draw:auto-grow-height="true" draw:auto-grow-width="true" fo:min-height="0.937cm" fo:min-width="0.002cm"/>
    </style:style>
    <style:style style:name="gr151" style:family="graphic" style:parent-style-name="Default_5f_1">
      <style:graphic-properties draw:stroke="none" draw:fill="none" draw:opacity="100%" draw:fill-image-width="0cm" draw:fill-image-height="0cm" fo:min-height="3.556cm" draw:shadow-opacity="100%"/>
      <style:paragraph-properties style:writing-mode="lr-tb"/>
    </style:style>
    <style:style style:name="gr152" style:family="graphic" style:parent-style-name="standard">
      <style:graphic-properties draw:stroke="none" svg:stroke-color="#000000" draw:fill="none" draw:fill-color="#ffffff" draw:opacity="100%" draw:fill-image-width="0cm" draw:fill-image-height="0cm" fo:min-height="16.214cm" draw:shadow-opacity="100%"/>
      <style:paragraph-properties style:writing-mode="lr-tb"/>
    </style:style>
    <style:style style:name="gr153"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12cm" fo:min-width="0cm" fo:padding-top="0.135cm" fo:padding-bottom="0.135cm" fo:padding-left="0.26cm" fo:padding-right="0.26cm"/>
      <style:paragraph-properties style:writing-mode="lr-tb"/>
    </style:style>
    <style:style style:name="gr154" style:family="graphic" style:parent-style-name="standard">
      <style:graphic-properties draw:stroke="none" svg:stroke-color="#000000" draw:fill="none" draw:fill-color="#ffffff" draw:opacity="100%" draw:fill-image-width="0cm" draw:fill-image-height="0cm" fo:min-height="13.994cm" draw:shadow-opacity="100%"/>
      <style:paragraph-properties style:writing-mode="lr-tb"/>
    </style:style>
    <style:style style:name="co1" style:family="table-column">
      <style:table-column-properties style:column-width="0.938cm" style:use-optimal-column-width="false"/>
    </style:style>
    <style:style style:name="co2" style:family="table-column">
      <style:table-column-properties style:column-width="3.101cm" style:use-optimal-column-width="false"/>
    </style:style>
    <style:style style:name="co3" style:family="table-column">
      <style:table-column-properties style:column-width="2.509cm" style:use-optimal-column-width="false"/>
    </style:style>
    <style:style style:name="co4" style:family="table-column">
      <style:table-column-properties style:column-width="2.892cm" style:use-optimal-column-width="false"/>
    </style:style>
    <style:style style:name="co5" style:family="table-column">
      <style:table-column-properties style:column-width="0.925cm" style:use-optimal-column-width="false"/>
    </style:style>
    <style:style style:name="co6" style:family="table-column">
      <style:table-column-properties style:column-width="0.846cm" style:use-optimal-column-width="false"/>
    </style:style>
    <style:style style:name="co7" style:family="table-column">
      <style:table-column-properties style:column-width="0.847cm" style:use-optimal-column-width="false"/>
    </style:style>
    <style:style style:name="co8" style:family="table-column">
      <style:table-column-properties style:column-width="6.448cm" style:use-optimal-column-width="false"/>
    </style:style>
    <style:style style:name="co9" style:family="table-column">
      <style:table-column-properties style:column-width="3.441cm" style:use-optimal-column-width="false"/>
    </style:style>
    <style:style style:name="co10" style:family="table-column">
      <style:table-column-properties style:column-width="5.465cm" style:use-optimal-column-width="false"/>
    </style:style>
    <style:style style:name="co11" style:family="table-column">
      <style:table-column-properties style:column-width="2.247cm" style:use-optimal-column-width="false"/>
    </style:style>
    <style:style style:name="co12" style:family="table-column">
      <style:table-column-properties style:column-width="2.357cm" style:use-optimal-column-width="false"/>
    </style:style>
    <style:style style:name="co13" style:family="table-column">
      <style:table-column-properties style:column-width="3.028cm" style:use-optimal-column-width="false"/>
    </style:style>
    <style:style style:name="co14" style:family="table-column">
      <style:table-column-properties style:column-width="2.528cm" style:use-optimal-column-width="false"/>
    </style:style>
    <style:style style:name="co15" style:family="table-column">
      <style:table-column-properties style:column-width="2.04cm" style:use-optimal-column-width="false"/>
    </style:style>
    <style:style style:name="ro1" style:family="table-row">
      <style:table-row-properties style:row-height="0.631cm" style:use-optimal-row-height="false"/>
    </style:style>
    <style:style style:name="ro2" style:family="table-row">
      <style:table-row-properties style:row-height="0.536cm" style:use-optimal-row-height="false"/>
    </style:style>
    <style:style style:name="ro3" style:family="table-row">
      <style:table-row-properties style:row-height="0.735cm" style:use-optimal-row-height="false"/>
    </style:style>
    <style:style style:name="ce1" style:family="table-cell">
      <style:text-properties fo:font-size="7pt" fo:font-weight="bold" style:font-size-asian="7pt" style:font-weight-asian="bold" style:font-size-complex="7pt" style:font-weight-complex="bold"/>
    </style:style>
    <style:style style:name="ce2" style:family="table-cell">
      <style:text-properties fo:font-size="7pt" style:font-size-asian="7pt" style:font-size-complex="7pt"/>
    </style:style>
    <style:style style:name="ce3" style:family="table-cell">
      <style:text-properties fo:font-size="12pt" style:font-size-asian="12pt" style:font-size-complex="12pt"/>
    </style:style>
    <style:style style:name="P1" style:family="paragraph">
      <loext:graphic-properties draw:fill="none" draw:opacity="100%" draw:fill-image-width="0cm" draw:fill-image-height="0cm"/>
      <style:paragraph-properties style:writing-mode="lr-tb"/>
      <style:text-properties style:text-outline="true" fo:font-size="17.8999996185303pt" fo:language="nl" fo:country="NL" style:font-size-asian="18pt" style:font-size-complex="18pt" style:font-weight-complex="normal"/>
    </style:style>
    <style:style style:name="P2" style:family="paragraph">
      <loext:graphic-properties draw:fill="none" draw:fill-color="#ffffff"/>
      <style:paragraph-properties style:writing-mode="lr-tb"/>
      <style:text-properties style:font-name="Liberation Sans1" fo:font-size="12pt" style:font-size-asian="12pt" style:font-size-complex="12pt" style:font-weight-complex="normal"/>
    </style:style>
    <style:style style:name="P3" style:family="paragraph">
      <loext:graphic-properties draw:fill="none"/>
      <style:paragraph-properties style:writing-mode="lr-tb"/>
      <style:text-properties fo:font-size="18pt"/>
    </style:style>
    <style:style style:name="P4" style:family="paragraph">
      <loext:graphic-properties draw:fill="none"/>
      <style:paragraph-properties fo:text-align="center"/>
    </style:style>
    <style:style style:name="P5" style:family="paragraph">
      <style:paragraph-properties fo:text-align="center" style:writing-mode="lr-tb"/>
      <style:text-properties fo:color="#000000" loext:opacity="100%" fo:font-size="8pt" style:font-size-asian="8pt" style:font-size-complex="8pt"/>
    </style:style>
    <style:style style:name="P6" style:family="paragraph">
      <loext:graphic-properties draw:fill="solid" draw:fill-color="#ffffff" draw:opacity="50%"/>
      <style:paragraph-properties fo:text-align="center" style:writing-mode="lr-tb"/>
      <style:text-properties fo:color="#000000" loext:opacity="100%" fo:font-size="8pt" style:font-size-asian="8pt" style:font-size-complex="8pt"/>
    </style:style>
    <style:style style:name="P7" style:family="paragraph">
      <loext:graphic-properties draw:fill="solid" draw:fill-color="#ffffff"/>
      <style:paragraph-properties fo:text-align="center"/>
      <style:text-properties fo:color="#ffffff" loext:opacity="100%" fo:font-size="9pt" style:font-size-asian="18pt" style:font-size-complex="18pt"/>
    </style:style>
    <style:style style:name="P8" style:family="paragraph">
      <loext:graphic-properties draw:fill-color="#000000"/>
      <style:paragraph-properties fo:text-align="center"/>
    </style:style>
    <style:style style:name="P9" style:family="paragraph">
      <style:paragraph-properties fo:text-align="center" style:writing-mode="lr-tb"/>
      <style:text-properties fo:color="#ffffff" loext:opacity="100%" fo:font-size="12pt" style:font-size-asian="12pt" style:font-size-complex="12pt"/>
    </style:style>
    <style:style style:name="P10" style:family="paragraph">
      <loext:graphic-properties draw:fill="none" draw:fill-color="#808080"/>
      <style:paragraph-properties fo:text-align="center" style:writing-mode="lr-tb"/>
      <style:text-properties fo:color="#ffffff" loext:opacity="100%" fo:font-size="12pt" style:font-size-asian="12pt" style:font-size-complex="12pt"/>
    </style:style>
    <style:style style:name="P11" style:family="paragraph">
      <loext:graphic-properties draw:fill="none" draw:fill-color="#808080"/>
      <style:paragraph-properties fo:text-align="center"/>
      <style:text-properties fo:color="#ffffff" loext:opacity="100%" fo:font-size="12pt" style:font-size-asian="12pt" style:font-size-complex="12pt"/>
    </style:style>
    <style:style style:name="P12" style:family="paragraph">
      <loext:graphic-properties draw:fill="solid" draw:fill-color="#ffffff"/>
      <style:paragraph-properties fo:text-align="center"/>
    </style:style>
    <style:style style:name="P13" style:family="paragraph">
      <loext:graphic-properties draw:fill="solid" draw:fill-color="#ffffff"/>
      <style:paragraph-properties fo:text-align="center"/>
      <style:text-properties fo:font-size="7pt" style:font-size-asian="7pt" style:font-size-complex="7pt"/>
    </style:style>
    <style:style style:name="P14" style:family="paragraph">
      <style:paragraph-properties fo:text-align="center" style:writing-mode="lr-tb"/>
      <style:text-properties fo:color="#000000" loext:opacity="100%" fo:font-size="6pt" style:font-size-asian="6pt" style:font-size-complex="6pt"/>
    </style:style>
    <style:style style:name="P15" style:family="paragraph">
      <loext:graphic-properties draw:fill="solid" draw:fill-color="#ffffff"/>
      <style:paragraph-properties fo:text-align="center" style:writing-mode="lr-tb"/>
      <style:text-properties fo:color="#000000" loext:opacity="100%" fo:font-size="6pt" style:font-size-asian="6pt" style:font-size-complex="6pt"/>
    </style:style>
    <style:style style:name="P16" style:family="paragraph">
      <style:paragraph-properties fo:text-align="center" style:writing-mode="lr-tb"/>
      <style:text-properties fo:font-size="9pt" style:font-size-asian="18pt" style:font-size-complex="18pt" style:font-weight-complex="normal"/>
    </style:style>
    <style:style style:name="P17" style:family="paragraph">
      <loext:graphic-properties draw:fill="gradient" draw:fill-color="#99284c" draw:fill-gradient-name="Gradient_20_7" draw:gradient-step-count="0"/>
      <style:paragraph-properties fo:text-align="center" style:writing-mode="lr-tb"/>
      <style:text-properties fo:font-size="9pt" style:font-size-asian="18pt" style:font-size-complex="18pt" style:font-weight-complex="normal"/>
    </style:style>
    <style:style style:name="P18" style:family="paragraph">
      <loext:graphic-properties draw:fill="none"/>
      <style:paragraph-properties fo:text-align="center"/>
      <style:text-properties fo:font-size="9pt"/>
    </style:style>
    <style:style style:name="P19" style:family="paragraph">
      <style:text-properties fo:font-size="7pt" fo:font-weight="bold" style:font-size-asian="7pt" style:font-weight-asian="bold" style:font-size-complex="7pt" style:font-weight-complex="bold"/>
    </style:style>
    <style:style style:name="P20" style:family="paragraph">
      <style:text-properties style:font-size-asian="7pt" style:font-size-complex="7pt"/>
    </style:style>
    <style:style style:name="P21" style:family="paragraph">
      <style:text-properties fo:font-size="7pt" style:font-size-asian="7pt" style:font-size-complex="7pt"/>
    </style:style>
    <style:style style:name="P22" style:family="paragraph">
      <style:paragraph-properties fo:text-align="center"/>
    </style:style>
    <style:style style:name="P23" style:family="paragraph">
      <loext:graphic-properties draw:fill="none"/>
      <style:paragraph-properties fo:text-align="center" style:writing-mode="lr-tb"/>
    </style:style>
    <style:style style:name="P24" style:family="paragraph">
      <loext:graphic-properties draw:fill="solid" draw:fill-color="#333333"/>
      <style:paragraph-properties fo:text-align="center"/>
      <style:text-properties fo:font-size="9pt" fo:language="nl" fo:country="NL" style:font-weight-complex="normal"/>
    </style:style>
    <style:style style:name="P25" style:family="paragraph">
      <style:paragraph-properties fo:text-align="center" style:writing-mode="lr-tb"/>
      <style:text-properties fo:font-size="9pt" fo:language="nl" fo:country="NL" style:font-weight-complex="normal"/>
    </style:style>
    <style:style style:name="P26" style:family="paragraph">
      <loext:graphic-properties draw:fill="solid" draw:fill-color="#729fcf"/>
      <style:paragraph-properties fo:text-align="center" style:writing-mode="lr-tb"/>
      <style:text-properties fo:font-size="9pt" fo:language="nl" fo:country="NL" style:font-weight-complex="normal"/>
    </style:style>
    <style:style style:name="P27" style:family="paragraph">
      <loext:graphic-properties draw:fill="solid" draw:fill-color="#9966cc"/>
      <style:paragraph-properties fo:text-align="center"/>
      <style:text-properties fo:font-size="9pt" fo:language="nl" fo:country="NL" style:font-weight-complex="normal"/>
    </style:style>
    <style:style style:name="P28" style:family="paragraph">
      <loext:graphic-properties draw:fill="solid" draw:fill-color="#5c8526"/>
      <style:paragraph-properties fo:text-align="center" style:writing-mode="lr-tb"/>
      <style:text-properties fo:font-size="9pt" fo:language="nl" fo:country="NL" style:font-weight-complex="normal"/>
    </style:style>
    <style:style style:name="P29" style:family="paragraph">
      <style:paragraph-properties fo:text-align="center" style:writing-mode="lr-tb"/>
      <style:text-properties fo:color="#000000" loext:opacity="100%" fo:font-size="24pt" fo:language="nl" fo:country="NL" style:font-size-asian="24pt" style:font-size-complex="24pt" style:font-weight-complex="normal"/>
    </style:style>
    <style:style style:name="P30" style:family="paragraph">
      <loext:graphic-properties draw:fill="solid" draw:fill-color="#99284c" draw:fill-image-width="0cm" draw:fill-image-height="0cm"/>
      <style:paragraph-properties fo:text-align="center" style:writing-mode="lr-tb"/>
      <style:text-properties fo:color="#000000" loext:opacity="100%" fo:font-size="24pt" fo:language="nl" fo:country="NL" style:font-size-asian="24pt" style:font-size-complex="24pt" style:font-weight-complex="normal"/>
    </style:style>
    <style:style style:name="P31" style:family="paragraph">
      <loext:graphic-properties draw:fill="none" draw:fill-color="#99284c" draw:fill-image-width="0cm" draw:fill-image-height="0cm"/>
      <style:paragraph-properties fo:text-align="center"/>
      <style:text-properties fo:color="#000000" loext:opacity="100%" fo:font-size="24pt" fo:language="nl" fo:country="NL" style:font-size-asian="24pt" style:font-size-complex="24pt" style:font-weight-complex="normal"/>
    </style:style>
    <style:style style:name="P32" style:family="paragraph">
      <loext:graphic-properties draw:fill="none" draw:fill-color="#cccccc"/>
      <style:paragraph-properties fo:text-align="center"/>
      <style:text-properties fo:language="nl" fo:country="NL"/>
    </style:style>
    <style:style style:name="P33" style:family="paragraph">
      <loext:graphic-properties draw:fill="none" draw:fill-color="#ffffff"/>
      <style:paragraph-properties fo:text-align="center" style:writing-mode="lr-tb"/>
      <style:text-properties fo:font-size="9pt"/>
    </style:style>
    <style:style style:name="P34" style:family="paragraph">
      <loext:graphic-properties draw:fill="none" draw:fill-color="#ffffff"/>
    </style:style>
    <style:style style:name="P35" style:family="paragraph">
      <loext:graphic-properties draw:fill="solid" draw:fill-color="#ffffff"/>
      <style:paragraph-properties fo:text-align="center"/>
      <style:text-properties fo:font-size="6pt" style:font-size-asian="6pt" style:font-size-complex="6pt"/>
    </style:style>
    <style:style style:name="P36" style:family="paragraph">
      <style:paragraph-properties fo:text-align="center" style:writing-mode="lr-tb"/>
      <style:text-properties fo:font-size="7pt" style:font-size-asian="7pt" style:font-size-complex="7pt"/>
    </style:style>
    <style:style style:name="P37" style:family="paragraph">
      <loext:graphic-properties draw:fill="solid" draw:fill-color="#ffffff"/>
      <style:paragraph-properties fo:text-align="center" style:writing-mode="lr-tb"/>
      <style:text-properties fo:font-size="7pt" style:font-size-asian="7pt" style:font-size-complex="7pt"/>
    </style:style>
    <style:style style:name="P38" style:family="paragraph">
      <style:paragraph-properties fo:text-align="center" style:writing-mode="lr-tb"/>
    </style:style>
    <style:style style:name="P39" style:family="paragraph">
      <loext:graphic-properties draw:fill="solid" draw:fill-color="#ffffff"/>
      <style:paragraph-properties fo:text-align="center" style:writing-mode="lr-tb"/>
    </style:style>
    <style:style style:name="P40" style:family="paragraph">
      <loext:graphic-properties draw:fill-color="#ffff66"/>
      <style:paragraph-properties fo:text-align="center"/>
      <style:text-properties fo:font-size="9pt"/>
    </style:style>
    <style:style style:name="P41" style:family="paragraph">
      <loext:graphic-properties draw:fill="none"/>
      <style:paragraph-properties fo:text-align="center"/>
      <style:text-properties fo:font-size="9pt" style:font-size-asian="18pt" style:font-size-complex="18pt" style:font-weight-complex="normal"/>
    </style:style>
    <style:style style:name="P42" style:family="paragraph">
      <style:paragraph-properties fo:text-align="center" style:writing-mode="lr-tb"/>
      <style:text-properties fo:font-size="7pt" style:font-size-asian="18pt" style:font-size-complex="18pt"/>
    </style:style>
    <style:style style:name="P43" style:family="paragraph">
      <loext:graphic-properties draw:fill="solid" draw:fill-color="#ffffff"/>
      <style:paragraph-properties fo:text-align="center" style:writing-mode="lr-tb"/>
      <style:text-properties fo:font-size="7pt" style:font-size-asian="18pt" style:font-size-complex="18pt"/>
    </style:style>
    <style:style style:name="P44" style:family="paragraph">
      <loext:graphic-properties draw:fill="solid" draw:fill-color="#ffffff"/>
      <style:paragraph-properties fo:text-align="center" style:writing-mode="lr-tb"/>
      <style:text-properties fo:color="#000000" loext:opacity="100%" fo:font-size="8pt" style:font-size-asian="8pt" style:font-size-complex="8pt"/>
    </style:style>
    <style:style style:name="P45" style:family="paragraph">
      <loext:graphic-properties draw:opacity="50%"/>
      <style:paragraph-properties fo:text-align="center"/>
      <style:text-properties fo:font-size="9pt"/>
    </style:style>
    <style:style style:name="P46" style:family="paragraph">
      <loext:graphic-properties draw:fill-color="#c0c0c0"/>
      <style:paragraph-properties fo:text-align="center"/>
      <style:text-properties fo:font-size="9pt"/>
    </style:style>
    <style:style style:name="P47" style:family="paragraph">
      <loext:graphic-properties draw:fill-color="#ff3333" draw:opacity="50%"/>
      <style:paragraph-properties fo:text-align="center"/>
      <style:text-properties fo:font-size="9pt"/>
    </style:style>
    <style:style style:name="P48" style:family="paragraph">
      <loext:graphic-properties draw:fill-color="#ffff99"/>
      <style:paragraph-properties fo:text-align="center"/>
      <style:text-properties fo:font-size="9pt"/>
    </style:style>
    <style:style style:name="P49" style:family="paragraph">
      <style:paragraph-properties fo:line-height="100%" fo:text-align="center" style:writing-mode="lr-tb">
        <style:tab-stops/>
      </style:paragraph-properties>
      <style:text-properties fo:font-size="6pt" style:font-size-asian="18pt" style:font-size-complex="18pt"/>
    </style:style>
    <style:style style:name="P50" style:family="paragraph">
      <loext:graphic-properties draw:fill="solid" draw:fill-color="#ffffff"/>
      <style:paragraph-properties fo:line-height="100%" fo:text-align="center" style:writing-mode="lr-tb">
        <style:tab-stops/>
      </style:paragraph-properties>
      <style:text-properties fo:font-size="6pt" style:font-size-asian="18pt" style:font-size-complex="18pt"/>
    </style:style>
    <style:style style:name="P51" style:family="paragraph">
      <loext:graphic-properties draw:fill="solid" draw:fill-color="#ffffff"/>
      <style:paragraph-properties fo:text-align="center"/>
      <style:text-properties fo:font-size="8pt" style:font-size-asian="8pt" style:font-size-complex="8pt"/>
    </style:style>
    <style:style style:name="P52" style:family="paragraph">
      <loext:graphic-properties draw:fill="none"/>
      <style:paragraph-properties fo:text-align="center"/>
      <style:text-properties style:text-underline-style="solid" style:text-underline-width="auto" style:text-underline-color="font-color"/>
    </style:style>
    <style:style style:name="P53" style:family="paragraph">
      <loext:graphic-properties draw:fill="none" draw:fill-color="#ffffff" draw:opacity="100%" draw:fill-image-width="0cm" draw:fill-image-height="0cm"/>
      <style:paragraph-properties style:writing-mode="lr-tb"/>
      <style:text-properties fo:font-size="17.8999996185303pt" fo:language="nl" fo:country="NL" style:font-size-asian="18pt" style:font-size-complex="18pt" style:font-weight-complex="normal"/>
    </style:style>
    <style:style style:name="P54" style:family="paragraph">
      <style:paragraph-properties fo:text-align="start" style:writing-mode="lr-tb"/>
      <style:text-properties fo:color="#000000" loext:opacity="100%" fo:font-size="8pt" style:font-size-asian="8pt" style:font-size-complex="8pt"/>
    </style:style>
    <style:style style:name="P55" style:family="paragraph">
      <loext:graphic-properties draw:fill="solid" draw:fill-color="#ffffff" draw:opacity="50%"/>
      <style:paragraph-properties fo:text-align="start" style:writing-mode="lr-tb"/>
      <style:text-properties fo:color="#000000" loext:opacity="100%" fo:font-size="8pt" style:font-size-asian="8pt" style:font-size-complex="8pt"/>
    </style:style>
    <style:style style:name="P56" style:family="paragraph">
      <style:paragraph-properties fo:text-align="end" style:writing-mode="lr-tb"/>
      <style:text-properties fo:color="#000000" loext:opacity="100%" fo:font-size="8pt" style:font-size-asian="8pt" style:font-size-complex="8pt"/>
    </style:style>
    <style:style style:name="P57" style:family="paragraph">
      <loext:graphic-properties draw:fill="solid" draw:fill-color="#ffffff" draw:opacity="50%"/>
      <style:paragraph-properties fo:text-align="end" style:writing-mode="lr-tb"/>
      <style:text-properties fo:color="#000000" loext:opacity="100%" fo:font-size="8pt" style:font-size-asian="8pt" style:font-size-complex="8pt"/>
    </style:style>
    <style:style style:name="P58" style:family="paragraph">
      <style:text-properties style:font-size-asian="12pt" style:font-size-complex="12pt"/>
    </style:style>
    <style:style style:name="P59" style:family="paragraph">
      <style:text-properties fo:font-size="12pt" style:font-size-asian="12pt" style:font-size-complex="12pt"/>
    </style:style>
    <style:style style:name="P60" style:family="paragraph">
      <loext:graphic-properties draw:fill="none" draw:fill-color="#ffffff" draw:opacity="100%" draw:fill-image-width="0cm" draw:fill-image-height="0cm"/>
      <style:paragraph-properties style:writing-mode="lr-tb"/>
      <style:text-properties fo:font-size="18pt" fo:language="nl" fo:country="NL" style:font-size-asian="18pt" style:font-size-complex="18pt" style:font-weight-complex="normal"/>
    </style:style>
    <style:style style:name="T1" style:family="text">
      <style:text-properties style:text-outline="true" fo:font-size="18pt" fo:language="nl" fo:country="NL" style:font-size-asian="18pt" style:font-size-complex="18pt" style:font-weight-complex="normal"/>
    </style:style>
    <style:style style:name="T2" style:family="text">
      <style:text-properties style:font-name="Liberation Sans1" fo:font-size="12pt" style:font-size-asian="12pt" style:font-size-complex="12pt" style:font-weight-complex="normal"/>
    </style:style>
    <style:style style:name="T3" style:family="text">
      <style:text-properties fo:font-size="12pt" style:font-size-asian="12pt" style:font-size-complex="12pt"/>
    </style:style>
    <style:style style:name="T4" style:family="text">
      <style:text-properties fo:color="#000000" loext:opacity="100%" fo:font-size="8pt" style:font-size-asian="8pt" style:font-size-complex="8pt"/>
    </style:style>
    <style:style style:name="T5" style:family="text">
      <style:text-properties fo:color="#ffffff" loext:opacity="100%" fo:font-size="12pt" style:font-size-asian="12pt" style:font-size-complex="12pt"/>
    </style:style>
    <style:style style:name="T6" style:family="text">
      <style:text-properties fo:color="#000000" loext:opacity="100%" fo:font-size="6pt" style:font-size-asian="6pt" style:font-size-complex="6pt"/>
    </style:style>
    <style:style style:name="T7" style:family="text">
      <style:text-properties fo:font-size="9pt" style:font-size-asian="18pt" style:font-size-complex="18pt" style:font-weight-complex="normal"/>
    </style:style>
    <style:style style:name="T8" style:family="text">
      <style:text-properties fo:font-size="8pt" fo:font-weight="bold" style:font-size-asian="7pt" style:font-weight-asian="bold" style:font-size-complex="7pt" style:font-weight-complex="bold"/>
    </style:style>
    <style:style style:name="T9" style:family="text">
      <style:text-properties fo:font-size="8pt" style:font-size-asian="7pt" style:font-size-complex="7pt"/>
    </style:style>
    <style:style style:name="T10" style:family="text">
      <style:text-properties style:use-window-font-color="true" loext:opacity="0%" style:font-name="Liberation Sans" fo:font-size="7pt" style:letter-kerning="true" style:font-name-asian="Droid Sans Fallback" style:font-size-asian="7pt" style:font-name-complex="Noto Sans Devanagari" style:font-size-complex="7pt"/>
    </style:style>
    <style:style style:name="T11" style:family="text">
      <style:text-properties fo:font-size="24pt" fo:language="nl" fo:country="NL" style:font-weight-complex="normal"/>
    </style:style>
    <style:style style:name="T12" style:family="text">
      <style:text-properties fo:color="#000000" loext:opacity="100%" fo:font-size="24pt" fo:language="nl" fo:country="NL" style:font-size-asian="24pt" style:font-size-complex="24pt" style:font-weight-complex="normal"/>
    </style:style>
    <style:style style:name="T13" style:family="text">
      <style:text-properties fo:font-size="9pt"/>
    </style:style>
    <style:style style:name="T14" style:family="text">
      <style:text-properties fo:font-size="7pt" style:font-size-asian="7pt" style:font-size-complex="7pt"/>
    </style:style>
    <style:style style:name="T15" style:family="text">
      <style:text-properties fo:font-size="6pt" style:font-size-asian="6pt" style:font-size-complex="6pt"/>
    </style:style>
    <style:style style:name="T16" style:family="text">
      <style:text-properties fo:font-size="7pt" style:font-size-asian="18pt" style:font-size-complex="18pt"/>
    </style:style>
    <style:style style:name="T17" style:family="text">
      <style:text-properties fo:font-size="6pt" style:font-size-asian="18pt" style:font-size-complex="18pt"/>
    </style:style>
    <style:style style:name="T18" style:family="text">
      <style:text-properties fo:font-size="18pt" fo:language="nl" fo:country="NL" style:font-size-asian="18pt" style:font-size-complex="18pt"/>
    </style:style>
    <style:style style:name="T19" style:family="text">
      <style:text-properties fo:font-size="7pt" fo:font-weight="bold" style:font-size-asian="7pt" style:font-weight-asian="bold" style:font-size-complex="7pt" style:font-weight-complex="bold"/>
    </style:style>
    <style:style style:name="T20" style:family="text">
      <style:text-properties fo:font-size="14pt" fo:language="nl" fo:country="NL" style:font-size-asian="14pt" style:font-size-complex="14pt"/>
    </style:style>
    <style:style style:name="T21" style:family="text">
      <style:text-properties style:text-position="-33% 58%" fo:font-size="14pt" fo:language="nl" fo:country="NL"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8cm" svg:height="3.806cm" svg:x="5.5cm" svg:y="25.5cm">
          <draw:text-box>
            <text:p><text:span text:style-name="T1"><text:file-name text:display="name">julianapark-k31-verwarming</text:file-name></text:span><text:span text:style-name="T1"><text:s text:c="2"/></text:span><text:span text:style-name="T1"><text:date style:data-style-name="D4" text:date-value="2022-01-12">12-01-2022</text:date></text:span></text:p>
            <text:p><text:span text:style-name="T1">Arend Freije</text:span></text:p>
            <text:p><text:span text:style-name="T1">afreije@inn.nl</text:span></text:p>
            <text:p><text:span text:style-name="T1">06-14143214</text:span></text:p>
          </draw:text-box>
        </draw:frame>
        <draw:frame draw:style-name="gr2" draw:text-style-name="P2" draw:layer="layout" svg:width="6.2cm" svg:height="19.211cm" svg:x="24.1cm" svg:y="4.501cm">
          <draw:text-box>
            <text:p><text:span text:style-name="T2">Via zonnecollectoren wordt warmte gewonnen en opgeslagen. Als de zonnecollectoren te weinig warmte leveren, kan de warmtepomp bijverwarmen.</text:span></text:p>
            <text:p><text:span text:style-name="T2"/></text:p>
            <text:p><text:span text:style-name="T2">Buffer1 is een ongeïsoleerde betonvloer, staat in direct contact met de bodem en kan daardoor warmte uitwisselen met de bodem. In de zomer kan buffer1 daardoor extra koelte leveren (passieve koeling), en in de winter extra warmte.</text:span></text:p>
            <text:p><text:span text:style-name="T2"/></text:p>
            <text:p><text:span text:style-name="T3">Buffer2 is een geisoleerde tank die dient als opslag voor het overschot aan warmte dat door de zonnecollectoren wordt geleverd. Wanneer de warmptepomp energie nodig heeft, kan afgekoeld water worden aangelengd met warm water uit buffer2.</text:span></text:p>
            <text:p><text:span text:style-name="T3"/></text:p>
            <text:p><text:span text:style-name="T2">Buffer3 is een betonvloer met vloerverwarming, staat in direct contact met de woning en hoeft daarom niet erg warm te zijn om de woning op temperatuur te houden.</text:span></text:p>
          </draw:text-box>
        </draw:frame>
        <draw:frame draw:style-name="gr3" draw:text-style-name="P3" draw:layer="layout" svg:width="7.4cm" svg:height="20.159cm" svg:x="30.5cm" svg:y="4.501cm">
          <draw:text-box>
            <text:p><text:span text:style-name="T2">Pomp A: brengt water van buffer1 via buffer2 naar de warmtepomp, die het afkoelt om warmte over te brengen naar de boiler. Buffer1 wordt begrensd op 4°C minimaal.</text:span></text:p>
            <text:p><text:span text:style-name="T2">Het water uit buffer2 wordt teruggemengd met retourwater tot maximaal 20°C. Als het retourwater van de warmtepomp kouder is dan 10°C, dan wordt het eerst retourwater door buffer1 geleid.</text:span></text:p>
            <text:p><text:span text:style-name="T2"/></text:p>
            <text:p><text:span text:style-name="T2">Pomp B: brengt water vanaf de warmtepomp naar boven in de boiler, retour komt onder uit de boiler.</text:span></text:p>
            <text:p><text:span text:style-name="T2"/></text:p>
            <text:p><text:span text:style-name="T2">Pomp 1: brengt water van de boiler naar de zonnecollectoren. Retour wordt naar de onderste spiraal in de boiler gebracht. De boiler wordt begrensd op 80°C maximaal.</text:span></text:p>
            <text:p><text:span text:style-name="T2"/></text:p>
            <text:p><text:span text:style-name="T2">Pomp 2: brengt water van buffer2 naar de boiler, om op te warmen met warmte uit de zonnecollectoren. Buffer2 wordt begrensd op 20°C maximaal.</text:span></text:p>
            <text:p><text:span text:style-name="T2"/></text:p>
            <text:p><text:span text:style-name="T2">Pomp 3: brengt water naar buffer3 <text:s/>Er zijn afhankelijk van het seizoen twee mogelijke bronnen:</text:span></text:p>
            <text:list text:style-name="L1">
              <text:list-item>
                <text:p><text:span text:style-name="T2">Zomer: gebruik passief gekoeld water uit buffer1</text:span></text:p>
              </text:list-item>
              <text:list-item>
                <text:p><text:span text:style-name="T2">Herfst/Winter/Lente: gebruik verwarmde boiler,</text:span></text:p>
              </text:list-item>
            </text:list>
            <text:p><text:span text:style-name="T3"/></text:p>
            <text:p><text:span text:style-name="T3"/></text:p>
          </draw:text-box>
        </draw:frame>
        <draw:g>
          <draw:line draw:style-name="gr4" draw:text-style-name="P4" draw:layer="layout" svg:x1="8.5cm" svg:y1="14.2cm" svg:x2="6.9cm" svg:y2="14.2cm">
            <text:p/>
          </draw:line>
          <draw:line draw:style-name="gr5" draw:text-style-name="P4" draw:layer="layout" svg:x1="12.8cm" svg:y1="14.3cm" svg:x2="14.5cm" svg:y2="14.3cm">
            <text:p/>
          </draw:line>
          <draw:line draw:style-name="gr5" draw:text-style-name="P4" draw:layer="layout" svg:x1="19.8cm" svg:y1="11.5cm" svg:x2="19.8cm" svg:y2="14.9cm">
            <text:p/>
          </draw:line>
          <draw:line draw:style-name="gr5" draw:text-style-name="P4" draw:layer="layout" svg:x1="10.5cm" svg:y1="16.5cm" svg:x2="23cm" svg:y2="16.5cm">
            <text:p/>
          </draw:line>
          <draw:line draw:style-name="gr4" draw:text-style-name="P4" draw:layer="layout" svg:x1="18.5cm" svg:y1="12.8cm" svg:x2="18.5cm" svg:y2="15.2cm">
            <text:p/>
          </draw:line>
          <draw:line draw:style-name="gr4" draw:text-style-name="P4" draw:layer="layout" svg:x1="18.5cm" svg:y1="15.2cm" svg:x2="16.9cm" svg:y2="15.2cm">
            <text:p/>
          </draw:line>
          <draw:line draw:style-name="gr6" draw:text-style-name="P4" draw:layer="layout" svg:x1="16.5cm" svg:y1="15.2cm" svg:x2="18.5cm" svg:y2="15.2cm">
            <text:p/>
          </draw:line>
          <draw:line draw:style-name="gr5" draw:text-style-name="P4" draw:layer="layout" svg:x1="10.9cm" svg:y1="13.4cm" svg:x2="12.5cm" svg:y2="13.4cm">
            <text:p/>
          </draw:line>
          <draw:line draw:style-name="gr5" draw:text-style-name="P4" draw:layer="layout" svg:x1="12.5cm" svg:y1="14.6cm" svg:x2="12.5cm" svg:y2="13.4cm">
            <text:p/>
          </draw:line>
          <draw:line draw:style-name="gr5" draw:text-style-name="P4" draw:layer="layout" svg:x1="10.5cm" svg:y1="15.6cm" svg:x2="10.5cm" svg:y2="16.4cm">
            <text:p/>
          </draw:line>
          <draw:line draw:style-name="gr5" draw:text-style-name="P4" draw:layer="layout" svg:x1="8.5cm" svg:y1="15.2cm" svg:x2="8.5cm" svg:y2="13.4cm">
            <text:p/>
          </draw:line>
          <draw:line draw:style-name="gr5" draw:text-style-name="P4" draw:layer="layout" svg:x1="12.5cm" svg:y1="15.2cm" svg:x2="10.9cm" svg:y2="15.2cm">
            <text:p/>
          </draw:line>
          <draw:line draw:style-name="gr5" draw:text-style-name="P4" draw:layer="layout" svg:x1="10.1cm" svg:y1="15.2cm" svg:x2="8.5cm" svg:y2="15.2cm">
            <text:p/>
          </draw:line>
          <draw:line draw:style-name="gr5" draw:text-style-name="P4" draw:layer="layout" svg:x1="10.5cm" svg:y1="16.5cm" svg:x2="10.5cm" svg:y2="17.6cm">
            <text:p/>
          </draw:line>
          <draw:line draw:style-name="gr7" draw:text-style-name="P4" draw:layer="layout" svg:x1="23.1cm" svg:y1="16.5cm" svg:x2="10.5cm" svg:y2="16.5cm">
            <text:p/>
          </draw:line>
          <draw:line draw:style-name="gr5" draw:text-style-name="P4" draw:layer="layout" svg:x1="12.5cm" svg:y1="15.6cm" svg:x2="12.5cm" svg:y2="16.9cm">
            <text:p/>
          </draw:line>
          <draw:line draw:style-name="gr4" draw:text-style-name="P4" draw:layer="layout" svg:x1="18.5cm" svg:y1="12.8cm" svg:x2="6.9cm" svg:y2="12.8cm">
            <text:p/>
          </draw:line>
          <draw:line draw:style-name="gr6" draw:text-style-name="P4" draw:layer="layout" svg:x1="6.9cm" svg:y1="12.8cm" svg:x2="18.5cm" svg:y2="12.8cm">
            <text:p/>
          </draw:line>
          <draw:line draw:style-name="gr5" draw:text-style-name="P4" draw:layer="layout" svg:x1="13.4cm" svg:y1="17.3cm" svg:x2="13.4cm" svg:y2="15.2cm">
            <text:p/>
          </draw:line>
          <draw:line draw:style-name="gr5" draw:text-style-name="P4" draw:layer="layout" svg:x1="12.5cm" svg:y1="15.6cm" svg:x2="12.5cm" svg:y2="14.7cm">
            <text:p/>
          </draw:line>
          <draw:line draw:style-name="gr8" draw:text-style-name="P4" draw:layer="layout" svg:x1="12.5cm" svg:y1="15.6cm" svg:x2="12.5cm" svg:y2="14.4cm">
            <text:p/>
          </draw:line>
          <draw:line draw:style-name="gr5" draw:text-style-name="P4" draw:layer="layout" svg:x1="10.1cm" svg:y1="13.4cm" svg:x2="8.5cm" svg:y2="13.4cm">
            <text:p/>
          </draw:line>
          <draw:line draw:style-name="gr5" draw:text-style-name="P4" draw:layer="layout" svg:x1="16.1cm" svg:y1="15.2cm" svg:x2="14.5cm" svg:y2="15.2cm">
            <text:p/>
          </draw:line>
          <draw:line draw:style-name="gr7" draw:text-style-name="P4" draw:layer="layout" svg:x1="10.5cm" svg:y1="15.2cm" svg:x2="8.5cm" svg:y2="15.2cm">
            <text:p/>
          </draw:line>
          <draw:line draw:style-name="gr5" draw:text-style-name="P4" draw:layer="layout" svg:x1="14.5cm" svg:y1="13.4cm" svg:x2="14.5cm" svg:y2="15.2cm">
            <text:p/>
          </draw:line>
          <draw:line draw:style-name="gr8" draw:text-style-name="P4" draw:layer="layout" svg:x1="10.5cm" svg:y1="13.4cm" svg:x2="8.5cm" svg:y2="13.4cm">
            <text:p/>
          </draw:line>
          <draw:line draw:style-name="gr5" draw:text-style-name="P4" draw:layer="layout" svg:x1="16.1cm" svg:y1="13.4cm" svg:x2="14.5cm" svg:y2="13.4cm">
            <text:p/>
          </draw:line>
          <draw:line draw:style-name="gr5" draw:text-style-name="P4" draw:layer="layout" svg:x1="14.5cm" svg:y1="15.2cm" svg:x2="14.9cm" svg:y2="15.2cm">
            <text:p/>
          </draw:line>
          <draw:line draw:style-name="gr9" draw:text-style-name="P4" draw:layer="layout" svg:x1="19.8cm" svg:y1="11.5cm" svg:x2="13.4cm" svg:y2="11.5cm">
            <text:p/>
          </draw:line>
          <draw:line draw:style-name="gr5" draw:text-style-name="P4" draw:layer="layout" svg:x1="16.5cm" svg:y1="17.2cm" svg:x2="25.8cm" svg:y2="17.2cm">
            <text:p/>
          </draw:line>
          <draw:line draw:style-name="gr5" draw:text-style-name="P4" draw:layer="layout" svg:x1="23.5cm" svg:y1="14cm" svg:x2="23.5cm" svg:y2="17.2cm">
            <text:p/>
          </draw:line>
          <draw:line draw:style-name="gr5" draw:text-style-name="P4" draw:layer="layout" svg:x1="16.5cm" svg:y1="17.9cm" svg:x2="16.5cm" svg:y2="15.6cm">
            <text:p/>
          </draw:line>
          <draw:line draw:style-name="gr10" draw:text-style-name="P4" draw:layer="layout" svg:x1="23.5cm" svg:y1="17.2cm" svg:x2="16.5cm" svg:y2="17.2cm">
            <text:p/>
          </draw:line>
          <draw:line draw:style-name="gr5" draw:text-style-name="P4" draw:layer="layout" svg:x1="10.5cm" svg:y1="11cm" svg:x2="20.5cm" svg:y2="11cm">
            <text:p/>
          </draw:line>
          <draw:line draw:style-name="gr5" draw:text-style-name="P4" draw:layer="layout" svg:x1="20.9cm" svg:y1="14.9cm" svg:x2="19.8cm" svg:y2="14.9cm">
            <text:p/>
          </draw:line>
          <draw:line draw:style-name="gr9" draw:text-style-name="P4" draw:layer="layout" svg:x1="10cm" svg:y1="11.5cm" svg:x2="13.4cm" svg:y2="11.5cm">
            <text:p/>
          </draw:line>
          <draw:custom-shape draw:style-name="gr11" draw:text-style-name="P4" draw:layer="layout" svg:width="3.7cm" svg:height="8.9cm" svg:x="3.5cm" svg:y="11.9cm">
            <text:p/>
            <draw:enhanced-geometry svg:viewBox="0 0 21600 21600" draw:mirror-horizontal="false" draw:mirror-vertical="false" draw:type="rectangle" draw:enhanced-path="M 0 0 L 21600 0 21600 21600 0 21600 0 0 Z N"/>
          </draw:custom-shape>
          <draw:line draw:style-name="gr12" draw:text-style-name="P4" draw:layer="layout" svg:x1="20.5cm" svg:y1="14cm" svg:x2="21cm" svg:y2="14cm">
            <text:p/>
          </draw:line>
          <draw:line draw:style-name="gr9" draw:text-style-name="P4" draw:layer="layout" svg:x1="10cm" svg:y1="6.5cm" svg:x2="13.7cm" svg:y2="6.5cm">
            <text:p/>
          </draw:line>
          <draw:line draw:style-name="gr5" draw:text-style-name="P4" draw:layer="layout" svg:x1="12.2cm" svg:y1="5cm" svg:x2="7.6cm" svg:y2="5cm">
            <text:p/>
          </draw:line>
          <draw:line draw:style-name="gr13" draw:text-style-name="P4" draw:layer="layout" svg:x1="14.1cm" svg:y1="6.5cm" svg:x2="10cm" svg:y2="6.5cm">
            <text:p/>
          </draw:line>
          <draw:line draw:style-name="gr5" draw:text-style-name="P4" draw:layer="layout" svg:x1="12.2cm" svg:y1="5cm" svg:x2="12.2cm" svg:y2="10cm">
            <text:p/>
          </draw:line>
          <draw:line draw:style-name="gr5" draw:text-style-name="P4" draw:layer="layout" svg:x1="10.5cm" svg:y1="11cm" svg:x2="10.5cm" svg:y2="10.5cm">
            <text:p/>
          </draw:line>
          <draw:line draw:style-name="gr5" draw:text-style-name="P4" draw:layer="layout" svg:x1="13.7cm" svg:y1="10.5cm" svg:x2="10.5cm" svg:y2="10.5cm">
            <text:p/>
          </draw:line>
          <draw:line draw:style-name="gr14" draw:text-style-name="P4" draw:layer="layout" svg:x1="19.8cm" svg:y1="14.9cm" svg:x2="19.8cm" svg:y2="11.5cm">
            <text:p/>
          </draw:line>
          <draw:line draw:style-name="gr5" draw:text-style-name="P4" draw:layer="layout" svg:x1="23.5cm" svg:y1="14cm" svg:x2="22.6cm" svg:y2="14cm">
            <text:p/>
          </draw:line>
          <draw:line draw:style-name="gr10" draw:text-style-name="P4" draw:layer="layout" svg:x1="23.5cm" svg:y1="14cm" svg:x2="23.5cm" svg:y2="17.2cm">
            <text:p/>
          </draw:line>
          <draw:line draw:style-name="gr5" draw:text-style-name="P4" draw:layer="layout" svg:x1="23cm" svg:y1="16.5cm" svg:x2="23cm" svg:y2="14.9cm">
            <text:p/>
          </draw:line>
          <draw:line draw:style-name="gr15" draw:text-style-name="P4" draw:layer="layout" svg:x1="23cm" svg:y1="16.5cm" svg:x2="23cm" svg:y2="14.9cm">
            <text:p/>
          </draw:line>
          <draw:line draw:style-name="gr5" draw:text-style-name="P4" draw:layer="layout" svg:x1="13.7cm" svg:y1="10cm" svg:x2="12.2cm" svg:y2="10cm">
            <text:p/>
          </draw:line>
          <draw:line draw:style-name="gr5" draw:text-style-name="P4" draw:layer="layout" svg:x1="13.7cm" svg:y1="8.4cm" svg:x2="12.8cm" svg:y2="8.4cm">
            <text:p/>
          </draw:line>
          <draw:custom-shape draw:style-name="gr16" draw:text-style-name="P6" draw:layer="layout" svg:width="0.4cm" svg:height="0.4cm" svg:x="13.9cm" svg:y="9.2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4cm" svg:height="0.4cm" svg:x="13.9cm" svg:y="6.9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4" draw:layer="layout" svg:x1="10.5cm" svg:y1="10.5cm" svg:x2="14.1cm" svg:y2="10.5cm">
            <text:p/>
          </draw:line>
          <draw:line draw:style-name="gr9" draw:text-style-name="P4" draw:layer="layout" svg:x1="10cm" svg:y1="6.5cm" svg:x2="10cm" svg:y2="11.5cm">
            <text:p/>
          </draw:line>
          <draw:line draw:style-name="gr18" draw:text-style-name="P4" draw:layer="layout" svg:x1="12.2cm" svg:y1="10cm" svg:x2="12.2cm" svg:y2="5cm">
            <text:p/>
          </draw:line>
          <draw:g>
            <draw:custom-shape draw:style-name="gr19" draw:text-style-name="P7" draw:layer="layout" svg:width="1cm" svg:height="1cm" draw:transform="rotate (-3.14159265358979) translate (12.75cm 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11.928cm" svg:y="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11.848cm" svg:y="8.6cm">
              <text:p text:style-name="P9"><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12.8cm" svg:y1="4.6cm" svg:x2="12.8cm" svg:y2="8.4cm">
            <text:p/>
          </draw:line>
          <draw:line draw:style-name="gr22" draw:text-style-name="P4" draw:layer="layout" svg:x1="12.8cm" svg:y1="8.4cm" svg:x2="14.1cm" svg:y2="8.4cm">
            <text:p/>
          </draw:line>
          <draw:line draw:style-name="gr23" draw:text-style-name="P4" draw:layer="layout" svg:x1="14cm" svg:y1="10cm" svg:x2="12.2cm" svg:y2="10cm">
            <text:p/>
          </draw:line>
          <draw:g>
            <draw:custom-shape draw:style-name="gr24" draw:text-style-name="P7" draw:layer="layout" svg:width="0.6cm" svg:height="0.8cm" draw:transform="rotate (-3.14159265358979) translate (11.4cm 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0.6cm" svg:height="0.12cm" svg:x="10.8cm" svg:y="7.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1.1cm" svg:y1="7.1cm" svg:x2="11.1cm" svg:y2="7.5cm">
            <text:p/>
          </draw:line>
          <draw:line draw:style-name="gr13" draw:text-style-name="P4" draw:layer="layout" svg:x1="10cm" svg:y1="11.5cm" svg:x2="10cm" svg:y2="6.5cm">
            <text:p/>
          </draw:line>
          <draw:custom-shape draw:style-name="gr27" draw:text-style-name="P6" draw:layer="layout" svg:width="0.4cm" svg:height="0.384cm" svg:x="11.7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12.9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0.519cm 6.9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0.9cm 6.9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0.9cm 7.5cm)">
              <text:p/>
              <draw:enhanced-geometry svg:viewBox="0 0 21600 21600" draw:mirror-horizontal="true" draw:mirror-vertical="false" draw:type="rectangle" draw:enhanced-path="M 0 0 L 21600 0 21600 21600 0 21600 0 0 Z N"/>
            </draw:custom-shape>
            <draw:line draw:style-name="gr31" draw:text-style-name="P4" draw:layer="layout" svg:x1="10.5cm" svg:y1="7.123cm" svg:x2="10.5cm" svg:y2="6.902cm">
              <text:p/>
            </draw:line>
            <draw:custom-shape draw:style-name="gr30" draw:text-style-name="P4" draw:layer="layout" svg:width="0.8cm" svg:height="0.8cm" draw:transform="rotate (1.5707963267949) translate (10.1cm 7.5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0.3cm" svg:y="6.614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2.2cm" svg:y1="7.1cm" svg:x2="10.9cm" svg:y2="7.1cm">
            <text:p/>
          </draw:line>
          <draw:g>
            <draw:custom-shape draw:style-name="gr28" draw:text-style-name="P12" draw:layer="layout" svg:width="0.196cm" svg:height="0.195cm" svg:x="12.093cm" svg:y="7.4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196cm" svg:height="0.195cm" draw:transform="rotate (-3.14159265358979) translate (12.289cm 7.5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3" draw:text-style-name="P17" draw:layer="layout" svg:width="1.6cm" svg:height="5.5cm" svg:x="14cm" svg:y="5.2cm">
              <text:p text:style-name="P16"><text:span text:style-name="T7">Boiler</text:span></text:p>
              <draw:enhanced-geometry svg:viewBox="0 0 21600 21600" draw:mirror-horizontal="true" draw:mirror-vertical="false" draw:type="rectangle" draw:enhanced-path="M 0 0 L 21600 0 21600 21600 0 21600 0 0 Z N"/>
            </draw:custom-shape>
            <draw:g>
              <draw:line draw:style-name="gr34" draw:text-style-name="P18" draw:layer="layout" svg:x1="14.4cm" svg:y1="6.009cm" svg:x2="15.2cm" svg:y2="5.957cm">
                <text:p/>
              </draw:line>
              <draw:line draw:style-name="gr34" draw:text-style-name="P18" draw:layer="layout" svg:x1="14.4cm" svg:y1="5.905cm" svg:x2="15.2cm" svg:y2="5.957cm">
                <text:p/>
              </draw:line>
              <draw:line draw:style-name="gr34" draw:text-style-name="P18" draw:layer="layout" svg:x1="14.4cm" svg:y1="6.114cm" svg:x2="15.2cm" svg:y2="6.062cm">
                <text:p/>
              </draw:line>
              <draw:line draw:style-name="gr34" draw:text-style-name="P18" draw:layer="layout" svg:x1="14.4cm" svg:y1="6.009cm" svg:x2="15.2cm" svg:y2="6.061cm">
                <text:p/>
              </draw:line>
              <draw:line draw:style-name="gr34" draw:text-style-name="P18" draw:layer="layout" svg:x1="14.4cm" svg:y1="6.114cm" svg:x2="15.2cm" svg:y2="6.166cm">
                <text:p/>
              </draw:line>
              <draw:line draw:style-name="gr34" draw:text-style-name="P18" draw:layer="layout" svg:x1="14.4cm" svg:y1="5.904cm" svg:x2="15.2cm" svg:y2="5.852cm">
                <text:p/>
              </draw:line>
              <draw:line draw:style-name="gr34" draw:text-style-name="P18" draw:layer="layout" svg:x1="14.4cm" svg:y1="5.8cm" svg:x2="15.2cm" svg:y2="5.852cm">
                <text:p/>
              </draw:line>
              <draw:line draw:style-name="gr34" draw:text-style-name="P18" draw:layer="layout" svg:x1="14.4cm" svg:y1="6.218cm" svg:x2="15.2cm" svg:y2="6.166cm">
                <text:p/>
              </draw:line>
              <draw:line draw:style-name="gr34" draw:text-style-name="P18" draw:layer="layout" svg:x1="14.4cm" svg:y1="6.428cm" svg:x2="15.2cm" svg:y2="6.376cm">
                <text:p/>
              </draw:line>
              <draw:line draw:style-name="gr34" draw:text-style-name="P18" draw:layer="layout" svg:x1="14.4cm" svg:y1="6.323cm" svg:x2="15.2cm" svg:y2="6.375cm">
                <text:p/>
              </draw:line>
              <draw:line draw:style-name="gr34" draw:text-style-name="P18" draw:layer="layout" svg:x1="14.4cm" svg:y1="6.532cm" svg:x2="15.2cm" svg:y2="6.48cm">
                <text:p/>
              </draw:line>
              <draw:line draw:style-name="gr34" draw:text-style-name="P18" draw:layer="layout" svg:x1="14.4cm" svg:y1="6.428cm" svg:x2="15.2cm" svg:y2="6.48cm">
                <text:p/>
              </draw:line>
              <draw:line draw:style-name="gr34" draw:text-style-name="P18" draw:layer="layout" svg:x1="14.4cm" svg:y1="6.533cm" svg:x2="15.2cm" svg:y2="6.585cm">
                <text:p/>
              </draw:line>
              <draw:line draw:style-name="gr34" draw:text-style-name="P18" draw:layer="layout" svg:x1="14.4cm" svg:y1="6.323cm" svg:x2="15.2cm" svg:y2="6.271cm">
                <text:p/>
              </draw:line>
              <draw:line draw:style-name="gr34" draw:text-style-name="P18" draw:layer="layout" svg:x1="14.4cm" svg:y1="6.219cm" svg:x2="15.2cm" svg:y2="6.271cm">
                <text:p/>
              </draw:line>
              <draw:line draw:style-name="gr34" draw:text-style-name="P18" draw:layer="layout" svg:x1="14.4cm" svg:y1="6.637cm" svg:x2="15.2cm" svg:y2="6.585cm">
                <text:p/>
              </draw:line>
              <draw:line draw:style-name="gr34" draw:text-style-name="P18" draw:layer="layout" svg:x1="14.4cm" svg:y1="6.846cm" svg:x2="15.2cm" svg:y2="6.794cm">
                <text:p/>
              </draw:line>
              <draw:line draw:style-name="gr34" draw:text-style-name="P18" draw:layer="layout" svg:x1="14.4cm" svg:y1="6.742cm" svg:x2="15.2cm" svg:y2="6.794cm">
                <text:p/>
              </draw:line>
              <draw:line draw:style-name="gr34" draw:text-style-name="P18" draw:layer="layout" svg:x1="14.4cm" svg:y1="6.951cm" svg:x2="15.2cm" svg:y2="6.899cm">
                <text:p/>
              </draw:line>
              <draw:line draw:style-name="gr34" draw:text-style-name="P18" draw:layer="layout" svg:x1="14.4cm" svg:y1="6.847cm" svg:x2="15.2cm" svg:y2="6.899cm">
                <text:p/>
              </draw:line>
              <draw:line draw:style-name="gr34" draw:text-style-name="P18" draw:layer="layout" svg:x1="14.4cm" svg:y1="6.951cm" svg:x2="15.2cm" svg:y2="7.003cm">
                <text:p/>
              </draw:line>
              <draw:line draw:style-name="gr34" draw:text-style-name="P18" draw:layer="layout" svg:x1="14.4cm" svg:y1="6.742cm" svg:x2="15.2cm" svg:y2="6.69cm">
                <text:p/>
              </draw:line>
              <draw:line draw:style-name="gr34" draw:text-style-name="P18" draw:layer="layout" svg:x1="14.4cm" svg:y1="6.637cm" svg:x2="15.2cm" svg:y2="6.689cm">
                <text:p/>
              </draw:line>
              <draw:line draw:style-name="gr34" draw:text-style-name="P18" draw:layer="layout" svg:x1="14.4cm" svg:y1="7.055cm" svg:x2="15.2cm" svg:y2="7.003cm">
                <text:p/>
              </draw:line>
              <draw:line draw:style-name="gr34" draw:text-style-name="P18" draw:layer="layout" svg:x1="14.4cm" svg:y1="7.265cm" svg:x2="15.2cm" svg:y2="7.213cm">
                <text:p/>
              </draw:line>
              <draw:line draw:style-name="gr34" draw:text-style-name="P18" draw:layer="layout" svg:x1="14.4cm" svg:y1="7.16cm" svg:x2="15.2cm" svg:y2="7.212cm">
                <text:p/>
              </draw:line>
              <draw:line draw:style-name="gr34" draw:text-style-name="P18" draw:layer="layout" svg:x1="14.4cm" svg:y1="7.369cm" svg:x2="15.2cm" svg:y2="7.317cm">
                <text:p/>
              </draw:line>
              <draw:line draw:style-name="gr34" draw:text-style-name="P18" draw:layer="layout" svg:x1="14.4cm" svg:y1="7.265cm" svg:x2="15.2cm" svg:y2="7.317cm">
                <text:p/>
              </draw:line>
              <draw:line draw:style-name="gr34" draw:text-style-name="P18" draw:layer="layout" svg:x1="14.4cm" svg:y1="7.37cm" svg:x2="15.2cm" svg:y2="7.422cm">
                <text:p/>
              </draw:line>
              <draw:line draw:style-name="gr34" draw:text-style-name="P18" draw:layer="layout" svg:x1="14.4cm" svg:y1="7.16cm" svg:x2="15.2cm" svg:y2="7.108cm">
                <text:p/>
              </draw:line>
              <draw:line draw:style-name="gr34" draw:text-style-name="P18" draw:layer="layout" svg:x1="14.4cm" svg:y1="7.056cm" svg:x2="15.2cm" svg:y2="7.108cm">
                <text:p/>
              </draw:line>
              <draw:line draw:style-name="gr34" draw:text-style-name="P18" draw:layer="layout" svg:x1="14.4cm" svg:y1="7.474cm" svg:x2="15.2cm" svg:y2="7.422cm">
                <text:p/>
              </draw:line>
              <draw:line draw:style-name="gr34" draw:text-style-name="P18" draw:layer="layout" svg:x1="14.4cm" svg:y1="7.683cm" svg:x2="15.2cm" svg:y2="7.631cm">
                <text:p/>
              </draw:line>
              <draw:line draw:style-name="gr34" draw:text-style-name="P18" draw:layer="layout" svg:x1="14.4cm" svg:y1="7.579cm" svg:x2="15.2cm" svg:y2="7.631cm">
                <text:p/>
              </draw:line>
              <draw:line draw:style-name="gr34" draw:text-style-name="P18" draw:layer="layout" svg:x1="14.4cm" svg:y1="7.788cm" svg:x2="15.2cm" svg:y2="7.736cm">
                <text:p/>
              </draw:line>
              <draw:line draw:style-name="gr34" draw:text-style-name="P18" draw:layer="layout" svg:x1="14.4cm" svg:y1="7.684cm" svg:x2="15.2cm" svg:y2="7.736cm">
                <text:p/>
              </draw:line>
              <draw:line draw:style-name="gr34" draw:text-style-name="P18" draw:layer="layout" svg:x1="14.4cm" svg:y1="7.788cm" svg:x2="15.2cm" svg:y2="7.84cm">
                <text:p/>
              </draw:line>
              <draw:line draw:style-name="gr34" draw:text-style-name="P18" draw:layer="layout" svg:x1="14.4cm" svg:y1="7.579cm" svg:x2="15.2cm" svg:y2="7.527cm">
                <text:p/>
              </draw:line>
              <draw:line draw:style-name="gr34" draw:text-style-name="P18" draw:layer="layout" svg:x1="14.4cm" svg:y1="7.474cm" svg:x2="15.2cm" svg:y2="7.526cm">
                <text:p/>
              </draw:line>
              <draw:line draw:style-name="gr34" draw:text-style-name="P18" draw:layer="layout" svg:x1="14.4cm" svg:y1="7.893cm" svg:x2="15.2cm" svg:y2="7.841cm">
                <text:p/>
              </draw:line>
              <draw:line draw:style-name="gr34" draw:text-style-name="P18" draw:layer="layout" svg:x1="14.4cm" svg:y1="8.102cm" svg:x2="15.2cm" svg:y2="8.05cm">
                <text:p/>
              </draw:line>
              <draw:line draw:style-name="gr34" draw:text-style-name="P18" draw:layer="layout" svg:x1="14.4cm" svg:y1="7.998cm" svg:x2="15.2cm" svg:y2="8.05cm">
                <text:p/>
              </draw:line>
              <draw:line draw:style-name="gr34" draw:text-style-name="P18" draw:layer="layout" svg:x1="14.4cm" svg:y1="8.207cm" svg:x2="15.2cm" svg:y2="8.155cm">
                <text:p/>
              </draw:line>
              <draw:line draw:style-name="gr34" draw:text-style-name="P18" draw:layer="layout" svg:x1="14.4cm" svg:y1="8.102cm" svg:x2="15.2cm" svg:y2="8.154cm">
                <text:p/>
              </draw:line>
              <draw:line draw:style-name="gr34" draw:text-style-name="P18" draw:layer="layout" svg:x1="14.4cm" svg:y1="8.207cm" svg:x2="15.2cm" svg:y2="8.259cm">
                <text:p/>
              </draw:line>
              <draw:line draw:style-name="gr34" draw:text-style-name="P18" draw:layer="layout" svg:x1="14.4cm" svg:y1="7.997cm" svg:x2="15.2cm" svg:y2="7.945cm">
                <text:p/>
              </draw:line>
              <draw:line draw:style-name="gr34" draw:text-style-name="P18" draw:layer="layout" svg:x1="14.4cm" svg:y1="7.893cm" svg:x2="15.2cm" svg:y2="7.945cm">
                <text:p/>
              </draw:line>
              <draw:line draw:style-name="gr34" draw:text-style-name="P18" draw:layer="layout" svg:x1="14.4cm" svg:y1="8.311cm" svg:x2="15.2cm" svg:y2="8.259cm">
                <text:p/>
              </draw:line>
              <draw:line draw:style-name="gr34" draw:text-style-name="P18" draw:layer="layout" svg:x1="14.4cm" svg:y1="8.521cm" svg:x2="15.2cm" svg:y2="8.469cm">
                <text:p/>
              </draw:line>
              <draw:line draw:style-name="gr34" draw:text-style-name="P18" draw:layer="layout" svg:x1="14.4cm" svg:y1="8.416cm" svg:x2="15.2cm" svg:y2="8.468cm">
                <text:p/>
              </draw:line>
              <draw:line draw:style-name="gr34" draw:text-style-name="P18" draw:layer="layout" svg:x1="14.4cm" svg:y1="8.625cm" svg:x2="15.2cm" svg:y2="8.573cm">
                <text:p/>
              </draw:line>
              <draw:line draw:style-name="gr34" draw:text-style-name="P18" draw:layer="layout" svg:x1="14.4cm" svg:y1="8.521cm" svg:x2="15.2cm" svg:y2="8.573cm">
                <text:p/>
              </draw:line>
              <draw:line draw:style-name="gr34" draw:text-style-name="P18" draw:layer="layout" svg:x1="14.4cm" svg:y1="8.626cm" svg:x2="15.2cm" svg:y2="8.678cm">
                <text:p/>
              </draw:line>
              <draw:line draw:style-name="gr34" draw:text-style-name="P18" draw:layer="layout" svg:x1="14.4cm" svg:y1="8.416cm" svg:x2="15.2cm" svg:y2="8.364cm">
                <text:p/>
              </draw:line>
              <draw:line draw:style-name="gr34" draw:text-style-name="P18" draw:layer="layout" svg:x1="14.4cm" svg:y1="8.312cm" svg:x2="15.2cm" svg:y2="8.364cm">
                <text:p/>
              </draw:line>
              <draw:line draw:style-name="gr34" draw:text-style-name="P18" draw:layer="layout" svg:x1="14.4cm" svg:y1="8.73cm" svg:x2="15.2cm" svg:y2="8.678cm">
                <text:p/>
              </draw:line>
              <draw:line draw:style-name="gr34" draw:text-style-name="P18" draw:layer="layout" svg:x1="14.4cm" svg:y1="8.939cm" svg:x2="15.2cm" svg:y2="8.887cm">
                <text:p/>
              </draw:line>
              <draw:line draw:style-name="gr34" draw:text-style-name="P18" draw:layer="layout" svg:x1="14.4cm" svg:y1="8.835cm" svg:x2="15.2cm" svg:y2="8.887cm">
                <text:p/>
              </draw:line>
              <draw:line draw:style-name="gr34" draw:text-style-name="P18" draw:layer="layout" svg:x1="14.4cm" svg:y1="9.044cm" svg:x2="15.2cm" svg:y2="8.992cm">
                <text:p/>
              </draw:line>
              <draw:line draw:style-name="gr34" draw:text-style-name="P18" draw:layer="layout" svg:x1="14.4cm" svg:y1="8.94cm" svg:x2="15.2cm" svg:y2="8.992cm">
                <text:p/>
              </draw:line>
              <draw:line draw:style-name="gr34" draw:text-style-name="P18" draw:layer="layout" svg:x1="14.4cm" svg:y1="9.044cm" svg:x2="15.2cm" svg:y2="9.096cm">
                <text:p/>
              </draw:line>
              <draw:line draw:style-name="gr34" draw:text-style-name="P18" draw:layer="layout" svg:x1="14.4cm" svg:y1="8.835cm" svg:x2="15.2cm" svg:y2="8.783cm">
                <text:p/>
              </draw:line>
              <draw:line draw:style-name="gr34" draw:text-style-name="P18" draw:layer="layout" svg:x1="14.4cm" svg:y1="8.73cm" svg:x2="15.2cm" svg:y2="8.782cm">
                <text:p/>
              </draw:line>
              <draw:line draw:style-name="gr34" draw:text-style-name="P18" draw:layer="layout" svg:x1="14.4cm" svg:y1="9.149cm" svg:x2="15.2cm" svg:y2="9.097cm">
                <text:p/>
              </draw:line>
              <draw:line draw:style-name="gr34" draw:text-style-name="P18" draw:layer="layout" svg:x1="14.4cm" svg:y1="9.358cm" svg:x2="15.2cm" svg:y2="9.306cm">
                <text:p/>
              </draw:line>
              <draw:line draw:style-name="gr34" draw:text-style-name="P18" draw:layer="layout" svg:x1="14.4cm" svg:y1="9.253cm" svg:x2="15.2cm" svg:y2="9.305cm">
                <text:p/>
              </draw:line>
              <draw:line draw:style-name="gr34" draw:text-style-name="P18" draw:layer="layout" svg:x1="14.4cm" svg:y1="9.462cm" svg:x2="15.2cm" svg:y2="9.41cm">
                <text:p/>
              </draw:line>
              <draw:line draw:style-name="gr34" draw:text-style-name="P18" draw:layer="layout" svg:x1="14.4cm" svg:y1="9.358cm" svg:x2="15.2cm" svg:y2="9.41cm">
                <text:p/>
              </draw:line>
              <draw:line draw:style-name="gr34" draw:text-style-name="P18" draw:layer="layout" svg:x1="14.4cm" svg:y1="9.463cm" svg:x2="15.2cm" svg:y2="9.515cm">
                <text:p/>
              </draw:line>
              <draw:line draw:style-name="gr34" draw:text-style-name="P18" draw:layer="layout" svg:x1="14.4cm" svg:y1="9.253cm" svg:x2="15.2cm" svg:y2="9.201cm">
                <text:p/>
              </draw:line>
              <draw:line draw:style-name="gr34" draw:text-style-name="P18" draw:layer="layout" svg:x1="14.4cm" svg:y1="9.149cm" svg:x2="15.2cm" svg:y2="9.201cm">
                <text:p/>
              </draw:line>
              <draw:line draw:style-name="gr34" draw:text-style-name="P18" draw:layer="layout" svg:x1="14.4cm" svg:y1="9.567cm" svg:x2="15.2cm" svg:y2="9.515cm">
                <text:p/>
              </draw:line>
              <draw:line draw:style-name="gr34" draw:text-style-name="P18" draw:layer="layout" svg:x1="14.4cm" svg:y1="9.776cm" svg:x2="15.2cm" svg:y2="9.724cm">
                <text:p/>
              </draw:line>
              <draw:line draw:style-name="gr34" draw:text-style-name="P18" draw:layer="layout" svg:x1="14.4cm" svg:y1="9.672cm" svg:x2="15.2cm" svg:y2="9.724cm">
                <text:p/>
              </draw:line>
              <draw:line draw:style-name="gr34" draw:text-style-name="P18" draw:layer="layout" svg:x1="14.4cm" svg:y1="9.881cm" svg:x2="15.2cm" svg:y2="9.829cm">
                <text:p/>
              </draw:line>
              <draw:line draw:style-name="gr34" draw:text-style-name="P18" draw:layer="layout" svg:x1="14.4cm" svg:y1="9.777cm" svg:x2="15.2cm" svg:y2="9.829cm">
                <text:p/>
              </draw:line>
              <draw:line draw:style-name="gr34" draw:text-style-name="P18" draw:layer="layout" svg:x1="14.4cm" svg:y1="9.881cm" svg:x2="15.2cm" svg:y2="9.933cm">
                <text:p/>
              </draw:line>
              <draw:line draw:style-name="gr34" draw:text-style-name="P18" draw:layer="layout" svg:x1="14.4cm" svg:y1="9.672cm" svg:x2="15.2cm" svg:y2="9.62cm">
                <text:p/>
              </draw:line>
              <draw:line draw:style-name="gr34" draw:text-style-name="P18" draw:layer="layout" svg:x1="14.4cm" svg:y1="9.567cm" svg:x2="15.2cm" svg:y2="9.619cm">
                <text:p/>
              </draw:line>
              <draw:line draw:style-name="gr34" draw:text-style-name="P18" draw:layer="layout" svg:x1="14.4cm" svg:y1="9.986cm" svg:x2="15.2cm" svg:y2="9.934cm">
                <text:p/>
              </draw:line>
              <draw:line draw:style-name="gr34" draw:text-style-name="P18" draw:layer="layout" svg:x1="14.4cm" svg:y1="10.195cm" svg:x2="15.2cm" svg:y2="10.143cm">
                <text:p/>
              </draw:line>
              <draw:line draw:style-name="gr34" draw:text-style-name="P18" draw:layer="layout" svg:x1="14.4cm" svg:y1="10.091cm" svg:x2="15.2cm" svg:y2="10.143cm">
                <text:p/>
              </draw:line>
              <draw:line draw:style-name="gr34" draw:text-style-name="P18" draw:layer="layout" svg:x1="14.4cm" svg:y1="10.3cm" svg:x2="15.2cm" svg:y2="10.248cm">
                <text:p/>
              </draw:line>
              <draw:line draw:style-name="gr34" draw:text-style-name="P18" draw:layer="layout" svg:x1="14.4cm" svg:y1="10.195cm" svg:x2="15.2cm" svg:y2="10.247cm">
                <text:p/>
              </draw:line>
              <draw:line draw:style-name="gr34" draw:text-style-name="P18" draw:layer="layout" svg:x1="14.4cm" svg:y1="10.09cm" svg:x2="15.2cm" svg:y2="10.038cm">
                <text:p/>
              </draw:line>
              <draw:line draw:style-name="gr34" draw:text-style-name="P18" draw:layer="layout" svg:x1="14.4cm" svg:y1="9.986cm" svg:x2="15.2cm" svg:y2="10.038cm">
                <text:p/>
              </draw:line>
            </draw:g>
            <draw:g>
              <draw:line draw:style-name="gr35" draw:text-style-name="P18" draw:layer="layout" svg:x1="14.796cm" svg:y1="8.2cm" svg:x2="14cm" svg:y2="8.2cm">
                <text:p/>
              </draw:line>
              <draw:line draw:style-name="gr36" draw:text-style-name="P18" draw:layer="layout" svg:x1="14.8cm" svg:y1="10cm" svg:x2="14.004cm" svg:y2="10cm">
                <text:p/>
              </draw:line>
              <draw:g>
                <draw:line draw:style-name="gr35" draw:text-style-name="P18" draw:layer="layout" svg:x1="15.393cm" svg:y1="8.7cm" svg:x2="14.2cm" svg:y2="8.6cm">
                  <text:p/>
                </draw:line>
                <draw:line draw:style-name="gr35" draw:text-style-name="P18" draw:layer="layout" svg:x1="15.393cm" svg:y1="8.5cm" svg:x2="14.2cm" svg:y2="8.6cm">
                  <text:p/>
                </draw:line>
                <draw:line draw:style-name="gr35" draw:text-style-name="P18" draw:layer="layout" svg:x1="15.393cm" svg:y1="8.3cm" svg:x2="14.803cm" svg:y2="8.2cm">
                  <text:p/>
                </draw:line>
                <draw:line draw:style-name="gr36" draw:text-style-name="P18" draw:layer="layout" svg:x1="15.397cm" svg:y1="9.9cm" svg:x2="14.801cm" svg:y2="10cm">
                  <text:p/>
                </draw:line>
                <draw:line draw:style-name="gr35" draw:text-style-name="P18" draw:layer="layout" svg:x1="15.393cm" svg:y1="8.9cm" svg:x2="14.2cm" svg:y2="8.8cm">
                  <text:p/>
                </draw:line>
                <draw:line draw:style-name="gr35" draw:text-style-name="P18" draw:layer="layout" svg:x1="15.393cm" svg:y1="8.7cm" svg:x2="14.2cm" svg:y2="8.8cm">
                  <text:p/>
                </draw:line>
                <draw:line draw:style-name="gr35" draw:text-style-name="P18" draw:layer="layout" svg:x1="15.393cm" svg:y1="9.1cm" svg:x2="14.2cm" svg:y2="9cm">
                  <text:p/>
                </draw:line>
                <draw:line draw:style-name="gr35" draw:text-style-name="P18" draw:layer="layout" svg:x1="15.393cm" svg:y1="8.9cm" svg:x2="14.2cm" svg:y2="9cm">
                  <text:p/>
                </draw:line>
                <draw:line draw:style-name="gr35" draw:text-style-name="P18" draw:layer="layout" svg:x1="15.393cm" svg:y1="8.5cm" svg:x2="14.2cm" svg:y2="8.4cm">
                  <text:p/>
                </draw:line>
                <draw:line draw:style-name="gr35" draw:text-style-name="P18" draw:layer="layout" svg:x1="15.393cm" svg:y1="8.3cm" svg:x2="14.2cm" svg:y2="8.4cm">
                  <text:p/>
                </draw:line>
                <draw:line draw:style-name="gr36" draw:text-style-name="P18" draw:layer="layout" svg:x1="15.4cm" svg:y1="9.5cm" svg:x2="14.207cm" svg:y2="9.4cm">
                  <text:p/>
                </draw:line>
                <draw:line draw:style-name="gr36" draw:text-style-name="P18" draw:layer="layout" svg:x1="15.4cm" svg:y1="9.3cm" svg:x2="14.207cm" svg:y2="9.4cm">
                  <text:p/>
                </draw:line>
                <draw:line draw:style-name="gr36" draw:text-style-name="P18" draw:layer="layout" svg:x1="15.4cm" svg:y1="9.7cm" svg:x2="14.207cm" svg:y2="9.6cm">
                  <text:p/>
                </draw:line>
                <draw:line draw:style-name="gr36" draw:text-style-name="P18" draw:layer="layout" svg:x1="15.4cm" svg:y1="9.5cm" svg:x2="14.207cm" svg:y2="9.6cm">
                  <text:p/>
                </draw:line>
                <draw:line draw:style-name="gr36" draw:text-style-name="P18" draw:layer="layout" svg:x1="15.4cm" svg:y1="9.9cm" svg:x2="14.207cm" svg:y2="9.8cm">
                  <text:p/>
                </draw:line>
                <draw:line draw:style-name="gr36" draw:text-style-name="P18" draw:layer="layout" svg:x1="15.4cm" svg:y1="9.7cm" svg:x2="14.207cm" svg:y2="9.8cm">
                  <text:p/>
                </draw:line>
                <draw:line draw:style-name="gr35" draw:text-style-name="P18" draw:layer="layout" svg:x1="15.4cm" svg:y1="9.3cm" svg:x2="14.207cm" svg:y2="9.2cm">
                  <text:p/>
                </draw:line>
                <draw:line draw:style-name="gr35" draw:text-style-name="P18" draw:layer="layout" svg:x1="15.4cm" svg:y1="9.1cm" svg:x2="14.207cm" svg:y2="9.2cm">
                  <text:p/>
                </draw:line>
              </draw:g>
            </draw:g>
            <draw:g>
              <draw:line draw:style-name="gr37" draw:text-style-name="P18" draw:layer="layout" svg:x1="14.4cm" svg:y1="6.1cm" svg:x2="14.792cm" svg:y2="6cm">
                <text:p/>
              </draw:line>
              <draw:line draw:style-name="gr38" draw:text-style-name="P18" draw:layer="layout" svg:x1="14.4cm" svg:y1="10.4cm" svg:x2="14.8cm" svg:y2="10.5cm">
                <text:p/>
              </draw:line>
              <draw:line draw:style-name="gr38" draw:text-style-name="P18" draw:layer="layout" svg:x1="15.5cm" svg:y1="10.5cm" svg:x2="14.8cm" svg:y2="10.5cm">
                <text:p/>
              </draw:line>
            </draw:g>
          </draw:g>
          <draw:g>
            <draw:custom-shape draw:style-name="gr28" draw:text-style-name="P12" draw:layer="layout" svg:width="0.4cm" svg:height="0.4cm" draw:transform="rotate (-1.5707963267949) translate (15.319cm 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7cm 3.8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7cm 4.4cm)">
              <text:p/>
              <draw:enhanced-geometry svg:viewBox="0 0 21600 21600" draw:mirror-horizontal="true" draw:mirror-vertical="false" draw:type="rectangle" draw:enhanced-path="M 0 0 L 21600 0 21600 21600 0 21600 0 0 Z N"/>
            </draw:custom-shape>
            <draw:line draw:style-name="gr31" draw:text-style-name="P4" draw:layer="layout" svg:x1="15.3cm" svg:y1="4.023cm" svg:x2="15.3cm" svg:y2="3.802cm">
              <text:p/>
            </draw:line>
            <draw:custom-shape draw:style-name="gr30" draw:text-style-name="P4" draw:layer="layout" svg:width="0.8cm" svg:height="0.8cm" draw:transform="rotate (1.5707963267949) translate (14.9cm 4.4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1cm" svg:y="3.514cm">
              <text:p text:style-name="P14"><text:span text:style-name="T6">A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8cm" svg:y1="4.7cm" svg:x2="14.4cm" svg:y2="4.686cm">
            <text:p/>
          </draw:line>
          <draw:line draw:style-name="gr26" draw:text-style-name="P4" draw:layer="layout" svg:x1="14.8cm" svg:y1="5.4cm" svg:x2="14.8cm" svg:y2="4cm">
            <text:p/>
          </draw:line>
          <draw:g>
            <draw:custom-shape draw:style-name="gr28" draw:text-style-name="P12" draw:layer="layout" svg:width="0.2cm" svg:height="0.2cm" draw:transform="rotate (-1.5707963267949) translate (13.4cm 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6cm 8.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13.4cm 10.4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6cm 10.4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standard" draw:layer="layout" svg:width="15.145cm" svg:height="3.154cm" svg:x="10.066cm" svg:y="20.73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4"/>
              <table:table-column table:style-name="co4"/>
              <table:table-row table:style-name="ro1" table:default-cell-style-name="ce1">
                <table:table-cell>
                  <text:p><text:span text:style-name="T8">M1</text:span></text:p>
                </table:table-cell>
                <table:table-cell>
                  <text:p text:style-name="P19"><text:span text:style-name="T8">M2</text:span></text:p>
                </table:table-cell>
                <table:table-cell>
                  <text:p text:style-name="P19"><text:span text:style-name="T8">M3</text:span></text:p>
                </table:table-cell>
                <table:table-cell>
                  <text:p text:style-name="P19"><text:span text:style-name="T8">M4</text:span></text:p>
                </table:table-cell>
                <table:table-cell>
                  <text:p text:style-name="P19"><text:span text:style-name="T8">Buffer1</text:span></text:p>
                </table:table-cell>
                <table:table-cell>
                  <text:p text:style-name="P19"><text:span text:style-name="T8">Buffer2</text:span></text:p>
                </table:table-cell>
                <table:table-cell>
                  <text:p text:style-name="P19"><text:span text:style-name="T8">Boiler</text:span></text:p>
                </table:table-cell>
                <table:table-cell>
                  <text:p text:style-name="P19"><text:span text:style-name="T8">Vloer</text:span></text:p>
                </table:table-cell>
              </table:table-row>
              <table:table-row table:style-name="ro1" table:default-cell-style-name="ce2">
                <table:table-cell>
                  <text:p text:style-name="P20"><text:span text:style-name="T9">A</text:span></text:p>
                </table:table-cell>
                <table:table-cell>
                  <text:p text:style-name="P21"><text:span text:style-name="T9">A</text:span></text:p>
                </table:table-cell>
                <table:table-cell>
                  <text:p text:style-name="P21"><text:span text:style-name="T9">A</text:span></text:p>
                </table:table-cell>
                <table:table-cell>
                  <text:p text:style-name="P21"><text:span text:style-name="T9">A</text:span></text:p>
                </table:table-cell>
                <table:table-cell>
                  <text:p text:style-name="P21"><text:span text:style-name="T9">Opwarmen uit vloer</text:span></text:p>
                </table:table-cell>
                <table:table-cell>
                  <text:p text:style-name="P21"><text:span text:style-name="T9">Vullen uit Boiler</text:span></text:p>
                </table:table-cell>
                <table:table-cell>
                  <text:p text:style-name="P21"><text:span text:style-name="T9">Vullen uit B2</text:span></text:p>
                </table:table-cell>
                <table:table-cell>
                  <text:p text:style-name="P21"><text:span text:style-name="T9">Koelen uit B1</text:span></text:p>
                </table:table-cell>
              </table:table-row>
              <table:table-row table:style-name="ro1" table:default-cell-style-name="ce2">
                <table:table-cell>
                  <text:p text:style-name="P20"><text:span text:style-name="T9">A</text:span></text:p>
                </table:table-cell>
                <table:table-cell>
                  <text:p text:style-name="P21"><text:span text:style-name="T9">A</text:span></text:p>
                </table:table-cell>
                <table:table-cell>
                  <text:p text:style-name="P21"><text:span text:style-name="T9">B</text:span></text:p>
                </table:table-cell>
                <table:table-cell>
                  <text:p text:style-name="P21"><text:span text:style-name="T9">B</text:span></text:p>
                </table:table-cell>
                <table:table-cell>
                  <text:p text:style-name="P21"><text:span text:style-name="T9">Vullen uit B2</text:span></text:p>
                </table:table-cell>
                <table:table-cell>
                  <text:p text:style-name="P21"><text:span text:style-name="T9">Vullen uit Boiler</text:span></text:p>
                </table:table-cell>
                <table:table-cell>
                  <text:p text:style-name="P21"><text:span text:style-name="T9">Vullen uit vloer</text:span></text:p>
                </table:table-cell>
                <table:table-cell>
                  <text:p text:style-name="P21"><text:span text:style-name="T9">Koelen uit B1</text:span></text:p>
                </table:table-cell>
              </table:table-row>
              <table:table-row table:style-name="ro1" table:default-cell-style-name="ce2">
                <table:table-cell>
                  <text:p text:style-name="P20"><text:span text:style-name="T9">B</text:span></text:p>
                </table:table-cell>
                <table:table-cell>
                  <text:p text:style-name="P21"><text:span text:style-name="T9">B</text:span></text:p>
                </table:table-cell>
                <table:table-cell>
                  <text:p text:style-name="P21"><text:span text:style-name="T9">A</text:span></text:p>
                </table:table-cell>
                <table:table-cell>
                  <text:p text:style-name="P21"><text:span text:style-name="T9">A</text:span></text:p>
                </table:table-cell>
                <table:table-cell>
                  <text:p text:style-name="P21"><text:span text:style-name="T9">Opwarmen uit vloer</text:span></text:p>
                </table:table-cell>
                <table:table-cell>
                  <text:p text:style-name="P21"><text:span text:style-name="T9">Vullen uit B1</text:span></text:p>
                </table:table-cell>
                <table:table-cell>
                  <text:p text:style-name="P21"><text:span text:style-name="T9">Vullen uit B2</text:span></text:p>
                </table:table-cell>
                <table:table-cell>
                  <text:p text:style-name="P21"><text:span text:style-name="T10">Opwarmen </text:span><text:span text:style-name="T9">uit Boiler</text:span></text:p>
                </table:table-cell>
              </table:table-row>
              <table:table-row table:style-name="ro1" table:default-cell-style-name="ce2">
                <table:table-cell>
                  <text:p text:style-name="P20"><text:span text:style-name="T9">B</text:span></text:p>
                </table:table-cell>
                <table:table-cell>
                  <text:p text:style-name="P21"><text:span text:style-name="T9">B</text:span></text:p>
                </table:table-cell>
                <table:table-cell>
                  <text:p text:style-name="P21"><text:span text:style-name="T9">B</text:span></text:p>
                </table:table-cell>
                <table:table-cell>
                  <text:p text:style-name="P21"><text:span text:style-name="T9">B</text:span></text:p>
                </table:table-cell>
                <table:table-cell>
                  <text:p text:style-name="P21"><text:span text:style-name="T9">Vullen uit B2</text:span></text:p>
                </table:table-cell>
                <table:table-cell>
                  <text:p text:style-name="P21"><text:span text:style-name="T9">Vullen uit B1</text:span></text:p>
                </table:table-cell>
                <table:table-cell>
                  <text:p text:style-name="P21"><text:span text:style-name="T9">Vullen uit vloer</text:span></text:p>
                </table:table-cell>
                <table:table-cell>
                  <text:p text:style-name="P21"><text:span text:style-name="T10">Opwarmen </text:span><text:span text:style-name="T9">uit Boiler</text:span></text:p>
                </table:table-cell>
              </table:table-row>
            </table:table>
            <draw:image xlink:href="Pictures/TablePreview1.svm" xlink:type="simple" xlink:show="embed" xlink:actuate="onLoad"/>
          </draw:frame>
          <draw:line draw:style-name="gr15" draw:text-style-name="P4" draw:layer="layout" svg:x1="23cm" svg:y1="14.9cm" svg:x2="22.6cm" svg:y2="14.9cm">
            <text:p/>
          </draw:line>
          <draw:line draw:style-name="gr5" draw:text-style-name="P4" draw:layer="layout" svg:x1="6.9cm" svg:y1="12.8cm" svg:x2="6.5cm" svg:y2="12.8cm">
            <text:p/>
          </draw:line>
          <draw:line draw:style-name="gr5" draw:text-style-name="P4" draw:layer="layout" svg:x1="5.1cm" svg:y1="16.8cm" svg:x2="5.4cm" svg:y2="16.8cm">
            <text:p/>
          </draw:line>
          <draw:line draw:style-name="gr5" draw:text-style-name="P4" draw:layer="layout" svg:x1="4.7cm" svg:y1="18cm" svg:x2="4.704cm" svg:y2="20.1cm">
            <text:p/>
          </draw:line>
          <draw:line draw:style-name="gr5" draw:text-style-name="P4" draw:layer="layout" svg:x1="4.7cm" svg:y1="17.2cm" svg:x2="4.7cm" svg:y2="17.9cm">
            <text:p/>
          </draw:line>
          <draw:line draw:style-name="gr39" draw:text-style-name="P23" draw:layer="layout" svg:x1="4.7cm" svg:y1="17.9cm" svg:x2="4.9cm" svg:y2="17.9cm">
            <text:p text:style-name="P22">`</text:p>
          </draw:line>
          <draw:line draw:style-name="gr5" draw:text-style-name="P4" draw:layer="layout" svg:x1="4.7cm" svg:y1="12.8cm" svg:x2="4.7cm" svg:y2="16.4cm">
            <text:p/>
          </draw:line>
          <draw:line draw:style-name="gr5" draw:text-style-name="P4" draw:layer="layout" svg:x1="4.7cm" svg:y1="12.8cm" svg:x2="6.4cm" svg:y2="12.8cm">
            <text:p/>
          </draw:line>
          <draw:line draw:style-name="gr40" draw:text-style-name="P4" draw:layer="layout" svg:x1="4.7cm" svg:y1="12.8cm" svg:x2="6.9cm" svg:y2="12.8cm">
            <text:p/>
          </draw:line>
          <draw:line draw:style-name="gr40" draw:text-style-name="P4" draw:layer="layout" svg:x1="4.7cm" svg:y1="16.4cm" svg:x2="4.7cm" svg:y2="12.8cm">
            <text:p/>
          </draw:line>
          <draw:line draw:style-name="gr40" draw:text-style-name="P4" draw:layer="layout" svg:x1="4.7cm" svg:y1="17.9cm" svg:x2="5cm" svg:y2="17.9cm">
            <text:p/>
          </draw:line>
          <draw:line draw:style-name="gr5" draw:text-style-name="P4" draw:layer="layout" svg:x1="5.4cm" svg:y1="17.5cm" svg:x2="5.4cm" svg:y2="16.8cm">
            <text:p/>
          </draw:line>
          <draw:line draw:style-name="gr5" draw:text-style-name="P4" draw:layer="layout" svg:x1="6.3cm" svg:y1="17.9cm" svg:x2="5.8cm" svg:y2="17.9cm">
            <text:p/>
          </draw:line>
          <draw:line draw:style-name="gr5" draw:text-style-name="P4" draw:layer="layout" svg:x1="6.3cm" svg:y1="14.2cm" svg:x2="6.3cm" svg:y2="17.9cm">
            <text:p/>
          </draw:line>
          <draw:line draw:style-name="gr41" draw:text-style-name="P4" draw:layer="layout" svg:x1="6.9cm" svg:y1="14.2cm" svg:x2="6.3cm" svg:y2="14.2cm">
            <text:p/>
          </draw:line>
          <draw:line draw:style-name="gr42" draw:text-style-name="P4" draw:layer="layout" svg:x1="21.4cm" svg:y1="19.1cm" svg:x2="21.4cm" svg:y2="18.1cm">
            <text:p/>
          </draw:line>
          <draw:g>
            <draw:custom-shape draw:style-name="gr43" draw:text-style-name="P24" draw:layer="layout" svg:width="12.922cm" svg:height="1.7cm" svg:x="7.739cm" svg:y="18.4cm">
              <text:p/>
              <draw:enhanced-geometry svg:viewBox="0 0 21600 21600" draw:mirror-horizontal="false" draw:mirror-vertical="false" draw:type="rectangle" draw:enhanced-path="M 0 0 L 21600 0 21600 21600 0 21600 0 0 Z N"/>
            </draw:custom-shape>
            <draw:custom-shape draw:style-name="gr44" draw:text-style-name="P26" draw:layer="layout" svg:width="12.922cm" svg:height="0.5cm" svg:x="7.739cm" svg:y="19.6cm">
              <text:p text:style-name="P25"><text:span text:style-name="T11">1</text:span></text:p>
              <draw:enhanced-geometry svg:viewBox="0 0 21600 21600" draw:mirror-horizontal="false" draw:mirror-vertical="false" draw:type="rectangle" draw:enhanced-path="M 0 0 L 21600 0 21600 21600 0 21600 0 0 Z N"/>
            </draw:custom-shape>
            <draw:custom-shape draw:style-name="gr45" draw:text-style-name="P27" draw:layer="layout" svg:width="13.4cm" svg:height="0.201cm" svg:x="7.5cm" svg:y="19.199cm">
              <text:p/>
              <draw:enhanced-geometry svg:viewBox="0 0 21600 21600" draw:mirror-horizontal="false" draw:mirror-vertical="false" draw:type="rectangle" draw:enhanced-path="M 0 0 L 21600 0 21600 21600 0 21600 0 0 Z N"/>
            </draw:custom-shape>
            <draw:custom-shape draw:style-name="gr46" draw:text-style-name="P28" draw:layer="layout" svg:width="12.922cm" svg:height="0.6cm" svg:x="7.739cm" svg:y="18.4cm">
              <text:p text:style-name="P25"><text:span text:style-name="T11">3</text:span></text:p>
              <draw:enhanced-geometry svg:viewBox="0 0 21600 21600" draw:mirror-horizontal="false" draw:mirror-vertical="false" draw:type="rectangle" draw:enhanced-path="M 0 0 L 21600 0 21600 21600 0 21600 0 0 Z N"/>
            </draw:custom-shape>
            <draw:custom-shape draw:style-name="gr47" draw:text-style-name="P6" draw:layer="layout" svg:width="0.477cm" svg:height="0.5cm" svg:x="17.009cm" svg:y="19.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6cm" svg:height="0.4cm" svg:x="8.424cm" svg:y="18.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8cm" svg:height="0.4cm" svg:x="18.911cm" svg:y="18.5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6.3cm" svg:y1="17.9cm" svg:x2="6.3cm" svg:y2="20.6cm">
            <text:p/>
          </draw:line>
          <draw:line draw:style-name="gr5" draw:text-style-name="P4" draw:layer="layout" svg:x1="4.7cm" svg:y1="20.6cm" svg:x2="4.7cm" svg:y2="20.1cm">
            <text:p/>
          </draw:line>
          <draw:line draw:style-name="gr49" draw:text-style-name="P4" draw:layer="layout" svg:x1="8.3cm" svg:y1="18.7cm" svg:x2="15.9cm" svg:y2="18.9cm">
            <text:p/>
          </draw:line>
          <draw:line draw:style-name="gr41" draw:text-style-name="P4" draw:layer="layout" svg:x1="15.9cm" svg:y1="18.9cm" svg:x2="18.9cm" svg:y2="18.7cm">
            <text:p/>
          </draw:line>
          <draw:g>
            <draw:custom-shape draw:style-name="gr50" draw:text-style-name="P30" draw:layer="layout" svg:width="5.5cm" svg:height="3.2cm" svg:x="2.9cm" svg:y="21cm">
              <text:p text:style-name="P29"><text:span text:style-name="T12">2 <text:s text:c="3"/>2</text:span></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3.144cm" svg:y="21.2cm">
              <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5.956cm" svg:y="21.2cm">
              <text:p/>
              <draw:enhanced-geometry svg:viewBox="0 0 21600 21600" draw:mirror-horizontal="false" draw:mirror-vertical="false" draw:type="rectangle" draw:enhanced-path="M 0 0 L 21600 0 21600 21600 0 21600 0 0 Z N"/>
            </draw:custom-shape>
            <draw:custom-shape draw:style-name="gr48" draw:text-style-name="P6" draw:layer="layout" svg:width="0.4cm" svg:height="0.4cm" svg:x="5.4cm" svg:y="2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6" draw:text-style-name="P18" draw:layer="layout" svg:x1="7cm" svg:y1="23.3cm" svg:x2="7.796cm" svg:y2="23.3cm">
                <text:p/>
              </draw:line>
            </draw:g>
            <draw:g>
              <draw:line draw:style-name="gr35" draw:text-style-name="P18" draw:layer="layout" svg:x1="6.707cm" svg:y1="22cm" svg:x2="7.9cm" svg:y2="21.9cm">
                <text:p/>
              </draw:line>
              <draw:line draw:style-name="gr35" draw:text-style-name="P18" draw:layer="layout" svg:x1="6.707cm" svg:y1="21.8cm" svg:x2="7.9cm" svg:y2="21.9cm">
                <text:p/>
              </draw:line>
              <draw:line draw:style-name="gr36" draw:text-style-name="P18" draw:layer="layout" svg:x1="6.703cm" svg:y1="23.2cm" svg:x2="7.299cm" svg:y2="23.3cm">
                <text:p/>
              </draw:line>
              <draw:line draw:style-name="gr35" draw:text-style-name="P18" draw:layer="layout" svg:x1="6.707cm" svg:y1="22.2cm" svg:x2="7.9cm" svg:y2="22.1cm">
                <text:p/>
              </draw:line>
              <draw:line draw:style-name="gr35" draw:text-style-name="P18" draw:layer="layout" svg:x1="6.707cm" svg:y1="22cm" svg:x2="7.9cm" svg:y2="22.1cm">
                <text:p/>
              </draw:line>
              <draw:line draw:style-name="gr35" draw:text-style-name="P18" draw:layer="layout" svg:x1="6.707cm" svg:y1="22.4cm" svg:x2="7.9cm" svg:y2="22.3cm">
                <text:p/>
              </draw:line>
              <draw:line draw:style-name="gr35" draw:text-style-name="P18" draw:layer="layout" svg:x1="6.707cm" svg:y1="22.2cm" svg:x2="7.9cm" svg:y2="22.3cm">
                <text:p/>
              </draw:line>
              <draw:line draw:style-name="gr35" draw:text-style-name="P18" draw:layer="layout" svg:x1="6.707cm" svg:y1="21.8cm" svg:x2="7.9cm" svg:y2="21.7cm">
                <text:p/>
              </draw:line>
              <draw:line draw:style-name="gr35" draw:text-style-name="P18" draw:layer="layout" svg:x1="6.707cm" svg:y1="21.6cm" svg:x2="7.9cm" svg:y2="21.7cm">
                <text:p/>
              </draw:line>
              <draw:line draw:style-name="gr36" draw:text-style-name="P18" draw:layer="layout" svg:x1="6.7cm" svg:y1="22.8cm" svg:x2="7.893cm" svg:y2="22.7cm">
                <text:p/>
              </draw:line>
              <draw:line draw:style-name="gr36" draw:text-style-name="P18" draw:layer="layout" svg:x1="6.7cm" svg:y1="22.6cm" svg:x2="7.893cm" svg:y2="22.7cm">
                <text:p/>
              </draw:line>
              <draw:line draw:style-name="gr36" draw:text-style-name="P18" draw:layer="layout" svg:x1="6.7cm" svg:y1="23cm" svg:x2="7.893cm" svg:y2="22.9cm">
                <text:p/>
              </draw:line>
              <draw:line draw:style-name="gr36" draw:text-style-name="P18" draw:layer="layout" svg:x1="6.7cm" svg:y1="22.8cm" svg:x2="7.893cm" svg:y2="22.9cm">
                <text:p/>
              </draw:line>
              <draw:line draw:style-name="gr36" draw:text-style-name="P18" draw:layer="layout" svg:x1="6.7cm" svg:y1="23.2cm" svg:x2="7.893cm" svg:y2="23.1cm">
                <text:p/>
              </draw:line>
              <draw:line draw:style-name="gr36" draw:text-style-name="P18" draw:layer="layout" svg:x1="6.7cm" svg:y1="23cm" svg:x2="7.893cm" svg:y2="23.1cm">
                <text:p/>
              </draw:line>
              <draw:line draw:style-name="gr35" draw:text-style-name="P18" draw:layer="layout" svg:x1="6.7cm" svg:y1="22.6cm" svg:x2="7.893cm" svg:y2="22.5cm">
                <text:p/>
              </draw:line>
              <draw:line draw:style-name="gr35" draw:text-style-name="P18" draw:layer="layout" svg:x1="6.7cm" svg:y1="22.4cm" svg:x2="7.893cm" svg:y2="22.5cm">
                <text:p/>
              </draw:line>
            </draw:g>
            <draw:g>
              <draw:line draw:style-name="gr35" draw:text-style-name="P18" draw:layer="layout" svg:x1="4.493cm" svg:y1="22cm" svg:x2="3.3cm" svg:y2="21.9cm">
                <text:p/>
              </draw:line>
              <draw:line draw:style-name="gr35" draw:text-style-name="P18" draw:layer="layout" svg:x1="4.493cm" svg:y1="21.8cm" svg:x2="3.3cm" svg:y2="21.9cm">
                <text:p/>
              </draw:line>
              <draw:line draw:style-name="gr36" draw:text-style-name="P18" draw:layer="layout" svg:x1="4.497cm" svg:y1="23.2cm" svg:x2="3.901cm" svg:y2="23.3cm">
                <text:p/>
              </draw:line>
              <draw:line draw:style-name="gr35" draw:text-style-name="P18" draw:layer="layout" svg:x1="4.493cm" svg:y1="22.2cm" svg:x2="3.3cm" svg:y2="22.1cm">
                <text:p/>
              </draw:line>
              <draw:line draw:style-name="gr35" draw:text-style-name="P18" draw:layer="layout" svg:x1="4.493cm" svg:y1="22cm" svg:x2="3.3cm" svg:y2="22.1cm">
                <text:p/>
              </draw:line>
              <draw:line draw:style-name="gr35" draw:text-style-name="P18" draw:layer="layout" svg:x1="4.493cm" svg:y1="22.4cm" svg:x2="3.3cm" svg:y2="22.3cm">
                <text:p/>
              </draw:line>
              <draw:line draw:style-name="gr35" draw:text-style-name="P18" draw:layer="layout" svg:x1="4.493cm" svg:y1="22.2cm" svg:x2="3.3cm" svg:y2="22.3cm">
                <text:p/>
              </draw:line>
              <draw:line draw:style-name="gr35" draw:text-style-name="P18" draw:layer="layout" svg:x1="4.493cm" svg:y1="21.8cm" svg:x2="3.3cm" svg:y2="21.7cm">
                <text:p/>
              </draw:line>
              <draw:line draw:style-name="gr35" draw:text-style-name="P18" draw:layer="layout" svg:x1="4.493cm" svg:y1="21.6cm" svg:x2="3.3cm" svg:y2="21.7cm">
                <text:p/>
              </draw:line>
              <draw:line draw:style-name="gr36" draw:text-style-name="P18" draw:layer="layout" svg:x1="4.5cm" svg:y1="22.8cm" svg:x2="3.307cm" svg:y2="22.7cm">
                <text:p/>
              </draw:line>
              <draw:line draw:style-name="gr36" draw:text-style-name="P18" draw:layer="layout" svg:x1="4.5cm" svg:y1="22.6cm" svg:x2="3.307cm" svg:y2="22.7cm">
                <text:p/>
              </draw:line>
              <draw:line draw:style-name="gr36" draw:text-style-name="P18" draw:layer="layout" svg:x1="4.5cm" svg:y1="23cm" svg:x2="3.307cm" svg:y2="22.9cm">
                <text:p/>
              </draw:line>
              <draw:line draw:style-name="gr36" draw:text-style-name="P18" draw:layer="layout" svg:x1="4.5cm" svg:y1="22.8cm" svg:x2="3.307cm" svg:y2="22.9cm">
                <text:p/>
              </draw:line>
              <draw:line draw:style-name="gr36" draw:text-style-name="P18" draw:layer="layout" svg:x1="4.5cm" svg:y1="23.2cm" svg:x2="3.307cm" svg:y2="23.1cm">
                <text:p/>
              </draw:line>
              <draw:line draw:style-name="gr36" draw:text-style-name="P18" draw:layer="layout" svg:x1="4.5cm" svg:y1="23cm" svg:x2="3.307cm" svg:y2="23.1cm">
                <text:p/>
              </draw:line>
              <draw:line draw:style-name="gr35" draw:text-style-name="P18" draw:layer="layout" svg:x1="4.5cm" svg:y1="22.6cm" svg:x2="3.307cm" svg:y2="22.5cm">
                <text:p/>
              </draw:line>
              <draw:line draw:style-name="gr35" draw:text-style-name="P18" draw:layer="layout" svg:x1="4.5cm" svg:y1="22.4cm" svg:x2="3.307cm" svg:y2="22.5cm">
                <text:p/>
              </draw:line>
            </draw:g>
            <draw:custom-shape draw:style-name="gr48" draw:text-style-name="P6" draw:layer="layout" svg:width="0.4cm" svg:height="0.4cm" svg:x="5.5cm" svg:y="23.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2" draw:text-style-name="P32" draw:layer="layout" svg:width="36cm" svg:height="22cm" svg:x="2.5cm" svg:y="2.5cm">
            <text:p/>
            <draw:enhanced-geometry svg:viewBox="0 0 21600 21600" draw:mirror-horizontal="false" draw:mirror-vertical="false" draw:type="rectangle" draw:enhanced-path="M 0 0 L 21600 0 21600 21600 0 21600 0 0 Z N"/>
          </draw:custom-shape>
          <draw:line draw:style-name="gr10" draw:text-style-name="P4" draw:layer="layout" svg:x1="15.2cm" svg:y1="15.2cm" svg:x2="14.5cm" svg:y2="15.2cm">
            <text:p/>
          </draw:line>
          <draw:line draw:style-name="gr41" draw:text-style-name="P4" draw:layer="layout" svg:x1="12.3cm" svg:y1="18.6cm" svg:x2="18.8cm" svg:y2="18.7cm">
            <text:p/>
          </draw:line>
          <draw:g>
            <draw:line draw:style-name="gr5" draw:text-style-name="P4" draw:layer="layout" svg:x1="13.3cm" svg:y1="17.3cm" svg:x2="13.8cm" svg:y2="17.3cm">
              <text:p/>
            </draw:line>
            <draw:line draw:style-name="gr5" draw:text-style-name="P4" draw:layer="layout" svg:x1="13.5cm" svg:y1="18.6cm" svg:x2="13.5cm" svg:y2="17.3cm">
              <text:p/>
            </draw:line>
            <draw:line draw:style-name="gr5" draw:text-style-name="P4" draw:layer="layout" svg:x1="13.6cm" svg:y1="18.6cm" svg:x2="13.6cm" svg:y2="17.3cm">
              <text:p/>
            </draw:line>
            <draw:line draw:style-name="gr53" draw:text-style-name="P4" draw:layer="layout" svg:x1="13.6cm" svg:y1="17.3cm" svg:x2="13.6cm" svg:y2="18.6cm">
              <text:p/>
            </draw:line>
            <draw:line draw:style-name="gr53" draw:text-style-name="P4" draw:layer="layout" svg:x1="13.5cm" svg:y1="17.3cm" svg:x2="13.5cm" svg:y2="18.6cm">
              <text:p/>
            </draw:line>
            <draw:line draw:style-name="gr53" draw:text-style-name="P4" draw:layer="layout" svg:x1="13.7cm" svg:y1="17.3cm" svg:x2="13.7cm" svg:y2="18.6cm">
              <text:p/>
            </draw:line>
            <draw:line draw:style-name="gr53" draw:text-style-name="P4" draw:layer="layout" svg:x1="13.4cm" svg:y1="17.3cm" svg:x2="13.4cm" svg:y2="18.6cm">
              <text:p/>
            </draw:line>
          </draw:g>
          <draw:frame draw:style-name="gr54" draw:text-style-name="P33" draw:layer="layout" svg:width="2.5cm" svg:height="0.963cm" svg:x="20.5cm" svg:y="11.9cm">
            <draw:text-box>
              <text:p text:style-name="P22"><text:span text:style-name="T13">Warmtepomp 11kW</text:span></text:p>
            </draw:text-box>
          </draw:frame>
          <draw:frame draw:style-name="gr55" draw:text-style-name="P34" draw:layer="layout" svg:width="0.502cm" svg:height="1.195cm" svg:x="24.5cm" svg:y="10.2cm">
            <draw:text-box>
              <text:p/>
            </draw:text-box>
          </draw:frame>
          <draw:g>
            <draw:custom-shape draw:style-name="gr28" draw:text-style-name="P12" draw:layer="layout" svg:width="0.4cm" svg:height="0.4cm" draw:transform="rotate (-3.14159265358979) translate (21.6cm 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1cm 19.9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2cm" svg:y="1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6" draw:text-style-name="P4" draw:layer="layout" svg:x1="4.7cm" svg:y1="23.3cm" svg:x2="4.7cm" svg:y2="20.1cm">
            <text:p/>
          </draw:line>
          <draw:line draw:style-name="gr57" draw:text-style-name="P4" draw:layer="layout" svg:x1="5cm" svg:y1="21.6cm" svg:x2="5cm" svg:y2="20.3cm">
            <text:p/>
          </draw:line>
          <draw:line draw:style-name="gr58" draw:text-style-name="P4" draw:layer="layout" svg:x1="19.3cm" svg:y1="19.9cm" svg:x2="15.9cm" svg:y2="20cm">
            <text:p/>
          </draw:line>
          <draw:line draw:style-name="gr59" draw:text-style-name="P4" draw:layer="layout" svg:x1="15.9cm" svg:y1="20cm" svg:x2="8.8cm" svg:y2="19.8cm">
            <text:p/>
          </draw:line>
          <draw:line draw:style-name="gr60" draw:text-style-name="P23" draw:layer="layout" svg:x1="0.5cm" svg:y1="5.5cm" svg:x2="2.5cm" svg:y2="5.5cm">
            <text:p text:style-name="P22">100</text:p>
          </draw:line>
          <draw:frame draw:style-name="gr61" draw:text-style-name="P34" draw:layer="layout" svg:width="0.502cm" svg:height="1.187cm" svg:x="0.8cm" svg:y="7.4cm">
            <draw:text-box>
              <text:p/>
            </draw:text-box>
          </draw:frame>
          <draw:line draw:style-name="gr62" draw:text-style-name="P23" draw:layer="layout" svg:x1="0.5cm" svg:y1="7.5cm" svg:x2="2.5cm" svg:y2="7.5cm">
            <text:p text:style-name="P22">50</text:p>
          </draw:line>
          <draw:line draw:style-name="gr63" draw:text-style-name="P23" draw:layer="layout" svg:x1="0.5cm" svg:y1="6.5cm" svg:x2="2.5cm" svg:y2="6.5cm">
            <text:p text:style-name="P22">80</text:p>
          </draw:line>
          <draw:line draw:style-name="gr64" draw:text-style-name="P23" draw:layer="layout" svg:x1="0.5cm" svg:y1="8.5cm" svg:x2="2.5cm" svg:y2="8.5cm">
            <text:p text:style-name="P22">40</text:p>
          </draw:line>
          <draw:line draw:style-name="gr65" draw:text-style-name="P23" draw:layer="layout" svg:x1="0.5cm" svg:y1="10.5cm" svg:x2="2.5cm" svg:y2="10.5cm">
            <text:p text:style-name="P22">20</text:p>
          </draw:line>
          <draw:line draw:style-name="gr66" draw:text-style-name="P23" draw:layer="layout" svg:x1="0.5cm" svg:y1="9.5cm" svg:x2="2.5cm" svg:y2="9.5cm">
            <text:p text:style-name="P22">30</text:p>
          </draw:line>
          <draw:line draw:style-name="gr67" draw:text-style-name="P23" draw:layer="layout" svg:x1="0.5cm" svg:y1="11.5cm" svg:x2="2.5cm" svg:y2="11.5cm">
            <text:p text:style-name="P22">15</text:p>
          </draw:line>
          <draw:line draw:style-name="gr68" draw:text-style-name="P23" draw:layer="layout" svg:x1="0.5cm" svg:y1="13.5cm" svg:x2="2.5cm" svg:y2="13.5cm">
            <text:p text:style-name="P22">5</text:p>
          </draw:line>
          <draw:line draw:style-name="gr69" draw:text-style-name="P23" draw:layer="layout" svg:x1="0.5cm" svg:y1="12.5cm" svg:x2="2.5cm" svg:y2="12.5cm">
            <text:p text:style-name="P22">10</text:p>
          </draw:line>
          <draw:line draw:style-name="gr56" draw:text-style-name="P4" draw:layer="layout" svg:x1="6.6cm" svg:y1="23.3cm" svg:x2="6.6cm" svg:y2="20.1cm">
            <text:p/>
          </draw:line>
          <draw:line draw:style-name="gr70" draw:text-style-name="P4" draw:layer="layout" svg:x1="6.6cm" svg:y1="20.4cm" svg:x2="6.6cm" svg:y2="20.1cm">
            <text:p/>
          </draw:line>
          <draw:line draw:style-name="gr71" draw:text-style-name="P4" draw:layer="layout" svg:x1="6.6cm" svg:y1="20.1cm" svg:x2="4.7cm" svg:y2="20.1cm">
            <text:p/>
          </draw:line>
          <draw:custom-shape draw:style-name="gr48" draw:text-style-name="P6" draw:layer="layout" svg:width="0.4cm" svg:height="0.4cm" svg:x="20.3cm" svg:y="15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72" draw:text-style-name="P4" draw:layer="layout" svg:x1="22.4cm" svg:y1="18.9cm" svg:x2="22.4cm" svg:y2="20cm">
            <text:p/>
          </draw:line>
          <draw:g>
            <draw:custom-shape draw:style-name="gr28" draw:text-style-name="P12" draw:layer="layout" svg:width="0.4cm" svg:height="0.4cm" draw:transform="rotate (-3.14159265358979) translate (22.6cm 1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2cm 19.1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2.2cm" svg:y="18.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73" draw:text-style-name="P4" draw:layer="layout" svg:x1="6.3cm" svg:y1="21.6cm" svg:x2="7.9cm" svg:y2="21.6cm">
            <text:p/>
          </draw:line>
          <draw:line draw:style-name="gr73" draw:text-style-name="P4" draw:layer="layout" svg:x1="3.4cm" svg:y1="21.6cm" svg:x2="5cm" svg:y2="21.6cm">
            <text:p/>
          </draw:line>
          <draw:line draw:style-name="gr74" draw:text-style-name="P4" draw:layer="layout" svg:x1="6.6cm" svg:y1="23.3cm" svg:x2="7.9cm" svg:y2="23.3cm">
            <text:p/>
          </draw:line>
          <draw:line draw:style-name="gr74" draw:text-style-name="P4" draw:layer="layout" svg:x1="3.4cm" svg:y1="23.3cm" svg:x2="4.7cm" svg:y2="23.3cm">
            <text:p/>
          </draw:line>
          <draw:line draw:style-name="gr58" draw:text-style-name="P4" draw:layer="layout" svg:x1="14.2cm" svg:y1="19.7cm" svg:x2="19.3cm" svg:y2="19.9cm">
            <text:p/>
          </draw:line>
          <draw:polygon draw:style-name="gr75" draw:text-style-name="P4" draw:layer="layout" svg:width="0cm" svg:height="0cm" svg:x="4.704cm" svg:y="19.1cm" svg:viewBox="0 0 0 0" draw:points="0,0">
            <text:p/>
          </draw:polygon>
          <draw:polygon draw:style-name="gr76" draw:text-style-name="P4" draw:layer="layout" svg:width="0cm" svg:height="0cm" svg:x="4.704cm" svg:y="17.9cm" svg:viewBox="0 0 0 0" draw:points="0,0">
            <text:p/>
          </draw:polygon>
          <draw:custom-shape draw:style-name="gr77" draw:text-style-name="P4" draw:layer="layout" svg:width="3.1cm" svg:height="7.6cm" svg:x="3.8cm" svg:y="12.2cm">
            <text:p/>
            <draw:enhanced-geometry svg:viewBox="0 0 21600 21600" draw:mirror-vertical="false" draw:mirror-horizontal="false" draw:type="rectangle" draw:enhanced-path="M 0 0 L 21600 0 21600 21600 0 21600 0 0 Z N"/>
          </draw:custom-shape>
          <draw:line draw:style-name="gr40" draw:text-style-name="P4" draw:layer="layout" svg:x1="4.7cm" svg:y1="17.9cm" svg:x2="4.7cm" svg:y2="20.3cm">
            <text:p/>
          </draw:line>
          <draw:line draw:style-name="gr40" draw:text-style-name="P4" draw:layer="layout" svg:x1="5cm" svg:y1="20.3cm" svg:x2="6.3cm" svg:y2="20.3cm">
            <text:p/>
          </draw:line>
          <draw:line draw:style-name="gr57" draw:text-style-name="P4" draw:layer="layout" svg:x1="6.3cm" svg:y1="21.6cm" svg:x2="6.3cm" svg:y2="20.3cm">
            <text:p/>
          </draw:line>
          <draw:custom-shape draw:style-name="gr78" draw:text-style-name="P6" draw:layer="layout" svg:width="0.4cm" svg:height="0.384cm" svg:x="4.9cm" svg:y="12.5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6" draw:layer="layout" svg:width="0.4cm" svg:height="0.384cm" svg:x="6.3cm" svg:y="19.11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6" draw:layer="layout" svg:width="0.4cm" svg:height="0.384cm" svg:x="4.1cm" svg:y="19.3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4" draw:layer="layout" svg:width="3.5cm" svg:height="2cm" draw:transform="rotate (-1.5707963267949) translate (22.8cm 11.9cm)">
            <text:p/>
            <draw:enhanced-geometry svg:viewBox="0 0 21600 21600" draw:mirror-horizontal="true" draw:mirror-vertical="true" draw:type="rectangle" draw:enhanced-path="M 0 0 L 21600 0 21600 21600 0 21600 0 0 Z N"/>
          </draw:custom-shape>
          <draw:g>
            <draw:line draw:style-name="gr80" draw:text-style-name="P4" draw:layer="layout" svg:x1="17.1cm" svg:y1="6.9cm" svg:x2="17.1cm" svg:y2="8.7cm">
              <text:p/>
            </draw:line>
            <draw:line draw:style-name="gr81" draw:text-style-name="P4" draw:layer="layout" svg:x1="16.6cm" svg:y1="10.5cm" svg:x2="16.6cm" svg:y2="6.9cm">
              <text:p/>
            </draw:line>
            <draw:line draw:style-name="gr42" draw:text-style-name="P4" draw:layer="layout" svg:x1="21.2cm" svg:y1="9.3cm" svg:x2="19.1cm" svg:y2="9.3cm">
              <text:p/>
            </draw:line>
            <draw:line draw:style-name="gr80" draw:text-style-name="P4" draw:layer="layout" svg:x1="16.6cm" svg:y1="10.5cm" svg:x2="15.4cm" svg:y2="10.5cm">
              <text:p/>
            </draw:line>
            <draw:custom-shape draw:style-name="gr82" draw:text-style-name="P4" draw:layer="layout" svg:width="0.1cm" svg:height="1.6cm" svg:x="18.2cm" svg:y="7.7cm">
              <text:p/>
              <draw:enhanced-geometry svg:viewBox="0 0 21600 21600" draw:mirror-horizontal="true" draw:type="rectangle" draw:enhanced-path="M 0 0 L 21600 0 21600 21600 0 21600 0 0 Z N"/>
            </draw:custom-shape>
            <draw:line draw:style-name="gr83" draw:text-style-name="P4" draw:layer="layout" svg:x1="19.1cm" svg:y1="5.9cm" svg:x2="20.8cm" svg:y2="5.9cm">
              <text:p/>
            </draw:line>
            <draw:line draw:style-name="gr83" draw:text-style-name="P4" draw:layer="layout" svg:x1="17.5cm" svg:y1="5.9cm" svg:x2="17.5cm" svg:y2="8.7cm">
              <text:p/>
            </draw:line>
            <draw:line draw:style-name="gr80" draw:text-style-name="P4" draw:layer="layout" svg:x1="16.6cm" svg:y1="6.9cm" svg:x2="20.8cm" svg:y2="6.9cm">
              <text:p/>
            </draw:line>
            <draw:g>
              <draw:custom-shape draw:style-name="gr29" draw:text-style-name="P12" draw:layer="layout" svg:width="0.4cm" svg:height="0.4cm" draw:transform="rotate (-1.5707963267949) translate (21.6cm 5.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6cm 6.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2cm 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1.5707963267949) translate (21.6cm 6.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6cm 7.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2cm 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84" draw:text-style-name="P4" draw:layer="layout" svg:x1="18.2cm" svg:y1="9.3cm" svg:x2="19.1cm" svg:y2="9.3cm">
              <text:p/>
            </draw:line>
            <draw:g>
              <draw:custom-shape draw:style-name="gr29" draw:text-style-name="P35" draw:layer="layout" svg:width="0.4cm" svg:height="0.4cm" svg:x="16.409cm" svg:y="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0.4cm" svg:height="0.4cm" draw:transform="rotate (-1.5707963267949) translate (16.619cm 5.7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7" draw:layer="layout" svg:width="0.4cm" svg:height="0.4cm" draw:transform="rotate (-1.5707963267949) translate (17cm 5.709cm)">
                <text:p text:style-name="P36"><text:span text:style-name="T14">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7cm 6.286cm)">
                <text:p/>
                <draw:enhanced-geometry svg:viewBox="0 0 21600 21600" draw:mirror-horizontal="true" draw:mirror-vertical="false" draw:type="rectangle" draw:enhanced-path="M 0 0 L 21600 0 21600 21600 0 21600 0 0 Z N"/>
              </draw:custom-shape>
              <draw:line draw:style-name="gr31" draw:text-style-name="P4" draw:layer="layout" svg:x1="16.6cm" svg:y1="5.909cm" svg:x2="16.6cm" svg:y2="5.688cm">
                <text:p/>
              </draw:line>
              <draw:custom-shape draw:style-name="gr30" draw:text-style-name="P4" draw:layer="layout" svg:width="0.8cm" svg:height="0.8cm" draw:transform="rotate (1.5707963267949) translate (16.2cm 6.286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6.4cm" svg:y="5.4cm">
                <text:p text:style-name="P14"><text:span text:style-name="T6">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86" draw:text-style-name="P4" draw:layer="layout" svg:x1="19.1cm" svg:y1="5.9cm" svg:x2="17cm" svg:y2="5.9cm">
              <text:p/>
            </draw:line>
            <draw:line draw:style-name="gr80" draw:text-style-name="P4" draw:layer="layout" svg:x1="18.2cm" svg:y1="7.7cm" svg:x2="18.2cm" svg:y2="6.9cm">
              <text:p/>
            </draw:line>
            <draw:line draw:style-name="gr81" draw:text-style-name="P4" draw:layer="layout" svg:x1="16.6cm" svg:y1="6.9cm" svg:x2="16.6cm" svg:y2="6.3cm">
              <text:p/>
            </draw:line>
            <draw:frame draw:style-name="gr87" draw:text-style-name="P33" draw:layer="layout" svg:width="2.5cm" svg:height="0.607cm" svg:x="18.3cm" svg:y="9.5cm">
              <draw:text-box>
                <text:p text:style-name="P22"><text:span text:style-name="T13">kraanwater</text:span></text:p>
              </draw:text-box>
            </draw:frame>
            <draw:frame draw:style-name="gr54" draw:text-style-name="P33" draw:layer="layout" svg:width="1.7cm" svg:height="0.963cm" svg:x="18.5cm" svg:y="7.937cm">
              <draw:text-box>
                <text:p text:style-name="P22"><text:span text:style-name="T13">Douche</text:span></text:p>
                <text:p text:style-name="P22"><text:span text:style-name="T13">WTW</text:span></text:p>
              </draw:text-box>
            </draw:frame>
            <draw:frame draw:style-name="gr87" draw:text-style-name="P33" draw:layer="layout" svg:width="2.3cm" svg:height="0.607cm" svg:x="19.3cm" svg:y="6.1cm">
              <draw:text-box>
                <text:p text:style-name="P22"><text:span text:style-name="T13">Mengkraan</text:span></text:p>
              </draw:text-box>
            </draw:frame>
            <draw:custom-shape draw:style-name="gr88" draw:text-style-name="P4" draw:layer="layout" svg:width="2.8cm" svg:height="2cm" svg:x="19.1cm" svg:y="5.4cm">
              <text:p/>
              <draw:enhanced-geometry svg:viewBox="0 0 21600 21600" draw:type="rectangle" draw:enhanced-path="M 0 0 L 21600 0 21600 21600 0 21600 0 0 Z N"/>
            </draw:custom-shape>
            <draw:custom-shape draw:style-name="gr89" draw:text-style-name="P4" draw:layer="layout" svg:width="1.3cm" svg:height="4.1cm" svg:x="17.8cm" svg:y="5.4cm">
              <text:p/>
              <draw:enhanced-geometry svg:viewBox="0 0 21600 21600" draw:type="rectangle" draw:enhanced-path="M 0 0 L 21600 0 21600 21600 0 21600 0 0 Z N"/>
            </draw:custom-shape>
          </draw:g>
          <draw:line draw:style-name="gr90" draw:text-style-name="P4" draw:layer="layout" svg:x1="6.3cm" svg:y1="17.9cm" svg:x2="6.3cm" svg:y2="20.4cm">
            <text:p/>
          </draw:line>
          <draw:g>
            <draw:custom-shape draw:style-name="gr28" draw:text-style-name="P12" draw:layer="layout" svg:width="0.2cm" svg:height="0.205cm" draw:transform="rotate (-3.14159265358979) translate (4.8cm 19.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svg:x="4.6cm" svg:y="19.7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0" draw:text-style-name="P4" draw:layer="layout" svg:x1="6.3cm" svg:y1="17.9cm" svg:x2="5.6cm" svg:y2="17.9cm">
            <text:p/>
          </draw:line>
          <draw:g>
            <draw:custom-shape draw:style-name="gr29" draw:text-style-name="P12" draw:layer="layout" svg:width="0.4cm" svg:height="0.4cm" draw:transform="rotate (-1.5707963267949) translate (5.9cm 1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5.9cm" svg:y1="13cm" svg:x2="5.9cm" svg:y2="12.6cm">
              <text:p/>
            </draw:line>
            <draw:custom-shape draw:style-name="gr30" draw:text-style-name="P4" draw:layer="layout" svg:width="0.8cm" svg:height="0.8cm" draw:transform="rotate (-3.14159265358979) translate (6.1cm 13.2cm)">
              <text:p/>
              <draw:enhanced-geometry svg:viewBox="0 0 21600 21600" draw:mirror-horizontal="false" draw:mirror-vertical="false" draw:type="rectangle" draw:enhanced-path="M 0 0 L 21600 0 21600 21600 0 21600 0 0 Z N"/>
            </draw:custom-shape>
          </draw:g>
          <draw:g>
            <draw:custom-shape draw:style-name="gr29" draw:text-style-name="P12" draw:layer="layout" svg:width="0.4cm" svg:height="0.4cm" draw:transform="rotate (1.5707963267949) translate (18.5cm 17.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8.9cm" svg:y1="17cm" svg:x2="18.9cm" svg:y2="17.4cm">
              <text:p/>
            </draw:line>
            <draw:custom-shape draw:style-name="gr30" draw:text-style-name="P4" draw:layer="layout" svg:width="0.8cm" svg:height="0.8cm" svg:x="18.3cm" svg:y="16.8cm">
              <text:p/>
              <draw:enhanced-geometry svg:viewBox="0 0 21600 21600" draw:mirror-horizontal="true" draw:mirror-vertical="false" draw:type="rectangle" draw:enhanced-path="M 0 0 L 21600 0 21600 21600 0 21600 0 0 Z N"/>
            </draw:custom-shape>
          </draw:g>
          <draw:line draw:style-name="gr40" draw:text-style-name="P4" draw:layer="layout" svg:x1="4.7cm" svg:y1="17.9cm" svg:x2="4.7cm" svg:y2="17.2cm">
            <text:p/>
          </draw:line>
          <draw:line draw:style-name="gr40" draw:text-style-name="P4" draw:layer="layout" svg:x1="5.4cm" svg:y1="17.5cm" svg:x2="5.4cm" svg:y2="16.8cm">
            <text:p/>
          </draw:line>
          <draw:line draw:style-name="gr40" draw:text-style-name="P4" draw:layer="layout" svg:x1="5.1cm" svg:y1="16.8cm" svg:x2="5.4cm" svg:y2="16.8cm">
            <text:p/>
          </draw:line>
          <draw:g>
            <draw:custom-shape draw:style-name="gr29" draw:text-style-name="P35" draw:layer="layout" svg:width="0.4cm" svg:height="0.4cm" draw:transform="rotate (1.5702727280193) translate (4.68cm 17.021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0690548142) translate (4.883cm 17.22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39" draw:layer="layout" svg:width="0.4cm" svg:height="0.4cm" draw:transform="rotate (-0.000523598775597623) translate (4.483cm 16.425cm)">
              <text:p text:style-name="P38"><text:span text:style-name="T15">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2" draw:text-style-name="P4" draw:layer="layout" svg:width="0.8cm" svg:height="0.795cm" draw:transform="rotate (-1.57131992557049) translate (5.1cm 16.451cm)">
              <text:p/>
              <draw:enhanced-geometry svg:viewBox="0 0 21600 21600" draw:mirror-horizontal="false" draw:mirror-vertical="true" draw:type="rectangle" draw:enhanced-path="M 0 0 L 21600 0 21600 21600 0 21600 0 0 Z N"/>
            </draw:custom-shape>
            <draw:line draw:style-name="gr31" draw:text-style-name="P4" draw:layer="layout" svg:x1="4.683cm" svg:y1="16.821cm" svg:x2="4.462cm" svg:y2="16.821cm">
              <text:p/>
            </draw:line>
            <draw:custom-shape draw:style-name="gr92" draw:text-style-name="P4" draw:layer="layout" svg:width="0.8cm" svg:height="0.795cm" draw:transform="rotate (3.14106905481419) translate (5.06cm 17.1cm)">
              <text:p/>
              <draw:enhanced-geometry svg:viewBox="0 0 21600 21600" draw:mirror-horizontal="false" draw:mirror-vertical="true" draw:type="rectangle" draw:enhanced-path="M 0 0 L 21600 0 21600 21600 0 21600 0 0 Z N"/>
            </draw:custom-shape>
            <draw:custom-shape draw:style-name="gr93" draw:text-style-name="P15" draw:layer="layout" svg:width="0.4cm" svg:height="0.4cm" draw:transform="rotate (-1.5702727280193) translate (4.545cm 16.613cm)">
              <text:p text:style-name="P14"><text:span text:style-name="T6">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41" draw:text-style-name="P4" draw:layer="layout" svg:x1="6.3cm" svg:y1="17.9cm" svg:x2="6.3cm" svg:y2="14.2cm">
            <text:p/>
          </draw:line>
          <draw:line draw:style-name="gr94" draw:text-style-name="P4" draw:layer="layout" svg:x1="10.5cm" svg:y1="11cm" svg:x2="10.5cm" svg:y2="10.5cm">
            <text:p/>
          </draw:line>
          <draw:g>
            <draw:custom-shape draw:style-name="gr28" draw:text-style-name="P12" draw:layer="layout" svg:width="0.2cm" svg:height="0.2cm" svg:x="22.9cm" svg:y="1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3.1cm 1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svg:x="19.7cm" svg:y="11.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19.9cm 1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6.9cm 14.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6.7cm 1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9" draw:text-style-name="P4" draw:layer="layout" svg:x1="23.5cm" svg:y1="14cm" svg:x2="22.5cm" svg:y2="14cm">
            <text:p/>
          </draw:line>
          <draw:line draw:style-name="gr5" draw:text-style-name="P4" draw:layer="layout" svg:x1="20.5cm" svg:y1="13.9cm" svg:x2="20.5cm" svg:y2="11.1cm">
            <text:p/>
          </draw:line>
          <draw:line draw:style-name="gr17" draw:text-style-name="P4" draw:layer="layout" svg:x1="20.5cm" svg:y1="14cm" svg:x2="20.5cm" svg:y2="11cm">
            <text:p/>
          </draw:line>
          <draw:custom-shape draw:style-name="gr27" draw:text-style-name="P6" draw:layer="layout" svg:width="0.4cm" svg:height="0.384cm" svg:x="14cm" svg:y="4.5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5.309cm 4.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9cm 4.46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9cm 5.043cm)">
              <text:p/>
              <draw:enhanced-geometry svg:viewBox="0 0 21600 21600" draw:mirror-horizontal="true" draw:mirror-vertical="false" draw:type="rectangle" draw:enhanced-path="M 0 0 L 21600 0 21600 21600 0 21600 0 0 Z N"/>
            </draw:custom-shape>
            <draw:line draw:style-name="gr31" draw:text-style-name="P4" draw:layer="layout" svg:x1="15.29cm" svg:y1="4.666cm" svg:x2="15.29cm" svg:y2="4.445cm">
              <text:p/>
            </draw:line>
            <draw:custom-shape draw:style-name="gr30" draw:text-style-name="P4" draw:layer="layout" svg:width="0.8cm" svg:height="0.8cm" draw:transform="rotate (1.5707963267949) translate (14.89cm 5.043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9cm" svg:y="4.157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9cm" svg:y1="4.7cm" svg:x2="14.4cm" svg:y2="4.686cm">
            <text:p/>
          </draw:line>
          <draw:line draw:style-name="gr26" draw:text-style-name="P4" draw:layer="layout" svg:x1="14.9cm" svg:y1="4.014cm" svg:x2="14.8cm" svg:y2="4cm">
            <text:p/>
          </draw:line>
          <draw:g>
            <draw:g>
              <draw:line draw:style-name="gr5" draw:text-style-name="P4" draw:layer="layout" svg:x1="12.8cm" svg:y1="4.6cm" svg:x2="7.5cm" svg:y2="4.6cm">
                <text:p/>
              </draw:line>
              <draw:custom-shape draw:style-name="gr95" draw:text-style-name="P40" draw:layer="layout" svg:width="1.2cm" svg:height="1.2cm" svg:x="5cm" svg:y="3.6cm">
                <text:p/>
                <draw:enhanced-geometry svg:viewBox="0 0 21600 21600" draw:mirror-horizontal="tru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96" draw:text-style-name="P18" draw:layer="layout" svg:x1="7.4cm" svg:y1="4.4cm" svg:x2="7.4cm" svg:y2="6.4cm">
                  <text:p/>
                </draw:line>
                <draw:line draw:style-name="gr97" draw:text-style-name="P41" draw:layer="layout" svg:x1="6.6cm" svg:y1="4.4cm" svg:x2="6.6cm" svg:y2="6.4cm">
                  <text:p/>
                </draw:line>
                <draw:line draw:style-name="gr96" draw:text-style-name="P18" draw:layer="layout" svg:x1="6.76cm" svg:y1="4.4cm" svg:x2="6.76cm" svg:y2="6.4cm">
                  <text:p/>
                </draw:line>
                <draw:line draw:style-name="gr96" draw:text-style-name="P18" draw:layer="layout" svg:x1="6.92cm" svg:y1="4.4cm" svg:x2="6.92cm" svg:y2="6.4cm">
                  <text:p/>
                </draw:line>
                <draw:line draw:style-name="gr96" draw:text-style-name="P18" draw:layer="layout" svg:x1="7.08cm" svg:y1="4.4cm" svg:x2="7.08cm" svg:y2="6.4cm">
                  <text:p/>
                </draw:line>
                <draw:line draw:style-name="gr96" draw:text-style-name="P18" draw:layer="layout" svg:x1="7.24cm" svg:y1="4.4cm" svg:x2="7.24cm" svg:y2="6.4cm">
                  <text:p/>
                </draw:line>
              </draw:g>
              <draw:custom-shape draw:style-name="gr16" draw:text-style-name="P6" draw:layer="layout" svg:width="0.4cm" svg:height="0.4cm" svg:x="7.2cm" svg:y="4.1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2.2cm" svg:y1="5cm" svg:x2="6.8cm" svg:y2="5cm">
                <text:p/>
              </draw:line>
              <draw:line draw:style-name="gr98" draw:text-style-name="P4" draw:layer="layout" svg:x1="7.4cm" svg:y1="4.6cm" svg:x2="12.8cm" svg:y2="4.6cm">
                <text:p/>
              </draw:line>
            </draw:g>
            <draw:frame draw:style-name="gr87" draw:text-style-name="P33" draw:layer="layout" svg:width="3cm" svg:height="0.607cm" svg:x="5.5cm" svg:y="6.4cm">
              <draw:text-box>
                <text:p text:style-name="P22"><text:span text:style-name="T13">Zonnecollectoren</text:span></text:p>
              </draw:text-box>
            </draw:frame>
            <draw:custom-shape draw:style-name="gr99" draw:text-style-name="P4" draw:layer="layout" svg:width="4.4cm" svg:height="3.8cm" svg:x="4.6cm" svg:y="3.5cm">
              <text:p/>
              <draw:enhanced-geometry svg:viewBox="0 0 21600 21600" draw:mirror-horizontal="true" draw:type="rectangle" draw:enhanced-path="M 0 0 L 21600 0 21600 21600 0 21600 0 0 Z N"/>
            </draw:custom-shape>
          </draw:g>
          <draw:line draw:style-name="gr13" draw:text-style-name="P4" draw:layer="layout" svg:x1="12.8cm" svg:y1="4.6cm" svg:x2="12.8cm" svg:y2="8.4cm">
            <text:p/>
          </draw:line>
          <draw:line draw:style-name="gr59" draw:text-style-name="P4" draw:layer="layout" svg:x1="10.4cm" svg:y1="19.7cm" svg:x2="8.8cm" svg:y2="19.8cm">
            <text:p/>
          </draw:line>
          <draw:line draw:style-name="gr41" draw:text-style-name="P4" draw:layer="layout" svg:x1="8.3cm" svg:y1="18.7cm" svg:x2="11.1cm" svg:y2="18.7cm">
            <text:p/>
          </draw:line>
          <draw:g>
            <draw:custom-shape draw:style-name="gr28" draw:text-style-name="P12" draw:layer="layout" svg:width="0.2cm" svg:height="0.205cm" svg:x="12.7cm" svg:y="7.4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draw:transform="rotate (-3.14159265358979) translate (12.9cm 7.50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00" draw:text-style-name="P4" draw:layer="layout" svg:x1="14.8cm" svg:y1="5.9cm" svg:x2="16.3cm" svg:y2="5.9cm">
            <text:p/>
          </draw:line>
          <draw:custom-shape draw:style-name="gr101" draw:text-style-name="P4" draw:layer="layout" svg:width="11cm" svg:height="4cm" svg:x="8cm" svg:y="11.9cm">
            <text:p/>
            <draw:enhanced-geometry svg:viewBox="0 0 21600 21600" draw:mirror-horizontal="false" draw:mirror-vertical="true" draw:type="rectangle" draw:enhanced-path="M 0 0 L 21600 0 21600 21600 0 21600 0 0 Z N"/>
          </draw:custom-shape>
          <draw:g>
            <draw:custom-shape draw:style-name="gr102" draw:text-style-name="P4" draw:layer="layout" svg:width="0.8cm" svg:height="0.8cm" draw:transform="rotate (0.0165806278939461) translate (4.987cm 17.463cm)">
              <text:p/>
              <draw:enhanced-geometry svg:viewBox="0 0 21600 21600" draw:mirror-horizontal="false" draw:mirror-vertical="false" draw:type="rectangle" draw:enhanced-path="M 0 0 L 21600 0 21600 21600 0 21600 0 0 Z N"/>
            </draw:custom-shape>
            <draw:g>
              <draw:custom-shape draw:style-name="gr103" draw:text-style-name="P43" draw:layer="layout" svg:width="0.4cm" svg:height="0.4cm" draw:transform="rotate (1.5707963267949) translate (5.394cm 18.106cm)">
                <text:p text:style-name="P42"><text:span text:style-name="T16">B</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43" draw:layer="layout" svg:width="0.4cm" svg:height="0.4cm" draw:transform="rotate (1.5707963267949) translate (4.994cm 18.106cm)">
                <text:p text:style-name="P42"><text:span text:style-name="T16">A</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1.55421569890095) translate (5.787cm 17.45cm)">
              <text:p/>
              <draw:enhanced-geometry svg:viewBox="0 0 21600 21600" draw:mirror-horizontal="false" draw:mirror-vertical="false" draw:type="rectangle" draw:enhanced-path="M 0 0 L 21600 0 21600 21600 0 21600 0 0 Z N"/>
            </draw:custom-shape>
            <draw:g>
              <draw:line draw:style-name="gr104" draw:text-style-name="P4" draw:layer="layout" svg:x1="5.394cm" svg:y1="17.906cm" svg:x2="5.394cm" svg:y2="18.066cm">
                <text:p/>
              </draw:line>
              <draw:custom-shape draw:style-name="gr105" draw:text-style-name="P44" draw:layer="layout" svg:width="0.393cm" svg:height="0.367cm" draw:transform="rotate (3.12501202569585) translate (5.549cm 18.4cm)">
                <text:p text:style-name="P5"><text:span text:style-name="T4">M1</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3.14159265358979) translate (5.594cm 17.90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9" draw:text-style-name="P7" draw:layer="layout" svg:width="1cm" svg:height="1cm" draw:transform="rotate (-1.5707963267949) translate (18.4cm 16.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draw:transform="rotate (-1.5707963267949) translate (18.298cm 16.9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draw:transform="rotate (-1.5707963267949) translate (18.297cm 16.901cm)">
              <text:p text:style-name="P9"><text:span text:style-name="T5">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8" draw:text-style-name="P12" draw:layer="layout" svg:width="0.2cm" svg:height="0.2cm" svg:x="23.4cm" svg:y="1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3.6cm 1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svg:x="20.4cm" svg:y="11.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0.6cm 1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7" draw:layer="layout" svg:width="1cm" svg:height="1cm" draw:transform="rotate (-3.14159265358979) translate (5.2cm 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4.378cm" svg:y="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4.298cm" svg:y="15cm">
              <text:p text:style-name="P9"><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06" draw:text-style-name="P7" draw:layer="layout" svg:width="0.6cm" svg:height="0.6cm" svg:x="21.5cm" svg:y="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384cm" svg:height="0.384cm" draw:transform="rotate (1.5707963267949) translate (21.561cm 14.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7" draw:text-style-name="P10" draw:layer="layout" svg:width="0.479cm" svg:height="0.48cm" svg:x="21.561cm" svg:y="14.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8" draw:text-style-name="P45" draw:layer="layout" svg:width="0.64cm" svg:height="0.896cm" svg:x="21.633cm" svg:y="14.11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9" draw:text-style-name="P46" draw:layer="layout" svg:width="0.32cm" svg:height="1.6cm" svg:x="21cm" svg:y="13.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1.32cm 15.3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svg:x="22.28cm" svg:y="13.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2.6cm 15.3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10" draw:text-style-name="P47" draw:layer="layout" svg:width="0.641cm" svg:height="0.896cm" svg:x="21.339cm" svg:y="14.11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1" draw:text-style-name="P48" draw:layer="layout" svg:width="0.3cm" svg:height="1.2cm" svg:x="21.7cm" svg:y="12.9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g>
          <draw:line draw:style-name="gr14" draw:text-style-name="P4" draw:layer="layout" svg:x1="21cm" svg:y1="14.9cm" svg:x2="19.8cm" svg:y2="14.9cm">
            <text:p/>
          </draw:line>
          <draw:g>
            <draw:line draw:style-name="gr5" draw:text-style-name="P4" draw:layer="layout" svg:x1="16.1cm" svg:y1="17.9cm" svg:x2="16.6cm" svg:y2="17.9cm">
              <text:p/>
            </draw:line>
            <draw:line draw:style-name="gr5" draw:text-style-name="P4" draw:layer="layout" svg:x1="16.4cm" svg:y1="19.7cm" svg:x2="16.4cm" svg:y2="17.952cm">
              <text:p/>
            </draw:line>
            <draw:line draw:style-name="gr5" draw:text-style-name="P4" draw:layer="layout" svg:x1="16.3cm" svg:y1="19.7cm" svg:x2="16.3cm" svg:y2="17.952cm">
              <text:p/>
            </draw:line>
            <draw:line draw:style-name="gr112" draw:text-style-name="P4" draw:layer="layout" svg:x1="16.3cm" svg:y1="17.9cm" svg:x2="16.3cm" svg:y2="19.699cm">
              <text:p/>
            </draw:line>
            <draw:line draw:style-name="gr112" draw:text-style-name="P4" draw:layer="layout" svg:x1="16.4cm" svg:y1="17.9cm" svg:x2="16.4cm" svg:y2="19.699cm">
              <text:p/>
            </draw:line>
            <draw:line draw:style-name="gr112" draw:text-style-name="P4" draw:layer="layout" svg:x1="16.2cm" svg:y1="17.9cm" svg:x2="16.2cm" svg:y2="19.699cm">
              <text:p/>
            </draw:line>
            <draw:line draw:style-name="gr112" draw:text-style-name="P4" draw:layer="layout" svg:x1="16.5cm" svg:y1="17.9cm" svg:x2="16.5cm" svg:y2="19.699cm">
              <text:p/>
            </draw:line>
          </draw:g>
          <draw:line draw:style-name="gr10" draw:text-style-name="P4" draw:layer="layout" svg:x1="16.5cm" svg:y1="14.9cm" svg:x2="16.5cm" svg:y2="17.8cm">
            <text:p/>
          </draw:line>
          <draw:polygon draw:style-name="gr6" draw:text-style-name="P4" draw:layer="layout" svg:width="0cm" svg:height="0cm" svg:x="16.4cm" svg:y="11.7cm" svg:viewBox="0 0 0 0" draw:points="0,0">
            <text:p/>
          </draw:polygon>
          <draw:g>
            <draw:line draw:style-name="gr5" draw:text-style-name="P4" draw:layer="layout" svg:x1="12cm" svg:y1="17cm" svg:x2="12.5cm" svg:y2="17cm">
              <text:p/>
            </draw:line>
            <draw:line draw:style-name="gr5" draw:text-style-name="P4" draw:layer="layout" svg:x1="12.2cm" svg:y1="17.001cm" svg:x2="12.2cm" svg:y2="18.667cm">
              <text:p/>
            </draw:line>
            <draw:line draw:style-name="gr5" draw:text-style-name="P4" draw:layer="layout" svg:x1="12.3cm" svg:y1="17cm" svg:x2="12.3cm" svg:y2="18.666cm">
              <text:p/>
            </draw:line>
            <draw:line draw:style-name="gr113" draw:text-style-name="P4" draw:layer="layout" svg:x1="12.3cm" svg:y1="18.666cm" svg:x2="12.3cm" svg:y2="17cm">
              <text:p/>
            </draw:line>
            <draw:line draw:style-name="gr113" draw:text-style-name="P4" draw:layer="layout" svg:x1="12.4cm" svg:y1="18.666cm" svg:x2="12.4cm" svg:y2="17cm">
              <text:p/>
            </draw:line>
            <draw:line draw:style-name="gr113" draw:text-style-name="P4" draw:layer="layout" svg:x1="12.2cm" svg:y1="18.666cm" svg:x2="12.2cm" svg:y2="17cm">
              <text:p/>
            </draw:line>
            <draw:line draw:style-name="gr113" draw:text-style-name="P4" draw:layer="layout" svg:x1="12.1cm" svg:y1="18.666cm" svg:x2="12.1cm" svg:y2="17cm">
              <text:p/>
            </draw:line>
          </draw:g>
          <draw:line draw:style-name="gr8" draw:text-style-name="P4" draw:layer="layout" svg:x1="12.5cm" svg:y1="15.6cm" svg:x2="12.5cm" svg:y2="17cm">
            <text:p/>
          </draw:line>
          <draw:line draw:style-name="gr9" draw:text-style-name="P4" draw:layer="layout" svg:x1="10.5cm" svg:y1="11.5cm" svg:x2="10.5cm" svg:y2="13cm">
            <text:p/>
          </draw:line>
          <draw:line draw:style-name="gr114" draw:text-style-name="P4" draw:layer="layout" svg:x1="19.8cm" svg:y1="11.5cm" svg:x2="10cm" svg:y2="11.5cm">
            <text:p/>
          </draw:line>
          <draw:line draw:style-name="gr5" draw:text-style-name="P23" draw:layer="layout" svg:x1="16.5cm" svg:y1="11cm" svg:x2="16.5cm" svg:y2="13cm">
            <text:p/>
          </draw:line>
          <draw:line draw:style-name="gr17" draw:text-style-name="P4" draw:layer="layout" svg:x1="10.5cm" svg:y1="11cm" svg:x2="20.5cm" svg:y2="11cm">
            <text:p/>
          </draw:line>
          <draw:line draw:style-name="gr8" draw:text-style-name="P4" draw:layer="layout" svg:x1="10.5cm" svg:y1="13.4cm" svg:x2="10.5cm" svg:y2="11.5cm">
            <text:p/>
          </draw:line>
          <draw:line draw:style-name="gr4" draw:text-style-name="P4" draw:layer="layout" svg:x1="18.5cm" svg:y1="13.4cm" svg:x2="16.9cm" svg:y2="13.4cm">
            <text:p/>
          </draw:line>
          <draw:line draw:style-name="gr6" draw:text-style-name="P4" draw:layer="layout" svg:x1="16.5cm" svg:y1="13.4cm" svg:x2="18.5cm" svg:y2="13.4cm">
            <text:p/>
          </draw:line>
          <draw:line draw:style-name="gr115" draw:text-style-name="P4" draw:layer="layout" svg:x1="14.5cm" svg:y1="13.4cm" svg:x2="14.5cm" svg:y2="15.2cm">
            <text:p/>
          </draw:line>
          <draw:line draw:style-name="gr115" draw:text-style-name="P4" draw:layer="layout" svg:x1="16.5cm" svg:y1="13.4cm" svg:x2="14.5cm" svg:y2="13.4cm">
            <text:p/>
          </draw:line>
          <draw:line draw:style-name="gr115" draw:text-style-name="P4" draw:layer="layout" svg:x1="16.5cm" svg:y1="15.2cm" svg:x2="14.5cm" svg:y2="15.2cm">
            <text:p/>
          </draw:line>
          <draw:g>
            <draw:line draw:style-name="gr5" draw:text-style-name="P4" draw:layer="layout" svg:x1="10.4cm" svg:y1="17.6cm" svg:x2="10.9cm" svg:y2="17.6cm">
              <text:p/>
            </draw:line>
            <draw:line draw:style-name="gr5" draw:text-style-name="P4" draw:layer="layout" svg:x1="10.7cm" svg:y1="17.6cm" svg:x2="10.7cm" svg:y2="19.7cm">
              <text:p/>
            </draw:line>
            <draw:line draw:style-name="gr5" draw:text-style-name="P4" draw:layer="layout" svg:x1="10.6cm" svg:y1="17.6cm" svg:x2="10.6cm" svg:y2="19.7cm">
              <text:p/>
            </draw:line>
            <draw:line draw:style-name="gr116" draw:text-style-name="P4" draw:layer="layout" svg:x1="10.5cm" svg:y1="19.7cm" svg:x2="10.5cm" svg:y2="17.6cm">
              <text:p/>
            </draw:line>
            <draw:line draw:style-name="gr116" draw:text-style-name="P4" draw:layer="layout" svg:x1="10.7cm" svg:y1="19.7cm" svg:x2="10.7cm" svg:y2="17.6cm">
              <text:p/>
            </draw:line>
            <draw:line draw:style-name="gr116" draw:text-style-name="P4" draw:layer="layout" svg:x1="10.6cm" svg:y1="19.7cm" svg:x2="10.6cm" svg:y2="17.6cm">
              <text:p/>
            </draw:line>
            <draw:line draw:style-name="gr116" draw:text-style-name="P4" draw:layer="layout" svg:x1="10.8cm" svg:y1="19.7cm" svg:x2="10.8cm" svg:y2="17.6cm">
              <text:p/>
            </draw:line>
          </draw:g>
          <draw:g>
            <draw:custom-shape draw:style-name="gr28" draw:text-style-name="P12" draw:layer="layout" svg:width="0.4cm" svg:height="0.4cm" draw:transform="rotate (1.5707963267949) translate (18.5cm 1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8.5cm" svg:y1="11.3cm" svg:x2="18.5cm" svg:y2="11.7cm">
              <text:p/>
            </draw:line>
            <draw:custom-shape draw:style-name="gr30" draw:text-style-name="P4" draw:layer="layout" svg:width="0.8cm" svg:height="0.8cm" svg:x="18.3cm" svg:y="11.1cm">
              <text:p/>
              <draw:enhanced-geometry svg:viewBox="0 0 21600 21600" draw:mirror-horizontal="false" draw:mirror-vertical="false" draw:type="rectangle" draw:enhanced-path="M 0 0 L 21600 0 21600 21600 0 21600 0 0 Z N"/>
            </draw:custom-shape>
          </draw:g>
          <draw:g>
            <draw:custom-shape draw:style-name="gr28" draw:text-style-name="P12" draw:layer="layout" svg:width="0.4cm" svg:height="0.4cm" draw:transform="rotate (1.5707963267949) translate (18.5cm 1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8.5cm" svg:y1="16.3cm" svg:x2="18.5cm" svg:y2="16.7cm">
              <text:p/>
            </draw:line>
            <draw:custom-shape draw:style-name="gr30" draw:text-style-name="P4" draw:layer="layout" svg:width="0.8cm" svg:height="0.8cm" svg:x="18.3cm" svg:y="16.1cm">
              <text:p/>
              <draw:enhanced-geometry svg:viewBox="0 0 21600 21600" draw:mirror-horizontal="false" draw:mirror-vertical="false" draw:type="rectangle" draw:enhanced-path="M 0 0 L 21600 0 21600 21600 0 21600 0 0 Z N"/>
            </draw:custom-shape>
          </draw:g>
          <draw:line draw:style-name="gr117" draw:text-style-name="P4" draw:layer="layout" svg:x1="12.5cm" svg:y1="15.2cm" svg:x2="10.5cm" svg:y2="15.2cm">
            <text:p/>
          </draw:line>
          <draw:g>
            <draw:g>
              <draw:custom-shape draw:style-name="gr103" draw:text-style-name="P43" draw:layer="layout" svg:width="0.4cm" svg:height="0.4cm" draw:transform="rotate (1.5707963267949) translate (16.503cm 15.4cm)">
                <text:p text:style-name="P42"><text:span text:style-name="T16">B</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3" draw:text-style-name="P43" draw:layer="layout" svg:width="0.4cm" svg:height="0.4cm" draw:transform="rotate (1.5707963267949) translate (16.098cm 15.4cm)">
                <text:p text:style-name="P42"><text:span text:style-name="T16">A</text:span></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8" draw:text-style-name="P4" draw:layer="layout" svg:width="1cm" svg:height="1cm" svg:x="16cm" svg:y="14.7cm">
              <text:p/>
              <draw:enhanced-geometry svg:viewBox="0 0 21600 21600" draw:type="rectangle" draw:enhanced-path="M 0 0 L 21600 0 21600 21600 0 21600 0 0 Z N"/>
            </draw:custom-shape>
            <draw:g>
              <draw:line draw:style-name="gr104" draw:text-style-name="P4" draw:layer="layout" svg:x1="16.5cm" svg:y1="15.2cm" svg:x2="16.5cm" svg:y2="15.05cm">
                <text:p/>
              </draw:line>
              <draw:custom-shape draw:style-name="gr32" draw:text-style-name="P44" draw:layer="layout" svg:width="0.399cm" svg:height="0.4cm" draw:transform="skewX (-0.00244346095279206) rotate (-3.1405454560386) translate (16.7cm 15.15cm)">
                <text:p text:style-name="P5"><text:span text:style-name="T4">M3</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3.14159265358979) translate (16.7cm 15.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 draw:text-style-name="P4" draw:layer="layout" svg:x1="10.5cm" svg:y1="13.4cm" svg:x2="12.5cm" svg:y2="13.4cm">
            <text:p/>
          </draw:line>
          <draw:line draw:style-name="gr8" draw:text-style-name="P4" draw:layer="layout" svg:x1="12.5cm" svg:y1="14.8cm" svg:x2="12.5cm" svg:y2="13.4cm">
            <text:p/>
          </draw:line>
          <draw:g>
            <draw:g>
              <draw:custom-shape draw:style-name="gr103" draw:text-style-name="P43" draw:layer="layout" svg:width="0.4cm" svg:height="0.4cm" draw:transform="rotate (1.5707963267949) translate (10.505cm 13.6cm)">
                <text:p text:style-name="P42"><text:span text:style-name="T16">B</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3" draw:text-style-name="P43" draw:layer="layout" svg:width="0.4cm" svg:height="0.4cm" draw:transform="rotate (1.5707963267949) translate (10.1cm 13.6cm)">
                <text:p text:style-name="P42"><text:span text:style-name="T16">A</text:span></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8" draw:text-style-name="P4" draw:layer="layout" svg:width="1cm" svg:height="1cm" draw:transform="rotate (-3.14159265358979) translate (11cm 13.9cm)">
              <text:p/>
              <draw:enhanced-geometry svg:viewBox="0 0 21600 21600" draw:type="rectangle" draw:enhanced-path="M 0 0 L 21600 0 21600 21600 0 21600 0 0 Z N"/>
            </draw:custom-shape>
            <draw:g>
              <draw:line draw:style-name="gr104" draw:text-style-name="P4" draw:layer="layout" svg:x1="10.5cm" svg:y1="13.4cm" svg:x2="10.5cm" svg:y2="13.55cm">
                <text:p/>
              </draw:line>
              <draw:custom-shape draw:style-name="gr32" draw:text-style-name="P44" draw:layer="layout" svg:width="0.399cm" svg:height="0.4cm" draw:transform="skewX (-0.00244346095279206) rotate (0.0010471975511966) translate (10.3cm 13.45cm)">
                <text:p text:style-name="P5"><text:span text:style-name="T4">M2</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svg:x="10.3cm" svg:y="1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 draw:text-style-name="P4" draw:layer="layout" svg:x1="10.5cm" svg:y1="17.6cm" svg:x2="10.5cm" svg:y2="16.5cm">
            <text:p/>
          </draw:line>
          <draw:line draw:style-name="gr7" draw:text-style-name="P4" draw:layer="layout" svg:x1="10.5cm" svg:y1="16.5cm" svg:x2="10.5cm" svg:y2="15.2cm">
            <text:p/>
          </draw:line>
          <draw:line draw:style-name="gr7" draw:text-style-name="P4" draw:layer="layout" svg:x1="8.5cm" svg:y1="14.2cm" svg:x2="6.9cm" svg:y2="14.2cm">
            <text:p/>
          </draw:line>
          <draw:g>
            <draw:g>
              <draw:custom-shape draw:style-name="gr103" draw:text-style-name="P43" draw:layer="layout" svg:width="0.4cm" svg:height="0.4cm" draw:transform="rotate (-1.5707963267949) translate (10.499cm 15cm)">
                <text:p text:style-name="P42"><text:span text:style-name="T16">B</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3" draw:text-style-name="P43" draw:layer="layout" svg:width="0.4cm" svg:height="0.4cm" draw:transform="rotate (-1.5707963267949) translate (10.904cm 15cm)">
                <text:p text:style-name="P42"><text:span text:style-name="T16">A</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8" draw:text-style-name="P4" draw:layer="layout" svg:width="1cm" svg:height="1cm" svg:x="10cm" svg:y="14.7cm">
              <text:p/>
              <draw:enhanced-geometry svg:viewBox="0 0 21600 21600" draw:type="rectangle" draw:enhanced-path="M 0 0 L 21600 0 21600 21600 0 21600 0 0 Z N"/>
            </draw:custom-shape>
            <draw:g>
              <draw:line draw:style-name="gr104" draw:text-style-name="P4" draw:layer="layout" svg:x1="10.5cm" svg:y1="15.2cm" svg:x2="10.5cm" svg:y2="15.05cm">
                <text:p/>
              </draw:line>
              <draw:custom-shape draw:style-name="gr32" draw:text-style-name="P44" draw:layer="layout" svg:width="0.399cm" svg:height="0.4cm" draw:transform="skewX (-0.00244346095279206) rotate (-3.1405454560386) translate (10.7cm 15.15cm)">
                <text:p text:style-name="P5"><text:span text:style-name="T4">M4</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3.14159265358979) translate (10.7cm 15.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 draw:text-style-name="P4" draw:layer="layout" svg:x1="8.5cm" svg:y1="13.4cm" svg:x2="8.5cm" svg:y2="15.2cm">
            <text:p/>
          </draw:line>
          <draw:line draw:style-name="gr117" draw:text-style-name="P4" draw:layer="layout" svg:x1="18.5cm" svg:y1="15.2cm" svg:x2="18.5cm" svg:y2="12.8cm">
            <text:p/>
          </draw:line>
          <draw:line draw:style-name="gr115" draw:text-style-name="P4" draw:layer="layout" svg:x1="14.5cm" svg:y1="14.3cm" svg:x2="12.5cm" svg:y2="14.3cm">
            <text:p/>
          </draw:line>
          <draw:g>
            <draw:custom-shape draw:style-name="gr28" draw:text-style-name="P12" draw:layer="layout" svg:width="0.4cm" svg:height="0.4cm" draw:transform="rotate (-1.5707963267949) translate (13.8cm 14.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3.4cm" svg:y1="14.5cm" svg:x2="13.4cm" svg:y2="14.1cm">
              <text:p/>
            </draw:line>
            <draw:custom-shape draw:style-name="gr30" draw:text-style-name="P4" draw:layer="layout" svg:width="0.8cm" svg:height="0.8cm" draw:transform="rotate (-3.14159265358979) translate (14cm 14.7cm)">
              <text:p/>
              <draw:enhanced-geometry svg:viewBox="0 0 21600 21600" draw:mirror-horizontal="true" draw:mirror-vertical="false" draw:type="rectangle" draw:enhanced-path="M 0 0 L 21600 0 21600 21600 0 21600 0 0 Z N"/>
            </draw:custom-shape>
          </draw:g>
          <draw:g>
            <draw:custom-shape draw:style-name="gr119" draw:text-style-name="P50" draw:layer="layout" svg:width="0.4cm" svg:height="0.4cm" draw:transform="rotate (-3.14159265358979) translate (12.7cm 14.7cm)">
              <text:p text:style-name="P49"><text:span text:style-name="T17">40</text:span></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2.073cm 14.7cm)">
              <text:p/>
              <draw:enhanced-geometry svg:viewBox="0 0 21600 21600" draw:mirror-horizontal="true" draw:mirror-vertical="true" draw:type="rectangle" draw:enhanced-path="M 0 0 L 21600 0 21600 21600 0 21600 0 0 Z N"/>
            </draw:custom-shape>
            <draw:custom-shape draw:style-name="gr120" draw:text-style-name="P51" draw:layer="layout" svg:width="0.4cm" svg:height="0.4cm" svg:x="12.3cm" svg:y="13.9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675cm" svg:y1="14.3cm" svg:x2="12.275cm" svg:y2="14.3cm">
              <text:p/>
            </draw:line>
            <draw:custom-shape draw:style-name="gr30" draw:text-style-name="P4" draw:layer="layout" svg:width="0.8cm" svg:height="0.8cm" svg:x="12.073cm" svg:y="13.9cm">
              <text:p/>
              <draw:enhanced-geometry svg:viewBox="0 0 21600 21600" draw:mirror-horizontal="true" draw:mirror-vertical="true" draw:type="rectangle" draw:enhanced-path="M 0 0 L 21600 0 21600 21600 0 21600 0 0 Z N"/>
            </draw:custom-shape>
            <draw:custom-shape draw:style-name="gr32" draw:text-style-name="P44" draw:layer="layout" svg:width="0.4cm" svg:height="0.4cm" draw:transform="rotate (1.5707963267949) translate (12cm 14.495cm)">
              <text:p text:style-name="P5"><text:span text:style-name="T4">TC</text:span></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2.5cm 14.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15" draw:text-style-name="P52" draw:layer="layout" svg:x1="13.4cm" svg:y1="15.3cm" svg:x2="13.4cm" svg:y2="17.3cm">
            <text:p/>
          </draw:line>
          <draw:g>
            <draw:custom-shape draw:style-name="gr19" draw:text-style-name="P7" draw:layer="layout" svg:width="1cm" svg:height="1cm" svg:x="13.4cm" svg:y="1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draw:transform="rotate (1.5707963267949) translate (13.658cm 15.52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13.489cm" svg:y="14.803cm">
              <text:p text:style-name="P9"><text:span text:style-name="T5">3</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17" draw:text-style-name="P4" draw:layer="layout" svg:x1="16.5cm" svg:y1="11cm" svg:x2="16.5cm" svg:y2="13.4cm">
            <text:p/>
          </draw:line>
          <draw:g>
            <draw:custom-shape draw:style-name="gr19" draw:text-style-name="P7" draw:layer="layout" svg:width="1cm" svg:height="1cm" draw:transform="rotate (1.5707963267949) translate (17.3cm 11.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draw:transform="rotate (1.5707963267949) translate (17.558cm 11.32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draw:transform="rotate (1.5707963267949) translate (17.397cm 11.399cm)">
              <text:p text:style-name="P9"><text:span text:style-name="T5">B</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9" draw:text-style-name="P12" draw:layer="layout" svg:width="0.4cm" svg:height="0.4cm" draw:transform="rotate (1.5707963267949) translate (18.5cm 11.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8.9cm" svg:y1="10.8cm" svg:x2="18.9cm" svg:y2="11.2cm">
              <text:p/>
            </draw:line>
            <draw:custom-shape draw:style-name="gr30" draw:text-style-name="P4" draw:layer="layout" svg:width="0.8cm" svg:height="0.8cm" svg:x="18.3cm" svg:y="10.6cm">
              <text:p/>
              <draw:enhanced-geometry svg:viewBox="0 0 21600 21600" draw:mirror-horizontal="true" draw:mirror-vertical="false" draw:type="rectangle" draw:enhanced-path="M 0 0 L 21600 0 21600 21600 0 21600 0 0 Z N"/>
            </draw:custom-shape>
          </draw:g>
          <draw:g>
            <draw:custom-shape draw:style-name="gr28" draw:text-style-name="P12" draw:layer="layout" svg:width="0.4cm" svg:height="0.4cm" draw:transform="rotate (-3.14159265358979) translate (16.7cm 12.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6.7cm" svg:y1="12.2cm" svg:x2="16.3cm" svg:y2="12.2cm">
              <text:p/>
            </draw:line>
            <draw:custom-shape draw:style-name="gr30" draw:text-style-name="P4" draw:layer="layout" svg:width="0.8cm" svg:height="0.8cm" draw:transform="rotate (1.5707963267949) translate (16.1cm 12.8cm)">
              <text:p/>
              <draw:enhanced-geometry svg:viewBox="0 0 21600 21600" draw:mirror-horizontal="true" draw:mirror-vertical="true" draw:type="rectangle" draw:enhanced-path="M 0 0 L 21600 0 21600 21600 0 21600 0 0 Z N"/>
            </draw:custom-shape>
          </draw:g>
          <draw:g>
            <draw:g>
              <draw:custom-shape draw:style-name="gr103" draw:text-style-name="P43" draw:layer="layout" svg:width="0.4cm" svg:height="0.4cm" draw:transform="rotate (-1.5707963267949) translate (16.497cm 13.2cm)">
                <text:p text:style-name="P42"><text:span text:style-name="T16">B</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3" draw:text-style-name="P43" draw:layer="layout" svg:width="0.4cm" svg:height="0.4cm" draw:transform="rotate (-1.5707963267949) translate (16.902cm 13.2cm)">
                <text:p text:style-name="P42"><text:span text:style-name="T16">A</text:span></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8" draw:text-style-name="P4" draw:layer="layout" svg:width="1cm" svg:height="1cm" draw:transform="rotate (-3.14159265358979) translate (17cm 13.9cm)">
              <text:p/>
              <draw:enhanced-geometry svg:viewBox="0 0 21600 21600" draw:type="rectangle" draw:enhanced-path="M 0 0 L 21600 0 21600 21600 0 21600 0 0 Z N"/>
            </draw:custom-shape>
            <draw:g>
              <draw:line draw:style-name="gr104" draw:text-style-name="P4" draw:layer="layout" svg:x1="16.5cm" svg:y1="13.4cm" svg:x2="16.5cm" svg:y2="13.55cm">
                <text:p/>
              </draw:line>
              <draw:custom-shape draw:style-name="gr32" draw:text-style-name="P44" draw:layer="layout" svg:width="0.399cm" svg:height="0.4cm" draw:transform="skewX (-0.00244346095279206) rotate (0.0010471975511966) translate (16.3cm 13.45cm)">
                <text:p text:style-name="P5"><text:span text:style-name="T4">M1</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svg:x="16.3cm" svg:y="1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28" draw:text-style-name="P12" draw:layer="layout" svg:width="0.4cm" svg:height="0.4cm" draw:transform="rotate (1.5707963267949) translate (11cm 15.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1.4cm" svg:y1="15cm" svg:x2="11.4cm" svg:y2="15.4cm">
              <text:p/>
            </draw:line>
            <draw:custom-shape draw:style-name="gr30" draw:text-style-name="P4" draw:layer="layout" svg:width="0.8cm" svg:height="0.8cm" svg:x="10.8cm" svg:y="14.8cm">
              <text:p/>
              <draw:enhanced-geometry svg:viewBox="0 0 21600 21600" draw:mirror-horizontal="true" draw:mirror-vertical="false" draw:type="rectangle" draw:enhanced-path="M 0 0 L 21600 0 21600 21600 0 21600 0 0 Z N"/>
            </draw:custom-shape>
          </draw:g>
        </draw:g>
        <draw:frame draw:style-name="gr121" draw:text-style-name="P53" draw:layer="layout" svg:width="13.2cm" svg:height="1.673cm" svg:x="6.4cm" svg:y="2.5cm">
          <draw:text-box>
            <text:p><text:span text:style-name="T18">Principeschema installatie warmtebuffers</text:span></text:p>
          </draw:text-box>
        </draw:frame>
        <draw:frame draw:style-name="gr61" draw:text-style-name="P34" draw:layer="layout" svg:width="0.502cm" svg:height="1.187cm" svg:x="8cm" svg:y="16cm">
          <draw:text-box>
            <text:p/>
          </draw:text-box>
        </draw:frame>
      </draw:page>
      <draw:page draw:name="page2" draw:style-name="dp1" draw:master-page-name="Default">
        <draw:frame draw:style-name="gr1" draw:text-style-name="P1" draw:layer="layout" svg:width="10.8cm" svg:height="3.806cm" svg:x="5.5cm" svg:y="25.5cm">
          <draw:text-box>
            <text:p><text:span text:style-name="T1"><text:file-name text:display="name">julianapark-k31-verwarming</text:file-name></text:span><text:span text:style-name="T1"><text:s text:c="2"/></text:span><text:span text:style-name="T1"><text:date style:data-style-name="D4" text:date-value="2022-01-12">12-01-2022</text:date></text:span></text:p>
            <text:p><text:span text:style-name="T1">Arend Freije</text:span></text:p>
            <text:p><text:span text:style-name="T1">afreije@inn.nl</text:span></text:p>
            <text:p><text:span text:style-name="T1">06-14143214</text:span></text:p>
          </draw:text-box>
        </draw:frame>
        <draw:g>
          <draw:line draw:style-name="gr117" draw:text-style-name="P4" draw:layer="layout" svg:x1="13cm" svg:y1="17cm" svg:x2="18cm" svg:y2="17cm">
            <text:p/>
          </draw:line>
          <draw:line draw:style-name="gr117" draw:text-style-name="P4" draw:layer="layout" svg:x1="14.5cm" svg:y1="16cm" svg:x2="12cm" svg:y2="16cm">
            <text:p/>
          </draw:line>
          <draw:g>
            <draw:custom-shape draw:style-name="gr122" draw:text-style-name="P7" draw:layer="layout" svg:width="1cm" svg:height="1cm" draw:transform="rotate (1.5707963267949) translate (13cm 1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8" draw:layer="layout" svg:width="0.639cm" svg:height="0.64cm" draw:transform="rotate (-1.5707963267949) translate (13.7cm 15.6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4" draw:text-style-name="P10" draw:layer="layout" svg:width="0.799cm" svg:height="0.8cm" svg:x="13.054cm" svg:y="15.6cm">
              <text:p text:style-name="P9"><text:span text:style-name="T5">3</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 draw:text-style-name="P4" draw:layer="layout" svg:width="3.7cm" svg:height="8.9cm" svg:x="3.5cm" svg:y="11.9cm">
            <text:p/>
            <draw:enhanced-geometry svg:viewBox="0 0 21600 21600" draw:mirror-horizontal="false" draw:mirror-vertical="false" draw:type="rectangle" draw:enhanced-path="M 0 0 L 21600 0 21600 21600 0 21600 0 0 Z N"/>
          </draw:custom-shape>
          <draw:line draw:style-name="gr4" draw:text-style-name="P4" draw:layer="layout" svg:x1="17cm" svg:y1="14.5cm" svg:x2="6.9cm" svg:y2="14.5cm">
            <text:p/>
          </draw:line>
          <draw:line draw:style-name="gr6" draw:text-style-name="P4" draw:layer="layout" svg:x1="6.9cm" svg:y1="14.5cm" svg:x2="17cm" svg:y2="14.5cm">
            <text:p/>
          </draw:line>
          <draw:line draw:style-name="gr4" draw:text-style-name="P4" draw:layer="layout" svg:x1="15.5cm" svg:y1="15cm" svg:x2="15.5cm" svg:y2="14cm">
            <text:p/>
          </draw:line>
          <draw:line draw:style-name="gr125" draw:text-style-name="P4" draw:layer="layout" svg:x1="15.4cm" svg:y1="13.5cm" svg:x2="13cm" svg:y2="13.5cm">
            <text:p/>
          </draw:line>
          <draw:line draw:style-name="gr126" draw:text-style-name="P4" draw:layer="layout" svg:x1="23cm" svg:y1="15.5cm" svg:x2="22.5cm" svg:y2="15.5cm">
            <text:p/>
          </draw:line>
          <draw:line draw:style-name="gr12" draw:text-style-name="P4" draw:layer="layout" svg:x1="22.5cm" svg:y1="16.5cm" svg:x2="23.5cm" svg:y2="16.5cm">
            <text:p/>
          </draw:line>
          <draw:line draw:style-name="gr4" draw:text-style-name="P4" draw:layer="layout" svg:x1="15.5cm" svg:y1="15cm" svg:x2="6.3cm" svg:y2="15cm">
            <text:p/>
          </draw:line>
          <draw:line draw:style-name="gr127" draw:text-style-name="P4" draw:layer="layout" svg:x1="6.9cm" svg:y1="15cm" svg:x2="15.5cm" svg:y2="15cm">
            <text:p/>
          </draw:line>
          <draw:line draw:style-name="gr59" draw:text-style-name="P4" draw:layer="layout" svg:x1="20cm" svg:y1="13cm" svg:x2="14cm" svg:y2="13cm">
            <text:p/>
          </draw:line>
          <draw:line draw:style-name="gr128" draw:text-style-name="P4" draw:layer="layout" svg:x1="12cm" svg:y1="13cm" svg:x2="14cm" svg:y2="13cm">
            <text:p/>
          </draw:line>
          <draw:line draw:style-name="gr7" draw:text-style-name="P4" draw:layer="layout" svg:x1="18cm" svg:y1="13.5cm" svg:x2="18cm" svg:y2="15.5cm">
            <text:p/>
          </draw:line>
          <draw:line draw:style-name="gr129" draw:text-style-name="P4" draw:layer="layout" svg:x1="16.5cm" svg:y1="15.4cm" svg:x2="18cm" svg:y2="15.4cm">
            <text:p/>
          </draw:line>
          <draw:line draw:style-name="gr6" draw:text-style-name="P4" draw:layer="layout" svg:x1="18cm" svg:y1="13.5cm" svg:x2="15.5cm" svg:y2="13.5cm">
            <text:p/>
          </draw:line>
          <draw:line draw:style-name="gr13" draw:text-style-name="P4" draw:layer="layout" svg:x1="14.1cm" svg:y1="6.5cm" svg:x2="10cm" svg:y2="6.5cm">
            <text:p/>
          </draw:line>
          <draw:line draw:style-name="gr117" draw:text-style-name="P4" draw:layer="layout" svg:x1="12cm" svg:y1="16cm" svg:x2="12cm" svg:y2="13cm">
            <text:p/>
          </draw:line>
          <draw:line draw:style-name="gr126" draw:text-style-name="P4" draw:layer="layout" svg:x1="23cm" svg:y1="15.5cm" svg:x2="23cm" svg:y2="11.5cm">
            <text:p/>
          </draw:line>
          <draw:line draw:style-name="gr59" draw:text-style-name="P4" draw:layer="layout" svg:x1="20cm" svg:y1="16.5cm" svg:x2="20cm" svg:y2="13cm">
            <text:p/>
          </draw:line>
          <draw:line draw:style-name="gr15" draw:text-style-name="P4" draw:layer="layout" svg:x1="20.5cm" svg:y1="15.5cm" svg:x2="20.5cm" svg:y2="12.1cm">
            <text:p/>
          </draw:line>
          <draw:custom-shape draw:style-name="gr16" draw:text-style-name="P6" draw:layer="layout" svg:width="0.4cm" svg:height="0.4cm" svg:x="13.9cm" svg:y="9.2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4cm" svg:height="0.4cm" svg:x="13.9cm" svg:y="6.9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4" draw:layer="layout" svg:x1="9.5cm" svg:y1="10.5cm" svg:x2="14.1cm" svg:y2="10.5cm">
            <text:p/>
          </draw:line>
          <draw:line draw:style-name="gr18" draw:text-style-name="P4" draw:layer="layout" svg:x1="12.2cm" svg:y1="10cm" svg:x2="12.2cm" svg:y2="5cm">
            <text:p/>
          </draw:line>
          <draw:g>
            <draw:custom-shape draw:style-name="gr19" draw:text-style-name="P7" draw:layer="layout" svg:width="1cm" svg:height="1cm" draw:transform="rotate (-3.14159265358979) translate (12.75cm 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11.928cm" svg:y="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11.848cm" svg:y="8.6cm">
              <text:p text:style-name="P9"><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2" draw:text-style-name="P4" draw:layer="layout" svg:x1="12.8cm" svg:y1="8.4cm" svg:x2="14.1cm" svg:y2="8.4cm">
            <text:p/>
          </draw:line>
          <draw:line draw:style-name="gr23" draw:text-style-name="P4" draw:layer="layout" svg:x1="14cm" svg:y1="10cm" svg:x2="12.2cm" svg:y2="10cm">
            <text:p/>
          </draw:line>
          <draw:g>
            <draw:custom-shape draw:style-name="gr24" draw:text-style-name="P7" draw:layer="layout" svg:width="0.6cm" svg:height="0.8cm" draw:transform="rotate (-3.14159265358979) translate (11.4cm 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0.6cm" svg:height="0.12cm" svg:x="10.8cm" svg:y="7.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1.1cm" svg:y1="7.1cm" svg:x2="11.1cm" svg:y2="7.5cm">
            <text:p/>
          </draw:line>
          <draw:line draw:style-name="gr13" draw:text-style-name="P4" draw:layer="layout" svg:x1="10cm" svg:y1="11.5cm" svg:x2="10cm" svg:y2="6.5cm">
            <text:p/>
          </draw:line>
          <draw:custom-shape draw:style-name="gr27" draw:text-style-name="P6" draw:layer="layout" svg:width="0.4cm" svg:height="0.384cm" svg:x="11.7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12.9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0.519cm 6.9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0.9cm 6.9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0.9cm 7.5cm)">
              <text:p/>
              <draw:enhanced-geometry svg:viewBox="0 0 21600 21600" draw:mirror-horizontal="true" draw:mirror-vertical="false" draw:type="rectangle" draw:enhanced-path="M 0 0 L 21600 0 21600 21600 0 21600 0 0 Z N"/>
            </draw:custom-shape>
            <draw:line draw:style-name="gr31" draw:text-style-name="P4" draw:layer="layout" svg:x1="10.5cm" svg:y1="7.123cm" svg:x2="10.5cm" svg:y2="6.902cm">
              <text:p/>
            </draw:line>
            <draw:custom-shape draw:style-name="gr30" draw:text-style-name="P4" draw:layer="layout" svg:width="0.8cm" svg:height="0.8cm" draw:transform="rotate (1.5707963267949) translate (10.1cm 7.5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0.3cm" svg:y="6.614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2.2cm" svg:y1="7.1cm" svg:x2="10.9cm" svg:y2="7.1cm">
            <text:p/>
          </draw:line>
          <draw:g>
            <draw:custom-shape draw:style-name="gr28" draw:text-style-name="P12" draw:layer="layout" svg:width="0.196cm" svg:height="0.195cm" svg:x="12.093cm" svg:y="7.4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196cm" svg:height="0.195cm" draw:transform="rotate (-3.14159265358979) translate (12.289cm 7.5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3" draw:text-style-name="P17" draw:layer="layout" svg:width="1.6cm" svg:height="5.5cm" svg:x="14cm" svg:y="5.2cm">
              <text:p text:style-name="P16"><text:span text:style-name="T7">Boiler</text:span></text:p>
              <draw:enhanced-geometry svg:viewBox="0 0 21600 21600" draw:mirror-horizontal="true" draw:mirror-vertical="false" draw:type="rectangle" draw:enhanced-path="M 0 0 L 21600 0 21600 21600 0 21600 0 0 Z N"/>
            </draw:custom-shape>
            <draw:g>
              <draw:line draw:style-name="gr34" draw:text-style-name="P18" draw:layer="layout" svg:x1="14.4cm" svg:y1="6.009cm" svg:x2="15.2cm" svg:y2="5.957cm">
                <text:p/>
              </draw:line>
              <draw:line draw:style-name="gr34" draw:text-style-name="P18" draw:layer="layout" svg:x1="14.4cm" svg:y1="5.905cm" svg:x2="15.2cm" svg:y2="5.957cm">
                <text:p/>
              </draw:line>
              <draw:line draw:style-name="gr34" draw:text-style-name="P18" draw:layer="layout" svg:x1="14.4cm" svg:y1="6.114cm" svg:x2="15.2cm" svg:y2="6.062cm">
                <text:p/>
              </draw:line>
              <draw:line draw:style-name="gr34" draw:text-style-name="P18" draw:layer="layout" svg:x1="14.4cm" svg:y1="6.009cm" svg:x2="15.2cm" svg:y2="6.061cm">
                <text:p/>
              </draw:line>
              <draw:line draw:style-name="gr34" draw:text-style-name="P18" draw:layer="layout" svg:x1="14.4cm" svg:y1="6.114cm" svg:x2="15.2cm" svg:y2="6.166cm">
                <text:p/>
              </draw:line>
              <draw:line draw:style-name="gr34" draw:text-style-name="P18" draw:layer="layout" svg:x1="14.4cm" svg:y1="5.904cm" svg:x2="15.2cm" svg:y2="5.852cm">
                <text:p/>
              </draw:line>
              <draw:line draw:style-name="gr34" draw:text-style-name="P18" draw:layer="layout" svg:x1="14.4cm" svg:y1="5.8cm" svg:x2="15.2cm" svg:y2="5.852cm">
                <text:p/>
              </draw:line>
              <draw:line draw:style-name="gr34" draw:text-style-name="P18" draw:layer="layout" svg:x1="14.4cm" svg:y1="6.218cm" svg:x2="15.2cm" svg:y2="6.166cm">
                <text:p/>
              </draw:line>
              <draw:line draw:style-name="gr34" draw:text-style-name="P18" draw:layer="layout" svg:x1="14.4cm" svg:y1="6.428cm" svg:x2="15.2cm" svg:y2="6.376cm">
                <text:p/>
              </draw:line>
              <draw:line draw:style-name="gr34" draw:text-style-name="P18" draw:layer="layout" svg:x1="14.4cm" svg:y1="6.323cm" svg:x2="15.2cm" svg:y2="6.375cm">
                <text:p/>
              </draw:line>
              <draw:line draw:style-name="gr34" draw:text-style-name="P18" draw:layer="layout" svg:x1="14.4cm" svg:y1="6.532cm" svg:x2="15.2cm" svg:y2="6.48cm">
                <text:p/>
              </draw:line>
              <draw:line draw:style-name="gr34" draw:text-style-name="P18" draw:layer="layout" svg:x1="14.4cm" svg:y1="6.428cm" svg:x2="15.2cm" svg:y2="6.48cm">
                <text:p/>
              </draw:line>
              <draw:line draw:style-name="gr34" draw:text-style-name="P18" draw:layer="layout" svg:x1="14.4cm" svg:y1="6.533cm" svg:x2="15.2cm" svg:y2="6.585cm">
                <text:p/>
              </draw:line>
              <draw:line draw:style-name="gr34" draw:text-style-name="P18" draw:layer="layout" svg:x1="14.4cm" svg:y1="6.323cm" svg:x2="15.2cm" svg:y2="6.271cm">
                <text:p/>
              </draw:line>
              <draw:line draw:style-name="gr34" draw:text-style-name="P18" draw:layer="layout" svg:x1="14.4cm" svg:y1="6.219cm" svg:x2="15.2cm" svg:y2="6.271cm">
                <text:p/>
              </draw:line>
              <draw:line draw:style-name="gr34" draw:text-style-name="P18" draw:layer="layout" svg:x1="14.4cm" svg:y1="6.637cm" svg:x2="15.2cm" svg:y2="6.585cm">
                <text:p/>
              </draw:line>
              <draw:line draw:style-name="gr34" draw:text-style-name="P18" draw:layer="layout" svg:x1="14.4cm" svg:y1="6.846cm" svg:x2="15.2cm" svg:y2="6.794cm">
                <text:p/>
              </draw:line>
              <draw:line draw:style-name="gr34" draw:text-style-name="P18" draw:layer="layout" svg:x1="14.4cm" svg:y1="6.742cm" svg:x2="15.2cm" svg:y2="6.794cm">
                <text:p/>
              </draw:line>
              <draw:line draw:style-name="gr34" draw:text-style-name="P18" draw:layer="layout" svg:x1="14.4cm" svg:y1="6.951cm" svg:x2="15.2cm" svg:y2="6.899cm">
                <text:p/>
              </draw:line>
              <draw:line draw:style-name="gr34" draw:text-style-name="P18" draw:layer="layout" svg:x1="14.4cm" svg:y1="6.847cm" svg:x2="15.2cm" svg:y2="6.899cm">
                <text:p/>
              </draw:line>
              <draw:line draw:style-name="gr34" draw:text-style-name="P18" draw:layer="layout" svg:x1="14.4cm" svg:y1="6.951cm" svg:x2="15.2cm" svg:y2="7.003cm">
                <text:p/>
              </draw:line>
              <draw:line draw:style-name="gr34" draw:text-style-name="P18" draw:layer="layout" svg:x1="14.4cm" svg:y1="6.742cm" svg:x2="15.2cm" svg:y2="6.69cm">
                <text:p/>
              </draw:line>
              <draw:line draw:style-name="gr34" draw:text-style-name="P18" draw:layer="layout" svg:x1="14.4cm" svg:y1="6.637cm" svg:x2="15.2cm" svg:y2="6.689cm">
                <text:p/>
              </draw:line>
              <draw:line draw:style-name="gr34" draw:text-style-name="P18" draw:layer="layout" svg:x1="14.4cm" svg:y1="7.055cm" svg:x2="15.2cm" svg:y2="7.003cm">
                <text:p/>
              </draw:line>
              <draw:line draw:style-name="gr34" draw:text-style-name="P18" draw:layer="layout" svg:x1="14.4cm" svg:y1="7.265cm" svg:x2="15.2cm" svg:y2="7.213cm">
                <text:p/>
              </draw:line>
              <draw:line draw:style-name="gr34" draw:text-style-name="P18" draw:layer="layout" svg:x1="14.4cm" svg:y1="7.16cm" svg:x2="15.2cm" svg:y2="7.212cm">
                <text:p/>
              </draw:line>
              <draw:line draw:style-name="gr34" draw:text-style-name="P18" draw:layer="layout" svg:x1="14.4cm" svg:y1="7.369cm" svg:x2="15.2cm" svg:y2="7.317cm">
                <text:p/>
              </draw:line>
              <draw:line draw:style-name="gr34" draw:text-style-name="P18" draw:layer="layout" svg:x1="14.4cm" svg:y1="7.265cm" svg:x2="15.2cm" svg:y2="7.317cm">
                <text:p/>
              </draw:line>
              <draw:line draw:style-name="gr34" draw:text-style-name="P18" draw:layer="layout" svg:x1="14.4cm" svg:y1="7.37cm" svg:x2="15.2cm" svg:y2="7.422cm">
                <text:p/>
              </draw:line>
              <draw:line draw:style-name="gr34" draw:text-style-name="P18" draw:layer="layout" svg:x1="14.4cm" svg:y1="7.16cm" svg:x2="15.2cm" svg:y2="7.108cm">
                <text:p/>
              </draw:line>
              <draw:line draw:style-name="gr34" draw:text-style-name="P18" draw:layer="layout" svg:x1="14.4cm" svg:y1="7.056cm" svg:x2="15.2cm" svg:y2="7.108cm">
                <text:p/>
              </draw:line>
              <draw:line draw:style-name="gr34" draw:text-style-name="P18" draw:layer="layout" svg:x1="14.4cm" svg:y1="7.474cm" svg:x2="15.2cm" svg:y2="7.422cm">
                <text:p/>
              </draw:line>
              <draw:line draw:style-name="gr34" draw:text-style-name="P18" draw:layer="layout" svg:x1="14.4cm" svg:y1="7.683cm" svg:x2="15.2cm" svg:y2="7.631cm">
                <text:p/>
              </draw:line>
              <draw:line draw:style-name="gr34" draw:text-style-name="P18" draw:layer="layout" svg:x1="14.4cm" svg:y1="7.579cm" svg:x2="15.2cm" svg:y2="7.631cm">
                <text:p/>
              </draw:line>
              <draw:line draw:style-name="gr34" draw:text-style-name="P18" draw:layer="layout" svg:x1="14.4cm" svg:y1="7.788cm" svg:x2="15.2cm" svg:y2="7.736cm">
                <text:p/>
              </draw:line>
              <draw:line draw:style-name="gr34" draw:text-style-name="P18" draw:layer="layout" svg:x1="14.4cm" svg:y1="7.684cm" svg:x2="15.2cm" svg:y2="7.736cm">
                <text:p/>
              </draw:line>
              <draw:line draw:style-name="gr34" draw:text-style-name="P18" draw:layer="layout" svg:x1="14.4cm" svg:y1="7.788cm" svg:x2="15.2cm" svg:y2="7.84cm">
                <text:p/>
              </draw:line>
              <draw:line draw:style-name="gr34" draw:text-style-name="P18" draw:layer="layout" svg:x1="14.4cm" svg:y1="7.579cm" svg:x2="15.2cm" svg:y2="7.527cm">
                <text:p/>
              </draw:line>
              <draw:line draw:style-name="gr34" draw:text-style-name="P18" draw:layer="layout" svg:x1="14.4cm" svg:y1="7.474cm" svg:x2="15.2cm" svg:y2="7.526cm">
                <text:p/>
              </draw:line>
              <draw:line draw:style-name="gr34" draw:text-style-name="P18" draw:layer="layout" svg:x1="14.4cm" svg:y1="7.893cm" svg:x2="15.2cm" svg:y2="7.841cm">
                <text:p/>
              </draw:line>
              <draw:line draw:style-name="gr34" draw:text-style-name="P18" draw:layer="layout" svg:x1="14.4cm" svg:y1="8.102cm" svg:x2="15.2cm" svg:y2="8.05cm">
                <text:p/>
              </draw:line>
              <draw:line draw:style-name="gr34" draw:text-style-name="P18" draw:layer="layout" svg:x1="14.4cm" svg:y1="7.998cm" svg:x2="15.2cm" svg:y2="8.05cm">
                <text:p/>
              </draw:line>
              <draw:line draw:style-name="gr34" draw:text-style-name="P18" draw:layer="layout" svg:x1="14.4cm" svg:y1="8.207cm" svg:x2="15.2cm" svg:y2="8.155cm">
                <text:p/>
              </draw:line>
              <draw:line draw:style-name="gr34" draw:text-style-name="P18" draw:layer="layout" svg:x1="14.4cm" svg:y1="8.102cm" svg:x2="15.2cm" svg:y2="8.154cm">
                <text:p/>
              </draw:line>
              <draw:line draw:style-name="gr34" draw:text-style-name="P18" draw:layer="layout" svg:x1="14.4cm" svg:y1="8.207cm" svg:x2="15.2cm" svg:y2="8.259cm">
                <text:p/>
              </draw:line>
              <draw:line draw:style-name="gr34" draw:text-style-name="P18" draw:layer="layout" svg:x1="14.4cm" svg:y1="7.997cm" svg:x2="15.2cm" svg:y2="7.945cm">
                <text:p/>
              </draw:line>
              <draw:line draw:style-name="gr34" draw:text-style-name="P18" draw:layer="layout" svg:x1="14.4cm" svg:y1="7.893cm" svg:x2="15.2cm" svg:y2="7.945cm">
                <text:p/>
              </draw:line>
              <draw:line draw:style-name="gr34" draw:text-style-name="P18" draw:layer="layout" svg:x1="14.4cm" svg:y1="8.311cm" svg:x2="15.2cm" svg:y2="8.259cm">
                <text:p/>
              </draw:line>
              <draw:line draw:style-name="gr34" draw:text-style-name="P18" draw:layer="layout" svg:x1="14.4cm" svg:y1="8.521cm" svg:x2="15.2cm" svg:y2="8.469cm">
                <text:p/>
              </draw:line>
              <draw:line draw:style-name="gr34" draw:text-style-name="P18" draw:layer="layout" svg:x1="14.4cm" svg:y1="8.416cm" svg:x2="15.2cm" svg:y2="8.468cm">
                <text:p/>
              </draw:line>
              <draw:line draw:style-name="gr34" draw:text-style-name="P18" draw:layer="layout" svg:x1="14.4cm" svg:y1="8.625cm" svg:x2="15.2cm" svg:y2="8.573cm">
                <text:p/>
              </draw:line>
              <draw:line draw:style-name="gr34" draw:text-style-name="P18" draw:layer="layout" svg:x1="14.4cm" svg:y1="8.521cm" svg:x2="15.2cm" svg:y2="8.573cm">
                <text:p/>
              </draw:line>
              <draw:line draw:style-name="gr34" draw:text-style-name="P18" draw:layer="layout" svg:x1="14.4cm" svg:y1="8.626cm" svg:x2="15.2cm" svg:y2="8.678cm">
                <text:p/>
              </draw:line>
              <draw:line draw:style-name="gr34" draw:text-style-name="P18" draw:layer="layout" svg:x1="14.4cm" svg:y1="8.416cm" svg:x2="15.2cm" svg:y2="8.364cm">
                <text:p/>
              </draw:line>
              <draw:line draw:style-name="gr34" draw:text-style-name="P18" draw:layer="layout" svg:x1="14.4cm" svg:y1="8.312cm" svg:x2="15.2cm" svg:y2="8.364cm">
                <text:p/>
              </draw:line>
              <draw:line draw:style-name="gr34" draw:text-style-name="P18" draw:layer="layout" svg:x1="14.4cm" svg:y1="8.73cm" svg:x2="15.2cm" svg:y2="8.678cm">
                <text:p/>
              </draw:line>
              <draw:line draw:style-name="gr34" draw:text-style-name="P18" draw:layer="layout" svg:x1="14.4cm" svg:y1="8.939cm" svg:x2="15.2cm" svg:y2="8.887cm">
                <text:p/>
              </draw:line>
              <draw:line draw:style-name="gr34" draw:text-style-name="P18" draw:layer="layout" svg:x1="14.4cm" svg:y1="8.835cm" svg:x2="15.2cm" svg:y2="8.887cm">
                <text:p/>
              </draw:line>
              <draw:line draw:style-name="gr34" draw:text-style-name="P18" draw:layer="layout" svg:x1="14.4cm" svg:y1="9.044cm" svg:x2="15.2cm" svg:y2="8.992cm">
                <text:p/>
              </draw:line>
              <draw:line draw:style-name="gr34" draw:text-style-name="P18" draw:layer="layout" svg:x1="14.4cm" svg:y1="8.94cm" svg:x2="15.2cm" svg:y2="8.992cm">
                <text:p/>
              </draw:line>
              <draw:line draw:style-name="gr34" draw:text-style-name="P18" draw:layer="layout" svg:x1="14.4cm" svg:y1="9.044cm" svg:x2="15.2cm" svg:y2="9.096cm">
                <text:p/>
              </draw:line>
              <draw:line draw:style-name="gr34" draw:text-style-name="P18" draw:layer="layout" svg:x1="14.4cm" svg:y1="8.835cm" svg:x2="15.2cm" svg:y2="8.783cm">
                <text:p/>
              </draw:line>
              <draw:line draw:style-name="gr34" draw:text-style-name="P18" draw:layer="layout" svg:x1="14.4cm" svg:y1="8.73cm" svg:x2="15.2cm" svg:y2="8.782cm">
                <text:p/>
              </draw:line>
              <draw:line draw:style-name="gr34" draw:text-style-name="P18" draw:layer="layout" svg:x1="14.4cm" svg:y1="9.149cm" svg:x2="15.2cm" svg:y2="9.097cm">
                <text:p/>
              </draw:line>
              <draw:line draw:style-name="gr34" draw:text-style-name="P18" draw:layer="layout" svg:x1="14.4cm" svg:y1="9.358cm" svg:x2="15.2cm" svg:y2="9.306cm">
                <text:p/>
              </draw:line>
              <draw:line draw:style-name="gr34" draw:text-style-name="P18" draw:layer="layout" svg:x1="14.4cm" svg:y1="9.253cm" svg:x2="15.2cm" svg:y2="9.305cm">
                <text:p/>
              </draw:line>
              <draw:line draw:style-name="gr34" draw:text-style-name="P18" draw:layer="layout" svg:x1="14.4cm" svg:y1="9.462cm" svg:x2="15.2cm" svg:y2="9.41cm">
                <text:p/>
              </draw:line>
              <draw:line draw:style-name="gr34" draw:text-style-name="P18" draw:layer="layout" svg:x1="14.4cm" svg:y1="9.358cm" svg:x2="15.2cm" svg:y2="9.41cm">
                <text:p/>
              </draw:line>
              <draw:line draw:style-name="gr34" draw:text-style-name="P18" draw:layer="layout" svg:x1="14.4cm" svg:y1="9.463cm" svg:x2="15.2cm" svg:y2="9.515cm">
                <text:p/>
              </draw:line>
              <draw:line draw:style-name="gr34" draw:text-style-name="P18" draw:layer="layout" svg:x1="14.4cm" svg:y1="9.253cm" svg:x2="15.2cm" svg:y2="9.201cm">
                <text:p/>
              </draw:line>
              <draw:line draw:style-name="gr34" draw:text-style-name="P18" draw:layer="layout" svg:x1="14.4cm" svg:y1="9.149cm" svg:x2="15.2cm" svg:y2="9.201cm">
                <text:p/>
              </draw:line>
              <draw:line draw:style-name="gr34" draw:text-style-name="P18" draw:layer="layout" svg:x1="14.4cm" svg:y1="9.567cm" svg:x2="15.2cm" svg:y2="9.515cm">
                <text:p/>
              </draw:line>
              <draw:line draw:style-name="gr34" draw:text-style-name="P18" draw:layer="layout" svg:x1="14.4cm" svg:y1="9.776cm" svg:x2="15.2cm" svg:y2="9.724cm">
                <text:p/>
              </draw:line>
              <draw:line draw:style-name="gr34" draw:text-style-name="P18" draw:layer="layout" svg:x1="14.4cm" svg:y1="9.672cm" svg:x2="15.2cm" svg:y2="9.724cm">
                <text:p/>
              </draw:line>
              <draw:line draw:style-name="gr34" draw:text-style-name="P18" draw:layer="layout" svg:x1="14.4cm" svg:y1="9.881cm" svg:x2="15.2cm" svg:y2="9.829cm">
                <text:p/>
              </draw:line>
              <draw:line draw:style-name="gr34" draw:text-style-name="P18" draw:layer="layout" svg:x1="14.4cm" svg:y1="9.777cm" svg:x2="15.2cm" svg:y2="9.829cm">
                <text:p/>
              </draw:line>
              <draw:line draw:style-name="gr34" draw:text-style-name="P18" draw:layer="layout" svg:x1="14.4cm" svg:y1="9.881cm" svg:x2="15.2cm" svg:y2="9.933cm">
                <text:p/>
              </draw:line>
              <draw:line draw:style-name="gr34" draw:text-style-name="P18" draw:layer="layout" svg:x1="14.4cm" svg:y1="9.672cm" svg:x2="15.2cm" svg:y2="9.62cm">
                <text:p/>
              </draw:line>
              <draw:line draw:style-name="gr34" draw:text-style-name="P18" draw:layer="layout" svg:x1="14.4cm" svg:y1="9.567cm" svg:x2="15.2cm" svg:y2="9.619cm">
                <text:p/>
              </draw:line>
              <draw:line draw:style-name="gr34" draw:text-style-name="P18" draw:layer="layout" svg:x1="14.4cm" svg:y1="9.986cm" svg:x2="15.2cm" svg:y2="9.934cm">
                <text:p/>
              </draw:line>
              <draw:line draw:style-name="gr34" draw:text-style-name="P18" draw:layer="layout" svg:x1="14.4cm" svg:y1="10.195cm" svg:x2="15.2cm" svg:y2="10.143cm">
                <text:p/>
              </draw:line>
              <draw:line draw:style-name="gr34" draw:text-style-name="P18" draw:layer="layout" svg:x1="14.4cm" svg:y1="10.091cm" svg:x2="15.2cm" svg:y2="10.143cm">
                <text:p/>
              </draw:line>
              <draw:line draw:style-name="gr34" draw:text-style-name="P18" draw:layer="layout" svg:x1="14.4cm" svg:y1="10.3cm" svg:x2="15.2cm" svg:y2="10.248cm">
                <text:p/>
              </draw:line>
              <draw:line draw:style-name="gr34" draw:text-style-name="P18" draw:layer="layout" svg:x1="14.4cm" svg:y1="10.195cm" svg:x2="15.2cm" svg:y2="10.247cm">
                <text:p/>
              </draw:line>
              <draw:line draw:style-name="gr34" draw:text-style-name="P18" draw:layer="layout" svg:x1="14.4cm" svg:y1="10.09cm" svg:x2="15.2cm" svg:y2="10.038cm">
                <text:p/>
              </draw:line>
              <draw:line draw:style-name="gr34" draw:text-style-name="P18" draw:layer="layout" svg:x1="14.4cm" svg:y1="9.986cm" svg:x2="15.2cm" svg:y2="10.038cm">
                <text:p/>
              </draw:line>
            </draw:g>
            <draw:g>
              <draw:line draw:style-name="gr35" draw:text-style-name="P18" draw:layer="layout" svg:x1="14.796cm" svg:y1="8.2cm" svg:x2="14cm" svg:y2="8.2cm">
                <text:p/>
              </draw:line>
              <draw:line draw:style-name="gr36" draw:text-style-name="P18" draw:layer="layout" svg:x1="14.8cm" svg:y1="10cm" svg:x2="14.004cm" svg:y2="10cm">
                <text:p/>
              </draw:line>
              <draw:g>
                <draw:line draw:style-name="gr35" draw:text-style-name="P18" draw:layer="layout" svg:x1="15.393cm" svg:y1="8.7cm" svg:x2="14.2cm" svg:y2="8.6cm">
                  <text:p/>
                </draw:line>
                <draw:line draw:style-name="gr35" draw:text-style-name="P18" draw:layer="layout" svg:x1="15.393cm" svg:y1="8.5cm" svg:x2="14.2cm" svg:y2="8.6cm">
                  <text:p/>
                </draw:line>
                <draw:line draw:style-name="gr35" draw:text-style-name="P18" draw:layer="layout" svg:x1="15.393cm" svg:y1="8.3cm" svg:x2="14.803cm" svg:y2="8.2cm">
                  <text:p/>
                </draw:line>
                <draw:line draw:style-name="gr36" draw:text-style-name="P18" draw:layer="layout" svg:x1="15.397cm" svg:y1="9.9cm" svg:x2="14.801cm" svg:y2="10cm">
                  <text:p/>
                </draw:line>
                <draw:line draw:style-name="gr35" draw:text-style-name="P18" draw:layer="layout" svg:x1="15.393cm" svg:y1="8.9cm" svg:x2="14.2cm" svg:y2="8.8cm">
                  <text:p/>
                </draw:line>
                <draw:line draw:style-name="gr35" draw:text-style-name="P18" draw:layer="layout" svg:x1="15.393cm" svg:y1="8.7cm" svg:x2="14.2cm" svg:y2="8.8cm">
                  <text:p/>
                </draw:line>
                <draw:line draw:style-name="gr35" draw:text-style-name="P18" draw:layer="layout" svg:x1="15.393cm" svg:y1="9.1cm" svg:x2="14.2cm" svg:y2="9cm">
                  <text:p/>
                </draw:line>
                <draw:line draw:style-name="gr35" draw:text-style-name="P18" draw:layer="layout" svg:x1="15.393cm" svg:y1="8.9cm" svg:x2="14.2cm" svg:y2="9cm">
                  <text:p/>
                </draw:line>
                <draw:line draw:style-name="gr35" draw:text-style-name="P18" draw:layer="layout" svg:x1="15.393cm" svg:y1="8.5cm" svg:x2="14.2cm" svg:y2="8.4cm">
                  <text:p/>
                </draw:line>
                <draw:line draw:style-name="gr35" draw:text-style-name="P18" draw:layer="layout" svg:x1="15.393cm" svg:y1="8.3cm" svg:x2="14.2cm" svg:y2="8.4cm">
                  <text:p/>
                </draw:line>
                <draw:line draw:style-name="gr36" draw:text-style-name="P18" draw:layer="layout" svg:x1="15.4cm" svg:y1="9.5cm" svg:x2="14.207cm" svg:y2="9.4cm">
                  <text:p/>
                </draw:line>
                <draw:line draw:style-name="gr36" draw:text-style-name="P18" draw:layer="layout" svg:x1="15.4cm" svg:y1="9.3cm" svg:x2="14.207cm" svg:y2="9.4cm">
                  <text:p/>
                </draw:line>
                <draw:line draw:style-name="gr36" draw:text-style-name="P18" draw:layer="layout" svg:x1="15.4cm" svg:y1="9.7cm" svg:x2="14.207cm" svg:y2="9.6cm">
                  <text:p/>
                </draw:line>
                <draw:line draw:style-name="gr36" draw:text-style-name="P18" draw:layer="layout" svg:x1="15.4cm" svg:y1="9.5cm" svg:x2="14.207cm" svg:y2="9.6cm">
                  <text:p/>
                </draw:line>
                <draw:line draw:style-name="gr36" draw:text-style-name="P18" draw:layer="layout" svg:x1="15.4cm" svg:y1="9.9cm" svg:x2="14.207cm" svg:y2="9.8cm">
                  <text:p/>
                </draw:line>
                <draw:line draw:style-name="gr36" draw:text-style-name="P18" draw:layer="layout" svg:x1="15.4cm" svg:y1="9.7cm" svg:x2="14.207cm" svg:y2="9.8cm">
                  <text:p/>
                </draw:line>
                <draw:line draw:style-name="gr35" draw:text-style-name="P18" draw:layer="layout" svg:x1="15.4cm" svg:y1="9.3cm" svg:x2="14.207cm" svg:y2="9.2cm">
                  <text:p/>
                </draw:line>
                <draw:line draw:style-name="gr35" draw:text-style-name="P18" draw:layer="layout" svg:x1="15.4cm" svg:y1="9.1cm" svg:x2="14.207cm" svg:y2="9.2cm">
                  <text:p/>
                </draw:line>
              </draw:g>
            </draw:g>
            <draw:g>
              <draw:line draw:style-name="gr37" draw:text-style-name="P18" draw:layer="layout" svg:x1="14.4cm" svg:y1="6.1cm" svg:x2="14.792cm" svg:y2="6cm">
                <text:p/>
              </draw:line>
              <draw:line draw:style-name="gr38" draw:text-style-name="P18" draw:layer="layout" svg:x1="14.4cm" svg:y1="10.4cm" svg:x2="14.8cm" svg:y2="10.5cm">
                <text:p/>
              </draw:line>
              <draw:line draw:style-name="gr38" draw:text-style-name="P18" draw:layer="layout" svg:x1="15.5cm" svg:y1="10.5cm" svg:x2="14.8cm" svg:y2="10.5cm">
                <text:p/>
              </draw:line>
            </draw:g>
          </draw:g>
          <draw:g>
            <draw:custom-shape draw:style-name="gr28" draw:text-style-name="P12" draw:layer="layout" svg:width="0.4cm" svg:height="0.4cm" draw:transform="rotate (-1.5707963267949) translate (15.319cm 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7cm 3.8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7cm 4.4cm)">
              <text:p/>
              <draw:enhanced-geometry svg:viewBox="0 0 21600 21600" draw:mirror-horizontal="true" draw:mirror-vertical="false" draw:type="rectangle" draw:enhanced-path="M 0 0 L 21600 0 21600 21600 0 21600 0 0 Z N"/>
            </draw:custom-shape>
            <draw:line draw:style-name="gr31" draw:text-style-name="P4" draw:layer="layout" svg:x1="15.3cm" svg:y1="4.023cm" svg:x2="15.3cm" svg:y2="3.802cm">
              <text:p/>
            </draw:line>
            <draw:custom-shape draw:style-name="gr30" draw:text-style-name="P4" draw:layer="layout" svg:width="0.8cm" svg:height="0.8cm" draw:transform="rotate (1.5707963267949) translate (14.9cm 4.4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1cm" svg:y="3.514cm">
              <text:p text:style-name="P14"><text:span text:style-name="T6">A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8cm" svg:y1="4.7cm" svg:x2="14.4cm" svg:y2="4.686cm">
            <text:p/>
          </draw:line>
          <draw:line draw:style-name="gr26" draw:text-style-name="P4" draw:layer="layout" svg:x1="14.8cm" svg:y1="5.4cm" svg:x2="14.8cm" svg:y2="4cm">
            <text:p/>
          </draw:line>
          <draw:g>
            <draw:custom-shape draw:style-name="gr28" draw:text-style-name="P12" draw:layer="layout" svg:width="0.2cm" svg:height="0.2cm" draw:transform="rotate (-1.5707963267949) translate (13.4cm 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6cm 8.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13.4cm 10.4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6cm 10.4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5" draw:text-style-name="P4" draw:layer="layout" svg:x1="13cm" svg:y1="11.5cm" svg:x2="10cm" svg:y2="11.5cm">
            <text:p/>
          </draw:line>
          <draw:frame draw:style-name="standard" draw:layer="layout" svg:width="9.912cm" svg:height="3.215cm" svg:x="10.066cm" svg:y="20.63cm">
            <table:table table:template-name="default" table:use-first-row-styles="true" table:use-banding-rows-styles="true">
              <table:table-column table:style-name="co5"/>
              <table:table-column table:style-name="co6"/>
              <table:table-column table:style-name="co7"/>
              <table:table-column table:style-name="co7"/>
              <table:table-column table:style-name="co8"/>
              <table:table-row table:style-name="ro2" table:default-cell-style-name="ce1">
                <table:table-cell>
                  <text:p><text:span text:style-name="T19">M1</text:span></text:p>
                </table:table-cell>
                <table:table-cell>
                  <text:p text:style-name="P19"><text:span text:style-name="T19">M2</text:span></text:p>
                </table:table-cell>
                <table:table-cell>
                  <text:p text:style-name="P19"><text:span text:style-name="T19">M3</text:span></text:p>
                </table:table-cell>
                <table:table-cell>
                  <text:p text:style-name="P19"><text:span text:style-name="T19">M4</text:span></text:p>
                </table:table-cell>
                <table:table-cell>
                  <text:p text:style-name="P19"><text:span text:style-name="T19">Doel</text:span></text:p>
                </table:table-cell>
              </table:table-row>
              <table:table-row table:style-name="ro2" table:default-cell-style-name="ce2">
                <table:table-cell>
                  <text:p text:style-name="P20"><text:span text:style-name="T14">A</text:span></text:p>
                </table:table-cell>
                <table:table-cell>
                  <text:p text:style-name="P21"><text:span text:style-name="T14">A</text:span></text:p>
                </table:table-cell>
                <table:table-cell>
                  <text:p text:style-name="P21"><text:span text:style-name="T14">B</text:span></text:p>
                </table:table-cell>
                <table:table-cell>
                  <text:p text:style-name="P21"><text:span text:style-name="T14">A</text:span></text:p>
                </table:table-cell>
                <table:table-cell>
                  <text:p text:style-name="P21"><text:span text:style-name="T14">Buffer2 verwarmen,Buffer3 koelen, WP uit</text:span></text:p>
                </table:table-cell>
              </table:table-row>
              <table:table-row table:style-name="ro2" table:default-cell-style-name="ce2">
                <table:table-cell>
                  <text:p text:style-name="P20"><text:span text:style-name="T14">B</text:span></text:p>
                </table:table-cell>
                <table:table-cell>
                  <text:p text:style-name="P21"><text:span text:style-name="T14">A</text:span></text:p>
                </table:table-cell>
                <table:table-cell>
                  <text:p text:style-name="P21"><text:span text:style-name="T14">B</text:span></text:p>
                </table:table-cell>
                <table:table-cell>
                  <text:p text:style-name="P21"><text:span text:style-name="T14">B</text:span></text:p>
                </table:table-cell>
                <table:table-cell>
                  <text:p text:style-name="P21"><text:span text:style-name="T14">Buffer2 verwarmen, Buffer3 verwarmen, WP uit</text:span></text:p>
                </table:table-cell>
              </table:table-row>
              <table:table-row table:style-name="ro2" table:default-cell-style-name="ce2">
                <table:table-cell>
                  <text:p text:style-name="P20"><text:span text:style-name="T14">A</text:span></text:p>
                </table:table-cell>
                <table:table-cell>
                  <text:p text:style-name="P21"><text:span text:style-name="T14">B</text:span></text:p>
                </table:table-cell>
                <table:table-cell>
                  <text:p text:style-name="P21"><text:span text:style-name="T14">A</text:span></text:p>
                </table:table-cell>
                <table:table-cell>
                  <text:p text:style-name="P21"><text:span text:style-name="T14">A</text:span></text:p>
                </table:table-cell>
                <table:table-cell>
                  <text:p text:style-name="P21"><text:span text:style-name="T14">Buffer2 dicht, Buffer3 koelen, WP uit</text:span></text:p>
                </table:table-cell>
              </table:table-row>
              <table:table-row table:style-name="ro2" table:default-cell-style-name="ce2">
                <table:table-cell>
                  <text:p text:style-name="P20"><text:span text:style-name="T14">B</text:span></text:p>
                </table:table-cell>
                <table:table-cell>
                  <text:p text:style-name="P21"><text:span text:style-name="T14">B</text:span></text:p>
                </table:table-cell>
                <table:table-cell>
                  <text:p text:style-name="P21"><text:span text:style-name="T14">B</text:span></text:p>
                </table:table-cell>
                <table:table-cell>
                  <text:p text:style-name="P21"><text:span text:style-name="T14">B</text:span></text:p>
                </table:table-cell>
                <table:table-cell>
                  <text:p text:style-name="P21"><text:span text:style-name="T14">Buffer2 dicht, Buffer3 verwarmen, WP aan</text:span></text:p>
                </table:table-cell>
              </table:table-row>
              <table:table-row table:style-name="ro2" table:default-cell-style-name="ce2">
                <table:table-cell>
                  <text:p text:style-name="P20"><text:span text:style-name="T14">B</text:span></text:p>
                </table:table-cell>
                <table:table-cell>
                  <text:p text:style-name="P21"><text:span text:style-name="T14">B</text:span></text:p>
                </table:table-cell>
                <table:table-cell>
                  <text:p text:style-name="P21"><text:span text:style-name="T14">A</text:span></text:p>
                </table:table-cell>
                <table:table-cell>
                  <text:p text:style-name="P21"><text:span text:style-name="T14">B</text:span></text:p>
                </table:table-cell>
                <table:table-cell>
                  <text:p text:style-name="P21"><text:span text:style-name="T14">Buffer2 naar primair WP, Buffer3 verwarmen</text:span></text:p>
                </table:table-cell>
              </table:table-row>
            </table:table>
            <draw:image xlink:href="Pictures/TablePreview2.svm" xlink:type="simple" xlink:show="embed" xlink:actuate="onLoad"/>
          </draw:frame>
          <draw:line draw:style-name="gr15" draw:text-style-name="P4" draw:layer="layout" svg:x1="20.5cm" svg:y1="15.5cm" svg:x2="20.9cm" svg:y2="15.5cm">
            <text:p/>
          </draw:line>
          <draw:line draw:style-name="gr5" draw:text-style-name="P4" draw:layer="layout" svg:x1="6.9cm" svg:y1="14.5cm" svg:x2="6.5cm" svg:y2="14.5cm">
            <text:p/>
          </draw:line>
          <draw:line draw:style-name="gr5" draw:text-style-name="P4" draw:layer="layout" svg:x1="5.1cm" svg:y1="16.8cm" svg:x2="5.4cm" svg:y2="16.8cm">
            <text:p/>
          </draw:line>
          <draw:line draw:style-name="gr5" draw:text-style-name="P4" draw:layer="layout" svg:x1="4.7cm" svg:y1="18cm" svg:x2="4.704cm" svg:y2="20.1cm">
            <text:p/>
          </draw:line>
          <draw:line draw:style-name="gr5" draw:text-style-name="P4" draw:layer="layout" svg:x1="4.7cm" svg:y1="17.2cm" svg:x2="4.7cm" svg:y2="17.9cm">
            <text:p/>
          </draw:line>
          <draw:line draw:style-name="gr39" draw:text-style-name="P23" draw:layer="layout" svg:x1="4.7cm" svg:y1="17.9cm" svg:x2="4.9cm" svg:y2="17.9cm">
            <text:p text:style-name="P22">`</text:p>
          </draw:line>
          <draw:line draw:style-name="gr5" draw:text-style-name="P4" draw:layer="layout" svg:x1="4.7cm" svg:y1="14.5cm" svg:x2="4.7cm" svg:y2="16.4cm">
            <text:p/>
          </draw:line>
          <draw:line draw:style-name="gr5" draw:text-style-name="P4" draw:layer="layout" svg:x1="4.7cm" svg:y1="14.5cm" svg:x2="5.9cm" svg:y2="14.5cm">
            <text:p/>
          </draw:line>
          <draw:line draw:style-name="gr40" draw:text-style-name="P4" draw:layer="layout" svg:x1="4.7cm" svg:y1="14.5cm" svg:x2="6.3cm" svg:y2="14.5cm">
            <text:p/>
          </draw:line>
          <draw:line draw:style-name="gr40" draw:text-style-name="P4" draw:layer="layout" svg:x1="4.7cm" svg:y1="16.4cm" svg:x2="4.7cm" svg:y2="14.5cm">
            <text:p/>
          </draw:line>
          <draw:line draw:style-name="gr40" draw:text-style-name="P4" draw:layer="layout" svg:x1="4.7cm" svg:y1="17.9cm" svg:x2="5cm" svg:y2="17.9cm">
            <text:p/>
          </draw:line>
          <draw:line draw:style-name="gr5" draw:text-style-name="P4" draw:layer="layout" svg:x1="5.4cm" svg:y1="17.5cm" svg:x2="5.4cm" svg:y2="16.8cm">
            <text:p/>
          </draw:line>
          <draw:line draw:style-name="gr5" draw:text-style-name="P4" draw:layer="layout" svg:x1="6.3cm" svg:y1="17.9cm" svg:x2="5.8cm" svg:y2="17.9cm">
            <text:p/>
          </draw:line>
          <draw:line draw:style-name="gr5" draw:text-style-name="P4" draw:layer="layout" svg:x1="6.3cm" svg:y1="15cm" svg:x2="6.3cm" svg:y2="17.9cm">
            <text:p/>
          </draw:line>
          <draw:line draw:style-name="gr41" draw:text-style-name="P4" draw:layer="layout" svg:x1="6.9cm" svg:y1="15cm" svg:x2="6.3cm" svg:y2="15cm">
            <text:p/>
          </draw:line>
          <draw:line draw:style-name="gr10" draw:text-style-name="P4" draw:layer="layout" svg:x1="12cm" svg:y1="11cm" svg:x2="23.5cm" svg:y2="11cm">
            <text:p/>
          </draw:line>
          <draw:line draw:style-name="gr130" draw:text-style-name="P4" draw:layer="layout" svg:x1="18cm" svg:y1="12.1cm" svg:x2="20.5cm" svg:y2="12.1cm">
            <text:p/>
          </draw:line>
          <draw:line draw:style-name="gr42" draw:text-style-name="P4" draw:layer="layout" svg:x1="21.4cm" svg:y1="19.1cm" svg:x2="21.4cm" svg:y2="18.1cm">
            <text:p/>
          </draw:line>
          <draw:g>
            <draw:custom-shape draw:style-name="gr43" draw:text-style-name="P24" draw:layer="layout" svg:width="12.922cm" svg:height="1.7cm" svg:x="7.739cm" svg:y="18.4cm">
              <text:p/>
              <draw:enhanced-geometry svg:viewBox="0 0 21600 21600" draw:mirror-horizontal="false" draw:mirror-vertical="false" draw:type="rectangle" draw:enhanced-path="M 0 0 L 21600 0 21600 21600 0 21600 0 0 Z N"/>
            </draw:custom-shape>
            <draw:custom-shape draw:style-name="gr44" draw:text-style-name="P26" draw:layer="layout" svg:width="12.922cm" svg:height="0.5cm" svg:x="7.739cm" svg:y="19.6cm">
              <text:p text:style-name="P25"><text:span text:style-name="T11">1</text:span></text:p>
              <draw:enhanced-geometry svg:viewBox="0 0 21600 21600" draw:mirror-horizontal="false" draw:mirror-vertical="false" draw:type="rectangle" draw:enhanced-path="M 0 0 L 21600 0 21600 21600 0 21600 0 0 Z N"/>
            </draw:custom-shape>
            <draw:custom-shape draw:style-name="gr45" draw:text-style-name="P27" draw:layer="layout" svg:width="13.4cm" svg:height="0.201cm" svg:x="7.5cm" svg:y="19.199cm">
              <text:p/>
              <draw:enhanced-geometry svg:viewBox="0 0 21600 21600" draw:mirror-horizontal="false" draw:mirror-vertical="false" draw:type="rectangle" draw:enhanced-path="M 0 0 L 21600 0 21600 21600 0 21600 0 0 Z N"/>
            </draw:custom-shape>
            <draw:custom-shape draw:style-name="gr46" draw:text-style-name="P28" draw:layer="layout" svg:width="12.922cm" svg:height="0.6cm" svg:x="7.739cm" svg:y="18.4cm">
              <text:p text:style-name="P25"><text:span text:style-name="T11">3</text:span></text:p>
              <draw:enhanced-geometry svg:viewBox="0 0 21600 21600" draw:mirror-horizontal="false" draw:mirror-vertical="false" draw:type="rectangle" draw:enhanced-path="M 0 0 L 21600 0 21600 21600 0 21600 0 0 Z N"/>
            </draw:custom-shape>
          </draw:g>
          <draw:line draw:style-name="gr5" draw:text-style-name="P4" draw:layer="layout" svg:x1="6.3cm" svg:y1="17.9cm" svg:x2="6.3cm" svg:y2="20.6cm">
            <text:p/>
          </draw:line>
          <draw:line draw:style-name="gr5" draw:text-style-name="P4" draw:layer="layout" svg:x1="4.7cm" svg:y1="20.6cm" svg:x2="4.7cm" svg:y2="20.1cm">
            <text:p/>
          </draw:line>
          <draw:line draw:style-name="gr49" draw:text-style-name="P4" draw:layer="layout" svg:x1="8.3cm" svg:y1="18.7cm" svg:x2="15.9cm" svg:y2="18.9cm">
            <text:p/>
          </draw:line>
          <draw:line draw:style-name="gr41" draw:text-style-name="P4" draw:layer="layout" svg:x1="15.9cm" svg:y1="18.9cm" svg:x2="18.9cm" svg:y2="18.7cm">
            <text:p/>
          </draw:line>
          <draw:g>
            <draw:custom-shape draw:style-name="gr50" draw:text-style-name="P30" draw:layer="layout" svg:width="5.5cm" svg:height="3.2cm" svg:x="2.9cm" svg:y="21cm">
              <text:p text:style-name="P29"><text:span text:style-name="T12">2 <text:s text:c="3"/>2</text:span></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3.144cm" svg:y="21.2cm">
              <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5.956cm" svg:y="21.2cm">
              <text:p/>
              <draw:enhanced-geometry svg:viewBox="0 0 21600 21600" draw:mirror-horizontal="false" draw:mirror-vertical="false" draw:type="rectangle" draw:enhanced-path="M 0 0 L 21600 0 21600 21600 0 21600 0 0 Z N"/>
            </draw:custom-shape>
            <draw:custom-shape draw:style-name="gr48" draw:text-style-name="P6" draw:layer="layout" svg:width="0.4cm" svg:height="0.4cm" svg:x="5.4cm" svg:y="2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6" draw:text-style-name="P18" draw:layer="layout" svg:x1="7cm" svg:y1="23.3cm" svg:x2="7.796cm" svg:y2="23.3cm">
                <text:p/>
              </draw:line>
            </draw:g>
            <draw:g>
              <draw:line draw:style-name="gr35" draw:text-style-name="P18" draw:layer="layout" svg:x1="6.707cm" svg:y1="22cm" svg:x2="7.9cm" svg:y2="21.9cm">
                <text:p/>
              </draw:line>
              <draw:line draw:style-name="gr35" draw:text-style-name="P18" draw:layer="layout" svg:x1="6.707cm" svg:y1="21.8cm" svg:x2="7.9cm" svg:y2="21.9cm">
                <text:p/>
              </draw:line>
              <draw:line draw:style-name="gr36" draw:text-style-name="P18" draw:layer="layout" svg:x1="6.703cm" svg:y1="23.2cm" svg:x2="7.299cm" svg:y2="23.3cm">
                <text:p/>
              </draw:line>
              <draw:line draw:style-name="gr35" draw:text-style-name="P18" draw:layer="layout" svg:x1="6.707cm" svg:y1="22.2cm" svg:x2="7.9cm" svg:y2="22.1cm">
                <text:p/>
              </draw:line>
              <draw:line draw:style-name="gr35" draw:text-style-name="P18" draw:layer="layout" svg:x1="6.707cm" svg:y1="22cm" svg:x2="7.9cm" svg:y2="22.1cm">
                <text:p/>
              </draw:line>
              <draw:line draw:style-name="gr35" draw:text-style-name="P18" draw:layer="layout" svg:x1="6.707cm" svg:y1="22.4cm" svg:x2="7.9cm" svg:y2="22.3cm">
                <text:p/>
              </draw:line>
              <draw:line draw:style-name="gr35" draw:text-style-name="P18" draw:layer="layout" svg:x1="6.707cm" svg:y1="22.2cm" svg:x2="7.9cm" svg:y2="22.3cm">
                <text:p/>
              </draw:line>
              <draw:line draw:style-name="gr35" draw:text-style-name="P18" draw:layer="layout" svg:x1="6.707cm" svg:y1="21.8cm" svg:x2="7.9cm" svg:y2="21.7cm">
                <text:p/>
              </draw:line>
              <draw:line draw:style-name="gr35" draw:text-style-name="P18" draw:layer="layout" svg:x1="6.707cm" svg:y1="21.6cm" svg:x2="7.9cm" svg:y2="21.7cm">
                <text:p/>
              </draw:line>
              <draw:line draw:style-name="gr36" draw:text-style-name="P18" draw:layer="layout" svg:x1="6.7cm" svg:y1="22.8cm" svg:x2="7.893cm" svg:y2="22.7cm">
                <text:p/>
              </draw:line>
              <draw:line draw:style-name="gr36" draw:text-style-name="P18" draw:layer="layout" svg:x1="6.7cm" svg:y1="22.6cm" svg:x2="7.893cm" svg:y2="22.7cm">
                <text:p/>
              </draw:line>
              <draw:line draw:style-name="gr36" draw:text-style-name="P18" draw:layer="layout" svg:x1="6.7cm" svg:y1="23cm" svg:x2="7.893cm" svg:y2="22.9cm">
                <text:p/>
              </draw:line>
              <draw:line draw:style-name="gr36" draw:text-style-name="P18" draw:layer="layout" svg:x1="6.7cm" svg:y1="22.8cm" svg:x2="7.893cm" svg:y2="22.9cm">
                <text:p/>
              </draw:line>
              <draw:line draw:style-name="gr36" draw:text-style-name="P18" draw:layer="layout" svg:x1="6.7cm" svg:y1="23.2cm" svg:x2="7.893cm" svg:y2="23.1cm">
                <text:p/>
              </draw:line>
              <draw:line draw:style-name="gr36" draw:text-style-name="P18" draw:layer="layout" svg:x1="6.7cm" svg:y1="23cm" svg:x2="7.893cm" svg:y2="23.1cm">
                <text:p/>
              </draw:line>
              <draw:line draw:style-name="gr35" draw:text-style-name="P18" draw:layer="layout" svg:x1="6.7cm" svg:y1="22.6cm" svg:x2="7.893cm" svg:y2="22.5cm">
                <text:p/>
              </draw:line>
              <draw:line draw:style-name="gr35" draw:text-style-name="P18" draw:layer="layout" svg:x1="6.7cm" svg:y1="22.4cm" svg:x2="7.893cm" svg:y2="22.5cm">
                <text:p/>
              </draw:line>
            </draw:g>
            <draw:g>
              <draw:line draw:style-name="gr35" draw:text-style-name="P18" draw:layer="layout" svg:x1="4.493cm" svg:y1="22cm" svg:x2="3.3cm" svg:y2="21.9cm">
                <text:p/>
              </draw:line>
              <draw:line draw:style-name="gr35" draw:text-style-name="P18" draw:layer="layout" svg:x1="4.493cm" svg:y1="21.8cm" svg:x2="3.3cm" svg:y2="21.9cm">
                <text:p/>
              </draw:line>
              <draw:line draw:style-name="gr36" draw:text-style-name="P18" draw:layer="layout" svg:x1="4.497cm" svg:y1="23.2cm" svg:x2="3.901cm" svg:y2="23.3cm">
                <text:p/>
              </draw:line>
              <draw:line draw:style-name="gr35" draw:text-style-name="P18" draw:layer="layout" svg:x1="4.493cm" svg:y1="22.2cm" svg:x2="3.3cm" svg:y2="22.1cm">
                <text:p/>
              </draw:line>
              <draw:line draw:style-name="gr35" draw:text-style-name="P18" draw:layer="layout" svg:x1="4.493cm" svg:y1="22cm" svg:x2="3.3cm" svg:y2="22.1cm">
                <text:p/>
              </draw:line>
              <draw:line draw:style-name="gr35" draw:text-style-name="P18" draw:layer="layout" svg:x1="4.493cm" svg:y1="22.4cm" svg:x2="3.3cm" svg:y2="22.3cm">
                <text:p/>
              </draw:line>
              <draw:line draw:style-name="gr35" draw:text-style-name="P18" draw:layer="layout" svg:x1="4.493cm" svg:y1="22.2cm" svg:x2="3.3cm" svg:y2="22.3cm">
                <text:p/>
              </draw:line>
              <draw:line draw:style-name="gr35" draw:text-style-name="P18" draw:layer="layout" svg:x1="4.493cm" svg:y1="21.8cm" svg:x2="3.3cm" svg:y2="21.7cm">
                <text:p/>
              </draw:line>
              <draw:line draw:style-name="gr35" draw:text-style-name="P18" draw:layer="layout" svg:x1="4.493cm" svg:y1="21.6cm" svg:x2="3.3cm" svg:y2="21.7cm">
                <text:p/>
              </draw:line>
              <draw:line draw:style-name="gr36" draw:text-style-name="P18" draw:layer="layout" svg:x1="4.5cm" svg:y1="22.8cm" svg:x2="3.307cm" svg:y2="22.7cm">
                <text:p/>
              </draw:line>
              <draw:line draw:style-name="gr36" draw:text-style-name="P18" draw:layer="layout" svg:x1="4.5cm" svg:y1="22.6cm" svg:x2="3.307cm" svg:y2="22.7cm">
                <text:p/>
              </draw:line>
              <draw:line draw:style-name="gr36" draw:text-style-name="P18" draw:layer="layout" svg:x1="4.5cm" svg:y1="23cm" svg:x2="3.307cm" svg:y2="22.9cm">
                <text:p/>
              </draw:line>
              <draw:line draw:style-name="gr36" draw:text-style-name="P18" draw:layer="layout" svg:x1="4.5cm" svg:y1="22.8cm" svg:x2="3.307cm" svg:y2="22.9cm">
                <text:p/>
              </draw:line>
              <draw:line draw:style-name="gr36" draw:text-style-name="P18" draw:layer="layout" svg:x1="4.5cm" svg:y1="23.2cm" svg:x2="3.307cm" svg:y2="23.1cm">
                <text:p/>
              </draw:line>
              <draw:line draw:style-name="gr36" draw:text-style-name="P18" draw:layer="layout" svg:x1="4.5cm" svg:y1="23cm" svg:x2="3.307cm" svg:y2="23.1cm">
                <text:p/>
              </draw:line>
              <draw:line draw:style-name="gr35" draw:text-style-name="P18" draw:layer="layout" svg:x1="4.5cm" svg:y1="22.6cm" svg:x2="3.307cm" svg:y2="22.5cm">
                <text:p/>
              </draw:line>
              <draw:line draw:style-name="gr35" draw:text-style-name="P18" draw:layer="layout" svg:x1="4.5cm" svg:y1="22.4cm" svg:x2="3.307cm" svg:y2="22.5cm">
                <text:p/>
              </draw:line>
            </draw:g>
            <draw:custom-shape draw:style-name="gr48" draw:text-style-name="P6" draw:layer="layout" svg:width="0.4cm" svg:height="0.4cm" svg:x="5.5cm" svg:y="23.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2" draw:text-style-name="P32" draw:layer="layout" svg:width="36cm" svg:height="22cm" svg:x="2.5cm" svg:y="2.5cm">
            <text:p/>
            <draw:enhanced-geometry svg:viewBox="0 0 21600 21600" draw:mirror-horizontal="false" draw:mirror-vertical="false" draw:type="rectangle" draw:enhanced-path="M 0 0 L 21600 0 21600 21600 0 21600 0 0 Z N"/>
          </draw:custom-shape>
          <draw:line draw:style-name="gr41" draw:text-style-name="P4" draw:layer="layout" svg:x1="18cm" svg:y1="18.5cm" svg:x2="18.8cm" svg:y2="18.7cm">
            <text:p/>
          </draw:line>
          <draw:frame draw:style-name="gr54" draw:text-style-name="P33" draw:layer="layout" svg:width="2.5cm" svg:height="0.963cm" svg:x="20.5cm" svg:y="13.5cm">
            <draw:text-box>
              <text:p text:style-name="P22"><text:span text:style-name="T13">Warmtepomp 4kW</text:span></text:p>
            </draw:text-box>
          </draw:frame>
          <draw:frame draw:style-name="gr55" draw:text-style-name="P34" draw:layer="layout" svg:width="0.502cm" svg:height="1.195cm" svg:x="24.5cm" svg:y="10.2cm">
            <draw:text-box>
              <text:p/>
            </draw:text-box>
          </draw:frame>
          <draw:g>
            <draw:custom-shape draw:style-name="gr28" draw:text-style-name="P12" draw:layer="layout" svg:width="0.4cm" svg:height="0.4cm" draw:transform="rotate (-3.14159265358979) translate (21.6cm 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1cm 19.9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2cm" svg:y="1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6" draw:text-style-name="P4" draw:layer="layout" svg:x1="4.7cm" svg:y1="23.3cm" svg:x2="4.7cm" svg:y2="20.1cm">
            <text:p/>
          </draw:line>
          <draw:line draw:style-name="gr57" draw:text-style-name="P4" draw:layer="layout" svg:x1="5cm" svg:y1="21.6cm" svg:x2="5cm" svg:y2="20.3cm">
            <text:p/>
          </draw:line>
          <draw:line draw:style-name="gr58" draw:text-style-name="P4" draw:layer="layout" svg:x1="19.1cm" svg:y1="19.8cm" svg:x2="15.9cm" svg:y2="20cm">
            <text:p/>
          </draw:line>
          <draw:line draw:style-name="gr59" draw:text-style-name="P4" draw:layer="layout" svg:x1="15.9cm" svg:y1="20cm" svg:x2="8.8cm" svg:y2="19.8cm">
            <text:p/>
          </draw:line>
          <draw:line draw:style-name="gr60" draw:text-style-name="P23" draw:layer="layout" svg:x1="0.5cm" svg:y1="5.5cm" svg:x2="2.5cm" svg:y2="5.5cm">
            <text:p text:style-name="P22">100</text:p>
          </draw:line>
          <draw:frame draw:style-name="gr61" draw:text-style-name="P34" draw:layer="layout" svg:width="0.502cm" svg:height="1.187cm" svg:x="0.8cm" svg:y="7.4cm">
            <draw:text-box>
              <text:p/>
            </draw:text-box>
          </draw:frame>
          <draw:line draw:style-name="gr62" draw:text-style-name="P23" draw:layer="layout" svg:x1="0.5cm" svg:y1="7.5cm" svg:x2="2.5cm" svg:y2="7.5cm">
            <text:p text:style-name="P22">50</text:p>
          </draw:line>
          <draw:line draw:style-name="gr63" draw:text-style-name="P23" draw:layer="layout" svg:x1="0.5cm" svg:y1="6.5cm" svg:x2="2.5cm" svg:y2="6.5cm">
            <text:p text:style-name="P22">80</text:p>
          </draw:line>
          <draw:line draw:style-name="gr64" draw:text-style-name="P23" draw:layer="layout" svg:x1="0.5cm" svg:y1="8.5cm" svg:x2="2.5cm" svg:y2="8.5cm">
            <text:p text:style-name="P22">40</text:p>
          </draw:line>
          <draw:line draw:style-name="gr65" draw:text-style-name="P23" draw:layer="layout" svg:x1="0.5cm" svg:y1="10.5cm" svg:x2="2.5cm" svg:y2="10.5cm">
            <text:p text:style-name="P22">20</text:p>
          </draw:line>
          <draw:line draw:style-name="gr66" draw:text-style-name="P23" draw:layer="layout" svg:x1="0.5cm" svg:y1="9.5cm" svg:x2="2.5cm" svg:y2="9.5cm">
            <text:p text:style-name="P22">30</text:p>
          </draw:line>
          <draw:line draw:style-name="gr67" draw:text-style-name="P23" draw:layer="layout" svg:x1="0.5cm" svg:y1="11.5cm" svg:x2="2.5cm" svg:y2="11.5cm">
            <text:p text:style-name="P22">15</text:p>
          </draw:line>
          <draw:line draw:style-name="gr68" draw:text-style-name="P23" draw:layer="layout" svg:x1="0.5cm" svg:y1="13.5cm" svg:x2="2.5cm" svg:y2="13.5cm">
            <text:p text:style-name="P22">5</text:p>
          </draw:line>
          <draw:line draw:style-name="gr69" draw:text-style-name="P23" draw:layer="layout" svg:x1="0.5cm" svg:y1="12.5cm" svg:x2="2.5cm" svg:y2="12.5cm">
            <text:p text:style-name="P22">10</text:p>
          </draw:line>
          <draw:line draw:style-name="gr56" draw:text-style-name="P4" draw:layer="layout" svg:x1="6.6cm" svg:y1="23.3cm" svg:x2="6.6cm" svg:y2="20.1cm">
            <text:p/>
          </draw:line>
          <draw:line draw:style-name="gr70" draw:text-style-name="P4" draw:layer="layout" svg:x1="6.6cm" svg:y1="20.4cm" svg:x2="6.6cm" svg:y2="20.1cm">
            <text:p/>
          </draw:line>
          <draw:g>
            <draw:custom-shape draw:style-name="gr108" draw:text-style-name="P45" draw:layer="layout" svg:width="0.64cm" svg:height="0.896cm" svg:x="21.327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9" draw:text-style-name="P46" draw:layer="layout" svg:width="0.32cm" svg:height="1.6cm" svg:x="22.28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2.6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svg:x="21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1.32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10" draw:text-style-name="P47" draw:layer="layout" svg:width="0.641cm" svg:height="0.896cm" svg:x="21.595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1" draw:text-style-name="P48" draw:layer="layout" svg:width="0.3cm" svg:height="1.2cm" svg:x="21.6cm" svg:y="14.5cm">
              <text:p/>
              <draw:enhanced-geometry svg:viewBox="0 0 640 861" draw:mirror-horizontal="true" draw:mirror-vertical="false" draw:text-areas="257 295 414 566" draw:type="non-primitive" draw:enhanced-path="M 640 233 L 221 293 506 12 367 0 29 406 431 347 145 645 99 520 0 861 326 765 209 711 640 233 640 233 Z N"/>
            </draw:custom-shape>
          </draw:g>
          <draw:line draw:style-name="gr71" draw:text-style-name="P4" draw:layer="layout" svg:x1="6.6cm" svg:y1="20.1cm" svg:x2="4.7cm" svg:y2="20.1cm">
            <text:p/>
          </draw:line>
          <draw:custom-shape draw:style-name="gr48" draw:text-style-name="P6" draw:layer="layout" svg:width="0.4cm" svg:height="0.4cm" svg:x="22.5cm" svg:y="13.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23cm" svg:y1="11.5cm" svg:x2="13cm" svg:y2="11.5cm">
            <text:p/>
          </draw:line>
          <draw:line draw:style-name="gr72" draw:text-style-name="P4" draw:layer="layout" svg:x1="21.6cm" svg:y1="20.9cm" svg:x2="21.6cm" svg:y2="22cm">
            <text:p/>
          </draw:line>
          <draw:g>
            <draw:custom-shape draw:style-name="gr28" draw:text-style-name="P12" draw:layer="layout" svg:width="0.4cm" svg:height="0.4cm" draw:transform="rotate (-3.14159265358979) translate (21.8cm 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1.2cm 21.1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4cm" svg:y="2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73" draw:text-style-name="P4" draw:layer="layout" svg:x1="6.3cm" svg:y1="21.6cm" svg:x2="7.9cm" svg:y2="21.6cm">
            <text:p/>
          </draw:line>
          <draw:line draw:style-name="gr73" draw:text-style-name="P4" draw:layer="layout" svg:x1="3.4cm" svg:y1="21.6cm" svg:x2="5cm" svg:y2="21.6cm">
            <text:p/>
          </draw:line>
          <draw:line draw:style-name="gr74" draw:text-style-name="P4" draw:layer="layout" svg:x1="6.6cm" svg:y1="23.3cm" svg:x2="7.9cm" svg:y2="23.3cm">
            <text:p/>
          </draw:line>
          <draw:line draw:style-name="gr74" draw:text-style-name="P4" draw:layer="layout" svg:x1="3.4cm" svg:y1="23.3cm" svg:x2="4.7cm" svg:y2="23.3cm">
            <text:p/>
          </draw:line>
          <draw:line draw:style-name="gr59" draw:text-style-name="P4" draw:layer="layout" svg:x1="14cm" svg:y1="13cm" svg:x2="14cm" svg:y2="15.5cm">
            <text:p/>
          </draw:line>
          <draw:line draw:style-name="gr58" draw:text-style-name="P4" draw:layer="layout" svg:x1="16.5cm" svg:y1="19.7cm" svg:x2="19cm" svg:y2="19.8cm">
            <text:p/>
          </draw:line>
          <draw:g>
            <draw:custom-shape draw:style-name="gr29" draw:text-style-name="P12" draw:layer="layout" svg:width="0.4cm" svg:height="0.4cm" draw:transform="rotate (-3.14159265358979) translate (23.2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3.2cm" svg:y1="13.8cm" svg:x2="22.8cm" svg:y2="13.8cm">
              <text:p/>
            </draw:line>
            <draw:custom-shape draw:style-name="gr30" draw:text-style-name="P4" draw:layer="layout" svg:width="0.8cm" svg:height="0.8cm" draw:transform="rotate (1.5707963267949) translate (22.6cm 14.4cm)">
              <text:p/>
              <draw:enhanced-geometry svg:viewBox="0 0 21600 21600" draw:mirror-horizontal="true" draw:mirror-vertical="true" draw:type="rectangle" draw:enhanced-path="M 0 0 L 21600 0 21600 21600 0 21600 0 0 Z N"/>
            </draw:custom-shape>
          </draw:g>
          <draw:polygon draw:style-name="gr75" draw:text-style-name="P4" draw:layer="layout" svg:width="0cm" svg:height="0cm" svg:x="4.704cm" svg:y="19.1cm" svg:viewBox="0 0 0 0" draw:points="0,0">
            <text:p/>
          </draw:polygon>
          <draw:polygon draw:style-name="gr76" draw:text-style-name="P4" draw:layer="layout" svg:width="0cm" svg:height="0cm" svg:x="4.704cm" svg:y="17.9cm" svg:viewBox="0 0 0 0" draw:points="0,0">
            <text:p/>
          </draw:polygon>
          <draw:custom-shape draw:style-name="gr77" draw:text-style-name="P4" draw:layer="layout" svg:width="3.1cm" svg:height="7.6cm" svg:x="3.8cm" svg:y="12.2cm">
            <text:p/>
            <draw:enhanced-geometry svg:viewBox="0 0 21600 21600" draw:mirror-vertical="false" draw:mirror-horizontal="false" draw:type="rectangle" draw:enhanced-path="M 0 0 L 21600 0 21600 21600 0 21600 0 0 Z N"/>
          </draw:custom-shape>
          <draw:line draw:style-name="gr40" draw:text-style-name="P4" draw:layer="layout" svg:x1="4.7cm" svg:y1="17.9cm" svg:x2="4.7cm" svg:y2="20.3cm">
            <text:p/>
          </draw:line>
          <draw:line draw:style-name="gr40" draw:text-style-name="P4" draw:layer="layout" svg:x1="5cm" svg:y1="20.3cm" svg:x2="6.3cm" svg:y2="20.3cm">
            <text:p/>
          </draw:line>
          <draw:line draw:style-name="gr57" draw:text-style-name="P4" draw:layer="layout" svg:x1="6.3cm" svg:y1="21.6cm" svg:x2="6.3cm" svg:y2="20.3cm">
            <text:p/>
          </draw:line>
          <draw:custom-shape draw:style-name="gr78" draw:text-style-name="P6" draw:layer="layout" svg:width="0.4cm" svg:height="0.384cm" svg:x="6.3cm" svg:y="19.11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4.1cm" svg:y="19.3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3.5cm" svg:height="4.2cm" draw:transform="rotate (-1.5707963267949) translate (23.9cm 13.5cm)">
            <text:p/>
            <draw:enhanced-geometry svg:viewBox="0 0 21600 21600" draw:mirror-horizontal="true" draw:mirror-vertical="true" draw:type="rectangle" draw:enhanced-path="M 0 0 L 21600 0 21600 21600 0 21600 0 0 Z N"/>
          </draw:custom-shape>
          <draw:line draw:style-name="gr112" draw:text-style-name="P4" draw:layer="layout" svg:x1="9.5cm" svg:y1="11cm" svg:x2="12cm" svg:y2="11cm">
            <text:p/>
          </draw:line>
          <draw:g>
            <draw:line draw:style-name="gr80" draw:text-style-name="P4" draw:layer="layout" svg:x1="17.1cm" svg:y1="6.9cm" svg:x2="17.1cm" svg:y2="8.7cm">
              <text:p/>
            </draw:line>
            <draw:line draw:style-name="gr81" draw:text-style-name="P4" draw:layer="layout" svg:x1="16.6cm" svg:y1="10.5cm" svg:x2="16.6cm" svg:y2="6.9cm">
              <text:p/>
            </draw:line>
            <draw:line draw:style-name="gr42" draw:text-style-name="P4" draw:layer="layout" svg:x1="21.2cm" svg:y1="9.3cm" svg:x2="19.1cm" svg:y2="9.3cm">
              <text:p/>
            </draw:line>
            <draw:line draw:style-name="gr80" draw:text-style-name="P4" draw:layer="layout" svg:x1="16.6cm" svg:y1="10.5cm" svg:x2="15.4cm" svg:y2="10.5cm">
              <text:p/>
            </draw:line>
            <draw:custom-shape draw:style-name="gr82" draw:text-style-name="P4" draw:layer="layout" svg:width="0.1cm" svg:height="1.6cm" svg:x="18.2cm" svg:y="7.7cm">
              <text:p/>
              <draw:enhanced-geometry svg:viewBox="0 0 21600 21600" draw:mirror-horizontal="true" draw:type="rectangle" draw:enhanced-path="M 0 0 L 21600 0 21600 21600 0 21600 0 0 Z N"/>
            </draw:custom-shape>
            <draw:line draw:style-name="gr83" draw:text-style-name="P4" draw:layer="layout" svg:x1="19.1cm" svg:y1="5.9cm" svg:x2="20.8cm" svg:y2="5.9cm">
              <text:p/>
            </draw:line>
            <draw:line draw:style-name="gr83" draw:text-style-name="P4" draw:layer="layout" svg:x1="17.5cm" svg:y1="5.9cm" svg:x2="17.5cm" svg:y2="8.7cm">
              <text:p/>
            </draw:line>
            <draw:line draw:style-name="gr80" draw:text-style-name="P4" draw:layer="layout" svg:x1="16.6cm" svg:y1="6.9cm" svg:x2="20.8cm" svg:y2="6.9cm">
              <text:p/>
            </draw:line>
            <draw:g>
              <draw:custom-shape draw:style-name="gr29" draw:text-style-name="P12" draw:layer="layout" svg:width="0.4cm" svg:height="0.4cm" draw:transform="rotate (-1.5707963267949) translate (21.6cm 5.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6cm 6.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2cm 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1.5707963267949) translate (21.6cm 6.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6cm 7.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2cm 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84" draw:text-style-name="P4" draw:layer="layout" svg:x1="18.2cm" svg:y1="9.3cm" svg:x2="19.1cm" svg:y2="9.3cm">
              <text:p/>
            </draw:line>
            <draw:g>
              <draw:custom-shape draw:style-name="gr29" draw:text-style-name="P35" draw:layer="layout" svg:width="0.4cm" svg:height="0.4cm" svg:x="16.409cm" svg:y="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0.4cm" svg:height="0.4cm" draw:transform="rotate (-1.5707963267949) translate (16.619cm 5.7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7" draw:layer="layout" svg:width="0.4cm" svg:height="0.4cm" draw:transform="rotate (-1.5707963267949) translate (17cm 5.709cm)">
                <text:p text:style-name="P36"><text:span text:style-name="T14">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7cm 6.286cm)">
                <text:p/>
                <draw:enhanced-geometry svg:viewBox="0 0 21600 21600" draw:mirror-horizontal="true" draw:mirror-vertical="false" draw:type="rectangle" draw:enhanced-path="M 0 0 L 21600 0 21600 21600 0 21600 0 0 Z N"/>
              </draw:custom-shape>
              <draw:line draw:style-name="gr31" draw:text-style-name="P4" draw:layer="layout" svg:x1="16.6cm" svg:y1="5.909cm" svg:x2="16.6cm" svg:y2="5.688cm">
                <text:p/>
              </draw:line>
              <draw:custom-shape draw:style-name="gr30" draw:text-style-name="P4" draw:layer="layout" svg:width="0.8cm" svg:height="0.8cm" draw:transform="rotate (1.5707963267949) translate (16.2cm 6.286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6.4cm" svg:y="5.4cm">
                <text:p text:style-name="P14"><text:span text:style-name="T6">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86" draw:text-style-name="P4" draw:layer="layout" svg:x1="19.1cm" svg:y1="5.9cm" svg:x2="17cm" svg:y2="5.9cm">
              <text:p/>
            </draw:line>
            <draw:line draw:style-name="gr80" draw:text-style-name="P4" draw:layer="layout" svg:x1="18.2cm" svg:y1="7.7cm" svg:x2="18.2cm" svg:y2="6.9cm">
              <text:p/>
            </draw:line>
            <draw:line draw:style-name="gr81" draw:text-style-name="P4" draw:layer="layout" svg:x1="16.6cm" svg:y1="6.9cm" svg:x2="16.6cm" svg:y2="6.3cm">
              <text:p/>
            </draw:line>
            <draw:frame draw:style-name="gr87" draw:text-style-name="P33" draw:layer="layout" svg:width="2.5cm" svg:height="0.607cm" svg:x="18.3cm" svg:y="9.5cm">
              <draw:text-box>
                <text:p text:style-name="P22"><text:span text:style-name="T13">kraanwater</text:span></text:p>
              </draw:text-box>
            </draw:frame>
            <draw:frame draw:style-name="gr54" draw:text-style-name="P33" draw:layer="layout" svg:width="1.7cm" svg:height="0.963cm" svg:x="18.5cm" svg:y="7.937cm">
              <draw:text-box>
                <text:p text:style-name="P22"><text:span text:style-name="T13">Douche</text:span></text:p>
                <text:p text:style-name="P22"><text:span text:style-name="T13">WTW</text:span></text:p>
              </draw:text-box>
            </draw:frame>
            <draw:frame draw:style-name="gr87" draw:text-style-name="P33" draw:layer="layout" svg:width="2.3cm" svg:height="0.607cm" svg:x="19.3cm" svg:y="6.1cm">
              <draw:text-box>
                <text:p text:style-name="P22"><text:span text:style-name="T13">Mengkraan</text:span></text:p>
              </draw:text-box>
            </draw:frame>
            <draw:custom-shape draw:style-name="gr88" draw:text-style-name="P4" draw:layer="layout" svg:width="2.8cm" svg:height="2cm" svg:x="19.1cm" svg:y="5.4cm">
              <text:p/>
              <draw:enhanced-geometry svg:viewBox="0 0 21600 21600" draw:type="rectangle" draw:enhanced-path="M 0 0 L 21600 0 21600 21600 0 21600 0 0 Z N"/>
            </draw:custom-shape>
            <draw:custom-shape draw:style-name="gr89" draw:text-style-name="P4" draw:layer="layout" svg:width="1.3cm" svg:height="4.1cm" svg:x="17.8cm" svg:y="5.4cm">
              <text:p/>
              <draw:enhanced-geometry svg:viewBox="0 0 21600 21600" draw:type="rectangle" draw:enhanced-path="M 0 0 L 21600 0 21600 21600 0 21600 0 0 Z N"/>
            </draw:custom-shape>
          </draw:g>
          <draw:line draw:style-name="gr90" draw:text-style-name="P4" draw:layer="layout" svg:x1="6.3cm" svg:y1="17.9cm" svg:x2="6.3cm" svg:y2="20.4cm">
            <text:p/>
          </draw:line>
          <draw:g>
            <draw:custom-shape draw:style-name="gr28" draw:text-style-name="P12" draw:layer="layout" svg:width="0.2cm" svg:height="0.205cm" draw:transform="rotate (-3.14159265358979) translate (4.8cm 19.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svg:x="4.6cm" svg:y="19.7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0" draw:text-style-name="P4" draw:layer="layout" svg:x1="6.3cm" svg:y1="17.9cm" svg:x2="5.6cm" svg:y2="17.9cm">
            <text:p/>
          </draw:line>
          <draw:g>
            <draw:custom-shape draw:style-name="gr28" draw:text-style-name="P12" draw:layer="layout" svg:width="0.4cm" svg:height="0.4cm" svg:x="4.5cm" svg:y="1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4.9cm" svg:y1="15.5cm" svg:x2="4.5cm" svg:y2="15.5cm">
              <text:p/>
            </draw:line>
            <draw:custom-shape draw:style-name="gr30" draw:text-style-name="P4" draw:layer="layout" svg:width="0.8cm" svg:height="0.8cm" draw:transform="rotate (-1.5707963267949) translate (5.1cm 15.3cm)">
              <text:p/>
              <draw:enhanced-geometry svg:viewBox="0 0 21600 21600" draw:mirror-horizontal="false" draw:mirror-vertical="false" draw:type="rectangle" draw:enhanced-path="M 0 0 L 21600 0 21600 21600 0 21600 0 0 Z N"/>
            </draw:custom-shape>
          </draw:g>
          <draw:g>
            <draw:custom-shape draw:style-name="gr29" draw:text-style-name="P12" draw:layer="layout" svg:width="0.4cm" svg:height="0.4cm" draw:transform="rotate (-3.14159265358979) translate (20.7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0.7cm" svg:y1="13.8cm" svg:x2="20.3cm" svg:y2="13.8cm">
              <text:p/>
            </draw:line>
            <draw:custom-shape draw:style-name="gr30" draw:text-style-name="P4" draw:layer="layout" svg:width="0.8cm" svg:height="0.8cm" draw:transform="rotate (1.5707963267949) translate (20.1cm 14.4cm)">
              <text:p/>
              <draw:enhanced-geometry svg:viewBox="0 0 21600 21600" draw:mirror-horizontal="true" draw:mirror-vertical="true" draw:type="rectangle" draw:enhanced-path="M 0 0 L 21600 0 21600 21600 0 21600 0 0 Z N"/>
            </draw:custom-shape>
          </draw:g>
          <draw:line draw:style-name="gr40" draw:text-style-name="P4" draw:layer="layout" svg:x1="4.7cm" svg:y1="17.9cm" svg:x2="4.7cm" svg:y2="17.2cm">
            <text:p/>
          </draw:line>
          <draw:line draw:style-name="gr40" draw:text-style-name="P4" draw:layer="layout" svg:x1="5.4cm" svg:y1="17.5cm" svg:x2="5.4cm" svg:y2="16.8cm">
            <text:p/>
          </draw:line>
          <draw:line draw:style-name="gr41" draw:text-style-name="P4" draw:layer="layout" svg:x1="6.9cm" svg:y1="14.5cm" svg:x2="6.3cm" svg:y2="14.5cm">
            <text:p/>
          </draw:line>
          <draw:line draw:style-name="gr40" draw:text-style-name="P4" draw:layer="layout" svg:x1="5.1cm" svg:y1="16.8cm" svg:x2="5.4cm" svg:y2="16.8cm">
            <text:p/>
          </draw:line>
          <draw:g>
            <draw:custom-shape draw:style-name="gr29" draw:text-style-name="P35" draw:layer="layout" svg:width="0.4cm" svg:height="0.4cm" draw:transform="rotate (1.5702727280193) translate (4.68cm 17.021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0690548142) translate (4.883cm 17.22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39" draw:layer="layout" svg:width="0.4cm" svg:height="0.4cm" draw:transform="rotate (-0.000523598775597623) translate (4.483cm 16.425cm)">
              <text:p text:style-name="P38"><text:span text:style-name="T15">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2" draw:text-style-name="P4" draw:layer="layout" svg:width="0.8cm" svg:height="0.795cm" draw:transform="rotate (-1.57131992557049) translate (5.1cm 16.451cm)">
              <text:p/>
              <draw:enhanced-geometry svg:viewBox="0 0 21600 21600" draw:mirror-horizontal="false" draw:mirror-vertical="true" draw:type="rectangle" draw:enhanced-path="M 0 0 L 21600 0 21600 21600 0 21600 0 0 Z N"/>
            </draw:custom-shape>
            <draw:line draw:style-name="gr31" draw:text-style-name="P4" draw:layer="layout" svg:x1="4.683cm" svg:y1="16.821cm" svg:x2="4.462cm" svg:y2="16.821cm">
              <text:p/>
            </draw:line>
            <draw:custom-shape draw:style-name="gr92" draw:text-style-name="P4" draw:layer="layout" svg:width="0.8cm" svg:height="0.795cm" draw:transform="rotate (3.14106905481419) translate (5.06cm 17.1cm)">
              <text:p/>
              <draw:enhanced-geometry svg:viewBox="0 0 21600 21600" draw:mirror-horizontal="false" draw:mirror-vertical="true" draw:type="rectangle" draw:enhanced-path="M 0 0 L 21600 0 21600 21600 0 21600 0 0 Z N"/>
            </draw:custom-shape>
            <draw:custom-shape draw:style-name="gr93" draw:text-style-name="P15" draw:layer="layout" svg:width="0.4cm" svg:height="0.4cm" draw:transform="rotate (-1.5702727280193) translate (4.545cm 16.613cm)">
              <text:p text:style-name="P14"><text:span text:style-name="T6">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41" draw:text-style-name="P4" draw:layer="layout" svg:x1="6.3cm" svg:y1="17.9cm" svg:x2="6.3cm" svg:y2="15cm">
            <text:p/>
          </draw:line>
          <draw:g>
            <draw:custom-shape draw:style-name="gr19" draw:text-style-name="P7" draw:layer="layout" svg:width="1cm" svg:height="1cm" draw:transform="rotate (1.5707963267949) translate (5.5cm 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draw:transform="rotate (-1.5707963267949) translate (6.4cm 14.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5.604cm" svg:y="14.1cm">
              <text:p text:style-name="P9"><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4" draw:layer="layout" svg:x1="15cm" svg:y1="19.8cm" svg:x2="15cm" svg:y2="18.051cm">
              <text:p/>
            </draw:line>
            <draw:line draw:style-name="gr133" draw:text-style-name="P4" draw:layer="layout" svg:x1="15cm" svg:y1="18cm" svg:x2="15cm" svg:y2="19.8cm">
              <text:p/>
            </draw:line>
            <draw:line draw:style-name="gr133" draw:text-style-name="P4" draw:layer="layout" svg:x1="15.1cm" svg:y1="18cm" svg:x2="15.1cm" svg:y2="19.8cm">
              <text:p/>
            </draw:line>
            <draw:line draw:style-name="gr133" draw:text-style-name="P4" draw:layer="layout" svg:x1="14.9cm" svg:y1="18cm" svg:x2="14.9cm" svg:y2="19.8cm">
              <text:p/>
            </draw:line>
          </draw:g>
          <draw:g>
            <draw:line draw:style-name="gr5" draw:text-style-name="P4" draw:layer="layout" svg:x1="16.5cm" svg:y1="18.2cm" svg:x2="16.5cm" svg:y2="19.7cm">
              <text:p/>
            </draw:line>
            <draw:line draw:style-name="gr116" draw:text-style-name="P4" draw:layer="layout" svg:x1="16.4cm" svg:y1="19.7cm" svg:x2="16.4cm" svg:y2="18.2cm">
              <text:p/>
            </draw:line>
            <draw:line draw:style-name="gr116" draw:text-style-name="P4" draw:layer="layout" svg:x1="16.6cm" svg:y1="19.7cm" svg:x2="16.6cm" svg:y2="18.2cm">
              <text:p/>
            </draw:line>
            <draw:line draw:style-name="gr116" draw:text-style-name="P4" draw:layer="layout" svg:x1="16.5cm" svg:y1="19.7cm" svg:x2="16.5cm" svg:y2="18.2cm">
              <text:p/>
            </draw:line>
          </draw:g>
          <draw:line draw:style-name="gr134" draw:text-style-name="P4" draw:layer="layout" svg:x1="12cm" svg:y1="17cm" svg:x2="9.5cm" svg:y2="17cm">
            <text:p/>
          </draw:line>
          <draw:line draw:style-name="gr112" draw:text-style-name="P4" draw:layer="layout" svg:x1="9.5cm" svg:y1="11cm" svg:x2="9.5cm" svg:y2="10.5cm">
            <text:p/>
          </draw:line>
          <draw:line draw:style-name="gr128" draw:text-style-name="P4" draw:layer="layout" svg:x1="12cm" svg:y1="12cm" svg:x2="12cm" svg:y2="13cm">
            <text:p/>
          </draw:line>
          <draw:line draw:style-name="gr129" draw:text-style-name="P4" draw:layer="layout" svg:x1="16.5cm" svg:y1="15.4cm" svg:x2="16.5cm" svg:y2="18.2cm">
            <text:p/>
          </draw:line>
          <draw:g>
            <draw:line draw:style-name="gr5" draw:text-style-name="P4" draw:layer="layout" svg:x1="18cm" svg:y1="18.5cm" svg:x2="18cm" svg:y2="17cm">
              <text:p/>
            </draw:line>
            <draw:line draw:style-name="gr135" draw:text-style-name="P4" draw:layer="layout" svg:x1="18cm" svg:y1="17cm" svg:x2="18cm" svg:y2="18.5cm">
              <text:p/>
            </draw:line>
            <draw:line draw:style-name="gr135" draw:text-style-name="P4" draw:layer="layout" svg:x1="17.9cm" svg:y1="17cm" svg:x2="17.9cm" svg:y2="18.5cm">
              <text:p/>
            </draw:line>
            <draw:line draw:style-name="gr135" draw:text-style-name="P4" draw:layer="layout" svg:x1="18.1cm" svg:y1="17cm" svg:x2="18.1cm" svg:y2="18.5cm">
              <text:p/>
            </draw:line>
          </draw:g>
          <draw:g>
            <draw:line draw:style-name="gr5" draw:text-style-name="P4" draw:layer="layout" svg:x1="14.5cm" svg:y1="17.465cm" svg:x2="14.5cm" svg:y2="18.465cm">
              <text:p/>
            </draw:line>
            <draw:line draw:style-name="gr112" draw:text-style-name="P4" draw:layer="layout" svg:x1="14.5cm" svg:y1="18.465cm" svg:x2="14.5cm" svg:y2="17.465cm">
              <text:p/>
            </draw:line>
            <draw:line draw:style-name="gr112" draw:text-style-name="P4" draw:layer="layout" svg:x1="14.6cm" svg:y1="18.465cm" svg:x2="14.6cm" svg:y2="17.465cm">
              <text:p/>
            </draw:line>
            <draw:line draw:style-name="gr112" draw:text-style-name="P4" draw:layer="layout" svg:x1="14.4cm" svg:y1="18.465cm" svg:x2="14.4cm" svg:y2="17.465cm">
              <text:p/>
            </draw:line>
          </draw:g>
          <draw:line draw:style-name="gr134" draw:text-style-name="P4" draw:layer="layout" svg:x1="14.5cm" svg:y1="16cm" svg:x2="14.5cm" svg:y2="17.5cm">
            <text:p/>
          </draw:line>
          <draw:custom-shape draw:style-name="gr136" draw:text-style-name="P4" draw:layer="layout" svg:width="8.7cm" svg:height="1.8cm" svg:x="8.8cm" svg:y="10.8cm">
            <text:p/>
            <draw:enhanced-geometry svg:viewBox="0 0 21600 21600" draw:mirror-horizontal="false" draw:mirror-vertical="true" draw:type="rectangle" draw:enhanced-path="M 0 0 L 21600 0 21600 21600 0 21600 0 0 Z N"/>
          </draw:custom-shape>
          <draw:g>
            <draw:custom-shape draw:style-name="gr28" draw:text-style-name="P12" draw:layer="layout" svg:width="0.2cm" svg:height="0.2cm" svg:x="20.4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0.6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svg:x="22.9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3.1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6.9cm 14.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6.7cm 1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17" draw:text-style-name="P4" draw:layer="layout" svg:x1="18cm" svg:y1="16.9cm" svg:x2="18cm" svg:y2="15.4cm">
            <text:p/>
          </draw:line>
          <draw:line draw:style-name="gr134" draw:text-style-name="P4" draw:layer="layout" svg:x1="12cm" svg:y1="17cm" svg:x2="13cm" svg:y2="17cm">
            <text:p/>
          </draw:line>
          <draw:g>
            <draw:custom-shape draw:style-name="gr29" draw:text-style-name="P12" draw:layer="layout" svg:width="0.4cm" svg:height="0.4cm" draw:transform="rotate (-1.5707963267949) translate (11.9cm 16.8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1.5cm" svg:y1="16.8cm" svg:x2="11.5cm" svg:y2="17.2cm">
              <text:p/>
            </draw:line>
            <draw:custom-shape draw:style-name="gr30" draw:text-style-name="P4" draw:layer="layout" svg:width="0.8cm" svg:height="0.8cm" draw:transform="rotate (-3.14159265358979) translate (12.1cm 17.4cm)">
              <text:p/>
              <draw:enhanced-geometry svg:viewBox="0 0 21600 21600" draw:mirror-horizontal="true" draw:mirror-vertical="true" draw:type="rectangle" draw:enhanced-path="M 0 0 L 21600 0 21600 21600 0 21600 0 0 Z N"/>
            </draw:custom-shape>
          </draw:g>
          <draw:line draw:style-name="gr130" draw:text-style-name="P4" draw:layer="layout" svg:x1="18cm" svg:y1="12.1cm" svg:x2="18cm" svg:y2="13.5cm">
            <text:p/>
          </draw:line>
          <draw:line draw:style-name="gr59" draw:text-style-name="P4" draw:layer="layout" svg:x1="20cm" svg:y1="16.5cm" svg:x2="20.9cm" svg:y2="16.5cm">
            <text:p/>
          </draw:line>
          <draw:g>
            <draw:custom-shape draw:style-name="gr19" draw:text-style-name="P7" draw:layer="layout" svg:width="1cm" svg:height="1cm" svg:x="20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0.172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0.101cm" svg:y="14.403cm">
              <text:p text:style-name="P9"><text:span text:style-name="T5">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0" draw:text-style-name="P4" draw:layer="layout" svg:x1="23.5cm" svg:y1="16.5cm" svg:x2="23.5cm" svg:y2="11cm">
            <text:p/>
          </draw:line>
          <draw:g>
            <draw:custom-shape draw:style-name="gr19" draw:text-style-name="P7" draw:layer="layout" svg:width="1cm" svg:height="1cm" svg:x="22.5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2.672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2.601cm" svg:y="14.403cm">
              <text:p text:style-name="P9"><text:span text:style-name="T5">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4" draw:layer="layout" svg:x1="15.5cm" svg:y1="15cm" svg:x2="15.5cm" svg:y2="13.5cm">
            <text:p/>
          </draw:line>
          <draw:custom-shape draw:style-name="gr27" draw:text-style-name="P6" draw:layer="layout" svg:width="0.4cm" svg:height="0.384cm" svg:x="14cm" svg:y="4.5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5.309cm 4.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9cm 4.46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9cm 5.043cm)">
              <text:p/>
              <draw:enhanced-geometry svg:viewBox="0 0 21600 21600" draw:mirror-horizontal="true" draw:mirror-vertical="false" draw:type="rectangle" draw:enhanced-path="M 0 0 L 21600 0 21600 21600 0 21600 0 0 Z N"/>
            </draw:custom-shape>
            <draw:line draw:style-name="gr31" draw:text-style-name="P4" draw:layer="layout" svg:x1="15.29cm" svg:y1="4.666cm" svg:x2="15.29cm" svg:y2="4.445cm">
              <text:p/>
            </draw:line>
            <draw:custom-shape draw:style-name="gr30" draw:text-style-name="P4" draw:layer="layout" svg:width="0.8cm" svg:height="0.8cm" draw:transform="rotate (1.5707963267949) translate (14.89cm 5.043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9cm" svg:y="4.157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9cm" svg:y1="4.7cm" svg:x2="14.4cm" svg:y2="4.686cm">
            <text:p/>
          </draw:line>
          <draw:line draw:style-name="gr26" draw:text-style-name="P4" draw:layer="layout" svg:x1="14.9cm" svg:y1="4.014cm" svg:x2="14.8cm" svg:y2="4cm">
            <text:p/>
          </draw:line>
          <draw:g>
            <draw:g>
              <draw:custom-shape draw:style-name="gr95" draw:text-style-name="P40" draw:layer="layout" svg:width="1.2cm" svg:height="1.2cm" svg:x="5cm" svg:y="3.6cm">
                <text:p/>
                <draw:enhanced-geometry svg:viewBox="0 0 21600 21600" draw:mirror-horizontal="tru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96" draw:text-style-name="P18" draw:layer="layout" svg:x1="7.4cm" svg:y1="4.4cm" svg:x2="7.4cm" svg:y2="6.4cm">
                  <text:p/>
                </draw:line>
                <draw:line draw:style-name="gr97" draw:text-style-name="P41" draw:layer="layout" svg:x1="6.6cm" svg:y1="4.4cm" svg:x2="6.6cm" svg:y2="6.4cm">
                  <text:p/>
                </draw:line>
                <draw:line draw:style-name="gr96" draw:text-style-name="P18" draw:layer="layout" svg:x1="6.76cm" svg:y1="4.4cm" svg:x2="6.76cm" svg:y2="6.4cm">
                  <text:p/>
                </draw:line>
                <draw:line draw:style-name="gr96" draw:text-style-name="P18" draw:layer="layout" svg:x1="6.92cm" svg:y1="4.4cm" svg:x2="6.92cm" svg:y2="6.4cm">
                  <text:p/>
                </draw:line>
                <draw:line draw:style-name="gr96" draw:text-style-name="P18" draw:layer="layout" svg:x1="7.08cm" svg:y1="4.4cm" svg:x2="7.08cm" svg:y2="6.4cm">
                  <text:p/>
                </draw:line>
                <draw:line draw:style-name="gr96" draw:text-style-name="P18" draw:layer="layout" svg:x1="7.24cm" svg:y1="4.4cm" svg:x2="7.24cm" svg:y2="6.4cm">
                  <text:p/>
                </draw:line>
              </draw:g>
              <draw:custom-shape draw:style-name="gr16" draw:text-style-name="P55" draw:layer="layout" svg:width="0.4cm" svg:height="0.4cm" svg:x="7.2cm" svg:y="4.1cm">
                <text:p text:style-name="P54"><text:span text:style-name="T4">TE <text:s text:c="2"/>S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2.2cm" svg:y1="5cm" svg:x2="6.8cm" svg:y2="5cm">
                <text:p/>
              </draw:line>
              <draw:line draw:style-name="gr98" draw:text-style-name="P4" draw:layer="layout" svg:x1="7.4cm" svg:y1="4.6cm" svg:x2="12.8cm" svg:y2="4.6cm">
                <text:p/>
              </draw:line>
            </draw:g>
            <draw:frame draw:style-name="gr87" draw:text-style-name="P33" draw:layer="layout" svg:width="3cm" svg:height="0.607cm" svg:x="5.5cm" svg:y="6.4cm">
              <draw:text-box>
                <text:p text:style-name="P22"><text:span text:style-name="T13">Zonnecollectoren</text:span></text:p>
              </draw:text-box>
            </draw:frame>
            <draw:custom-shape draw:style-name="gr99" draw:text-style-name="P4" draw:layer="layout" svg:width="4.4cm" svg:height="3.8cm" svg:x="4.6cm" svg:y="3.5cm">
              <text:p/>
              <draw:enhanced-geometry svg:viewBox="0 0 21600 21600" draw:mirror-horizontal="true" draw:type="rectangle" draw:enhanced-path="M 0 0 L 21600 0 21600 21600 0 21600 0 0 Z N"/>
            </draw:custom-shape>
          </draw:g>
          <draw:line draw:style-name="gr13" draw:text-style-name="P4" draw:layer="layout" svg:x1="12.8cm" svg:y1="4.6cm" svg:x2="12.8cm" svg:y2="8.4cm">
            <text:p/>
          </draw:line>
          <draw:line draw:style-name="gr59" draw:text-style-name="P4" draw:layer="layout" svg:x1="15cm" svg:y1="19.8cm" svg:x2="8.8cm" svg:y2="19.8cm">
            <text:p/>
          </draw:line>
          <draw:line draw:style-name="gr41" draw:text-style-name="P4" draw:layer="layout" svg:x1="8.3cm" svg:y1="18.7cm" svg:x2="14.5cm" svg:y2="18.5cm">
            <text:p/>
          </draw:line>
          <draw:line draw:style-name="gr10" draw:text-style-name="P4" draw:layer="layout" svg:x1="9.5cm" svg:y1="11cm" svg:x2="9.5cm" svg:y2="17cm">
            <text:p/>
          </draw:line>
          <draw:line draw:style-name="gr134" draw:text-style-name="P4" draw:layer="layout" svg:x1="12cm" svg:y1="17cm" svg:x2="12cm" svg:y2="16.4cm">
            <text:p/>
          </draw:line>
          <draw:g>
            <draw:custom-shape draw:style-name="gr102" draw:text-style-name="P4" draw:layer="layout" svg:width="0.8cm" svg:height="0.8cm" draw:transform="rotate (-1.55421569890095) translate (12.439cm 15.587cm)">
              <text:p/>
              <draw:enhanced-geometry svg:viewBox="0 0 21600 21600" draw:mirror-horizontal="false" draw:mirror-vertical="false" draw:type="rectangle" draw:enhanced-path="M 0 0 L 21600 0 21600 21600 0 21600 0 0 Z N"/>
            </draw:custom-shape>
            <draw:g>
              <draw:custom-shape draw:style-name="gr103" draw:text-style-name="P43" draw:layer="layout" svg:width="0.4cm" svg:height="0.4cm" svg:x="11.796cm" svg:y="15.994cm">
                <text:p text:style-name="P42"><text:span text:style-name="T16">B</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43" draw:layer="layout" svg:width="0.4cm" svg:height="0.4cm" draw:transform="rotate (-3.14159265358979) translate (12.196cm 15.994cm)">
                <text:p text:style-name="P42"><text:span text:style-name="T16">A</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3.12501202569585) translate (12.452cm 16.387cm)">
              <text:p/>
              <draw:enhanced-geometry svg:viewBox="0 0 21600 21600" draw:mirror-horizontal="false" draw:mirror-vertical="false" draw:type="rectangle" draw:enhanced-path="M 0 0 L 21600 0 21600 21600 0 21600 0 0 Z N"/>
            </draw:custom-shape>
            <draw:g>
              <draw:line draw:style-name="gr104" draw:text-style-name="P4" draw:layer="layout" svg:x1="11.996cm" svg:y1="15.994cm" svg:x2="11.836cm" svg:y2="15.994cm">
                <text:p/>
              </draw:line>
              <draw:custom-shape draw:style-name="gr137" draw:text-style-name="P44" draw:layer="layout" svg:width="0.393cm" svg:height="0.367cm" draw:transform="rotate (-1.58737695468884) translate (11.876cm 15.801cm)">
                <text:p text:style-name="P5"><text:span text:style-name="T4">M1</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96cm 15.7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7" draw:text-style-name="P4" draw:layer="layout" svg:x1="13cm" svg:y1="17.5cm" svg:x2="13.6cm" svg:y2="17cm">
            <text:p/>
          </draw:line>
          <draw:line draw:style-name="gr6" draw:text-style-name="P4" draw:layer="layout" svg:x1="17cm" svg:y1="12cm" svg:x2="12cm" svg:y2="12cm">
            <text:p/>
          </draw:line>
          <draw:line draw:style-name="gr134" draw:text-style-name="P4" draw:layer="layout" svg:x1="12cm" svg:y1="12cm" svg:x2="12cm" svg:y2="11cm">
            <text:p/>
          </draw:line>
          <draw:g>
            <draw:custom-shape draw:style-name="gr28" draw:text-style-name="P12" draw:layer="layout" svg:width="0.2cm" svg:height="0.205cm" svg:x="12.7cm" svg:y="7.4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draw:transform="rotate (-3.14159265358979) translate (12.9cm 7.50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00" draw:text-style-name="P4" draw:layer="layout" svg:x1="14.8cm" svg:y1="5.9cm" svg:x2="16.3cm" svg:y2="5.9cm">
            <text:p/>
          </draw:line>
          <draw:g>
            <draw:custom-shape draw:style-name="gr138" draw:text-style-name="P43" draw:layer="layout" svg:width="0.4cm" svg:height="0.4cm" svg:x="12.8cm" svg:y="17cm">
              <text:p text:style-name="P42"><text:span text:style-name="T16">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3.427cm 16.6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3.2cm 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825cm" svg:y1="17cm" svg:x2="13.225cm" svg:y2="17cm">
              <text:p/>
            </draw:line>
            <draw:custom-shape draw:style-name="gr30" draw:text-style-name="P4" draw:layer="layout" svg:width="0.8cm" svg:height="0.8cm" draw:transform="rotate (-3.14159265358979) translate (13.427cm 17.4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3.5cm 16.795cm)">
              <text:p text:style-name="P5"><text:span text:style-name="T4">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3cm 1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5" draw:text-style-name="P4" draw:layer="layout" svg:x1="13cm" svg:y1="13.5cm" svg:x2="13cm" svg:y2="11.5cm">
            <text:p/>
          </draw:line>
          <draw:line draw:style-name="gr125" draw:text-style-name="P4" draw:layer="layout" svg:x1="13cm" svg:y1="17cm" svg:x2="13cm" svg:y2="13.5cm">
            <text:p/>
          </draw:line>
          <draw:g>
            <draw:custom-shape draw:style-name="gr29" draw:text-style-name="P12" draw:layer="layout" svg:width="0.4cm" svg:height="0.4cm" draw:transform="rotate (1.5707963267949) translate (12.1cm 1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5cm" svg:y1="16.8cm" svg:x2="12.5cm" svg:y2="17.2cm">
              <text:p/>
            </draw:line>
            <draw:custom-shape draw:style-name="gr30" draw:text-style-name="P4" draw:layer="layout" svg:width="0.8cm" svg:height="0.8cm" svg:x="11.9cm" svg:y="16.6cm">
              <text:p/>
              <draw:enhanced-geometry svg:viewBox="0 0 21600 21600" draw:mirror-horizontal="true" draw:mirror-vertical="false" draw:type="rectangle" draw:enhanced-path="M 0 0 L 21600 0 21600 21600 0 21600 0 0 Z N"/>
            </draw:custom-shape>
          </draw:g>
          <draw:line draw:style-name="gr4" draw:text-style-name="P4" draw:layer="layout" svg:x1="17cm" svg:y1="14.5cm" svg:x2="17cm" svg:y2="12cm">
            <text:p/>
          </draw:line>
          <draw:line draw:style-name="gr6" draw:text-style-name="P4" draw:layer="layout" svg:x1="17cm" svg:y1="12cm" svg:x2="17cm" svg:y2="14.5cm">
            <text:p/>
          </draw:line>
          <draw:line draw:style-name="gr59" draw:text-style-name="P4" draw:layer="layout" svg:x1="15cm" svg:y1="18cm" svg:x2="15cm" svg:y2="15.5cm">
            <text:p/>
          </draw:line>
          <draw:line draw:style-name="gr59" draw:text-style-name="P4" draw:layer="layout" svg:x1="14cm" svg:y1="15.5cm" svg:x2="15cm" svg:y2="15.5cm">
            <text:p/>
          </draw:line>
          <draw:custom-shape draw:style-name="gr139" draw:text-style-name="P4" draw:layer="layout" svg:width="8.7cm" svg:height="5.6cm" svg:x="8.8cm" svg:y="12.6cm">
            <text:p/>
            <draw:enhanced-geometry svg:viewBox="0 0 21600 21600" draw:mirror-horizontal="false" draw:mirror-vertical="true" draw:type="rectangle" draw:enhanced-path="M 0 0 L 21600 0 21600 21600 0 21600 0 0 Z N"/>
          </draw:custom-shape>
          <draw:custom-shape draw:style-name="gr140" draw:text-style-name="P4" draw:layer="layout" svg:width="1.6cm" svg:height="5.6cm" svg:x="17.5cm" svg:y="12.6cm">
            <text:p/>
            <draw:enhanced-geometry svg:viewBox="0 0 21600 21600" draw:mirror-horizontal="true" draw:mirror-vertical="true" draw:type="rectangle" draw:enhanced-path="M 0 0 L 21600 0 21600 21600 0 21600 0 0 Z N"/>
          </draw:custom-shape>
          <draw:g>
            <draw:custom-shape draw:style-name="gr102" draw:text-style-name="P4" draw:layer="layout" svg:width="0.8cm" svg:height="0.8cm" draw:transform="rotate (-1.55421569890095) translate (12.437cm 11.6cm)">
              <text:p/>
              <draw:enhanced-geometry svg:viewBox="0 0 21600 21600" draw:mirror-horizontal="false" draw:mirror-vertical="false" draw:type="rectangle" draw:enhanced-path="M 0 0 L 21600 0 21600 21600 0 21600 0 0 Z N"/>
            </draw:custom-shape>
            <draw:g>
              <draw:custom-shape draw:style-name="gr103" draw:text-style-name="P43" draw:layer="layout" svg:width="0.4cm" svg:height="0.4cm" svg:x="11.794cm" svg:y="12.007cm">
                <text:p text:style-name="P42"><text:span text:style-name="T16">B</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43" draw:layer="layout" svg:width="0.4cm" svg:height="0.4cm" draw:transform="rotate (-3.14159265358979) translate (12.194cm 12.007cm)">
                <text:p text:style-name="P42"><text:span text:style-name="T16">A</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3.12501202569585) translate (12.45cm 12.4cm)">
              <text:p/>
              <draw:enhanced-geometry svg:viewBox="0 0 21600 21600" draw:mirror-horizontal="false" draw:mirror-vertical="false" draw:type="rectangle" draw:enhanced-path="M 0 0 L 21600 0 21600 21600 0 21600 0 0 Z N"/>
            </draw:custom-shape>
            <draw:g>
              <draw:line draw:style-name="gr104" draw:text-style-name="P4" draw:layer="layout" svg:x1="11.994cm" svg:y1="12.007cm" svg:x2="11.834cm" svg:y2="12.007cm">
                <text:p/>
              </draw:line>
              <draw:custom-shape draw:style-name="gr137" draw:text-style-name="P44" draw:layer="layout" svg:width="0.393cm" svg:height="0.367cm" draw:transform="rotate (-1.58737695468884) translate (11.874cm 11.814cm)">
                <text:p text:style-name="P5"><text:span text:style-name="T4">M4</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94cm 11.8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02" draw:text-style-name="P4" draw:layer="layout" svg:width="0.8cm" svg:height="0.8cm" draw:transform="rotate (-1.55421569890095) translate (18.311cm 15cm)">
              <text:p/>
              <draw:enhanced-geometry svg:viewBox="0 0 21600 21600" draw:mirror-horizontal="true" draw:mirror-vertical="false" draw:type="rectangle" draw:enhanced-path="M 0 0 L 21600 0 21600 21600 0 21600 0 0 Z N"/>
            </draw:custom-shape>
            <draw:g>
              <draw:custom-shape draw:style-name="gr85" draw:text-style-name="P43" draw:layer="layout" svg:width="0.4cm" svg:height="0.4cm" svg:x="17.806cm" svg:y="15.407cm">
                <text:p text:style-name="P42"><text:span text:style-name="T16">B</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3" draw:text-style-name="P43" draw:layer="layout" svg:width="0.4cm" svg:height="0.4cm" draw:transform="rotate (-3.14159265358979) translate (18.206cm 15.407cm)">
                <text:p text:style-name="P42"><text:span text:style-name="T16">A</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3.12501202569585) translate (18.324cm 15.8cm)">
              <text:p/>
              <draw:enhanced-geometry svg:viewBox="0 0 21600 21600" draw:mirror-horizontal="true" draw:mirror-vertical="false" draw:type="rectangle" draw:enhanced-path="M 0 0 L 21600 0 21600 21600 0 21600 0 0 Z N"/>
            </draw:custom-shape>
            <draw:g>
              <draw:line draw:style-name="gr104" draw:text-style-name="P4" draw:layer="layout" svg:x1="18.006cm" svg:y1="15.407cm" svg:x2="18.166cm" svg:y2="15.407cm">
                <text:p/>
              </draw:line>
              <draw:custom-shape draw:style-name="gr141" draw:text-style-name="P44" draw:layer="layout" svg:width="0.393cm" svg:height="0.386cm" draw:transform="rotate (-1.58737695468884) translate (18.5cm 15.214cm)">
                <text:p text:style-name="P5"><text:span text:style-name="T4">M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8.006cm 15.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02" draw:text-style-name="P4" draw:layer="layout" svg:width="0.8cm" svg:height="0.8cm" draw:transform="rotate (0.000349065850398866) translate (15.1cm 13.141cm)">
              <text:p/>
              <draw:enhanced-geometry svg:viewBox="0 0 21600 21600" draw:mirror-horizontal="false" draw:mirror-vertical="true" draw:type="rectangle" draw:enhanced-path="M 0 0 L 21600 0 21600 21600 0 21600 0 0 Z N"/>
            </draw:custom-shape>
            <draw:g>
              <draw:custom-shape draw:style-name="gr142" draw:text-style-name="P43" draw:layer="layout" svg:width="0.4cm" svg:height="0.399cm" draw:transform="rotate (1.5695745963185) translate (15.5cm 13.691cm)">
                <text:p text:style-name="P42"><text:span text:style-name="T16">B</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2" draw:text-style-name="P43" draw:layer="layout" svg:width="0.4cm" svg:height="0.399cm" draw:transform="rotate (1.57201805727129) translate (15.061cm 13.691cm)">
                <text:p text:style-name="P42"><text:span text:style-name="T16">A</text:span></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1.5704472609445) translate (15.9cm 13.14cm)">
              <text:p/>
              <draw:enhanced-geometry svg:viewBox="0 0 21600 21600" draw:mirror-horizontal="false" draw:mirror-vertical="true" draw:type="rectangle" draw:enhanced-path="M 0 0 L 21600 0 21600 21600 0 21600 0 0 Z N"/>
            </draw:custom-shape>
            <draw:g>
              <draw:line draw:style-name="gr104" draw:text-style-name="P4" draw:layer="layout" svg:x1="15.5cm" svg:y1="13.491cm" svg:x2="15.497cm" svg:y2="13.331cm">
                <text:p/>
              </draw:line>
              <draw:custom-shape draw:style-name="gr105" draw:text-style-name="P44" draw:layer="layout" svg:width="0.393cm" svg:height="0.386cm" draw:transform="rotate (3.14124358773939) translate (15.652cm 13.386cm)">
                <text:p text:style-name="P5"><text:span text:style-name="T4">M2</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3" draw:text-style-name="P12" draw:layer="layout" svg:width="0.4cm" svg:height="0.38cm" draw:transform="rotate (-3.12536109154625) translate (15.705cm 13.848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02" draw:text-style-name="P4" draw:layer="layout" svg:width="0.8cm" svg:height="0.8cm" draw:transform="rotate (0.0165806278939461) translate (4.987cm 17.463cm)">
              <text:p/>
              <draw:enhanced-geometry svg:viewBox="0 0 21600 21600" draw:mirror-horizontal="false" draw:mirror-vertical="false" draw:type="rectangle" draw:enhanced-path="M 0 0 L 21600 0 21600 21600 0 21600 0 0 Z N"/>
            </draw:custom-shape>
            <draw:g>
              <draw:custom-shape draw:style-name="gr103" draw:text-style-name="P43" draw:layer="layout" svg:width="0.4cm" svg:height="0.4cm" draw:transform="rotate (1.5707963267949) translate (5.394cm 18.106cm)">
                <text:p text:style-name="P42"><text:span text:style-name="T16">B</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43" draw:layer="layout" svg:width="0.4cm" svg:height="0.4cm" draw:transform="rotate (1.5707963267949) translate (4.994cm 18.106cm)">
                <text:p text:style-name="P42"><text:span text:style-name="T16">A</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1.55421569890095) translate (5.787cm 17.45cm)">
              <text:p/>
              <draw:enhanced-geometry svg:viewBox="0 0 21600 21600" draw:mirror-horizontal="false" draw:mirror-vertical="false" draw:type="rectangle" draw:enhanced-path="M 0 0 L 21600 0 21600 21600 0 21600 0 0 Z N"/>
            </draw:custom-shape>
            <draw:g>
              <draw:line draw:style-name="gr104" draw:text-style-name="P4" draw:layer="layout" svg:x1="5.394cm" svg:y1="17.906cm" svg:x2="5.394cm" svg:y2="18.066cm">
                <text:p/>
              </draw:line>
              <draw:custom-shape draw:style-name="gr137" draw:text-style-name="P44" draw:layer="layout" svg:width="0.393cm" svg:height="0.367cm" draw:transform="rotate (3.12501202569585) translate (5.549cm 18.4cm)">
                <text:p text:style-name="P5"><text:span text:style-name="T4">M1</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3.14159265358979) translate (5.594cm 17.90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6" draw:text-style-name="P57" draw:layer="layout" svg:width="0.4cm" svg:height="0.4cm" svg:x="13.5cm" svg:y="6.8cm">
            <text:p text:style-name="P56"><text:span text:style-name="T4">TE S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57" draw:layer="layout" svg:width="0.4cm" svg:height="0.4cm" svg:x="13.472cm" svg:y="8.901cm">
            <text:p text:style-name="P56"><text:span text:style-name="T4">TE S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57" draw:layer="layout" svg:width="0.4cm" svg:height="0.4cm" svg:x="4.9cm" svg:y="13.6cm">
            <text:p text:style-name="P56"><text:span text:style-name="T4">TE S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57" draw:layer="layout" svg:width="0.4cm" svg:height="0.4cm" svg:x="19.4cm" svg:y="18.5cm">
            <text:p text:style-name="P56"><text:span text:style-name="T4">TE S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57" draw:layer="layout" svg:width="0.4cm" svg:height="0.4cm" svg:x="19.5cm" svg:y="19.7cm">
            <text:p text:style-name="P56"><text:span text:style-name="T4">TE S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layout" svg:width="8.905cm" svg:height="5.144cm" svg:x="24.52cm" svg:y="4.502cm">
            <table:table table:template-name="default" table:use-first-row-styles="true" table:use-banding-rows-styles="true">
              <table:table-column table:style-name="co9"/>
              <table:table-column table:style-name="co10"/>
              <table:table-row table:style-name="ro3" table:default-cell-style-name="ce3">
                <table:table-cell>
                  <text:p><text:span text:style-name="T3">Sensor</text:span></text:p>
                </table:table-cell>
                <table:table-cell/>
              </table:table-row>
              <table:table-row table:style-name="ro3" table:default-cell-style-name="ce3">
                <table:table-cell>
                  <text:p text:style-name="P58"><text:span text:style-name="T3">S1</text:span></text:p>
                </table:table-cell>
                <table:table-cell>
                  <text:p text:style-name="P59"><text:span text:style-name="T3">Solar</text:span></text:p>
                </table:table-cell>
              </table:table-row>
              <table:table-row table:style-name="ro3" table:default-cell-style-name="ce3">
                <table:table-cell>
                  <text:p text:style-name="P58"><text:span text:style-name="T3">S2</text:span></text:p>
                </table:table-cell>
                <table:table-cell>
                  <text:p text:style-name="P59"><text:span text:style-name="T3">Boiler btm</text:span></text:p>
                </table:table-cell>
              </table:table-row>
              <table:table-row table:style-name="ro3" table:default-cell-style-name="ce3">
                <table:table-cell>
                  <text:p text:style-name="P58"><text:span text:style-name="T3">S3</text:span></text:p>
                </table:table-cell>
                <table:table-cell>
                  <text:p text:style-name="P59"><text:span text:style-name="T3">Buffer2 - Storage</text:span></text:p>
                </table:table-cell>
              </table:table-row>
              <table:table-row table:style-name="ro3" table:default-cell-style-name="ce3">
                <table:table-cell>
                  <text:p text:style-name="P58"><text:span text:style-name="T3">S4</text:span></text:p>
                </table:table-cell>
                <table:table-cell>
                  <text:p text:style-name="P59"><text:span text:style-name="T3">Boiler top</text:span></text:p>
                </table:table-cell>
              </table:table-row>
              <table:table-row table:style-name="ro3" table:default-cell-style-name="ce3">
                <table:table-cell>
                  <text:p text:style-name="P58"><text:span text:style-name="T3">S5</text:span></text:p>
                </table:table-cell>
                <table:table-cell>
                  <text:p text:style-name="P59"><text:span text:style-name="T3">Buffer3 - Floor</text:span></text:p>
                </table:table-cell>
              </table:table-row>
              <table:table-row table:style-name="ro3" table:default-cell-style-name="ce3">
                <table:table-cell>
                  <text:p text:style-name="P58"><text:span text:style-name="T3">S6</text:span></text:p>
                </table:table-cell>
                <table:table-cell>
                  <text:p text:style-name="P59"><text:span text:style-name="T3">Buffer1 - Earth</text:span></text:p>
                </table:table-cell>
              </table:table-row>
            </table:table>
            <draw:image xlink:href="Pictures/TablePreview3.svm" xlink:type="simple" xlink:show="embed" xlink:actuate="onLoad"/>
          </draw:frame>
          <draw:frame draw:style-name="standard" draw:layer="layout" svg:width="12.199cm" svg:height="7.823cm" svg:x="24.5cm" svg:y="10.104cm">
            <table:table table:template-name="default" table:use-first-row-styles="true" table:use-banding-rows-styles="true">
              <table:table-column table:style-name="co11"/>
              <table:table-column table:style-name="co12"/>
              <table:table-column table:style-name="co13"/>
              <table:table-column table:style-name="co14"/>
              <table:table-column table:style-name="co15"/>
              <table:table-row table:style-name="ro3" table:default-cell-style-name="ce3">
                <table:table-cell>
                  <text:p><text:span text:style-name="T3">Program</text:span></text:p>
                </table:table-cell>
                <table:table-cell>
                  <text:p text:style-name="P59"><text:span text:style-name="T3">560</text:span></text:p>
                  <text:p text:style-name="P59"><text:span text:style-name="T3">(winter)</text:span></text:p>
                </table:table-cell>
                <table:table-cell>
                  <text:p text:style-name="P59"><text:span text:style-name="T3">402</text:span></text:p>
                  <text:p text:style-name="P59"><text:span text:style-name="T3">(herfst/lente)</text:span></text:p>
                </table:table-cell>
                <table:table-cell>
                  <text:p text:style-name="P59"><text:span text:style-name="T3">512</text:span></text:p>
                  <text:p text:style-name="P59"><text:span text:style-name="T3">(zomer)</text:span></text:p>
                </table:table-cell>
                <table:table-cell>
                  <text:p text:style-name="P59"><text:span text:style-name="T3">Limiet</text:span></text:p>
                </table:table-cell>
              </table:table-row>
              <table:table-row table:style-name="ro3" table:default-cell-style-name="ce3">
                <table:table-cell>
                  <text:p text:style-name="P58"><text:span text:style-name="T3">max1</text:span></text:p>
                </table:table-cell>
                <table:table-cell>
                  <text:p text:style-name="P59"><text:span text:style-name="T3">S2</text:span></text:p>
                </table:table-cell>
                <table:table-cell>
                  <text:p text:style-name="P59"><text:span text:style-name="T3">S2</text:span></text:p>
                </table:table-cell>
                <table:table-cell>
                  <text:p text:style-name="P59"><text:span text:style-name="T3">S2</text:span></text:p>
                </table:table-cell>
                <table:table-cell>
                  <text:p text:style-name="P59"><text:span text:style-name="T3">90</text:span></text:p>
                </table:table-cell>
              </table:table-row>
              <table:table-row table:style-name="ro3" table:default-cell-style-name="ce3">
                <table:table-cell>
                  <text:p text:style-name="P58"><text:span text:style-name="T3">max2</text:span></text:p>
                </table:table-cell>
                <table:table-cell>
                  <text:p text:style-name="P59"><text:span text:style-name="T3">S4</text:span></text:p>
                </table:table-cell>
                <table:table-cell>
                  <text:p text:style-name="P59"><text:span text:style-name="T3">S4</text:span></text:p>
                </table:table-cell>
                <table:table-cell>
                  <text:p text:style-name="P59"><text:span text:style-name="T3">S4</text:span></text:p>
                </table:table-cell>
                <table:table-cell>
                  <text:p text:style-name="P59"><text:span text:style-name="T3">70</text:span></text:p>
                </table:table-cell>
              </table:table-row>
              <table:table-row table:style-name="ro3" table:default-cell-style-name="ce3">
                <table:table-cell>
                  <text:p text:style-name="P58"><text:span text:style-name="T3">max3</text:span></text:p>
                </table:table-cell>
                <table:table-cell>
                  <text:p text:style-name="P59"><text:span text:style-name="T3">S5</text:span></text:p>
                </table:table-cell>
                <table:table-cell>
                  <text:p text:style-name="P59"><text:span text:style-name="T3">S5</text:span></text:p>
                </table:table-cell>
                <table:table-cell>
                  <text:p text:style-name="P59"><text:span text:style-name="T3">S6</text:span></text:p>
                </table:table-cell>
                <table:table-cell>
                  <text:p text:style-name="P59"><text:span text:style-name="T3">20</text:span></text:p>
                </table:table-cell>
              </table:table-row>
              <table:table-row table:style-name="ro3" table:default-cell-style-name="ce3">
                <table:table-cell>
                  <text:p text:style-name="P58"><text:span text:style-name="T3">min1</text:span></text:p>
                </table:table-cell>
                <table:table-cell>
                  <text:p text:style-name="P59"><text:span text:style-name="T3">S1</text:span></text:p>
                </table:table-cell>
                <table:table-cell>
                  <text:p text:style-name="P59"><text:span text:style-name="T3">S1</text:span></text:p>
                </table:table-cell>
                <table:table-cell>
                  <text:p text:style-name="P59"><text:span text:style-name="T3">S1</text:span></text:p>
                </table:table-cell>
                <table:table-cell>
                  <text:p text:style-name="P59"><text:span text:style-name="T3">30</text:span></text:p>
                </table:table-cell>
              </table:table-row>
              <table:table-row table:style-name="ro3" table:default-cell-style-name="ce3">
                <table:table-cell>
                  <text:p text:style-name="P58"><text:span text:style-name="T3">min2</text:span></text:p>
                </table:table-cell>
                <table:table-cell>
                  <text:p text:style-name="P59"><text:span text:style-name="T3">S3</text:span></text:p>
                </table:table-cell>
                <table:table-cell>
                  <text:p text:style-name="P59"><text:span text:style-name="T3">S3</text:span></text:p>
                </table:table-cell>
                <table:table-cell>
                  <text:p text:style-name="P59"><text:span text:style-name="T3">S3</text:span></text:p>
                </table:table-cell>
                <table:table-cell>
                  <text:p text:style-name="P59"><text:span text:style-name="T3">30</text:span></text:p>
                </table:table-cell>
              </table:table-row>
              <table:table-row table:style-name="ro3" table:default-cell-style-name="ce3">
                <table:table-cell>
                  <text:p text:style-name="P58"><text:span text:style-name="T3">min3</text:span></text:p>
                </table:table-cell>
                <table:table-cell>
                  <text:p text:style-name="P59"><text:span text:style-name="T3">S4</text:span></text:p>
                </table:table-cell>
                <table:table-cell>
                  <text:p text:style-name="P59"><text:span text:style-name="T3">S3</text:span></text:p>
                </table:table-cell>
                <table:table-cell>
                  <text:p text:style-name="P59"><text:span text:style-name="T3">S5</text:span></text:p>
                </table:table-cell>
                <table:table-cell>
                  <text:p text:style-name="P59"><text:span text:style-name="T3">20</text:span></text:p>
                </table:table-cell>
              </table:table-row>
              <table:table-row table:style-name="ro3" table:default-cell-style-name="ce3">
                <table:table-cell>
                  <text:p text:style-name="P58"><text:span text:style-name="T3">diff1</text:span></text:p>
                </table:table-cell>
                <table:table-cell>
                  <text:p text:style-name="P59"><text:span text:style-name="T3">S1&gt;S2</text:span></text:p>
                </table:table-cell>
                <table:table-cell>
                  <text:p text:style-name="P59"><text:span text:style-name="T3">S1&gt;S2</text:span></text:p>
                </table:table-cell>
                <table:table-cell>
                  <text:p text:style-name="P59"><text:span text:style-name="T3">S1&gt;S2</text:span></text:p>
                </table:table-cell>
                <table:table-cell>
                  <text:p text:style-name="P59"><text:span text:style-name="T3">10</text:span></text:p>
                </table:table-cell>
              </table:table-row>
              <table:table-row table:style-name="ro3" table:default-cell-style-name="ce3">
                <table:table-cell>
                  <text:p text:style-name="P58"><text:span text:style-name="T3">diff2</text:span></text:p>
                </table:table-cell>
                <table:table-cell>
                  <text:p text:style-name="P59"><text:span text:style-name="T3">S3&gt;S4</text:span></text:p>
                </table:table-cell>
                <table:table-cell>
                  <text:p text:style-name="P59"><text:span text:style-name="T3">S3&gt;S4</text:span></text:p>
                </table:table-cell>
                <table:table-cell>
                  <text:p text:style-name="P59"><text:span text:style-name="T3">S3&gt;S4</text:span></text:p>
                </table:table-cell>
                <table:table-cell>
                  <text:p text:style-name="P59"><text:span text:style-name="T3">2</text:span></text:p>
                </table:table-cell>
              </table:table-row>
              <table:table-row table:style-name="ro3" table:default-cell-style-name="ce3">
                <table:table-cell>
                  <text:p text:style-name="P58"><text:span text:style-name="T3">diff3</text:span></text:p>
                </table:table-cell>
                <table:table-cell>
                  <text:p text:style-name="P59"><text:span text:style-name="T3">S4&gt;S5</text:span></text:p>
                </table:table-cell>
                <table:table-cell>
                  <text:p text:style-name="P59"><text:span text:style-name="T3">S3&gt;S5</text:span></text:p>
                </table:table-cell>
                <table:table-cell>
                  <text:p text:style-name="P59"><text:span text:style-name="T3">S5&gt;S6</text:span></text:p>
                </table:table-cell>
                <table:table-cell>
                  <text:p text:style-name="P59"><text:span text:style-name="T3">2</text:span></text:p>
                </table:table-cell>
              </table:table-row>
            </table:table>
            <draw:image xlink:href="Pictures/TablePreview4.svm" xlink:type="simple" xlink:show="embed" xlink:actuate="onLoad"/>
          </draw:frame>
        </draw:g>
        <draw:frame draw:style-name="gr121" draw:text-style-name="P53" draw:layer="layout" svg:width="9.6cm" svg:height="1.673cm" svg:x="10cm" svg:y="2.5cm">
          <draw:text-box>
            <text:p><text:span text:style-name="T18">Pompregeling</text:span></text:p>
          </draw:text-box>
        </draw:frame>
        <draw:frame draw:style-name="gr61" draw:text-style-name="P34" draw:layer="layout" svg:width="0.502cm" svg:height="1.187cm" svg:x="8cm" svg:y="16cm">
          <draw:text-box>
            <text:p/>
          </draw:text-box>
        </draw:frame>
      </draw:page>
      <draw:page draw:name="page3" draw:style-name="dp1" draw:master-page-name="Default">
        <draw:frame draw:style-name="gr121" draw:text-style-name="P60" draw:layer="layout" svg:width="13.2cm" svg:height="1.673cm" svg:x="5.697cm" svg:y="3.268cm">
          <draw:text-box>
            <text:p><text:span text:style-name="T18">Principeschema installatie warmtebuffers.</text:span></text:p>
          </draw:text-box>
        </draw:frame>
        <draw:frame draw:style-name="gr61" draw:text-style-name="P34" draw:layer="layout" svg:width="0.502cm" svg:height="1.187cm" svg:x="8cm" svg:y="16cm">
          <draw:text-box>
            <text:p/>
          </draw:text-box>
        </draw:frame>
        <draw:frame draw:style-name="gr1" draw:text-style-name="P1" draw:layer="layout" svg:width="10.8cm" svg:height="3.806cm" svg:x="5.5cm" svg:y="25.5cm">
          <draw:text-box>
            <text:p><text:span text:style-name="T1"><text:file-name text:display="name">julianapark-k31-verwarming</text:file-name></text:span><text:span text:style-name="T1"><text:s text:c="2"/></text:span><text:span text:style-name="T1"><text:date style:data-style-name="D4" text:date-value="2022-01-12">12-01-2022</text:date></text:span></text:p>
            <text:p><text:span text:style-name="T1">Arend Freije</text:span></text:p>
            <text:p><text:span text:style-name="T1">afreije@inn.nl</text:span></text:p>
            <text:p><text:span text:style-name="T1">06-14143214</text:span></text:p>
          </draw:text-box>
        </draw:frame>
        <draw:frame draw:style-name="gr144" draw:text-style-name="P60" draw:layer="layout" svg:width="10.8cm" svg:height="8.021cm" svg:x="22.5cm" svg:y="3.5cm">
          <draw:text-box>
            <text:p><text:span text:style-name="T20">Zomer: Warmtepomp uit, passieve koeling.</text:span></text:p>
            <text:p><text:span text:style-name="T20"/></text:p>
            <text:p><text:span text:style-name="T20">Pomp A en Pomp B staan stil. </text:span></text:p>
            <text:p><text:span text:style-name="T20"/></text:p>
            <text:p><text:span text:style-name="T20">Pomp 1 brengt overdag heet water uit de zonnecollectoren naar de boiler</text:span></text:p>
            <text:p><text:span text:style-name="T20"/></text:p>
            <text:p><text:span text:style-name="T20">Pomp 2 brengt heet water uit de boiler naar Buffer2.</text:span></text:p>
            <text:p><text:span text:style-name="T20"/></text:p>
            <text:p><text:span text:style-name="T20">Pomp 3 brengt koel water uit Buffer 1 naar Buffer 3</text:span></text:p>
            <text:p><text:span text:style-name="T20"/></text:p>
          </draw:text-box>
        </draw:frame>
        <draw:g>
          <draw:polygon draw:style-name="gr145" draw:text-style-name="P22" draw:layer="layout" svg:width="1.199cm" svg:height="0.799cm" draw:transform="rotate (1.5707963267949) translate (12.788cm 14.1cm)" svg:viewBox="0 0 1200 800" draw:points="0,400 0,0 400,0 800,0 1200,0 1200,400 800,400 800,800 400,800 400,400">
            <text:p/>
          </draw:polygon>
          <draw:polygon draw:style-name="gr145" draw:text-style-name="P22" draw:layer="layout" svg:width="1.199cm" svg:height="0.799cm" draw:transform="rotate (-1.5707963267949) translate (18.188cm 16.4cm)" svg:viewBox="0 0 1200 800" draw:points="1200,400 1200,0 800,0 400,0 0,0 0,400 400,400 400,800 800,800 800,400">
            <text:p/>
          </draw:polygon>
          <draw:polygon draw:style-name="gr145" draw:text-style-name="P22" draw:layer="layout" svg:width="1.199cm" svg:height="0.799cm" svg:x="12.388cm" svg:y="11.3cm" svg:viewBox="0 0 1200 800" draw:points="0,400 0,0 400,0 800,0 1200,0 1200,400 800,400 800,800 400,800 400,400">
            <text:p/>
          </draw:polygon>
          <draw:polygon draw:style-name="gr145" draw:text-style-name="P22" draw:layer="layout" svg:width="1.199cm" svg:height="0.799cm" draw:transform="rotate (-1.5707963267949) translate (18.188cm 12.9cm)" svg:viewBox="0 0 1200 800" draw:points="1200,400 1200,0 800,0 400,0 0,0 0,400 400,400 400,800 800,800 800,400">
            <text:p/>
          </draw:polygon>
          <draw:polygon draw:style-name="gr145" draw:text-style-name="P22" draw:layer="layout" svg:width="1.199cm" svg:height="0.799cm" draw:transform="rotate (1.5707963267949) translate (11.788cm 13.6cm)" svg:viewBox="0 0 1200 800" draw:points="0,400 0,0 400,0 800,0 1200,0 1200,400 800,400 800,800 400,800 400,400">
            <text:p/>
          </draw:polygon>
          <draw:polygon draw:style-name="gr145" draw:text-style-name="P22" draw:layer="layout" svg:width="1.199cm" svg:height="0.799cm" draw:transform="rotate (1.5707963267949) translate (9.288cm 11.6cm)" svg:viewBox="0 0 1200 800" draw:points="0,400 0,0 400,0 800,0 1200,0 1200,400 800,400 800,800 400,800 400,400">
            <text:p/>
          </draw:polygon>
          <draw:polygon draw:style-name="gr145" draw:text-style-name="P22" draw:layer="layout" svg:width="1.199cm" svg:height="0.799cm" draw:transform="rotate (-3.14159265358979) translate (12.588cm 17.2cm)" svg:viewBox="0 0 1200 800" draw:points="1200,400 1200,0 800,0 400,0 0,0 0,400 400,400 400,800 800,800 800,400">
            <text:p/>
          </draw:polygon>
          <draw:polygon draw:style-name="gr145" draw:text-style-name="P22" draw:layer="layout" svg:width="1.199cm" svg:height="0.799cm" svg:x="11.388cm" svg:y="10.8cm" svg:viewBox="0 0 1200 800" draw:points="0,400 0,0 400,0 800,0 1200,0 1200,400 800,400 800,800 400,800 400,400">
            <text:p/>
          </draw:polygon>
          <draw:polygon draw:style-name="gr145" draw:text-style-name="P22" draw:layer="layout" svg:width="1.199cm" svg:height="0.799cm" svg:x="13.388cm" svg:y="12.8cm" svg:viewBox="0 0 1200 800" draw:points="0,400 0,0 400,0 800,0 1200,0 1200,400 800,400 800,800 400,800 400,400">
            <text:p/>
          </draw:polygon>
          <draw:line draw:style-name="gr5" draw:text-style-name="P4" draw:layer="layout" svg:x1="17.988cm" svg:y1="16.9cm" svg:x2="17.988cm" svg:y2="15.9cm">
            <text:p/>
          </draw:line>
          <draw:line draw:style-name="gr5" draw:text-style-name="P4" draw:layer="layout" svg:x1="13.988cm" svg:y1="15.5cm" svg:x2="14.988cm" svg:y2="15.5cm">
            <text:p/>
          </draw:line>
          <draw:line draw:style-name="gr117" draw:text-style-name="P4" draw:layer="layout" svg:x1="12.988cm" svg:y1="17cm" svg:x2="17.988cm" svg:y2="17cm">
            <text:p/>
          </draw:line>
          <draw:line draw:style-name="gr146" draw:text-style-name="P4" draw:layer="layout" svg:x1="14.488cm" svg:y1="16cm" svg:x2="12.488cm" svg:y2="16cm">
            <text:p/>
          </draw:line>
          <draw:line draw:style-name="gr117" draw:text-style-name="P4" draw:layer="layout" svg:x1="14.488cm" svg:y1="16cm" svg:x2="11.988cm" svg:y2="16cm">
            <text:p/>
          </draw:line>
          <draw:g>
            <draw:custom-shape draw:style-name="gr122" draw:text-style-name="P7" draw:layer="layout" svg:width="1cm" svg:height="1cm" draw:transform="rotate (1.5707963267949) translate (12.988cm 1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8" draw:layer="layout" svg:width="0.639cm" svg:height="0.64cm" draw:transform="rotate (-1.5707963267949) translate (13.688cm 15.6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4" draw:text-style-name="P10" draw:layer="layout" svg:width="0.799cm" svg:height="0.8cm" svg:x="13.042cm" svg:y="15.6cm">
              <text:p text:style-name="P9"><text:span text:style-name="T5">3</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 draw:text-style-name="P4" draw:layer="layout" svg:width="3.7cm" svg:height="8.9cm" svg:x="3.488cm" svg:y="11.9cm">
            <text:p/>
            <draw:enhanced-geometry svg:viewBox="0 0 21600 21600" draw:mirror-horizontal="false" draw:mirror-vertical="false" draw:type="rectangle" draw:enhanced-path="M 0 0 L 21600 0 21600 21600 0 21600 0 0 Z N"/>
          </draw:custom-shape>
          <draw:line draw:style-name="gr4" draw:text-style-name="P4" draw:layer="layout" svg:x1="16.988cm" svg:y1="14.5cm" svg:x2="6.888cm" svg:y2="14.5cm">
            <text:p/>
          </draw:line>
          <draw:line draw:style-name="gr6" draw:text-style-name="P4" draw:layer="layout" svg:x1="6.888cm" svg:y1="14.5cm" svg:x2="16.988cm" svg:y2="14.5cm">
            <text:p/>
          </draw:line>
          <draw:line draw:style-name="gr4" draw:text-style-name="P4" draw:layer="layout" svg:x1="15.488cm" svg:y1="15cm" svg:x2="15.488cm" svg:y2="14cm">
            <text:p/>
          </draw:line>
          <draw:line draw:style-name="gr9" draw:text-style-name="P4" draw:layer="layout" svg:x1="12.988cm" svg:y1="13.5cm" svg:x2="14.988cm" svg:y2="13.5cm">
            <text:p/>
          </draw:line>
          <draw:line draw:style-name="gr125" draw:text-style-name="P4" draw:layer="layout" svg:x1="15.388cm" svg:y1="13.5cm" svg:x2="12.988cm" svg:y2="13.5cm">
            <text:p/>
          </draw:line>
          <draw:line draw:style-name="gr126" draw:text-style-name="P4" draw:layer="layout" svg:x1="22.988cm" svg:y1="15.5cm" svg:x2="22.488cm" svg:y2="15.5cm">
            <text:p/>
          </draw:line>
          <draw:line draw:style-name="gr12" draw:text-style-name="P4" draw:layer="layout" svg:x1="22.488cm" svg:y1="16.5cm" svg:x2="23.488cm" svg:y2="16.5cm">
            <text:p/>
          </draw:line>
          <draw:line draw:style-name="gr4" draw:text-style-name="P4" draw:layer="layout" svg:x1="15.488cm" svg:y1="15cm" svg:x2="6.288cm" svg:y2="15cm">
            <text:p/>
          </draw:line>
          <draw:line draw:style-name="gr127" draw:text-style-name="P4" draw:layer="layout" svg:x1="6.888cm" svg:y1="15cm" svg:x2="15.488cm" svg:y2="15cm">
            <text:p/>
          </draw:line>
          <draw:line draw:style-name="gr5" draw:text-style-name="P4" draw:layer="layout" svg:x1="13.988cm" svg:y1="15.5cm" svg:x2="13.988cm" svg:y2="13cm">
            <text:p/>
          </draw:line>
          <draw:line draw:style-name="gr5" draw:text-style-name="P4" draw:layer="layout" svg:x1="11.988cm" svg:y1="13cm" svg:x2="11.988cm" svg:y2="15.5cm">
            <text:p/>
          </draw:line>
          <draw:line draw:style-name="gr5" draw:text-style-name="P4" draw:layer="layout" svg:x1="13.988cm" svg:y1="13cm" svg:x2="11.988cm" svg:y2="13cm">
            <text:p/>
          </draw:line>
          <draw:line draw:style-name="gr59" draw:text-style-name="P4" draw:layer="layout" svg:x1="19.988cm" svg:y1="13cm" svg:x2="13.988cm" svg:y2="13cm">
            <text:p/>
          </draw:line>
          <draw:line draw:style-name="gr128" draw:text-style-name="P4" draw:layer="layout" svg:x1="11.988cm" svg:y1="13cm" svg:x2="13.988cm" svg:y2="13cm">
            <text:p/>
          </draw:line>
          <draw:line draw:style-name="gr5" draw:text-style-name="P4" draw:layer="layout" svg:x1="14.488cm" svg:y1="16cm" svg:x2="14.488cm" svg:y2="17.4cm">
            <text:p/>
          </draw:line>
          <draw:line draw:style-name="gr7" draw:text-style-name="P4" draw:layer="layout" svg:x1="17.988cm" svg:y1="13.5cm" svg:x2="17.988cm" svg:y2="15.5cm">
            <text:p/>
          </draw:line>
          <draw:line draw:style-name="gr5" draw:text-style-name="P4" draw:layer="layout" svg:x1="16.488cm" svg:y1="15.4cm" svg:x2="16.488cm" svg:y2="18.1cm">
            <text:p/>
          </draw:line>
          <draw:line draw:style-name="gr5" draw:text-style-name="P4" draw:layer="layout" svg:x1="16.488cm" svg:y1="15.4cm" svg:x2="17.488cm" svg:y2="15.4cm">
            <text:p/>
          </draw:line>
          <draw:line draw:style-name="gr129" draw:text-style-name="P4" draw:layer="layout" svg:x1="16.488cm" svg:y1="15.4cm" svg:x2="17.988cm" svg:y2="15.4cm">
            <text:p/>
          </draw:line>
          <draw:line draw:style-name="gr6" draw:text-style-name="P4" draw:layer="layout" svg:x1="17.988cm" svg:y1="13.5cm" svg:x2="15.488cm" svg:y2="13.5cm">
            <text:p/>
          </draw:line>
          <draw:line draw:style-name="gr9" draw:text-style-name="P4" draw:layer="layout" svg:x1="10cm" svg:y1="6.5cm" svg:x2="13.688cm" svg:y2="6.5cm">
            <text:p/>
          </draw:line>
          <draw:line draw:style-name="gr5" draw:text-style-name="P4" draw:layer="layout" svg:x1="12.188cm" svg:y1="5cm" svg:x2="7.588cm" svg:y2="5cm">
            <text:p/>
          </draw:line>
          <draw:line draw:style-name="gr13" draw:text-style-name="P4" draw:layer="layout" svg:x1="14.088cm" svg:y1="6.5cm" svg:x2="10cm" svg:y2="6.5cm">
            <text:p/>
          </draw:line>
          <draw:line draw:style-name="gr5" draw:text-style-name="P4" draw:layer="layout" svg:x1="12.188cm" svg:y1="5cm" svg:x2="12.188cm" svg:y2="10cm">
            <text:p/>
          </draw:line>
          <draw:line draw:style-name="gr5" draw:text-style-name="P4" draw:layer="layout" svg:x1="9.488cm" svg:y1="11cm" svg:x2="9.488cm" svg:y2="10.5cm">
            <text:p/>
          </draw:line>
          <draw:line draw:style-name="gr5" draw:text-style-name="P4" draw:layer="layout" svg:x1="13.688cm" svg:y1="10.5cm" svg:x2="9.488cm" svg:y2="10.5cm">
            <text:p/>
          </draw:line>
          <draw:line draw:style-name="gr117" draw:text-style-name="P4" draw:layer="layout" svg:x1="11.988cm" svg:y1="16cm" svg:x2="11.988cm" svg:y2="13cm">
            <text:p/>
          </draw:line>
          <draw:line draw:style-name="gr126" draw:text-style-name="P4" draw:layer="layout" svg:x1="22.988cm" svg:y1="15.5cm" svg:x2="22.988cm" svg:y2="11.5cm">
            <text:p/>
          </draw:line>
          <draw:line draw:style-name="gr59" draw:text-style-name="P4" draw:layer="layout" svg:x1="19.988cm" svg:y1="16.5cm" svg:x2="19.988cm" svg:y2="13cm">
            <text:p/>
          </draw:line>
          <draw:line draw:style-name="gr15" draw:text-style-name="P4" draw:layer="layout" svg:x1="20.488cm" svg:y1="15.5cm" svg:x2="20.488cm" svg:y2="12.1cm">
            <text:p/>
          </draw:line>
          <draw:line draw:style-name="gr9" draw:text-style-name="P4" draw:layer="layout" svg:x1="9.988cm" svg:y1="11.5cm" svg:x2="12.988cm" svg:y2="11.5cm">
            <text:p/>
          </draw:line>
          <draw:line draw:style-name="gr5" draw:text-style-name="P4" draw:layer="layout" svg:x1="13.688cm" svg:y1="10cm" svg:x2="12.188cm" svg:y2="10cm">
            <text:p/>
          </draw:line>
          <draw:line draw:style-name="gr5" draw:text-style-name="P4" draw:layer="layout" svg:x1="13.688cm" svg:y1="8.4cm" svg:x2="12.788cm" svg:y2="8.4cm">
            <text:p/>
          </draw:line>
          <draw:custom-shape draw:style-name="gr16" draw:text-style-name="P6" draw:layer="layout" svg:width="0.4cm" svg:height="0.4cm" svg:x="13.888cm" svg:y="9.2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4cm" svg:height="0.4cm" svg:x="13.888cm" svg:y="6.9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4" draw:layer="layout" svg:x1="9.488cm" svg:y1="10.5cm" svg:x2="14.088cm" svg:y2="10.5cm">
            <text:p/>
          </draw:line>
          <draw:line draw:style-name="gr9" draw:text-style-name="P4" draw:layer="layout" svg:x1="9.988cm" svg:y1="6.5cm" svg:x2="9.988cm" svg:y2="11.5cm">
            <text:p/>
          </draw:line>
          <draw:polygon draw:style-name="gr145" draw:text-style-name="P22" draw:layer="layout" svg:width="0.799cm" svg:height="0.799cm" draw:transform="rotate (-3.14159265358979) translate (10.588cm 11.7cm)" svg:viewBox="0 0 800 800" draw:points="800,0 0,0 0,400 400,400 400,800 800,800">
            <text:p/>
          </draw:polygon>
          <draw:line draw:style-name="gr18" draw:text-style-name="P4" draw:layer="layout" svg:x1="12.188cm" svg:y1="10cm" svg:x2="12.188cm" svg:y2="5cm">
            <text:p/>
          </draw:line>
          <draw:g>
            <draw:custom-shape draw:style-name="gr19" draw:text-style-name="P7" draw:layer="layout" svg:width="1cm" svg:height="1cm" draw:transform="rotate (-3.14159265358979) translate (12.738cm 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11.916cm" svg:y="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11.836cm" svg:y="8.6cm">
              <text:p text:style-name="P9"><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12.788cm" svg:y1="4.6cm" svg:x2="12.788cm" svg:y2="8.4cm">
            <text:p/>
          </draw:line>
          <draw:line draw:style-name="gr22" draw:text-style-name="P4" draw:layer="layout" svg:x1="12.788cm" svg:y1="8.4cm" svg:x2="14.088cm" svg:y2="8.4cm">
            <text:p/>
          </draw:line>
          <draw:line draw:style-name="gr23" draw:text-style-name="P4" draw:layer="layout" svg:x1="13.988cm" svg:y1="10cm" svg:x2="12.188cm" svg:y2="10cm">
            <text:p/>
          </draw:line>
          <draw:g>
            <draw:custom-shape draw:style-name="gr24" draw:text-style-name="P7" draw:layer="layout" svg:width="0.6cm" svg:height="0.8cm" draw:transform="rotate (-3.14159265358979) translate (11.388cm 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0.6cm" svg:height="0.12cm" svg:x="10.788cm" svg:y="7.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1.088cm" svg:y1="7.1cm" svg:x2="11.088cm" svg:y2="7.5cm">
            <text:p/>
          </draw:line>
          <draw:line draw:style-name="gr13" draw:text-style-name="P4" draw:layer="layout" svg:x1="9.988cm" svg:y1="11.5cm" svg:x2="9.988cm" svg:y2="6.5cm">
            <text:p/>
          </draw:line>
          <draw:custom-shape draw:style-name="gr27" draw:text-style-name="P6" draw:layer="layout" svg:width="0.4cm" svg:height="0.384cm" svg:x="11.6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12.8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0.507cm 6.9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0.888cm 6.9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0.888cm 7.5cm)">
              <text:p/>
              <draw:enhanced-geometry svg:viewBox="0 0 21600 21600" draw:mirror-horizontal="true" draw:mirror-vertical="false" draw:type="rectangle" draw:enhanced-path="M 0 0 L 21600 0 21600 21600 0 21600 0 0 Z N"/>
            </draw:custom-shape>
            <draw:line draw:style-name="gr31" draw:text-style-name="P4" draw:layer="layout" svg:x1="10.488cm" svg:y1="7.123cm" svg:x2="10.488cm" svg:y2="6.902cm">
              <text:p/>
            </draw:line>
            <draw:custom-shape draw:style-name="gr30" draw:text-style-name="P4" draw:layer="layout" svg:width="0.8cm" svg:height="0.8cm" draw:transform="rotate (1.5707963267949) translate (10.088cm 7.5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0.288cm" svg:y="6.614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2.188cm" svg:y1="7.1cm" svg:x2="10.888cm" svg:y2="7.1cm">
            <text:p/>
          </draw:line>
          <draw:g>
            <draw:custom-shape draw:style-name="gr28" draw:text-style-name="P12" draw:layer="layout" svg:width="0.196cm" svg:height="0.195cm" svg:x="12.081cm" svg:y="7.4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196cm" svg:height="0.195cm" draw:transform="rotate (-3.14159265358979) translate (12.277cm 7.5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3" draw:text-style-name="P17" draw:layer="layout" svg:width="1.6cm" svg:height="5.5cm" svg:x="13.988cm" svg:y="5.2cm">
              <text:p text:style-name="P16"><text:span text:style-name="T7">Boiler</text:span></text:p>
              <draw:enhanced-geometry svg:viewBox="0 0 21600 21600" draw:mirror-horizontal="true" draw:mirror-vertical="false" draw:type="rectangle" draw:enhanced-path="M 0 0 L 21600 0 21600 21600 0 21600 0 0 Z N"/>
            </draw:custom-shape>
            <draw:g>
              <draw:line draw:style-name="gr34" draw:text-style-name="P18" draw:layer="layout" svg:x1="14.388cm" svg:y1="6.009cm" svg:x2="15.188cm" svg:y2="5.957cm">
                <text:p/>
              </draw:line>
              <draw:line draw:style-name="gr34" draw:text-style-name="P18" draw:layer="layout" svg:x1="14.388cm" svg:y1="5.905cm" svg:x2="15.188cm" svg:y2="5.957cm">
                <text:p/>
              </draw:line>
              <draw:line draw:style-name="gr34" draw:text-style-name="P18" draw:layer="layout" svg:x1="14.388cm" svg:y1="6.114cm" svg:x2="15.188cm" svg:y2="6.062cm">
                <text:p/>
              </draw:line>
              <draw:line draw:style-name="gr34" draw:text-style-name="P18" draw:layer="layout" svg:x1="14.388cm" svg:y1="6.009cm" svg:x2="15.188cm" svg:y2="6.061cm">
                <text:p/>
              </draw:line>
              <draw:line draw:style-name="gr34" draw:text-style-name="P18" draw:layer="layout" svg:x1="14.388cm" svg:y1="6.114cm" svg:x2="15.188cm" svg:y2="6.166cm">
                <text:p/>
              </draw:line>
              <draw:line draw:style-name="gr34" draw:text-style-name="P18" draw:layer="layout" svg:x1="14.388cm" svg:y1="5.904cm" svg:x2="15.188cm" svg:y2="5.852cm">
                <text:p/>
              </draw:line>
              <draw:line draw:style-name="gr34" draw:text-style-name="P18" draw:layer="layout" svg:x1="14.388cm" svg:y1="5.8cm" svg:x2="15.188cm" svg:y2="5.852cm">
                <text:p/>
              </draw:line>
              <draw:line draw:style-name="gr34" draw:text-style-name="P18" draw:layer="layout" svg:x1="14.388cm" svg:y1="6.218cm" svg:x2="15.188cm" svg:y2="6.166cm">
                <text:p/>
              </draw:line>
              <draw:line draw:style-name="gr34" draw:text-style-name="P18" draw:layer="layout" svg:x1="14.388cm" svg:y1="6.428cm" svg:x2="15.188cm" svg:y2="6.376cm">
                <text:p/>
              </draw:line>
              <draw:line draw:style-name="gr34" draw:text-style-name="P18" draw:layer="layout" svg:x1="14.388cm" svg:y1="6.323cm" svg:x2="15.188cm" svg:y2="6.375cm">
                <text:p/>
              </draw:line>
              <draw:line draw:style-name="gr34" draw:text-style-name="P18" draw:layer="layout" svg:x1="14.388cm" svg:y1="6.532cm" svg:x2="15.188cm" svg:y2="6.48cm">
                <text:p/>
              </draw:line>
              <draw:line draw:style-name="gr34" draw:text-style-name="P18" draw:layer="layout" svg:x1="14.388cm" svg:y1="6.428cm" svg:x2="15.188cm" svg:y2="6.48cm">
                <text:p/>
              </draw:line>
              <draw:line draw:style-name="gr34" draw:text-style-name="P18" draw:layer="layout" svg:x1="14.388cm" svg:y1="6.533cm" svg:x2="15.188cm" svg:y2="6.585cm">
                <text:p/>
              </draw:line>
              <draw:line draw:style-name="gr34" draw:text-style-name="P18" draw:layer="layout" svg:x1="14.388cm" svg:y1="6.323cm" svg:x2="15.188cm" svg:y2="6.271cm">
                <text:p/>
              </draw:line>
              <draw:line draw:style-name="gr34" draw:text-style-name="P18" draw:layer="layout" svg:x1="14.388cm" svg:y1="6.219cm" svg:x2="15.188cm" svg:y2="6.271cm">
                <text:p/>
              </draw:line>
              <draw:line draw:style-name="gr34" draw:text-style-name="P18" draw:layer="layout" svg:x1="14.388cm" svg:y1="6.637cm" svg:x2="15.188cm" svg:y2="6.585cm">
                <text:p/>
              </draw:line>
              <draw:line draw:style-name="gr34" draw:text-style-name="P18" draw:layer="layout" svg:x1="14.388cm" svg:y1="6.846cm" svg:x2="15.188cm" svg:y2="6.794cm">
                <text:p/>
              </draw:line>
              <draw:line draw:style-name="gr34" draw:text-style-name="P18" draw:layer="layout" svg:x1="14.388cm" svg:y1="6.742cm" svg:x2="15.188cm" svg:y2="6.794cm">
                <text:p/>
              </draw:line>
              <draw:line draw:style-name="gr34" draw:text-style-name="P18" draw:layer="layout" svg:x1="14.388cm" svg:y1="6.951cm" svg:x2="15.188cm" svg:y2="6.899cm">
                <text:p/>
              </draw:line>
              <draw:line draw:style-name="gr34" draw:text-style-name="P18" draw:layer="layout" svg:x1="14.388cm" svg:y1="6.847cm" svg:x2="15.188cm" svg:y2="6.899cm">
                <text:p/>
              </draw:line>
              <draw:line draw:style-name="gr34" draw:text-style-name="P18" draw:layer="layout" svg:x1="14.388cm" svg:y1="6.951cm" svg:x2="15.188cm" svg:y2="7.003cm">
                <text:p/>
              </draw:line>
              <draw:line draw:style-name="gr34" draw:text-style-name="P18" draw:layer="layout" svg:x1="14.388cm" svg:y1="6.742cm" svg:x2="15.188cm" svg:y2="6.69cm">
                <text:p/>
              </draw:line>
              <draw:line draw:style-name="gr34" draw:text-style-name="P18" draw:layer="layout" svg:x1="14.388cm" svg:y1="6.637cm" svg:x2="15.188cm" svg:y2="6.689cm">
                <text:p/>
              </draw:line>
              <draw:line draw:style-name="gr34" draw:text-style-name="P18" draw:layer="layout" svg:x1="14.388cm" svg:y1="7.055cm" svg:x2="15.188cm" svg:y2="7.003cm">
                <text:p/>
              </draw:line>
              <draw:line draw:style-name="gr34" draw:text-style-name="P18" draw:layer="layout" svg:x1="14.388cm" svg:y1="7.265cm" svg:x2="15.188cm" svg:y2="7.213cm">
                <text:p/>
              </draw:line>
              <draw:line draw:style-name="gr34" draw:text-style-name="P18" draw:layer="layout" svg:x1="14.388cm" svg:y1="7.16cm" svg:x2="15.188cm" svg:y2="7.212cm">
                <text:p/>
              </draw:line>
              <draw:line draw:style-name="gr34" draw:text-style-name="P18" draw:layer="layout" svg:x1="14.388cm" svg:y1="7.369cm" svg:x2="15.188cm" svg:y2="7.317cm">
                <text:p/>
              </draw:line>
              <draw:line draw:style-name="gr34" draw:text-style-name="P18" draw:layer="layout" svg:x1="14.388cm" svg:y1="7.265cm" svg:x2="15.188cm" svg:y2="7.317cm">
                <text:p/>
              </draw:line>
              <draw:line draw:style-name="gr34" draw:text-style-name="P18" draw:layer="layout" svg:x1="14.388cm" svg:y1="7.37cm" svg:x2="15.188cm" svg:y2="7.422cm">
                <text:p/>
              </draw:line>
              <draw:line draw:style-name="gr34" draw:text-style-name="P18" draw:layer="layout" svg:x1="14.388cm" svg:y1="7.16cm" svg:x2="15.188cm" svg:y2="7.108cm">
                <text:p/>
              </draw:line>
              <draw:line draw:style-name="gr34" draw:text-style-name="P18" draw:layer="layout" svg:x1="14.388cm" svg:y1="7.056cm" svg:x2="15.188cm" svg:y2="7.108cm">
                <text:p/>
              </draw:line>
              <draw:line draw:style-name="gr34" draw:text-style-name="P18" draw:layer="layout" svg:x1="14.388cm" svg:y1="7.474cm" svg:x2="15.188cm" svg:y2="7.422cm">
                <text:p/>
              </draw:line>
              <draw:line draw:style-name="gr34" draw:text-style-name="P18" draw:layer="layout" svg:x1="14.388cm" svg:y1="7.683cm" svg:x2="15.188cm" svg:y2="7.631cm">
                <text:p/>
              </draw:line>
              <draw:line draw:style-name="gr34" draw:text-style-name="P18" draw:layer="layout" svg:x1="14.388cm" svg:y1="7.579cm" svg:x2="15.188cm" svg:y2="7.631cm">
                <text:p/>
              </draw:line>
              <draw:line draw:style-name="gr34" draw:text-style-name="P18" draw:layer="layout" svg:x1="14.388cm" svg:y1="7.788cm" svg:x2="15.188cm" svg:y2="7.736cm">
                <text:p/>
              </draw:line>
              <draw:line draw:style-name="gr34" draw:text-style-name="P18" draw:layer="layout" svg:x1="14.388cm" svg:y1="7.684cm" svg:x2="15.188cm" svg:y2="7.736cm">
                <text:p/>
              </draw:line>
              <draw:line draw:style-name="gr34" draw:text-style-name="P18" draw:layer="layout" svg:x1="14.388cm" svg:y1="7.788cm" svg:x2="15.188cm" svg:y2="7.84cm">
                <text:p/>
              </draw:line>
              <draw:line draw:style-name="gr34" draw:text-style-name="P18" draw:layer="layout" svg:x1="14.388cm" svg:y1="7.579cm" svg:x2="15.188cm" svg:y2="7.527cm">
                <text:p/>
              </draw:line>
              <draw:line draw:style-name="gr34" draw:text-style-name="P18" draw:layer="layout" svg:x1="14.388cm" svg:y1="7.474cm" svg:x2="15.188cm" svg:y2="7.526cm">
                <text:p/>
              </draw:line>
              <draw:line draw:style-name="gr34" draw:text-style-name="P18" draw:layer="layout" svg:x1="14.388cm" svg:y1="7.893cm" svg:x2="15.188cm" svg:y2="7.841cm">
                <text:p/>
              </draw:line>
              <draw:line draw:style-name="gr34" draw:text-style-name="P18" draw:layer="layout" svg:x1="14.388cm" svg:y1="8.102cm" svg:x2="15.188cm" svg:y2="8.05cm">
                <text:p/>
              </draw:line>
              <draw:line draw:style-name="gr34" draw:text-style-name="P18" draw:layer="layout" svg:x1="14.388cm" svg:y1="7.998cm" svg:x2="15.188cm" svg:y2="8.05cm">
                <text:p/>
              </draw:line>
              <draw:line draw:style-name="gr34" draw:text-style-name="P18" draw:layer="layout" svg:x1="14.388cm" svg:y1="8.207cm" svg:x2="15.188cm" svg:y2="8.155cm">
                <text:p/>
              </draw:line>
              <draw:line draw:style-name="gr34" draw:text-style-name="P18" draw:layer="layout" svg:x1="14.388cm" svg:y1="8.102cm" svg:x2="15.188cm" svg:y2="8.154cm">
                <text:p/>
              </draw:line>
              <draw:line draw:style-name="gr34" draw:text-style-name="P18" draw:layer="layout" svg:x1="14.388cm" svg:y1="8.207cm" svg:x2="15.188cm" svg:y2="8.259cm">
                <text:p/>
              </draw:line>
              <draw:line draw:style-name="gr34" draw:text-style-name="P18" draw:layer="layout" svg:x1="14.388cm" svg:y1="7.997cm" svg:x2="15.188cm" svg:y2="7.945cm">
                <text:p/>
              </draw:line>
              <draw:line draw:style-name="gr34" draw:text-style-name="P18" draw:layer="layout" svg:x1="14.388cm" svg:y1="7.893cm" svg:x2="15.188cm" svg:y2="7.945cm">
                <text:p/>
              </draw:line>
              <draw:line draw:style-name="gr34" draw:text-style-name="P18" draw:layer="layout" svg:x1="14.388cm" svg:y1="8.311cm" svg:x2="15.188cm" svg:y2="8.259cm">
                <text:p/>
              </draw:line>
              <draw:line draw:style-name="gr34" draw:text-style-name="P18" draw:layer="layout" svg:x1="14.388cm" svg:y1="8.521cm" svg:x2="15.188cm" svg:y2="8.469cm">
                <text:p/>
              </draw:line>
              <draw:line draw:style-name="gr34" draw:text-style-name="P18" draw:layer="layout" svg:x1="14.388cm" svg:y1="8.416cm" svg:x2="15.188cm" svg:y2="8.468cm">
                <text:p/>
              </draw:line>
              <draw:line draw:style-name="gr34" draw:text-style-name="P18" draw:layer="layout" svg:x1="14.388cm" svg:y1="8.625cm" svg:x2="15.188cm" svg:y2="8.573cm">
                <text:p/>
              </draw:line>
              <draw:line draw:style-name="gr34" draw:text-style-name="P18" draw:layer="layout" svg:x1="14.388cm" svg:y1="8.521cm" svg:x2="15.188cm" svg:y2="8.573cm">
                <text:p/>
              </draw:line>
              <draw:line draw:style-name="gr34" draw:text-style-name="P18" draw:layer="layout" svg:x1="14.388cm" svg:y1="8.626cm" svg:x2="15.188cm" svg:y2="8.678cm">
                <text:p/>
              </draw:line>
              <draw:line draw:style-name="gr34" draw:text-style-name="P18" draw:layer="layout" svg:x1="14.388cm" svg:y1="8.416cm" svg:x2="15.188cm" svg:y2="8.364cm">
                <text:p/>
              </draw:line>
              <draw:line draw:style-name="gr34" draw:text-style-name="P18" draw:layer="layout" svg:x1="14.388cm" svg:y1="8.312cm" svg:x2="15.188cm" svg:y2="8.364cm">
                <text:p/>
              </draw:line>
              <draw:line draw:style-name="gr34" draw:text-style-name="P18" draw:layer="layout" svg:x1="14.388cm" svg:y1="8.73cm" svg:x2="15.188cm" svg:y2="8.678cm">
                <text:p/>
              </draw:line>
              <draw:line draw:style-name="gr34" draw:text-style-name="P18" draw:layer="layout" svg:x1="14.388cm" svg:y1="8.939cm" svg:x2="15.188cm" svg:y2="8.887cm">
                <text:p/>
              </draw:line>
              <draw:line draw:style-name="gr34" draw:text-style-name="P18" draw:layer="layout" svg:x1="14.388cm" svg:y1="8.835cm" svg:x2="15.188cm" svg:y2="8.887cm">
                <text:p/>
              </draw:line>
              <draw:line draw:style-name="gr34" draw:text-style-name="P18" draw:layer="layout" svg:x1="14.388cm" svg:y1="9.044cm" svg:x2="15.188cm" svg:y2="8.992cm">
                <text:p/>
              </draw:line>
              <draw:line draw:style-name="gr34" draw:text-style-name="P18" draw:layer="layout" svg:x1="14.388cm" svg:y1="8.94cm" svg:x2="15.188cm" svg:y2="8.992cm">
                <text:p/>
              </draw:line>
              <draw:line draw:style-name="gr34" draw:text-style-name="P18" draw:layer="layout" svg:x1="14.388cm" svg:y1="9.044cm" svg:x2="15.188cm" svg:y2="9.096cm">
                <text:p/>
              </draw:line>
              <draw:line draw:style-name="gr34" draw:text-style-name="P18" draw:layer="layout" svg:x1="14.388cm" svg:y1="8.835cm" svg:x2="15.188cm" svg:y2="8.783cm">
                <text:p/>
              </draw:line>
              <draw:line draw:style-name="gr34" draw:text-style-name="P18" draw:layer="layout" svg:x1="14.388cm" svg:y1="8.73cm" svg:x2="15.188cm" svg:y2="8.782cm">
                <text:p/>
              </draw:line>
              <draw:line draw:style-name="gr34" draw:text-style-name="P18" draw:layer="layout" svg:x1="14.388cm" svg:y1="9.149cm" svg:x2="15.188cm" svg:y2="9.097cm">
                <text:p/>
              </draw:line>
              <draw:line draw:style-name="gr34" draw:text-style-name="P18" draw:layer="layout" svg:x1="14.388cm" svg:y1="9.358cm" svg:x2="15.188cm" svg:y2="9.306cm">
                <text:p/>
              </draw:line>
              <draw:line draw:style-name="gr34" draw:text-style-name="P18" draw:layer="layout" svg:x1="14.388cm" svg:y1="9.253cm" svg:x2="15.188cm" svg:y2="9.305cm">
                <text:p/>
              </draw:line>
              <draw:line draw:style-name="gr34" draw:text-style-name="P18" draw:layer="layout" svg:x1="14.388cm" svg:y1="9.462cm" svg:x2="15.188cm" svg:y2="9.41cm">
                <text:p/>
              </draw:line>
              <draw:line draw:style-name="gr34" draw:text-style-name="P18" draw:layer="layout" svg:x1="14.388cm" svg:y1="9.358cm" svg:x2="15.188cm" svg:y2="9.41cm">
                <text:p/>
              </draw:line>
              <draw:line draw:style-name="gr34" draw:text-style-name="P18" draw:layer="layout" svg:x1="14.388cm" svg:y1="9.463cm" svg:x2="15.188cm" svg:y2="9.515cm">
                <text:p/>
              </draw:line>
              <draw:line draw:style-name="gr34" draw:text-style-name="P18" draw:layer="layout" svg:x1="14.388cm" svg:y1="9.253cm" svg:x2="15.188cm" svg:y2="9.201cm">
                <text:p/>
              </draw:line>
              <draw:line draw:style-name="gr34" draw:text-style-name="P18" draw:layer="layout" svg:x1="14.388cm" svg:y1="9.149cm" svg:x2="15.188cm" svg:y2="9.201cm">
                <text:p/>
              </draw:line>
              <draw:line draw:style-name="gr34" draw:text-style-name="P18" draw:layer="layout" svg:x1="14.388cm" svg:y1="9.567cm" svg:x2="15.188cm" svg:y2="9.515cm">
                <text:p/>
              </draw:line>
              <draw:line draw:style-name="gr34" draw:text-style-name="P18" draw:layer="layout" svg:x1="14.388cm" svg:y1="9.776cm" svg:x2="15.188cm" svg:y2="9.724cm">
                <text:p/>
              </draw:line>
              <draw:line draw:style-name="gr34" draw:text-style-name="P18" draw:layer="layout" svg:x1="14.388cm" svg:y1="9.672cm" svg:x2="15.188cm" svg:y2="9.724cm">
                <text:p/>
              </draw:line>
              <draw:line draw:style-name="gr34" draw:text-style-name="P18" draw:layer="layout" svg:x1="14.388cm" svg:y1="9.881cm" svg:x2="15.188cm" svg:y2="9.829cm">
                <text:p/>
              </draw:line>
              <draw:line draw:style-name="gr34" draw:text-style-name="P18" draw:layer="layout" svg:x1="14.388cm" svg:y1="9.777cm" svg:x2="15.188cm" svg:y2="9.829cm">
                <text:p/>
              </draw:line>
              <draw:line draw:style-name="gr34" draw:text-style-name="P18" draw:layer="layout" svg:x1="14.388cm" svg:y1="9.881cm" svg:x2="15.188cm" svg:y2="9.933cm">
                <text:p/>
              </draw:line>
              <draw:line draw:style-name="gr34" draw:text-style-name="P18" draw:layer="layout" svg:x1="14.388cm" svg:y1="9.672cm" svg:x2="15.188cm" svg:y2="9.62cm">
                <text:p/>
              </draw:line>
              <draw:line draw:style-name="gr34" draw:text-style-name="P18" draw:layer="layout" svg:x1="14.388cm" svg:y1="9.567cm" svg:x2="15.188cm" svg:y2="9.619cm">
                <text:p/>
              </draw:line>
              <draw:line draw:style-name="gr34" draw:text-style-name="P18" draw:layer="layout" svg:x1="14.388cm" svg:y1="9.986cm" svg:x2="15.188cm" svg:y2="9.934cm">
                <text:p/>
              </draw:line>
              <draw:line draw:style-name="gr34" draw:text-style-name="P18" draw:layer="layout" svg:x1="14.388cm" svg:y1="10.195cm" svg:x2="15.188cm" svg:y2="10.143cm">
                <text:p/>
              </draw:line>
              <draw:line draw:style-name="gr34" draw:text-style-name="P18" draw:layer="layout" svg:x1="14.388cm" svg:y1="10.091cm" svg:x2="15.188cm" svg:y2="10.143cm">
                <text:p/>
              </draw:line>
              <draw:line draw:style-name="gr34" draw:text-style-name="P18" draw:layer="layout" svg:x1="14.388cm" svg:y1="10.3cm" svg:x2="15.188cm" svg:y2="10.248cm">
                <text:p/>
              </draw:line>
              <draw:line draw:style-name="gr34" draw:text-style-name="P18" draw:layer="layout" svg:x1="14.388cm" svg:y1="10.195cm" svg:x2="15.188cm" svg:y2="10.247cm">
                <text:p/>
              </draw:line>
              <draw:line draw:style-name="gr34" draw:text-style-name="P18" draw:layer="layout" svg:x1="14.388cm" svg:y1="10.09cm" svg:x2="15.188cm" svg:y2="10.038cm">
                <text:p/>
              </draw:line>
              <draw:line draw:style-name="gr34" draw:text-style-name="P18" draw:layer="layout" svg:x1="14.388cm" svg:y1="9.986cm" svg:x2="15.188cm" svg:y2="10.038cm">
                <text:p/>
              </draw:line>
            </draw:g>
            <draw:g>
              <draw:line draw:style-name="gr35" draw:text-style-name="P18" draw:layer="layout" svg:x1="14.784cm" svg:y1="8.2cm" svg:x2="13.988cm" svg:y2="8.2cm">
                <text:p/>
              </draw:line>
              <draw:line draw:style-name="gr36" draw:text-style-name="P18" draw:layer="layout" svg:x1="14.788cm" svg:y1="10cm" svg:x2="13.992cm" svg:y2="10cm">
                <text:p/>
              </draw:line>
              <draw:g>
                <draw:line draw:style-name="gr35" draw:text-style-name="P18" draw:layer="layout" svg:x1="15.381cm" svg:y1="8.7cm" svg:x2="14.188cm" svg:y2="8.6cm">
                  <text:p/>
                </draw:line>
                <draw:line draw:style-name="gr35" draw:text-style-name="P18" draw:layer="layout" svg:x1="15.381cm" svg:y1="8.5cm" svg:x2="14.188cm" svg:y2="8.6cm">
                  <text:p/>
                </draw:line>
                <draw:line draw:style-name="gr35" draw:text-style-name="P18" draw:layer="layout" svg:x1="15.381cm" svg:y1="8.3cm" svg:x2="14.791cm" svg:y2="8.2cm">
                  <text:p/>
                </draw:line>
                <draw:line draw:style-name="gr36" draw:text-style-name="P18" draw:layer="layout" svg:x1="15.385cm" svg:y1="9.9cm" svg:x2="14.789cm" svg:y2="10cm">
                  <text:p/>
                </draw:line>
                <draw:line draw:style-name="gr35" draw:text-style-name="P18" draw:layer="layout" svg:x1="15.381cm" svg:y1="8.9cm" svg:x2="14.188cm" svg:y2="8.8cm">
                  <text:p/>
                </draw:line>
                <draw:line draw:style-name="gr35" draw:text-style-name="P18" draw:layer="layout" svg:x1="15.381cm" svg:y1="8.7cm" svg:x2="14.188cm" svg:y2="8.8cm">
                  <text:p/>
                </draw:line>
                <draw:line draw:style-name="gr35" draw:text-style-name="P18" draw:layer="layout" svg:x1="15.381cm" svg:y1="9.1cm" svg:x2="14.188cm" svg:y2="9cm">
                  <text:p/>
                </draw:line>
                <draw:line draw:style-name="gr35" draw:text-style-name="P18" draw:layer="layout" svg:x1="15.381cm" svg:y1="8.9cm" svg:x2="14.188cm" svg:y2="9cm">
                  <text:p/>
                </draw:line>
                <draw:line draw:style-name="gr35" draw:text-style-name="P18" draw:layer="layout" svg:x1="15.381cm" svg:y1="8.5cm" svg:x2="14.188cm" svg:y2="8.4cm">
                  <text:p/>
                </draw:line>
                <draw:line draw:style-name="gr35" draw:text-style-name="P18" draw:layer="layout" svg:x1="15.381cm" svg:y1="8.3cm" svg:x2="14.188cm" svg:y2="8.4cm">
                  <text:p/>
                </draw:line>
                <draw:line draw:style-name="gr36" draw:text-style-name="P18" draw:layer="layout" svg:x1="15.388cm" svg:y1="9.5cm" svg:x2="14.195cm" svg:y2="9.4cm">
                  <text:p/>
                </draw:line>
                <draw:line draw:style-name="gr36" draw:text-style-name="P18" draw:layer="layout" svg:x1="15.388cm" svg:y1="9.3cm" svg:x2="14.195cm" svg:y2="9.4cm">
                  <text:p/>
                </draw:line>
                <draw:line draw:style-name="gr36" draw:text-style-name="P18" draw:layer="layout" svg:x1="15.388cm" svg:y1="9.7cm" svg:x2="14.195cm" svg:y2="9.6cm">
                  <text:p/>
                </draw:line>
                <draw:line draw:style-name="gr36" draw:text-style-name="P18" draw:layer="layout" svg:x1="15.388cm" svg:y1="9.5cm" svg:x2="14.195cm" svg:y2="9.6cm">
                  <text:p/>
                </draw:line>
                <draw:line draw:style-name="gr36" draw:text-style-name="P18" draw:layer="layout" svg:x1="15.388cm" svg:y1="9.9cm" svg:x2="14.195cm" svg:y2="9.8cm">
                  <text:p/>
                </draw:line>
                <draw:line draw:style-name="gr36" draw:text-style-name="P18" draw:layer="layout" svg:x1="15.388cm" svg:y1="9.7cm" svg:x2="14.195cm" svg:y2="9.8cm">
                  <text:p/>
                </draw:line>
                <draw:line draw:style-name="gr35" draw:text-style-name="P18" draw:layer="layout" svg:x1="15.388cm" svg:y1="9.3cm" svg:x2="14.195cm" svg:y2="9.2cm">
                  <text:p/>
                </draw:line>
                <draw:line draw:style-name="gr35" draw:text-style-name="P18" draw:layer="layout" svg:x1="15.388cm" svg:y1="9.1cm" svg:x2="14.195cm" svg:y2="9.2cm">
                  <text:p/>
                </draw:line>
              </draw:g>
            </draw:g>
            <draw:g>
              <draw:line draw:style-name="gr37" draw:text-style-name="P18" draw:layer="layout" svg:x1="14.388cm" svg:y1="6.1cm" svg:x2="14.78cm" svg:y2="6cm">
                <text:p/>
              </draw:line>
              <draw:line draw:style-name="gr38" draw:text-style-name="P18" draw:layer="layout" svg:x1="14.388cm" svg:y1="10.4cm" svg:x2="14.788cm" svg:y2="10.5cm">
                <text:p/>
              </draw:line>
              <draw:line draw:style-name="gr38" draw:text-style-name="P18" draw:layer="layout" svg:x1="15.488cm" svg:y1="10.5cm" svg:x2="14.788cm" svg:y2="10.5cm">
                <text:p/>
              </draw:line>
            </draw:g>
          </draw:g>
          <draw:g>
            <draw:custom-shape draw:style-name="gr28" draw:text-style-name="P12" draw:layer="layout" svg:width="0.4cm" svg:height="0.4cm" draw:transform="rotate (-1.5707963267949) translate (15.307cm 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88cm 3.8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88cm 4.4cm)">
              <text:p/>
              <draw:enhanced-geometry svg:viewBox="0 0 21600 21600" draw:mirror-horizontal="true" draw:mirror-vertical="false" draw:type="rectangle" draw:enhanced-path="M 0 0 L 21600 0 21600 21600 0 21600 0 0 Z N"/>
            </draw:custom-shape>
            <draw:line draw:style-name="gr31" draw:text-style-name="P4" draw:layer="layout" svg:x1="15.288cm" svg:y1="4.023cm" svg:x2="15.288cm" svg:y2="3.802cm">
              <text:p/>
            </draw:line>
            <draw:custom-shape draw:style-name="gr30" draw:text-style-name="P4" draw:layer="layout" svg:width="0.8cm" svg:height="0.8cm" draw:transform="rotate (1.5707963267949) translate (14.888cm 4.4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88cm" svg:y="3.514cm">
              <text:p text:style-name="P14"><text:span text:style-name="T6">A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788cm" svg:y1="4.7cm" svg:x2="14.388cm" svg:y2="4.686cm">
            <text:p/>
          </draw:line>
          <draw:line draw:style-name="gr26" draw:text-style-name="P4" draw:layer="layout" svg:x1="14.788cm" svg:y1="5.4cm" svg:x2="14.788cm" svg:y2="4cm">
            <text:p/>
          </draw:line>
          <draw:g>
            <draw:custom-shape draw:style-name="gr28" draw:text-style-name="P12" draw:layer="layout" svg:width="0.2cm" svg:height="0.2cm" draw:transform="rotate (-1.5707963267949) translate (13.388cm 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8.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13.388cm 10.4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10.4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5" draw:text-style-name="P4" draw:layer="layout" svg:x1="12.988cm" svg:y1="11.5cm" svg:x2="9.988cm" svg:y2="11.5cm">
            <text:p/>
          </draw:line>
          <draw:line draw:style-name="gr5" draw:text-style-name="P4" draw:layer="layout" svg:x1="17.988cm" svg:y1="16.9cm" svg:x2="17.988cm" svg:y2="17.5cm">
            <text:p/>
          </draw:line>
          <draw:frame draw:style-name="standard" draw:layer="layout" svg:width="9.912cm" svg:height="3.215cm" svg:x="10.054cm" svg:y="20.53cm">
            <table:table table:template-name="default" table:use-first-row-styles="true" table:use-banding-rows-styles="true">
              <table:table-column table:style-name="co5"/>
              <table:table-column table:style-name="co6"/>
              <table:table-column table:style-name="co7"/>
              <table:table-column table:style-name="co7"/>
              <table:table-column table:style-name="co8"/>
              <table:table-row table:style-name="ro2" table:default-cell-style-name="ce1">
                <table:table-cell>
                  <text:p><text:span text:style-name="T19">M1</text:span></text:p>
                </table:table-cell>
                <table:table-cell>
                  <text:p text:style-name="P19"><text:span text:style-name="T19">M2</text:span></text:p>
                </table:table-cell>
                <table:table-cell>
                  <text:p text:style-name="P19"><text:span text:style-name="T19">M3</text:span></text:p>
                </table:table-cell>
                <table:table-cell>
                  <text:p text:style-name="P19"><text:span text:style-name="T19">M4</text:span></text:p>
                </table:table-cell>
                <table:table-cell>
                  <text:p text:style-name="P19"><text:span text:style-name="T19">Doel</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R</text:span></text:p>
                </table:table-cell>
                <table:table-cell>
                  <text:p text:style-name="P21"><text:span text:style-name="T14">Buffer2 verwarmen,Buffer3 koelen, WP uit</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verwarmen, Buffer3 verwarm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R</text:span></text:p>
                </table:table-cell>
                <table:table-cell>
                  <text:p text:style-name="P21"><text:span text:style-name="T14">Buffer2 dicht, Buffer3 koel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dicht, Buffer3 verwarmen, WP aan</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L</text:span></text:p>
                </table:table-cell>
                <table:table-cell>
                  <text:p text:style-name="P21"><text:span text:style-name="T14">Buffer2 naar primair WP, Buffer3 verwarmen</text:span></text:p>
                </table:table-cell>
              </table:table-row>
            </table:table>
            <draw:image xlink:href="Pictures/TablePreview5.svm" xlink:type="simple" xlink:show="embed" xlink:actuate="onLoad"/>
          </draw:frame>
          <draw:line draw:style-name="gr15" draw:text-style-name="P4" draw:layer="layout" svg:x1="20.488cm" svg:y1="15.5cm" svg:x2="20.888cm" svg:y2="15.5cm">
            <text:p/>
          </draw:line>
          <draw:line draw:style-name="gr5" draw:text-style-name="P4" draw:layer="layout" svg:x1="6.888cm" svg:y1="14.5cm" svg:x2="6.488cm" svg:y2="14.5cm">
            <text:p/>
          </draw:line>
          <draw:line draw:style-name="gr5" draw:text-style-name="P4" draw:layer="layout" svg:x1="5.088cm" svg:y1="16.8cm" svg:x2="5.388cm" svg:y2="16.8cm">
            <text:p/>
          </draw:line>
          <draw:line draw:style-name="gr5" draw:text-style-name="P4" draw:layer="layout" svg:x1="4.688cm" svg:y1="18cm" svg:x2="4.692cm" svg:y2="20.1cm">
            <text:p/>
          </draw:line>
          <draw:line draw:style-name="gr5" draw:text-style-name="P4" draw:layer="layout" svg:x1="4.688cm" svg:y1="17.2cm" svg:x2="4.688cm" svg:y2="17.9cm">
            <text:p/>
          </draw:line>
          <draw:line draw:style-name="gr39" draw:text-style-name="P23" draw:layer="layout" svg:x1="4.688cm" svg:y1="17.9cm" svg:x2="4.888cm" svg:y2="17.9cm">
            <text:p text:style-name="P22">`</text:p>
          </draw:line>
          <draw:line draw:style-name="gr5" draw:text-style-name="P4" draw:layer="layout" svg:x1="4.688cm" svg:y1="14.5cm" svg:x2="4.688cm" svg:y2="16.4cm">
            <text:p/>
          </draw:line>
          <draw:line draw:style-name="gr5" draw:text-style-name="P4" draw:layer="layout" svg:x1="4.688cm" svg:y1="14.5cm" svg:x2="5.888cm" svg:y2="14.5cm">
            <text:p/>
          </draw:line>
          <draw:line draw:style-name="gr40" draw:text-style-name="P4" draw:layer="layout" svg:x1="4.688cm" svg:y1="14.5cm" svg:x2="6.288cm" svg:y2="14.5cm">
            <text:p/>
          </draw:line>
          <draw:line draw:style-name="gr40" draw:text-style-name="P4" draw:layer="layout" svg:x1="4.688cm" svg:y1="16.4cm" svg:x2="4.688cm" svg:y2="14.5cm">
            <text:p/>
          </draw:line>
          <draw:line draw:style-name="gr40" draw:text-style-name="P4" draw:layer="layout" svg:x1="4.688cm" svg:y1="17.9cm" svg:x2="4.988cm" svg:y2="17.9cm">
            <text:p/>
          </draw:line>
          <draw:line draw:style-name="gr5" draw:text-style-name="P4" draw:layer="layout" svg:x1="5.388cm" svg:y1="17.5cm" svg:x2="5.388cm" svg:y2="16.8cm">
            <text:p/>
          </draw:line>
          <draw:line draw:style-name="gr5" draw:text-style-name="P4" draw:layer="layout" svg:x1="6.288cm" svg:y1="17.9cm" svg:x2="5.788cm" svg:y2="17.9cm">
            <text:p/>
          </draw:line>
          <draw:line draw:style-name="gr5" draw:text-style-name="P4" draw:layer="layout" svg:x1="6.288cm" svg:y1="15cm" svg:x2="6.288cm" svg:y2="17.9cm">
            <text:p/>
          </draw:line>
          <draw:line draw:style-name="gr41" draw:text-style-name="P4" draw:layer="layout" svg:x1="6.888cm" svg:y1="15cm" svg:x2="6.288cm" svg:y2="15cm">
            <text:p/>
          </draw:line>
          <draw:line draw:style-name="gr10" draw:text-style-name="P4" draw:layer="layout" svg:x1="11.988cm" svg:y1="11cm" svg:x2="23.488cm" svg:y2="11cm">
            <text:p/>
          </draw:line>
          <draw:line draw:style-name="gr130" draw:text-style-name="P4" draw:layer="layout" svg:x1="17.988cm" svg:y1="12.1cm" svg:x2="20.488cm" svg:y2="12.1cm">
            <text:p/>
          </draw:line>
          <draw:line draw:style-name="gr42" draw:text-style-name="P4" draw:layer="layout" svg:x1="21.388cm" svg:y1="19.1cm" svg:x2="21.388cm" svg:y2="18.1cm">
            <text:p/>
          </draw:line>
          <draw:g>
            <draw:custom-shape draw:style-name="gr43" draw:text-style-name="P24" draw:layer="layout" svg:width="12.922cm" svg:height="1.7cm" svg:x="7.727cm" svg:y="18.4cm">
              <text:p/>
              <draw:enhanced-geometry svg:viewBox="0 0 21600 21600" draw:mirror-horizontal="false" draw:mirror-vertical="false" draw:type="rectangle" draw:enhanced-path="M 0 0 L 21600 0 21600 21600 0 21600 0 0 Z N"/>
            </draw:custom-shape>
            <draw:custom-shape draw:style-name="gr44" draw:text-style-name="P26" draw:layer="layout" svg:width="12.922cm" svg:height="0.5cm" svg:x="7.727cm" svg:y="19.6cm">
              <text:p text:style-name="P25"><text:span text:style-name="T11">1</text:span></text:p>
              <draw:enhanced-geometry svg:viewBox="0 0 21600 21600" draw:mirror-horizontal="false" draw:mirror-vertical="false" draw:type="rectangle" draw:enhanced-path="M 0 0 L 21600 0 21600 21600 0 21600 0 0 Z N"/>
            </draw:custom-shape>
            <draw:custom-shape draw:style-name="gr45" draw:text-style-name="P27" draw:layer="layout" svg:width="13.4cm" svg:height="0.201cm" svg:x="7.488cm" svg:y="19.199cm">
              <text:p/>
              <draw:enhanced-geometry svg:viewBox="0 0 21600 21600" draw:mirror-horizontal="false" draw:mirror-vertical="false" draw:type="rectangle" draw:enhanced-path="M 0 0 L 21600 0 21600 21600 0 21600 0 0 Z N"/>
            </draw:custom-shape>
            <draw:custom-shape draw:style-name="gr46" draw:text-style-name="P28" draw:layer="layout" svg:width="12.922cm" svg:height="0.6cm" svg:x="7.727cm" svg:y="18.4cm">
              <text:p text:style-name="P25"><text:span text:style-name="T11">3</text:span></text:p>
              <draw:enhanced-geometry svg:viewBox="0 0 21600 21600" draw:mirror-horizontal="false" draw:mirror-vertical="false" draw:type="rectangle" draw:enhanced-path="M 0 0 L 21600 0 21600 21600 0 21600 0 0 Z N"/>
            </draw:custom-shape>
            <draw:custom-shape draw:style-name="gr47" draw:text-style-name="P6" draw:layer="layout" svg:width="0.477cm" svg:height="0.5cm" svg:x="16.997cm" svg:y="19.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6cm" svg:height="0.4cm" svg:x="8.412cm" svg:y="18.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8cm" svg:height="0.4cm" svg:x="17.299cm" svg:y="18.5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6.288cm" svg:y1="17.9cm" svg:x2="6.288cm" svg:y2="20.6cm">
            <text:p/>
          </draw:line>
          <draw:line draw:style-name="gr5" draw:text-style-name="P4" draw:layer="layout" svg:x1="4.688cm" svg:y1="20.6cm" svg:x2="4.688cm" svg:y2="20.1cm">
            <text:p/>
          </draw:line>
          <draw:line draw:style-name="gr49" draw:text-style-name="P4" draw:layer="layout" svg:x1="8.288cm" svg:y1="18.7cm" svg:x2="15.888cm" svg:y2="18.9cm">
            <text:p/>
          </draw:line>
          <draw:line draw:style-name="gr41" draw:text-style-name="P4" draw:layer="layout" svg:x1="15.888cm" svg:y1="18.9cm" svg:x2="18.888cm" svg:y2="18.7cm">
            <text:p/>
          </draw:line>
          <draw:g>
            <draw:custom-shape draw:style-name="gr50" draw:text-style-name="P30" draw:layer="layout" svg:width="5.5cm" svg:height="3.2cm" svg:x="2.888cm" svg:y="21cm">
              <text:p text:style-name="P29"><text:span text:style-name="T12">2 <text:s text:c="3"/>2</text:span></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3.132cm" svg:y="21.2cm">
              <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5.944cm" svg:y="21.2cm">
              <text:p/>
              <draw:enhanced-geometry svg:viewBox="0 0 21600 21600" draw:mirror-horizontal="false" draw:mirror-vertical="false" draw:type="rectangle" draw:enhanced-path="M 0 0 L 21600 0 21600 21600 0 21600 0 0 Z N"/>
            </draw:custom-shape>
            <draw:custom-shape draw:style-name="gr48" draw:text-style-name="P6" draw:layer="layout" svg:width="0.4cm" svg:height="0.4cm" svg:x="5.388cm" svg:y="2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6" draw:text-style-name="P18" draw:layer="layout" svg:x1="6.988cm" svg:y1="23.3cm" svg:x2="7.784cm" svg:y2="23.3cm">
                <text:p/>
              </draw:line>
            </draw:g>
            <draw:g>
              <draw:line draw:style-name="gr35" draw:text-style-name="P18" draw:layer="layout" svg:x1="6.695cm" svg:y1="22cm" svg:x2="7.888cm" svg:y2="21.9cm">
                <text:p/>
              </draw:line>
              <draw:line draw:style-name="gr35" draw:text-style-name="P18" draw:layer="layout" svg:x1="6.695cm" svg:y1="21.8cm" svg:x2="7.888cm" svg:y2="21.9cm">
                <text:p/>
              </draw:line>
              <draw:line draw:style-name="gr36" draw:text-style-name="P18" draw:layer="layout" svg:x1="6.691cm" svg:y1="23.2cm" svg:x2="7.287cm" svg:y2="23.3cm">
                <text:p/>
              </draw:line>
              <draw:line draw:style-name="gr35" draw:text-style-name="P18" draw:layer="layout" svg:x1="6.695cm" svg:y1="22.2cm" svg:x2="7.888cm" svg:y2="22.1cm">
                <text:p/>
              </draw:line>
              <draw:line draw:style-name="gr35" draw:text-style-name="P18" draw:layer="layout" svg:x1="6.695cm" svg:y1="22cm" svg:x2="7.888cm" svg:y2="22.1cm">
                <text:p/>
              </draw:line>
              <draw:line draw:style-name="gr35" draw:text-style-name="P18" draw:layer="layout" svg:x1="6.695cm" svg:y1="22.4cm" svg:x2="7.888cm" svg:y2="22.3cm">
                <text:p/>
              </draw:line>
              <draw:line draw:style-name="gr35" draw:text-style-name="P18" draw:layer="layout" svg:x1="6.695cm" svg:y1="22.2cm" svg:x2="7.888cm" svg:y2="22.3cm">
                <text:p/>
              </draw:line>
              <draw:line draw:style-name="gr35" draw:text-style-name="P18" draw:layer="layout" svg:x1="6.695cm" svg:y1="21.8cm" svg:x2="7.888cm" svg:y2="21.7cm">
                <text:p/>
              </draw:line>
              <draw:line draw:style-name="gr35" draw:text-style-name="P18" draw:layer="layout" svg:x1="6.695cm" svg:y1="21.6cm" svg:x2="7.888cm" svg:y2="21.7cm">
                <text:p/>
              </draw:line>
              <draw:line draw:style-name="gr36" draw:text-style-name="P18" draw:layer="layout" svg:x1="6.688cm" svg:y1="22.8cm" svg:x2="7.881cm" svg:y2="22.7cm">
                <text:p/>
              </draw:line>
              <draw:line draw:style-name="gr36" draw:text-style-name="P18" draw:layer="layout" svg:x1="6.688cm" svg:y1="22.6cm" svg:x2="7.881cm" svg:y2="22.7cm">
                <text:p/>
              </draw:line>
              <draw:line draw:style-name="gr36" draw:text-style-name="P18" draw:layer="layout" svg:x1="6.688cm" svg:y1="23cm" svg:x2="7.881cm" svg:y2="22.9cm">
                <text:p/>
              </draw:line>
              <draw:line draw:style-name="gr36" draw:text-style-name="P18" draw:layer="layout" svg:x1="6.688cm" svg:y1="22.8cm" svg:x2="7.881cm" svg:y2="22.9cm">
                <text:p/>
              </draw:line>
              <draw:line draw:style-name="gr36" draw:text-style-name="P18" draw:layer="layout" svg:x1="6.688cm" svg:y1="23.2cm" svg:x2="7.881cm" svg:y2="23.1cm">
                <text:p/>
              </draw:line>
              <draw:line draw:style-name="gr36" draw:text-style-name="P18" draw:layer="layout" svg:x1="6.688cm" svg:y1="23cm" svg:x2="7.881cm" svg:y2="23.1cm">
                <text:p/>
              </draw:line>
              <draw:line draw:style-name="gr35" draw:text-style-name="P18" draw:layer="layout" svg:x1="6.688cm" svg:y1="22.6cm" svg:x2="7.881cm" svg:y2="22.5cm">
                <text:p/>
              </draw:line>
              <draw:line draw:style-name="gr35" draw:text-style-name="P18" draw:layer="layout" svg:x1="6.688cm" svg:y1="22.4cm" svg:x2="7.881cm" svg:y2="22.5cm">
                <text:p/>
              </draw:line>
            </draw:g>
            <draw:g>
              <draw:line draw:style-name="gr35" draw:text-style-name="P18" draw:layer="layout" svg:x1="4.481cm" svg:y1="22cm" svg:x2="3.288cm" svg:y2="21.9cm">
                <text:p/>
              </draw:line>
              <draw:line draw:style-name="gr35" draw:text-style-name="P18" draw:layer="layout" svg:x1="4.481cm" svg:y1="21.8cm" svg:x2="3.288cm" svg:y2="21.9cm">
                <text:p/>
              </draw:line>
              <draw:line draw:style-name="gr36" draw:text-style-name="P18" draw:layer="layout" svg:x1="4.485cm" svg:y1="23.2cm" svg:x2="3.889cm" svg:y2="23.3cm">
                <text:p/>
              </draw:line>
              <draw:line draw:style-name="gr35" draw:text-style-name="P18" draw:layer="layout" svg:x1="4.481cm" svg:y1="22.2cm" svg:x2="3.288cm" svg:y2="22.1cm">
                <text:p/>
              </draw:line>
              <draw:line draw:style-name="gr35" draw:text-style-name="P18" draw:layer="layout" svg:x1="4.481cm" svg:y1="22cm" svg:x2="3.288cm" svg:y2="22.1cm">
                <text:p/>
              </draw:line>
              <draw:line draw:style-name="gr35" draw:text-style-name="P18" draw:layer="layout" svg:x1="4.481cm" svg:y1="22.4cm" svg:x2="3.288cm" svg:y2="22.3cm">
                <text:p/>
              </draw:line>
              <draw:line draw:style-name="gr35" draw:text-style-name="P18" draw:layer="layout" svg:x1="4.481cm" svg:y1="22.2cm" svg:x2="3.288cm" svg:y2="22.3cm">
                <text:p/>
              </draw:line>
              <draw:line draw:style-name="gr35" draw:text-style-name="P18" draw:layer="layout" svg:x1="4.481cm" svg:y1="21.8cm" svg:x2="3.288cm" svg:y2="21.7cm">
                <text:p/>
              </draw:line>
              <draw:line draw:style-name="gr35" draw:text-style-name="P18" draw:layer="layout" svg:x1="4.481cm" svg:y1="21.6cm" svg:x2="3.288cm" svg:y2="21.7cm">
                <text:p/>
              </draw:line>
              <draw:line draw:style-name="gr36" draw:text-style-name="P18" draw:layer="layout" svg:x1="4.488cm" svg:y1="22.8cm" svg:x2="3.295cm" svg:y2="22.7cm">
                <text:p/>
              </draw:line>
              <draw:line draw:style-name="gr36" draw:text-style-name="P18" draw:layer="layout" svg:x1="4.488cm" svg:y1="22.6cm" svg:x2="3.295cm" svg:y2="22.7cm">
                <text:p/>
              </draw:line>
              <draw:line draw:style-name="gr36" draw:text-style-name="P18" draw:layer="layout" svg:x1="4.488cm" svg:y1="23cm" svg:x2="3.295cm" svg:y2="22.9cm">
                <text:p/>
              </draw:line>
              <draw:line draw:style-name="gr36" draw:text-style-name="P18" draw:layer="layout" svg:x1="4.488cm" svg:y1="22.8cm" svg:x2="3.295cm" svg:y2="22.9cm">
                <text:p/>
              </draw:line>
              <draw:line draw:style-name="gr36" draw:text-style-name="P18" draw:layer="layout" svg:x1="4.488cm" svg:y1="23.2cm" svg:x2="3.295cm" svg:y2="23.1cm">
                <text:p/>
              </draw:line>
              <draw:line draw:style-name="gr36" draw:text-style-name="P18" draw:layer="layout" svg:x1="4.488cm" svg:y1="23cm" svg:x2="3.295cm" svg:y2="23.1cm">
                <text:p/>
              </draw:line>
              <draw:line draw:style-name="gr35" draw:text-style-name="P18" draw:layer="layout" svg:x1="4.488cm" svg:y1="22.6cm" svg:x2="3.295cm" svg:y2="22.5cm">
                <text:p/>
              </draw:line>
              <draw:line draw:style-name="gr35" draw:text-style-name="P18" draw:layer="layout" svg:x1="4.488cm" svg:y1="22.4cm" svg:x2="3.295cm" svg:y2="22.5cm">
                <text:p/>
              </draw:line>
            </draw:g>
            <draw:custom-shape draw:style-name="gr48" draw:text-style-name="P6" draw:layer="layout" svg:width="0.4cm" svg:height="0.4cm" svg:x="5.488cm" svg:y="23.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2" draw:text-style-name="P32" draw:layer="layout" svg:width="36cm" svg:height="22cm" svg:x="2.488cm" svg:y="2.5cm">
            <text:p/>
            <draw:enhanced-geometry svg:viewBox="0 0 21600 21600" draw:mirror-horizontal="false" draw:mirror-vertical="false" draw:type="rectangle" draw:enhanced-path="M 0 0 L 21600 0 21600 21600 0 21600 0 0 Z N"/>
          </draw:custom-shape>
          <draw:line draw:style-name="gr41" draw:text-style-name="P4" draw:layer="layout" svg:x1="17.988cm" svg:y1="18.5cm" svg:x2="18.788cm" svg:y2="18.7cm">
            <text:p/>
          </draw:line>
          <draw:frame draw:style-name="gr54" draw:text-style-name="P33" draw:layer="layout" svg:width="2.5cm" svg:height="0.963cm" svg:x="20.488cm" svg:y="13.5cm">
            <draw:text-box>
              <text:p text:style-name="P22"><text:span text:style-name="T13">Warmtepomp 4kW</text:span></text:p>
            </draw:text-box>
          </draw:frame>
          <draw:frame draw:style-name="gr55" draw:text-style-name="P34" draw:layer="layout" svg:width="0.502cm" svg:height="1.195cm" svg:x="24.488cm" svg:y="10.2cm">
            <draw:text-box>
              <text:p/>
            </draw:text-box>
          </draw:frame>
          <draw:g>
            <draw:custom-shape draw:style-name="gr28" draw:text-style-name="P12" draw:layer="layout" svg:width="0.4cm" svg:height="0.4cm" draw:transform="rotate (-3.14159265358979) translate (21.588cm 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0.988cm 19.9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188cm" svg:y="1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6" draw:text-style-name="P4" draw:layer="layout" svg:x1="4.688cm" svg:y1="23.3cm" svg:x2="4.688cm" svg:y2="20.1cm">
            <text:p/>
          </draw:line>
          <draw:line draw:style-name="gr57" draw:text-style-name="P4" draw:layer="layout" svg:x1="4.988cm" svg:y1="21.6cm" svg:x2="4.988cm" svg:y2="20.3cm">
            <text:p/>
          </draw:line>
          <draw:line draw:style-name="gr58" draw:text-style-name="P4" draw:layer="layout" svg:x1="19.088cm" svg:y1="19.8cm" svg:x2="15.888cm" svg:y2="20cm">
            <text:p/>
          </draw:line>
          <draw:line draw:style-name="gr59" draw:text-style-name="P4" draw:layer="layout" svg:x1="15.888cm" svg:y1="20cm" svg:x2="8.788cm" svg:y2="19.8cm">
            <text:p/>
          </draw:line>
          <draw:line draw:style-name="gr60" draw:text-style-name="P23" draw:layer="layout" svg:x1="0.488cm" svg:y1="5.5cm" svg:x2="2.488cm" svg:y2="5.5cm">
            <text:p text:style-name="P22">100</text:p>
          </draw:line>
          <draw:frame draw:style-name="gr61" draw:text-style-name="P34" draw:layer="layout" svg:width="0.502cm" svg:height="1.187cm" svg:x="0.788cm" svg:y="7.4cm">
            <draw:text-box>
              <text:p/>
            </draw:text-box>
          </draw:frame>
          <draw:line draw:style-name="gr62" draw:text-style-name="P23" draw:layer="layout" svg:x1="0.488cm" svg:y1="7.5cm" svg:x2="2.488cm" svg:y2="7.5cm">
            <text:p text:style-name="P22">50</text:p>
          </draw:line>
          <draw:line draw:style-name="gr63" draw:text-style-name="P23" draw:layer="layout" svg:x1="0.488cm" svg:y1="6.5cm" svg:x2="2.488cm" svg:y2="6.5cm">
            <text:p text:style-name="P22">80</text:p>
          </draw:line>
          <draw:line draw:style-name="gr64" draw:text-style-name="P23" draw:layer="layout" svg:x1="0.488cm" svg:y1="8.5cm" svg:x2="2.488cm" svg:y2="8.5cm">
            <text:p text:style-name="P22">40</text:p>
          </draw:line>
          <draw:line draw:style-name="gr65" draw:text-style-name="P23" draw:layer="layout" svg:x1="0.488cm" svg:y1="10.5cm" svg:x2="2.488cm" svg:y2="10.5cm">
            <text:p text:style-name="P22">20</text:p>
          </draw:line>
          <draw:line draw:style-name="gr66" draw:text-style-name="P23" draw:layer="layout" svg:x1="0.488cm" svg:y1="9.5cm" svg:x2="2.488cm" svg:y2="9.5cm">
            <text:p text:style-name="P22">30</text:p>
          </draw:line>
          <draw:line draw:style-name="gr67" draw:text-style-name="P23" draw:layer="layout" svg:x1="0.488cm" svg:y1="11.5cm" svg:x2="2.488cm" svg:y2="11.5cm">
            <text:p text:style-name="P22">15</text:p>
          </draw:line>
          <draw:line draw:style-name="gr68" draw:text-style-name="P23" draw:layer="layout" svg:x1="0.488cm" svg:y1="13.5cm" svg:x2="2.488cm" svg:y2="13.5cm">
            <text:p text:style-name="P22">5</text:p>
          </draw:line>
          <draw:line draw:style-name="gr69" draw:text-style-name="P23" draw:layer="layout" svg:x1="0.488cm" svg:y1="12.5cm" svg:x2="2.488cm" svg:y2="12.5cm">
            <text:p text:style-name="P22">10</text:p>
          </draw:line>
          <draw:line draw:style-name="gr56" draw:text-style-name="P4" draw:layer="layout" svg:x1="6.588cm" svg:y1="23.3cm" svg:x2="6.588cm" svg:y2="20.1cm">
            <text:p/>
          </draw:line>
          <draw:line draw:style-name="gr70" draw:text-style-name="P4" draw:layer="layout" svg:x1="6.588cm" svg:y1="20.4cm" svg:x2="6.588cm" svg:y2="20.1cm">
            <text:p/>
          </draw:line>
          <draw:g>
            <draw:custom-shape draw:style-name="gr108" draw:text-style-name="P45" draw:layer="layout" svg:width="0.64cm" svg:height="0.896cm" svg:x="21.315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9" draw:text-style-name="P46" draw:layer="layout" svg:width="0.32cm" svg:height="1.6cm" svg:x="22.268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2.588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svg:x="20.988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1.308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10" draw:text-style-name="P47" draw:layer="layout" svg:width="0.641cm" svg:height="0.896cm" svg:x="21.583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1" draw:text-style-name="P48" draw:layer="layout" svg:width="0.3cm" svg:height="1.2cm" svg:x="21.588cm" svg:y="14.5cm">
              <text:p/>
              <draw:enhanced-geometry svg:viewBox="0 0 640 861" draw:mirror-horizontal="true" draw:mirror-vertical="false" draw:text-areas="257 295 414 566" draw:type="non-primitive" draw:enhanced-path="M 640 233 L 221 293 506 12 367 0 29 406 431 347 145 645 99 520 0 861 326 765 209 711 640 233 640 233 Z N"/>
            </draw:custom-shape>
          </draw:g>
          <draw:line draw:style-name="gr71" draw:text-style-name="P4" draw:layer="layout" svg:x1="6.588cm" svg:y1="20.1cm" svg:x2="4.688cm" svg:y2="20.1cm">
            <text:p/>
          </draw:line>
          <draw:custom-shape draw:style-name="gr48" draw:text-style-name="P6" draw:layer="layout" svg:width="0.4cm" svg:height="0.4cm" svg:x="22.488cm" svg:y="13.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23cm" svg:y1="11.5cm" svg:x2="12.988cm" svg:y2="11.5cm">
            <text:p/>
          </draw:line>
          <draw:line draw:style-name="gr72" draw:text-style-name="P4" draw:layer="layout" svg:x1="21.588cm" svg:y1="20.9cm" svg:x2="21.588cm" svg:y2="22cm">
            <text:p/>
          </draw:line>
          <draw:g>
            <draw:custom-shape draw:style-name="gr28" draw:text-style-name="P12" draw:layer="layout" svg:width="0.4cm" svg:height="0.4cm" draw:transform="rotate (-3.14159265358979) translate (21.788cm 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1.188cm 21.1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388cm" svg:y="2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73" draw:text-style-name="P4" draw:layer="layout" svg:x1="6.288cm" svg:y1="21.6cm" svg:x2="7.888cm" svg:y2="21.6cm">
            <text:p/>
          </draw:line>
          <draw:line draw:style-name="gr73" draw:text-style-name="P4" draw:layer="layout" svg:x1="3.388cm" svg:y1="21.6cm" svg:x2="4.988cm" svg:y2="21.6cm">
            <text:p/>
          </draw:line>
          <draw:line draw:style-name="gr74" draw:text-style-name="P4" draw:layer="layout" svg:x1="6.588cm" svg:y1="23.3cm" svg:x2="7.888cm" svg:y2="23.3cm">
            <text:p/>
          </draw:line>
          <draw:line draw:style-name="gr74" draw:text-style-name="P4" draw:layer="layout" svg:x1="3.388cm" svg:y1="23.3cm" svg:x2="4.688cm" svg:y2="23.3cm">
            <text:p/>
          </draw:line>
          <draw:line draw:style-name="gr59" draw:text-style-name="P4" draw:layer="layout" svg:x1="13.988cm" svg:y1="13cm" svg:x2="13.988cm" svg:y2="15.5cm">
            <text:p/>
          </draw:line>
          <draw:line draw:style-name="gr58" draw:text-style-name="P4" draw:layer="layout" svg:x1="16.488cm" svg:y1="19.7cm" svg:x2="18.988cm" svg:y2="19.8cm">
            <text:p/>
          </draw:line>
          <draw:g>
            <draw:custom-shape draw:style-name="gr29" draw:text-style-name="P12" draw:layer="layout" svg:width="0.4cm" svg:height="0.4cm" draw:transform="rotate (-3.14159265358979) translate (23.188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3.188cm" svg:y1="13.8cm" svg:x2="22.788cm" svg:y2="13.8cm">
              <text:p/>
            </draw:line>
            <draw:custom-shape draw:style-name="gr30" draw:text-style-name="P4" draw:layer="layout" svg:width="0.8cm" svg:height="0.8cm" draw:transform="rotate (1.5707963267949) translate (22.588cm 14.4cm)">
              <text:p/>
              <draw:enhanced-geometry svg:viewBox="0 0 21600 21600" draw:mirror-horizontal="true" draw:mirror-vertical="true" draw:type="rectangle" draw:enhanced-path="M 0 0 L 21600 0 21600 21600 0 21600 0 0 Z N"/>
            </draw:custom-shape>
          </draw:g>
          <draw:polygon draw:style-name="gr75" draw:text-style-name="P4" draw:layer="layout" svg:width="0cm" svg:height="0cm" svg:x="4.692cm" svg:y="19.1cm" svg:viewBox="0 0 0 0" draw:points="0,0">
            <text:p/>
          </draw:polygon>
          <draw:polygon draw:style-name="gr76" draw:text-style-name="P4" draw:layer="layout" svg:width="0cm" svg:height="0cm" svg:x="4.692cm" svg:y="17.9cm" svg:viewBox="0 0 0 0" draw:points="0,0">
            <text:p/>
          </draw:polygon>
          <draw:custom-shape draw:style-name="gr77" draw:text-style-name="P4" draw:layer="layout" svg:width="3.1cm" svg:height="7.6cm" svg:x="3.788cm" svg:y="12.2cm">
            <text:p/>
            <draw:enhanced-geometry svg:viewBox="0 0 21600 21600" draw:mirror-vertical="false" draw:mirror-horizontal="false" draw:type="rectangle" draw:enhanced-path="M 0 0 L 21600 0 21600 21600 0 21600 0 0 Z N"/>
          </draw:custom-shape>
          <draw:line draw:style-name="gr40" draw:text-style-name="P4" draw:layer="layout" svg:x1="4.688cm" svg:y1="17.9cm" svg:x2="4.688cm" svg:y2="20.3cm">
            <text:p/>
          </draw:line>
          <draw:line draw:style-name="gr40" draw:text-style-name="P4" draw:layer="layout" svg:x1="4.988cm" svg:y1="20.3cm" svg:x2="6.288cm" svg:y2="20.3cm">
            <text:p/>
          </draw:line>
          <draw:line draw:style-name="gr57" draw:text-style-name="P4" draw:layer="layout" svg:x1="6.288cm" svg:y1="21.6cm" svg:x2="6.288cm" svg:y2="20.3cm">
            <text:p/>
          </draw:line>
          <draw:custom-shape draw:style-name="gr78" draw:text-style-name="P6" draw:layer="layout" svg:width="0.4cm" svg:height="0.384cm" svg:x="4.888cm" svg:y="14.2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6" draw:layer="layout" svg:width="0.4cm" svg:height="0.384cm" svg:x="6.288cm" svg:y="19.11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4.088cm" svg:y="19.3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6" draw:text-style-name="P4" draw:layer="layout" svg:x1="9.488cm" svg:y1="11cm" svg:x2="11.988cm" svg:y2="11cm">
            <text:p/>
          </draw:line>
          <draw:custom-shape draw:style-name="gr132" draw:text-style-name="P4" draw:layer="layout" svg:width="3.5cm" svg:height="4.2cm" draw:transform="rotate (-1.5707963267949) translate (23.888cm 13.5cm)">
            <text:p/>
            <draw:enhanced-geometry svg:viewBox="0 0 21600 21600" draw:mirror-horizontal="true" draw:mirror-vertical="true" draw:type="rectangle" draw:enhanced-path="M 0 0 L 21600 0 21600 21600 0 21600 0 0 Z N"/>
          </draw:custom-shape>
          <draw:line draw:style-name="gr5" draw:text-style-name="P4" draw:layer="layout" svg:x1="11.988cm" svg:y1="11cm" svg:x2="11.988cm" svg:y2="11.5cm">
            <text:p/>
          </draw:line>
          <draw:line draw:style-name="gr112" draw:text-style-name="P4" draw:layer="layout" svg:x1="9.488cm" svg:y1="11cm" svg:x2="11.988cm" svg:y2="11cm">
            <text:p/>
          </draw:line>
          <draw:g>
            <draw:line draw:style-name="gr80" draw:text-style-name="P4" draw:layer="layout" svg:x1="17.088cm" svg:y1="6.9cm" svg:x2="17.088cm" svg:y2="8.7cm">
              <text:p/>
            </draw:line>
            <draw:line draw:style-name="gr81" draw:text-style-name="P4" draw:layer="layout" svg:x1="16.588cm" svg:y1="10.5cm" svg:x2="16.588cm" svg:y2="6.9cm">
              <text:p/>
            </draw:line>
            <draw:line draw:style-name="gr42" draw:text-style-name="P4" draw:layer="layout" svg:x1="21.188cm" svg:y1="9.3cm" svg:x2="19.088cm" svg:y2="9.3cm">
              <text:p/>
            </draw:line>
            <draw:line draw:style-name="gr80" draw:text-style-name="P4" draw:layer="layout" svg:x1="16.588cm" svg:y1="10.5cm" svg:x2="15.388cm" svg:y2="10.5cm">
              <text:p/>
            </draw:line>
            <draw:custom-shape draw:style-name="gr82" draw:text-style-name="P4" draw:layer="layout" svg:width="0.1cm" svg:height="1.6cm" svg:x="18.188cm" svg:y="7.7cm">
              <text:p/>
              <draw:enhanced-geometry svg:viewBox="0 0 21600 21600" draw:mirror-horizontal="true" draw:type="rectangle" draw:enhanced-path="M 0 0 L 21600 0 21600 21600 0 21600 0 0 Z N"/>
            </draw:custom-shape>
            <draw:line draw:style-name="gr83" draw:text-style-name="P4" draw:layer="layout" svg:x1="19.088cm" svg:y1="5.9cm" svg:x2="20.788cm" svg:y2="5.9cm">
              <text:p/>
            </draw:line>
            <draw:line draw:style-name="gr83" draw:text-style-name="P4" draw:layer="layout" svg:x1="17.488cm" svg:y1="5.9cm" svg:x2="17.488cm" svg:y2="8.7cm">
              <text:p/>
            </draw:line>
            <draw:line draw:style-name="gr80" draw:text-style-name="P4" draw:layer="layout" svg:x1="16.588cm" svg:y1="6.9cm" svg:x2="20.788cm" svg:y2="6.9cm">
              <text:p/>
            </draw:line>
            <draw:g>
              <draw:custom-shape draw:style-name="gr29" draw:text-style-name="P12" draw:layer="layout" svg:width="0.4cm" svg:height="0.4cm" draw:transform="rotate (-1.5707963267949) translate (21.588cm 5.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6.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1.5707963267949) translate (21.588cm 6.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7.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84" draw:text-style-name="P4" draw:layer="layout" svg:x1="18.188cm" svg:y1="9.3cm" svg:x2="19.088cm" svg:y2="9.3cm">
              <text:p/>
            </draw:line>
            <draw:g>
              <draw:custom-shape draw:style-name="gr29" draw:text-style-name="P35" draw:layer="layout" svg:width="0.4cm" svg:height="0.4cm" svg:x="16.397cm" svg:y="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0.4cm" svg:height="0.4cm" draw:transform="rotate (-1.5707963267949) translate (16.607cm 5.7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7" draw:layer="layout" svg:width="0.4cm" svg:height="0.4cm" draw:transform="rotate (-1.5707963267949) translate (16.988cm 5.709cm)">
                <text:p text:style-name="P36"><text:span text:style-name="T14">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6.988cm 6.286cm)">
                <text:p/>
                <draw:enhanced-geometry svg:viewBox="0 0 21600 21600" draw:mirror-horizontal="true" draw:mirror-vertical="false" draw:type="rectangle" draw:enhanced-path="M 0 0 L 21600 0 21600 21600 0 21600 0 0 Z N"/>
              </draw:custom-shape>
              <draw:line draw:style-name="gr31" draw:text-style-name="P4" draw:layer="layout" svg:x1="16.588cm" svg:y1="5.909cm" svg:x2="16.588cm" svg:y2="5.688cm">
                <text:p/>
              </draw:line>
              <draw:custom-shape draw:style-name="gr30" draw:text-style-name="P4" draw:layer="layout" svg:width="0.8cm" svg:height="0.8cm" draw:transform="rotate (1.5707963267949) translate (16.188cm 6.286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6.388cm" svg:y="5.4cm">
                <text:p text:style-name="P14"><text:span text:style-name="T6">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86" draw:text-style-name="P4" draw:layer="layout" svg:x1="19.088cm" svg:y1="5.9cm" svg:x2="16.988cm" svg:y2="5.9cm">
              <text:p/>
            </draw:line>
            <draw:line draw:style-name="gr80" draw:text-style-name="P4" draw:layer="layout" svg:x1="18.188cm" svg:y1="7.7cm" svg:x2="18.188cm" svg:y2="6.9cm">
              <text:p/>
            </draw:line>
            <draw:line draw:style-name="gr81" draw:text-style-name="P4" draw:layer="layout" svg:x1="16.588cm" svg:y1="6.9cm" svg:x2="16.588cm" svg:y2="6.3cm">
              <text:p/>
            </draw:line>
            <draw:frame draw:style-name="gr87" draw:text-style-name="P33" draw:layer="layout" svg:width="2.5cm" svg:height="0.607cm" svg:x="18.288cm" svg:y="9.5cm">
              <draw:text-box>
                <text:p text:style-name="P22"><text:span text:style-name="T13">kraanwater</text:span></text:p>
              </draw:text-box>
            </draw:frame>
            <draw:frame draw:style-name="gr54" draw:text-style-name="P33" draw:layer="layout" svg:width="1.7cm" svg:height="0.963cm" svg:x="18.488cm" svg:y="7.937cm">
              <draw:text-box>
                <text:p text:style-name="P22"><text:span text:style-name="T13">Douche</text:span></text:p>
                <text:p text:style-name="P22"><text:span text:style-name="T13">WTW</text:span></text:p>
              </draw:text-box>
            </draw:frame>
            <draw:frame draw:style-name="gr87" draw:text-style-name="P33" draw:layer="layout" svg:width="2.3cm" svg:height="0.607cm" svg:x="19.288cm" svg:y="6.1cm">
              <draw:text-box>
                <text:p text:style-name="P22"><text:span text:style-name="T13">Mengkraan</text:span></text:p>
              </draw:text-box>
            </draw:frame>
            <draw:custom-shape draw:style-name="gr88" draw:text-style-name="P4" draw:layer="layout" svg:width="2.8cm" svg:height="2cm" svg:x="19.088cm" svg:y="5.4cm">
              <text:p/>
              <draw:enhanced-geometry svg:viewBox="0 0 21600 21600" draw:type="rectangle" draw:enhanced-path="M 0 0 L 21600 0 21600 21600 0 21600 0 0 Z N"/>
            </draw:custom-shape>
            <draw:custom-shape draw:style-name="gr89" draw:text-style-name="P4" draw:layer="layout" svg:width="1.3cm" svg:height="4.1cm" svg:x="17.788cm" svg:y="5.4cm">
              <text:p/>
              <draw:enhanced-geometry svg:viewBox="0 0 21600 21600" draw:type="rectangle" draw:enhanced-path="M 0 0 L 21600 0 21600 21600 0 21600 0 0 Z N"/>
            </draw:custom-shape>
          </draw:g>
          <draw:line draw:style-name="gr90" draw:text-style-name="P4" draw:layer="layout" svg:x1="6.288cm" svg:y1="17.9cm" svg:x2="6.288cm" svg:y2="20.4cm">
            <text:p/>
          </draw:line>
          <draw:g>
            <draw:custom-shape draw:style-name="gr28" draw:text-style-name="P12" draw:layer="layout" svg:width="0.2cm" svg:height="0.205cm" draw:transform="rotate (-3.14159265358979) translate (4.788cm 19.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svg:x="4.588cm" svg:y="19.7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0" draw:text-style-name="P4" draw:layer="layout" svg:x1="6.288cm" svg:y1="17.9cm" svg:x2="5.588cm" svg:y2="17.9cm">
            <text:p/>
          </draw:line>
          <draw:g>
            <draw:custom-shape draw:style-name="gr28" draw:text-style-name="P12" draw:layer="layout" svg:width="0.4cm" svg:height="0.4cm" svg:x="4.488cm" svg:y="1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4.888cm" svg:y1="15.5cm" svg:x2="4.488cm" svg:y2="15.5cm">
              <text:p/>
            </draw:line>
            <draw:custom-shape draw:style-name="gr30" draw:text-style-name="P4" draw:layer="layout" svg:width="0.8cm" svg:height="0.8cm" draw:transform="rotate (-1.5707963267949) translate (5.088cm 15.3cm)">
              <text:p/>
              <draw:enhanced-geometry svg:viewBox="0 0 21600 21600" draw:mirror-horizontal="false" draw:mirror-vertical="false" draw:type="rectangle" draw:enhanced-path="M 0 0 L 21600 0 21600 21600 0 21600 0 0 Z N"/>
            </draw:custom-shape>
          </draw:g>
          <draw:g>
            <draw:custom-shape draw:style-name="gr29" draw:text-style-name="P12" draw:layer="layout" svg:width="0.4cm" svg:height="0.4cm" draw:transform="rotate (-1.5707963267949) translate (5.788cm 1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5.788cm 18.327cm)">
              <text:p/>
              <draw:enhanced-geometry svg:viewBox="0 0 21600 21600" draw:mirror-horizontal="true" draw:mirror-vertical="true" draw:type="rectangle" draw:enhanced-path="M 0 0 L 21600 0 21600 21600 0 21600 0 0 Z N"/>
            </draw:custom-shape>
            <draw:custom-shape draw:style-name="gr120" draw:text-style-name="P51" draw:layer="layout" svg:width="0.4cm" svg:height="0.4cm" draw:transform="rotate (-1.5707963267949) translate (5.388cm 17.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5.388cm" svg:y1="17.725cm" svg:x2="5.388cm" svg:y2="18.125cm">
              <text:p/>
            </draw:line>
            <draw:custom-shape draw:style-name="gr30" draw:text-style-name="P4" draw:layer="layout" svg:width="0.8cm" svg:height="0.8cm" draw:transform="rotate (1.5707963267949) translate (4.988cm 18.327cm)">
              <text:p/>
              <draw:enhanced-geometry svg:viewBox="0 0 21600 21600" draw:mirror-horizontal="true" draw:mirror-vertical="true" draw:type="rectangle" draw:enhanced-path="M 0 0 L 21600 0 21600 21600 0 21600 0 0 Z N"/>
            </draw:custom-shape>
            <draw:custom-shape draw:style-name="gr93" draw:text-style-name="P44" draw:layer="layout" svg:width="0.4cm" svg:height="0.4cm" svg:x="5.183cm" svg:y="18cm">
              <text:p text:style-name="P5"><text:span text:style-name="T4">M1</text:span></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5.188cm" svg:y="17.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3.14159265358979) translate (20.688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0.688cm" svg:y1="13.8cm" svg:x2="20.288cm" svg:y2="13.8cm">
              <text:p/>
            </draw:line>
            <draw:custom-shape draw:style-name="gr30" draw:text-style-name="P4" draw:layer="layout" svg:width="0.8cm" svg:height="0.8cm" draw:transform="rotate (1.5707963267949) translate (20.088cm 14.4cm)">
              <text:p/>
              <draw:enhanced-geometry svg:viewBox="0 0 21600 21600" draw:mirror-horizontal="true" draw:mirror-vertical="true" draw:type="rectangle" draw:enhanced-path="M 0 0 L 21600 0 21600 21600 0 21600 0 0 Z N"/>
            </draw:custom-shape>
          </draw:g>
          <draw:line draw:style-name="gr40" draw:text-style-name="P4" draw:layer="layout" svg:x1="4.688cm" svg:y1="17.9cm" svg:x2="4.688cm" svg:y2="17.2cm">
            <text:p/>
          </draw:line>
          <draw:line draw:style-name="gr40" draw:text-style-name="P4" draw:layer="layout" svg:x1="5.388cm" svg:y1="17.5cm" svg:x2="5.388cm" svg:y2="16.8cm">
            <text:p/>
          </draw:line>
          <draw:line draw:style-name="gr41" draw:text-style-name="P4" draw:layer="layout" svg:x1="6.888cm" svg:y1="14.5cm" svg:x2="6.288cm" svg:y2="14.5cm">
            <text:p/>
          </draw:line>
          <draw:line draw:style-name="gr40" draw:text-style-name="P4" draw:layer="layout" svg:x1="5.088cm" svg:y1="16.8cm" svg:x2="5.388cm" svg:y2="16.8cm">
            <text:p/>
          </draw:line>
          <draw:g>
            <draw:custom-shape draw:style-name="gr29" draw:text-style-name="P35" draw:layer="layout" svg:width="0.4cm" svg:height="0.4cm" draw:transform="rotate (1.5702727280193) translate (4.668cm 17.021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0690548142) translate (4.871cm 17.22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39" draw:layer="layout" svg:width="0.4cm" svg:height="0.4cm" draw:transform="rotate (-0.000523598775597623) translate (4.471cm 16.425cm)">
              <text:p text:style-name="P38"><text:span text:style-name="T15">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2" draw:text-style-name="P4" draw:layer="layout" svg:width="0.8cm" svg:height="0.795cm" draw:transform="rotate (-1.57131992557049) translate (5.088cm 16.451cm)">
              <text:p/>
              <draw:enhanced-geometry svg:viewBox="0 0 21600 21600" draw:mirror-horizontal="false" draw:mirror-vertical="true" draw:type="rectangle" draw:enhanced-path="M 0 0 L 21600 0 21600 21600 0 21600 0 0 Z N"/>
            </draw:custom-shape>
            <draw:line draw:style-name="gr31" draw:text-style-name="P4" draw:layer="layout" svg:x1="4.671cm" svg:y1="16.821cm" svg:x2="4.45cm" svg:y2="16.821cm">
              <text:p/>
            </draw:line>
            <draw:custom-shape draw:style-name="gr92" draw:text-style-name="P4" draw:layer="layout" svg:width="0.8cm" svg:height="0.795cm" draw:transform="rotate (3.14106905481419) translate (5.048cm 17.1cm)">
              <text:p/>
              <draw:enhanced-geometry svg:viewBox="0 0 21600 21600" draw:mirror-horizontal="false" draw:mirror-vertical="true" draw:type="rectangle" draw:enhanced-path="M 0 0 L 21600 0 21600 21600 0 21600 0 0 Z N"/>
            </draw:custom-shape>
            <draw:custom-shape draw:style-name="gr93" draw:text-style-name="P15" draw:layer="layout" svg:width="0.4cm" svg:height="0.4cm" draw:transform="rotate (-1.5702727280193) translate (4.533cm 16.613cm)">
              <text:p text:style-name="P14"><text:span text:style-name="T6">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41" draw:text-style-name="P4" draw:layer="layout" svg:x1="6.288cm" svg:y1="17.9cm" svg:x2="6.288cm" svg:y2="15cm">
            <text:p/>
          </draw:line>
          <draw:g>
            <draw:custom-shape draw:style-name="gr19" draw:text-style-name="P7" draw:layer="layout" svg:width="1cm" svg:height="1cm" draw:transform="rotate (1.5707963267949) translate (5.488cm 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draw:transform="rotate (-1.5707963267949) translate (6.388cm 14.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5.592cm" svg:y="14.1cm">
              <text:p text:style-name="P9"><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4" draw:layer="layout" svg:x1="14.988cm" svg:y1="19.8cm" svg:x2="14.988cm" svg:y2="18.051cm">
              <text:p/>
            </draw:line>
            <draw:line draw:style-name="gr133" draw:text-style-name="P4" draw:layer="layout" svg:x1="14.988cm" svg:y1="18cm" svg:x2="14.988cm" svg:y2="19.8cm">
              <text:p/>
            </draw:line>
            <draw:line draw:style-name="gr133" draw:text-style-name="P4" draw:layer="layout" svg:x1="15.088cm" svg:y1="18cm" svg:x2="15.088cm" svg:y2="19.8cm">
              <text:p/>
            </draw:line>
            <draw:line draw:style-name="gr133" draw:text-style-name="P4" draw:layer="layout" svg:x1="14.888cm" svg:y1="18cm" svg:x2="14.888cm" svg:y2="19.8cm">
              <text:p/>
            </draw:line>
          </draw:g>
          <draw:g>
            <draw:line draw:style-name="gr5" draw:text-style-name="P4" draw:layer="layout" svg:x1="16.488cm" svg:y1="18.2cm" svg:x2="16.488cm" svg:y2="19.7cm">
              <text:p/>
            </draw:line>
            <draw:line draw:style-name="gr116" draw:text-style-name="P4" draw:layer="layout" svg:x1="16.388cm" svg:y1="19.7cm" svg:x2="16.388cm" svg:y2="18.2cm">
              <text:p/>
            </draw:line>
            <draw:line draw:style-name="gr116" draw:text-style-name="P4" draw:layer="layout" svg:x1="16.588cm" svg:y1="19.7cm" svg:x2="16.588cm" svg:y2="18.2cm">
              <text:p/>
            </draw:line>
            <draw:line draw:style-name="gr116" draw:text-style-name="P4" draw:layer="layout" svg:x1="16.488cm" svg:y1="19.7cm" svg:x2="16.488cm" svg:y2="18.2cm">
              <text:p/>
            </draw:line>
          </draw:g>
          <draw:polygon draw:style-name="gr145" draw:text-style-name="P22" draw:layer="layout" svg:width="0.799cm" svg:height="0.799cm" draw:transform="rotate (-3.14159265358979) translate (10.088cm 17.2cm)" svg:viewBox="0 0 800 800" draw:points="800,0 0,0 0,400 400,400 400,800 800,800">
            <text:p/>
          </draw:polygon>
          <draw:line draw:style-name="gr134" draw:text-style-name="P4" draw:layer="layout" svg:x1="11.988cm" svg:y1="17cm" svg:x2="9.488cm" svg:y2="17cm">
            <text:p/>
          </draw:line>
          <draw:line draw:style-name="gr112" draw:text-style-name="P4" draw:layer="layout" svg:x1="9.488cm" svg:y1="11cm" svg:x2="9.488cm" svg:y2="10.5cm">
            <text:p/>
          </draw:line>
          <draw:line draw:style-name="gr128" draw:text-style-name="P4" draw:layer="layout" svg:x1="11.988cm" svg:y1="12cm" svg:x2="11.988cm" svg:y2="13cm">
            <text:p/>
          </draw:line>
          <draw:line draw:style-name="gr129" draw:text-style-name="P4" draw:layer="layout" svg:x1="16.488cm" svg:y1="15.4cm" svg:x2="16.488cm" svg:y2="18.2cm">
            <text:p/>
          </draw:line>
          <draw:g>
            <draw:line draw:style-name="gr5" draw:text-style-name="P4" draw:layer="layout" svg:x1="17.988cm" svg:y1="18.5cm" svg:x2="17.988cm" svg:y2="17cm">
              <text:p/>
            </draw:line>
            <draw:line draw:style-name="gr135" draw:text-style-name="P4" draw:layer="layout" svg:x1="17.988cm" svg:y1="17cm" svg:x2="17.988cm" svg:y2="18.5cm">
              <text:p/>
            </draw:line>
            <draw:line draw:style-name="gr135" draw:text-style-name="P4" draw:layer="layout" svg:x1="17.888cm" svg:y1="17cm" svg:x2="17.888cm" svg:y2="18.5cm">
              <text:p/>
            </draw:line>
            <draw:line draw:style-name="gr135" draw:text-style-name="P4" draw:layer="layout" svg:x1="18.088cm" svg:y1="17cm" svg:x2="18.088cm" svg:y2="18.5cm">
              <text:p/>
            </draw:line>
          </draw:g>
          <draw:g>
            <draw:line draw:style-name="gr5" draw:text-style-name="P4" draw:layer="layout" svg:x1="14.488cm" svg:y1="17.465cm" svg:x2="14.488cm" svg:y2="18.465cm">
              <text:p/>
            </draw:line>
            <draw:line draw:style-name="gr112" draw:text-style-name="P4" draw:layer="layout" svg:x1="14.488cm" svg:y1="18.465cm" svg:x2="14.488cm" svg:y2="17.465cm">
              <text:p/>
            </draw:line>
            <draw:line draw:style-name="gr112" draw:text-style-name="P4" draw:layer="layout" svg:x1="14.588cm" svg:y1="18.465cm" svg:x2="14.588cm" svg:y2="17.465cm">
              <text:p/>
            </draw:line>
            <draw:line draw:style-name="gr112" draw:text-style-name="P4" draw:layer="layout" svg:x1="14.388cm" svg:y1="18.465cm" svg:x2="14.388cm" svg:y2="17.465cm">
              <text:p/>
            </draw:line>
          </draw:g>
          <draw:line draw:style-name="gr134" draw:text-style-name="P4" draw:layer="layout" svg:x1="14.488cm" svg:y1="16cm" svg:x2="14.488cm" svg:y2="17.5cm">
            <text:p/>
          </draw:line>
          <draw:custom-shape draw:style-name="gr136" draw:text-style-name="P4" draw:layer="layout" svg:width="8.7cm" svg:height="1.8cm" svg:x="8.788cm" svg:y="10.8cm">
            <text:p/>
            <draw:enhanced-geometry svg:viewBox="0 0 21600 21600" draw:mirror-horizontal="false" draw:mirror-vertical="true" draw:type="rectangle" draw:enhanced-path="M 0 0 L 21600 0 21600 21600 0 21600 0 0 Z N"/>
          </draw:custom-shape>
          <draw:g>
            <draw:custom-shape draw:style-name="gr28" draw:text-style-name="P12" draw:layer="layout" svg:width="0.2cm" svg:height="0.2cm" svg:x="20.388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0.588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svg:x="22.888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3.088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6.888cm 14.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6.688cm 1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17" draw:text-style-name="P4" draw:layer="layout" svg:x1="17.988cm" svg:y1="16.9cm" svg:x2="17.988cm" svg:y2="15.4cm">
            <text:p/>
          </draw:line>
          <draw:g>
            <draw:custom-shape draw:style-name="gr29" draw:text-style-name="P12" draw:layer="layout" svg:width="0.4cm" svg:height="0.4cm" svg:x="17.788cm" svg:y="15.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8.415cm 15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8.188cm 1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7.813cm" svg:y1="15.4cm" svg:x2="18.213cm" svg:y2="15.4cm">
              <text:p/>
            </draw:line>
            <draw:custom-shape draw:style-name="gr30" draw:text-style-name="P4" draw:layer="layout" svg:width="0.8cm" svg:height="0.8cm" draw:transform="rotate (-3.14159265358979) translate (18.415cm 15.8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8.488cm 15.195cm)">
              <text:p text:style-name="P5"><text:span text:style-name="T4">M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7.988cm 1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34" draw:text-style-name="P4" draw:layer="layout" svg:x1="11.988cm" svg:y1="17cm" svg:x2="12.988cm" svg:y2="17cm">
            <text:p/>
          </draw:line>
          <draw:g>
            <draw:custom-shape draw:style-name="gr29" draw:text-style-name="P12" draw:layer="layout" svg:width="0.4cm" svg:height="0.4cm" draw:transform="rotate (-1.5707963267949) translate (11.888cm 16.8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1.488cm" svg:y1="16.8cm" svg:x2="11.488cm" svg:y2="17.2cm">
              <text:p/>
            </draw:line>
            <draw:custom-shape draw:style-name="gr30" draw:text-style-name="P4" draw:layer="layout" svg:width="0.8cm" svg:height="0.8cm" draw:transform="rotate (-3.14159265358979) translate (12.088cm 17.4cm)">
              <text:p/>
              <draw:enhanced-geometry svg:viewBox="0 0 21600 21600" draw:mirror-horizontal="true" draw:mirror-vertical="true" draw:type="rectangle" draw:enhanced-path="M 0 0 L 21600 0 21600 21600 0 21600 0 0 Z N"/>
            </draw:custom-shape>
          </draw:g>
          <draw:line draw:style-name="gr130" draw:text-style-name="P4" draw:layer="layout" svg:x1="17.988cm" svg:y1="12.1cm" svg:x2="17.988cm" svg:y2="13.5cm">
            <text:p/>
          </draw:line>
          <draw:line draw:style-name="gr59" draw:text-style-name="P4" draw:layer="layout" svg:x1="19.988cm" svg:y1="16.5cm" svg:x2="20.888cm" svg:y2="16.5cm">
            <text:p/>
          </draw:line>
          <draw:g>
            <draw:custom-shape draw:style-name="gr19" draw:text-style-name="P7" draw:layer="layout" svg:width="1cm" svg:height="1cm" svg:x="19.988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0.16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0.089cm" svg:y="14.403cm">
              <text:p text:style-name="P9"><text:span text:style-name="T5">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0" draw:text-style-name="P4" draw:layer="layout" svg:x1="23.488cm" svg:y1="16.5cm" svg:x2="23.488cm" svg:y2="11cm">
            <text:p/>
          </draw:line>
          <draw:g>
            <draw:custom-shape draw:style-name="gr19" draw:text-style-name="P7" draw:layer="layout" svg:width="1cm" svg:height="1cm" svg:x="22.488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2.66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2.589cm" svg:y="14.403cm">
              <text:p text:style-name="P9"><text:span text:style-name="T5">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4" draw:layer="layout" svg:x1="15.488cm" svg:y1="15cm" svg:x2="15.488cm" svg:y2="13.5cm">
            <text:p/>
          </draw:line>
          <draw:g>
            <draw:custom-shape draw:style-name="gr102" draw:text-style-name="P4" draw:layer="layout" svg:width="0.8cm" svg:height="0.8cm" draw:transform="rotate (-3.12501202569585) translate (15.901cm 13.933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draw:transform="rotate (-1.5707963267949) translate (15.494cm 13.2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1.5707963267949) translate (15.894cm 13.2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1.58737695468884) translate (15.101cm 13.946cm)">
              <text:p/>
              <draw:enhanced-geometry svg:viewBox="0 0 21600 21600" draw:mirror-horizontal="false" draw:mirror-vertical="false" draw:type="rectangle" draw:enhanced-path="M 0 0 L 21600 0 21600 21600 0 21600 0 0 Z N"/>
            </draw:custom-shape>
            <draw:g>
              <draw:line draw:style-name="gr104" draw:text-style-name="P4" draw:layer="layout" svg:x1="15.494cm" svg:y1="13.492cm" svg:x2="15.494cm" svg:y2="13.332cm">
                <text:p/>
              </draw:line>
              <draw:custom-shape draw:style-name="gr147" draw:text-style-name="P44" draw:layer="layout" svg:width="0.393cm" svg:height="0.367cm" draw:transform="rotate (-0.0165806278939462) translate (15.295cm 13cm)">
                <text:p text:style-name="P5"><text:span text:style-name="T4">M2</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15.294cm" svg:y="13.4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7" draw:text-style-name="P6" draw:layer="layout" svg:width="0.4cm" svg:height="0.384cm" svg:x="13.988cm" svg:y="4.5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5.297cm 4.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78cm 4.46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78cm 5.043cm)">
              <text:p/>
              <draw:enhanced-geometry svg:viewBox="0 0 21600 21600" draw:mirror-horizontal="true" draw:mirror-vertical="false" draw:type="rectangle" draw:enhanced-path="M 0 0 L 21600 0 21600 21600 0 21600 0 0 Z N"/>
            </draw:custom-shape>
            <draw:line draw:style-name="gr31" draw:text-style-name="P4" draw:layer="layout" svg:x1="15.278cm" svg:y1="4.666cm" svg:x2="15.278cm" svg:y2="4.445cm">
              <text:p/>
            </draw:line>
            <draw:custom-shape draw:style-name="gr30" draw:text-style-name="P4" draw:layer="layout" svg:width="0.8cm" svg:height="0.8cm" draw:transform="rotate (1.5707963267949) translate (14.878cm 5.043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78cm" svg:y="4.157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888cm" svg:y1="4.7cm" svg:x2="14.388cm" svg:y2="4.686cm">
            <text:p/>
          </draw:line>
          <draw:line draw:style-name="gr26" draw:text-style-name="P4" draw:layer="layout" svg:x1="14.888cm" svg:y1="4.014cm" svg:x2="14.788cm" svg:y2="4cm">
            <text:p/>
          </draw:line>
          <draw:g>
            <draw:g>
              <draw:line draw:style-name="gr5" draw:text-style-name="P4" draw:layer="layout" svg:x1="12.788cm" svg:y1="4.6cm" svg:x2="7.488cm" svg:y2="4.6cm">
                <text:p/>
              </draw:line>
              <draw:custom-shape draw:style-name="gr95" draw:text-style-name="P40" draw:layer="layout" svg:width="1.2cm" svg:height="1.2cm" svg:x="4.988cm" svg:y="3.6cm">
                <text:p/>
                <draw:enhanced-geometry svg:viewBox="0 0 21600 21600" draw:mirror-horizontal="tru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96" draw:text-style-name="P18" draw:layer="layout" svg:x1="7.388cm" svg:y1="4.4cm" svg:x2="7.388cm" svg:y2="6.4cm">
                  <text:p/>
                </draw:line>
                <draw:line draw:style-name="gr97" draw:text-style-name="P41" draw:layer="layout" svg:x1="6.588cm" svg:y1="4.4cm" svg:x2="6.588cm" svg:y2="6.4cm">
                  <text:p/>
                </draw:line>
                <draw:line draw:style-name="gr96" draw:text-style-name="P18" draw:layer="layout" svg:x1="6.748cm" svg:y1="4.4cm" svg:x2="6.748cm" svg:y2="6.4cm">
                  <text:p/>
                </draw:line>
                <draw:line draw:style-name="gr96" draw:text-style-name="P18" draw:layer="layout" svg:x1="6.908cm" svg:y1="4.4cm" svg:x2="6.908cm" svg:y2="6.4cm">
                  <text:p/>
                </draw:line>
                <draw:line draw:style-name="gr96" draw:text-style-name="P18" draw:layer="layout" svg:x1="7.068cm" svg:y1="4.4cm" svg:x2="7.068cm" svg:y2="6.4cm">
                  <text:p/>
                </draw:line>
                <draw:line draw:style-name="gr96" draw:text-style-name="P18" draw:layer="layout" svg:x1="7.228cm" svg:y1="4.4cm" svg:x2="7.228cm" svg:y2="6.4cm">
                  <text:p/>
                </draw:line>
              </draw:g>
              <draw:custom-shape draw:style-name="gr16" draw:text-style-name="P6" draw:layer="layout" svg:width="0.4cm" svg:height="0.4cm" svg:x="7.188cm" svg:y="4.1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2.188cm" svg:y1="5cm" svg:x2="6.788cm" svg:y2="5cm">
                <text:p/>
              </draw:line>
              <draw:line draw:style-name="gr98" draw:text-style-name="P4" draw:layer="layout" svg:x1="7.388cm" svg:y1="4.6cm" svg:x2="12.788cm" svg:y2="4.6cm">
                <text:p/>
              </draw:line>
            </draw:g>
            <draw:frame draw:style-name="gr87" draw:text-style-name="P33" draw:layer="layout" svg:width="3cm" svg:height="0.607cm" svg:x="5.488cm" svg:y="6.4cm">
              <draw:text-box>
                <text:p text:style-name="P22"><text:span text:style-name="T13">Zonnecollectoren</text:span></text:p>
              </draw:text-box>
            </draw:frame>
            <draw:custom-shape draw:style-name="gr99" draw:text-style-name="P4" draw:layer="layout" svg:width="4.4cm" svg:height="3.8cm" svg:x="4.588cm" svg:y="3.5cm">
              <text:p/>
              <draw:enhanced-geometry svg:viewBox="0 0 21600 21600" draw:mirror-horizontal="true" draw:type="rectangle" draw:enhanced-path="M 0 0 L 21600 0 21600 21600 0 21600 0 0 Z N"/>
            </draw:custom-shape>
          </draw:g>
          <draw:line draw:style-name="gr13" draw:text-style-name="P4" draw:layer="layout" svg:x1="12.788cm" svg:y1="4.6cm" svg:x2="12.788cm" svg:y2="8.4cm">
            <text:p/>
          </draw:line>
          <draw:line draw:style-name="gr59" draw:text-style-name="P4" draw:layer="layout" svg:x1="14.988cm" svg:y1="19.8cm" svg:x2="8.788cm" svg:y2="19.8cm">
            <text:p/>
          </draw:line>
          <draw:line draw:style-name="gr41" draw:text-style-name="P4" draw:layer="layout" svg:x1="8.288cm" svg:y1="18.7cm" svg:x2="14.488cm" svg:y2="18.5cm">
            <text:p/>
          </draw:line>
          <draw:line draw:style-name="gr10" draw:text-style-name="P4" draw:layer="layout" svg:x1="9.488cm" svg:y1="11cm" svg:x2="9.488cm" svg:y2="17cm">
            <text:p/>
          </draw:line>
          <draw:line draw:style-name="gr134" draw:text-style-name="P4" draw:layer="layout" svg:x1="11.988cm" svg:y1="17cm" svg:x2="11.988cm" svg:y2="16.4cm">
            <text:p/>
          </draw:line>
          <draw:g>
            <draw:custom-shape draw:style-name="gr102" draw:text-style-name="P4" draw:layer="layout" svg:width="0.8cm" svg:height="0.8cm" draw:transform="rotate (-1.55421569890095) translate (12.427cm 15.587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svg:x="11.784cm" svg:y="15.9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59265358979) translate (12.184cm 15.9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3.12501202569585) translate (12.44cm 16.387cm)">
              <text:p/>
              <draw:enhanced-geometry svg:viewBox="0 0 21600 21600" draw:mirror-horizontal="false" draw:mirror-vertical="false" draw:type="rectangle" draw:enhanced-path="M 0 0 L 21600 0 21600 21600 0 21600 0 0 Z N"/>
            </draw:custom-shape>
            <draw:g>
              <draw:line draw:style-name="gr104" draw:text-style-name="P4" draw:layer="layout" svg:x1="11.984cm" svg:y1="15.994cm" svg:x2="11.824cm" svg:y2="15.994cm">
                <text:p/>
              </draw:line>
              <draw:custom-shape draw:style-name="gr147" draw:text-style-name="P44" draw:layer="layout" svg:width="0.393cm" svg:height="0.367cm" draw:transform="rotate (-1.58737695468884) translate (11.864cm 15.801cm)">
                <text:p text:style-name="P5"><text:span text:style-name="T4">M1</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4cm 15.7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7" draw:text-style-name="P4" draw:layer="layout" svg:x1="12.988cm" svg:y1="17.5cm" svg:x2="13.588cm" svg:y2="17cm">
            <text:p/>
          </draw:line>
          <draw:line draw:style-name="gr5" draw:text-style-name="P4" draw:layer="layout" svg:x1="16.988cm" svg:y1="12cm" svg:x2="12.488cm" svg:y2="12cm">
            <text:p/>
          </draw:line>
          <draw:line draw:style-name="gr6" draw:text-style-name="P4" draw:layer="layout" svg:x1="16.988cm" svg:y1="12cm" svg:x2="11.988cm" svg:y2="12cm">
            <text:p/>
          </draw:line>
          <draw:line draw:style-name="gr134" draw:text-style-name="P4" draw:layer="layout" svg:x1="11.988cm" svg:y1="12cm" svg:x2="11.988cm" svg:y2="11cm">
            <text:p/>
          </draw:line>
          <draw:g>
            <draw:custom-shape draw:style-name="gr28" draw:text-style-name="P12" draw:layer="layout" svg:width="0.4cm" svg:height="0.4cm" svg:x="11.788cm" svg:y="1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2.361cm 11.6cm)">
              <text:p/>
              <draw:enhanced-geometry svg:viewBox="0 0 21600 21600" draw:mirror-horizontal="false" draw:mirror-vertical="false" draw:type="rectangle" draw:enhanced-path="M 0 0 L 21600 0 21600 21600 0 21600 0 0 Z N"/>
            </draw:custom-shape>
            <draw:custom-shape draw:style-name="gr120" draw:text-style-name="P51" draw:layer="layout" svg:width="0.4cm" svg:height="0.4cm" draw:transform="rotate (-3.14159265358979) translate (12.188cm 1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163cm" svg:y1="12cm" svg:x2="11.763cm" svg:y2="12cm">
              <text:p/>
            </draw:line>
            <draw:custom-shape draw:style-name="gr30" draw:text-style-name="P4" draw:layer="layout" svg:width="0.8cm" svg:height="0.8cm" draw:transform="rotate (-3.14159265358979) translate (12.361cm 12.4cm)">
              <text:p/>
              <draw:enhanced-geometry svg:viewBox="0 0 21600 21600" draw:mirror-horizontal="false" draw:mirror-vertical="false" draw:type="rectangle" draw:enhanced-path="M 0 0 L 21600 0 21600 21600 0 21600 0 0 Z N"/>
            </draw:custom-shape>
            <draw:custom-shape draw:style-name="gr93" draw:text-style-name="P44" draw:layer="layout" svg:width="0.4cm" svg:height="0.4cm" draw:transform="rotate (-1.5707963267949) translate (11.888cm 11.795cm)">
              <text:p text:style-name="P5"><text:span text:style-name="T4">M4</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8cm 11.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05cm" svg:x="12.688cm" svg:y="7.4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draw:transform="rotate (-3.14159265358979) translate (12.888cm 7.50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00" draw:text-style-name="P4" draw:layer="layout" svg:x1="14.788cm" svg:y1="5.9cm" svg:x2="16.288cm" svg:y2="5.9cm">
            <text:p/>
          </draw:line>
          <draw:g>
            <draw:custom-shape draw:style-name="gr138" draw:text-style-name="P43" draw:layer="layout" svg:width="0.4cm" svg:height="0.4cm" svg:x="12.788cm" svg:y="17cm">
              <text:p text:style-name="P42"><text:span text:style-name="T16">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3.415cm 16.6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3.188cm 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813cm" svg:y1="17cm" svg:x2="13.213cm" svg:y2="17cm">
              <text:p/>
            </draw:line>
            <draw:custom-shape draw:style-name="gr30" draw:text-style-name="P4" draw:layer="layout" svg:width="0.8cm" svg:height="0.8cm" draw:transform="rotate (-3.14159265358979) translate (13.415cm 17.4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3.488cm 16.795cm)">
              <text:p text:style-name="P5"><text:span text:style-name="T4">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2.988cm 1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 draw:text-style-name="P4" draw:layer="layout" svg:x1="12.988cm" svg:y1="11.5cm" svg:x2="12.988cm" svg:y2="13.5cm">
            <text:p/>
          </draw:line>
          <draw:line draw:style-name="gr125" draw:text-style-name="P4" draw:layer="layout" svg:x1="12.988cm" svg:y1="13.5cm" svg:x2="12.988cm" svg:y2="11.5cm">
            <text:p/>
          </draw:line>
          <draw:line draw:style-name="gr125" draw:text-style-name="P4" draw:layer="layout" svg:x1="12.988cm" svg:y1="17cm" svg:x2="12.988cm" svg:y2="13.5cm">
            <text:p/>
          </draw:line>
          <draw:g>
            <draw:custom-shape draw:style-name="gr29" draw:text-style-name="P12" draw:layer="layout" svg:width="0.4cm" svg:height="0.4cm" draw:transform="rotate (1.5707963267949) translate (12.088cm 1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488cm" svg:y1="16.8cm" svg:x2="12.488cm" svg:y2="17.2cm">
              <text:p/>
            </draw:line>
            <draw:custom-shape draw:style-name="gr30" draw:text-style-name="P4" draw:layer="layout" svg:width="0.8cm" svg:height="0.8cm" svg:x="11.888cm" svg:y="16.6cm">
              <text:p/>
              <draw:enhanced-geometry svg:viewBox="0 0 21600 21600" draw:mirror-horizontal="true" draw:mirror-vertical="false" draw:type="rectangle" draw:enhanced-path="M 0 0 L 21600 0 21600 21600 0 21600 0 0 Z N"/>
            </draw:custom-shape>
          </draw:g>
          <draw:line draw:style-name="gr4" draw:text-style-name="P4" draw:layer="layout" svg:x1="16.988cm" svg:y1="14.5cm" svg:x2="16.988cm" svg:y2="12cm">
            <text:p/>
          </draw:line>
          <draw:line draw:style-name="gr6" draw:text-style-name="P4" draw:layer="layout" svg:x1="16.988cm" svg:y1="12cm" svg:x2="16.988cm" svg:y2="14.5cm">
            <text:p/>
          </draw:line>
          <draw:line draw:style-name="gr5" draw:text-style-name="P4" draw:layer="layout" svg:x1="14.988cm" svg:y1="18cm" svg:x2="14.988cm" svg:y2="15.5cm">
            <text:p/>
          </draw:line>
          <draw:line draw:style-name="gr59" draw:text-style-name="P4" draw:layer="layout" svg:x1="14.988cm" svg:y1="18cm" svg:x2="14.988cm" svg:y2="15.5cm">
            <text:p/>
          </draw:line>
          <draw:line draw:style-name="gr59" draw:text-style-name="P4" draw:layer="layout" svg:x1="13.988cm" svg:y1="15.5cm" svg:x2="14.988cm" svg:y2="15.5cm">
            <text:p/>
          </draw:line>
          <draw:custom-shape draw:style-name="gr139" draw:text-style-name="P4" draw:layer="layout" svg:width="8.7cm" svg:height="5.6cm" svg:x="8.788cm" svg:y="12.6cm">
            <text:p/>
            <draw:enhanced-geometry svg:viewBox="0 0 21600 21600" draw:mirror-horizontal="false" draw:mirror-vertical="true" draw:type="rectangle" draw:enhanced-path="M 0 0 L 21600 0 21600 21600 0 21600 0 0 Z N"/>
          </draw:custom-shape>
          <draw:custom-shape draw:style-name="gr140" draw:text-style-name="P4" draw:layer="layout" svg:width="1.6cm" svg:height="5.6cm" svg:x="17.488cm" svg:y="12.6cm">
            <text:p/>
            <draw:enhanced-geometry svg:viewBox="0 0 21600 21600" draw:mirror-horizontal="true" draw:mirror-vertical="true" draw:type="rectangle" draw:enhanced-path="M 0 0 L 21600 0 21600 21600 0 21600 0 0 Z N"/>
          </draw:custom-shape>
        </draw:g>
      </draw:page>
      <draw:page draw:name="page4" draw:style-name="dp1" draw:master-page-name="Default">
        <draw:frame draw:style-name="gr121" draw:text-style-name="P53" draw:layer="layout" svg:width="13.2cm" svg:height="1.673cm" svg:x="5.697cm" svg:y="3.268cm">
          <draw:text-box>
            <text:p><text:span text:style-name="T18">Principeschema installatie warmtebuffers</text:span></text:p>
          </draw:text-box>
        </draw:frame>
        <draw:frame draw:style-name="gr61" draw:text-style-name="P34" draw:layer="layout" svg:width="0.502cm" svg:height="1.187cm" svg:x="8cm" svg:y="16cm">
          <draw:text-box>
            <text:p/>
          </draw:text-box>
        </draw:frame>
        <draw:frame draw:style-name="gr1" draw:text-style-name="P1" draw:layer="layout" svg:width="10.8cm" svg:height="3.806cm" svg:x="5.5cm" svg:y="25.5cm">
          <draw:text-box>
            <text:p><text:span text:style-name="T1"><text:file-name text:display="name">julianapark-k31-verwarming</text:file-name></text:span><text:span text:style-name="T1"><text:s text:c="2"/></text:span><text:span text:style-name="T1"><text:date style:data-style-name="D4" text:date-value="2022-01-12">12-01-2022</text:date></text:span></text:p>
            <text:p><text:span text:style-name="T1">Arend Freije</text:span></text:p>
            <text:p><text:span text:style-name="T1">afreije@inn.nl</text:span></text:p>
            <text:p><text:span text:style-name="T1">06-14143214</text:span></text:p>
          </draw:text-box>
        </draw:frame>
        <draw:frame draw:style-name="gr148" draw:text-style-name="P60" draw:layer="layout" svg:width="10.8cm" svg:height="15.909cm" svg:x="22.5cm" svg:y="3.5cm">
          <draw:text-box>
            <text:p><text:span text:style-name="T20">Lente/Herfst, <text:s/>T</text:span><text:span text:style-name="T21">Boiler</text:span><text:span text:style-name="T20"> &gt; 45°C</text:span></text:p>
            <text:p><text:span text:style-name="T20"/></text:p>
            <text:p><text:span text:style-name="T20">Pomp A staat stil</text:span></text:p>
            <text:p><text:span text:style-name="T20"/></text:p>
            <text:p><text:span text:style-name="T20">Pomp B staat stil</text:span></text:p>
            <text:p><text:span text:style-name="T20"/></text:p>
            <text:p><text:span text:style-name="T20">Pomp 1 brengt overdag heet water uit de zonnecollectoren naar de boiler</text:span></text:p>
            <text:p><text:span text:style-name="T20"/></text:p>
            <text:p><text:span text:style-name="T20">Pomp 2 brengt heet water uit de boiler naar Buffer2, als de boiler door de zonnecollectoren flink verwarmd is..</text:span></text:p>
            <text:p><text:span text:style-name="T20"/></text:p>
            <text:p><text:span text:style-name="T20">Pomp 3 brengt warm water uit de boiler naar Buffer 3. De aanvoertemperatuur wordt teruggeregeld naar max. 40°C.</text:span></text:p>
            <text:p><text:span text:style-name="T20"/></text:p>
          </draw:text-box>
        </draw:frame>
        <draw:g>
          <draw:polygon draw:style-name="gr145" draw:text-style-name="P22" draw:layer="layout" svg:width="1.199cm" svg:height="0.799cm" draw:transform="rotate (1.5707963267949) translate (12.788cm 14.1cm)" svg:viewBox="0 0 1200 800" draw:points="0,400 0,0 400,0 800,0 1200,0 1200,400 800,400 800,800 400,800 400,400">
            <text:p/>
          </draw:polygon>
          <draw:polygon draw:style-name="gr145" draw:text-style-name="P22" draw:layer="layout" svg:width="1.199cm" svg:height="0.799cm" draw:transform="rotate (-1.5707963267949) translate (18.188cm 16.4cm)" svg:viewBox="0 0 1200 800" draw:points="1200,400 1200,0 800,0 400,0 0,0 0,400 400,400 400,800 800,800 800,400">
            <text:p/>
          </draw:polygon>
          <draw:polygon draw:style-name="gr145" draw:text-style-name="P22" draw:layer="layout" svg:width="1.199cm" svg:height="0.799cm" svg:x="12.388cm" svg:y="11.3cm" svg:viewBox="0 0 1200 800" draw:points="0,400 0,0 400,0 800,0 1200,0 1200,400 800,400 800,800 400,800 400,400">
            <text:p/>
          </draw:polygon>
          <draw:polygon draw:style-name="gr145" draw:text-style-name="P22" draw:layer="layout" svg:width="1.199cm" svg:height="0.799cm" draw:transform="rotate (-1.5707963267949) translate (18.188cm 12.9cm)" svg:viewBox="0 0 1200 800" draw:points="1200,400 1200,0 800,0 400,0 0,0 0,400 400,400 400,800 800,800 800,400">
            <text:p/>
          </draw:polygon>
          <draw:polygon draw:style-name="gr145" draw:text-style-name="P22" draw:layer="layout" svg:width="1.199cm" svg:height="0.799cm" draw:transform="rotate (1.5707963267949) translate (11.788cm 13.6cm)" svg:viewBox="0 0 1200 800" draw:points="0,400 0,0 400,0 800,0 1200,0 1200,400 800,400 800,800 400,800 400,400">
            <text:p/>
          </draw:polygon>
          <draw:polygon draw:style-name="gr145" draw:text-style-name="P22" draw:layer="layout" svg:width="1.199cm" svg:height="0.799cm" draw:transform="rotate (1.5707963267949) translate (9.288cm 11.6cm)" svg:viewBox="0 0 1200 800" draw:points="0,400 0,0 400,0 800,0 1200,0 1200,400 800,400 800,800 400,800 400,400">
            <text:p/>
          </draw:polygon>
          <draw:polygon draw:style-name="gr145" draw:text-style-name="P22" draw:layer="layout" svg:width="1.199cm" svg:height="0.799cm" draw:transform="rotate (-3.14159265358979) translate (12.588cm 17.2cm)" svg:viewBox="0 0 1200 800" draw:points="1200,400 1200,0 800,0 400,0 0,0 0,400 400,400 400,800 800,800 800,400">
            <text:p/>
          </draw:polygon>
          <draw:polygon draw:style-name="gr145" draw:text-style-name="P22" draw:layer="layout" svg:width="1.199cm" svg:height="0.799cm" svg:x="11.388cm" svg:y="10.8cm" svg:viewBox="0 0 1200 800" draw:points="0,400 0,0 400,0 800,0 1200,0 1200,400 800,400 800,800 400,800 400,400">
            <text:p/>
          </draw:polygon>
          <draw:polygon draw:style-name="gr145" draw:text-style-name="P22" draw:layer="layout" svg:width="1.199cm" svg:height="0.799cm" svg:x="13.388cm" svg:y="12.8cm" svg:viewBox="0 0 1200 800" draw:points="0,400 0,0 400,0 800,0 1200,0 1200,400 800,400 800,800 400,800 400,400">
            <text:p/>
          </draw:polygon>
          <draw:line draw:style-name="gr9" draw:text-style-name="P4" draw:layer="layout" svg:x1="13.488cm" svg:y1="17cm" svg:x2="17.988cm" svg:y2="17cm">
            <text:p/>
          </draw:line>
          <draw:line draw:style-name="gr117" draw:text-style-name="P4" draw:layer="layout" svg:x1="12.988cm" svg:y1="17cm" svg:x2="17.988cm" svg:y2="17cm">
            <text:p/>
          </draw:line>
          <draw:line draw:style-name="gr146" draw:text-style-name="P4" draw:layer="layout" svg:x1="14.488cm" svg:y1="16cm" svg:x2="12.488cm" svg:y2="16cm">
            <text:p/>
          </draw:line>
          <draw:line draw:style-name="gr117" draw:text-style-name="P4" draw:layer="layout" svg:x1="14.488cm" svg:y1="16cm" svg:x2="11.988cm" svg:y2="16cm">
            <text:p/>
          </draw:line>
          <draw:g>
            <draw:custom-shape draw:style-name="gr122" draw:text-style-name="P7" draw:layer="layout" svg:width="1cm" svg:height="1cm" draw:transform="rotate (1.5707963267949) translate (12.988cm 1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8" draw:layer="layout" svg:width="0.639cm" svg:height="0.64cm" draw:transform="rotate (-1.5707963267949) translate (13.688cm 15.6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4" draw:text-style-name="P10" draw:layer="layout" svg:width="0.799cm" svg:height="0.8cm" svg:x="13.042cm" svg:y="15.6cm">
              <text:p text:style-name="P9"><text:span text:style-name="T5">3</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 draw:text-style-name="P4" draw:layer="layout" svg:width="3.7cm" svg:height="8.9cm" svg:x="3.488cm" svg:y="11.9cm">
            <text:p/>
            <draw:enhanced-geometry svg:viewBox="0 0 21600 21600" draw:mirror-horizontal="false" draw:mirror-vertical="false" draw:type="rectangle" draw:enhanced-path="M 0 0 L 21600 0 21600 21600 0 21600 0 0 Z N"/>
          </draw:custom-shape>
          <draw:line draw:style-name="gr4" draw:text-style-name="P4" draw:layer="layout" svg:x1="16.988cm" svg:y1="14.5cm" svg:x2="6.888cm" svg:y2="14.5cm">
            <text:p/>
          </draw:line>
          <draw:line draw:style-name="gr6" draw:text-style-name="P4" draw:layer="layout" svg:x1="6.888cm" svg:y1="14.5cm" svg:x2="16.988cm" svg:y2="14.5cm">
            <text:p/>
          </draw:line>
          <draw:line draw:style-name="gr4" draw:text-style-name="P4" draw:layer="layout" svg:x1="15.488cm" svg:y1="15cm" svg:x2="15.488cm" svg:y2="14cm">
            <text:p/>
          </draw:line>
          <draw:line draw:style-name="gr9" draw:text-style-name="P4" draw:layer="layout" svg:x1="12.988cm" svg:y1="13.5cm" svg:x2="14.988cm" svg:y2="13.5cm">
            <text:p/>
          </draw:line>
          <draw:line draw:style-name="gr125" draw:text-style-name="P4" draw:layer="layout" svg:x1="15.388cm" svg:y1="13.5cm" svg:x2="12.988cm" svg:y2="13.5cm">
            <text:p/>
          </draw:line>
          <draw:line draw:style-name="gr126" draw:text-style-name="P4" draw:layer="layout" svg:x1="22.988cm" svg:y1="15.5cm" svg:x2="22.488cm" svg:y2="15.5cm">
            <text:p/>
          </draw:line>
          <draw:line draw:style-name="gr12" draw:text-style-name="P4" draw:layer="layout" svg:x1="22.488cm" svg:y1="16.5cm" svg:x2="23.488cm" svg:y2="16.5cm">
            <text:p/>
          </draw:line>
          <draw:line draw:style-name="gr4" draw:text-style-name="P4" draw:layer="layout" svg:x1="15.488cm" svg:y1="15cm" svg:x2="6.288cm" svg:y2="15cm">
            <text:p/>
          </draw:line>
          <draw:line draw:style-name="gr127" draw:text-style-name="P4" draw:layer="layout" svg:x1="6.888cm" svg:y1="15cm" svg:x2="15.488cm" svg:y2="15cm">
            <text:p/>
          </draw:line>
          <draw:line draw:style-name="gr59" draw:text-style-name="P4" draw:layer="layout" svg:x1="19.988cm" svg:y1="13cm" svg:x2="13.988cm" svg:y2="13cm">
            <text:p/>
          </draw:line>
          <draw:line draw:style-name="gr128" draw:text-style-name="P4" draw:layer="layout" svg:x1="11.988cm" svg:y1="13cm" svg:x2="13.988cm" svg:y2="13cm">
            <text:p/>
          </draw:line>
          <draw:line draw:style-name="gr146" draw:text-style-name="P4" draw:layer="layout" svg:x1="11.988cm" svg:y1="17cm" svg:x2="12.488cm" svg:y2="17cm">
            <text:p/>
          </draw:line>
          <draw:line draw:style-name="gr5" draw:text-style-name="P4" draw:layer="layout" svg:x1="12cm" svg:y1="16.5cm" svg:x2="11.988cm" svg:y2="17cm">
            <text:p/>
          </draw:line>
          <draw:line draw:style-name="gr146" draw:text-style-name="P4" draw:layer="layout" svg:x1="11.988cm" svg:y1="17cm" svg:x2="11.488cm" svg:y2="17cm">
            <text:p/>
          </draw:line>
          <draw:line draw:style-name="gr5" draw:text-style-name="P4" draw:layer="layout" svg:x1="14.488cm" svg:y1="16cm" svg:x2="14.488cm" svg:y2="17.4cm">
            <text:p/>
          </draw:line>
          <draw:line draw:style-name="gr7" draw:text-style-name="P4" draw:layer="layout" svg:x1="17.988cm" svg:y1="13.5cm" svg:x2="17.988cm" svg:y2="15.5cm">
            <text:p/>
          </draw:line>
          <draw:line draw:style-name="gr129" draw:text-style-name="P4" draw:layer="layout" svg:x1="16.488cm" svg:y1="15.4cm" svg:x2="17.988cm" svg:y2="15.4cm">
            <text:p/>
          </draw:line>
          <draw:line draw:style-name="gr6" draw:text-style-name="P4" draw:layer="layout" svg:x1="17.988cm" svg:y1="13.5cm" svg:x2="15.488cm" svg:y2="13.5cm">
            <text:p/>
          </draw:line>
          <draw:line draw:style-name="gr9" draw:text-style-name="P4" draw:layer="layout" svg:x1="9.988cm" svg:y1="6.5cm" svg:x2="13.688cm" svg:y2="6.5cm">
            <text:p/>
          </draw:line>
          <draw:line draw:style-name="gr5" draw:text-style-name="P4" draw:layer="layout" svg:x1="12.188cm" svg:y1="5cm" svg:x2="7.588cm" svg:y2="5cm">
            <text:p/>
          </draw:line>
          <draw:line draw:style-name="gr13" draw:text-style-name="P4" draw:layer="layout" svg:x1="14.088cm" svg:y1="6.5cm" svg:x2="9.988cm" svg:y2="6.5cm">
            <text:p/>
          </draw:line>
          <draw:line draw:style-name="gr5" draw:text-style-name="P4" draw:layer="layout" svg:x1="12.188cm" svg:y1="5cm" svg:x2="12.188cm" svg:y2="10cm">
            <text:p/>
          </draw:line>
          <draw:line draw:style-name="gr5" draw:text-style-name="P4" draw:layer="layout" svg:x1="9.488cm" svg:y1="11cm" svg:x2="9.488cm" svg:y2="10.5cm">
            <text:p/>
          </draw:line>
          <draw:line draw:style-name="gr5" draw:text-style-name="P4" draw:layer="layout" svg:x1="13.688cm" svg:y1="10.5cm" svg:x2="9.488cm" svg:y2="10.5cm">
            <text:p/>
          </draw:line>
          <draw:line draw:style-name="gr117" draw:text-style-name="P4" draw:layer="layout" svg:x1="11.988cm" svg:y1="16cm" svg:x2="11.988cm" svg:y2="13cm">
            <text:p/>
          </draw:line>
          <draw:line draw:style-name="gr126" draw:text-style-name="P4" draw:layer="layout" svg:x1="22.988cm" svg:y1="15.5cm" svg:x2="22.988cm" svg:y2="11.5cm">
            <text:p/>
          </draw:line>
          <draw:line draw:style-name="gr59" draw:text-style-name="P4" draw:layer="layout" svg:x1="19.988cm" svg:y1="16.5cm" svg:x2="19.988cm" svg:y2="13cm">
            <text:p/>
          </draw:line>
          <draw:line draw:style-name="gr15" draw:text-style-name="P4" draw:layer="layout" svg:x1="20.488cm" svg:y1="15.5cm" svg:x2="20.488cm" svg:y2="12.1cm">
            <text:p/>
          </draw:line>
          <draw:line draw:style-name="gr9" draw:text-style-name="P4" draw:layer="layout" svg:x1="9.988cm" svg:y1="11.5cm" svg:x2="12.988cm" svg:y2="11.5cm">
            <text:p/>
          </draw:line>
          <draw:line draw:style-name="gr5" draw:text-style-name="P4" draw:layer="layout" svg:x1="13.688cm" svg:y1="10cm" svg:x2="12.188cm" svg:y2="10cm">
            <text:p/>
          </draw:line>
          <draw:line draw:style-name="gr5" draw:text-style-name="P4" draw:layer="layout" svg:x1="13.688cm" svg:y1="8.4cm" svg:x2="12.788cm" svg:y2="8.4cm">
            <text:p/>
          </draw:line>
          <draw:custom-shape draw:style-name="gr16" draw:text-style-name="P6" draw:layer="layout" svg:width="0.4cm" svg:height="0.4cm" svg:x="13.888cm" svg:y="9.2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4cm" svg:height="0.4cm" svg:x="13.888cm" svg:y="6.9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4" draw:layer="layout" svg:x1="9.488cm" svg:y1="10.5cm" svg:x2="14.088cm" svg:y2="10.5cm">
            <text:p/>
          </draw:line>
          <draw:line draw:style-name="gr9" draw:text-style-name="P4" draw:layer="layout" svg:x1="9.988cm" svg:y1="6.5cm" svg:x2="9.988cm" svg:y2="11.5cm">
            <text:p/>
          </draw:line>
          <draw:polygon draw:style-name="gr145" draw:text-style-name="P22" draw:layer="layout" svg:width="0.799cm" svg:height="0.799cm" draw:transform="rotate (-3.14159265358979) translate (10.588cm 11.7cm)" svg:viewBox="0 0 800 800" draw:points="800,0 0,0 0,400 400,400 400,800 800,800">
            <text:p/>
          </draw:polygon>
          <draw:line draw:style-name="gr18" draw:text-style-name="P4" draw:layer="layout" svg:x1="12.188cm" svg:y1="10cm" svg:x2="12.188cm" svg:y2="5cm">
            <text:p/>
          </draw:line>
          <draw:g>
            <draw:custom-shape draw:style-name="gr19" draw:text-style-name="P7" draw:layer="layout" svg:width="1cm" svg:height="1cm" draw:transform="rotate (-3.14159265358979) translate (12.738cm 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11.916cm" svg:y="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11.836cm" svg:y="8.6cm">
              <text:p text:style-name="P9"><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12.788cm" svg:y1="4.6cm" svg:x2="12.788cm" svg:y2="8.4cm">
            <text:p/>
          </draw:line>
          <draw:line draw:style-name="gr22" draw:text-style-name="P4" draw:layer="layout" svg:x1="12.788cm" svg:y1="8.4cm" svg:x2="14.088cm" svg:y2="8.4cm">
            <text:p/>
          </draw:line>
          <draw:line draw:style-name="gr23" draw:text-style-name="P4" draw:layer="layout" svg:x1="13.988cm" svg:y1="10cm" svg:x2="12.188cm" svg:y2="10cm">
            <text:p/>
          </draw:line>
          <draw:g>
            <draw:custom-shape draw:style-name="gr24" draw:text-style-name="P7" draw:layer="layout" svg:width="0.6cm" svg:height="0.8cm" draw:transform="rotate (-3.14159265358979) translate (11.388cm 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0.6cm" svg:height="0.12cm" svg:x="10.788cm" svg:y="7.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1.088cm" svg:y1="7.1cm" svg:x2="11.088cm" svg:y2="7.5cm">
            <text:p/>
          </draw:line>
          <draw:line draw:style-name="gr13" draw:text-style-name="P4" draw:layer="layout" svg:x1="9.988cm" svg:y1="11.5cm" svg:x2="9.988cm" svg:y2="6.5cm">
            <text:p/>
          </draw:line>
          <draw:custom-shape draw:style-name="gr27" draw:text-style-name="P6" draw:layer="layout" svg:width="0.4cm" svg:height="0.384cm" svg:x="11.6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12.8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0.507cm 6.9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0.888cm 6.9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0.888cm 7.5cm)">
              <text:p/>
              <draw:enhanced-geometry svg:viewBox="0 0 21600 21600" draw:mirror-horizontal="true" draw:mirror-vertical="false" draw:type="rectangle" draw:enhanced-path="M 0 0 L 21600 0 21600 21600 0 21600 0 0 Z N"/>
            </draw:custom-shape>
            <draw:line draw:style-name="gr31" draw:text-style-name="P4" draw:layer="layout" svg:x1="10.488cm" svg:y1="7.123cm" svg:x2="10.488cm" svg:y2="6.902cm">
              <text:p/>
            </draw:line>
            <draw:custom-shape draw:style-name="gr30" draw:text-style-name="P4" draw:layer="layout" svg:width="0.8cm" svg:height="0.8cm" draw:transform="rotate (1.5707963267949) translate (10.088cm 7.5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0.288cm" svg:y="6.614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2.188cm" svg:y1="7.1cm" svg:x2="10.888cm" svg:y2="7.1cm">
            <text:p/>
          </draw:line>
          <draw:g>
            <draw:custom-shape draw:style-name="gr28" draw:text-style-name="P12" draw:layer="layout" svg:width="0.196cm" svg:height="0.195cm" svg:x="12.081cm" svg:y="7.4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196cm" svg:height="0.195cm" draw:transform="rotate (-3.14159265358979) translate (12.277cm 7.5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3" draw:text-style-name="P17" draw:layer="layout" svg:width="1.6cm" svg:height="5.5cm" svg:x="13.988cm" svg:y="5.2cm">
              <text:p text:style-name="P16"><text:span text:style-name="T7">Boiler</text:span></text:p>
              <draw:enhanced-geometry svg:viewBox="0 0 21600 21600" draw:mirror-horizontal="true" draw:mirror-vertical="false" draw:type="rectangle" draw:enhanced-path="M 0 0 L 21600 0 21600 21600 0 21600 0 0 Z N"/>
            </draw:custom-shape>
            <draw:g>
              <draw:line draw:style-name="gr34" draw:text-style-name="P18" draw:layer="layout" svg:x1="14.388cm" svg:y1="6.009cm" svg:x2="15.188cm" svg:y2="5.957cm">
                <text:p/>
              </draw:line>
              <draw:line draw:style-name="gr34" draw:text-style-name="P18" draw:layer="layout" svg:x1="14.388cm" svg:y1="5.905cm" svg:x2="15.188cm" svg:y2="5.957cm">
                <text:p/>
              </draw:line>
              <draw:line draw:style-name="gr34" draw:text-style-name="P18" draw:layer="layout" svg:x1="14.388cm" svg:y1="6.114cm" svg:x2="15.188cm" svg:y2="6.062cm">
                <text:p/>
              </draw:line>
              <draw:line draw:style-name="gr34" draw:text-style-name="P18" draw:layer="layout" svg:x1="14.388cm" svg:y1="6.009cm" svg:x2="15.188cm" svg:y2="6.061cm">
                <text:p/>
              </draw:line>
              <draw:line draw:style-name="gr34" draw:text-style-name="P18" draw:layer="layout" svg:x1="14.388cm" svg:y1="6.114cm" svg:x2="15.188cm" svg:y2="6.166cm">
                <text:p/>
              </draw:line>
              <draw:line draw:style-name="gr34" draw:text-style-name="P18" draw:layer="layout" svg:x1="14.388cm" svg:y1="5.904cm" svg:x2="15.188cm" svg:y2="5.852cm">
                <text:p/>
              </draw:line>
              <draw:line draw:style-name="gr34" draw:text-style-name="P18" draw:layer="layout" svg:x1="14.388cm" svg:y1="5.8cm" svg:x2="15.188cm" svg:y2="5.852cm">
                <text:p/>
              </draw:line>
              <draw:line draw:style-name="gr34" draw:text-style-name="P18" draw:layer="layout" svg:x1="14.388cm" svg:y1="6.218cm" svg:x2="15.188cm" svg:y2="6.166cm">
                <text:p/>
              </draw:line>
              <draw:line draw:style-name="gr34" draw:text-style-name="P18" draw:layer="layout" svg:x1="14.388cm" svg:y1="6.428cm" svg:x2="15.188cm" svg:y2="6.376cm">
                <text:p/>
              </draw:line>
              <draw:line draw:style-name="gr34" draw:text-style-name="P18" draw:layer="layout" svg:x1="14.388cm" svg:y1="6.323cm" svg:x2="15.188cm" svg:y2="6.375cm">
                <text:p/>
              </draw:line>
              <draw:line draw:style-name="gr34" draw:text-style-name="P18" draw:layer="layout" svg:x1="14.388cm" svg:y1="6.532cm" svg:x2="15.188cm" svg:y2="6.48cm">
                <text:p/>
              </draw:line>
              <draw:line draw:style-name="gr34" draw:text-style-name="P18" draw:layer="layout" svg:x1="14.388cm" svg:y1="6.428cm" svg:x2="15.188cm" svg:y2="6.48cm">
                <text:p/>
              </draw:line>
              <draw:line draw:style-name="gr34" draw:text-style-name="P18" draw:layer="layout" svg:x1="14.388cm" svg:y1="6.533cm" svg:x2="15.188cm" svg:y2="6.585cm">
                <text:p/>
              </draw:line>
              <draw:line draw:style-name="gr34" draw:text-style-name="P18" draw:layer="layout" svg:x1="14.388cm" svg:y1="6.323cm" svg:x2="15.188cm" svg:y2="6.271cm">
                <text:p/>
              </draw:line>
              <draw:line draw:style-name="gr34" draw:text-style-name="P18" draw:layer="layout" svg:x1="14.388cm" svg:y1="6.219cm" svg:x2="15.188cm" svg:y2="6.271cm">
                <text:p/>
              </draw:line>
              <draw:line draw:style-name="gr34" draw:text-style-name="P18" draw:layer="layout" svg:x1="14.388cm" svg:y1="6.637cm" svg:x2="15.188cm" svg:y2="6.585cm">
                <text:p/>
              </draw:line>
              <draw:line draw:style-name="gr34" draw:text-style-name="P18" draw:layer="layout" svg:x1="14.388cm" svg:y1="6.846cm" svg:x2="15.188cm" svg:y2="6.794cm">
                <text:p/>
              </draw:line>
              <draw:line draw:style-name="gr34" draw:text-style-name="P18" draw:layer="layout" svg:x1="14.388cm" svg:y1="6.742cm" svg:x2="15.188cm" svg:y2="6.794cm">
                <text:p/>
              </draw:line>
              <draw:line draw:style-name="gr34" draw:text-style-name="P18" draw:layer="layout" svg:x1="14.388cm" svg:y1="6.951cm" svg:x2="15.188cm" svg:y2="6.899cm">
                <text:p/>
              </draw:line>
              <draw:line draw:style-name="gr34" draw:text-style-name="P18" draw:layer="layout" svg:x1="14.388cm" svg:y1="6.847cm" svg:x2="15.188cm" svg:y2="6.899cm">
                <text:p/>
              </draw:line>
              <draw:line draw:style-name="gr34" draw:text-style-name="P18" draw:layer="layout" svg:x1="14.388cm" svg:y1="6.951cm" svg:x2="15.188cm" svg:y2="7.003cm">
                <text:p/>
              </draw:line>
              <draw:line draw:style-name="gr34" draw:text-style-name="P18" draw:layer="layout" svg:x1="14.388cm" svg:y1="6.742cm" svg:x2="15.188cm" svg:y2="6.69cm">
                <text:p/>
              </draw:line>
              <draw:line draw:style-name="gr34" draw:text-style-name="P18" draw:layer="layout" svg:x1="14.388cm" svg:y1="6.637cm" svg:x2="15.188cm" svg:y2="6.689cm">
                <text:p/>
              </draw:line>
              <draw:line draw:style-name="gr34" draw:text-style-name="P18" draw:layer="layout" svg:x1="14.388cm" svg:y1="7.055cm" svg:x2="15.188cm" svg:y2="7.003cm">
                <text:p/>
              </draw:line>
              <draw:line draw:style-name="gr34" draw:text-style-name="P18" draw:layer="layout" svg:x1="14.388cm" svg:y1="7.265cm" svg:x2="15.188cm" svg:y2="7.213cm">
                <text:p/>
              </draw:line>
              <draw:line draw:style-name="gr34" draw:text-style-name="P18" draw:layer="layout" svg:x1="14.388cm" svg:y1="7.16cm" svg:x2="15.188cm" svg:y2="7.212cm">
                <text:p/>
              </draw:line>
              <draw:line draw:style-name="gr34" draw:text-style-name="P18" draw:layer="layout" svg:x1="14.388cm" svg:y1="7.369cm" svg:x2="15.188cm" svg:y2="7.317cm">
                <text:p/>
              </draw:line>
              <draw:line draw:style-name="gr34" draw:text-style-name="P18" draw:layer="layout" svg:x1="14.388cm" svg:y1="7.265cm" svg:x2="15.188cm" svg:y2="7.317cm">
                <text:p/>
              </draw:line>
              <draw:line draw:style-name="gr34" draw:text-style-name="P18" draw:layer="layout" svg:x1="14.388cm" svg:y1="7.37cm" svg:x2="15.188cm" svg:y2="7.422cm">
                <text:p/>
              </draw:line>
              <draw:line draw:style-name="gr34" draw:text-style-name="P18" draw:layer="layout" svg:x1="14.388cm" svg:y1="7.16cm" svg:x2="15.188cm" svg:y2="7.108cm">
                <text:p/>
              </draw:line>
              <draw:line draw:style-name="gr34" draw:text-style-name="P18" draw:layer="layout" svg:x1="14.388cm" svg:y1="7.056cm" svg:x2="15.188cm" svg:y2="7.108cm">
                <text:p/>
              </draw:line>
              <draw:line draw:style-name="gr34" draw:text-style-name="P18" draw:layer="layout" svg:x1="14.388cm" svg:y1="7.474cm" svg:x2="15.188cm" svg:y2="7.422cm">
                <text:p/>
              </draw:line>
              <draw:line draw:style-name="gr34" draw:text-style-name="P18" draw:layer="layout" svg:x1="14.388cm" svg:y1="7.683cm" svg:x2="15.188cm" svg:y2="7.631cm">
                <text:p/>
              </draw:line>
              <draw:line draw:style-name="gr34" draw:text-style-name="P18" draw:layer="layout" svg:x1="14.388cm" svg:y1="7.579cm" svg:x2="15.188cm" svg:y2="7.631cm">
                <text:p/>
              </draw:line>
              <draw:line draw:style-name="gr34" draw:text-style-name="P18" draw:layer="layout" svg:x1="14.388cm" svg:y1="7.788cm" svg:x2="15.188cm" svg:y2="7.736cm">
                <text:p/>
              </draw:line>
              <draw:line draw:style-name="gr34" draw:text-style-name="P18" draw:layer="layout" svg:x1="14.388cm" svg:y1="7.684cm" svg:x2="15.188cm" svg:y2="7.736cm">
                <text:p/>
              </draw:line>
              <draw:line draw:style-name="gr34" draw:text-style-name="P18" draw:layer="layout" svg:x1="14.388cm" svg:y1="7.788cm" svg:x2="15.188cm" svg:y2="7.84cm">
                <text:p/>
              </draw:line>
              <draw:line draw:style-name="gr34" draw:text-style-name="P18" draw:layer="layout" svg:x1="14.388cm" svg:y1="7.579cm" svg:x2="15.188cm" svg:y2="7.527cm">
                <text:p/>
              </draw:line>
              <draw:line draw:style-name="gr34" draw:text-style-name="P18" draw:layer="layout" svg:x1="14.388cm" svg:y1="7.474cm" svg:x2="15.188cm" svg:y2="7.526cm">
                <text:p/>
              </draw:line>
              <draw:line draw:style-name="gr34" draw:text-style-name="P18" draw:layer="layout" svg:x1="14.388cm" svg:y1="7.893cm" svg:x2="15.188cm" svg:y2="7.841cm">
                <text:p/>
              </draw:line>
              <draw:line draw:style-name="gr34" draw:text-style-name="P18" draw:layer="layout" svg:x1="14.388cm" svg:y1="8.102cm" svg:x2="15.188cm" svg:y2="8.05cm">
                <text:p/>
              </draw:line>
              <draw:line draw:style-name="gr34" draw:text-style-name="P18" draw:layer="layout" svg:x1="14.388cm" svg:y1="7.998cm" svg:x2="15.188cm" svg:y2="8.05cm">
                <text:p/>
              </draw:line>
              <draw:line draw:style-name="gr34" draw:text-style-name="P18" draw:layer="layout" svg:x1="14.388cm" svg:y1="8.207cm" svg:x2="15.188cm" svg:y2="8.155cm">
                <text:p/>
              </draw:line>
              <draw:line draw:style-name="gr34" draw:text-style-name="P18" draw:layer="layout" svg:x1="14.388cm" svg:y1="8.102cm" svg:x2="15.188cm" svg:y2="8.154cm">
                <text:p/>
              </draw:line>
              <draw:line draw:style-name="gr34" draw:text-style-name="P18" draw:layer="layout" svg:x1="14.388cm" svg:y1="8.207cm" svg:x2="15.188cm" svg:y2="8.259cm">
                <text:p/>
              </draw:line>
              <draw:line draw:style-name="gr34" draw:text-style-name="P18" draw:layer="layout" svg:x1="14.388cm" svg:y1="7.997cm" svg:x2="15.188cm" svg:y2="7.945cm">
                <text:p/>
              </draw:line>
              <draw:line draw:style-name="gr34" draw:text-style-name="P18" draw:layer="layout" svg:x1="14.388cm" svg:y1="7.893cm" svg:x2="15.188cm" svg:y2="7.945cm">
                <text:p/>
              </draw:line>
              <draw:line draw:style-name="gr34" draw:text-style-name="P18" draw:layer="layout" svg:x1="14.388cm" svg:y1="8.311cm" svg:x2="15.188cm" svg:y2="8.259cm">
                <text:p/>
              </draw:line>
              <draw:line draw:style-name="gr34" draw:text-style-name="P18" draw:layer="layout" svg:x1="14.388cm" svg:y1="8.521cm" svg:x2="15.188cm" svg:y2="8.469cm">
                <text:p/>
              </draw:line>
              <draw:line draw:style-name="gr34" draw:text-style-name="P18" draw:layer="layout" svg:x1="14.388cm" svg:y1="8.416cm" svg:x2="15.188cm" svg:y2="8.468cm">
                <text:p/>
              </draw:line>
              <draw:line draw:style-name="gr34" draw:text-style-name="P18" draw:layer="layout" svg:x1="14.388cm" svg:y1="8.625cm" svg:x2="15.188cm" svg:y2="8.573cm">
                <text:p/>
              </draw:line>
              <draw:line draw:style-name="gr34" draw:text-style-name="P18" draw:layer="layout" svg:x1="14.388cm" svg:y1="8.521cm" svg:x2="15.188cm" svg:y2="8.573cm">
                <text:p/>
              </draw:line>
              <draw:line draw:style-name="gr34" draw:text-style-name="P18" draw:layer="layout" svg:x1="14.388cm" svg:y1="8.626cm" svg:x2="15.188cm" svg:y2="8.678cm">
                <text:p/>
              </draw:line>
              <draw:line draw:style-name="gr34" draw:text-style-name="P18" draw:layer="layout" svg:x1="14.388cm" svg:y1="8.416cm" svg:x2="15.188cm" svg:y2="8.364cm">
                <text:p/>
              </draw:line>
              <draw:line draw:style-name="gr34" draw:text-style-name="P18" draw:layer="layout" svg:x1="14.388cm" svg:y1="8.312cm" svg:x2="15.188cm" svg:y2="8.364cm">
                <text:p/>
              </draw:line>
              <draw:line draw:style-name="gr34" draw:text-style-name="P18" draw:layer="layout" svg:x1="14.388cm" svg:y1="8.73cm" svg:x2="15.188cm" svg:y2="8.678cm">
                <text:p/>
              </draw:line>
              <draw:line draw:style-name="gr34" draw:text-style-name="P18" draw:layer="layout" svg:x1="14.388cm" svg:y1="8.939cm" svg:x2="15.188cm" svg:y2="8.887cm">
                <text:p/>
              </draw:line>
              <draw:line draw:style-name="gr34" draw:text-style-name="P18" draw:layer="layout" svg:x1="14.388cm" svg:y1="8.835cm" svg:x2="15.188cm" svg:y2="8.887cm">
                <text:p/>
              </draw:line>
              <draw:line draw:style-name="gr34" draw:text-style-name="P18" draw:layer="layout" svg:x1="14.388cm" svg:y1="9.044cm" svg:x2="15.188cm" svg:y2="8.992cm">
                <text:p/>
              </draw:line>
              <draw:line draw:style-name="gr34" draw:text-style-name="P18" draw:layer="layout" svg:x1="14.388cm" svg:y1="8.94cm" svg:x2="15.188cm" svg:y2="8.992cm">
                <text:p/>
              </draw:line>
              <draw:line draw:style-name="gr34" draw:text-style-name="P18" draw:layer="layout" svg:x1="14.388cm" svg:y1="9.044cm" svg:x2="15.188cm" svg:y2="9.096cm">
                <text:p/>
              </draw:line>
              <draw:line draw:style-name="gr34" draw:text-style-name="P18" draw:layer="layout" svg:x1="14.388cm" svg:y1="8.835cm" svg:x2="15.188cm" svg:y2="8.783cm">
                <text:p/>
              </draw:line>
              <draw:line draw:style-name="gr34" draw:text-style-name="P18" draw:layer="layout" svg:x1="14.388cm" svg:y1="8.73cm" svg:x2="15.188cm" svg:y2="8.782cm">
                <text:p/>
              </draw:line>
              <draw:line draw:style-name="gr34" draw:text-style-name="P18" draw:layer="layout" svg:x1="14.388cm" svg:y1="9.149cm" svg:x2="15.188cm" svg:y2="9.097cm">
                <text:p/>
              </draw:line>
              <draw:line draw:style-name="gr34" draw:text-style-name="P18" draw:layer="layout" svg:x1="14.388cm" svg:y1="9.358cm" svg:x2="15.188cm" svg:y2="9.306cm">
                <text:p/>
              </draw:line>
              <draw:line draw:style-name="gr34" draw:text-style-name="P18" draw:layer="layout" svg:x1="14.388cm" svg:y1="9.253cm" svg:x2="15.188cm" svg:y2="9.305cm">
                <text:p/>
              </draw:line>
              <draw:line draw:style-name="gr34" draw:text-style-name="P18" draw:layer="layout" svg:x1="14.388cm" svg:y1="9.462cm" svg:x2="15.188cm" svg:y2="9.41cm">
                <text:p/>
              </draw:line>
              <draw:line draw:style-name="gr34" draw:text-style-name="P18" draw:layer="layout" svg:x1="14.388cm" svg:y1="9.358cm" svg:x2="15.188cm" svg:y2="9.41cm">
                <text:p/>
              </draw:line>
              <draw:line draw:style-name="gr34" draw:text-style-name="P18" draw:layer="layout" svg:x1="14.388cm" svg:y1="9.463cm" svg:x2="15.188cm" svg:y2="9.515cm">
                <text:p/>
              </draw:line>
              <draw:line draw:style-name="gr34" draw:text-style-name="P18" draw:layer="layout" svg:x1="14.388cm" svg:y1="9.253cm" svg:x2="15.188cm" svg:y2="9.201cm">
                <text:p/>
              </draw:line>
              <draw:line draw:style-name="gr34" draw:text-style-name="P18" draw:layer="layout" svg:x1="14.388cm" svg:y1="9.149cm" svg:x2="15.188cm" svg:y2="9.201cm">
                <text:p/>
              </draw:line>
              <draw:line draw:style-name="gr34" draw:text-style-name="P18" draw:layer="layout" svg:x1="14.388cm" svg:y1="9.567cm" svg:x2="15.188cm" svg:y2="9.515cm">
                <text:p/>
              </draw:line>
              <draw:line draw:style-name="gr34" draw:text-style-name="P18" draw:layer="layout" svg:x1="14.388cm" svg:y1="9.776cm" svg:x2="15.188cm" svg:y2="9.724cm">
                <text:p/>
              </draw:line>
              <draw:line draw:style-name="gr34" draw:text-style-name="P18" draw:layer="layout" svg:x1="14.388cm" svg:y1="9.672cm" svg:x2="15.188cm" svg:y2="9.724cm">
                <text:p/>
              </draw:line>
              <draw:line draw:style-name="gr34" draw:text-style-name="P18" draw:layer="layout" svg:x1="14.388cm" svg:y1="9.881cm" svg:x2="15.188cm" svg:y2="9.829cm">
                <text:p/>
              </draw:line>
              <draw:line draw:style-name="gr34" draw:text-style-name="P18" draw:layer="layout" svg:x1="14.388cm" svg:y1="9.777cm" svg:x2="15.188cm" svg:y2="9.829cm">
                <text:p/>
              </draw:line>
              <draw:line draw:style-name="gr34" draw:text-style-name="P18" draw:layer="layout" svg:x1="14.388cm" svg:y1="9.881cm" svg:x2="15.188cm" svg:y2="9.933cm">
                <text:p/>
              </draw:line>
              <draw:line draw:style-name="gr34" draw:text-style-name="P18" draw:layer="layout" svg:x1="14.388cm" svg:y1="9.672cm" svg:x2="15.188cm" svg:y2="9.62cm">
                <text:p/>
              </draw:line>
              <draw:line draw:style-name="gr34" draw:text-style-name="P18" draw:layer="layout" svg:x1="14.388cm" svg:y1="9.567cm" svg:x2="15.188cm" svg:y2="9.619cm">
                <text:p/>
              </draw:line>
              <draw:line draw:style-name="gr34" draw:text-style-name="P18" draw:layer="layout" svg:x1="14.388cm" svg:y1="9.986cm" svg:x2="15.188cm" svg:y2="9.934cm">
                <text:p/>
              </draw:line>
              <draw:line draw:style-name="gr34" draw:text-style-name="P18" draw:layer="layout" svg:x1="14.388cm" svg:y1="10.195cm" svg:x2="15.188cm" svg:y2="10.143cm">
                <text:p/>
              </draw:line>
              <draw:line draw:style-name="gr34" draw:text-style-name="P18" draw:layer="layout" svg:x1="14.388cm" svg:y1="10.091cm" svg:x2="15.188cm" svg:y2="10.143cm">
                <text:p/>
              </draw:line>
              <draw:line draw:style-name="gr34" draw:text-style-name="P18" draw:layer="layout" svg:x1="14.388cm" svg:y1="10.3cm" svg:x2="15.188cm" svg:y2="10.248cm">
                <text:p/>
              </draw:line>
              <draw:line draw:style-name="gr34" draw:text-style-name="P18" draw:layer="layout" svg:x1="14.388cm" svg:y1="10.195cm" svg:x2="15.188cm" svg:y2="10.247cm">
                <text:p/>
              </draw:line>
              <draw:line draw:style-name="gr34" draw:text-style-name="P18" draw:layer="layout" svg:x1="14.388cm" svg:y1="10.09cm" svg:x2="15.188cm" svg:y2="10.038cm">
                <text:p/>
              </draw:line>
              <draw:line draw:style-name="gr34" draw:text-style-name="P18" draw:layer="layout" svg:x1="14.388cm" svg:y1="9.986cm" svg:x2="15.188cm" svg:y2="10.038cm">
                <text:p/>
              </draw:line>
            </draw:g>
            <draw:g>
              <draw:line draw:style-name="gr35" draw:text-style-name="P18" draw:layer="layout" svg:x1="14.784cm" svg:y1="8.2cm" svg:x2="13.988cm" svg:y2="8.2cm">
                <text:p/>
              </draw:line>
              <draw:line draw:style-name="gr36" draw:text-style-name="P18" draw:layer="layout" svg:x1="14.788cm" svg:y1="10cm" svg:x2="13.992cm" svg:y2="10cm">
                <text:p/>
              </draw:line>
              <draw:g>
                <draw:line draw:style-name="gr35" draw:text-style-name="P18" draw:layer="layout" svg:x1="15.381cm" svg:y1="8.7cm" svg:x2="14.188cm" svg:y2="8.6cm">
                  <text:p/>
                </draw:line>
                <draw:line draw:style-name="gr35" draw:text-style-name="P18" draw:layer="layout" svg:x1="15.381cm" svg:y1="8.5cm" svg:x2="14.188cm" svg:y2="8.6cm">
                  <text:p/>
                </draw:line>
                <draw:line draw:style-name="gr35" draw:text-style-name="P18" draw:layer="layout" svg:x1="15.381cm" svg:y1="8.3cm" svg:x2="14.791cm" svg:y2="8.2cm">
                  <text:p/>
                </draw:line>
                <draw:line draw:style-name="gr36" draw:text-style-name="P18" draw:layer="layout" svg:x1="15.385cm" svg:y1="9.9cm" svg:x2="14.789cm" svg:y2="10cm">
                  <text:p/>
                </draw:line>
                <draw:line draw:style-name="gr35" draw:text-style-name="P18" draw:layer="layout" svg:x1="15.381cm" svg:y1="8.9cm" svg:x2="14.188cm" svg:y2="8.8cm">
                  <text:p/>
                </draw:line>
                <draw:line draw:style-name="gr35" draw:text-style-name="P18" draw:layer="layout" svg:x1="15.381cm" svg:y1="8.7cm" svg:x2="14.188cm" svg:y2="8.8cm">
                  <text:p/>
                </draw:line>
                <draw:line draw:style-name="gr35" draw:text-style-name="P18" draw:layer="layout" svg:x1="15.381cm" svg:y1="9.1cm" svg:x2="14.188cm" svg:y2="9cm">
                  <text:p/>
                </draw:line>
                <draw:line draw:style-name="gr35" draw:text-style-name="P18" draw:layer="layout" svg:x1="15.381cm" svg:y1="8.9cm" svg:x2="14.188cm" svg:y2="9cm">
                  <text:p/>
                </draw:line>
                <draw:line draw:style-name="gr35" draw:text-style-name="P18" draw:layer="layout" svg:x1="15.381cm" svg:y1="8.5cm" svg:x2="14.188cm" svg:y2="8.4cm">
                  <text:p/>
                </draw:line>
                <draw:line draw:style-name="gr35" draw:text-style-name="P18" draw:layer="layout" svg:x1="15.381cm" svg:y1="8.3cm" svg:x2="14.188cm" svg:y2="8.4cm">
                  <text:p/>
                </draw:line>
                <draw:line draw:style-name="gr36" draw:text-style-name="P18" draw:layer="layout" svg:x1="15.388cm" svg:y1="9.5cm" svg:x2="14.195cm" svg:y2="9.4cm">
                  <text:p/>
                </draw:line>
                <draw:line draw:style-name="gr36" draw:text-style-name="P18" draw:layer="layout" svg:x1="15.388cm" svg:y1="9.3cm" svg:x2="14.195cm" svg:y2="9.4cm">
                  <text:p/>
                </draw:line>
                <draw:line draw:style-name="gr36" draw:text-style-name="P18" draw:layer="layout" svg:x1="15.388cm" svg:y1="9.7cm" svg:x2="14.195cm" svg:y2="9.6cm">
                  <text:p/>
                </draw:line>
                <draw:line draw:style-name="gr36" draw:text-style-name="P18" draw:layer="layout" svg:x1="15.388cm" svg:y1="9.5cm" svg:x2="14.195cm" svg:y2="9.6cm">
                  <text:p/>
                </draw:line>
                <draw:line draw:style-name="gr36" draw:text-style-name="P18" draw:layer="layout" svg:x1="15.388cm" svg:y1="9.9cm" svg:x2="14.195cm" svg:y2="9.8cm">
                  <text:p/>
                </draw:line>
                <draw:line draw:style-name="gr36" draw:text-style-name="P18" draw:layer="layout" svg:x1="15.388cm" svg:y1="9.7cm" svg:x2="14.195cm" svg:y2="9.8cm">
                  <text:p/>
                </draw:line>
                <draw:line draw:style-name="gr35" draw:text-style-name="P18" draw:layer="layout" svg:x1="15.388cm" svg:y1="9.3cm" svg:x2="14.195cm" svg:y2="9.2cm">
                  <text:p/>
                </draw:line>
                <draw:line draw:style-name="gr35" draw:text-style-name="P18" draw:layer="layout" svg:x1="15.388cm" svg:y1="9.1cm" svg:x2="14.195cm" svg:y2="9.2cm">
                  <text:p/>
                </draw:line>
              </draw:g>
            </draw:g>
            <draw:g>
              <draw:line draw:style-name="gr37" draw:text-style-name="P18" draw:layer="layout" svg:x1="14.388cm" svg:y1="6.1cm" svg:x2="14.78cm" svg:y2="6cm">
                <text:p/>
              </draw:line>
              <draw:line draw:style-name="gr38" draw:text-style-name="P18" draw:layer="layout" svg:x1="14.388cm" svg:y1="10.4cm" svg:x2="14.788cm" svg:y2="10.5cm">
                <text:p/>
              </draw:line>
              <draw:line draw:style-name="gr38" draw:text-style-name="P18" draw:layer="layout" svg:x1="15.488cm" svg:y1="10.5cm" svg:x2="14.788cm" svg:y2="10.5cm">
                <text:p/>
              </draw:line>
            </draw:g>
          </draw:g>
          <draw:g>
            <draw:custom-shape draw:style-name="gr28" draw:text-style-name="P12" draw:layer="layout" svg:width="0.4cm" svg:height="0.4cm" draw:transform="rotate (-1.5707963267949) translate (15.307cm 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88cm 3.8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88cm 4.4cm)">
              <text:p/>
              <draw:enhanced-geometry svg:viewBox="0 0 21600 21600" draw:mirror-horizontal="true" draw:mirror-vertical="false" draw:type="rectangle" draw:enhanced-path="M 0 0 L 21600 0 21600 21600 0 21600 0 0 Z N"/>
            </draw:custom-shape>
            <draw:line draw:style-name="gr31" draw:text-style-name="P4" draw:layer="layout" svg:x1="15.288cm" svg:y1="4.023cm" svg:x2="15.288cm" svg:y2="3.802cm">
              <text:p/>
            </draw:line>
            <draw:custom-shape draw:style-name="gr30" draw:text-style-name="P4" draw:layer="layout" svg:width="0.8cm" svg:height="0.8cm" draw:transform="rotate (1.5707963267949) translate (14.888cm 4.4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88cm" svg:y="3.514cm">
              <text:p text:style-name="P14"><text:span text:style-name="T6">A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788cm" svg:y1="4.7cm" svg:x2="14.388cm" svg:y2="4.686cm">
            <text:p/>
          </draw:line>
          <draw:line draw:style-name="gr26" draw:text-style-name="P4" draw:layer="layout" svg:x1="14.788cm" svg:y1="5.4cm" svg:x2="14.788cm" svg:y2="4cm">
            <text:p/>
          </draw:line>
          <draw:g>
            <draw:custom-shape draw:style-name="gr28" draw:text-style-name="P12" draw:layer="layout" svg:width="0.2cm" svg:height="0.2cm" draw:transform="rotate (-1.5707963267949) translate (13.388cm 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8.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13.388cm 10.4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10.4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5" draw:text-style-name="P4" draw:layer="layout" svg:x1="12.988cm" svg:y1="11.5cm" svg:x2="9.988cm" svg:y2="11.5cm">
            <text:p/>
          </draw:line>
          <draw:line draw:style-name="gr5" draw:text-style-name="P4" draw:layer="layout" svg:x1="17.988cm" svg:y1="16.9cm" svg:x2="17.988cm" svg:y2="17.5cm">
            <text:p/>
          </draw:line>
          <draw:line draw:style-name="gr146" draw:text-style-name="P4" draw:layer="layout" svg:x1="9.488cm" svg:y1="17cm" svg:x2="9.488cm" svg:y2="11cm">
            <text:p/>
          </draw:line>
          <draw:line draw:style-name="gr146" draw:text-style-name="P4" draw:layer="layout" svg:x1="11.988cm" svg:y1="17cm" svg:x2="9.488cm" svg:y2="17cm">
            <text:p/>
          </draw:line>
          <draw:frame draw:style-name="standard" draw:layer="layout" svg:width="9.912cm" svg:height="3.215cm" svg:x="10.054cm" svg:y="20.53cm">
            <table:table table:template-name="default" table:use-first-row-styles="true" table:use-banding-rows-styles="true">
              <table:table-column table:style-name="co5"/>
              <table:table-column table:style-name="co6"/>
              <table:table-column table:style-name="co7"/>
              <table:table-column table:style-name="co7"/>
              <table:table-column table:style-name="co8"/>
              <table:table-row table:style-name="ro2" table:default-cell-style-name="ce1">
                <table:table-cell>
                  <text:p><text:span text:style-name="T19">M1</text:span></text:p>
                </table:table-cell>
                <table:table-cell>
                  <text:p text:style-name="P19"><text:span text:style-name="T19">M2</text:span></text:p>
                </table:table-cell>
                <table:table-cell>
                  <text:p text:style-name="P19"><text:span text:style-name="T19">M3</text:span></text:p>
                </table:table-cell>
                <table:table-cell>
                  <text:p text:style-name="P19"><text:span text:style-name="T19">M4</text:span></text:p>
                </table:table-cell>
                <table:table-cell>
                  <text:p text:style-name="P19"><text:span text:style-name="T19">Doel</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R</text:span></text:p>
                </table:table-cell>
                <table:table-cell>
                  <text:p text:style-name="P21"><text:span text:style-name="T14">Buffer2 verwarmen,Buffer3 koelen, WP uit</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verwarmen, Buffer3 verwarm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R</text:span></text:p>
                </table:table-cell>
                <table:table-cell>
                  <text:p text:style-name="P21"><text:span text:style-name="T14">Buffer2 dicht, Buffer3 koel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dicht, Buffer3 verwarmen, WP aan</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L</text:span></text:p>
                </table:table-cell>
                <table:table-cell>
                  <text:p text:style-name="P21"><text:span text:style-name="T14">Buffer2 naar primair WP, Buffer3 verwarmen</text:span></text:p>
                </table:table-cell>
              </table:table-row>
            </table:table>
            <draw:image xlink:href="Pictures/TablePreview6.svm" xlink:type="simple" xlink:show="embed" xlink:actuate="onLoad"/>
          </draw:frame>
          <draw:line draw:style-name="gr15" draw:text-style-name="P4" draw:layer="layout" svg:x1="20.488cm" svg:y1="15.5cm" svg:x2="20.888cm" svg:y2="15.5cm">
            <text:p/>
          </draw:line>
          <draw:line draw:style-name="gr5" draw:text-style-name="P4" draw:layer="layout" svg:x1="6.888cm" svg:y1="14.5cm" svg:x2="6.488cm" svg:y2="14.5cm">
            <text:p/>
          </draw:line>
          <draw:line draw:style-name="gr5" draw:text-style-name="P4" draw:layer="layout" svg:x1="5.088cm" svg:y1="16.8cm" svg:x2="5.388cm" svg:y2="16.8cm">
            <text:p/>
          </draw:line>
          <draw:line draw:style-name="gr5" draw:text-style-name="P4" draw:layer="layout" svg:x1="4.688cm" svg:y1="18cm" svg:x2="4.692cm" svg:y2="20.1cm">
            <text:p/>
          </draw:line>
          <draw:line draw:style-name="gr5" draw:text-style-name="P4" draw:layer="layout" svg:x1="4.688cm" svg:y1="17.2cm" svg:x2="4.688cm" svg:y2="17.9cm">
            <text:p/>
          </draw:line>
          <draw:line draw:style-name="gr39" draw:text-style-name="P23" draw:layer="layout" svg:x1="4.688cm" svg:y1="17.9cm" svg:x2="4.888cm" svg:y2="17.9cm">
            <text:p text:style-name="P22">`</text:p>
          </draw:line>
          <draw:line draw:style-name="gr5" draw:text-style-name="P4" draw:layer="layout" svg:x1="4.688cm" svg:y1="14.5cm" svg:x2="4.688cm" svg:y2="16.4cm">
            <text:p/>
          </draw:line>
          <draw:line draw:style-name="gr5" draw:text-style-name="P4" draw:layer="layout" svg:x1="4.688cm" svg:y1="14.5cm" svg:x2="5.888cm" svg:y2="14.5cm">
            <text:p/>
          </draw:line>
          <draw:line draw:style-name="gr40" draw:text-style-name="P4" draw:layer="layout" svg:x1="4.688cm" svg:y1="14.5cm" svg:x2="6.288cm" svg:y2="14.5cm">
            <text:p/>
          </draw:line>
          <draw:line draw:style-name="gr40" draw:text-style-name="P4" draw:layer="layout" svg:x1="4.688cm" svg:y1="16.4cm" svg:x2="4.688cm" svg:y2="14.5cm">
            <text:p/>
          </draw:line>
          <draw:line draw:style-name="gr40" draw:text-style-name="P4" draw:layer="layout" svg:x1="4.688cm" svg:y1="17.9cm" svg:x2="4.988cm" svg:y2="17.9cm">
            <text:p/>
          </draw:line>
          <draw:line draw:style-name="gr5" draw:text-style-name="P4" draw:layer="layout" svg:x1="5.388cm" svg:y1="17.5cm" svg:x2="5.388cm" svg:y2="16.8cm">
            <text:p/>
          </draw:line>
          <draw:line draw:style-name="gr5" draw:text-style-name="P4" draw:layer="layout" svg:x1="6.288cm" svg:y1="17.9cm" svg:x2="5.788cm" svg:y2="17.9cm">
            <text:p/>
          </draw:line>
          <draw:line draw:style-name="gr5" draw:text-style-name="P4" draw:layer="layout" svg:x1="6.288cm" svg:y1="15cm" svg:x2="6.288cm" svg:y2="17.9cm">
            <text:p/>
          </draw:line>
          <draw:line draw:style-name="gr41" draw:text-style-name="P4" draw:layer="layout" svg:x1="6.888cm" svg:y1="15cm" svg:x2="6.288cm" svg:y2="15cm">
            <text:p/>
          </draw:line>
          <draw:line draw:style-name="gr10" draw:text-style-name="P4" draw:layer="layout" svg:x1="11.988cm" svg:y1="11cm" svg:x2="23.488cm" svg:y2="11cm">
            <text:p/>
          </draw:line>
          <draw:line draw:style-name="gr130" draw:text-style-name="P4" draw:layer="layout" svg:x1="17.988cm" svg:y1="12.1cm" svg:x2="20.488cm" svg:y2="12.1cm">
            <text:p/>
          </draw:line>
          <draw:line draw:style-name="gr42" draw:text-style-name="P4" draw:layer="layout" svg:x1="21.388cm" svg:y1="19.1cm" svg:x2="21.388cm" svg:y2="18.1cm">
            <text:p/>
          </draw:line>
          <draw:g>
            <draw:custom-shape draw:style-name="gr43" draw:text-style-name="P24" draw:layer="layout" svg:width="12.922cm" svg:height="1.7cm" svg:x="7.727cm" svg:y="18.4cm">
              <text:p/>
              <draw:enhanced-geometry svg:viewBox="0 0 21600 21600" draw:mirror-horizontal="false" draw:mirror-vertical="false" draw:type="rectangle" draw:enhanced-path="M 0 0 L 21600 0 21600 21600 0 21600 0 0 Z N"/>
            </draw:custom-shape>
            <draw:custom-shape draw:style-name="gr44" draw:text-style-name="P26" draw:layer="layout" svg:width="12.922cm" svg:height="0.5cm" svg:x="7.727cm" svg:y="19.6cm">
              <text:p text:style-name="P25"><text:span text:style-name="T11">1</text:span></text:p>
              <draw:enhanced-geometry svg:viewBox="0 0 21600 21600" draw:mirror-horizontal="false" draw:mirror-vertical="false" draw:type="rectangle" draw:enhanced-path="M 0 0 L 21600 0 21600 21600 0 21600 0 0 Z N"/>
            </draw:custom-shape>
            <draw:custom-shape draw:style-name="gr45" draw:text-style-name="P27" draw:layer="layout" svg:width="13.4cm" svg:height="0.201cm" svg:x="7.488cm" svg:y="19.199cm">
              <text:p/>
              <draw:enhanced-geometry svg:viewBox="0 0 21600 21600" draw:mirror-horizontal="false" draw:mirror-vertical="false" draw:type="rectangle" draw:enhanced-path="M 0 0 L 21600 0 21600 21600 0 21600 0 0 Z N"/>
            </draw:custom-shape>
            <draw:custom-shape draw:style-name="gr46" draw:text-style-name="P28" draw:layer="layout" svg:width="12.922cm" svg:height="0.6cm" svg:x="7.727cm" svg:y="18.4cm">
              <text:p text:style-name="P25"><text:span text:style-name="T11">3</text:span></text:p>
              <draw:enhanced-geometry svg:viewBox="0 0 21600 21600" draw:mirror-horizontal="false" draw:mirror-vertical="false" draw:type="rectangle" draw:enhanced-path="M 0 0 L 21600 0 21600 21600 0 21600 0 0 Z N"/>
            </draw:custom-shape>
            <draw:custom-shape draw:style-name="gr47" draw:text-style-name="P6" draw:layer="layout" svg:width="0.477cm" svg:height="0.5cm" svg:x="16.997cm" svg:y="19.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6cm" svg:height="0.4cm" svg:x="8.412cm" svg:y="18.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8cm" svg:height="0.4cm" svg:x="17.299cm" svg:y="18.5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6.288cm" svg:y1="17.9cm" svg:x2="6.288cm" svg:y2="20.6cm">
            <text:p/>
          </draw:line>
          <draw:line draw:style-name="gr5" draw:text-style-name="P4" draw:layer="layout" svg:x1="4.688cm" svg:y1="20.6cm" svg:x2="4.688cm" svg:y2="20.1cm">
            <text:p/>
          </draw:line>
          <draw:line draw:style-name="gr49" draw:text-style-name="P4" draw:layer="layout" svg:x1="8.288cm" svg:y1="18.7cm" svg:x2="15.888cm" svg:y2="18.9cm">
            <text:p/>
          </draw:line>
          <draw:line draw:style-name="gr41" draw:text-style-name="P4" draw:layer="layout" svg:x1="15.888cm" svg:y1="18.9cm" svg:x2="18.888cm" svg:y2="18.7cm">
            <text:p/>
          </draw:line>
          <draw:g>
            <draw:custom-shape draw:style-name="gr50" draw:text-style-name="P30" draw:layer="layout" svg:width="5.5cm" svg:height="3.2cm" svg:x="2.888cm" svg:y="21cm">
              <text:p text:style-name="P29"><text:span text:style-name="T12">2 <text:s text:c="3"/>2</text:span></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3.132cm" svg:y="21.2cm">
              <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5.944cm" svg:y="21.2cm">
              <text:p/>
              <draw:enhanced-geometry svg:viewBox="0 0 21600 21600" draw:mirror-horizontal="false" draw:mirror-vertical="false" draw:type="rectangle" draw:enhanced-path="M 0 0 L 21600 0 21600 21600 0 21600 0 0 Z N"/>
            </draw:custom-shape>
            <draw:custom-shape draw:style-name="gr48" draw:text-style-name="P6" draw:layer="layout" svg:width="0.4cm" svg:height="0.4cm" svg:x="5.388cm" svg:y="2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6" draw:text-style-name="P18" draw:layer="layout" svg:x1="6.988cm" svg:y1="23.3cm" svg:x2="7.784cm" svg:y2="23.3cm">
                <text:p/>
              </draw:line>
            </draw:g>
            <draw:g>
              <draw:line draw:style-name="gr35" draw:text-style-name="P18" draw:layer="layout" svg:x1="6.695cm" svg:y1="22cm" svg:x2="7.888cm" svg:y2="21.9cm">
                <text:p/>
              </draw:line>
              <draw:line draw:style-name="gr35" draw:text-style-name="P18" draw:layer="layout" svg:x1="6.695cm" svg:y1="21.8cm" svg:x2="7.888cm" svg:y2="21.9cm">
                <text:p/>
              </draw:line>
              <draw:line draw:style-name="gr36" draw:text-style-name="P18" draw:layer="layout" svg:x1="6.691cm" svg:y1="23.2cm" svg:x2="7.287cm" svg:y2="23.3cm">
                <text:p/>
              </draw:line>
              <draw:line draw:style-name="gr35" draw:text-style-name="P18" draw:layer="layout" svg:x1="6.695cm" svg:y1="22.2cm" svg:x2="7.888cm" svg:y2="22.1cm">
                <text:p/>
              </draw:line>
              <draw:line draw:style-name="gr35" draw:text-style-name="P18" draw:layer="layout" svg:x1="6.695cm" svg:y1="22cm" svg:x2="7.888cm" svg:y2="22.1cm">
                <text:p/>
              </draw:line>
              <draw:line draw:style-name="gr35" draw:text-style-name="P18" draw:layer="layout" svg:x1="6.695cm" svg:y1="22.4cm" svg:x2="7.888cm" svg:y2="22.3cm">
                <text:p/>
              </draw:line>
              <draw:line draw:style-name="gr35" draw:text-style-name="P18" draw:layer="layout" svg:x1="6.695cm" svg:y1="22.2cm" svg:x2="7.888cm" svg:y2="22.3cm">
                <text:p/>
              </draw:line>
              <draw:line draw:style-name="gr35" draw:text-style-name="P18" draw:layer="layout" svg:x1="6.695cm" svg:y1="21.8cm" svg:x2="7.888cm" svg:y2="21.7cm">
                <text:p/>
              </draw:line>
              <draw:line draw:style-name="gr35" draw:text-style-name="P18" draw:layer="layout" svg:x1="6.695cm" svg:y1="21.6cm" svg:x2="7.888cm" svg:y2="21.7cm">
                <text:p/>
              </draw:line>
              <draw:line draw:style-name="gr36" draw:text-style-name="P18" draw:layer="layout" svg:x1="6.688cm" svg:y1="22.8cm" svg:x2="7.881cm" svg:y2="22.7cm">
                <text:p/>
              </draw:line>
              <draw:line draw:style-name="gr36" draw:text-style-name="P18" draw:layer="layout" svg:x1="6.688cm" svg:y1="22.6cm" svg:x2="7.881cm" svg:y2="22.7cm">
                <text:p/>
              </draw:line>
              <draw:line draw:style-name="gr36" draw:text-style-name="P18" draw:layer="layout" svg:x1="6.688cm" svg:y1="23cm" svg:x2="7.881cm" svg:y2="22.9cm">
                <text:p/>
              </draw:line>
              <draw:line draw:style-name="gr36" draw:text-style-name="P18" draw:layer="layout" svg:x1="6.688cm" svg:y1="22.8cm" svg:x2="7.881cm" svg:y2="22.9cm">
                <text:p/>
              </draw:line>
              <draw:line draw:style-name="gr36" draw:text-style-name="P18" draw:layer="layout" svg:x1="6.688cm" svg:y1="23.2cm" svg:x2="7.881cm" svg:y2="23.1cm">
                <text:p/>
              </draw:line>
              <draw:line draw:style-name="gr36" draw:text-style-name="P18" draw:layer="layout" svg:x1="6.688cm" svg:y1="23cm" svg:x2="7.881cm" svg:y2="23.1cm">
                <text:p/>
              </draw:line>
              <draw:line draw:style-name="gr35" draw:text-style-name="P18" draw:layer="layout" svg:x1="6.688cm" svg:y1="22.6cm" svg:x2="7.881cm" svg:y2="22.5cm">
                <text:p/>
              </draw:line>
              <draw:line draw:style-name="gr35" draw:text-style-name="P18" draw:layer="layout" svg:x1="6.688cm" svg:y1="22.4cm" svg:x2="7.881cm" svg:y2="22.5cm">
                <text:p/>
              </draw:line>
            </draw:g>
            <draw:g>
              <draw:line draw:style-name="gr35" draw:text-style-name="P18" draw:layer="layout" svg:x1="4.481cm" svg:y1="22cm" svg:x2="3.288cm" svg:y2="21.9cm">
                <text:p/>
              </draw:line>
              <draw:line draw:style-name="gr35" draw:text-style-name="P18" draw:layer="layout" svg:x1="4.481cm" svg:y1="21.8cm" svg:x2="3.288cm" svg:y2="21.9cm">
                <text:p/>
              </draw:line>
              <draw:line draw:style-name="gr36" draw:text-style-name="P18" draw:layer="layout" svg:x1="4.485cm" svg:y1="23.2cm" svg:x2="3.889cm" svg:y2="23.3cm">
                <text:p/>
              </draw:line>
              <draw:line draw:style-name="gr35" draw:text-style-name="P18" draw:layer="layout" svg:x1="4.481cm" svg:y1="22.2cm" svg:x2="3.288cm" svg:y2="22.1cm">
                <text:p/>
              </draw:line>
              <draw:line draw:style-name="gr35" draw:text-style-name="P18" draw:layer="layout" svg:x1="4.481cm" svg:y1="22cm" svg:x2="3.288cm" svg:y2="22.1cm">
                <text:p/>
              </draw:line>
              <draw:line draw:style-name="gr35" draw:text-style-name="P18" draw:layer="layout" svg:x1="4.481cm" svg:y1="22.4cm" svg:x2="3.288cm" svg:y2="22.3cm">
                <text:p/>
              </draw:line>
              <draw:line draw:style-name="gr35" draw:text-style-name="P18" draw:layer="layout" svg:x1="4.481cm" svg:y1="22.2cm" svg:x2="3.288cm" svg:y2="22.3cm">
                <text:p/>
              </draw:line>
              <draw:line draw:style-name="gr35" draw:text-style-name="P18" draw:layer="layout" svg:x1="4.481cm" svg:y1="21.8cm" svg:x2="3.288cm" svg:y2="21.7cm">
                <text:p/>
              </draw:line>
              <draw:line draw:style-name="gr35" draw:text-style-name="P18" draw:layer="layout" svg:x1="4.481cm" svg:y1="21.6cm" svg:x2="3.288cm" svg:y2="21.7cm">
                <text:p/>
              </draw:line>
              <draw:line draw:style-name="gr36" draw:text-style-name="P18" draw:layer="layout" svg:x1="4.488cm" svg:y1="22.8cm" svg:x2="3.295cm" svg:y2="22.7cm">
                <text:p/>
              </draw:line>
              <draw:line draw:style-name="gr36" draw:text-style-name="P18" draw:layer="layout" svg:x1="4.488cm" svg:y1="22.6cm" svg:x2="3.295cm" svg:y2="22.7cm">
                <text:p/>
              </draw:line>
              <draw:line draw:style-name="gr36" draw:text-style-name="P18" draw:layer="layout" svg:x1="4.488cm" svg:y1="23cm" svg:x2="3.295cm" svg:y2="22.9cm">
                <text:p/>
              </draw:line>
              <draw:line draw:style-name="gr36" draw:text-style-name="P18" draw:layer="layout" svg:x1="4.488cm" svg:y1="22.8cm" svg:x2="3.295cm" svg:y2="22.9cm">
                <text:p/>
              </draw:line>
              <draw:line draw:style-name="gr36" draw:text-style-name="P18" draw:layer="layout" svg:x1="4.488cm" svg:y1="23.2cm" svg:x2="3.295cm" svg:y2="23.1cm">
                <text:p/>
              </draw:line>
              <draw:line draw:style-name="gr36" draw:text-style-name="P18" draw:layer="layout" svg:x1="4.488cm" svg:y1="23cm" svg:x2="3.295cm" svg:y2="23.1cm">
                <text:p/>
              </draw:line>
              <draw:line draw:style-name="gr35" draw:text-style-name="P18" draw:layer="layout" svg:x1="4.488cm" svg:y1="22.6cm" svg:x2="3.295cm" svg:y2="22.5cm">
                <text:p/>
              </draw:line>
              <draw:line draw:style-name="gr35" draw:text-style-name="P18" draw:layer="layout" svg:x1="4.488cm" svg:y1="22.4cm" svg:x2="3.295cm" svg:y2="22.5cm">
                <text:p/>
              </draw:line>
            </draw:g>
            <draw:custom-shape draw:style-name="gr48" draw:text-style-name="P6" draw:layer="layout" svg:width="0.4cm" svg:height="0.4cm" svg:x="5.488cm" svg:y="23.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2" draw:text-style-name="P32" draw:layer="layout" svg:width="36cm" svg:height="22cm" svg:x="2.488cm" svg:y="2.5cm">
            <text:p/>
            <draw:enhanced-geometry svg:viewBox="0 0 21600 21600" draw:mirror-horizontal="false" draw:mirror-vertical="false" draw:type="rectangle" draw:enhanced-path="M 0 0 L 21600 0 21600 21600 0 21600 0 0 Z N"/>
          </draw:custom-shape>
          <draw:line draw:style-name="gr41" draw:text-style-name="P4" draw:layer="layout" svg:x1="17.988cm" svg:y1="18.5cm" svg:x2="18.788cm" svg:y2="18.7cm">
            <text:p/>
          </draw:line>
          <draw:frame draw:style-name="gr54" draw:text-style-name="P33" draw:layer="layout" svg:width="2.5cm" svg:height="0.963cm" svg:x="20.488cm" svg:y="13.5cm">
            <draw:text-box>
              <text:p text:style-name="P22"><text:span text:style-name="T13">Warmtepomp 4kW</text:span></text:p>
            </draw:text-box>
          </draw:frame>
          <draw:frame draw:style-name="gr55" draw:text-style-name="P34" draw:layer="layout" svg:width="0.502cm" svg:height="1.195cm" svg:x="24.488cm" svg:y="10.2cm">
            <draw:text-box>
              <text:p/>
            </draw:text-box>
          </draw:frame>
          <draw:g>
            <draw:custom-shape draw:style-name="gr28" draw:text-style-name="P12" draw:layer="layout" svg:width="0.4cm" svg:height="0.4cm" draw:transform="rotate (-3.14159265358979) translate (21.588cm 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0.988cm 19.9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188cm" svg:y="1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6" draw:text-style-name="P4" draw:layer="layout" svg:x1="4.688cm" svg:y1="23.3cm" svg:x2="4.688cm" svg:y2="20.1cm">
            <text:p/>
          </draw:line>
          <draw:line draw:style-name="gr57" draw:text-style-name="P4" draw:layer="layout" svg:x1="4.988cm" svg:y1="21.6cm" svg:x2="4.988cm" svg:y2="20.3cm">
            <text:p/>
          </draw:line>
          <draw:line draw:style-name="gr58" draw:text-style-name="P4" draw:layer="layout" svg:x1="19.088cm" svg:y1="19.8cm" svg:x2="15.888cm" svg:y2="20cm">
            <text:p/>
          </draw:line>
          <draw:line draw:style-name="gr59" draw:text-style-name="P4" draw:layer="layout" svg:x1="15.888cm" svg:y1="20cm" svg:x2="8.788cm" svg:y2="19.8cm">
            <text:p/>
          </draw:line>
          <draw:line draw:style-name="gr60" draw:text-style-name="P23" draw:layer="layout" svg:x1="0.488cm" svg:y1="5.5cm" svg:x2="2.488cm" svg:y2="5.5cm">
            <text:p text:style-name="P22">100</text:p>
          </draw:line>
          <draw:frame draw:style-name="gr61" draw:text-style-name="P34" draw:layer="layout" svg:width="0.502cm" svg:height="1.187cm" svg:x="0.788cm" svg:y="7.4cm">
            <draw:text-box>
              <text:p/>
            </draw:text-box>
          </draw:frame>
          <draw:line draw:style-name="gr62" draw:text-style-name="P23" draw:layer="layout" svg:x1="0.488cm" svg:y1="7.5cm" svg:x2="2.488cm" svg:y2="7.5cm">
            <text:p text:style-name="P22">50</text:p>
          </draw:line>
          <draw:line draw:style-name="gr63" draw:text-style-name="P23" draw:layer="layout" svg:x1="0.488cm" svg:y1="6.5cm" svg:x2="2.488cm" svg:y2="6.5cm">
            <text:p text:style-name="P22">80</text:p>
          </draw:line>
          <draw:line draw:style-name="gr64" draw:text-style-name="P23" draw:layer="layout" svg:x1="0.488cm" svg:y1="8.5cm" svg:x2="2.488cm" svg:y2="8.5cm">
            <text:p text:style-name="P22">40</text:p>
          </draw:line>
          <draw:line draw:style-name="gr65" draw:text-style-name="P23" draw:layer="layout" svg:x1="0.488cm" svg:y1="10.5cm" svg:x2="2.488cm" svg:y2="10.5cm">
            <text:p text:style-name="P22">20</text:p>
          </draw:line>
          <draw:line draw:style-name="gr66" draw:text-style-name="P23" draw:layer="layout" svg:x1="0.488cm" svg:y1="9.5cm" svg:x2="2.488cm" svg:y2="9.5cm">
            <text:p text:style-name="P22">30</text:p>
          </draw:line>
          <draw:line draw:style-name="gr67" draw:text-style-name="P23" draw:layer="layout" svg:x1="0.488cm" svg:y1="11.5cm" svg:x2="2.488cm" svg:y2="11.5cm">
            <text:p text:style-name="P22">15</text:p>
          </draw:line>
          <draw:line draw:style-name="gr68" draw:text-style-name="P23" draw:layer="layout" svg:x1="0.488cm" svg:y1="13.5cm" svg:x2="2.488cm" svg:y2="13.5cm">
            <text:p text:style-name="P22">5</text:p>
          </draw:line>
          <draw:line draw:style-name="gr69" draw:text-style-name="P23" draw:layer="layout" svg:x1="0.488cm" svg:y1="12.5cm" svg:x2="2.488cm" svg:y2="12.5cm">
            <text:p text:style-name="P22">10</text:p>
          </draw:line>
          <draw:line draw:style-name="gr56" draw:text-style-name="P4" draw:layer="layout" svg:x1="6.588cm" svg:y1="23.3cm" svg:x2="6.588cm" svg:y2="20.1cm">
            <text:p/>
          </draw:line>
          <draw:line draw:style-name="gr70" draw:text-style-name="P4" draw:layer="layout" svg:x1="6.588cm" svg:y1="20.4cm" svg:x2="6.588cm" svg:y2="20.1cm">
            <text:p/>
          </draw:line>
          <draw:g>
            <draw:custom-shape draw:style-name="gr108" draw:text-style-name="P45" draw:layer="layout" svg:width="0.64cm" svg:height="0.896cm" svg:x="21.315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9" draw:text-style-name="P46" draw:layer="layout" svg:width="0.32cm" svg:height="1.6cm" svg:x="22.268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2.588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svg:x="20.988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1.308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10" draw:text-style-name="P47" draw:layer="layout" svg:width="0.641cm" svg:height="0.896cm" svg:x="21.583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1" draw:text-style-name="P48" draw:layer="layout" svg:width="0.3cm" svg:height="1.2cm" svg:x="21.588cm" svg:y="14.5cm">
              <text:p/>
              <draw:enhanced-geometry svg:viewBox="0 0 640 861" draw:mirror-horizontal="true" draw:mirror-vertical="false" draw:text-areas="257 295 414 566" draw:type="non-primitive" draw:enhanced-path="M 640 233 L 221 293 506 12 367 0 29 406 431 347 145 645 99 520 0 861 326 765 209 711 640 233 640 233 Z N"/>
            </draw:custom-shape>
          </draw:g>
          <draw:line draw:style-name="gr71" draw:text-style-name="P4" draw:layer="layout" svg:x1="6.588cm" svg:y1="20.1cm" svg:x2="4.688cm" svg:y2="20.1cm">
            <text:p/>
          </draw:line>
          <draw:custom-shape draw:style-name="gr48" draw:text-style-name="P6" draw:layer="layout" svg:width="0.4cm" svg:height="0.4cm" svg:x="22.488cm" svg:y="13.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22.988cm" svg:y1="11.5cm" svg:x2="12.988cm" svg:y2="11.5cm">
            <text:p/>
          </draw:line>
          <draw:line draw:style-name="gr72" draw:text-style-name="P4" draw:layer="layout" svg:x1="21.588cm" svg:y1="20.9cm" svg:x2="21.588cm" svg:y2="22cm">
            <text:p/>
          </draw:line>
          <draw:g>
            <draw:custom-shape draw:style-name="gr28" draw:text-style-name="P12" draw:layer="layout" svg:width="0.4cm" svg:height="0.4cm" draw:transform="rotate (-3.14159265358979) translate (21.788cm 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1.188cm 21.1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388cm" svg:y="2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73" draw:text-style-name="P4" draw:layer="layout" svg:x1="6.288cm" svg:y1="21.6cm" svg:x2="7.888cm" svg:y2="21.6cm">
            <text:p/>
          </draw:line>
          <draw:line draw:style-name="gr73" draw:text-style-name="P4" draw:layer="layout" svg:x1="3.388cm" svg:y1="21.6cm" svg:x2="4.988cm" svg:y2="21.6cm">
            <text:p/>
          </draw:line>
          <draw:line draw:style-name="gr74" draw:text-style-name="P4" draw:layer="layout" svg:x1="6.588cm" svg:y1="23.3cm" svg:x2="7.888cm" svg:y2="23.3cm">
            <text:p/>
          </draw:line>
          <draw:line draw:style-name="gr74" draw:text-style-name="P4" draw:layer="layout" svg:x1="3.388cm" svg:y1="23.3cm" svg:x2="4.688cm" svg:y2="23.3cm">
            <text:p/>
          </draw:line>
          <draw:line draw:style-name="gr59" draw:text-style-name="P4" draw:layer="layout" svg:x1="13.988cm" svg:y1="13cm" svg:x2="13.988cm" svg:y2="15.5cm">
            <text:p/>
          </draw:line>
          <draw:line draw:style-name="gr58" draw:text-style-name="P4" draw:layer="layout" svg:x1="16.488cm" svg:y1="19.7cm" svg:x2="18.988cm" svg:y2="19.8cm">
            <text:p/>
          </draw:line>
          <draw:g>
            <draw:custom-shape draw:style-name="gr29" draw:text-style-name="P12" draw:layer="layout" svg:width="0.4cm" svg:height="0.4cm" draw:transform="rotate (-3.14159265358979) translate (23.188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3.188cm" svg:y1="13.8cm" svg:x2="22.788cm" svg:y2="13.8cm">
              <text:p/>
            </draw:line>
            <draw:custom-shape draw:style-name="gr30" draw:text-style-name="P4" draw:layer="layout" svg:width="0.8cm" svg:height="0.8cm" draw:transform="rotate (1.5707963267949) translate (22.588cm 14.4cm)">
              <text:p/>
              <draw:enhanced-geometry svg:viewBox="0 0 21600 21600" draw:mirror-horizontal="true" draw:mirror-vertical="true" draw:type="rectangle" draw:enhanced-path="M 0 0 L 21600 0 21600 21600 0 21600 0 0 Z N"/>
            </draw:custom-shape>
          </draw:g>
          <draw:polygon draw:style-name="gr75" draw:text-style-name="P4" draw:layer="layout" svg:width="0cm" svg:height="0cm" svg:x="4.692cm" svg:y="19.1cm" svg:viewBox="0 0 0 0" draw:points="0,0">
            <text:p/>
          </draw:polygon>
          <draw:polygon draw:style-name="gr76" draw:text-style-name="P4" draw:layer="layout" svg:width="0cm" svg:height="0cm" svg:x="4.692cm" svg:y="17.9cm" svg:viewBox="0 0 0 0" draw:points="0,0">
            <text:p/>
          </draw:polygon>
          <draw:custom-shape draw:style-name="gr77" draw:text-style-name="P4" draw:layer="layout" svg:width="3.1cm" svg:height="7.6cm" svg:x="3.788cm" svg:y="12.2cm">
            <text:p/>
            <draw:enhanced-geometry svg:viewBox="0 0 21600 21600" draw:mirror-vertical="false" draw:mirror-horizontal="false" draw:type="rectangle" draw:enhanced-path="M 0 0 L 21600 0 21600 21600 0 21600 0 0 Z N"/>
          </draw:custom-shape>
          <draw:line draw:style-name="gr40" draw:text-style-name="P4" draw:layer="layout" svg:x1="4.688cm" svg:y1="17.9cm" svg:x2="4.688cm" svg:y2="20.3cm">
            <text:p/>
          </draw:line>
          <draw:line draw:style-name="gr40" draw:text-style-name="P4" draw:layer="layout" svg:x1="4.988cm" svg:y1="20.3cm" svg:x2="6.288cm" svg:y2="20.3cm">
            <text:p/>
          </draw:line>
          <draw:line draw:style-name="gr57" draw:text-style-name="P4" draw:layer="layout" svg:x1="6.288cm" svg:y1="21.6cm" svg:x2="6.288cm" svg:y2="20.3cm">
            <text:p/>
          </draw:line>
          <draw:custom-shape draw:style-name="gr78" draw:text-style-name="P6" draw:layer="layout" svg:width="0.4cm" svg:height="0.384cm" svg:x="4.888cm" svg:y="14.2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6" draw:layer="layout" svg:width="0.4cm" svg:height="0.384cm" svg:x="6.288cm" svg:y="19.11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4.088cm" svg:y="19.3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6" draw:text-style-name="P4" draw:layer="layout" svg:x1="9.488cm" svg:y1="11cm" svg:x2="11.988cm" svg:y2="11cm">
            <text:p/>
          </draw:line>
          <draw:custom-shape draw:style-name="gr132" draw:text-style-name="P4" draw:layer="layout" svg:width="3.5cm" svg:height="4.2cm" draw:transform="rotate (-1.5707963267949) translate (23.888cm 13.5cm)">
            <text:p/>
            <draw:enhanced-geometry svg:viewBox="0 0 21600 21600" draw:mirror-horizontal="true" draw:mirror-vertical="true" draw:type="rectangle" draw:enhanced-path="M 0 0 L 21600 0 21600 21600 0 21600 0 0 Z N"/>
          </draw:custom-shape>
          <draw:line draw:style-name="gr5" draw:text-style-name="P4" draw:layer="layout" svg:x1="11.988cm" svg:y1="11cm" svg:x2="11.988cm" svg:y2="11.5cm">
            <text:p/>
          </draw:line>
          <draw:line draw:style-name="gr112" draw:text-style-name="P4" draw:layer="layout" svg:x1="9.488cm" svg:y1="11cm" svg:x2="11.988cm" svg:y2="11cm">
            <text:p/>
          </draw:line>
          <draw:g>
            <draw:line draw:style-name="gr80" draw:text-style-name="P4" draw:layer="layout" svg:x1="17.088cm" svg:y1="6.9cm" svg:x2="17.088cm" svg:y2="8.7cm">
              <text:p/>
            </draw:line>
            <draw:line draw:style-name="gr81" draw:text-style-name="P4" draw:layer="layout" svg:x1="16.588cm" svg:y1="10.5cm" svg:x2="16.588cm" svg:y2="6.9cm">
              <text:p/>
            </draw:line>
            <draw:line draw:style-name="gr42" draw:text-style-name="P4" draw:layer="layout" svg:x1="21.188cm" svg:y1="9.3cm" svg:x2="19.088cm" svg:y2="9.3cm">
              <text:p/>
            </draw:line>
            <draw:line draw:style-name="gr80" draw:text-style-name="P4" draw:layer="layout" svg:x1="16.588cm" svg:y1="10.5cm" svg:x2="15.388cm" svg:y2="10.5cm">
              <text:p/>
            </draw:line>
            <draw:custom-shape draw:style-name="gr82" draw:text-style-name="P4" draw:layer="layout" svg:width="0.1cm" svg:height="1.6cm" svg:x="18.188cm" svg:y="7.7cm">
              <text:p/>
              <draw:enhanced-geometry svg:viewBox="0 0 21600 21600" draw:mirror-horizontal="true" draw:type="rectangle" draw:enhanced-path="M 0 0 L 21600 0 21600 21600 0 21600 0 0 Z N"/>
            </draw:custom-shape>
            <draw:line draw:style-name="gr83" draw:text-style-name="P4" draw:layer="layout" svg:x1="19.088cm" svg:y1="5.9cm" svg:x2="20.788cm" svg:y2="5.9cm">
              <text:p/>
            </draw:line>
            <draw:line draw:style-name="gr83" draw:text-style-name="P4" draw:layer="layout" svg:x1="17.488cm" svg:y1="5.9cm" svg:x2="17.488cm" svg:y2="8.7cm">
              <text:p/>
            </draw:line>
            <draw:line draw:style-name="gr80" draw:text-style-name="P4" draw:layer="layout" svg:x1="16.588cm" svg:y1="6.9cm" svg:x2="20.788cm" svg:y2="6.9cm">
              <text:p/>
            </draw:line>
            <draw:g>
              <draw:custom-shape draw:style-name="gr29" draw:text-style-name="P12" draw:layer="layout" svg:width="0.4cm" svg:height="0.4cm" draw:transform="rotate (-1.5707963267949) translate (21.588cm 5.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6.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1.5707963267949) translate (21.588cm 6.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7.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84" draw:text-style-name="P4" draw:layer="layout" svg:x1="18.188cm" svg:y1="9.3cm" svg:x2="19.088cm" svg:y2="9.3cm">
              <text:p/>
            </draw:line>
            <draw:g>
              <draw:custom-shape draw:style-name="gr29" draw:text-style-name="P35" draw:layer="layout" svg:width="0.4cm" svg:height="0.4cm" svg:x="16.397cm" svg:y="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0.4cm" svg:height="0.4cm" draw:transform="rotate (-1.5707963267949) translate (16.607cm 5.7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7" draw:layer="layout" svg:width="0.4cm" svg:height="0.4cm" draw:transform="rotate (-1.5707963267949) translate (16.988cm 5.709cm)">
                <text:p text:style-name="P36"><text:span text:style-name="T14">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6.988cm 6.286cm)">
                <text:p/>
                <draw:enhanced-geometry svg:viewBox="0 0 21600 21600" draw:mirror-horizontal="true" draw:mirror-vertical="false" draw:type="rectangle" draw:enhanced-path="M 0 0 L 21600 0 21600 21600 0 21600 0 0 Z N"/>
              </draw:custom-shape>
              <draw:line draw:style-name="gr31" draw:text-style-name="P4" draw:layer="layout" svg:x1="16.588cm" svg:y1="5.909cm" svg:x2="16.588cm" svg:y2="5.688cm">
                <text:p/>
              </draw:line>
              <draw:custom-shape draw:style-name="gr30" draw:text-style-name="P4" draw:layer="layout" svg:width="0.8cm" svg:height="0.8cm" draw:transform="rotate (1.5707963267949) translate (16.188cm 6.286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6.388cm" svg:y="5.4cm">
                <text:p text:style-name="P14"><text:span text:style-name="T6">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86" draw:text-style-name="P4" draw:layer="layout" svg:x1="19.088cm" svg:y1="5.9cm" svg:x2="16.988cm" svg:y2="5.9cm">
              <text:p/>
            </draw:line>
            <draw:line draw:style-name="gr80" draw:text-style-name="P4" draw:layer="layout" svg:x1="18.188cm" svg:y1="7.7cm" svg:x2="18.188cm" svg:y2="6.9cm">
              <text:p/>
            </draw:line>
            <draw:line draw:style-name="gr81" draw:text-style-name="P4" draw:layer="layout" svg:x1="16.588cm" svg:y1="6.9cm" svg:x2="16.588cm" svg:y2="6.3cm">
              <text:p/>
            </draw:line>
            <draw:frame draw:style-name="gr87" draw:text-style-name="P33" draw:layer="layout" svg:width="2.5cm" svg:height="0.607cm" svg:x="18.288cm" svg:y="9.5cm">
              <draw:text-box>
                <text:p text:style-name="P22"><text:span text:style-name="T13">kraanwater</text:span></text:p>
              </draw:text-box>
            </draw:frame>
            <draw:frame draw:style-name="gr54" draw:text-style-name="P33" draw:layer="layout" svg:width="1.7cm" svg:height="0.963cm" svg:x="18.488cm" svg:y="7.937cm">
              <draw:text-box>
                <text:p text:style-name="P22"><text:span text:style-name="T13">Douche</text:span></text:p>
                <text:p text:style-name="P22"><text:span text:style-name="T13">WTW</text:span></text:p>
              </draw:text-box>
            </draw:frame>
            <draw:frame draw:style-name="gr87" draw:text-style-name="P33" draw:layer="layout" svg:width="2.3cm" svg:height="0.607cm" svg:x="19.288cm" svg:y="6.1cm">
              <draw:text-box>
                <text:p text:style-name="P22"><text:span text:style-name="T13">Mengkraan</text:span></text:p>
              </draw:text-box>
            </draw:frame>
            <draw:custom-shape draw:style-name="gr88" draw:text-style-name="P4" draw:layer="layout" svg:width="2.8cm" svg:height="2cm" svg:x="19.088cm" svg:y="5.4cm">
              <text:p/>
              <draw:enhanced-geometry svg:viewBox="0 0 21600 21600" draw:type="rectangle" draw:enhanced-path="M 0 0 L 21600 0 21600 21600 0 21600 0 0 Z N"/>
            </draw:custom-shape>
            <draw:custom-shape draw:style-name="gr89" draw:text-style-name="P4" draw:layer="layout" svg:width="1.3cm" svg:height="4.1cm" svg:x="17.788cm" svg:y="5.4cm">
              <text:p/>
              <draw:enhanced-geometry svg:viewBox="0 0 21600 21600" draw:type="rectangle" draw:enhanced-path="M 0 0 L 21600 0 21600 21600 0 21600 0 0 Z N"/>
            </draw:custom-shape>
          </draw:g>
          <draw:line draw:style-name="gr90" draw:text-style-name="P4" draw:layer="layout" svg:x1="6.288cm" svg:y1="17.9cm" svg:x2="6.288cm" svg:y2="20.4cm">
            <text:p/>
          </draw:line>
          <draw:g>
            <draw:custom-shape draw:style-name="gr28" draw:text-style-name="P12" draw:layer="layout" svg:width="0.2cm" svg:height="0.205cm" draw:transform="rotate (-3.14159265358979) translate (4.788cm 19.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svg:x="4.588cm" svg:y="19.7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0" draw:text-style-name="P4" draw:layer="layout" svg:x1="6.288cm" svg:y1="17.9cm" svg:x2="5.588cm" svg:y2="17.9cm">
            <text:p/>
          </draw:line>
          <draw:g>
            <draw:custom-shape draw:style-name="gr28" draw:text-style-name="P12" draw:layer="layout" svg:width="0.4cm" svg:height="0.4cm" svg:x="4.488cm" svg:y="1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4.888cm" svg:y1="15.5cm" svg:x2="4.488cm" svg:y2="15.5cm">
              <text:p/>
            </draw:line>
            <draw:custom-shape draw:style-name="gr30" draw:text-style-name="P4" draw:layer="layout" svg:width="0.8cm" svg:height="0.8cm" draw:transform="rotate (-1.5707963267949) translate (5.088cm 15.3cm)">
              <text:p/>
              <draw:enhanced-geometry svg:viewBox="0 0 21600 21600" draw:mirror-horizontal="false" draw:mirror-vertical="false" draw:type="rectangle" draw:enhanced-path="M 0 0 L 21600 0 21600 21600 0 21600 0 0 Z N"/>
            </draw:custom-shape>
          </draw:g>
          <draw:g>
            <draw:custom-shape draw:style-name="gr29" draw:text-style-name="P12" draw:layer="layout" svg:width="0.4cm" svg:height="0.4cm" draw:transform="rotate (-1.5707963267949) translate (5.788cm 1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5.788cm 18.327cm)">
              <text:p/>
              <draw:enhanced-geometry svg:viewBox="0 0 21600 21600" draw:mirror-horizontal="true" draw:mirror-vertical="true" draw:type="rectangle" draw:enhanced-path="M 0 0 L 21600 0 21600 21600 0 21600 0 0 Z N"/>
            </draw:custom-shape>
            <draw:custom-shape draw:style-name="gr120" draw:text-style-name="P51" draw:layer="layout" svg:width="0.4cm" svg:height="0.4cm" draw:transform="rotate (-1.5707963267949) translate (5.388cm 17.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5.388cm" svg:y1="17.725cm" svg:x2="5.388cm" svg:y2="18.125cm">
              <text:p/>
            </draw:line>
            <draw:custom-shape draw:style-name="gr30" draw:text-style-name="P4" draw:layer="layout" svg:width="0.8cm" svg:height="0.8cm" draw:transform="rotate (1.5707963267949) translate (4.988cm 18.327cm)">
              <text:p/>
              <draw:enhanced-geometry svg:viewBox="0 0 21600 21600" draw:mirror-horizontal="true" draw:mirror-vertical="true" draw:type="rectangle" draw:enhanced-path="M 0 0 L 21600 0 21600 21600 0 21600 0 0 Z N"/>
            </draw:custom-shape>
            <draw:custom-shape draw:style-name="gr93" draw:text-style-name="P44" draw:layer="layout" svg:width="0.4cm" svg:height="0.4cm" svg:x="5.183cm" svg:y="18cm">
              <text:p text:style-name="P5"><text:span text:style-name="T4">M1</text:span></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5.188cm" svg:y="17.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3.14159265358979) translate (20.688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0.688cm" svg:y1="13.8cm" svg:x2="20.288cm" svg:y2="13.8cm">
              <text:p/>
            </draw:line>
            <draw:custom-shape draw:style-name="gr30" draw:text-style-name="P4" draw:layer="layout" svg:width="0.8cm" svg:height="0.8cm" draw:transform="rotate (1.5707963267949) translate (20.088cm 14.4cm)">
              <text:p/>
              <draw:enhanced-geometry svg:viewBox="0 0 21600 21600" draw:mirror-horizontal="true" draw:mirror-vertical="true" draw:type="rectangle" draw:enhanced-path="M 0 0 L 21600 0 21600 21600 0 21600 0 0 Z N"/>
            </draw:custom-shape>
          </draw:g>
          <draw:line draw:style-name="gr40" draw:text-style-name="P4" draw:layer="layout" svg:x1="4.688cm" svg:y1="17.9cm" svg:x2="4.688cm" svg:y2="17.2cm">
            <text:p/>
          </draw:line>
          <draw:line draw:style-name="gr40" draw:text-style-name="P4" draw:layer="layout" svg:x1="5.388cm" svg:y1="17.5cm" svg:x2="5.388cm" svg:y2="16.8cm">
            <text:p/>
          </draw:line>
          <draw:line draw:style-name="gr41" draw:text-style-name="P4" draw:layer="layout" svg:x1="6.888cm" svg:y1="14.5cm" svg:x2="6.288cm" svg:y2="14.5cm">
            <text:p/>
          </draw:line>
          <draw:line draw:style-name="gr40" draw:text-style-name="P4" draw:layer="layout" svg:x1="5.088cm" svg:y1="16.8cm" svg:x2="5.388cm" svg:y2="16.8cm">
            <text:p/>
          </draw:line>
          <draw:g>
            <draw:custom-shape draw:style-name="gr29" draw:text-style-name="P35" draw:layer="layout" svg:width="0.4cm" svg:height="0.4cm" draw:transform="rotate (1.5702727280193) translate (4.668cm 17.021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0690548142) translate (4.871cm 17.22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39" draw:layer="layout" svg:width="0.4cm" svg:height="0.4cm" draw:transform="rotate (-0.000523598775597623) translate (4.471cm 16.425cm)">
              <text:p text:style-name="P38"><text:span text:style-name="T15">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2" draw:text-style-name="P4" draw:layer="layout" svg:width="0.8cm" svg:height="0.795cm" draw:transform="rotate (-1.57131992557049) translate (5.088cm 16.451cm)">
              <text:p/>
              <draw:enhanced-geometry svg:viewBox="0 0 21600 21600" draw:mirror-horizontal="false" draw:mirror-vertical="true" draw:type="rectangle" draw:enhanced-path="M 0 0 L 21600 0 21600 21600 0 21600 0 0 Z N"/>
            </draw:custom-shape>
            <draw:line draw:style-name="gr31" draw:text-style-name="P4" draw:layer="layout" svg:x1="4.671cm" svg:y1="16.821cm" svg:x2="4.45cm" svg:y2="16.821cm">
              <text:p/>
            </draw:line>
            <draw:custom-shape draw:style-name="gr92" draw:text-style-name="P4" draw:layer="layout" svg:width="0.8cm" svg:height="0.795cm" draw:transform="rotate (3.14106905481419) translate (5.048cm 17.1cm)">
              <text:p/>
              <draw:enhanced-geometry svg:viewBox="0 0 21600 21600" draw:mirror-horizontal="false" draw:mirror-vertical="true" draw:type="rectangle" draw:enhanced-path="M 0 0 L 21600 0 21600 21600 0 21600 0 0 Z N"/>
            </draw:custom-shape>
            <draw:custom-shape draw:style-name="gr93" draw:text-style-name="P15" draw:layer="layout" svg:width="0.4cm" svg:height="0.4cm" draw:transform="rotate (-1.5702727280193) translate (4.533cm 16.613cm)">
              <text:p text:style-name="P14"><text:span text:style-name="T6">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41" draw:text-style-name="P4" draw:layer="layout" svg:x1="6.288cm" svg:y1="17.9cm" svg:x2="6.288cm" svg:y2="15cm">
            <text:p/>
          </draw:line>
          <draw:g>
            <draw:custom-shape draw:style-name="gr19" draw:text-style-name="P7" draw:layer="layout" svg:width="1cm" svg:height="1cm" draw:transform="rotate (1.5707963267949) translate (5.488cm 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draw:transform="rotate (-1.5707963267949) translate (6.388cm 14.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5.592cm" svg:y="14.1cm">
              <text:p text:style-name="P9"><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4" draw:layer="layout" svg:x1="14.988cm" svg:y1="19.8cm" svg:x2="14.988cm" svg:y2="18.051cm">
              <text:p/>
            </draw:line>
            <draw:line draw:style-name="gr133" draw:text-style-name="P4" draw:layer="layout" svg:x1="14.988cm" svg:y1="18cm" svg:x2="14.988cm" svg:y2="19.8cm">
              <text:p/>
            </draw:line>
            <draw:line draw:style-name="gr133" draw:text-style-name="P4" draw:layer="layout" svg:x1="15.088cm" svg:y1="18cm" svg:x2="15.088cm" svg:y2="19.8cm">
              <text:p/>
            </draw:line>
            <draw:line draw:style-name="gr133" draw:text-style-name="P4" draw:layer="layout" svg:x1="14.888cm" svg:y1="18cm" svg:x2="14.888cm" svg:y2="19.8cm">
              <text:p/>
            </draw:line>
          </draw:g>
          <draw:g>
            <draw:line draw:style-name="gr5" draw:text-style-name="P4" draw:layer="layout" svg:x1="16.488cm" svg:y1="18.2cm" svg:x2="16.488cm" svg:y2="19.7cm">
              <text:p/>
            </draw:line>
            <draw:line draw:style-name="gr116" draw:text-style-name="P4" draw:layer="layout" svg:x1="16.388cm" svg:y1="19.7cm" svg:x2="16.388cm" svg:y2="18.2cm">
              <text:p/>
            </draw:line>
            <draw:line draw:style-name="gr116" draw:text-style-name="P4" draw:layer="layout" svg:x1="16.588cm" svg:y1="19.7cm" svg:x2="16.588cm" svg:y2="18.2cm">
              <text:p/>
            </draw:line>
            <draw:line draw:style-name="gr116" draw:text-style-name="P4" draw:layer="layout" svg:x1="16.488cm" svg:y1="19.7cm" svg:x2="16.488cm" svg:y2="18.2cm">
              <text:p/>
            </draw:line>
          </draw:g>
          <draw:polygon draw:style-name="gr145" draw:text-style-name="P22" draw:layer="layout" svg:width="0.799cm" svg:height="0.799cm" draw:transform="rotate (-3.14159265358979) translate (10.088cm 17.2cm)" svg:viewBox="0 0 800 800" draw:points="800,0 0,0 0,400 400,400 400,800 800,800">
            <text:p/>
          </draw:polygon>
          <draw:line draw:style-name="gr134" draw:text-style-name="P4" draw:layer="layout" svg:x1="11.988cm" svg:y1="17cm" svg:x2="9.488cm" svg:y2="17cm">
            <text:p/>
          </draw:line>
          <draw:line draw:style-name="gr112" draw:text-style-name="P4" draw:layer="layout" svg:x1="9.488cm" svg:y1="11cm" svg:x2="9.488cm" svg:y2="10.5cm">
            <text:p/>
          </draw:line>
          <draw:line draw:style-name="gr128" draw:text-style-name="P4" draw:layer="layout" svg:x1="11.988cm" svg:y1="12cm" svg:x2="11.988cm" svg:y2="13cm">
            <text:p/>
          </draw:line>
          <draw:line draw:style-name="gr129" draw:text-style-name="P4" draw:layer="layout" svg:x1="16.488cm" svg:y1="15.4cm" svg:x2="16.488cm" svg:y2="18.2cm">
            <text:p/>
          </draw:line>
          <draw:g>
            <draw:line draw:style-name="gr5" draw:text-style-name="P4" draw:layer="layout" svg:x1="17.988cm" svg:y1="18.5cm" svg:x2="17.988cm" svg:y2="17cm">
              <text:p/>
            </draw:line>
            <draw:line draw:style-name="gr135" draw:text-style-name="P4" draw:layer="layout" svg:x1="17.988cm" svg:y1="17cm" svg:x2="17.988cm" svg:y2="18.5cm">
              <text:p/>
            </draw:line>
            <draw:line draw:style-name="gr135" draw:text-style-name="P4" draw:layer="layout" svg:x1="17.888cm" svg:y1="17cm" svg:x2="17.888cm" svg:y2="18.5cm">
              <text:p/>
            </draw:line>
            <draw:line draw:style-name="gr135" draw:text-style-name="P4" draw:layer="layout" svg:x1="18.088cm" svg:y1="17cm" svg:x2="18.088cm" svg:y2="18.5cm">
              <text:p/>
            </draw:line>
          </draw:g>
          <draw:g>
            <draw:line draw:style-name="gr5" draw:text-style-name="P4" draw:layer="layout" svg:x1="14.488cm" svg:y1="17.465cm" svg:x2="14.488cm" svg:y2="18.465cm">
              <text:p/>
            </draw:line>
            <draw:line draw:style-name="gr112" draw:text-style-name="P4" draw:layer="layout" svg:x1="14.488cm" svg:y1="18.465cm" svg:x2="14.488cm" svg:y2="17.465cm">
              <text:p/>
            </draw:line>
            <draw:line draw:style-name="gr112" draw:text-style-name="P4" draw:layer="layout" svg:x1="14.588cm" svg:y1="18.465cm" svg:x2="14.588cm" svg:y2="17.465cm">
              <text:p/>
            </draw:line>
            <draw:line draw:style-name="gr112" draw:text-style-name="P4" draw:layer="layout" svg:x1="14.388cm" svg:y1="18.465cm" svg:x2="14.388cm" svg:y2="17.465cm">
              <text:p/>
            </draw:line>
          </draw:g>
          <draw:line draw:style-name="gr134" draw:text-style-name="P4" draw:layer="layout" svg:x1="14.488cm" svg:y1="16cm" svg:x2="14.488cm" svg:y2="17.5cm">
            <text:p/>
          </draw:line>
          <draw:custom-shape draw:style-name="gr136" draw:text-style-name="P4" draw:layer="layout" svg:width="8.7cm" svg:height="1.8cm" svg:x="8.788cm" svg:y="10.8cm">
            <text:p/>
            <draw:enhanced-geometry svg:viewBox="0 0 21600 21600" draw:mirror-horizontal="false" draw:mirror-vertical="true" draw:type="rectangle" draw:enhanced-path="M 0 0 L 21600 0 21600 21600 0 21600 0 0 Z N"/>
          </draw:custom-shape>
          <draw:g>
            <draw:custom-shape draw:style-name="gr28" draw:text-style-name="P12" draw:layer="layout" svg:width="0.2cm" svg:height="0.2cm" svg:x="20.388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0.588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svg:x="22.888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3.088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6.888cm 14.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6.688cm 1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17" draw:text-style-name="P4" draw:layer="layout" svg:x1="17.988cm" svg:y1="16.9cm" svg:x2="17.988cm" svg:y2="15.4cm">
            <text:p/>
          </draw:line>
          <draw:g>
            <draw:custom-shape draw:style-name="gr29" draw:text-style-name="P12" draw:layer="layout" svg:width="0.4cm" svg:height="0.4cm" svg:x="17.788cm" svg:y="15.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8.415cm 15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8.188cm 1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7.813cm" svg:y1="15.4cm" svg:x2="18.213cm" svg:y2="15.4cm">
              <text:p/>
            </draw:line>
            <draw:custom-shape draw:style-name="gr30" draw:text-style-name="P4" draw:layer="layout" svg:width="0.8cm" svg:height="0.8cm" draw:transform="rotate (-3.14159265358979) translate (18.415cm 15.8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8.488cm 15.195cm)">
              <text:p text:style-name="P5"><text:span text:style-name="T4">M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7.988cm 1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34" draw:text-style-name="P4" draw:layer="layout" svg:x1="11.988cm" svg:y1="17cm" svg:x2="12.988cm" svg:y2="17cm">
            <text:p/>
          </draw:line>
          <draw:g>
            <draw:custom-shape draw:style-name="gr29" draw:text-style-name="P12" draw:layer="layout" svg:width="0.4cm" svg:height="0.4cm" draw:transform="rotate (-1.5707963267949) translate (11.888cm 16.8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1.488cm" svg:y1="16.8cm" svg:x2="11.488cm" svg:y2="17.2cm">
              <text:p/>
            </draw:line>
            <draw:custom-shape draw:style-name="gr30" draw:text-style-name="P4" draw:layer="layout" svg:width="0.8cm" svg:height="0.8cm" draw:transform="rotate (-3.14159265358979) translate (12.088cm 17.4cm)">
              <text:p/>
              <draw:enhanced-geometry svg:viewBox="0 0 21600 21600" draw:mirror-horizontal="true" draw:mirror-vertical="true" draw:type="rectangle" draw:enhanced-path="M 0 0 L 21600 0 21600 21600 0 21600 0 0 Z N"/>
            </draw:custom-shape>
          </draw:g>
          <draw:line draw:style-name="gr130" draw:text-style-name="P4" draw:layer="layout" svg:x1="17.988cm" svg:y1="12.1cm" svg:x2="17.988cm" svg:y2="13.5cm">
            <text:p/>
          </draw:line>
          <draw:line draw:style-name="gr59" draw:text-style-name="P4" draw:layer="layout" svg:x1="19.988cm" svg:y1="16.5cm" svg:x2="20.888cm" svg:y2="16.5cm">
            <text:p/>
          </draw:line>
          <draw:g>
            <draw:custom-shape draw:style-name="gr19" draw:text-style-name="P7" draw:layer="layout" svg:width="1cm" svg:height="1cm" svg:x="19.988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0.16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0.089cm" svg:y="14.403cm">
              <text:p text:style-name="P9"><text:span text:style-name="T5">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0" draw:text-style-name="P4" draw:layer="layout" svg:x1="23.488cm" svg:y1="16.5cm" svg:x2="23.488cm" svg:y2="11cm">
            <text:p/>
          </draw:line>
          <draw:g>
            <draw:custom-shape draw:style-name="gr19" draw:text-style-name="P7" draw:layer="layout" svg:width="1cm" svg:height="1cm" svg:x="22.488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2.66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2.589cm" svg:y="14.403cm">
              <text:p text:style-name="P9"><text:span text:style-name="T5">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4" draw:layer="layout" svg:x1="15.488cm" svg:y1="15cm" svg:x2="15.488cm" svg:y2="13.5cm">
            <text:p/>
          </draw:line>
          <draw:g>
            <draw:custom-shape draw:style-name="gr102" draw:text-style-name="P4" draw:layer="layout" svg:width="0.8cm" svg:height="0.8cm" draw:transform="rotate (-3.12501202569585) translate (15.901cm 13.933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draw:transform="rotate (-1.5707963267949) translate (15.494cm 13.2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1.5707963267949) translate (15.894cm 13.2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1.58737695468884) translate (15.101cm 13.946cm)">
              <text:p/>
              <draw:enhanced-geometry svg:viewBox="0 0 21600 21600" draw:mirror-horizontal="false" draw:mirror-vertical="false" draw:type="rectangle" draw:enhanced-path="M 0 0 L 21600 0 21600 21600 0 21600 0 0 Z N"/>
            </draw:custom-shape>
            <draw:g>
              <draw:line draw:style-name="gr104" draw:text-style-name="P4" draw:layer="layout" svg:x1="15.494cm" svg:y1="13.492cm" svg:x2="15.494cm" svg:y2="13.332cm">
                <text:p/>
              </draw:line>
              <draw:custom-shape draw:style-name="gr147" draw:text-style-name="P44" draw:layer="layout" svg:width="0.393cm" svg:height="0.367cm" draw:transform="rotate (-0.0165806278939462) translate (15.295cm 13cm)">
                <text:p text:style-name="P5"><text:span text:style-name="T4">M2</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15.294cm" svg:y="13.4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7" draw:text-style-name="P6" draw:layer="layout" svg:width="0.4cm" svg:height="0.384cm" svg:x="13.988cm" svg:y="4.5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5.297cm 4.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78cm 4.46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78cm 5.043cm)">
              <text:p/>
              <draw:enhanced-geometry svg:viewBox="0 0 21600 21600" draw:mirror-horizontal="true" draw:mirror-vertical="false" draw:type="rectangle" draw:enhanced-path="M 0 0 L 21600 0 21600 21600 0 21600 0 0 Z N"/>
            </draw:custom-shape>
            <draw:line draw:style-name="gr31" draw:text-style-name="P4" draw:layer="layout" svg:x1="15.278cm" svg:y1="4.666cm" svg:x2="15.278cm" svg:y2="4.445cm">
              <text:p/>
            </draw:line>
            <draw:custom-shape draw:style-name="gr30" draw:text-style-name="P4" draw:layer="layout" svg:width="0.8cm" svg:height="0.8cm" draw:transform="rotate (1.5707963267949) translate (14.878cm 5.043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78cm" svg:y="4.157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888cm" svg:y1="4.7cm" svg:x2="14.388cm" svg:y2="4.686cm">
            <text:p/>
          </draw:line>
          <draw:line draw:style-name="gr26" draw:text-style-name="P4" draw:layer="layout" svg:x1="14.888cm" svg:y1="4.014cm" svg:x2="14.788cm" svg:y2="4cm">
            <text:p/>
          </draw:line>
          <draw:g>
            <draw:g>
              <draw:line draw:style-name="gr5" draw:text-style-name="P4" draw:layer="layout" svg:x1="12.788cm" svg:y1="4.6cm" svg:x2="7.488cm" svg:y2="4.6cm">
                <text:p/>
              </draw:line>
              <draw:custom-shape draw:style-name="gr95" draw:text-style-name="P40" draw:layer="layout" svg:width="1.2cm" svg:height="1.2cm" svg:x="4.988cm" svg:y="3.6cm">
                <text:p/>
                <draw:enhanced-geometry svg:viewBox="0 0 21600 21600" draw:mirror-horizontal="tru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96" draw:text-style-name="P18" draw:layer="layout" svg:x1="7.388cm" svg:y1="4.4cm" svg:x2="7.388cm" svg:y2="6.4cm">
                  <text:p/>
                </draw:line>
                <draw:line draw:style-name="gr97" draw:text-style-name="P41" draw:layer="layout" svg:x1="6.588cm" svg:y1="4.4cm" svg:x2="6.588cm" svg:y2="6.4cm">
                  <text:p/>
                </draw:line>
                <draw:line draw:style-name="gr96" draw:text-style-name="P18" draw:layer="layout" svg:x1="6.748cm" svg:y1="4.4cm" svg:x2="6.748cm" svg:y2="6.4cm">
                  <text:p/>
                </draw:line>
                <draw:line draw:style-name="gr96" draw:text-style-name="P18" draw:layer="layout" svg:x1="6.908cm" svg:y1="4.4cm" svg:x2="6.908cm" svg:y2="6.4cm">
                  <text:p/>
                </draw:line>
                <draw:line draw:style-name="gr96" draw:text-style-name="P18" draw:layer="layout" svg:x1="7.068cm" svg:y1="4.4cm" svg:x2="7.068cm" svg:y2="6.4cm">
                  <text:p/>
                </draw:line>
                <draw:line draw:style-name="gr96" draw:text-style-name="P18" draw:layer="layout" svg:x1="7.228cm" svg:y1="4.4cm" svg:x2="7.228cm" svg:y2="6.4cm">
                  <text:p/>
                </draw:line>
              </draw:g>
              <draw:custom-shape draw:style-name="gr16" draw:text-style-name="P6" draw:layer="layout" svg:width="0.4cm" svg:height="0.4cm" svg:x="7.188cm" svg:y="4.1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2.188cm" svg:y1="5cm" svg:x2="6.788cm" svg:y2="5cm">
                <text:p/>
              </draw:line>
              <draw:line draw:style-name="gr98" draw:text-style-name="P4" draw:layer="layout" svg:x1="7.388cm" svg:y1="4.6cm" svg:x2="12.788cm" svg:y2="4.6cm">
                <text:p/>
              </draw:line>
            </draw:g>
            <draw:frame draw:style-name="gr87" draw:text-style-name="P33" draw:layer="layout" svg:width="3cm" svg:height="0.607cm" svg:x="5.488cm" svg:y="6.4cm">
              <draw:text-box>
                <text:p text:style-name="P22"><text:span text:style-name="T13">Zonnecollectoren</text:span></text:p>
              </draw:text-box>
            </draw:frame>
            <draw:custom-shape draw:style-name="gr99" draw:text-style-name="P4" draw:layer="layout" svg:width="4.4cm" svg:height="3.8cm" svg:x="4.588cm" svg:y="3.5cm">
              <text:p/>
              <draw:enhanced-geometry svg:viewBox="0 0 21600 21600" draw:mirror-horizontal="true" draw:type="rectangle" draw:enhanced-path="M 0 0 L 21600 0 21600 21600 0 21600 0 0 Z N"/>
            </draw:custom-shape>
          </draw:g>
          <draw:line draw:style-name="gr13" draw:text-style-name="P4" draw:layer="layout" svg:x1="12.788cm" svg:y1="4.6cm" svg:x2="12.788cm" svg:y2="8.4cm">
            <text:p/>
          </draw:line>
          <draw:line draw:style-name="gr59" draw:text-style-name="P4" draw:layer="layout" svg:x1="14.988cm" svg:y1="19.8cm" svg:x2="8.788cm" svg:y2="19.8cm">
            <text:p/>
          </draw:line>
          <draw:line draw:style-name="gr41" draw:text-style-name="P4" draw:layer="layout" svg:x1="8.288cm" svg:y1="18.7cm" svg:x2="14.488cm" svg:y2="18.5cm">
            <text:p/>
          </draw:line>
          <draw:line draw:style-name="gr10" draw:text-style-name="P4" draw:layer="layout" svg:x1="9.488cm" svg:y1="11cm" svg:x2="9.488cm" svg:y2="17cm">
            <text:p/>
          </draw:line>
          <draw:line draw:style-name="gr134" draw:text-style-name="P4" draw:layer="layout" svg:x1="11.988cm" svg:y1="17cm" svg:x2="11.988cm" svg:y2="16.4cm">
            <text:p/>
          </draw:line>
          <draw:g>
            <draw:custom-shape draw:style-name="gr102" draw:text-style-name="P4" draw:layer="layout" svg:width="0.8cm" svg:height="0.8cm" draw:transform="rotate (-1.55421569890095) translate (12.427cm 15.587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svg:x="11.784cm" svg:y="15.9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59265358979) translate (12.184cm 15.9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3.12501202569585) translate (12.44cm 16.387cm)">
              <text:p/>
              <draw:enhanced-geometry svg:viewBox="0 0 21600 21600" draw:mirror-horizontal="false" draw:mirror-vertical="false" draw:type="rectangle" draw:enhanced-path="M 0 0 L 21600 0 21600 21600 0 21600 0 0 Z N"/>
            </draw:custom-shape>
            <draw:g>
              <draw:line draw:style-name="gr104" draw:text-style-name="P4" draw:layer="layout" svg:x1="11.984cm" svg:y1="15.994cm" svg:x2="11.824cm" svg:y2="15.994cm">
                <text:p/>
              </draw:line>
              <draw:custom-shape draw:style-name="gr147" draw:text-style-name="P44" draw:layer="layout" svg:width="0.393cm" svg:height="0.367cm" draw:transform="rotate (-1.58737695468884) translate (11.864cm 15.801cm)">
                <text:p text:style-name="P5"><text:span text:style-name="T4">M1</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4cm 15.7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7" draw:text-style-name="P4" draw:layer="layout" svg:x1="12.988cm" svg:y1="17.5cm" svg:x2="13.588cm" svg:y2="17cm">
            <text:p/>
          </draw:line>
          <draw:line draw:style-name="gr5" draw:text-style-name="P4" draw:layer="layout" svg:x1="16.988cm" svg:y1="12cm" svg:x2="12.488cm" svg:y2="12cm">
            <text:p/>
          </draw:line>
          <draw:line draw:style-name="gr6" draw:text-style-name="P4" draw:layer="layout" svg:x1="16.988cm" svg:y1="12cm" svg:x2="11.988cm" svg:y2="12cm">
            <text:p/>
          </draw:line>
          <draw:line draw:style-name="gr134" draw:text-style-name="P4" draw:layer="layout" svg:x1="11.988cm" svg:y1="12cm" svg:x2="11.988cm" svg:y2="11cm">
            <text:p/>
          </draw:line>
          <draw:g>
            <draw:custom-shape draw:style-name="gr28" draw:text-style-name="P12" draw:layer="layout" svg:width="0.4cm" svg:height="0.4cm" svg:x="11.788cm" svg:y="1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2.361cm 11.6cm)">
              <text:p/>
              <draw:enhanced-geometry svg:viewBox="0 0 21600 21600" draw:mirror-horizontal="false" draw:mirror-vertical="false" draw:type="rectangle" draw:enhanced-path="M 0 0 L 21600 0 21600 21600 0 21600 0 0 Z N"/>
            </draw:custom-shape>
            <draw:custom-shape draw:style-name="gr120" draw:text-style-name="P51" draw:layer="layout" svg:width="0.4cm" svg:height="0.4cm" draw:transform="rotate (-3.14159265358979) translate (12.188cm 1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163cm" svg:y1="12cm" svg:x2="11.763cm" svg:y2="12cm">
              <text:p/>
            </draw:line>
            <draw:custom-shape draw:style-name="gr30" draw:text-style-name="P4" draw:layer="layout" svg:width="0.8cm" svg:height="0.8cm" draw:transform="rotate (-3.14159265358979) translate (12.361cm 12.4cm)">
              <text:p/>
              <draw:enhanced-geometry svg:viewBox="0 0 21600 21600" draw:mirror-horizontal="false" draw:mirror-vertical="false" draw:type="rectangle" draw:enhanced-path="M 0 0 L 21600 0 21600 21600 0 21600 0 0 Z N"/>
            </draw:custom-shape>
            <draw:custom-shape draw:style-name="gr93" draw:text-style-name="P44" draw:layer="layout" svg:width="0.4cm" svg:height="0.4cm" draw:transform="rotate (-1.5707963267949) translate (11.888cm 11.795cm)">
              <text:p text:style-name="P5"><text:span text:style-name="T4">M4</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8cm 11.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05cm" svg:x="12.688cm" svg:y="7.4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draw:transform="rotate (-3.14159265358979) translate (12.888cm 7.50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00" draw:text-style-name="P4" draw:layer="layout" svg:x1="14.788cm" svg:y1="5.9cm" svg:x2="16.288cm" svg:y2="5.9cm">
            <text:p/>
          </draw:line>
          <draw:g>
            <draw:custom-shape draw:style-name="gr138" draw:text-style-name="P43" draw:layer="layout" svg:width="0.4cm" svg:height="0.4cm" svg:x="12.788cm" svg:y="17cm">
              <text:p text:style-name="P42"><text:span text:style-name="T16">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3.415cm 16.6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3.188cm 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813cm" svg:y1="17cm" svg:x2="13.213cm" svg:y2="17cm">
              <text:p/>
            </draw:line>
            <draw:custom-shape draw:style-name="gr30" draw:text-style-name="P4" draw:layer="layout" svg:width="0.8cm" svg:height="0.8cm" draw:transform="rotate (-3.14159265358979) translate (13.415cm 17.4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3.488cm 16.795cm)">
              <text:p text:style-name="P5"><text:span text:style-name="T4">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2.988cm 1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 draw:text-style-name="P4" draw:layer="layout" svg:x1="12.988cm" svg:y1="16.7cm" svg:x2="12.988cm" svg:y2="13.5cm">
            <text:p/>
          </draw:line>
          <draw:line draw:style-name="gr9" draw:text-style-name="P4" draw:layer="layout" svg:x1="12.988cm" svg:y1="11.5cm" svg:x2="12.988cm" svg:y2="13.5cm">
            <text:p/>
          </draw:line>
          <draw:line draw:style-name="gr125" draw:text-style-name="P4" draw:layer="layout" svg:x1="12.988cm" svg:y1="13.5cm" svg:x2="12.988cm" svg:y2="11.5cm">
            <text:p/>
          </draw:line>
          <draw:line draw:style-name="gr125" draw:text-style-name="P4" draw:layer="layout" svg:x1="12.988cm" svg:y1="17cm" svg:x2="12.988cm" svg:y2="13.5cm">
            <text:p/>
          </draw:line>
          <draw:g>
            <draw:custom-shape draw:style-name="gr29" draw:text-style-name="P12" draw:layer="layout" svg:width="0.4cm" svg:height="0.4cm" draw:transform="rotate (1.5707963267949) translate (12.088cm 1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488cm" svg:y1="16.8cm" svg:x2="12.488cm" svg:y2="17.2cm">
              <text:p/>
            </draw:line>
            <draw:custom-shape draw:style-name="gr30" draw:text-style-name="P4" draw:layer="layout" svg:width="0.8cm" svg:height="0.8cm" svg:x="11.888cm" svg:y="16.6cm">
              <text:p/>
              <draw:enhanced-geometry svg:viewBox="0 0 21600 21600" draw:mirror-horizontal="true" draw:mirror-vertical="false" draw:type="rectangle" draw:enhanced-path="M 0 0 L 21600 0 21600 21600 0 21600 0 0 Z N"/>
            </draw:custom-shape>
          </draw:g>
          <draw:line draw:style-name="gr4" draw:text-style-name="P4" draw:layer="layout" svg:x1="16.988cm" svg:y1="14.5cm" svg:x2="16.988cm" svg:y2="12cm">
            <text:p/>
          </draw:line>
          <draw:line draw:style-name="gr6" draw:text-style-name="P4" draw:layer="layout" svg:x1="16.988cm" svg:y1="12cm" svg:x2="16.988cm" svg:y2="14.5cm">
            <text:p/>
          </draw:line>
          <draw:line draw:style-name="gr59" draw:text-style-name="P4" draw:layer="layout" svg:x1="14.988cm" svg:y1="18cm" svg:x2="14.988cm" svg:y2="15.5cm">
            <text:p/>
          </draw:line>
          <draw:line draw:style-name="gr59" draw:text-style-name="P4" draw:layer="layout" svg:x1="13.988cm" svg:y1="15.5cm" svg:x2="14.988cm" svg:y2="15.5cm">
            <text:p/>
          </draw:line>
          <draw:custom-shape draw:style-name="gr139" draw:text-style-name="P4" draw:layer="layout" svg:width="8.7cm" svg:height="5.6cm" svg:x="8.788cm" svg:y="12.6cm">
            <text:p/>
            <draw:enhanced-geometry svg:viewBox="0 0 21600 21600" draw:mirror-horizontal="false" draw:mirror-vertical="true" draw:type="rectangle" draw:enhanced-path="M 0 0 L 21600 0 21600 21600 0 21600 0 0 Z N"/>
          </draw:custom-shape>
          <draw:custom-shape draw:style-name="gr140" draw:text-style-name="P4" draw:layer="layout" svg:width="1.6cm" svg:height="5.6cm" svg:x="17.488cm" svg:y="12.6cm">
            <text:p/>
            <draw:enhanced-geometry svg:viewBox="0 0 21600 21600" draw:mirror-horizontal="true" draw:mirror-vertical="true" draw:type="rectangle" draw:enhanced-path="M 0 0 L 21600 0 21600 21600 0 21600 0 0 Z N"/>
          </draw:custom-shape>
        </draw:g>
      </draw:page>
      <draw:page draw:name="page5" draw:style-name="dp1" draw:master-page-name="Default">
        <draw:frame draw:style-name="gr149" draw:text-style-name="P53" draw:layer="layout" svg:width="13.2cm" svg:height="1.673cm" svg:x="5.697cm" svg:y="3.268cm">
          <draw:text-box>
            <text:p><text:span text:style-name="T18">Principeschema installatie warmtebuffers</text:span></text:p>
          </draw:text-box>
        </draw:frame>
        <draw:frame draw:style-name="gr150" draw:text-style-name="P34" draw:layer="layout" svg:width="0.502cm" svg:height="1.187cm" svg:x="8cm" svg:y="16cm">
          <draw:text-box>
            <text:p/>
          </draw:text-box>
        </draw:frame>
        <draw:frame draw:style-name="gr151" draw:text-style-name="P1" draw:layer="layout" svg:width="10.8cm" svg:height="3.806cm" svg:x="5.5cm" svg:y="25.5cm">
          <draw:text-box>
            <text:p><text:span text:style-name="T1"><text:file-name text:display="name">julianapark-k31-verwarming</text:file-name></text:span><text:span text:style-name="T1"><text:s text:c="2"/></text:span><text:span text:style-name="T1"><text:date style:data-style-name="D4" text:date-value="2022-01-12">12-01-2022</text:date></text:span></text:p>
            <text:p><text:span text:style-name="T1">Arend Freije</text:span></text:p>
            <text:p><text:span text:style-name="T1">afreije@inn.nl</text:span></text:p>
            <text:p><text:span text:style-name="T1">06-14143214</text:span></text:p>
          </draw:text-box>
        </draw:frame>
        <draw:frame draw:style-name="gr152" draw:text-style-name="P60" draw:layer="layout" svg:width="11.1cm" svg:height="16.464cm" svg:x="22.5cm" svg:y="3.5cm">
          <draw:text-box>
            <text:p><text:span text:style-name="T20">Lente/Herfst, <text:s/>T</text:span><text:span text:style-name="T21">Boiler</text:span><text:span text:style-name="T20"> &lt; 45°C, T</text:span><text:span text:style-name="T21">Buffer2</text:span><text:span text:style-name="T20"> &gt; 10°C</text:span></text:p>
            <text:p><text:span text:style-name="T20"/></text:p>
            <text:p><text:span text:style-name="T20">Pomp A brengt afgekoeld water uit het primaire circuit van de warmtepomp naar in buffer2.</text:span></text:p>
            <text:p><text:span text:style-name="T20"/></text:p>
            <text:p><text:span text:style-name="T20">Pomp B brengt 's verhit water van de warmtepomp naar de boiler</text:span></text:p>
            <text:p><text:span text:style-name="T20"/></text:p>
            <text:p><text:span text:style-name="T20">Pomp 1 brengt overdag heet water uit de zonnecollectoren naar de boiler</text:span></text:p>
            <text:p><text:span text:style-name="T20"/></text:p>
            <text:p><text:span text:style-name="T20">Pomp 2 brengt water uit Buffer 2 naar het primaire circuit van de warmtepomp. De aanvoertemperatuur wordt teruggeregeld naar maximaal 20°C.</text:span></text:p>
            <text:p><text:span text:style-name="T20"/></text:p>
            <text:p><text:span text:style-name="T20">Pomp 3 brengt warm water uit de boiler naar Buffer 3. De aanvoertemperatuur wordt teruggeregeld naar max. 40°C.</text:span></text:p>
            <text:p><text:span text:style-name="T20"/></text:p>
          </draw:text-box>
        </draw:frame>
        <draw:g>
          <draw:polygon draw:style-name="gr145" draw:text-style-name="P22" draw:layer="layout" svg:width="1.199cm" svg:height="0.799cm" draw:transform="rotate (1.5707963267949) translate (12.788cm 14.1cm)" svg:viewBox="0 0 1200 800" draw:points="0,400 0,0 400,0 800,0 1200,0 1200,400 800,400 800,800 400,800 400,400">
            <text:p/>
          </draw:polygon>
          <draw:polygon draw:style-name="gr145" draw:text-style-name="P22" draw:layer="layout" svg:width="1.199cm" svg:height="0.799cm" draw:transform="rotate (-1.5707963267949) translate (18.188cm 16.4cm)" svg:viewBox="0 0 1200 800" draw:points="1200,400 1200,0 800,0 400,0 0,0 0,400 400,400 400,800 800,800 800,400">
            <text:p/>
          </draw:polygon>
          <draw:polygon draw:style-name="gr145" draw:text-style-name="P22" draw:layer="layout" svg:width="1.199cm" svg:height="0.799cm" svg:x="12.388cm" svg:y="11.3cm" svg:viewBox="0 0 1200 800" draw:points="0,400 0,0 400,0 800,0 1200,0 1200,400 800,400 800,800 400,800 400,400">
            <text:p/>
          </draw:polygon>
          <draw:polygon draw:style-name="gr145" draw:text-style-name="P22" draw:layer="layout" svg:width="1.199cm" svg:height="0.799cm" draw:transform="rotate (-1.5707963267949) translate (18.188cm 12.9cm)" svg:viewBox="0 0 1200 800" draw:points="1200,400 1200,0 800,0 400,0 0,0 0,400 400,400 400,800 800,800 800,400">
            <text:p/>
          </draw:polygon>
          <draw:polygon draw:style-name="gr145" draw:text-style-name="P22" draw:layer="layout" svg:width="1.199cm" svg:height="0.799cm" draw:transform="rotate (1.5707963267949) translate (11.788cm 13.6cm)" svg:viewBox="0 0 1200 800" draw:points="0,400 0,0 400,0 800,0 1200,0 1200,400 800,400 800,800 400,800 400,400">
            <text:p/>
          </draw:polygon>
          <draw:polygon draw:style-name="gr145" draw:text-style-name="P22" draw:layer="layout" svg:width="1.199cm" svg:height="0.799cm" draw:transform="rotate (1.5707963267949) translate (9.288cm 11.6cm)" svg:viewBox="0 0 1200 800" draw:points="0,400 0,0 400,0 800,0 1200,0 1200,400 800,400 800,800 400,800 400,400">
            <text:p/>
          </draw:polygon>
          <draw:polygon draw:style-name="gr145" draw:text-style-name="P22" draw:layer="layout" svg:width="1.199cm" svg:height="0.799cm" draw:transform="rotate (-3.14159265358979) translate (12.588cm 17.2cm)" svg:viewBox="0 0 1200 800" draw:points="1200,400 1200,0 800,0 400,0 0,0 0,400 400,400 400,800 800,800 800,400">
            <text:p/>
          </draw:polygon>
          <draw:polygon draw:style-name="gr145" draw:text-style-name="P22" draw:layer="layout" svg:width="1.199cm" svg:height="0.799cm" svg:x="11.388cm" svg:y="10.8cm" svg:viewBox="0 0 1200 800" draw:points="0,400 0,0 400,0 800,0 1200,0 1200,400 800,400 800,800 400,800 400,400">
            <text:p/>
          </draw:polygon>
          <draw:polygon draw:style-name="gr145" draw:text-style-name="P22" draw:layer="layout" svg:width="1.199cm" svg:height="0.799cm" svg:x="13.388cm" svg:y="12.8cm" svg:viewBox="0 0 1200 800" draw:points="0,400 0,0 400,0 800,0 1200,0 1200,400 800,400 800,800 400,800 400,400">
            <text:p/>
          </draw:polygon>
          <draw:line draw:style-name="gr5" draw:text-style-name="P4" draw:layer="layout" svg:x1="17.988cm" svg:y1="16.9cm" svg:x2="17.988cm" svg:y2="15.9cm">
            <text:p/>
          </draw:line>
          <draw:line draw:style-name="gr9" draw:text-style-name="P4" draw:layer="layout" svg:x1="13.488cm" svg:y1="17cm" svg:x2="17.988cm" svg:y2="17cm">
            <text:p/>
          </draw:line>
          <draw:line draw:style-name="gr117" draw:text-style-name="P4" draw:layer="layout" svg:x1="12.988cm" svg:y1="17cm" svg:x2="17.988cm" svg:y2="17cm">
            <text:p/>
          </draw:line>
          <draw:line draw:style-name="gr146" draw:text-style-name="P4" draw:layer="layout" svg:x1="14.488cm" svg:y1="16cm" svg:x2="12.488cm" svg:y2="16cm">
            <text:p/>
          </draw:line>
          <draw:line draw:style-name="gr117" draw:text-style-name="P4" draw:layer="layout" svg:x1="14.488cm" svg:y1="16cm" svg:x2="11.988cm" svg:y2="16cm">
            <text:p/>
          </draw:line>
          <draw:g>
            <draw:custom-shape draw:style-name="gr122" draw:text-style-name="P7" draw:layer="layout" svg:width="1cm" svg:height="1cm" draw:transform="rotate (1.5707963267949) translate (12.988cm 1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8" draw:layer="layout" svg:width="0.639cm" svg:height="0.64cm" draw:transform="rotate (-1.5707963267949) translate (13.688cm 15.6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4" draw:text-style-name="P10" draw:layer="layout" svg:width="0.799cm" svg:height="0.8cm" svg:x="13.042cm" svg:y="15.6cm">
              <text:p text:style-name="P9"><text:span text:style-name="T5">3</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 draw:text-style-name="P4" draw:layer="layout" svg:width="3.7cm" svg:height="8.9cm" svg:x="3.488cm" svg:y="11.9cm">
            <text:p/>
            <draw:enhanced-geometry svg:viewBox="0 0 21600 21600" draw:mirror-horizontal="false" draw:mirror-vertical="false" draw:type="rectangle" draw:enhanced-path="M 0 0 L 21600 0 21600 21600 0 21600 0 0 Z N"/>
          </draw:custom-shape>
          <draw:line draw:style-name="gr4" draw:text-style-name="P4" draw:layer="layout" svg:x1="16.988cm" svg:y1="14.5cm" svg:x2="6.888cm" svg:y2="14.5cm">
            <text:p/>
          </draw:line>
          <draw:line draw:style-name="gr6" draw:text-style-name="P4" draw:layer="layout" svg:x1="6.888cm" svg:y1="14.5cm" svg:x2="16.988cm" svg:y2="14.5cm">
            <text:p/>
          </draw:line>
          <draw:line draw:style-name="gr4" draw:text-style-name="P4" draw:layer="layout" svg:x1="15.488cm" svg:y1="15cm" svg:x2="15.488cm" svg:y2="14cm">
            <text:p/>
          </draw:line>
          <draw:line draw:style-name="gr125" draw:text-style-name="P4" draw:layer="layout" svg:x1="15.388cm" svg:y1="13.5cm" svg:x2="12.988cm" svg:y2="13.5cm">
            <text:p/>
          </draw:line>
          <draw:line draw:style-name="gr126" draw:text-style-name="P4" draw:layer="layout" svg:x1="22.988cm" svg:y1="15.5cm" svg:x2="22.488cm" svg:y2="15.5cm">
            <text:p/>
          </draw:line>
          <draw:line draw:style-name="gr12" draw:text-style-name="P4" draw:layer="layout" svg:x1="22.488cm" svg:y1="16.5cm" svg:x2="23.488cm" svg:y2="16.5cm">
            <text:p/>
          </draw:line>
          <draw:line draw:style-name="gr4" draw:text-style-name="P4" draw:layer="layout" svg:x1="15.488cm" svg:y1="15cm" svg:x2="6.288cm" svg:y2="15cm">
            <text:p/>
          </draw:line>
          <draw:line draw:style-name="gr127" draw:text-style-name="P4" draw:layer="layout" svg:x1="6.888cm" svg:y1="15cm" svg:x2="15.488cm" svg:y2="15cm">
            <text:p/>
          </draw:line>
          <draw:line draw:style-name="gr5" draw:text-style-name="P4" draw:layer="layout" svg:x1="19.988cm" svg:y1="16.5cm" svg:x2="19.988cm" svg:y2="13cm">
            <text:p/>
          </draw:line>
          <draw:line draw:style-name="gr5" draw:text-style-name="P4" draw:layer="layout" svg:x1="19.988cm" svg:y1="13cm" svg:x2="13.988cm" svg:y2="13cm">
            <text:p/>
          </draw:line>
          <draw:line draw:style-name="gr5" draw:text-style-name="P4" draw:layer="layout" svg:x1="11.988cm" svg:y1="13cm" svg:x2="11.988cm" svg:y2="12.5cm">
            <text:p/>
          </draw:line>
          <draw:line draw:style-name="gr5" draw:text-style-name="P4" draw:layer="layout" svg:x1="13.988cm" svg:y1="13cm" svg:x2="11.988cm" svg:y2="13cm">
            <text:p/>
          </draw:line>
          <draw:line draw:style-name="gr59" draw:text-style-name="P4" draw:layer="layout" svg:x1="19.988cm" svg:y1="13cm" svg:x2="13.988cm" svg:y2="13cm">
            <text:p/>
          </draw:line>
          <draw:line draw:style-name="gr128" draw:text-style-name="P4" draw:layer="layout" svg:x1="11.988cm" svg:y1="13cm" svg:x2="13.988cm" svg:y2="13cm">
            <text:p/>
          </draw:line>
          <draw:line draw:style-name="gr146" draw:text-style-name="P4" draw:layer="layout" svg:x1="11.988cm" svg:y1="17cm" svg:x2="12.488cm" svg:y2="17cm">
            <text:p/>
          </draw:line>
          <draw:line draw:style-name="gr5" draw:text-style-name="P4" draw:layer="layout" svg:x1="11.988cm" svg:y1="16.8cm" svg:x2="11.988cm" svg:y2="17cm">
            <text:p/>
          </draw:line>
          <draw:line draw:style-name="gr146" draw:text-style-name="P4" draw:layer="layout" svg:x1="11.988cm" svg:y1="17cm" svg:x2="11.488cm" svg:y2="17cm">
            <text:p/>
          </draw:line>
          <draw:line draw:style-name="gr5" draw:text-style-name="P4" draw:layer="layout" svg:x1="14.488cm" svg:y1="16cm" svg:x2="14.488cm" svg:y2="17.4cm">
            <text:p/>
          </draw:line>
          <draw:line draw:style-name="gr5" draw:text-style-name="P4" draw:layer="layout" svg:x1="17.988cm" svg:y1="12.1cm" svg:x2="20.488cm" svg:y2="12.1cm">
            <text:p/>
          </draw:line>
          <draw:line draw:style-name="gr5" draw:text-style-name="P4" draw:layer="layout" svg:x1="15.988cm" svg:y1="13.5cm" svg:x2="17.988cm" svg:y2="13.5cm">
            <text:p/>
          </draw:line>
          <draw:line draw:style-name="gr5" draw:text-style-name="P4" draw:layer="layout" svg:x1="17.988cm" svg:y1="12.1cm" svg:x2="18cm" svg:y2="13.5cm">
            <text:p/>
          </draw:line>
          <draw:line draw:style-name="gr7" draw:text-style-name="P4" draw:layer="layout" svg:x1="17.988cm" svg:y1="13.5cm" svg:x2="17.988cm" svg:y2="15.5cm">
            <text:p/>
          </draw:line>
          <draw:line draw:style-name="gr129" draw:text-style-name="P4" draw:layer="layout" svg:x1="16.488cm" svg:y1="15.4cm" svg:x2="17.988cm" svg:y2="15.4cm">
            <text:p/>
          </draw:line>
          <draw:line draw:style-name="gr6" draw:text-style-name="P4" draw:layer="layout" svg:x1="17.988cm" svg:y1="13.5cm" svg:x2="15.488cm" svg:y2="13.5cm">
            <text:p/>
          </draw:line>
          <draw:line draw:style-name="gr9" draw:text-style-name="P4" draw:layer="layout" svg:x1="9.988cm" svg:y1="6.5cm" svg:x2="13.688cm" svg:y2="6.5cm">
            <text:p/>
          </draw:line>
          <draw:line draw:style-name="gr5" draw:text-style-name="P4" draw:layer="layout" svg:x1="12.188cm" svg:y1="5cm" svg:x2="7.588cm" svg:y2="5cm">
            <text:p/>
          </draw:line>
          <draw:line draw:style-name="gr13" draw:text-style-name="P4" draw:layer="layout" svg:x1="14.088cm" svg:y1="6.5cm" svg:x2="9.988cm" svg:y2="6.5cm">
            <text:p/>
          </draw:line>
          <draw:line draw:style-name="gr5" draw:text-style-name="P4" draw:layer="layout" svg:x1="12.188cm" svg:y1="5cm" svg:x2="12.188cm" svg:y2="10cm">
            <text:p/>
          </draw:line>
          <draw:line draw:style-name="gr5" draw:text-style-name="P4" draw:layer="layout" svg:x1="9.488cm" svg:y1="11cm" svg:x2="9.488cm" svg:y2="10.5cm">
            <text:p/>
          </draw:line>
          <draw:line draw:style-name="gr5" draw:text-style-name="P4" draw:layer="layout" svg:x1="13.688cm" svg:y1="10.5cm" svg:x2="9.488cm" svg:y2="10.5cm">
            <text:p/>
          </draw:line>
          <draw:line draw:style-name="gr117" draw:text-style-name="P4" draw:layer="layout" svg:x1="11.988cm" svg:y1="16cm" svg:x2="11.988cm" svg:y2="13cm">
            <text:p/>
          </draw:line>
          <draw:line draw:style-name="gr5" draw:text-style-name="P4" draw:layer="layout" svg:x1="23.488cm" svg:y1="16.4cm" svg:x2="23.488cm" svg:y2="11cm">
            <text:p/>
          </draw:line>
          <draw:line draw:style-name="gr5" draw:text-style-name="P4" draw:layer="layout" svg:x1="22.988cm" svg:y1="11.5cm" svg:x2="22.988cm" svg:y2="15.5cm">
            <text:p/>
          </draw:line>
          <draw:line draw:style-name="gr126" draw:text-style-name="P4" draw:layer="layout" svg:x1="22.988cm" svg:y1="15.5cm" svg:x2="22.988cm" svg:y2="11.5cm">
            <text:p/>
          </draw:line>
          <draw:line draw:style-name="gr5" draw:text-style-name="P4" draw:layer="layout" svg:x1="19.988cm" svg:y1="16.5cm" svg:x2="20.488cm" svg:y2="16.5cm">
            <text:p/>
          </draw:line>
          <draw:line draw:style-name="gr59" draw:text-style-name="P4" draw:layer="layout" svg:x1="19.988cm" svg:y1="16.5cm" svg:x2="19.988cm" svg:y2="13cm">
            <text:p/>
          </draw:line>
          <draw:line draw:style-name="gr5" draw:text-style-name="P4" draw:layer="layout" svg:x1="20.488cm" svg:y1="15.5cm" svg:x2="20.488cm" svg:y2="12.1cm">
            <text:p/>
          </draw:line>
          <draw:line draw:style-name="gr15" draw:text-style-name="P4" draw:layer="layout" svg:x1="20.488cm" svg:y1="15.5cm" svg:x2="20.488cm" svg:y2="12.1cm">
            <text:p/>
          </draw:line>
          <draw:line draw:style-name="gr9" draw:text-style-name="P4" draw:layer="layout" svg:x1="9.988cm" svg:y1="11.5cm" svg:x2="12.988cm" svg:y2="11.5cm">
            <text:p/>
          </draw:line>
          <draw:line draw:style-name="gr5" draw:text-style-name="P4" draw:layer="layout" svg:x1="13.688cm" svg:y1="10cm" svg:x2="12.188cm" svg:y2="10cm">
            <text:p/>
          </draw:line>
          <draw:line draw:style-name="gr5" draw:text-style-name="P4" draw:layer="layout" svg:x1="13.688cm" svg:y1="8.4cm" svg:x2="12.788cm" svg:y2="8.4cm">
            <text:p/>
          </draw:line>
          <draw:custom-shape draw:style-name="gr16" draw:text-style-name="P6" draw:layer="layout" svg:width="0.4cm" svg:height="0.4cm" svg:x="13.888cm" svg:y="9.2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4cm" svg:height="0.4cm" svg:x="13.888cm" svg:y="6.9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4" draw:layer="layout" svg:x1="9.488cm" svg:y1="10.5cm" svg:x2="14.088cm" svg:y2="10.5cm">
            <text:p/>
          </draw:line>
          <draw:line draw:style-name="gr9" draw:text-style-name="P4" draw:layer="layout" svg:x1="9.988cm" svg:y1="6.5cm" svg:x2="9.988cm" svg:y2="11.5cm">
            <text:p/>
          </draw:line>
          <draw:polygon draw:style-name="gr145" draw:text-style-name="P22" draw:layer="layout" svg:width="0.799cm" svg:height="0.799cm" draw:transform="rotate (-3.14159265358979) translate (10.588cm 11.7cm)" svg:viewBox="0 0 800 800" draw:points="800,0 0,0 0,400 400,400 400,800 800,800">
            <text:p/>
          </draw:polygon>
          <draw:line draw:style-name="gr18" draw:text-style-name="P4" draw:layer="layout" svg:x1="12.188cm" svg:y1="10cm" svg:x2="12.188cm" svg:y2="5cm">
            <text:p/>
          </draw:line>
          <draw:g>
            <draw:custom-shape draw:style-name="gr19" draw:text-style-name="P7" draw:layer="layout" svg:width="1cm" svg:height="1cm" draw:transform="rotate (-3.14159265358979) translate (12.738cm 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11.916cm" svg:y="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11.836cm" svg:y="8.6cm">
              <text:p text:style-name="P9"><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12.788cm" svg:y1="4.6cm" svg:x2="12.788cm" svg:y2="8.4cm">
            <text:p/>
          </draw:line>
          <draw:line draw:style-name="gr22" draw:text-style-name="P4" draw:layer="layout" svg:x1="12.788cm" svg:y1="8.4cm" svg:x2="14.088cm" svg:y2="8.4cm">
            <text:p/>
          </draw:line>
          <draw:line draw:style-name="gr23" draw:text-style-name="P4" draw:layer="layout" svg:x1="13.988cm" svg:y1="10cm" svg:x2="12.188cm" svg:y2="10cm">
            <text:p/>
          </draw:line>
          <draw:g>
            <draw:custom-shape draw:style-name="gr24" draw:text-style-name="P7" draw:layer="layout" svg:width="0.6cm" svg:height="0.8cm" draw:transform="rotate (-3.14159265358979) translate (11.388cm 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0.6cm" svg:height="0.12cm" svg:x="10.788cm" svg:y="7.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1.088cm" svg:y1="7.1cm" svg:x2="11.088cm" svg:y2="7.5cm">
            <text:p/>
          </draw:line>
          <draw:line draw:style-name="gr13" draw:text-style-name="P4" draw:layer="layout" svg:x1="9.988cm" svg:y1="11.5cm" svg:x2="9.988cm" svg:y2="6.5cm">
            <text:p/>
          </draw:line>
          <draw:custom-shape draw:style-name="gr27" draw:text-style-name="P6" draw:layer="layout" svg:width="0.4cm" svg:height="0.384cm" svg:x="11.6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12.8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0.507cm 6.9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0.888cm 6.9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0.888cm 7.5cm)">
              <text:p/>
              <draw:enhanced-geometry svg:viewBox="0 0 21600 21600" draw:mirror-horizontal="true" draw:mirror-vertical="false" draw:type="rectangle" draw:enhanced-path="M 0 0 L 21600 0 21600 21600 0 21600 0 0 Z N"/>
            </draw:custom-shape>
            <draw:line draw:style-name="gr31" draw:text-style-name="P4" draw:layer="layout" svg:x1="10.488cm" svg:y1="7.123cm" svg:x2="10.488cm" svg:y2="6.902cm">
              <text:p/>
            </draw:line>
            <draw:custom-shape draw:style-name="gr30" draw:text-style-name="P4" draw:layer="layout" svg:width="0.8cm" svg:height="0.8cm" draw:transform="rotate (1.5707963267949) translate (10.088cm 7.5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0.288cm" svg:y="6.614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2.188cm" svg:y1="7.1cm" svg:x2="10.888cm" svg:y2="7.1cm">
            <text:p/>
          </draw:line>
          <draw:g>
            <draw:custom-shape draw:style-name="gr28" draw:text-style-name="P12" draw:layer="layout" svg:width="0.196cm" svg:height="0.195cm" svg:x="12.081cm" svg:y="7.4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196cm" svg:height="0.195cm" draw:transform="rotate (-3.14159265358979) translate (12.277cm 7.5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3" draw:text-style-name="P17" draw:layer="layout" svg:width="1.6cm" svg:height="5.5cm" svg:x="13.988cm" svg:y="5.2cm">
              <text:p text:style-name="P16"><text:span text:style-name="T7">Boiler</text:span></text:p>
              <draw:enhanced-geometry svg:viewBox="0 0 21600 21600" draw:mirror-horizontal="true" draw:mirror-vertical="false" draw:type="rectangle" draw:enhanced-path="M 0 0 L 21600 0 21600 21600 0 21600 0 0 Z N"/>
            </draw:custom-shape>
            <draw:g>
              <draw:line draw:style-name="gr34" draw:text-style-name="P18" draw:layer="layout" svg:x1="14.388cm" svg:y1="6.009cm" svg:x2="15.188cm" svg:y2="5.957cm">
                <text:p/>
              </draw:line>
              <draw:line draw:style-name="gr34" draw:text-style-name="P18" draw:layer="layout" svg:x1="14.388cm" svg:y1="5.905cm" svg:x2="15.188cm" svg:y2="5.957cm">
                <text:p/>
              </draw:line>
              <draw:line draw:style-name="gr34" draw:text-style-name="P18" draw:layer="layout" svg:x1="14.388cm" svg:y1="6.114cm" svg:x2="15.188cm" svg:y2="6.062cm">
                <text:p/>
              </draw:line>
              <draw:line draw:style-name="gr34" draw:text-style-name="P18" draw:layer="layout" svg:x1="14.388cm" svg:y1="6.009cm" svg:x2="15.188cm" svg:y2="6.061cm">
                <text:p/>
              </draw:line>
              <draw:line draw:style-name="gr34" draw:text-style-name="P18" draw:layer="layout" svg:x1="14.388cm" svg:y1="6.114cm" svg:x2="15.188cm" svg:y2="6.166cm">
                <text:p/>
              </draw:line>
              <draw:line draw:style-name="gr34" draw:text-style-name="P18" draw:layer="layout" svg:x1="14.388cm" svg:y1="5.904cm" svg:x2="15.188cm" svg:y2="5.852cm">
                <text:p/>
              </draw:line>
              <draw:line draw:style-name="gr34" draw:text-style-name="P18" draw:layer="layout" svg:x1="14.388cm" svg:y1="5.8cm" svg:x2="15.188cm" svg:y2="5.852cm">
                <text:p/>
              </draw:line>
              <draw:line draw:style-name="gr34" draw:text-style-name="P18" draw:layer="layout" svg:x1="14.388cm" svg:y1="6.218cm" svg:x2="15.188cm" svg:y2="6.166cm">
                <text:p/>
              </draw:line>
              <draw:line draw:style-name="gr34" draw:text-style-name="P18" draw:layer="layout" svg:x1="14.388cm" svg:y1="6.428cm" svg:x2="15.188cm" svg:y2="6.376cm">
                <text:p/>
              </draw:line>
              <draw:line draw:style-name="gr34" draw:text-style-name="P18" draw:layer="layout" svg:x1="14.388cm" svg:y1="6.323cm" svg:x2="15.188cm" svg:y2="6.375cm">
                <text:p/>
              </draw:line>
              <draw:line draw:style-name="gr34" draw:text-style-name="P18" draw:layer="layout" svg:x1="14.388cm" svg:y1="6.532cm" svg:x2="15.188cm" svg:y2="6.48cm">
                <text:p/>
              </draw:line>
              <draw:line draw:style-name="gr34" draw:text-style-name="P18" draw:layer="layout" svg:x1="14.388cm" svg:y1="6.428cm" svg:x2="15.188cm" svg:y2="6.48cm">
                <text:p/>
              </draw:line>
              <draw:line draw:style-name="gr34" draw:text-style-name="P18" draw:layer="layout" svg:x1="14.388cm" svg:y1="6.533cm" svg:x2="15.188cm" svg:y2="6.585cm">
                <text:p/>
              </draw:line>
              <draw:line draw:style-name="gr34" draw:text-style-name="P18" draw:layer="layout" svg:x1="14.388cm" svg:y1="6.323cm" svg:x2="15.188cm" svg:y2="6.271cm">
                <text:p/>
              </draw:line>
              <draw:line draw:style-name="gr34" draw:text-style-name="P18" draw:layer="layout" svg:x1="14.388cm" svg:y1="6.219cm" svg:x2="15.188cm" svg:y2="6.271cm">
                <text:p/>
              </draw:line>
              <draw:line draw:style-name="gr34" draw:text-style-name="P18" draw:layer="layout" svg:x1="14.388cm" svg:y1="6.637cm" svg:x2="15.188cm" svg:y2="6.585cm">
                <text:p/>
              </draw:line>
              <draw:line draw:style-name="gr34" draw:text-style-name="P18" draw:layer="layout" svg:x1="14.388cm" svg:y1="6.846cm" svg:x2="15.188cm" svg:y2="6.794cm">
                <text:p/>
              </draw:line>
              <draw:line draw:style-name="gr34" draw:text-style-name="P18" draw:layer="layout" svg:x1="14.388cm" svg:y1="6.742cm" svg:x2="15.188cm" svg:y2="6.794cm">
                <text:p/>
              </draw:line>
              <draw:line draw:style-name="gr34" draw:text-style-name="P18" draw:layer="layout" svg:x1="14.388cm" svg:y1="6.951cm" svg:x2="15.188cm" svg:y2="6.899cm">
                <text:p/>
              </draw:line>
              <draw:line draw:style-name="gr34" draw:text-style-name="P18" draw:layer="layout" svg:x1="14.388cm" svg:y1="6.847cm" svg:x2="15.188cm" svg:y2="6.899cm">
                <text:p/>
              </draw:line>
              <draw:line draw:style-name="gr34" draw:text-style-name="P18" draw:layer="layout" svg:x1="14.388cm" svg:y1="6.951cm" svg:x2="15.188cm" svg:y2="7.003cm">
                <text:p/>
              </draw:line>
              <draw:line draw:style-name="gr34" draw:text-style-name="P18" draw:layer="layout" svg:x1="14.388cm" svg:y1="6.742cm" svg:x2="15.188cm" svg:y2="6.69cm">
                <text:p/>
              </draw:line>
              <draw:line draw:style-name="gr34" draw:text-style-name="P18" draw:layer="layout" svg:x1="14.388cm" svg:y1="6.637cm" svg:x2="15.188cm" svg:y2="6.689cm">
                <text:p/>
              </draw:line>
              <draw:line draw:style-name="gr34" draw:text-style-name="P18" draw:layer="layout" svg:x1="14.388cm" svg:y1="7.055cm" svg:x2="15.188cm" svg:y2="7.003cm">
                <text:p/>
              </draw:line>
              <draw:line draw:style-name="gr34" draw:text-style-name="P18" draw:layer="layout" svg:x1="14.388cm" svg:y1="7.265cm" svg:x2="15.188cm" svg:y2="7.213cm">
                <text:p/>
              </draw:line>
              <draw:line draw:style-name="gr34" draw:text-style-name="P18" draw:layer="layout" svg:x1="14.388cm" svg:y1="7.16cm" svg:x2="15.188cm" svg:y2="7.212cm">
                <text:p/>
              </draw:line>
              <draw:line draw:style-name="gr34" draw:text-style-name="P18" draw:layer="layout" svg:x1="14.388cm" svg:y1="7.369cm" svg:x2="15.188cm" svg:y2="7.317cm">
                <text:p/>
              </draw:line>
              <draw:line draw:style-name="gr34" draw:text-style-name="P18" draw:layer="layout" svg:x1="14.388cm" svg:y1="7.265cm" svg:x2="15.188cm" svg:y2="7.317cm">
                <text:p/>
              </draw:line>
              <draw:line draw:style-name="gr34" draw:text-style-name="P18" draw:layer="layout" svg:x1="14.388cm" svg:y1="7.37cm" svg:x2="15.188cm" svg:y2="7.422cm">
                <text:p/>
              </draw:line>
              <draw:line draw:style-name="gr34" draw:text-style-name="P18" draw:layer="layout" svg:x1="14.388cm" svg:y1="7.16cm" svg:x2="15.188cm" svg:y2="7.108cm">
                <text:p/>
              </draw:line>
              <draw:line draw:style-name="gr34" draw:text-style-name="P18" draw:layer="layout" svg:x1="14.388cm" svg:y1="7.056cm" svg:x2="15.188cm" svg:y2="7.108cm">
                <text:p/>
              </draw:line>
              <draw:line draw:style-name="gr34" draw:text-style-name="P18" draw:layer="layout" svg:x1="14.388cm" svg:y1="7.474cm" svg:x2="15.188cm" svg:y2="7.422cm">
                <text:p/>
              </draw:line>
              <draw:line draw:style-name="gr34" draw:text-style-name="P18" draw:layer="layout" svg:x1="14.388cm" svg:y1="7.683cm" svg:x2="15.188cm" svg:y2="7.631cm">
                <text:p/>
              </draw:line>
              <draw:line draw:style-name="gr34" draw:text-style-name="P18" draw:layer="layout" svg:x1="14.388cm" svg:y1="7.579cm" svg:x2="15.188cm" svg:y2="7.631cm">
                <text:p/>
              </draw:line>
              <draw:line draw:style-name="gr34" draw:text-style-name="P18" draw:layer="layout" svg:x1="14.388cm" svg:y1="7.788cm" svg:x2="15.188cm" svg:y2="7.736cm">
                <text:p/>
              </draw:line>
              <draw:line draw:style-name="gr34" draw:text-style-name="P18" draw:layer="layout" svg:x1="14.388cm" svg:y1="7.684cm" svg:x2="15.188cm" svg:y2="7.736cm">
                <text:p/>
              </draw:line>
              <draw:line draw:style-name="gr34" draw:text-style-name="P18" draw:layer="layout" svg:x1="14.388cm" svg:y1="7.788cm" svg:x2="15.188cm" svg:y2="7.84cm">
                <text:p/>
              </draw:line>
              <draw:line draw:style-name="gr34" draw:text-style-name="P18" draw:layer="layout" svg:x1="14.388cm" svg:y1="7.579cm" svg:x2="15.188cm" svg:y2="7.527cm">
                <text:p/>
              </draw:line>
              <draw:line draw:style-name="gr34" draw:text-style-name="P18" draw:layer="layout" svg:x1="14.388cm" svg:y1="7.474cm" svg:x2="15.188cm" svg:y2="7.526cm">
                <text:p/>
              </draw:line>
              <draw:line draw:style-name="gr34" draw:text-style-name="P18" draw:layer="layout" svg:x1="14.388cm" svg:y1="7.893cm" svg:x2="15.188cm" svg:y2="7.841cm">
                <text:p/>
              </draw:line>
              <draw:line draw:style-name="gr34" draw:text-style-name="P18" draw:layer="layout" svg:x1="14.388cm" svg:y1="8.102cm" svg:x2="15.188cm" svg:y2="8.05cm">
                <text:p/>
              </draw:line>
              <draw:line draw:style-name="gr34" draw:text-style-name="P18" draw:layer="layout" svg:x1="14.388cm" svg:y1="7.998cm" svg:x2="15.188cm" svg:y2="8.05cm">
                <text:p/>
              </draw:line>
              <draw:line draw:style-name="gr34" draw:text-style-name="P18" draw:layer="layout" svg:x1="14.388cm" svg:y1="8.207cm" svg:x2="15.188cm" svg:y2="8.155cm">
                <text:p/>
              </draw:line>
              <draw:line draw:style-name="gr34" draw:text-style-name="P18" draw:layer="layout" svg:x1="14.388cm" svg:y1="8.102cm" svg:x2="15.188cm" svg:y2="8.154cm">
                <text:p/>
              </draw:line>
              <draw:line draw:style-name="gr34" draw:text-style-name="P18" draw:layer="layout" svg:x1="14.388cm" svg:y1="8.207cm" svg:x2="15.188cm" svg:y2="8.259cm">
                <text:p/>
              </draw:line>
              <draw:line draw:style-name="gr34" draw:text-style-name="P18" draw:layer="layout" svg:x1="14.388cm" svg:y1="7.997cm" svg:x2="15.188cm" svg:y2="7.945cm">
                <text:p/>
              </draw:line>
              <draw:line draw:style-name="gr34" draw:text-style-name="P18" draw:layer="layout" svg:x1="14.388cm" svg:y1="7.893cm" svg:x2="15.188cm" svg:y2="7.945cm">
                <text:p/>
              </draw:line>
              <draw:line draw:style-name="gr34" draw:text-style-name="P18" draw:layer="layout" svg:x1="14.388cm" svg:y1="8.311cm" svg:x2="15.188cm" svg:y2="8.259cm">
                <text:p/>
              </draw:line>
              <draw:line draw:style-name="gr34" draw:text-style-name="P18" draw:layer="layout" svg:x1="14.388cm" svg:y1="8.521cm" svg:x2="15.188cm" svg:y2="8.469cm">
                <text:p/>
              </draw:line>
              <draw:line draw:style-name="gr34" draw:text-style-name="P18" draw:layer="layout" svg:x1="14.388cm" svg:y1="8.416cm" svg:x2="15.188cm" svg:y2="8.468cm">
                <text:p/>
              </draw:line>
              <draw:line draw:style-name="gr34" draw:text-style-name="P18" draw:layer="layout" svg:x1="14.388cm" svg:y1="8.625cm" svg:x2="15.188cm" svg:y2="8.573cm">
                <text:p/>
              </draw:line>
              <draw:line draw:style-name="gr34" draw:text-style-name="P18" draw:layer="layout" svg:x1="14.388cm" svg:y1="8.521cm" svg:x2="15.188cm" svg:y2="8.573cm">
                <text:p/>
              </draw:line>
              <draw:line draw:style-name="gr34" draw:text-style-name="P18" draw:layer="layout" svg:x1="14.388cm" svg:y1="8.626cm" svg:x2="15.188cm" svg:y2="8.678cm">
                <text:p/>
              </draw:line>
              <draw:line draw:style-name="gr34" draw:text-style-name="P18" draw:layer="layout" svg:x1="14.388cm" svg:y1="8.416cm" svg:x2="15.188cm" svg:y2="8.364cm">
                <text:p/>
              </draw:line>
              <draw:line draw:style-name="gr34" draw:text-style-name="P18" draw:layer="layout" svg:x1="14.388cm" svg:y1="8.312cm" svg:x2="15.188cm" svg:y2="8.364cm">
                <text:p/>
              </draw:line>
              <draw:line draw:style-name="gr34" draw:text-style-name="P18" draw:layer="layout" svg:x1="14.388cm" svg:y1="8.73cm" svg:x2="15.188cm" svg:y2="8.678cm">
                <text:p/>
              </draw:line>
              <draw:line draw:style-name="gr34" draw:text-style-name="P18" draw:layer="layout" svg:x1="14.388cm" svg:y1="8.939cm" svg:x2="15.188cm" svg:y2="8.887cm">
                <text:p/>
              </draw:line>
              <draw:line draw:style-name="gr34" draw:text-style-name="P18" draw:layer="layout" svg:x1="14.388cm" svg:y1="8.835cm" svg:x2="15.188cm" svg:y2="8.887cm">
                <text:p/>
              </draw:line>
              <draw:line draw:style-name="gr34" draw:text-style-name="P18" draw:layer="layout" svg:x1="14.388cm" svg:y1="9.044cm" svg:x2="15.188cm" svg:y2="8.992cm">
                <text:p/>
              </draw:line>
              <draw:line draw:style-name="gr34" draw:text-style-name="P18" draw:layer="layout" svg:x1="14.388cm" svg:y1="8.94cm" svg:x2="15.188cm" svg:y2="8.992cm">
                <text:p/>
              </draw:line>
              <draw:line draw:style-name="gr34" draw:text-style-name="P18" draw:layer="layout" svg:x1="14.388cm" svg:y1="9.044cm" svg:x2="15.188cm" svg:y2="9.096cm">
                <text:p/>
              </draw:line>
              <draw:line draw:style-name="gr34" draw:text-style-name="P18" draw:layer="layout" svg:x1="14.388cm" svg:y1="8.835cm" svg:x2="15.188cm" svg:y2="8.783cm">
                <text:p/>
              </draw:line>
              <draw:line draw:style-name="gr34" draw:text-style-name="P18" draw:layer="layout" svg:x1="14.388cm" svg:y1="8.73cm" svg:x2="15.188cm" svg:y2="8.782cm">
                <text:p/>
              </draw:line>
              <draw:line draw:style-name="gr34" draw:text-style-name="P18" draw:layer="layout" svg:x1="14.388cm" svg:y1="9.149cm" svg:x2="15.188cm" svg:y2="9.097cm">
                <text:p/>
              </draw:line>
              <draw:line draw:style-name="gr34" draw:text-style-name="P18" draw:layer="layout" svg:x1="14.388cm" svg:y1="9.358cm" svg:x2="15.188cm" svg:y2="9.306cm">
                <text:p/>
              </draw:line>
              <draw:line draw:style-name="gr34" draw:text-style-name="P18" draw:layer="layout" svg:x1="14.388cm" svg:y1="9.253cm" svg:x2="15.188cm" svg:y2="9.305cm">
                <text:p/>
              </draw:line>
              <draw:line draw:style-name="gr34" draw:text-style-name="P18" draw:layer="layout" svg:x1="14.388cm" svg:y1="9.462cm" svg:x2="15.188cm" svg:y2="9.41cm">
                <text:p/>
              </draw:line>
              <draw:line draw:style-name="gr34" draw:text-style-name="P18" draw:layer="layout" svg:x1="14.388cm" svg:y1="9.358cm" svg:x2="15.188cm" svg:y2="9.41cm">
                <text:p/>
              </draw:line>
              <draw:line draw:style-name="gr34" draw:text-style-name="P18" draw:layer="layout" svg:x1="14.388cm" svg:y1="9.463cm" svg:x2="15.188cm" svg:y2="9.515cm">
                <text:p/>
              </draw:line>
              <draw:line draw:style-name="gr34" draw:text-style-name="P18" draw:layer="layout" svg:x1="14.388cm" svg:y1="9.253cm" svg:x2="15.188cm" svg:y2="9.201cm">
                <text:p/>
              </draw:line>
              <draw:line draw:style-name="gr34" draw:text-style-name="P18" draw:layer="layout" svg:x1="14.388cm" svg:y1="9.149cm" svg:x2="15.188cm" svg:y2="9.201cm">
                <text:p/>
              </draw:line>
              <draw:line draw:style-name="gr34" draw:text-style-name="P18" draw:layer="layout" svg:x1="14.388cm" svg:y1="9.567cm" svg:x2="15.188cm" svg:y2="9.515cm">
                <text:p/>
              </draw:line>
              <draw:line draw:style-name="gr34" draw:text-style-name="P18" draw:layer="layout" svg:x1="14.388cm" svg:y1="9.776cm" svg:x2="15.188cm" svg:y2="9.724cm">
                <text:p/>
              </draw:line>
              <draw:line draw:style-name="gr34" draw:text-style-name="P18" draw:layer="layout" svg:x1="14.388cm" svg:y1="9.672cm" svg:x2="15.188cm" svg:y2="9.724cm">
                <text:p/>
              </draw:line>
              <draw:line draw:style-name="gr34" draw:text-style-name="P18" draw:layer="layout" svg:x1="14.388cm" svg:y1="9.881cm" svg:x2="15.188cm" svg:y2="9.829cm">
                <text:p/>
              </draw:line>
              <draw:line draw:style-name="gr34" draw:text-style-name="P18" draw:layer="layout" svg:x1="14.388cm" svg:y1="9.777cm" svg:x2="15.188cm" svg:y2="9.829cm">
                <text:p/>
              </draw:line>
              <draw:line draw:style-name="gr34" draw:text-style-name="P18" draw:layer="layout" svg:x1="14.388cm" svg:y1="9.881cm" svg:x2="15.188cm" svg:y2="9.933cm">
                <text:p/>
              </draw:line>
              <draw:line draw:style-name="gr34" draw:text-style-name="P18" draw:layer="layout" svg:x1="14.388cm" svg:y1="9.672cm" svg:x2="15.188cm" svg:y2="9.62cm">
                <text:p/>
              </draw:line>
              <draw:line draw:style-name="gr34" draw:text-style-name="P18" draw:layer="layout" svg:x1="14.388cm" svg:y1="9.567cm" svg:x2="15.188cm" svg:y2="9.619cm">
                <text:p/>
              </draw:line>
              <draw:line draw:style-name="gr34" draw:text-style-name="P18" draw:layer="layout" svg:x1="14.388cm" svg:y1="9.986cm" svg:x2="15.188cm" svg:y2="9.934cm">
                <text:p/>
              </draw:line>
              <draw:line draw:style-name="gr34" draw:text-style-name="P18" draw:layer="layout" svg:x1="14.388cm" svg:y1="10.195cm" svg:x2="15.188cm" svg:y2="10.143cm">
                <text:p/>
              </draw:line>
              <draw:line draw:style-name="gr34" draw:text-style-name="P18" draw:layer="layout" svg:x1="14.388cm" svg:y1="10.091cm" svg:x2="15.188cm" svg:y2="10.143cm">
                <text:p/>
              </draw:line>
              <draw:line draw:style-name="gr34" draw:text-style-name="P18" draw:layer="layout" svg:x1="14.388cm" svg:y1="10.3cm" svg:x2="15.188cm" svg:y2="10.248cm">
                <text:p/>
              </draw:line>
              <draw:line draw:style-name="gr34" draw:text-style-name="P18" draw:layer="layout" svg:x1="14.388cm" svg:y1="10.195cm" svg:x2="15.188cm" svg:y2="10.247cm">
                <text:p/>
              </draw:line>
              <draw:line draw:style-name="gr34" draw:text-style-name="P18" draw:layer="layout" svg:x1="14.388cm" svg:y1="10.09cm" svg:x2="15.188cm" svg:y2="10.038cm">
                <text:p/>
              </draw:line>
              <draw:line draw:style-name="gr34" draw:text-style-name="P18" draw:layer="layout" svg:x1="14.388cm" svg:y1="9.986cm" svg:x2="15.188cm" svg:y2="10.038cm">
                <text:p/>
              </draw:line>
            </draw:g>
            <draw:g>
              <draw:line draw:style-name="gr35" draw:text-style-name="P18" draw:layer="layout" svg:x1="14.784cm" svg:y1="8.2cm" svg:x2="13.988cm" svg:y2="8.2cm">
                <text:p/>
              </draw:line>
              <draw:line draw:style-name="gr36" draw:text-style-name="P18" draw:layer="layout" svg:x1="14.788cm" svg:y1="10cm" svg:x2="13.992cm" svg:y2="10cm">
                <text:p/>
              </draw:line>
              <draw:g>
                <draw:line draw:style-name="gr35" draw:text-style-name="P18" draw:layer="layout" svg:x1="15.381cm" svg:y1="8.7cm" svg:x2="14.188cm" svg:y2="8.6cm">
                  <text:p/>
                </draw:line>
                <draw:line draw:style-name="gr35" draw:text-style-name="P18" draw:layer="layout" svg:x1="15.381cm" svg:y1="8.5cm" svg:x2="14.188cm" svg:y2="8.6cm">
                  <text:p/>
                </draw:line>
                <draw:line draw:style-name="gr35" draw:text-style-name="P18" draw:layer="layout" svg:x1="15.381cm" svg:y1="8.3cm" svg:x2="14.791cm" svg:y2="8.2cm">
                  <text:p/>
                </draw:line>
                <draw:line draw:style-name="gr36" draw:text-style-name="P18" draw:layer="layout" svg:x1="15.385cm" svg:y1="9.9cm" svg:x2="14.789cm" svg:y2="10cm">
                  <text:p/>
                </draw:line>
                <draw:line draw:style-name="gr35" draw:text-style-name="P18" draw:layer="layout" svg:x1="15.381cm" svg:y1="8.9cm" svg:x2="14.188cm" svg:y2="8.8cm">
                  <text:p/>
                </draw:line>
                <draw:line draw:style-name="gr35" draw:text-style-name="P18" draw:layer="layout" svg:x1="15.381cm" svg:y1="8.7cm" svg:x2="14.188cm" svg:y2="8.8cm">
                  <text:p/>
                </draw:line>
                <draw:line draw:style-name="gr35" draw:text-style-name="P18" draw:layer="layout" svg:x1="15.381cm" svg:y1="9.1cm" svg:x2="14.188cm" svg:y2="9cm">
                  <text:p/>
                </draw:line>
                <draw:line draw:style-name="gr35" draw:text-style-name="P18" draw:layer="layout" svg:x1="15.381cm" svg:y1="8.9cm" svg:x2="14.188cm" svg:y2="9cm">
                  <text:p/>
                </draw:line>
                <draw:line draw:style-name="gr35" draw:text-style-name="P18" draw:layer="layout" svg:x1="15.381cm" svg:y1="8.5cm" svg:x2="14.188cm" svg:y2="8.4cm">
                  <text:p/>
                </draw:line>
                <draw:line draw:style-name="gr35" draw:text-style-name="P18" draw:layer="layout" svg:x1="15.381cm" svg:y1="8.3cm" svg:x2="14.188cm" svg:y2="8.4cm">
                  <text:p/>
                </draw:line>
                <draw:line draw:style-name="gr36" draw:text-style-name="P18" draw:layer="layout" svg:x1="15.388cm" svg:y1="9.5cm" svg:x2="14.195cm" svg:y2="9.4cm">
                  <text:p/>
                </draw:line>
                <draw:line draw:style-name="gr36" draw:text-style-name="P18" draw:layer="layout" svg:x1="15.388cm" svg:y1="9.3cm" svg:x2="14.195cm" svg:y2="9.4cm">
                  <text:p/>
                </draw:line>
                <draw:line draw:style-name="gr36" draw:text-style-name="P18" draw:layer="layout" svg:x1="15.388cm" svg:y1="9.7cm" svg:x2="14.195cm" svg:y2="9.6cm">
                  <text:p/>
                </draw:line>
                <draw:line draw:style-name="gr36" draw:text-style-name="P18" draw:layer="layout" svg:x1="15.388cm" svg:y1="9.5cm" svg:x2="14.195cm" svg:y2="9.6cm">
                  <text:p/>
                </draw:line>
                <draw:line draw:style-name="gr36" draw:text-style-name="P18" draw:layer="layout" svg:x1="15.388cm" svg:y1="9.9cm" svg:x2="14.195cm" svg:y2="9.8cm">
                  <text:p/>
                </draw:line>
                <draw:line draw:style-name="gr36" draw:text-style-name="P18" draw:layer="layout" svg:x1="15.388cm" svg:y1="9.7cm" svg:x2="14.195cm" svg:y2="9.8cm">
                  <text:p/>
                </draw:line>
                <draw:line draw:style-name="gr35" draw:text-style-name="P18" draw:layer="layout" svg:x1="15.388cm" svg:y1="9.3cm" svg:x2="14.195cm" svg:y2="9.2cm">
                  <text:p/>
                </draw:line>
                <draw:line draw:style-name="gr35" draw:text-style-name="P18" draw:layer="layout" svg:x1="15.388cm" svg:y1="9.1cm" svg:x2="14.195cm" svg:y2="9.2cm">
                  <text:p/>
                </draw:line>
              </draw:g>
            </draw:g>
            <draw:g>
              <draw:line draw:style-name="gr37" draw:text-style-name="P18" draw:layer="layout" svg:x1="14.388cm" svg:y1="6.1cm" svg:x2="14.78cm" svg:y2="6cm">
                <text:p/>
              </draw:line>
              <draw:line draw:style-name="gr38" draw:text-style-name="P18" draw:layer="layout" svg:x1="14.388cm" svg:y1="10.4cm" svg:x2="14.788cm" svg:y2="10.5cm">
                <text:p/>
              </draw:line>
              <draw:line draw:style-name="gr38" draw:text-style-name="P18" draw:layer="layout" svg:x1="15.488cm" svg:y1="10.5cm" svg:x2="14.788cm" svg:y2="10.5cm">
                <text:p/>
              </draw:line>
            </draw:g>
          </draw:g>
          <draw:g>
            <draw:custom-shape draw:style-name="gr28" draw:text-style-name="P12" draw:layer="layout" svg:width="0.4cm" svg:height="0.4cm" draw:transform="rotate (-1.5707963267949) translate (15.307cm 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88cm 3.8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88cm 4.4cm)">
              <text:p/>
              <draw:enhanced-geometry svg:viewBox="0 0 21600 21600" draw:mirror-horizontal="true" draw:mirror-vertical="false" draw:type="rectangle" draw:enhanced-path="M 0 0 L 21600 0 21600 21600 0 21600 0 0 Z N"/>
            </draw:custom-shape>
            <draw:line draw:style-name="gr31" draw:text-style-name="P4" draw:layer="layout" svg:x1="15.288cm" svg:y1="4.023cm" svg:x2="15.288cm" svg:y2="3.802cm">
              <text:p/>
            </draw:line>
            <draw:custom-shape draw:style-name="gr30" draw:text-style-name="P4" draw:layer="layout" svg:width="0.8cm" svg:height="0.8cm" draw:transform="rotate (1.5707963267949) translate (14.888cm 4.4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88cm" svg:y="3.514cm">
              <text:p text:style-name="P14"><text:span text:style-name="T6">A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788cm" svg:y1="4.7cm" svg:x2="14.388cm" svg:y2="4.686cm">
            <text:p/>
          </draw:line>
          <draw:line draw:style-name="gr26" draw:text-style-name="P4" draw:layer="layout" svg:x1="14.788cm" svg:y1="5.4cm" svg:x2="14.788cm" svg:y2="4cm">
            <text:p/>
          </draw:line>
          <draw:g>
            <draw:custom-shape draw:style-name="gr28" draw:text-style-name="P12" draw:layer="layout" svg:width="0.2cm" svg:height="0.2cm" draw:transform="rotate (-1.5707963267949) translate (13.388cm 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8.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13.388cm 10.4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10.4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5" draw:text-style-name="P4" draw:layer="layout" svg:x1="12.988cm" svg:y1="11.5cm" svg:x2="9.988cm" svg:y2="11.5cm">
            <text:p/>
          </draw:line>
          <draw:line draw:style-name="gr5" draw:text-style-name="P4" draw:layer="layout" svg:x1="17.988cm" svg:y1="16.9cm" svg:x2="17.988cm" svg:y2="17.5cm">
            <text:p/>
          </draw:line>
          <draw:line draw:style-name="gr146" draw:text-style-name="P4" draw:layer="layout" svg:x1="9.488cm" svg:y1="17cm" svg:x2="9.488cm" svg:y2="11cm">
            <text:p/>
          </draw:line>
          <draw:line draw:style-name="gr146" draw:text-style-name="P4" draw:layer="layout" svg:x1="11.988cm" svg:y1="17cm" svg:x2="9.488cm" svg:y2="17cm">
            <text:p/>
          </draw:line>
          <draw:frame draw:style-name="standard" draw:layer="layout" svg:width="9.912cm" svg:height="3.215cm" svg:x="10.054cm" svg:y="20.53cm">
            <table:table table:template-name="default" table:use-first-row-styles="true" table:use-banding-rows-styles="true">
              <table:table-column table:style-name="co5"/>
              <table:table-column table:style-name="co6"/>
              <table:table-column table:style-name="co7"/>
              <table:table-column table:style-name="co7"/>
              <table:table-column table:style-name="co8"/>
              <table:table-row table:style-name="ro2" table:default-cell-style-name="ce1">
                <table:table-cell>
                  <text:p><text:span text:style-name="T19">M1</text:span></text:p>
                </table:table-cell>
                <table:table-cell>
                  <text:p text:style-name="P19"><text:span text:style-name="T19">M2</text:span></text:p>
                </table:table-cell>
                <table:table-cell>
                  <text:p text:style-name="P19"><text:span text:style-name="T19">M3</text:span></text:p>
                </table:table-cell>
                <table:table-cell>
                  <text:p text:style-name="P19"><text:span text:style-name="T19">M4</text:span></text:p>
                </table:table-cell>
                <table:table-cell>
                  <text:p text:style-name="P19"><text:span text:style-name="T19">Doel</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R</text:span></text:p>
                </table:table-cell>
                <table:table-cell>
                  <text:p text:style-name="P21"><text:span text:style-name="T14">Buffer2 verwarmen,Buffer3 koelen, WP uit</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verwarmen, Buffer3 verwarm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R</text:span></text:p>
                </table:table-cell>
                <table:table-cell>
                  <text:p text:style-name="P21"><text:span text:style-name="T14">Buffer2 dicht, Buffer3 koel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dicht, Buffer3 verwarmen, WP aan</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L</text:span></text:p>
                </table:table-cell>
                <table:table-cell>
                  <text:p text:style-name="P21"><text:span text:style-name="T14">Buffer2 naar primair WP, Buffer3 verwarmen</text:span></text:p>
                </table:table-cell>
              </table:table-row>
            </table:table>
            <draw:image xlink:href="Pictures/TablePreview7.svm" xlink:type="simple" xlink:show="embed" xlink:actuate="onLoad"/>
          </draw:frame>
          <draw:line draw:style-name="gr9" draw:text-style-name="P4" draw:layer="layout" svg:x1="22.988cm" svg:y1="11.5cm" svg:x2="12.988cm" svg:y2="11.5cm">
            <text:p/>
          </draw:line>
          <draw:line draw:style-name="gr15" draw:text-style-name="P4" draw:layer="layout" svg:x1="20.488cm" svg:y1="15.5cm" svg:x2="20.888cm" svg:y2="15.5cm">
            <text:p/>
          </draw:line>
          <draw:line draw:style-name="gr5" draw:text-style-name="P4" draw:layer="layout" svg:x1="23.488cm" svg:y1="16.5cm" svg:x2="22.788cm" svg:y2="16.5cm">
            <text:p/>
          </draw:line>
          <draw:line draw:style-name="gr5" draw:text-style-name="P4" draw:layer="layout" svg:x1="11.988cm" svg:y1="11cm" svg:x2="23.488cm" svg:y2="11cm">
            <text:p/>
          </draw:line>
          <draw:line draw:style-name="gr5" draw:text-style-name="P4" draw:layer="layout" svg:x1="6.888cm" svg:y1="14.5cm" svg:x2="6.488cm" svg:y2="14.5cm">
            <text:p/>
          </draw:line>
          <draw:line draw:style-name="gr5" draw:text-style-name="P4" draw:layer="layout" svg:x1="5.088cm" svg:y1="16.8cm" svg:x2="5.388cm" svg:y2="16.8cm">
            <text:p/>
          </draw:line>
          <draw:line draw:style-name="gr5" draw:text-style-name="P4" draw:layer="layout" svg:x1="4.688cm" svg:y1="18cm" svg:x2="4.692cm" svg:y2="20.1cm">
            <text:p/>
          </draw:line>
          <draw:line draw:style-name="gr5" draw:text-style-name="P4" draw:layer="layout" svg:x1="4.688cm" svg:y1="17.2cm" svg:x2="4.688cm" svg:y2="17.9cm">
            <text:p/>
          </draw:line>
          <draw:line draw:style-name="gr39" draw:text-style-name="P23" draw:layer="layout" svg:x1="4.688cm" svg:y1="17.9cm" svg:x2="4.888cm" svg:y2="17.9cm">
            <text:p text:style-name="P22">`</text:p>
          </draw:line>
          <draw:line draw:style-name="gr5" draw:text-style-name="P4" draw:layer="layout" svg:x1="4.688cm" svg:y1="14.5cm" svg:x2="4.688cm" svg:y2="16.4cm">
            <text:p/>
          </draw:line>
          <draw:line draw:style-name="gr5" draw:text-style-name="P4" draw:layer="layout" svg:x1="4.688cm" svg:y1="14.5cm" svg:x2="5.888cm" svg:y2="14.5cm">
            <text:p/>
          </draw:line>
          <draw:line draw:style-name="gr40" draw:text-style-name="P4" draw:layer="layout" svg:x1="4.688cm" svg:y1="14.5cm" svg:x2="6.288cm" svg:y2="14.5cm">
            <text:p/>
          </draw:line>
          <draw:line draw:style-name="gr40" draw:text-style-name="P4" draw:layer="layout" svg:x1="4.688cm" svg:y1="16.4cm" svg:x2="4.688cm" svg:y2="14.5cm">
            <text:p/>
          </draw:line>
          <draw:line draw:style-name="gr40" draw:text-style-name="P4" draw:layer="layout" svg:x1="4.688cm" svg:y1="17.9cm" svg:x2="4.988cm" svg:y2="17.9cm">
            <text:p/>
          </draw:line>
          <draw:line draw:style-name="gr5" draw:text-style-name="P4" draw:layer="layout" svg:x1="5.388cm" svg:y1="17.5cm" svg:x2="5.388cm" svg:y2="16.8cm">
            <text:p/>
          </draw:line>
          <draw:line draw:style-name="gr5" draw:text-style-name="P4" draw:layer="layout" svg:x1="6.288cm" svg:y1="17.9cm" svg:x2="5.788cm" svg:y2="17.9cm">
            <text:p/>
          </draw:line>
          <draw:line draw:style-name="gr5" draw:text-style-name="P4" draw:layer="layout" svg:x1="6.288cm" svg:y1="15cm" svg:x2="6.288cm" svg:y2="17.9cm">
            <text:p/>
          </draw:line>
          <draw:line draw:style-name="gr41" draw:text-style-name="P4" draw:layer="layout" svg:x1="6.888cm" svg:y1="15cm" svg:x2="6.288cm" svg:y2="15cm">
            <text:p/>
          </draw:line>
          <draw:line draw:style-name="gr10" draw:text-style-name="P4" draw:layer="layout" svg:x1="11.988cm" svg:y1="11cm" svg:x2="23.488cm" svg:y2="11cm">
            <text:p/>
          </draw:line>
          <draw:line draw:style-name="gr130" draw:text-style-name="P4" draw:layer="layout" svg:x1="17.988cm" svg:y1="12.1cm" svg:x2="20.488cm" svg:y2="12.1cm">
            <text:p/>
          </draw:line>
          <draw:line draw:style-name="gr42" draw:text-style-name="P4" draw:layer="layout" svg:x1="21.388cm" svg:y1="19.1cm" svg:x2="21.388cm" svg:y2="18.1cm">
            <text:p/>
          </draw:line>
          <draw:g>
            <draw:custom-shape draw:style-name="gr43" draw:text-style-name="P24" draw:layer="layout" svg:width="12.922cm" svg:height="1.7cm" svg:x="7.727cm" svg:y="18.4cm">
              <text:p/>
              <draw:enhanced-geometry svg:viewBox="0 0 21600 21600" draw:mirror-horizontal="false" draw:mirror-vertical="false" draw:type="rectangle" draw:enhanced-path="M 0 0 L 21600 0 21600 21600 0 21600 0 0 Z N"/>
            </draw:custom-shape>
            <draw:custom-shape draw:style-name="gr44" draw:text-style-name="P26" draw:layer="layout" svg:width="12.922cm" svg:height="0.5cm" svg:x="7.727cm" svg:y="19.6cm">
              <text:p text:style-name="P25"><text:span text:style-name="T11">1</text:span></text:p>
              <draw:enhanced-geometry svg:viewBox="0 0 21600 21600" draw:mirror-horizontal="false" draw:mirror-vertical="false" draw:type="rectangle" draw:enhanced-path="M 0 0 L 21600 0 21600 21600 0 21600 0 0 Z N"/>
            </draw:custom-shape>
            <draw:custom-shape draw:style-name="gr45" draw:text-style-name="P27" draw:layer="layout" svg:width="13.4cm" svg:height="0.201cm" svg:x="7.488cm" svg:y="19.199cm">
              <text:p/>
              <draw:enhanced-geometry svg:viewBox="0 0 21600 21600" draw:mirror-horizontal="false" draw:mirror-vertical="false" draw:type="rectangle" draw:enhanced-path="M 0 0 L 21600 0 21600 21600 0 21600 0 0 Z N"/>
            </draw:custom-shape>
            <draw:custom-shape draw:style-name="gr46" draw:text-style-name="P28" draw:layer="layout" svg:width="12.922cm" svg:height="0.6cm" svg:x="7.727cm" svg:y="18.4cm">
              <text:p text:style-name="P25"><text:span text:style-name="T11">3</text:span></text:p>
              <draw:enhanced-geometry svg:viewBox="0 0 21600 21600" draw:mirror-horizontal="false" draw:mirror-vertical="false" draw:type="rectangle" draw:enhanced-path="M 0 0 L 21600 0 21600 21600 0 21600 0 0 Z N"/>
            </draw:custom-shape>
            <draw:custom-shape draw:style-name="gr47" draw:text-style-name="P6" draw:layer="layout" svg:width="0.477cm" svg:height="0.5cm" svg:x="16.997cm" svg:y="19.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6cm" svg:height="0.4cm" svg:x="8.412cm" svg:y="18.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8cm" svg:height="0.4cm" svg:x="17.299cm" svg:y="18.5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6.288cm" svg:y1="17.9cm" svg:x2="6.288cm" svg:y2="20.6cm">
            <text:p/>
          </draw:line>
          <draw:line draw:style-name="gr5" draw:text-style-name="P4" draw:layer="layout" svg:x1="4.688cm" svg:y1="20.6cm" svg:x2="4.688cm" svg:y2="20.1cm">
            <text:p/>
          </draw:line>
          <draw:line draw:style-name="gr49" draw:text-style-name="P4" draw:layer="layout" svg:x1="8.288cm" svg:y1="18.7cm" svg:x2="15.888cm" svg:y2="18.9cm">
            <text:p/>
          </draw:line>
          <draw:line draw:style-name="gr41" draw:text-style-name="P4" draw:layer="layout" svg:x1="15.888cm" svg:y1="18.9cm" svg:x2="18.888cm" svg:y2="18.7cm">
            <text:p/>
          </draw:line>
          <draw:g>
            <draw:custom-shape draw:style-name="gr50" draw:text-style-name="P30" draw:layer="layout" svg:width="5.5cm" svg:height="3.2cm" svg:x="2.888cm" svg:y="21cm">
              <text:p text:style-name="P29"><text:span text:style-name="T12">2 <text:s text:c="3"/>2</text:span></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3.132cm" svg:y="21.2cm">
              <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5.944cm" svg:y="21.2cm">
              <text:p/>
              <draw:enhanced-geometry svg:viewBox="0 0 21600 21600" draw:mirror-horizontal="false" draw:mirror-vertical="false" draw:type="rectangle" draw:enhanced-path="M 0 0 L 21600 0 21600 21600 0 21600 0 0 Z N"/>
            </draw:custom-shape>
            <draw:custom-shape draw:style-name="gr48" draw:text-style-name="P6" draw:layer="layout" svg:width="0.4cm" svg:height="0.4cm" svg:x="5.388cm" svg:y="2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6" draw:text-style-name="P18" draw:layer="layout" svg:x1="6.988cm" svg:y1="23.3cm" svg:x2="7.784cm" svg:y2="23.3cm">
                <text:p/>
              </draw:line>
            </draw:g>
            <draw:g>
              <draw:line draw:style-name="gr35" draw:text-style-name="P18" draw:layer="layout" svg:x1="6.695cm" svg:y1="22cm" svg:x2="7.888cm" svg:y2="21.9cm">
                <text:p/>
              </draw:line>
              <draw:line draw:style-name="gr35" draw:text-style-name="P18" draw:layer="layout" svg:x1="6.695cm" svg:y1="21.8cm" svg:x2="7.888cm" svg:y2="21.9cm">
                <text:p/>
              </draw:line>
              <draw:line draw:style-name="gr36" draw:text-style-name="P18" draw:layer="layout" svg:x1="6.691cm" svg:y1="23.2cm" svg:x2="7.287cm" svg:y2="23.3cm">
                <text:p/>
              </draw:line>
              <draw:line draw:style-name="gr35" draw:text-style-name="P18" draw:layer="layout" svg:x1="6.695cm" svg:y1="22.2cm" svg:x2="7.888cm" svg:y2="22.1cm">
                <text:p/>
              </draw:line>
              <draw:line draw:style-name="gr35" draw:text-style-name="P18" draw:layer="layout" svg:x1="6.695cm" svg:y1="22cm" svg:x2="7.888cm" svg:y2="22.1cm">
                <text:p/>
              </draw:line>
              <draw:line draw:style-name="gr35" draw:text-style-name="P18" draw:layer="layout" svg:x1="6.695cm" svg:y1="22.4cm" svg:x2="7.888cm" svg:y2="22.3cm">
                <text:p/>
              </draw:line>
              <draw:line draw:style-name="gr35" draw:text-style-name="P18" draw:layer="layout" svg:x1="6.695cm" svg:y1="22.2cm" svg:x2="7.888cm" svg:y2="22.3cm">
                <text:p/>
              </draw:line>
              <draw:line draw:style-name="gr35" draw:text-style-name="P18" draw:layer="layout" svg:x1="6.695cm" svg:y1="21.8cm" svg:x2="7.888cm" svg:y2="21.7cm">
                <text:p/>
              </draw:line>
              <draw:line draw:style-name="gr35" draw:text-style-name="P18" draw:layer="layout" svg:x1="6.695cm" svg:y1="21.6cm" svg:x2="7.888cm" svg:y2="21.7cm">
                <text:p/>
              </draw:line>
              <draw:line draw:style-name="gr36" draw:text-style-name="P18" draw:layer="layout" svg:x1="6.688cm" svg:y1="22.8cm" svg:x2="7.881cm" svg:y2="22.7cm">
                <text:p/>
              </draw:line>
              <draw:line draw:style-name="gr36" draw:text-style-name="P18" draw:layer="layout" svg:x1="6.688cm" svg:y1="22.6cm" svg:x2="7.881cm" svg:y2="22.7cm">
                <text:p/>
              </draw:line>
              <draw:line draw:style-name="gr36" draw:text-style-name="P18" draw:layer="layout" svg:x1="6.688cm" svg:y1="23cm" svg:x2="7.881cm" svg:y2="22.9cm">
                <text:p/>
              </draw:line>
              <draw:line draw:style-name="gr36" draw:text-style-name="P18" draw:layer="layout" svg:x1="6.688cm" svg:y1="22.8cm" svg:x2="7.881cm" svg:y2="22.9cm">
                <text:p/>
              </draw:line>
              <draw:line draw:style-name="gr36" draw:text-style-name="P18" draw:layer="layout" svg:x1="6.688cm" svg:y1="23.2cm" svg:x2="7.881cm" svg:y2="23.1cm">
                <text:p/>
              </draw:line>
              <draw:line draw:style-name="gr36" draw:text-style-name="P18" draw:layer="layout" svg:x1="6.688cm" svg:y1="23cm" svg:x2="7.881cm" svg:y2="23.1cm">
                <text:p/>
              </draw:line>
              <draw:line draw:style-name="gr35" draw:text-style-name="P18" draw:layer="layout" svg:x1="6.688cm" svg:y1="22.6cm" svg:x2="7.881cm" svg:y2="22.5cm">
                <text:p/>
              </draw:line>
              <draw:line draw:style-name="gr35" draw:text-style-name="P18" draw:layer="layout" svg:x1="6.688cm" svg:y1="22.4cm" svg:x2="7.881cm" svg:y2="22.5cm">
                <text:p/>
              </draw:line>
            </draw:g>
            <draw:g>
              <draw:line draw:style-name="gr35" draw:text-style-name="P18" draw:layer="layout" svg:x1="4.481cm" svg:y1="22cm" svg:x2="3.288cm" svg:y2="21.9cm">
                <text:p/>
              </draw:line>
              <draw:line draw:style-name="gr35" draw:text-style-name="P18" draw:layer="layout" svg:x1="4.481cm" svg:y1="21.8cm" svg:x2="3.288cm" svg:y2="21.9cm">
                <text:p/>
              </draw:line>
              <draw:line draw:style-name="gr36" draw:text-style-name="P18" draw:layer="layout" svg:x1="4.485cm" svg:y1="23.2cm" svg:x2="3.889cm" svg:y2="23.3cm">
                <text:p/>
              </draw:line>
              <draw:line draw:style-name="gr35" draw:text-style-name="P18" draw:layer="layout" svg:x1="4.481cm" svg:y1="22.2cm" svg:x2="3.288cm" svg:y2="22.1cm">
                <text:p/>
              </draw:line>
              <draw:line draw:style-name="gr35" draw:text-style-name="P18" draw:layer="layout" svg:x1="4.481cm" svg:y1="22cm" svg:x2="3.288cm" svg:y2="22.1cm">
                <text:p/>
              </draw:line>
              <draw:line draw:style-name="gr35" draw:text-style-name="P18" draw:layer="layout" svg:x1="4.481cm" svg:y1="22.4cm" svg:x2="3.288cm" svg:y2="22.3cm">
                <text:p/>
              </draw:line>
              <draw:line draw:style-name="gr35" draw:text-style-name="P18" draw:layer="layout" svg:x1="4.481cm" svg:y1="22.2cm" svg:x2="3.288cm" svg:y2="22.3cm">
                <text:p/>
              </draw:line>
              <draw:line draw:style-name="gr35" draw:text-style-name="P18" draw:layer="layout" svg:x1="4.481cm" svg:y1="21.8cm" svg:x2="3.288cm" svg:y2="21.7cm">
                <text:p/>
              </draw:line>
              <draw:line draw:style-name="gr35" draw:text-style-name="P18" draw:layer="layout" svg:x1="4.481cm" svg:y1="21.6cm" svg:x2="3.288cm" svg:y2="21.7cm">
                <text:p/>
              </draw:line>
              <draw:line draw:style-name="gr36" draw:text-style-name="P18" draw:layer="layout" svg:x1="4.488cm" svg:y1="22.8cm" svg:x2="3.295cm" svg:y2="22.7cm">
                <text:p/>
              </draw:line>
              <draw:line draw:style-name="gr36" draw:text-style-name="P18" draw:layer="layout" svg:x1="4.488cm" svg:y1="22.6cm" svg:x2="3.295cm" svg:y2="22.7cm">
                <text:p/>
              </draw:line>
              <draw:line draw:style-name="gr36" draw:text-style-name="P18" draw:layer="layout" svg:x1="4.488cm" svg:y1="23cm" svg:x2="3.295cm" svg:y2="22.9cm">
                <text:p/>
              </draw:line>
              <draw:line draw:style-name="gr36" draw:text-style-name="P18" draw:layer="layout" svg:x1="4.488cm" svg:y1="22.8cm" svg:x2="3.295cm" svg:y2="22.9cm">
                <text:p/>
              </draw:line>
              <draw:line draw:style-name="gr36" draw:text-style-name="P18" draw:layer="layout" svg:x1="4.488cm" svg:y1="23.2cm" svg:x2="3.295cm" svg:y2="23.1cm">
                <text:p/>
              </draw:line>
              <draw:line draw:style-name="gr36" draw:text-style-name="P18" draw:layer="layout" svg:x1="4.488cm" svg:y1="23cm" svg:x2="3.295cm" svg:y2="23.1cm">
                <text:p/>
              </draw:line>
              <draw:line draw:style-name="gr35" draw:text-style-name="P18" draw:layer="layout" svg:x1="4.488cm" svg:y1="22.6cm" svg:x2="3.295cm" svg:y2="22.5cm">
                <text:p/>
              </draw:line>
              <draw:line draw:style-name="gr35" draw:text-style-name="P18" draw:layer="layout" svg:x1="4.488cm" svg:y1="22.4cm" svg:x2="3.295cm" svg:y2="22.5cm">
                <text:p/>
              </draw:line>
            </draw:g>
            <draw:custom-shape draw:style-name="gr48" draw:text-style-name="P6" draw:layer="layout" svg:width="0.4cm" svg:height="0.4cm" svg:x="5.488cm" svg:y="23.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2" draw:text-style-name="P32" draw:layer="layout" svg:width="36cm" svg:height="22cm" svg:x="2.488cm" svg:y="2.5cm">
            <text:p/>
            <draw:enhanced-geometry svg:viewBox="0 0 21600 21600" draw:mirror-horizontal="false" draw:mirror-vertical="false" draw:type="rectangle" draw:enhanced-path="M 0 0 L 21600 0 21600 21600 0 21600 0 0 Z N"/>
          </draw:custom-shape>
          <draw:line draw:style-name="gr41" draw:text-style-name="P4" draw:layer="layout" svg:x1="17.988cm" svg:y1="18.5cm" svg:x2="18.788cm" svg:y2="18.7cm">
            <text:p/>
          </draw:line>
          <draw:frame draw:style-name="gr54" draw:text-style-name="P33" draw:layer="layout" svg:width="2.5cm" svg:height="0.963cm" svg:x="20.488cm" svg:y="13.5cm">
            <draw:text-box>
              <text:p text:style-name="P22"><text:span text:style-name="T13">Warmtepomp 4kW</text:span></text:p>
            </draw:text-box>
          </draw:frame>
          <draw:frame draw:style-name="gr55" draw:text-style-name="P34" draw:layer="layout" svg:width="0.502cm" svg:height="1.195cm" svg:x="24.488cm" svg:y="10.2cm">
            <draw:text-box>
              <text:p/>
            </draw:text-box>
          </draw:frame>
          <draw:g>
            <draw:custom-shape draw:style-name="gr28" draw:text-style-name="P12" draw:layer="layout" svg:width="0.4cm" svg:height="0.4cm" draw:transform="rotate (-3.14159265358979) translate (21.588cm 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0.988cm 19.9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188cm" svg:y="1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6" draw:text-style-name="P4" draw:layer="layout" svg:x1="4.688cm" svg:y1="23.3cm" svg:x2="4.688cm" svg:y2="20.1cm">
            <text:p/>
          </draw:line>
          <draw:line draw:style-name="gr57" draw:text-style-name="P4" draw:layer="layout" svg:x1="4.988cm" svg:y1="21.6cm" svg:x2="4.988cm" svg:y2="20.3cm">
            <text:p/>
          </draw:line>
          <draw:line draw:style-name="gr58" draw:text-style-name="P4" draw:layer="layout" svg:x1="19.088cm" svg:y1="19.8cm" svg:x2="15.888cm" svg:y2="20cm">
            <text:p/>
          </draw:line>
          <draw:line draw:style-name="gr59" draw:text-style-name="P4" draw:layer="layout" svg:x1="15.888cm" svg:y1="20cm" svg:x2="8.788cm" svg:y2="19.8cm">
            <text:p/>
          </draw:line>
          <draw:line draw:style-name="gr60" draw:text-style-name="P23" draw:layer="layout" svg:x1="0.488cm" svg:y1="5.5cm" svg:x2="2.488cm" svg:y2="5.5cm">
            <text:p text:style-name="P22">100</text:p>
          </draw:line>
          <draw:frame draw:style-name="gr61" draw:text-style-name="P34" draw:layer="layout" svg:width="0.502cm" svg:height="1.187cm" svg:x="0.788cm" svg:y="7.4cm">
            <draw:text-box>
              <text:p/>
            </draw:text-box>
          </draw:frame>
          <draw:line draw:style-name="gr62" draw:text-style-name="P23" draw:layer="layout" svg:x1="0.488cm" svg:y1="7.5cm" svg:x2="2.488cm" svg:y2="7.5cm">
            <text:p text:style-name="P22">50</text:p>
          </draw:line>
          <draw:line draw:style-name="gr63" draw:text-style-name="P23" draw:layer="layout" svg:x1="0.488cm" svg:y1="6.5cm" svg:x2="2.488cm" svg:y2="6.5cm">
            <text:p text:style-name="P22">80</text:p>
          </draw:line>
          <draw:line draw:style-name="gr64" draw:text-style-name="P23" draw:layer="layout" svg:x1="0.488cm" svg:y1="8.5cm" svg:x2="2.488cm" svg:y2="8.5cm">
            <text:p text:style-name="P22">40</text:p>
          </draw:line>
          <draw:line draw:style-name="gr65" draw:text-style-name="P23" draw:layer="layout" svg:x1="0.488cm" svg:y1="10.5cm" svg:x2="2.488cm" svg:y2="10.5cm">
            <text:p text:style-name="P22">20</text:p>
          </draw:line>
          <draw:line draw:style-name="gr66" draw:text-style-name="P23" draw:layer="layout" svg:x1="0.488cm" svg:y1="9.5cm" svg:x2="2.488cm" svg:y2="9.5cm">
            <text:p text:style-name="P22">30</text:p>
          </draw:line>
          <draw:line draw:style-name="gr67" draw:text-style-name="P23" draw:layer="layout" svg:x1="0.488cm" svg:y1="11.5cm" svg:x2="2.488cm" svg:y2="11.5cm">
            <text:p text:style-name="P22">15</text:p>
          </draw:line>
          <draw:line draw:style-name="gr68" draw:text-style-name="P23" draw:layer="layout" svg:x1="0.488cm" svg:y1="13.5cm" svg:x2="2.488cm" svg:y2="13.5cm">
            <text:p text:style-name="P22">5</text:p>
          </draw:line>
          <draw:line draw:style-name="gr69" draw:text-style-name="P23" draw:layer="layout" svg:x1="0.488cm" svg:y1="12.5cm" svg:x2="2.488cm" svg:y2="12.5cm">
            <text:p text:style-name="P22">10</text:p>
          </draw:line>
          <draw:line draw:style-name="gr56" draw:text-style-name="P4" draw:layer="layout" svg:x1="6.588cm" svg:y1="23.3cm" svg:x2="6.588cm" svg:y2="20.1cm">
            <text:p/>
          </draw:line>
          <draw:line draw:style-name="gr70" draw:text-style-name="P4" draw:layer="layout" svg:x1="6.588cm" svg:y1="20.4cm" svg:x2="6.588cm" svg:y2="20.1cm">
            <text:p/>
          </draw:line>
          <draw:g>
            <draw:custom-shape draw:style-name="gr108" draw:text-style-name="P45" draw:layer="layout" svg:width="0.64cm" svg:height="0.896cm" svg:x="21.315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9" draw:text-style-name="P46" draw:layer="layout" svg:width="0.32cm" svg:height="1.6cm" svg:x="22.268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2.588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svg:x="20.988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1.308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10" draw:text-style-name="P47" draw:layer="layout" svg:width="0.641cm" svg:height="0.896cm" svg:x="21.583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1" draw:text-style-name="P48" draw:layer="layout" svg:width="0.3cm" svg:height="1.2cm" svg:x="21.588cm" svg:y="14.5cm">
              <text:p/>
              <draw:enhanced-geometry svg:viewBox="0 0 640 861" draw:mirror-horizontal="true" draw:mirror-vertical="false" draw:text-areas="257 295 414 566" draw:type="non-primitive" draw:enhanced-path="M 640 233 L 221 293 506 12 367 0 29 406 431 347 145 645 99 520 0 861 326 765 209 711 640 233 640 233 Z N"/>
            </draw:custom-shape>
          </draw:g>
          <draw:line draw:style-name="gr71" draw:text-style-name="P4" draw:layer="layout" svg:x1="6.588cm" svg:y1="20.1cm" svg:x2="4.688cm" svg:y2="20.1cm">
            <text:p/>
          </draw:line>
          <draw:custom-shape draw:style-name="gr48" draw:text-style-name="P6" draw:layer="layout" svg:width="0.4cm" svg:height="0.4cm" svg:x="22.488cm" svg:y="13.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22.988cm" svg:y1="11.5cm" svg:x2="12.988cm" svg:y2="11.5cm">
            <text:p/>
          </draw:line>
          <draw:line draw:style-name="gr72" draw:text-style-name="P4" draw:layer="layout" svg:x1="21.588cm" svg:y1="20.9cm" svg:x2="21.588cm" svg:y2="22cm">
            <text:p/>
          </draw:line>
          <draw:g>
            <draw:custom-shape draw:style-name="gr28" draw:text-style-name="P12" draw:layer="layout" svg:width="0.4cm" svg:height="0.4cm" draw:transform="rotate (-3.14159265358979) translate (21.788cm 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1.188cm 21.1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388cm" svg:y="2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73" draw:text-style-name="P4" draw:layer="layout" svg:x1="6.288cm" svg:y1="21.6cm" svg:x2="7.888cm" svg:y2="21.6cm">
            <text:p/>
          </draw:line>
          <draw:line draw:style-name="gr73" draw:text-style-name="P4" draw:layer="layout" svg:x1="3.388cm" svg:y1="21.6cm" svg:x2="4.988cm" svg:y2="21.6cm">
            <text:p/>
          </draw:line>
          <draw:line draw:style-name="gr74" draw:text-style-name="P4" draw:layer="layout" svg:x1="6.588cm" svg:y1="23.3cm" svg:x2="7.888cm" svg:y2="23.3cm">
            <text:p/>
          </draw:line>
          <draw:line draw:style-name="gr74" draw:text-style-name="P4" draw:layer="layout" svg:x1="3.388cm" svg:y1="23.3cm" svg:x2="4.688cm" svg:y2="23.3cm">
            <text:p/>
          </draw:line>
          <draw:line draw:style-name="gr59" draw:text-style-name="P4" draw:layer="layout" svg:x1="13.988cm" svg:y1="13cm" svg:x2="13.988cm" svg:y2="15.5cm">
            <text:p/>
          </draw:line>
          <draw:line draw:style-name="gr58" draw:text-style-name="P4" draw:layer="layout" svg:x1="16.488cm" svg:y1="19.7cm" svg:x2="18.988cm" svg:y2="19.8cm">
            <text:p/>
          </draw:line>
          <draw:g>
            <draw:custom-shape draw:style-name="gr29" draw:text-style-name="P12" draw:layer="layout" svg:width="0.4cm" svg:height="0.4cm" draw:transform="rotate (-3.14159265358979) translate (23.188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3.188cm" svg:y1="13.8cm" svg:x2="22.788cm" svg:y2="13.8cm">
              <text:p/>
            </draw:line>
            <draw:custom-shape draw:style-name="gr30" draw:text-style-name="P4" draw:layer="layout" svg:width="0.8cm" svg:height="0.8cm" draw:transform="rotate (1.5707963267949) translate (22.588cm 14.4cm)">
              <text:p/>
              <draw:enhanced-geometry svg:viewBox="0 0 21600 21600" draw:mirror-horizontal="true" draw:mirror-vertical="true" draw:type="rectangle" draw:enhanced-path="M 0 0 L 21600 0 21600 21600 0 21600 0 0 Z N"/>
            </draw:custom-shape>
          </draw:g>
          <draw:polygon draw:style-name="gr75" draw:text-style-name="P4" draw:layer="layout" svg:width="0cm" svg:height="0cm" svg:x="4.692cm" svg:y="19.1cm" svg:viewBox="0 0 0 0" draw:points="0,0">
            <text:p/>
          </draw:polygon>
          <draw:polygon draw:style-name="gr76" draw:text-style-name="P4" draw:layer="layout" svg:width="0cm" svg:height="0cm" svg:x="4.692cm" svg:y="17.9cm" svg:viewBox="0 0 0 0" draw:points="0,0">
            <text:p/>
          </draw:polygon>
          <draw:custom-shape draw:style-name="gr77" draw:text-style-name="P4" draw:layer="layout" svg:width="3.1cm" svg:height="7.6cm" svg:x="3.788cm" svg:y="12.2cm">
            <text:p/>
            <draw:enhanced-geometry svg:viewBox="0 0 21600 21600" draw:mirror-vertical="false" draw:mirror-horizontal="false" draw:type="rectangle" draw:enhanced-path="M 0 0 L 21600 0 21600 21600 0 21600 0 0 Z N"/>
          </draw:custom-shape>
          <draw:line draw:style-name="gr40" draw:text-style-name="P4" draw:layer="layout" svg:x1="4.688cm" svg:y1="17.9cm" svg:x2="4.688cm" svg:y2="20.3cm">
            <text:p/>
          </draw:line>
          <draw:line draw:style-name="gr40" draw:text-style-name="P4" draw:layer="layout" svg:x1="4.988cm" svg:y1="20.3cm" svg:x2="6.288cm" svg:y2="20.3cm">
            <text:p/>
          </draw:line>
          <draw:line draw:style-name="gr57" draw:text-style-name="P4" draw:layer="layout" svg:x1="6.288cm" svg:y1="21.6cm" svg:x2="6.288cm" svg:y2="20.3cm">
            <text:p/>
          </draw:line>
          <draw:custom-shape draw:style-name="gr78" draw:text-style-name="P6" draw:layer="layout" svg:width="0.4cm" svg:height="0.384cm" svg:x="4.888cm" svg:y="14.2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6" draw:layer="layout" svg:width="0.4cm" svg:height="0.384cm" svg:x="6.288cm" svg:y="19.11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4.088cm" svg:y="19.3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6" draw:text-style-name="P4" draw:layer="layout" svg:x1="9.488cm" svg:y1="11cm" svg:x2="11.988cm" svg:y2="11cm">
            <text:p/>
          </draw:line>
          <draw:custom-shape draw:style-name="gr132" draw:text-style-name="P4" draw:layer="layout" svg:width="3.5cm" svg:height="4.2cm" draw:transform="rotate (-1.5707963267949) translate (23.888cm 13.5cm)">
            <text:p/>
            <draw:enhanced-geometry svg:viewBox="0 0 21600 21600" draw:mirror-horizontal="true" draw:mirror-vertical="true" draw:type="rectangle" draw:enhanced-path="M 0 0 L 21600 0 21600 21600 0 21600 0 0 Z N"/>
          </draw:custom-shape>
          <draw:line draw:style-name="gr112" draw:text-style-name="P4" draw:layer="layout" svg:x1="9.488cm" svg:y1="11cm" svg:x2="11.988cm" svg:y2="11cm">
            <text:p/>
          </draw:line>
          <draw:g>
            <draw:line draw:style-name="gr80" draw:text-style-name="P4" draw:layer="layout" svg:x1="17.088cm" svg:y1="6.9cm" svg:x2="17.088cm" svg:y2="8.7cm">
              <text:p/>
            </draw:line>
            <draw:line draw:style-name="gr81" draw:text-style-name="P4" draw:layer="layout" svg:x1="16.588cm" svg:y1="10.5cm" svg:x2="16.588cm" svg:y2="6.9cm">
              <text:p/>
            </draw:line>
            <draw:line draw:style-name="gr42" draw:text-style-name="P4" draw:layer="layout" svg:x1="21.188cm" svg:y1="9.3cm" svg:x2="19.088cm" svg:y2="9.3cm">
              <text:p/>
            </draw:line>
            <draw:line draw:style-name="gr80" draw:text-style-name="P4" draw:layer="layout" svg:x1="16.588cm" svg:y1="10.5cm" svg:x2="15.388cm" svg:y2="10.5cm">
              <text:p/>
            </draw:line>
            <draw:custom-shape draw:style-name="gr82" draw:text-style-name="P4" draw:layer="layout" svg:width="0.1cm" svg:height="1.6cm" svg:x="18.188cm" svg:y="7.7cm">
              <text:p/>
              <draw:enhanced-geometry svg:viewBox="0 0 21600 21600" draw:mirror-horizontal="true" draw:type="rectangle" draw:enhanced-path="M 0 0 L 21600 0 21600 21600 0 21600 0 0 Z N"/>
            </draw:custom-shape>
            <draw:line draw:style-name="gr83" draw:text-style-name="P4" draw:layer="layout" svg:x1="19.088cm" svg:y1="5.9cm" svg:x2="20.788cm" svg:y2="5.9cm">
              <text:p/>
            </draw:line>
            <draw:line draw:style-name="gr83" draw:text-style-name="P4" draw:layer="layout" svg:x1="17.488cm" svg:y1="5.9cm" svg:x2="17.488cm" svg:y2="8.7cm">
              <text:p/>
            </draw:line>
            <draw:line draw:style-name="gr80" draw:text-style-name="P4" draw:layer="layout" svg:x1="16.588cm" svg:y1="6.9cm" svg:x2="20.788cm" svg:y2="6.9cm">
              <text:p/>
            </draw:line>
            <draw:g>
              <draw:custom-shape draw:style-name="gr29" draw:text-style-name="P12" draw:layer="layout" svg:width="0.4cm" svg:height="0.4cm" draw:transform="rotate (-1.5707963267949) translate (21.588cm 5.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6.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1.5707963267949) translate (21.588cm 6.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7.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84" draw:text-style-name="P4" draw:layer="layout" svg:x1="18.188cm" svg:y1="9.3cm" svg:x2="19.088cm" svg:y2="9.3cm">
              <text:p/>
            </draw:line>
            <draw:g>
              <draw:custom-shape draw:style-name="gr29" draw:text-style-name="P35" draw:layer="layout" svg:width="0.4cm" svg:height="0.4cm" svg:x="16.397cm" svg:y="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0.4cm" svg:height="0.4cm" draw:transform="rotate (-1.5707963267949) translate (16.607cm 5.7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7" draw:layer="layout" svg:width="0.4cm" svg:height="0.4cm" draw:transform="rotate (-1.5707963267949) translate (16.988cm 5.709cm)">
                <text:p text:style-name="P36"><text:span text:style-name="T14">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6.988cm 6.286cm)">
                <text:p/>
                <draw:enhanced-geometry svg:viewBox="0 0 21600 21600" draw:mirror-horizontal="true" draw:mirror-vertical="false" draw:type="rectangle" draw:enhanced-path="M 0 0 L 21600 0 21600 21600 0 21600 0 0 Z N"/>
              </draw:custom-shape>
              <draw:line draw:style-name="gr31" draw:text-style-name="P4" draw:layer="layout" svg:x1="16.588cm" svg:y1="5.909cm" svg:x2="16.588cm" svg:y2="5.688cm">
                <text:p/>
              </draw:line>
              <draw:custom-shape draw:style-name="gr30" draw:text-style-name="P4" draw:layer="layout" svg:width="0.8cm" svg:height="0.8cm" draw:transform="rotate (1.5707963267949) translate (16.188cm 6.286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6.388cm" svg:y="5.4cm">
                <text:p text:style-name="P14"><text:span text:style-name="T6">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86" draw:text-style-name="P4" draw:layer="layout" svg:x1="19.088cm" svg:y1="5.9cm" svg:x2="16.988cm" svg:y2="5.9cm">
              <text:p/>
            </draw:line>
            <draw:line draw:style-name="gr80" draw:text-style-name="P4" draw:layer="layout" svg:x1="18.188cm" svg:y1="7.7cm" svg:x2="18.188cm" svg:y2="6.9cm">
              <text:p/>
            </draw:line>
            <draw:line draw:style-name="gr81" draw:text-style-name="P4" draw:layer="layout" svg:x1="16.588cm" svg:y1="6.9cm" svg:x2="16.588cm" svg:y2="6.3cm">
              <text:p/>
            </draw:line>
            <draw:frame draw:style-name="gr87" draw:text-style-name="P33" draw:layer="layout" svg:width="2.5cm" svg:height="0.607cm" svg:x="18.288cm" svg:y="9.5cm">
              <draw:text-box>
                <text:p text:style-name="P22"><text:span text:style-name="T13">kraanwater</text:span></text:p>
              </draw:text-box>
            </draw:frame>
            <draw:frame draw:style-name="gr54" draw:text-style-name="P33" draw:layer="layout" svg:width="1.7cm" svg:height="0.963cm" svg:x="18.488cm" svg:y="7.937cm">
              <draw:text-box>
                <text:p text:style-name="P22"><text:span text:style-name="T13">Douche</text:span></text:p>
                <text:p text:style-name="P22"><text:span text:style-name="T13">WTW</text:span></text:p>
              </draw:text-box>
            </draw:frame>
            <draw:frame draw:style-name="gr87" draw:text-style-name="P33" draw:layer="layout" svg:width="2.3cm" svg:height="0.607cm" svg:x="19.288cm" svg:y="6.1cm">
              <draw:text-box>
                <text:p text:style-name="P22"><text:span text:style-name="T13">Mengkraan</text:span></text:p>
              </draw:text-box>
            </draw:frame>
            <draw:custom-shape draw:style-name="gr88" draw:text-style-name="P4" draw:layer="layout" svg:width="2.8cm" svg:height="2cm" svg:x="19.088cm" svg:y="5.4cm">
              <text:p/>
              <draw:enhanced-geometry svg:viewBox="0 0 21600 21600" draw:type="rectangle" draw:enhanced-path="M 0 0 L 21600 0 21600 21600 0 21600 0 0 Z N"/>
            </draw:custom-shape>
            <draw:custom-shape draw:style-name="gr89" draw:text-style-name="P4" draw:layer="layout" svg:width="1.3cm" svg:height="4.1cm" svg:x="17.788cm" svg:y="5.4cm">
              <text:p/>
              <draw:enhanced-geometry svg:viewBox="0 0 21600 21600" draw:type="rectangle" draw:enhanced-path="M 0 0 L 21600 0 21600 21600 0 21600 0 0 Z N"/>
            </draw:custom-shape>
          </draw:g>
          <draw:line draw:style-name="gr90" draw:text-style-name="P4" draw:layer="layout" svg:x1="6.288cm" svg:y1="17.9cm" svg:x2="6.288cm" svg:y2="20.4cm">
            <text:p/>
          </draw:line>
          <draw:g>
            <draw:custom-shape draw:style-name="gr28" draw:text-style-name="P12" draw:layer="layout" svg:width="0.2cm" svg:height="0.205cm" draw:transform="rotate (-3.14159265358979) translate (4.788cm 19.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svg:x="4.588cm" svg:y="19.7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0" draw:text-style-name="P4" draw:layer="layout" svg:x1="6.288cm" svg:y1="17.9cm" svg:x2="5.588cm" svg:y2="17.9cm">
            <text:p/>
          </draw:line>
          <draw:g>
            <draw:custom-shape draw:style-name="gr28" draw:text-style-name="P12" draw:layer="layout" svg:width="0.4cm" svg:height="0.4cm" svg:x="4.488cm" svg:y="1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4.888cm" svg:y1="15.5cm" svg:x2="4.488cm" svg:y2="15.5cm">
              <text:p/>
            </draw:line>
            <draw:custom-shape draw:style-name="gr30" draw:text-style-name="P4" draw:layer="layout" svg:width="0.8cm" svg:height="0.8cm" draw:transform="rotate (-1.5707963267949) translate (5.088cm 15.3cm)">
              <text:p/>
              <draw:enhanced-geometry svg:viewBox="0 0 21600 21600" draw:mirror-horizontal="false" draw:mirror-vertical="false" draw:type="rectangle" draw:enhanced-path="M 0 0 L 21600 0 21600 21600 0 21600 0 0 Z N"/>
            </draw:custom-shape>
          </draw:g>
          <draw:g>
            <draw:custom-shape draw:style-name="gr29" draw:text-style-name="P12" draw:layer="layout" svg:width="0.4cm" svg:height="0.4cm" draw:transform="rotate (-1.5707963267949) translate (5.788cm 1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5.788cm 18.327cm)">
              <text:p/>
              <draw:enhanced-geometry svg:viewBox="0 0 21600 21600" draw:mirror-horizontal="true" draw:mirror-vertical="true" draw:type="rectangle" draw:enhanced-path="M 0 0 L 21600 0 21600 21600 0 21600 0 0 Z N"/>
            </draw:custom-shape>
            <draw:custom-shape draw:style-name="gr120" draw:text-style-name="P51" draw:layer="layout" svg:width="0.4cm" svg:height="0.4cm" draw:transform="rotate (-1.5707963267949) translate (5.388cm 17.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5.388cm" svg:y1="17.725cm" svg:x2="5.388cm" svg:y2="18.125cm">
              <text:p/>
            </draw:line>
            <draw:custom-shape draw:style-name="gr30" draw:text-style-name="P4" draw:layer="layout" svg:width="0.8cm" svg:height="0.8cm" draw:transform="rotate (1.5707963267949) translate (4.988cm 18.327cm)">
              <text:p/>
              <draw:enhanced-geometry svg:viewBox="0 0 21600 21600" draw:mirror-horizontal="true" draw:mirror-vertical="true" draw:type="rectangle" draw:enhanced-path="M 0 0 L 21600 0 21600 21600 0 21600 0 0 Z N"/>
            </draw:custom-shape>
            <draw:custom-shape draw:style-name="gr93" draw:text-style-name="P44" draw:layer="layout" svg:width="0.4cm" svg:height="0.4cm" svg:x="5.183cm" svg:y="18cm">
              <text:p text:style-name="P5"><text:span text:style-name="T4">M1</text:span></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5.188cm" svg:y="17.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3.14159265358979) translate (20.688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0.688cm" svg:y1="13.8cm" svg:x2="20.288cm" svg:y2="13.8cm">
              <text:p/>
            </draw:line>
            <draw:custom-shape draw:style-name="gr30" draw:text-style-name="P4" draw:layer="layout" svg:width="0.8cm" svg:height="0.8cm" draw:transform="rotate (1.5707963267949) translate (20.088cm 14.4cm)">
              <text:p/>
              <draw:enhanced-geometry svg:viewBox="0 0 21600 21600" draw:mirror-horizontal="true" draw:mirror-vertical="true" draw:type="rectangle" draw:enhanced-path="M 0 0 L 21600 0 21600 21600 0 21600 0 0 Z N"/>
            </draw:custom-shape>
          </draw:g>
          <draw:line draw:style-name="gr40" draw:text-style-name="P4" draw:layer="layout" svg:x1="4.688cm" svg:y1="17.9cm" svg:x2="4.688cm" svg:y2="17.2cm">
            <text:p/>
          </draw:line>
          <draw:line draw:style-name="gr40" draw:text-style-name="P4" draw:layer="layout" svg:x1="5.388cm" svg:y1="17.5cm" svg:x2="5.388cm" svg:y2="16.8cm">
            <text:p/>
          </draw:line>
          <draw:line draw:style-name="gr41" draw:text-style-name="P4" draw:layer="layout" svg:x1="6.888cm" svg:y1="14.5cm" svg:x2="6.288cm" svg:y2="14.5cm">
            <text:p/>
          </draw:line>
          <draw:line draw:style-name="gr40" draw:text-style-name="P4" draw:layer="layout" svg:x1="5.088cm" svg:y1="16.8cm" svg:x2="5.388cm" svg:y2="16.8cm">
            <text:p/>
          </draw:line>
          <draw:g>
            <draw:custom-shape draw:style-name="gr29" draw:text-style-name="P35" draw:layer="layout" svg:width="0.4cm" svg:height="0.4cm" draw:transform="rotate (1.5702727280193) translate (4.668cm 17.021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0690548142) translate (4.871cm 17.22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39" draw:layer="layout" svg:width="0.4cm" svg:height="0.4cm" draw:transform="rotate (-0.000523598775597623) translate (4.471cm 16.425cm)">
              <text:p text:style-name="P38"><text:span text:style-name="T15">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2" draw:text-style-name="P4" draw:layer="layout" svg:width="0.8cm" svg:height="0.795cm" draw:transform="rotate (-1.57131992557049) translate (5.088cm 16.451cm)">
              <text:p/>
              <draw:enhanced-geometry svg:viewBox="0 0 21600 21600" draw:mirror-horizontal="false" draw:mirror-vertical="true" draw:type="rectangle" draw:enhanced-path="M 0 0 L 21600 0 21600 21600 0 21600 0 0 Z N"/>
            </draw:custom-shape>
            <draw:line draw:style-name="gr31" draw:text-style-name="P4" draw:layer="layout" svg:x1="4.671cm" svg:y1="16.821cm" svg:x2="4.45cm" svg:y2="16.821cm">
              <text:p/>
            </draw:line>
            <draw:custom-shape draw:style-name="gr92" draw:text-style-name="P4" draw:layer="layout" svg:width="0.8cm" svg:height="0.795cm" draw:transform="rotate (3.14106905481419) translate (5.048cm 17.1cm)">
              <text:p/>
              <draw:enhanced-geometry svg:viewBox="0 0 21600 21600" draw:mirror-horizontal="false" draw:mirror-vertical="true" draw:type="rectangle" draw:enhanced-path="M 0 0 L 21600 0 21600 21600 0 21600 0 0 Z N"/>
            </draw:custom-shape>
            <draw:custom-shape draw:style-name="gr93" draw:text-style-name="P15" draw:layer="layout" svg:width="0.4cm" svg:height="0.4cm" draw:transform="rotate (-1.5702727280193) translate (4.533cm 16.613cm)">
              <text:p text:style-name="P14"><text:span text:style-name="T6">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41" draw:text-style-name="P4" draw:layer="layout" svg:x1="6.288cm" svg:y1="17.9cm" svg:x2="6.288cm" svg:y2="15cm">
            <text:p/>
          </draw:line>
          <draw:g>
            <draw:custom-shape draw:style-name="gr19" draw:text-style-name="P7" draw:layer="layout" svg:width="1cm" svg:height="1cm" draw:transform="rotate (1.5707963267949) translate (5.488cm 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draw:transform="rotate (-1.5707963267949) translate (6.388cm 14.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5.592cm" svg:y="14.1cm">
              <text:p text:style-name="P9"><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4" draw:layer="layout" svg:x1="14.988cm" svg:y1="19.8cm" svg:x2="14.988cm" svg:y2="18.051cm">
              <text:p/>
            </draw:line>
            <draw:line draw:style-name="gr133" draw:text-style-name="P4" draw:layer="layout" svg:x1="14.988cm" svg:y1="18cm" svg:x2="14.988cm" svg:y2="19.8cm">
              <text:p/>
            </draw:line>
            <draw:line draw:style-name="gr133" draw:text-style-name="P4" draw:layer="layout" svg:x1="15.088cm" svg:y1="18cm" svg:x2="15.088cm" svg:y2="19.8cm">
              <text:p/>
            </draw:line>
            <draw:line draw:style-name="gr133" draw:text-style-name="P4" draw:layer="layout" svg:x1="14.888cm" svg:y1="18cm" svg:x2="14.888cm" svg:y2="19.8cm">
              <text:p/>
            </draw:line>
          </draw:g>
          <draw:g>
            <draw:line draw:style-name="gr5" draw:text-style-name="P4" draw:layer="layout" svg:x1="16.488cm" svg:y1="18.2cm" svg:x2="16.488cm" svg:y2="19.7cm">
              <text:p/>
            </draw:line>
            <draw:line draw:style-name="gr116" draw:text-style-name="P4" draw:layer="layout" svg:x1="16.388cm" svg:y1="19.7cm" svg:x2="16.388cm" svg:y2="18.2cm">
              <text:p/>
            </draw:line>
            <draw:line draw:style-name="gr116" draw:text-style-name="P4" draw:layer="layout" svg:x1="16.588cm" svg:y1="19.7cm" svg:x2="16.588cm" svg:y2="18.2cm">
              <text:p/>
            </draw:line>
            <draw:line draw:style-name="gr116" draw:text-style-name="P4" draw:layer="layout" svg:x1="16.488cm" svg:y1="19.7cm" svg:x2="16.488cm" svg:y2="18.2cm">
              <text:p/>
            </draw:line>
          </draw:g>
          <draw:polygon draw:style-name="gr145" draw:text-style-name="P22" draw:layer="layout" svg:width="0.799cm" svg:height="0.799cm" draw:transform="rotate (-3.14159265358979) translate (10.088cm 17.2cm)" svg:viewBox="0 0 800 800" draw:points="800,0 0,0 0,400 400,400 400,800 800,800">
            <text:p/>
          </draw:polygon>
          <draw:line draw:style-name="gr134" draw:text-style-name="P4" draw:layer="layout" svg:x1="11.988cm" svg:y1="17cm" svg:x2="9.488cm" svg:y2="17cm">
            <text:p/>
          </draw:line>
          <draw:line draw:style-name="gr112" draw:text-style-name="P4" draw:layer="layout" svg:x1="9.488cm" svg:y1="11cm" svg:x2="9.488cm" svg:y2="10.5cm">
            <text:p/>
          </draw:line>
          <draw:line draw:style-name="gr128" draw:text-style-name="P4" draw:layer="layout" svg:x1="11.988cm" svg:y1="12cm" svg:x2="11.988cm" svg:y2="13cm">
            <text:p/>
          </draw:line>
          <draw:line draw:style-name="gr129" draw:text-style-name="P4" draw:layer="layout" svg:x1="16.488cm" svg:y1="15.4cm" svg:x2="16.488cm" svg:y2="18.2cm">
            <text:p/>
          </draw:line>
          <draw:g>
            <draw:line draw:style-name="gr5" draw:text-style-name="P4" draw:layer="layout" svg:x1="17.988cm" svg:y1="18.5cm" svg:x2="17.988cm" svg:y2="17cm">
              <text:p/>
            </draw:line>
            <draw:line draw:style-name="gr135" draw:text-style-name="P4" draw:layer="layout" svg:x1="17.988cm" svg:y1="17cm" svg:x2="17.988cm" svg:y2="18.5cm">
              <text:p/>
            </draw:line>
            <draw:line draw:style-name="gr135" draw:text-style-name="P4" draw:layer="layout" svg:x1="17.888cm" svg:y1="17cm" svg:x2="17.888cm" svg:y2="18.5cm">
              <text:p/>
            </draw:line>
            <draw:line draw:style-name="gr135" draw:text-style-name="P4" draw:layer="layout" svg:x1="18.088cm" svg:y1="17cm" svg:x2="18.088cm" svg:y2="18.5cm">
              <text:p/>
            </draw:line>
          </draw:g>
          <draw:g>
            <draw:line draw:style-name="gr5" draw:text-style-name="P4" draw:layer="layout" svg:x1="14.488cm" svg:y1="17.465cm" svg:x2="14.488cm" svg:y2="18.465cm">
              <text:p/>
            </draw:line>
            <draw:line draw:style-name="gr112" draw:text-style-name="P4" draw:layer="layout" svg:x1="14.488cm" svg:y1="18.465cm" svg:x2="14.488cm" svg:y2="17.465cm">
              <text:p/>
            </draw:line>
            <draw:line draw:style-name="gr112" draw:text-style-name="P4" draw:layer="layout" svg:x1="14.588cm" svg:y1="18.465cm" svg:x2="14.588cm" svg:y2="17.465cm">
              <text:p/>
            </draw:line>
            <draw:line draw:style-name="gr112" draw:text-style-name="P4" draw:layer="layout" svg:x1="14.388cm" svg:y1="18.465cm" svg:x2="14.388cm" svg:y2="17.465cm">
              <text:p/>
            </draw:line>
          </draw:g>
          <draw:line draw:style-name="gr134" draw:text-style-name="P4" draw:layer="layout" svg:x1="14.488cm" svg:y1="16cm" svg:x2="14.488cm" svg:y2="17.5cm">
            <text:p/>
          </draw:line>
          <draw:custom-shape draw:style-name="gr136" draw:text-style-name="P4" draw:layer="layout" svg:width="8.7cm" svg:height="1.8cm" svg:x="8.788cm" svg:y="10.8cm">
            <text:p/>
            <draw:enhanced-geometry svg:viewBox="0 0 21600 21600" draw:mirror-horizontal="false" draw:mirror-vertical="true" draw:type="rectangle" draw:enhanced-path="M 0 0 L 21600 0 21600 21600 0 21600 0 0 Z N"/>
          </draw:custom-shape>
          <draw:g>
            <draw:custom-shape draw:style-name="gr28" draw:text-style-name="P12" draw:layer="layout" svg:width="0.2cm" svg:height="0.2cm" svg:x="20.388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0.588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svg:x="22.888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3.088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6.888cm 14.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6.688cm 1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17" draw:text-style-name="P4" draw:layer="layout" svg:x1="17.988cm" svg:y1="16.9cm" svg:x2="17.988cm" svg:y2="15.4cm">
            <text:p/>
          </draw:line>
          <draw:g>
            <draw:custom-shape draw:style-name="gr29" draw:text-style-name="P12" draw:layer="layout" svg:width="0.4cm" svg:height="0.4cm" svg:x="17.788cm" svg:y="15.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8.415cm 15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8.188cm 1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7.813cm" svg:y1="15.4cm" svg:x2="18.213cm" svg:y2="15.4cm">
              <text:p/>
            </draw:line>
            <draw:custom-shape draw:style-name="gr30" draw:text-style-name="P4" draw:layer="layout" svg:width="0.8cm" svg:height="0.8cm" draw:transform="rotate (-3.14159265358979) translate (18.415cm 15.8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8.488cm 15.195cm)">
              <text:p text:style-name="P5"><text:span text:style-name="T4">M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7.988cm 1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34" draw:text-style-name="P4" draw:layer="layout" svg:x1="11.988cm" svg:y1="17cm" svg:x2="12.988cm" svg:y2="17cm">
            <text:p/>
          </draw:line>
          <draw:g>
            <draw:custom-shape draw:style-name="gr29" draw:text-style-name="P12" draw:layer="layout" svg:width="0.4cm" svg:height="0.4cm" draw:transform="rotate (-1.5707963267949) translate (11.888cm 16.8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1.488cm" svg:y1="16.8cm" svg:x2="11.488cm" svg:y2="17.2cm">
              <text:p/>
            </draw:line>
            <draw:custom-shape draw:style-name="gr30" draw:text-style-name="P4" draw:layer="layout" svg:width="0.8cm" svg:height="0.8cm" draw:transform="rotate (-3.14159265358979) translate (12.088cm 17.4cm)">
              <text:p/>
              <draw:enhanced-geometry svg:viewBox="0 0 21600 21600" draw:mirror-horizontal="true" draw:mirror-vertical="true" draw:type="rectangle" draw:enhanced-path="M 0 0 L 21600 0 21600 21600 0 21600 0 0 Z N"/>
            </draw:custom-shape>
          </draw:g>
          <draw:line draw:style-name="gr130" draw:text-style-name="P4" draw:layer="layout" svg:x1="17.988cm" svg:y1="12.1cm" svg:x2="17.988cm" svg:y2="13.5cm">
            <text:p/>
          </draw:line>
          <draw:line draw:style-name="gr59" draw:text-style-name="P4" draw:layer="layout" svg:x1="19.988cm" svg:y1="16.5cm" svg:x2="20.888cm" svg:y2="16.5cm">
            <text:p/>
          </draw:line>
          <draw:g>
            <draw:custom-shape draw:style-name="gr19" draw:text-style-name="P7" draw:layer="layout" svg:width="1cm" svg:height="1cm" svg:x="19.988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0.16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0.089cm" svg:y="14.403cm">
              <text:p text:style-name="P9"><text:span text:style-name="T5">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0" draw:text-style-name="P4" draw:layer="layout" svg:x1="23.488cm" svg:y1="16.5cm" svg:x2="23.488cm" svg:y2="11cm">
            <text:p/>
          </draw:line>
          <draw:g>
            <draw:custom-shape draw:style-name="gr19" draw:text-style-name="P7" draw:layer="layout" svg:width="1cm" svg:height="1cm" svg:x="22.488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2.66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2.589cm" svg:y="14.403cm">
              <text:p text:style-name="P9"><text:span text:style-name="T5">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4" draw:layer="layout" svg:x1="15.488cm" svg:y1="15cm" svg:x2="15.488cm" svg:y2="13.5cm">
            <text:p/>
          </draw:line>
          <draw:g>
            <draw:custom-shape draw:style-name="gr102" draw:text-style-name="P4" draw:layer="layout" svg:width="0.8cm" svg:height="0.8cm" draw:transform="rotate (-3.12501202569585) translate (15.901cm 13.933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draw:transform="rotate (-1.5707963267949) translate (15.494cm 13.2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1.5707963267949) translate (15.894cm 13.2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1.58737695468884) translate (15.101cm 13.946cm)">
              <text:p/>
              <draw:enhanced-geometry svg:viewBox="0 0 21600 21600" draw:mirror-horizontal="false" draw:mirror-vertical="false" draw:type="rectangle" draw:enhanced-path="M 0 0 L 21600 0 21600 21600 0 21600 0 0 Z N"/>
            </draw:custom-shape>
            <draw:g>
              <draw:line draw:style-name="gr104" draw:text-style-name="P4" draw:layer="layout" svg:x1="15.494cm" svg:y1="13.492cm" svg:x2="15.494cm" svg:y2="13.332cm">
                <text:p/>
              </draw:line>
              <draw:custom-shape draw:style-name="gr147" draw:text-style-name="P44" draw:layer="layout" svg:width="0.393cm" svg:height="0.367cm" draw:transform="rotate (-0.0165806278939462) translate (15.295cm 13cm)">
                <text:p text:style-name="P5"><text:span text:style-name="T4">M2</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15.294cm" svg:y="13.4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7" draw:text-style-name="P6" draw:layer="layout" svg:width="0.4cm" svg:height="0.384cm" svg:x="13.988cm" svg:y="4.5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5.297cm 4.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78cm 4.46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78cm 5.043cm)">
              <text:p/>
              <draw:enhanced-geometry svg:viewBox="0 0 21600 21600" draw:mirror-horizontal="true" draw:mirror-vertical="false" draw:type="rectangle" draw:enhanced-path="M 0 0 L 21600 0 21600 21600 0 21600 0 0 Z N"/>
            </draw:custom-shape>
            <draw:line draw:style-name="gr31" draw:text-style-name="P4" draw:layer="layout" svg:x1="15.278cm" svg:y1="4.666cm" svg:x2="15.278cm" svg:y2="4.445cm">
              <text:p/>
            </draw:line>
            <draw:custom-shape draw:style-name="gr30" draw:text-style-name="P4" draw:layer="layout" svg:width="0.8cm" svg:height="0.8cm" draw:transform="rotate (1.5707963267949) translate (14.878cm 5.043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78cm" svg:y="4.157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888cm" svg:y1="4.7cm" svg:x2="14.388cm" svg:y2="4.686cm">
            <text:p/>
          </draw:line>
          <draw:line draw:style-name="gr26" draw:text-style-name="P4" draw:layer="layout" svg:x1="14.888cm" svg:y1="4.014cm" svg:x2="14.788cm" svg:y2="4cm">
            <text:p/>
          </draw:line>
          <draw:g>
            <draw:g>
              <draw:line draw:style-name="gr5" draw:text-style-name="P4" draw:layer="layout" svg:x1="12.788cm" svg:y1="4.6cm" svg:x2="7.488cm" svg:y2="4.6cm">
                <text:p/>
              </draw:line>
              <draw:custom-shape draw:style-name="gr95" draw:text-style-name="P40" draw:layer="layout" svg:width="1.2cm" svg:height="1.2cm" svg:x="4.988cm" svg:y="3.6cm">
                <text:p/>
                <draw:enhanced-geometry svg:viewBox="0 0 21600 21600" draw:mirror-horizontal="tru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96" draw:text-style-name="P18" draw:layer="layout" svg:x1="7.388cm" svg:y1="4.4cm" svg:x2="7.388cm" svg:y2="6.4cm">
                  <text:p/>
                </draw:line>
                <draw:line draw:style-name="gr97" draw:text-style-name="P41" draw:layer="layout" svg:x1="6.588cm" svg:y1="4.4cm" svg:x2="6.588cm" svg:y2="6.4cm">
                  <text:p/>
                </draw:line>
                <draw:line draw:style-name="gr96" draw:text-style-name="P18" draw:layer="layout" svg:x1="6.748cm" svg:y1="4.4cm" svg:x2="6.748cm" svg:y2="6.4cm">
                  <text:p/>
                </draw:line>
                <draw:line draw:style-name="gr96" draw:text-style-name="P18" draw:layer="layout" svg:x1="6.908cm" svg:y1="4.4cm" svg:x2="6.908cm" svg:y2="6.4cm">
                  <text:p/>
                </draw:line>
                <draw:line draw:style-name="gr96" draw:text-style-name="P18" draw:layer="layout" svg:x1="7.068cm" svg:y1="4.4cm" svg:x2="7.068cm" svg:y2="6.4cm">
                  <text:p/>
                </draw:line>
                <draw:line draw:style-name="gr96" draw:text-style-name="P18" draw:layer="layout" svg:x1="7.228cm" svg:y1="4.4cm" svg:x2="7.228cm" svg:y2="6.4cm">
                  <text:p/>
                </draw:line>
              </draw:g>
              <draw:custom-shape draw:style-name="gr16" draw:text-style-name="P6" draw:layer="layout" svg:width="0.4cm" svg:height="0.4cm" svg:x="7.188cm" svg:y="4.1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2.188cm" svg:y1="5cm" svg:x2="6.788cm" svg:y2="5cm">
                <text:p/>
              </draw:line>
              <draw:line draw:style-name="gr98" draw:text-style-name="P4" draw:layer="layout" svg:x1="7.388cm" svg:y1="4.6cm" svg:x2="12.788cm" svg:y2="4.6cm">
                <text:p/>
              </draw:line>
            </draw:g>
            <draw:frame draw:style-name="gr87" draw:text-style-name="P33" draw:layer="layout" svg:width="3cm" svg:height="0.607cm" svg:x="5.488cm" svg:y="6.4cm">
              <draw:text-box>
                <text:p text:style-name="P22"><text:span text:style-name="T13">Zonnecollectoren</text:span></text:p>
              </draw:text-box>
            </draw:frame>
            <draw:custom-shape draw:style-name="gr99" draw:text-style-name="P4" draw:layer="layout" svg:width="4.4cm" svg:height="3.8cm" svg:x="4.588cm" svg:y="3.5cm">
              <text:p/>
              <draw:enhanced-geometry svg:viewBox="0 0 21600 21600" draw:mirror-horizontal="true" draw:type="rectangle" draw:enhanced-path="M 0 0 L 21600 0 21600 21600 0 21600 0 0 Z N"/>
            </draw:custom-shape>
          </draw:g>
          <draw:line draw:style-name="gr13" draw:text-style-name="P4" draw:layer="layout" svg:x1="12.788cm" svg:y1="4.6cm" svg:x2="12.788cm" svg:y2="8.4cm">
            <text:p/>
          </draw:line>
          <draw:line draw:style-name="gr59" draw:text-style-name="P4" draw:layer="layout" svg:x1="14.988cm" svg:y1="19.8cm" svg:x2="8.788cm" svg:y2="19.8cm">
            <text:p/>
          </draw:line>
          <draw:line draw:style-name="gr41" draw:text-style-name="P4" draw:layer="layout" svg:x1="8.288cm" svg:y1="18.7cm" svg:x2="14.488cm" svg:y2="18.5cm">
            <text:p/>
          </draw:line>
          <draw:line draw:style-name="gr10" draw:text-style-name="P4" draw:layer="layout" svg:x1="9.488cm" svg:y1="11cm" svg:x2="9.488cm" svg:y2="17cm">
            <text:p/>
          </draw:line>
          <draw:line draw:style-name="gr134" draw:text-style-name="P4" draw:layer="layout" svg:x1="11.988cm" svg:y1="17cm" svg:x2="11.988cm" svg:y2="16.4cm">
            <text:p/>
          </draw:line>
          <draw:g>
            <draw:custom-shape draw:style-name="gr102" draw:text-style-name="P4" draw:layer="layout" svg:width="0.8cm" svg:height="0.8cm" draw:transform="rotate (-1.55421569890095) translate (12.427cm 15.587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svg:x="11.784cm" svg:y="15.9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59265358979) translate (12.184cm 15.9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3.12501202569585) translate (12.44cm 16.387cm)">
              <text:p/>
              <draw:enhanced-geometry svg:viewBox="0 0 21600 21600" draw:mirror-horizontal="false" draw:mirror-vertical="false" draw:type="rectangle" draw:enhanced-path="M 0 0 L 21600 0 21600 21600 0 21600 0 0 Z N"/>
            </draw:custom-shape>
            <draw:g>
              <draw:line draw:style-name="gr104" draw:text-style-name="P4" draw:layer="layout" svg:x1="11.984cm" svg:y1="15.994cm" svg:x2="11.824cm" svg:y2="15.994cm">
                <text:p/>
              </draw:line>
              <draw:custom-shape draw:style-name="gr147" draw:text-style-name="P44" draw:layer="layout" svg:width="0.393cm" svg:height="0.367cm" draw:transform="rotate (-1.58737695468884) translate (11.864cm 15.801cm)">
                <text:p text:style-name="P5"><text:span text:style-name="T4">M1</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4cm 15.7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7" draw:text-style-name="P4" draw:layer="layout" svg:x1="12.988cm" svg:y1="17.5cm" svg:x2="13.588cm" svg:y2="17cm">
            <text:p/>
          </draw:line>
          <draw:line draw:style-name="gr5" draw:text-style-name="P4" draw:layer="layout" svg:x1="16.988cm" svg:y1="12cm" svg:x2="12.488cm" svg:y2="12cm">
            <text:p/>
          </draw:line>
          <draw:line draw:style-name="gr6" draw:text-style-name="P4" draw:layer="layout" svg:x1="16.988cm" svg:y1="12cm" svg:x2="11.988cm" svg:y2="12cm">
            <text:p/>
          </draw:line>
          <draw:line draw:style-name="gr134" draw:text-style-name="P4" draw:layer="layout" svg:x1="11.988cm" svg:y1="12cm" svg:x2="11.988cm" svg:y2="11cm">
            <text:p/>
          </draw:line>
          <draw:g>
            <draw:custom-shape draw:style-name="gr28" draw:text-style-name="P12" draw:layer="layout" svg:width="0.4cm" svg:height="0.4cm" svg:x="11.788cm" svg:y="1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2.361cm 11.6cm)">
              <text:p/>
              <draw:enhanced-geometry svg:viewBox="0 0 21600 21600" draw:mirror-horizontal="false" draw:mirror-vertical="false" draw:type="rectangle" draw:enhanced-path="M 0 0 L 21600 0 21600 21600 0 21600 0 0 Z N"/>
            </draw:custom-shape>
            <draw:custom-shape draw:style-name="gr120" draw:text-style-name="P51" draw:layer="layout" svg:width="0.4cm" svg:height="0.4cm" draw:transform="rotate (-3.14159265358979) translate (12.188cm 1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163cm" svg:y1="12cm" svg:x2="11.763cm" svg:y2="12cm">
              <text:p/>
            </draw:line>
            <draw:custom-shape draw:style-name="gr30" draw:text-style-name="P4" draw:layer="layout" svg:width="0.8cm" svg:height="0.8cm" draw:transform="rotate (-3.14159265358979) translate (12.361cm 12.4cm)">
              <text:p/>
              <draw:enhanced-geometry svg:viewBox="0 0 21600 21600" draw:mirror-horizontal="false" draw:mirror-vertical="false" draw:type="rectangle" draw:enhanced-path="M 0 0 L 21600 0 21600 21600 0 21600 0 0 Z N"/>
            </draw:custom-shape>
            <draw:custom-shape draw:style-name="gr93" draw:text-style-name="P44" draw:layer="layout" svg:width="0.4cm" svg:height="0.4cm" draw:transform="rotate (-1.5707963267949) translate (11.888cm 11.795cm)">
              <text:p text:style-name="P5"><text:span text:style-name="T4">M4</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8cm 11.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05cm" svg:x="12.688cm" svg:y="7.4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draw:transform="rotate (-3.14159265358979) translate (12.888cm 7.50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00" draw:text-style-name="P4" draw:layer="layout" svg:x1="14.788cm" svg:y1="5.9cm" svg:x2="16.288cm" svg:y2="5.9cm">
            <text:p/>
          </draw:line>
          <draw:g>
            <draw:custom-shape draw:style-name="gr138" draw:text-style-name="P43" draw:layer="layout" svg:width="0.4cm" svg:height="0.4cm" svg:x="12.788cm" svg:y="17cm">
              <text:p text:style-name="P42"><text:span text:style-name="T16">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3.415cm 16.6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3.188cm 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813cm" svg:y1="17cm" svg:x2="13.213cm" svg:y2="17cm">
              <text:p/>
            </draw:line>
            <draw:custom-shape draw:style-name="gr30" draw:text-style-name="P4" draw:layer="layout" svg:width="0.8cm" svg:height="0.8cm" draw:transform="rotate (-3.14159265358979) translate (13.415cm 17.4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3.488cm 16.795cm)">
              <text:p text:style-name="P5"><text:span text:style-name="T4">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2.988cm 1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 draw:text-style-name="P4" draw:layer="layout" svg:x1="12.988cm" svg:y1="16.7cm" svg:x2="12.988cm" svg:y2="13.5cm">
            <text:p/>
          </draw:line>
          <draw:line draw:style-name="gr9" draw:text-style-name="P4" draw:layer="layout" svg:x1="12.988cm" svg:y1="11.5cm" svg:x2="12.988cm" svg:y2="13.5cm">
            <text:p/>
          </draw:line>
          <draw:line draw:style-name="gr125" draw:text-style-name="P4" draw:layer="layout" svg:x1="12.988cm" svg:y1="13.5cm" svg:x2="12.988cm" svg:y2="11.5cm">
            <text:p/>
          </draw:line>
          <draw:line draw:style-name="gr125" draw:text-style-name="P4" draw:layer="layout" svg:x1="12.988cm" svg:y1="17cm" svg:x2="12.988cm" svg:y2="13.5cm">
            <text:p/>
          </draw:line>
          <draw:g>
            <draw:custom-shape draw:style-name="gr29" draw:text-style-name="P12" draw:layer="layout" svg:width="0.4cm" svg:height="0.4cm" draw:transform="rotate (1.5707963267949) translate (12.088cm 1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488cm" svg:y1="16.8cm" svg:x2="12.488cm" svg:y2="17.2cm">
              <text:p/>
            </draw:line>
            <draw:custom-shape draw:style-name="gr30" draw:text-style-name="P4" draw:layer="layout" svg:width="0.8cm" svg:height="0.8cm" svg:x="11.888cm" svg:y="16.6cm">
              <text:p/>
              <draw:enhanced-geometry svg:viewBox="0 0 21600 21600" draw:mirror-horizontal="true" draw:mirror-vertical="false" draw:type="rectangle" draw:enhanced-path="M 0 0 L 21600 0 21600 21600 0 21600 0 0 Z N"/>
            </draw:custom-shape>
          </draw:g>
          <draw:line draw:style-name="gr4" draw:text-style-name="P4" draw:layer="layout" svg:x1="16.988cm" svg:y1="14.5cm" svg:x2="16.988cm" svg:y2="12cm">
            <text:p/>
          </draw:line>
          <draw:line draw:style-name="gr6" draw:text-style-name="P4" draw:layer="layout" svg:x1="16.988cm" svg:y1="12cm" svg:x2="16.988cm" svg:y2="14.5cm">
            <text:p/>
          </draw:line>
          <draw:line draw:style-name="gr59" draw:text-style-name="P4" draw:layer="layout" svg:x1="14.988cm" svg:y1="18cm" svg:x2="14.988cm" svg:y2="15.5cm">
            <text:p/>
          </draw:line>
          <draw:line draw:style-name="gr59" draw:text-style-name="P4" draw:layer="layout" svg:x1="13.988cm" svg:y1="15.5cm" svg:x2="14.988cm" svg:y2="15.5cm">
            <text:p/>
          </draw:line>
          <draw:custom-shape draw:style-name="gr139" draw:text-style-name="P4" draw:layer="layout" svg:width="8.7cm" svg:height="5.6cm" svg:x="8.788cm" svg:y="12.6cm">
            <text:p/>
            <draw:enhanced-geometry svg:viewBox="0 0 21600 21600" draw:mirror-horizontal="false" draw:mirror-vertical="true" draw:type="rectangle" draw:enhanced-path="M 0 0 L 21600 0 21600 21600 0 21600 0 0 Z N"/>
          </draw:custom-shape>
          <draw:custom-shape draw:style-name="gr140" draw:text-style-name="P4" draw:layer="layout" svg:width="1.6cm" svg:height="5.6cm" svg:x="17.488cm" svg:y="12.6cm">
            <text:p/>
            <draw:enhanced-geometry svg:viewBox="0 0 21600 21600" draw:mirror-horizontal="true" draw:mirror-vertical="true" draw:type="rectangle" draw:enhanced-path="M 0 0 L 21600 0 21600 21600 0 21600 0 0 Z N"/>
          </draw:custom-shape>
        </draw:g>
      </draw:page>
      <draw:page draw:name="page6" draw:style-name="dp1" draw:master-page-name="Default">
        <draw:frame draw:style-name="gr149" draw:text-style-name="P53" draw:layer="layout" svg:width="13.2cm" svg:height="1.673cm" svg:x="5.697cm" svg:y="3.268cm">
          <draw:text-box>
            <text:p><text:span text:style-name="T18">Principeschema installatie warmtebuffers</text:span></text:p>
          </draw:text-box>
        </draw:frame>
        <draw:frame draw:style-name="gr150" draw:text-style-name="P34" draw:layer="layout" svg:width="0.502cm" svg:height="1.187cm" svg:x="8cm" svg:y="16cm">
          <draw:text-box>
            <text:p/>
          </draw:text-box>
        </draw:frame>
        <draw:frame draw:style-name="gr151" draw:text-style-name="P1" draw:layer="layout" svg:width="10.8cm" svg:height="3.806cm" svg:x="5.5cm" svg:y="25.5cm">
          <draw:text-box>
            <text:p><text:span text:style-name="T1"><text:file-name text:display="name">julianapark-k31-verwarming</text:file-name></text:span><text:span text:style-name="T1"><text:s text:c="2"/></text:span><text:span text:style-name="T1"><text:date style:data-style-name="D4" text:date-value="2022-01-12">12-01-2022</text:date></text:span></text:p>
            <text:p><text:span text:style-name="T1">Arend Freije</text:span></text:p>
            <text:p><text:span text:style-name="T1">afreije@inn.nl</text:span></text:p>
            <text:p><text:span text:style-name="T1">06-14143214</text:span></text:p>
          </draw:text-box>
        </draw:frame>
        <draw:frame draw:style-name="gr152" draw:text-style-name="P60" draw:layer="layout" svg:width="8.9cm" svg:height="16.464cm" svg:x="24.7cm" svg:y="3.5cm">
          <draw:text-box>
            <text:p><text:span text:style-name="T20">Winter, <text:s/>T</text:span><text:span text:style-name="T21">Boiler</text:span><text:span text:style-name="T20"> &lt; 45°C, T</text:span><text:span text:style-name="T21">Buffer2</text:span><text:span text:style-name="T20"> &gt; 10°C</text:span></text:p>
            <text:p><text:span text:style-name="T20"/></text:p>
            <text:p><text:span text:style-name="T20">Pomp 1 brengt overdag heet water uit de zonnecollectoren naar de boiler</text:span></text:p>
            <text:p><text:span text:style-name="T20"/></text:p>
            <text:p><text:span text:style-name="T20">Pomp 2 brengt water uit Buffer 2 naar <text:s/>de boiler</text:span></text:p>
            <text:p><text:span text:style-name="T20"/></text:p>
            <text:p><text:span text:style-name="T20">Pomp 3 brengt warm water uit de boiler naar Buffer 3 en daarna terug naar Buffer 2</text:span></text:p>
            <text:p><text:span text:style-name="T20"/></text:p>
          </draw:text-box>
        </draw:frame>
        <draw:g>
          <draw:line draw:style-name="gr4" draw:text-style-name="P4" draw:layer="layout" svg:x1="16.988cm" svg:y1="14.5cm" svg:x2="16.988cm" svg:y2="12cm">
            <text:p/>
          </draw:line>
          <draw:line draw:style-name="gr5" draw:text-style-name="P4" draw:layer="layout" svg:x1="14.6cm" svg:y1="13.5cm" svg:x2="15cm" svg:y2="13.5cm">
            <text:p/>
          </draw:line>
          <draw:line draw:style-name="gr5" draw:text-style-name="P4" draw:layer="layout" svg:x1="15cm" svg:y1="13cm" svg:x2="15cm" svg:y2="13.5cm">
            <text:p/>
          </draw:line>
          <draw:polygon draw:style-name="gr145" draw:text-style-name="P22" draw:layer="layout" svg:width="1.199cm" svg:height="0.799cm" draw:transform="rotate (1.5707963267949) translate (12.788cm 14.1cm)" svg:viewBox="0 0 1200 800" draw:points="0,400 0,0 400,0 800,0 1200,0 1200,400 800,400 800,800 400,800 400,400">
            <text:p/>
          </draw:polygon>
          <draw:polygon draw:style-name="gr145" draw:text-style-name="P22" draw:layer="layout" svg:width="1.199cm" svg:height="0.799cm" draw:transform="rotate (-1.5707963267949) translate (18.188cm 16.4cm)" svg:viewBox="0 0 1200 800" draw:points="1200,400 1200,0 800,0 400,0 0,0 0,400 400,400 400,800 800,800 800,400">
            <text:p/>
          </draw:polygon>
          <draw:polygon draw:style-name="gr145" draw:text-style-name="P22" draw:layer="layout" svg:width="1.199cm" svg:height="0.799cm" draw:transform="rotate (1.5707963267949) translate (11.788cm 13.6cm)" svg:viewBox="0 0 1200 800" draw:points="0,400 0,0 400,0 800,0 1200,0 1200,400 800,400 800,800 400,800 400,400">
            <text:p/>
          </draw:polygon>
          <draw:polygon draw:style-name="gr145" draw:text-style-name="P22" draw:layer="layout" svg:width="1.199cm" svg:height="0.799cm" draw:transform="rotate (1.5707963267949) translate (9.288cm 11.6cm)" svg:viewBox="0 0 1200 800" draw:points="0,400 0,0 400,0 800,0 1200,0 1200,400 800,400 800,800 400,800 400,400">
            <text:p/>
          </draw:polygon>
          <draw:polygon draw:style-name="gr145" draw:text-style-name="P22" draw:layer="layout" svg:width="1.199cm" svg:height="0.799cm" draw:transform="rotate (-3.14159265358979) translate (12.588cm 17.2cm)" svg:viewBox="0 0 1200 800" draw:points="1200,400 1200,0 800,0 400,0 0,0 0,400 400,400 400,800 800,800 800,400">
            <text:p/>
          </draw:polygon>
          <draw:line draw:style-name="gr5" draw:text-style-name="P4" draw:layer="layout" svg:x1="17.988cm" svg:y1="16.9cm" svg:x2="17.988cm" svg:y2="15.9cm">
            <text:p/>
          </draw:line>
          <draw:line draw:style-name="gr9" draw:text-style-name="P4" draw:layer="layout" svg:x1="13.488cm" svg:y1="17cm" svg:x2="17.988cm" svg:y2="17cm">
            <text:p/>
          </draw:line>
          <draw:line draw:style-name="gr117" draw:text-style-name="P4" draw:layer="layout" svg:x1="12.988cm" svg:y1="17cm" svg:x2="17.988cm" svg:y2="17cm">
            <text:p/>
          </draw:line>
          <draw:line draw:style-name="gr146" draw:text-style-name="P4" draw:layer="layout" svg:x1="14.488cm" svg:y1="16cm" svg:x2="12.488cm" svg:y2="16cm">
            <text:p/>
          </draw:line>
          <draw:line draw:style-name="gr117" draw:text-style-name="P4" draw:layer="layout" svg:x1="14.488cm" svg:y1="16cm" svg:x2="11.988cm" svg:y2="16cm">
            <text:p/>
          </draw:line>
          <draw:g>
            <draw:custom-shape draw:style-name="gr122" draw:text-style-name="P7" draw:layer="layout" svg:width="1cm" svg:height="1cm" draw:transform="rotate (1.5707963267949) translate (12.988cm 1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8" draw:layer="layout" svg:width="0.639cm" svg:height="0.64cm" draw:transform="rotate (-1.5707963267949) translate (13.688cm 15.6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4" draw:text-style-name="P10" draw:layer="layout" svg:width="0.799cm" svg:height="0.8cm" svg:x="13.042cm" svg:y="15.6cm">
              <text:p text:style-name="P9"><text:span text:style-name="T5">3</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 draw:text-style-name="P4" draw:layer="layout" svg:width="3.7cm" svg:height="8.9cm" svg:x="3.488cm" svg:y="11.9cm">
            <text:p/>
            <draw:enhanced-geometry svg:viewBox="0 0 21600 21600" draw:mirror-horizontal="false" draw:mirror-vertical="false" draw:type="rectangle" draw:enhanced-path="M 0 0 L 21600 0 21600 21600 0 21600 0 0 Z N"/>
          </draw:custom-shape>
          <draw:line draw:style-name="gr4" draw:text-style-name="P4" draw:layer="layout" svg:x1="16.988cm" svg:y1="14.5cm" svg:x2="6.888cm" svg:y2="14.5cm">
            <text:p/>
          </draw:line>
          <draw:line draw:style-name="gr6" draw:text-style-name="P4" draw:layer="layout" svg:x1="6.888cm" svg:y1="14.5cm" svg:x2="16.988cm" svg:y2="14.5cm">
            <text:p/>
          </draw:line>
          <draw:line draw:style-name="gr4" draw:text-style-name="P4" draw:layer="layout" svg:x1="14.3cm" svg:y1="15cm" svg:x2="14.3cm" svg:y2="14cm">
            <text:p/>
          </draw:line>
          <draw:line draw:style-name="gr125" draw:text-style-name="P4" draw:layer="layout" svg:x1="14cm" svg:y1="13.5cm" svg:x2="12.988cm" svg:y2="13.5cm">
            <text:p/>
          </draw:line>
          <draw:line draw:style-name="gr4" draw:text-style-name="P4" draw:layer="layout" svg:x1="14.3cm" svg:y1="15cm" svg:x2="6.288cm" svg:y2="15cm">
            <text:p/>
          </draw:line>
          <draw:line draw:style-name="gr127" draw:text-style-name="P4" draw:layer="layout" svg:x1="6.888cm" svg:y1="15cm" svg:x2="14.3cm" svg:y2="15cm">
            <text:p/>
          </draw:line>
          <draw:line draw:style-name="gr5" draw:text-style-name="P4" draw:layer="layout" svg:x1="15cm" svg:y1="13cm" svg:x2="13.988cm" svg:y2="13cm">
            <text:p/>
          </draw:line>
          <draw:line draw:style-name="gr5" draw:text-style-name="P4" draw:layer="layout" svg:x1="12cm" svg:y1="15.6cm" svg:x2="12cm" svg:y2="13cm">
            <text:p/>
          </draw:line>
          <draw:line draw:style-name="gr5" draw:text-style-name="P4" draw:layer="layout" svg:x1="13.988cm" svg:y1="13cm" svg:x2="12cm" svg:y2="13cm">
            <text:p/>
          </draw:line>
          <draw:line draw:style-name="gr59" draw:text-style-name="P4" draw:layer="layout" svg:x1="15cm" svg:y1="13cm" svg:x2="13.988cm" svg:y2="13cm">
            <text:p/>
          </draw:line>
          <draw:line draw:style-name="gr128" draw:text-style-name="P4" draw:layer="layout" svg:x1="11.988cm" svg:y1="13cm" svg:x2="13.988cm" svg:y2="13cm">
            <text:p/>
          </draw:line>
          <draw:line draw:style-name="gr146" draw:text-style-name="P4" draw:layer="layout" svg:x1="11.988cm" svg:y1="17cm" svg:x2="12.488cm" svg:y2="17cm">
            <text:p/>
          </draw:line>
          <draw:line draw:style-name="gr5" draw:text-style-name="P4" draw:layer="layout" svg:x1="11.988cm" svg:y1="16.8cm" svg:x2="11.988cm" svg:y2="17cm">
            <text:p/>
          </draw:line>
          <draw:line draw:style-name="gr146" draw:text-style-name="P4" draw:layer="layout" svg:x1="11.988cm" svg:y1="17cm" svg:x2="11.488cm" svg:y2="17cm">
            <text:p/>
          </draw:line>
          <draw:line draw:style-name="gr5" draw:text-style-name="P4" draw:layer="layout" svg:x1="14.488cm" svg:y1="16cm" svg:x2="14.488cm" svg:y2="17.4cm">
            <text:p/>
          </draw:line>
          <draw:line draw:style-name="gr129" draw:text-style-name="P4" draw:layer="layout" svg:x1="16.488cm" svg:y1="15.4cm" svg:x2="17.988cm" svg:y2="15.4cm">
            <text:p/>
          </draw:line>
          <draw:line draw:style-name="gr9" draw:text-style-name="P4" draw:layer="layout" svg:x1="9.988cm" svg:y1="6.5cm" svg:x2="13.688cm" svg:y2="6.5cm">
            <text:p/>
          </draw:line>
          <draw:line draw:style-name="gr5" draw:text-style-name="P4" draw:layer="layout" svg:x1="12.188cm" svg:y1="5cm" svg:x2="7.588cm" svg:y2="5cm">
            <text:p/>
          </draw:line>
          <draw:line draw:style-name="gr13" draw:text-style-name="P4" draw:layer="layout" svg:x1="14.088cm" svg:y1="6.5cm" svg:x2="9.988cm" svg:y2="6.5cm">
            <text:p/>
          </draw:line>
          <draw:line draw:style-name="gr5" draw:text-style-name="P4" draw:layer="layout" svg:x1="12.188cm" svg:y1="5cm" svg:x2="12.188cm" svg:y2="10cm">
            <text:p/>
          </draw:line>
          <draw:line draw:style-name="gr5" draw:text-style-name="P4" draw:layer="layout" svg:x1="9.488cm" svg:y1="11cm" svg:x2="9.488cm" svg:y2="10.5cm">
            <text:p/>
          </draw:line>
          <draw:line draw:style-name="gr5" draw:text-style-name="P4" draw:layer="layout" svg:x1="13.688cm" svg:y1="10.5cm" svg:x2="9.488cm" svg:y2="10.5cm">
            <text:p/>
          </draw:line>
          <draw:line draw:style-name="gr117" draw:text-style-name="P4" draw:layer="layout" svg:x1="11.988cm" svg:y1="16cm" svg:x2="11.988cm" svg:y2="13cm">
            <text:p/>
          </draw:line>
          <draw:line draw:style-name="gr9" draw:text-style-name="P4" draw:layer="layout" svg:x1="9.988cm" svg:y1="11.5cm" svg:x2="12.988cm" svg:y2="11.5cm">
            <text:p/>
          </draw:line>
          <draw:line draw:style-name="gr5" draw:text-style-name="P4" draw:layer="layout" svg:x1="13.688cm" svg:y1="10cm" svg:x2="12.188cm" svg:y2="10cm">
            <text:p/>
          </draw:line>
          <draw:line draw:style-name="gr5" draw:text-style-name="P4" draw:layer="layout" svg:x1="13.688cm" svg:y1="8.4cm" svg:x2="12.788cm" svg:y2="8.4cm">
            <text:p/>
          </draw:line>
          <draw:custom-shape draw:style-name="gr16" draw:text-style-name="P6" draw:layer="layout" svg:width="0.4cm" svg:height="0.4cm" svg:x="13.888cm" svg:y="9.2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4cm" svg:height="0.4cm" svg:x="13.888cm" svg:y="6.9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4" draw:layer="layout" svg:x1="9.488cm" svg:y1="10.5cm" svg:x2="14.088cm" svg:y2="10.5cm">
            <text:p/>
          </draw:line>
          <draw:line draw:style-name="gr9" draw:text-style-name="P4" draw:layer="layout" svg:x1="9.988cm" svg:y1="6.5cm" svg:x2="9.988cm" svg:y2="11.5cm">
            <text:p/>
          </draw:line>
          <draw:polygon draw:style-name="gr145" draw:text-style-name="P22" draw:layer="layout" svg:width="0.799cm" svg:height="0.799cm" draw:transform="rotate (-3.14159265358979) translate (10.588cm 11.7cm)" svg:viewBox="0 0 800 800" draw:points="800,0 0,0 0,400 400,400 400,800 800,800">
            <text:p/>
          </draw:polygon>
          <draw:line draw:style-name="gr18" draw:text-style-name="P4" draw:layer="layout" svg:x1="12.188cm" svg:y1="10cm" svg:x2="12.188cm" svg:y2="5cm">
            <text:p/>
          </draw:line>
          <draw:g>
            <draw:custom-shape draw:style-name="gr19" draw:text-style-name="P7" draw:layer="layout" svg:width="1cm" svg:height="1cm" draw:transform="rotate (-3.14159265358979) translate (12.738cm 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11.916cm" svg:y="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11.836cm" svg:y="8.6cm">
              <text:p text:style-name="P9"><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12.788cm" svg:y1="4.6cm" svg:x2="12.788cm" svg:y2="8.4cm">
            <text:p/>
          </draw:line>
          <draw:line draw:style-name="gr22" draw:text-style-name="P4" draw:layer="layout" svg:x1="12.788cm" svg:y1="8.4cm" svg:x2="14.088cm" svg:y2="8.4cm">
            <text:p/>
          </draw:line>
          <draw:line draw:style-name="gr23" draw:text-style-name="P4" draw:layer="layout" svg:x1="13.988cm" svg:y1="10cm" svg:x2="12.188cm" svg:y2="10cm">
            <text:p/>
          </draw:line>
          <draw:g>
            <draw:custom-shape draw:style-name="gr24" draw:text-style-name="P7" draw:layer="layout" svg:width="0.6cm" svg:height="0.8cm" draw:transform="rotate (-3.14159265358979) translate (11.388cm 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0.6cm" svg:height="0.12cm" svg:x="10.788cm" svg:y="7.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1.088cm" svg:y1="7.1cm" svg:x2="11.088cm" svg:y2="7.5cm">
            <text:p/>
          </draw:line>
          <draw:line draw:style-name="gr13" draw:text-style-name="P4" draw:layer="layout" svg:x1="9.988cm" svg:y1="11.5cm" svg:x2="9.988cm" svg:y2="6.5cm">
            <text:p/>
          </draw:line>
          <draw:custom-shape draw:style-name="gr27" draw:text-style-name="P6" draw:layer="layout" svg:width="0.4cm" svg:height="0.384cm" svg:x="11.6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12.8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0.507cm 6.9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0.888cm 6.9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0.888cm 7.5cm)">
              <text:p/>
              <draw:enhanced-geometry svg:viewBox="0 0 21600 21600" draw:mirror-horizontal="true" draw:mirror-vertical="false" draw:type="rectangle" draw:enhanced-path="M 0 0 L 21600 0 21600 21600 0 21600 0 0 Z N"/>
            </draw:custom-shape>
            <draw:line draw:style-name="gr31" draw:text-style-name="P4" draw:layer="layout" svg:x1="10.488cm" svg:y1="7.123cm" svg:x2="10.488cm" svg:y2="6.902cm">
              <text:p/>
            </draw:line>
            <draw:custom-shape draw:style-name="gr30" draw:text-style-name="P4" draw:layer="layout" svg:width="0.8cm" svg:height="0.8cm" draw:transform="rotate (1.5707963267949) translate (10.088cm 7.5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0.288cm" svg:y="6.614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2.188cm" svg:y1="7.1cm" svg:x2="10.888cm" svg:y2="7.1cm">
            <text:p/>
          </draw:line>
          <draw:g>
            <draw:custom-shape draw:style-name="gr28" draw:text-style-name="P12" draw:layer="layout" svg:width="0.196cm" svg:height="0.195cm" svg:x="12.081cm" svg:y="7.4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196cm" svg:height="0.195cm" draw:transform="rotate (-3.14159265358979) translate (12.277cm 7.5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3" draw:text-style-name="P17" draw:layer="layout" svg:width="1.6cm" svg:height="5.5cm" svg:x="13.988cm" svg:y="5.2cm">
              <text:p text:style-name="P16"><text:span text:style-name="T7">Boiler</text:span></text:p>
              <draw:enhanced-geometry svg:viewBox="0 0 21600 21600" draw:mirror-horizontal="true" draw:mirror-vertical="false" draw:type="rectangle" draw:enhanced-path="M 0 0 L 21600 0 21600 21600 0 21600 0 0 Z N"/>
            </draw:custom-shape>
            <draw:g>
              <draw:line draw:style-name="gr34" draw:text-style-name="P18" draw:layer="layout" svg:x1="14.388cm" svg:y1="6.009cm" svg:x2="15.188cm" svg:y2="5.957cm">
                <text:p/>
              </draw:line>
              <draw:line draw:style-name="gr34" draw:text-style-name="P18" draw:layer="layout" svg:x1="14.388cm" svg:y1="5.905cm" svg:x2="15.188cm" svg:y2="5.957cm">
                <text:p/>
              </draw:line>
              <draw:line draw:style-name="gr34" draw:text-style-name="P18" draw:layer="layout" svg:x1="14.388cm" svg:y1="6.114cm" svg:x2="15.188cm" svg:y2="6.062cm">
                <text:p/>
              </draw:line>
              <draw:line draw:style-name="gr34" draw:text-style-name="P18" draw:layer="layout" svg:x1="14.388cm" svg:y1="6.009cm" svg:x2="15.188cm" svg:y2="6.061cm">
                <text:p/>
              </draw:line>
              <draw:line draw:style-name="gr34" draw:text-style-name="P18" draw:layer="layout" svg:x1="14.388cm" svg:y1="6.114cm" svg:x2="15.188cm" svg:y2="6.166cm">
                <text:p/>
              </draw:line>
              <draw:line draw:style-name="gr34" draw:text-style-name="P18" draw:layer="layout" svg:x1="14.388cm" svg:y1="5.904cm" svg:x2="15.188cm" svg:y2="5.852cm">
                <text:p/>
              </draw:line>
              <draw:line draw:style-name="gr34" draw:text-style-name="P18" draw:layer="layout" svg:x1="14.388cm" svg:y1="5.8cm" svg:x2="15.188cm" svg:y2="5.852cm">
                <text:p/>
              </draw:line>
              <draw:line draw:style-name="gr34" draw:text-style-name="P18" draw:layer="layout" svg:x1="14.388cm" svg:y1="6.218cm" svg:x2="15.188cm" svg:y2="6.166cm">
                <text:p/>
              </draw:line>
              <draw:line draw:style-name="gr34" draw:text-style-name="P18" draw:layer="layout" svg:x1="14.388cm" svg:y1="6.428cm" svg:x2="15.188cm" svg:y2="6.376cm">
                <text:p/>
              </draw:line>
              <draw:line draw:style-name="gr34" draw:text-style-name="P18" draw:layer="layout" svg:x1="14.388cm" svg:y1="6.323cm" svg:x2="15.188cm" svg:y2="6.375cm">
                <text:p/>
              </draw:line>
              <draw:line draw:style-name="gr34" draw:text-style-name="P18" draw:layer="layout" svg:x1="14.388cm" svg:y1="6.532cm" svg:x2="15.188cm" svg:y2="6.48cm">
                <text:p/>
              </draw:line>
              <draw:line draw:style-name="gr34" draw:text-style-name="P18" draw:layer="layout" svg:x1="14.388cm" svg:y1="6.428cm" svg:x2="15.188cm" svg:y2="6.48cm">
                <text:p/>
              </draw:line>
              <draw:line draw:style-name="gr34" draw:text-style-name="P18" draw:layer="layout" svg:x1="14.388cm" svg:y1="6.533cm" svg:x2="15.188cm" svg:y2="6.585cm">
                <text:p/>
              </draw:line>
              <draw:line draw:style-name="gr34" draw:text-style-name="P18" draw:layer="layout" svg:x1="14.388cm" svg:y1="6.323cm" svg:x2="15.188cm" svg:y2="6.271cm">
                <text:p/>
              </draw:line>
              <draw:line draw:style-name="gr34" draw:text-style-name="P18" draw:layer="layout" svg:x1="14.388cm" svg:y1="6.219cm" svg:x2="15.188cm" svg:y2="6.271cm">
                <text:p/>
              </draw:line>
              <draw:line draw:style-name="gr34" draw:text-style-name="P18" draw:layer="layout" svg:x1="14.388cm" svg:y1="6.637cm" svg:x2="15.188cm" svg:y2="6.585cm">
                <text:p/>
              </draw:line>
              <draw:line draw:style-name="gr34" draw:text-style-name="P18" draw:layer="layout" svg:x1="14.388cm" svg:y1="6.846cm" svg:x2="15.188cm" svg:y2="6.794cm">
                <text:p/>
              </draw:line>
              <draw:line draw:style-name="gr34" draw:text-style-name="P18" draw:layer="layout" svg:x1="14.388cm" svg:y1="6.742cm" svg:x2="15.188cm" svg:y2="6.794cm">
                <text:p/>
              </draw:line>
              <draw:line draw:style-name="gr34" draw:text-style-name="P18" draw:layer="layout" svg:x1="14.388cm" svg:y1="6.951cm" svg:x2="15.188cm" svg:y2="6.899cm">
                <text:p/>
              </draw:line>
              <draw:line draw:style-name="gr34" draw:text-style-name="P18" draw:layer="layout" svg:x1="14.388cm" svg:y1="6.847cm" svg:x2="15.188cm" svg:y2="6.899cm">
                <text:p/>
              </draw:line>
              <draw:line draw:style-name="gr34" draw:text-style-name="P18" draw:layer="layout" svg:x1="14.388cm" svg:y1="6.951cm" svg:x2="15.188cm" svg:y2="7.003cm">
                <text:p/>
              </draw:line>
              <draw:line draw:style-name="gr34" draw:text-style-name="P18" draw:layer="layout" svg:x1="14.388cm" svg:y1="6.742cm" svg:x2="15.188cm" svg:y2="6.69cm">
                <text:p/>
              </draw:line>
              <draw:line draw:style-name="gr34" draw:text-style-name="P18" draw:layer="layout" svg:x1="14.388cm" svg:y1="6.637cm" svg:x2="15.188cm" svg:y2="6.689cm">
                <text:p/>
              </draw:line>
              <draw:line draw:style-name="gr34" draw:text-style-name="P18" draw:layer="layout" svg:x1="14.388cm" svg:y1="7.055cm" svg:x2="15.188cm" svg:y2="7.003cm">
                <text:p/>
              </draw:line>
              <draw:line draw:style-name="gr34" draw:text-style-name="P18" draw:layer="layout" svg:x1="14.388cm" svg:y1="7.265cm" svg:x2="15.188cm" svg:y2="7.213cm">
                <text:p/>
              </draw:line>
              <draw:line draw:style-name="gr34" draw:text-style-name="P18" draw:layer="layout" svg:x1="14.388cm" svg:y1="7.16cm" svg:x2="15.188cm" svg:y2="7.212cm">
                <text:p/>
              </draw:line>
              <draw:line draw:style-name="gr34" draw:text-style-name="P18" draw:layer="layout" svg:x1="14.388cm" svg:y1="7.369cm" svg:x2="15.188cm" svg:y2="7.317cm">
                <text:p/>
              </draw:line>
              <draw:line draw:style-name="gr34" draw:text-style-name="P18" draw:layer="layout" svg:x1="14.388cm" svg:y1="7.265cm" svg:x2="15.188cm" svg:y2="7.317cm">
                <text:p/>
              </draw:line>
              <draw:line draw:style-name="gr34" draw:text-style-name="P18" draw:layer="layout" svg:x1="14.388cm" svg:y1="7.37cm" svg:x2="15.188cm" svg:y2="7.422cm">
                <text:p/>
              </draw:line>
              <draw:line draw:style-name="gr34" draw:text-style-name="P18" draw:layer="layout" svg:x1="14.388cm" svg:y1="7.16cm" svg:x2="15.188cm" svg:y2="7.108cm">
                <text:p/>
              </draw:line>
              <draw:line draw:style-name="gr34" draw:text-style-name="P18" draw:layer="layout" svg:x1="14.388cm" svg:y1="7.056cm" svg:x2="15.188cm" svg:y2="7.108cm">
                <text:p/>
              </draw:line>
              <draw:line draw:style-name="gr34" draw:text-style-name="P18" draw:layer="layout" svg:x1="14.388cm" svg:y1="7.474cm" svg:x2="15.188cm" svg:y2="7.422cm">
                <text:p/>
              </draw:line>
              <draw:line draw:style-name="gr34" draw:text-style-name="P18" draw:layer="layout" svg:x1="14.388cm" svg:y1="7.683cm" svg:x2="15.188cm" svg:y2="7.631cm">
                <text:p/>
              </draw:line>
              <draw:line draw:style-name="gr34" draw:text-style-name="P18" draw:layer="layout" svg:x1="14.388cm" svg:y1="7.579cm" svg:x2="15.188cm" svg:y2="7.631cm">
                <text:p/>
              </draw:line>
              <draw:line draw:style-name="gr34" draw:text-style-name="P18" draw:layer="layout" svg:x1="14.388cm" svg:y1="7.788cm" svg:x2="15.188cm" svg:y2="7.736cm">
                <text:p/>
              </draw:line>
              <draw:line draw:style-name="gr34" draw:text-style-name="P18" draw:layer="layout" svg:x1="14.388cm" svg:y1="7.684cm" svg:x2="15.188cm" svg:y2="7.736cm">
                <text:p/>
              </draw:line>
              <draw:line draw:style-name="gr34" draw:text-style-name="P18" draw:layer="layout" svg:x1="14.388cm" svg:y1="7.788cm" svg:x2="15.188cm" svg:y2="7.84cm">
                <text:p/>
              </draw:line>
              <draw:line draw:style-name="gr34" draw:text-style-name="P18" draw:layer="layout" svg:x1="14.388cm" svg:y1="7.579cm" svg:x2="15.188cm" svg:y2="7.527cm">
                <text:p/>
              </draw:line>
              <draw:line draw:style-name="gr34" draw:text-style-name="P18" draw:layer="layout" svg:x1="14.388cm" svg:y1="7.474cm" svg:x2="15.188cm" svg:y2="7.526cm">
                <text:p/>
              </draw:line>
              <draw:line draw:style-name="gr34" draw:text-style-name="P18" draw:layer="layout" svg:x1="14.388cm" svg:y1="7.893cm" svg:x2="15.188cm" svg:y2="7.841cm">
                <text:p/>
              </draw:line>
              <draw:line draw:style-name="gr34" draw:text-style-name="P18" draw:layer="layout" svg:x1="14.388cm" svg:y1="8.102cm" svg:x2="15.188cm" svg:y2="8.05cm">
                <text:p/>
              </draw:line>
              <draw:line draw:style-name="gr34" draw:text-style-name="P18" draw:layer="layout" svg:x1="14.388cm" svg:y1="7.998cm" svg:x2="15.188cm" svg:y2="8.05cm">
                <text:p/>
              </draw:line>
              <draw:line draw:style-name="gr34" draw:text-style-name="P18" draw:layer="layout" svg:x1="14.388cm" svg:y1="8.207cm" svg:x2="15.188cm" svg:y2="8.155cm">
                <text:p/>
              </draw:line>
              <draw:line draw:style-name="gr34" draw:text-style-name="P18" draw:layer="layout" svg:x1="14.388cm" svg:y1="8.102cm" svg:x2="15.188cm" svg:y2="8.154cm">
                <text:p/>
              </draw:line>
              <draw:line draw:style-name="gr34" draw:text-style-name="P18" draw:layer="layout" svg:x1="14.388cm" svg:y1="8.207cm" svg:x2="15.188cm" svg:y2="8.259cm">
                <text:p/>
              </draw:line>
              <draw:line draw:style-name="gr34" draw:text-style-name="P18" draw:layer="layout" svg:x1="14.388cm" svg:y1="7.997cm" svg:x2="15.188cm" svg:y2="7.945cm">
                <text:p/>
              </draw:line>
              <draw:line draw:style-name="gr34" draw:text-style-name="P18" draw:layer="layout" svg:x1="14.388cm" svg:y1="7.893cm" svg:x2="15.188cm" svg:y2="7.945cm">
                <text:p/>
              </draw:line>
              <draw:line draw:style-name="gr34" draw:text-style-name="P18" draw:layer="layout" svg:x1="14.388cm" svg:y1="8.311cm" svg:x2="15.188cm" svg:y2="8.259cm">
                <text:p/>
              </draw:line>
              <draw:line draw:style-name="gr34" draw:text-style-name="P18" draw:layer="layout" svg:x1="14.388cm" svg:y1="8.521cm" svg:x2="15.188cm" svg:y2="8.469cm">
                <text:p/>
              </draw:line>
              <draw:line draw:style-name="gr34" draw:text-style-name="P18" draw:layer="layout" svg:x1="14.388cm" svg:y1="8.416cm" svg:x2="15.188cm" svg:y2="8.468cm">
                <text:p/>
              </draw:line>
              <draw:line draw:style-name="gr34" draw:text-style-name="P18" draw:layer="layout" svg:x1="14.388cm" svg:y1="8.625cm" svg:x2="15.188cm" svg:y2="8.573cm">
                <text:p/>
              </draw:line>
              <draw:line draw:style-name="gr34" draw:text-style-name="P18" draw:layer="layout" svg:x1="14.388cm" svg:y1="8.521cm" svg:x2="15.188cm" svg:y2="8.573cm">
                <text:p/>
              </draw:line>
              <draw:line draw:style-name="gr34" draw:text-style-name="P18" draw:layer="layout" svg:x1="14.388cm" svg:y1="8.626cm" svg:x2="15.188cm" svg:y2="8.678cm">
                <text:p/>
              </draw:line>
              <draw:line draw:style-name="gr34" draw:text-style-name="P18" draw:layer="layout" svg:x1="14.388cm" svg:y1="8.416cm" svg:x2="15.188cm" svg:y2="8.364cm">
                <text:p/>
              </draw:line>
              <draw:line draw:style-name="gr34" draw:text-style-name="P18" draw:layer="layout" svg:x1="14.388cm" svg:y1="8.312cm" svg:x2="15.188cm" svg:y2="8.364cm">
                <text:p/>
              </draw:line>
              <draw:line draw:style-name="gr34" draw:text-style-name="P18" draw:layer="layout" svg:x1="14.388cm" svg:y1="8.73cm" svg:x2="15.188cm" svg:y2="8.678cm">
                <text:p/>
              </draw:line>
              <draw:line draw:style-name="gr34" draw:text-style-name="P18" draw:layer="layout" svg:x1="14.388cm" svg:y1="8.939cm" svg:x2="15.188cm" svg:y2="8.887cm">
                <text:p/>
              </draw:line>
              <draw:line draw:style-name="gr34" draw:text-style-name="P18" draw:layer="layout" svg:x1="14.388cm" svg:y1="8.835cm" svg:x2="15.188cm" svg:y2="8.887cm">
                <text:p/>
              </draw:line>
              <draw:line draw:style-name="gr34" draw:text-style-name="P18" draw:layer="layout" svg:x1="14.388cm" svg:y1="9.044cm" svg:x2="15.188cm" svg:y2="8.992cm">
                <text:p/>
              </draw:line>
              <draw:line draw:style-name="gr34" draw:text-style-name="P18" draw:layer="layout" svg:x1="14.388cm" svg:y1="8.94cm" svg:x2="15.188cm" svg:y2="8.992cm">
                <text:p/>
              </draw:line>
              <draw:line draw:style-name="gr34" draw:text-style-name="P18" draw:layer="layout" svg:x1="14.388cm" svg:y1="9.044cm" svg:x2="15.188cm" svg:y2="9.096cm">
                <text:p/>
              </draw:line>
              <draw:line draw:style-name="gr34" draw:text-style-name="P18" draw:layer="layout" svg:x1="14.388cm" svg:y1="8.835cm" svg:x2="15.188cm" svg:y2="8.783cm">
                <text:p/>
              </draw:line>
              <draw:line draw:style-name="gr34" draw:text-style-name="P18" draw:layer="layout" svg:x1="14.388cm" svg:y1="8.73cm" svg:x2="15.188cm" svg:y2="8.782cm">
                <text:p/>
              </draw:line>
              <draw:line draw:style-name="gr34" draw:text-style-name="P18" draw:layer="layout" svg:x1="14.388cm" svg:y1="9.149cm" svg:x2="15.188cm" svg:y2="9.097cm">
                <text:p/>
              </draw:line>
              <draw:line draw:style-name="gr34" draw:text-style-name="P18" draw:layer="layout" svg:x1="14.388cm" svg:y1="9.358cm" svg:x2="15.188cm" svg:y2="9.306cm">
                <text:p/>
              </draw:line>
              <draw:line draw:style-name="gr34" draw:text-style-name="P18" draw:layer="layout" svg:x1="14.388cm" svg:y1="9.253cm" svg:x2="15.188cm" svg:y2="9.305cm">
                <text:p/>
              </draw:line>
              <draw:line draw:style-name="gr34" draw:text-style-name="P18" draw:layer="layout" svg:x1="14.388cm" svg:y1="9.462cm" svg:x2="15.188cm" svg:y2="9.41cm">
                <text:p/>
              </draw:line>
              <draw:line draw:style-name="gr34" draw:text-style-name="P18" draw:layer="layout" svg:x1="14.388cm" svg:y1="9.358cm" svg:x2="15.188cm" svg:y2="9.41cm">
                <text:p/>
              </draw:line>
              <draw:line draw:style-name="gr34" draw:text-style-name="P18" draw:layer="layout" svg:x1="14.388cm" svg:y1="9.463cm" svg:x2="15.188cm" svg:y2="9.515cm">
                <text:p/>
              </draw:line>
              <draw:line draw:style-name="gr34" draw:text-style-name="P18" draw:layer="layout" svg:x1="14.388cm" svg:y1="9.253cm" svg:x2="15.188cm" svg:y2="9.201cm">
                <text:p/>
              </draw:line>
              <draw:line draw:style-name="gr34" draw:text-style-name="P18" draw:layer="layout" svg:x1="14.388cm" svg:y1="9.149cm" svg:x2="15.188cm" svg:y2="9.201cm">
                <text:p/>
              </draw:line>
              <draw:line draw:style-name="gr34" draw:text-style-name="P18" draw:layer="layout" svg:x1="14.388cm" svg:y1="9.567cm" svg:x2="15.188cm" svg:y2="9.515cm">
                <text:p/>
              </draw:line>
              <draw:line draw:style-name="gr34" draw:text-style-name="P18" draw:layer="layout" svg:x1="14.388cm" svg:y1="9.776cm" svg:x2="15.188cm" svg:y2="9.724cm">
                <text:p/>
              </draw:line>
              <draw:line draw:style-name="gr34" draw:text-style-name="P18" draw:layer="layout" svg:x1="14.388cm" svg:y1="9.672cm" svg:x2="15.188cm" svg:y2="9.724cm">
                <text:p/>
              </draw:line>
              <draw:line draw:style-name="gr34" draw:text-style-name="P18" draw:layer="layout" svg:x1="14.388cm" svg:y1="9.881cm" svg:x2="15.188cm" svg:y2="9.829cm">
                <text:p/>
              </draw:line>
              <draw:line draw:style-name="gr34" draw:text-style-name="P18" draw:layer="layout" svg:x1="14.388cm" svg:y1="9.777cm" svg:x2="15.188cm" svg:y2="9.829cm">
                <text:p/>
              </draw:line>
              <draw:line draw:style-name="gr34" draw:text-style-name="P18" draw:layer="layout" svg:x1="14.388cm" svg:y1="9.881cm" svg:x2="15.188cm" svg:y2="9.933cm">
                <text:p/>
              </draw:line>
              <draw:line draw:style-name="gr34" draw:text-style-name="P18" draw:layer="layout" svg:x1="14.388cm" svg:y1="9.672cm" svg:x2="15.188cm" svg:y2="9.62cm">
                <text:p/>
              </draw:line>
              <draw:line draw:style-name="gr34" draw:text-style-name="P18" draw:layer="layout" svg:x1="14.388cm" svg:y1="9.567cm" svg:x2="15.188cm" svg:y2="9.619cm">
                <text:p/>
              </draw:line>
              <draw:line draw:style-name="gr34" draw:text-style-name="P18" draw:layer="layout" svg:x1="14.388cm" svg:y1="9.986cm" svg:x2="15.188cm" svg:y2="9.934cm">
                <text:p/>
              </draw:line>
              <draw:line draw:style-name="gr34" draw:text-style-name="P18" draw:layer="layout" svg:x1="14.388cm" svg:y1="10.195cm" svg:x2="15.188cm" svg:y2="10.143cm">
                <text:p/>
              </draw:line>
              <draw:line draw:style-name="gr34" draw:text-style-name="P18" draw:layer="layout" svg:x1="14.388cm" svg:y1="10.091cm" svg:x2="15.188cm" svg:y2="10.143cm">
                <text:p/>
              </draw:line>
              <draw:line draw:style-name="gr34" draw:text-style-name="P18" draw:layer="layout" svg:x1="14.388cm" svg:y1="10.3cm" svg:x2="15.188cm" svg:y2="10.248cm">
                <text:p/>
              </draw:line>
              <draw:line draw:style-name="gr34" draw:text-style-name="P18" draw:layer="layout" svg:x1="14.388cm" svg:y1="10.195cm" svg:x2="15.188cm" svg:y2="10.247cm">
                <text:p/>
              </draw:line>
              <draw:line draw:style-name="gr34" draw:text-style-name="P18" draw:layer="layout" svg:x1="14.388cm" svg:y1="10.09cm" svg:x2="15.188cm" svg:y2="10.038cm">
                <text:p/>
              </draw:line>
              <draw:line draw:style-name="gr34" draw:text-style-name="P18" draw:layer="layout" svg:x1="14.388cm" svg:y1="9.986cm" svg:x2="15.188cm" svg:y2="10.038cm">
                <text:p/>
              </draw:line>
            </draw:g>
            <draw:g>
              <draw:line draw:style-name="gr35" draw:text-style-name="P18" draw:layer="layout" svg:x1="14.784cm" svg:y1="8.2cm" svg:x2="13.988cm" svg:y2="8.2cm">
                <text:p/>
              </draw:line>
              <draw:line draw:style-name="gr36" draw:text-style-name="P18" draw:layer="layout" svg:x1="14.788cm" svg:y1="10cm" svg:x2="13.992cm" svg:y2="10cm">
                <text:p/>
              </draw:line>
              <draw:g>
                <draw:line draw:style-name="gr35" draw:text-style-name="P18" draw:layer="layout" svg:x1="15.381cm" svg:y1="8.7cm" svg:x2="14.188cm" svg:y2="8.6cm">
                  <text:p/>
                </draw:line>
                <draw:line draw:style-name="gr35" draw:text-style-name="P18" draw:layer="layout" svg:x1="15.381cm" svg:y1="8.5cm" svg:x2="14.188cm" svg:y2="8.6cm">
                  <text:p/>
                </draw:line>
                <draw:line draw:style-name="gr35" draw:text-style-name="P18" draw:layer="layout" svg:x1="15.381cm" svg:y1="8.3cm" svg:x2="14.791cm" svg:y2="8.2cm">
                  <text:p/>
                </draw:line>
                <draw:line draw:style-name="gr36" draw:text-style-name="P18" draw:layer="layout" svg:x1="15.385cm" svg:y1="9.9cm" svg:x2="14.789cm" svg:y2="10cm">
                  <text:p/>
                </draw:line>
                <draw:line draw:style-name="gr35" draw:text-style-name="P18" draw:layer="layout" svg:x1="15.381cm" svg:y1="8.9cm" svg:x2="14.188cm" svg:y2="8.8cm">
                  <text:p/>
                </draw:line>
                <draw:line draw:style-name="gr35" draw:text-style-name="P18" draw:layer="layout" svg:x1="15.381cm" svg:y1="8.7cm" svg:x2="14.188cm" svg:y2="8.8cm">
                  <text:p/>
                </draw:line>
                <draw:line draw:style-name="gr35" draw:text-style-name="P18" draw:layer="layout" svg:x1="15.381cm" svg:y1="9.1cm" svg:x2="14.188cm" svg:y2="9cm">
                  <text:p/>
                </draw:line>
                <draw:line draw:style-name="gr35" draw:text-style-name="P18" draw:layer="layout" svg:x1="15.381cm" svg:y1="8.9cm" svg:x2="14.188cm" svg:y2="9cm">
                  <text:p/>
                </draw:line>
                <draw:line draw:style-name="gr35" draw:text-style-name="P18" draw:layer="layout" svg:x1="15.381cm" svg:y1="8.5cm" svg:x2="14.188cm" svg:y2="8.4cm">
                  <text:p/>
                </draw:line>
                <draw:line draw:style-name="gr35" draw:text-style-name="P18" draw:layer="layout" svg:x1="15.381cm" svg:y1="8.3cm" svg:x2="14.188cm" svg:y2="8.4cm">
                  <text:p/>
                </draw:line>
                <draw:line draw:style-name="gr36" draw:text-style-name="P18" draw:layer="layout" svg:x1="15.388cm" svg:y1="9.5cm" svg:x2="14.195cm" svg:y2="9.4cm">
                  <text:p/>
                </draw:line>
                <draw:line draw:style-name="gr36" draw:text-style-name="P18" draw:layer="layout" svg:x1="15.388cm" svg:y1="9.3cm" svg:x2="14.195cm" svg:y2="9.4cm">
                  <text:p/>
                </draw:line>
                <draw:line draw:style-name="gr36" draw:text-style-name="P18" draw:layer="layout" svg:x1="15.388cm" svg:y1="9.7cm" svg:x2="14.195cm" svg:y2="9.6cm">
                  <text:p/>
                </draw:line>
                <draw:line draw:style-name="gr36" draw:text-style-name="P18" draw:layer="layout" svg:x1="15.388cm" svg:y1="9.5cm" svg:x2="14.195cm" svg:y2="9.6cm">
                  <text:p/>
                </draw:line>
                <draw:line draw:style-name="gr36" draw:text-style-name="P18" draw:layer="layout" svg:x1="15.388cm" svg:y1="9.9cm" svg:x2="14.195cm" svg:y2="9.8cm">
                  <text:p/>
                </draw:line>
                <draw:line draw:style-name="gr36" draw:text-style-name="P18" draw:layer="layout" svg:x1="15.388cm" svg:y1="9.7cm" svg:x2="14.195cm" svg:y2="9.8cm">
                  <text:p/>
                </draw:line>
                <draw:line draw:style-name="gr35" draw:text-style-name="P18" draw:layer="layout" svg:x1="15.388cm" svg:y1="9.3cm" svg:x2="14.195cm" svg:y2="9.2cm">
                  <text:p/>
                </draw:line>
                <draw:line draw:style-name="gr35" draw:text-style-name="P18" draw:layer="layout" svg:x1="15.388cm" svg:y1="9.1cm" svg:x2="14.195cm" svg:y2="9.2cm">
                  <text:p/>
                </draw:line>
              </draw:g>
            </draw:g>
            <draw:g>
              <draw:line draw:style-name="gr37" draw:text-style-name="P18" draw:layer="layout" svg:x1="14.388cm" svg:y1="6.1cm" svg:x2="14.78cm" svg:y2="6cm">
                <text:p/>
              </draw:line>
              <draw:line draw:style-name="gr38" draw:text-style-name="P18" draw:layer="layout" svg:x1="14.388cm" svg:y1="10.4cm" svg:x2="14.788cm" svg:y2="10.5cm">
                <text:p/>
              </draw:line>
              <draw:line draw:style-name="gr38" draw:text-style-name="P18" draw:layer="layout" svg:x1="15.488cm" svg:y1="10.5cm" svg:x2="14.788cm" svg:y2="10.5cm">
                <text:p/>
              </draw:line>
            </draw:g>
          </draw:g>
          <draw:g>
            <draw:custom-shape draw:style-name="gr28" draw:text-style-name="P12" draw:layer="layout" svg:width="0.4cm" svg:height="0.4cm" draw:transform="rotate (-1.5707963267949) translate (15.307cm 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88cm 3.8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88cm 4.4cm)">
              <text:p/>
              <draw:enhanced-geometry svg:viewBox="0 0 21600 21600" draw:mirror-horizontal="true" draw:mirror-vertical="false" draw:type="rectangle" draw:enhanced-path="M 0 0 L 21600 0 21600 21600 0 21600 0 0 Z N"/>
            </draw:custom-shape>
            <draw:line draw:style-name="gr31" draw:text-style-name="P4" draw:layer="layout" svg:x1="15.288cm" svg:y1="4.023cm" svg:x2="15.288cm" svg:y2="3.802cm">
              <text:p/>
            </draw:line>
            <draw:custom-shape draw:style-name="gr30" draw:text-style-name="P4" draw:layer="layout" svg:width="0.8cm" svg:height="0.8cm" draw:transform="rotate (1.5707963267949) translate (14.888cm 4.4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88cm" svg:y="3.514cm">
              <text:p text:style-name="P14"><text:span text:style-name="T6">A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788cm" svg:y1="4.7cm" svg:x2="14.388cm" svg:y2="4.686cm">
            <text:p/>
          </draw:line>
          <draw:line draw:style-name="gr26" draw:text-style-name="P4" draw:layer="layout" svg:x1="14.788cm" svg:y1="5.4cm" svg:x2="14.788cm" svg:y2="4cm">
            <text:p/>
          </draw:line>
          <draw:g>
            <draw:custom-shape draw:style-name="gr28" draw:text-style-name="P12" draw:layer="layout" svg:width="0.2cm" svg:height="0.2cm" draw:transform="rotate (-1.5707963267949) translate (13.388cm 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8.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13.388cm 10.4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10.4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5" draw:text-style-name="P4" draw:layer="layout" svg:x1="12.988cm" svg:y1="11.5cm" svg:x2="9.988cm" svg:y2="11.5cm">
            <text:p/>
          </draw:line>
          <draw:line draw:style-name="gr5" draw:text-style-name="P4" draw:layer="layout" svg:x1="17.988cm" svg:y1="16.9cm" svg:x2="17.988cm" svg:y2="17.5cm">
            <text:p/>
          </draw:line>
          <draw:line draw:style-name="gr146" draw:text-style-name="P4" draw:layer="layout" svg:x1="9.488cm" svg:y1="17cm" svg:x2="9.488cm" svg:y2="11cm">
            <text:p/>
          </draw:line>
          <draw:line draw:style-name="gr146" draw:text-style-name="P4" draw:layer="layout" svg:x1="11.988cm" svg:y1="17cm" svg:x2="9.488cm" svg:y2="17cm">
            <text:p/>
          </draw:line>
          <draw:frame draw:style-name="standard" draw:layer="layout" svg:width="9.912cm" svg:height="3.215cm" svg:x="10.054cm" svg:y="20.53cm">
            <table:table table:template-name="default" table:use-first-row-styles="true" table:use-banding-rows-styles="true">
              <table:table-column table:style-name="co5"/>
              <table:table-column table:style-name="co6"/>
              <table:table-column table:style-name="co7"/>
              <table:table-column table:style-name="co7"/>
              <table:table-column table:style-name="co8"/>
              <table:table-row table:style-name="ro2" table:default-cell-style-name="ce1">
                <table:table-cell>
                  <text:p><text:span text:style-name="T19">M1</text:span></text:p>
                </table:table-cell>
                <table:table-cell>
                  <text:p text:style-name="P19"><text:span text:style-name="T19">M2</text:span></text:p>
                </table:table-cell>
                <table:table-cell>
                  <text:p text:style-name="P19"><text:span text:style-name="T19">M3</text:span></text:p>
                </table:table-cell>
                <table:table-cell>
                  <text:p text:style-name="P19"><text:span text:style-name="T19">M4</text:span></text:p>
                </table:table-cell>
                <table:table-cell>
                  <text:p text:style-name="P19"><text:span text:style-name="T19">Doel</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R</text:span></text:p>
                </table:table-cell>
                <table:table-cell>
                  <text:p text:style-name="P21"><text:span text:style-name="T14">Buffer2 verwarmen,Buffer3 koelen, WP uit</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verwarmen, Buffer3 verwarm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R</text:span></text:p>
                </table:table-cell>
                <table:table-cell>
                  <text:p text:style-name="P21"><text:span text:style-name="T14">Buffer2 dicht, Buffer3 koel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dicht, Buffer3 verwarmen, WP aan</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L</text:span></text:p>
                </table:table-cell>
                <table:table-cell>
                  <text:p text:style-name="P21"><text:span text:style-name="T14">Buffer2 naar primair WP, Buffer3 verwarmen</text:span></text:p>
                </table:table-cell>
              </table:table-row>
            </table:table>
            <draw:image xlink:href="Pictures/TablePreview8.svm" xlink:type="simple" xlink:show="embed" xlink:actuate="onLoad"/>
          </draw:frame>
          <draw:line draw:style-name="gr5" draw:text-style-name="P4" draw:layer="layout" svg:x1="6.888cm" svg:y1="14.5cm" svg:x2="6.488cm" svg:y2="14.5cm">
            <text:p/>
          </draw:line>
          <draw:line draw:style-name="gr5" draw:text-style-name="P4" draw:layer="layout" svg:x1="5.088cm" svg:y1="16.8cm" svg:x2="5.388cm" svg:y2="16.8cm">
            <text:p/>
          </draw:line>
          <draw:line draw:style-name="gr5" draw:text-style-name="P4" draw:layer="layout" svg:x1="4.688cm" svg:y1="18cm" svg:x2="4.692cm" svg:y2="20.1cm">
            <text:p/>
          </draw:line>
          <draw:line draw:style-name="gr5" draw:text-style-name="P4" draw:layer="layout" svg:x1="4.688cm" svg:y1="17.2cm" svg:x2="4.688cm" svg:y2="17.9cm">
            <text:p/>
          </draw:line>
          <draw:line draw:style-name="gr39" draw:text-style-name="P23" draw:layer="layout" svg:x1="4.688cm" svg:y1="17.9cm" svg:x2="4.888cm" svg:y2="17.9cm">
            <text:p text:style-name="P22">`</text:p>
          </draw:line>
          <draw:line draw:style-name="gr5" draw:text-style-name="P4" draw:layer="layout" svg:x1="4.688cm" svg:y1="14.5cm" svg:x2="4.688cm" svg:y2="16.4cm">
            <text:p/>
          </draw:line>
          <draw:line draw:style-name="gr5" draw:text-style-name="P4" draw:layer="layout" svg:x1="4.688cm" svg:y1="14.5cm" svg:x2="5.888cm" svg:y2="14.5cm">
            <text:p/>
          </draw:line>
          <draw:line draw:style-name="gr40" draw:text-style-name="P4" draw:layer="layout" svg:x1="4.688cm" svg:y1="14.5cm" svg:x2="6.288cm" svg:y2="14.5cm">
            <text:p/>
          </draw:line>
          <draw:line draw:style-name="gr40" draw:text-style-name="P4" draw:layer="layout" svg:x1="4.688cm" svg:y1="16.4cm" svg:x2="4.688cm" svg:y2="14.5cm">
            <text:p/>
          </draw:line>
          <draw:line draw:style-name="gr40" draw:text-style-name="P4" draw:layer="layout" svg:x1="4.688cm" svg:y1="17.9cm" svg:x2="4.988cm" svg:y2="17.9cm">
            <text:p/>
          </draw:line>
          <draw:line draw:style-name="gr5" draw:text-style-name="P4" draw:layer="layout" svg:x1="5.388cm" svg:y1="17.5cm" svg:x2="5.388cm" svg:y2="16.8cm">
            <text:p/>
          </draw:line>
          <draw:line draw:style-name="gr5" draw:text-style-name="P4" draw:layer="layout" svg:x1="6.288cm" svg:y1="17.9cm" svg:x2="5.788cm" svg:y2="17.9cm">
            <text:p/>
          </draw:line>
          <draw:line draw:style-name="gr5" draw:text-style-name="P4" draw:layer="layout" svg:x1="6.288cm" svg:y1="15cm" svg:x2="6.288cm" svg:y2="17.9cm">
            <text:p/>
          </draw:line>
          <draw:line draw:style-name="gr41" draw:text-style-name="P4" draw:layer="layout" svg:x1="6.888cm" svg:y1="15cm" svg:x2="6.288cm" svg:y2="15cm">
            <text:p/>
          </draw:line>
          <draw:line draw:style-name="gr42" draw:text-style-name="P4" draw:layer="layout" svg:x1="21.388cm" svg:y1="19.1cm" svg:x2="21.388cm" svg:y2="18.1cm">
            <text:p/>
          </draw:line>
          <draw:g>
            <draw:custom-shape draw:style-name="gr43" draw:text-style-name="P24" draw:layer="layout" svg:width="12.922cm" svg:height="1.7cm" svg:x="7.727cm" svg:y="18.4cm">
              <text:p/>
              <draw:enhanced-geometry svg:viewBox="0 0 21600 21600" draw:mirror-horizontal="false" draw:mirror-vertical="false" draw:type="rectangle" draw:enhanced-path="M 0 0 L 21600 0 21600 21600 0 21600 0 0 Z N"/>
            </draw:custom-shape>
            <draw:custom-shape draw:style-name="gr44" draw:text-style-name="P26" draw:layer="layout" svg:width="12.922cm" svg:height="0.5cm" svg:x="7.727cm" svg:y="19.6cm">
              <text:p text:style-name="P25"><text:span text:style-name="T11">1</text:span></text:p>
              <draw:enhanced-geometry svg:viewBox="0 0 21600 21600" draw:mirror-horizontal="false" draw:mirror-vertical="false" draw:type="rectangle" draw:enhanced-path="M 0 0 L 21600 0 21600 21600 0 21600 0 0 Z N"/>
            </draw:custom-shape>
            <draw:custom-shape draw:style-name="gr45" draw:text-style-name="P27" draw:layer="layout" svg:width="13.4cm" svg:height="0.201cm" svg:x="7.488cm" svg:y="19.199cm">
              <text:p/>
              <draw:enhanced-geometry svg:viewBox="0 0 21600 21600" draw:mirror-horizontal="false" draw:mirror-vertical="false" draw:type="rectangle" draw:enhanced-path="M 0 0 L 21600 0 21600 21600 0 21600 0 0 Z N"/>
            </draw:custom-shape>
            <draw:custom-shape draw:style-name="gr46" draw:text-style-name="P28" draw:layer="layout" svg:width="12.922cm" svg:height="0.6cm" svg:x="7.727cm" svg:y="18.4cm">
              <text:p text:style-name="P25"><text:span text:style-name="T11">3</text:span></text:p>
              <draw:enhanced-geometry svg:viewBox="0 0 21600 21600" draw:mirror-horizontal="false" draw:mirror-vertical="false" draw:type="rectangle" draw:enhanced-path="M 0 0 L 21600 0 21600 21600 0 21600 0 0 Z N"/>
            </draw:custom-shape>
            <draw:custom-shape draw:style-name="gr47" draw:text-style-name="P6" draw:layer="layout" svg:width="0.477cm" svg:height="0.5cm" svg:x="16.997cm" svg:y="19.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6cm" svg:height="0.4cm" svg:x="8.412cm" svg:y="18.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8cm" svg:height="0.4cm" svg:x="17.299cm" svg:y="18.5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6.288cm" svg:y1="17.9cm" svg:x2="6.288cm" svg:y2="20.6cm">
            <text:p/>
          </draw:line>
          <draw:line draw:style-name="gr5" draw:text-style-name="P4" draw:layer="layout" svg:x1="4.688cm" svg:y1="20.6cm" svg:x2="4.688cm" svg:y2="20.1cm">
            <text:p/>
          </draw:line>
          <draw:line draw:style-name="gr49" draw:text-style-name="P4" draw:layer="layout" svg:x1="8.288cm" svg:y1="18.7cm" svg:x2="15.888cm" svg:y2="18.9cm">
            <text:p/>
          </draw:line>
          <draw:line draw:style-name="gr41" draw:text-style-name="P4" draw:layer="layout" svg:x1="15.888cm" svg:y1="18.9cm" svg:x2="18.888cm" svg:y2="18.7cm">
            <text:p/>
          </draw:line>
          <draw:g>
            <draw:custom-shape draw:style-name="gr50" draw:text-style-name="P30" draw:layer="layout" svg:width="5.5cm" svg:height="3.2cm" svg:x="2.888cm" svg:y="21cm">
              <text:p text:style-name="P29"><text:span text:style-name="T12">2 <text:s text:c="3"/>2</text:span></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3.132cm" svg:y="21.2cm">
              <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5.944cm" svg:y="21.2cm">
              <text:p/>
              <draw:enhanced-geometry svg:viewBox="0 0 21600 21600" draw:mirror-horizontal="false" draw:mirror-vertical="false" draw:type="rectangle" draw:enhanced-path="M 0 0 L 21600 0 21600 21600 0 21600 0 0 Z N"/>
            </draw:custom-shape>
            <draw:custom-shape draw:style-name="gr48" draw:text-style-name="P6" draw:layer="layout" svg:width="0.4cm" svg:height="0.4cm" svg:x="5.388cm" svg:y="2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6" draw:text-style-name="P18" draw:layer="layout" svg:x1="6.988cm" svg:y1="23.3cm" svg:x2="7.784cm" svg:y2="23.3cm">
                <text:p/>
              </draw:line>
            </draw:g>
            <draw:g>
              <draw:line draw:style-name="gr35" draw:text-style-name="P18" draw:layer="layout" svg:x1="6.695cm" svg:y1="22cm" svg:x2="7.888cm" svg:y2="21.9cm">
                <text:p/>
              </draw:line>
              <draw:line draw:style-name="gr35" draw:text-style-name="P18" draw:layer="layout" svg:x1="6.695cm" svg:y1="21.8cm" svg:x2="7.888cm" svg:y2="21.9cm">
                <text:p/>
              </draw:line>
              <draw:line draw:style-name="gr36" draw:text-style-name="P18" draw:layer="layout" svg:x1="6.691cm" svg:y1="23.2cm" svg:x2="7.287cm" svg:y2="23.3cm">
                <text:p/>
              </draw:line>
              <draw:line draw:style-name="gr35" draw:text-style-name="P18" draw:layer="layout" svg:x1="6.695cm" svg:y1="22.2cm" svg:x2="7.888cm" svg:y2="22.1cm">
                <text:p/>
              </draw:line>
              <draw:line draw:style-name="gr35" draw:text-style-name="P18" draw:layer="layout" svg:x1="6.695cm" svg:y1="22cm" svg:x2="7.888cm" svg:y2="22.1cm">
                <text:p/>
              </draw:line>
              <draw:line draw:style-name="gr35" draw:text-style-name="P18" draw:layer="layout" svg:x1="6.695cm" svg:y1="22.4cm" svg:x2="7.888cm" svg:y2="22.3cm">
                <text:p/>
              </draw:line>
              <draw:line draw:style-name="gr35" draw:text-style-name="P18" draw:layer="layout" svg:x1="6.695cm" svg:y1="22.2cm" svg:x2="7.888cm" svg:y2="22.3cm">
                <text:p/>
              </draw:line>
              <draw:line draw:style-name="gr35" draw:text-style-name="P18" draw:layer="layout" svg:x1="6.695cm" svg:y1="21.8cm" svg:x2="7.888cm" svg:y2="21.7cm">
                <text:p/>
              </draw:line>
              <draw:line draw:style-name="gr35" draw:text-style-name="P18" draw:layer="layout" svg:x1="6.695cm" svg:y1="21.6cm" svg:x2="7.888cm" svg:y2="21.7cm">
                <text:p/>
              </draw:line>
              <draw:line draw:style-name="gr36" draw:text-style-name="P18" draw:layer="layout" svg:x1="6.688cm" svg:y1="22.8cm" svg:x2="7.881cm" svg:y2="22.7cm">
                <text:p/>
              </draw:line>
              <draw:line draw:style-name="gr36" draw:text-style-name="P18" draw:layer="layout" svg:x1="6.688cm" svg:y1="22.6cm" svg:x2="7.881cm" svg:y2="22.7cm">
                <text:p/>
              </draw:line>
              <draw:line draw:style-name="gr36" draw:text-style-name="P18" draw:layer="layout" svg:x1="6.688cm" svg:y1="23cm" svg:x2="7.881cm" svg:y2="22.9cm">
                <text:p/>
              </draw:line>
              <draw:line draw:style-name="gr36" draw:text-style-name="P18" draw:layer="layout" svg:x1="6.688cm" svg:y1="22.8cm" svg:x2="7.881cm" svg:y2="22.9cm">
                <text:p/>
              </draw:line>
              <draw:line draw:style-name="gr36" draw:text-style-name="P18" draw:layer="layout" svg:x1="6.688cm" svg:y1="23.2cm" svg:x2="7.881cm" svg:y2="23.1cm">
                <text:p/>
              </draw:line>
              <draw:line draw:style-name="gr36" draw:text-style-name="P18" draw:layer="layout" svg:x1="6.688cm" svg:y1="23cm" svg:x2="7.881cm" svg:y2="23.1cm">
                <text:p/>
              </draw:line>
              <draw:line draw:style-name="gr35" draw:text-style-name="P18" draw:layer="layout" svg:x1="6.688cm" svg:y1="22.6cm" svg:x2="7.881cm" svg:y2="22.5cm">
                <text:p/>
              </draw:line>
              <draw:line draw:style-name="gr35" draw:text-style-name="P18" draw:layer="layout" svg:x1="6.688cm" svg:y1="22.4cm" svg:x2="7.881cm" svg:y2="22.5cm">
                <text:p/>
              </draw:line>
            </draw:g>
            <draw:g>
              <draw:line draw:style-name="gr35" draw:text-style-name="P18" draw:layer="layout" svg:x1="4.481cm" svg:y1="22cm" svg:x2="3.288cm" svg:y2="21.9cm">
                <text:p/>
              </draw:line>
              <draw:line draw:style-name="gr35" draw:text-style-name="P18" draw:layer="layout" svg:x1="4.481cm" svg:y1="21.8cm" svg:x2="3.288cm" svg:y2="21.9cm">
                <text:p/>
              </draw:line>
              <draw:line draw:style-name="gr36" draw:text-style-name="P18" draw:layer="layout" svg:x1="4.485cm" svg:y1="23.2cm" svg:x2="3.889cm" svg:y2="23.3cm">
                <text:p/>
              </draw:line>
              <draw:line draw:style-name="gr35" draw:text-style-name="P18" draw:layer="layout" svg:x1="4.481cm" svg:y1="22.2cm" svg:x2="3.288cm" svg:y2="22.1cm">
                <text:p/>
              </draw:line>
              <draw:line draw:style-name="gr35" draw:text-style-name="P18" draw:layer="layout" svg:x1="4.481cm" svg:y1="22cm" svg:x2="3.288cm" svg:y2="22.1cm">
                <text:p/>
              </draw:line>
              <draw:line draw:style-name="gr35" draw:text-style-name="P18" draw:layer="layout" svg:x1="4.481cm" svg:y1="22.4cm" svg:x2="3.288cm" svg:y2="22.3cm">
                <text:p/>
              </draw:line>
              <draw:line draw:style-name="gr35" draw:text-style-name="P18" draw:layer="layout" svg:x1="4.481cm" svg:y1="22.2cm" svg:x2="3.288cm" svg:y2="22.3cm">
                <text:p/>
              </draw:line>
              <draw:line draw:style-name="gr35" draw:text-style-name="P18" draw:layer="layout" svg:x1="4.481cm" svg:y1="21.8cm" svg:x2="3.288cm" svg:y2="21.7cm">
                <text:p/>
              </draw:line>
              <draw:line draw:style-name="gr35" draw:text-style-name="P18" draw:layer="layout" svg:x1="4.481cm" svg:y1="21.6cm" svg:x2="3.288cm" svg:y2="21.7cm">
                <text:p/>
              </draw:line>
              <draw:line draw:style-name="gr36" draw:text-style-name="P18" draw:layer="layout" svg:x1="4.488cm" svg:y1="22.8cm" svg:x2="3.295cm" svg:y2="22.7cm">
                <text:p/>
              </draw:line>
              <draw:line draw:style-name="gr36" draw:text-style-name="P18" draw:layer="layout" svg:x1="4.488cm" svg:y1="22.6cm" svg:x2="3.295cm" svg:y2="22.7cm">
                <text:p/>
              </draw:line>
              <draw:line draw:style-name="gr36" draw:text-style-name="P18" draw:layer="layout" svg:x1="4.488cm" svg:y1="23cm" svg:x2="3.295cm" svg:y2="22.9cm">
                <text:p/>
              </draw:line>
              <draw:line draw:style-name="gr36" draw:text-style-name="P18" draw:layer="layout" svg:x1="4.488cm" svg:y1="22.8cm" svg:x2="3.295cm" svg:y2="22.9cm">
                <text:p/>
              </draw:line>
              <draw:line draw:style-name="gr36" draw:text-style-name="P18" draw:layer="layout" svg:x1="4.488cm" svg:y1="23.2cm" svg:x2="3.295cm" svg:y2="23.1cm">
                <text:p/>
              </draw:line>
              <draw:line draw:style-name="gr36" draw:text-style-name="P18" draw:layer="layout" svg:x1="4.488cm" svg:y1="23cm" svg:x2="3.295cm" svg:y2="23.1cm">
                <text:p/>
              </draw:line>
              <draw:line draw:style-name="gr35" draw:text-style-name="P18" draw:layer="layout" svg:x1="4.488cm" svg:y1="22.6cm" svg:x2="3.295cm" svg:y2="22.5cm">
                <text:p/>
              </draw:line>
              <draw:line draw:style-name="gr35" draw:text-style-name="P18" draw:layer="layout" svg:x1="4.488cm" svg:y1="22.4cm" svg:x2="3.295cm" svg:y2="22.5cm">
                <text:p/>
              </draw:line>
            </draw:g>
            <draw:custom-shape draw:style-name="gr48" draw:text-style-name="P6" draw:layer="layout" svg:width="0.4cm" svg:height="0.4cm" svg:x="5.488cm" svg:y="23.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2" draw:text-style-name="P32" draw:layer="layout" svg:width="36cm" svg:height="22cm" svg:x="2.488cm" svg:y="2.5cm">
            <text:p/>
            <draw:enhanced-geometry svg:viewBox="0 0 21600 21600" draw:mirror-horizontal="false" draw:mirror-vertical="false" draw:type="rectangle" draw:enhanced-path="M 0 0 L 21600 0 21600 21600 0 21600 0 0 Z N"/>
          </draw:custom-shape>
          <draw:line draw:style-name="gr41" draw:text-style-name="P4" draw:layer="layout" svg:x1="17.988cm" svg:y1="18.5cm" svg:x2="18.788cm" svg:y2="18.7cm">
            <text:p/>
          </draw:line>
          <draw:frame draw:style-name="gr55" draw:text-style-name="P34" draw:layer="layout" svg:width="0.502cm" svg:height="1.195cm" svg:x="24.488cm" svg:y="10.2cm">
            <draw:text-box>
              <text:p/>
            </draw:text-box>
          </draw:frame>
          <draw:g>
            <draw:custom-shape draw:style-name="gr28" draw:text-style-name="P12" draw:layer="layout" svg:width="0.4cm" svg:height="0.4cm" draw:transform="rotate (-3.14159265358979) translate (21.588cm 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0.988cm 19.9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188cm" svg:y="1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6" draw:text-style-name="P4" draw:layer="layout" svg:x1="4.688cm" svg:y1="23.3cm" svg:x2="4.688cm" svg:y2="20.1cm">
            <text:p/>
          </draw:line>
          <draw:line draw:style-name="gr57" draw:text-style-name="P4" draw:layer="layout" svg:x1="4.988cm" svg:y1="21.6cm" svg:x2="4.988cm" svg:y2="20.3cm">
            <text:p/>
          </draw:line>
          <draw:line draw:style-name="gr58" draw:text-style-name="P4" draw:layer="layout" svg:x1="19.088cm" svg:y1="19.8cm" svg:x2="15.888cm" svg:y2="20cm">
            <text:p/>
          </draw:line>
          <draw:line draw:style-name="gr59" draw:text-style-name="P4" draw:layer="layout" svg:x1="15.888cm" svg:y1="20cm" svg:x2="8.788cm" svg:y2="19.8cm">
            <text:p/>
          </draw:line>
          <draw:line draw:style-name="gr60" draw:text-style-name="P23" draw:layer="layout" svg:x1="0.488cm" svg:y1="5.5cm" svg:x2="2.488cm" svg:y2="5.5cm">
            <text:p text:style-name="P22">100</text:p>
          </draw:line>
          <draw:frame draw:style-name="gr61" draw:text-style-name="P34" draw:layer="layout" svg:width="0.502cm" svg:height="1.187cm" svg:x="0.788cm" svg:y="7.4cm">
            <draw:text-box>
              <text:p/>
            </draw:text-box>
          </draw:frame>
          <draw:line draw:style-name="gr62" draw:text-style-name="P23" draw:layer="layout" svg:x1="0.488cm" svg:y1="7.5cm" svg:x2="2.488cm" svg:y2="7.5cm">
            <text:p text:style-name="P22">50</text:p>
          </draw:line>
          <draw:line draw:style-name="gr63" draw:text-style-name="P23" draw:layer="layout" svg:x1="0.488cm" svg:y1="6.5cm" svg:x2="2.488cm" svg:y2="6.5cm">
            <text:p text:style-name="P22">80</text:p>
          </draw:line>
          <draw:line draw:style-name="gr64" draw:text-style-name="P23" draw:layer="layout" svg:x1="0.488cm" svg:y1="8.5cm" svg:x2="2.488cm" svg:y2="8.5cm">
            <text:p text:style-name="P22">40</text:p>
          </draw:line>
          <draw:line draw:style-name="gr65" draw:text-style-name="P23" draw:layer="layout" svg:x1="0.488cm" svg:y1="10.5cm" svg:x2="2.488cm" svg:y2="10.5cm">
            <text:p text:style-name="P22">20</text:p>
          </draw:line>
          <draw:line draw:style-name="gr66" draw:text-style-name="P23" draw:layer="layout" svg:x1="0.488cm" svg:y1="9.5cm" svg:x2="2.488cm" svg:y2="9.5cm">
            <text:p text:style-name="P22">30</text:p>
          </draw:line>
          <draw:line draw:style-name="gr67" draw:text-style-name="P23" draw:layer="layout" svg:x1="0.488cm" svg:y1="11.5cm" svg:x2="2.488cm" svg:y2="11.5cm">
            <text:p text:style-name="P22">15</text:p>
          </draw:line>
          <draw:line draw:style-name="gr68" draw:text-style-name="P23" draw:layer="layout" svg:x1="0.488cm" svg:y1="13.5cm" svg:x2="2.488cm" svg:y2="13.5cm">
            <text:p text:style-name="P22">5</text:p>
          </draw:line>
          <draw:line draw:style-name="gr69" draw:text-style-name="P23" draw:layer="layout" svg:x1="0.488cm" svg:y1="12.5cm" svg:x2="2.488cm" svg:y2="12.5cm">
            <text:p text:style-name="P22">10</text:p>
          </draw:line>
          <draw:line draw:style-name="gr56" draw:text-style-name="P4" draw:layer="layout" svg:x1="6.588cm" svg:y1="23.3cm" svg:x2="6.588cm" svg:y2="20.1cm">
            <text:p/>
          </draw:line>
          <draw:line draw:style-name="gr70" draw:text-style-name="P4" draw:layer="layout" svg:x1="6.588cm" svg:y1="20.4cm" svg:x2="6.588cm" svg:y2="20.1cm">
            <text:p/>
          </draw:line>
          <draw:line draw:style-name="gr71" draw:text-style-name="P4" draw:layer="layout" svg:x1="6.588cm" svg:y1="20.1cm" svg:x2="4.688cm" svg:y2="20.1cm">
            <text:p/>
          </draw:line>
          <draw:line draw:style-name="gr72" draw:text-style-name="P4" draw:layer="layout" svg:x1="21.588cm" svg:y1="20.9cm" svg:x2="21.588cm" svg:y2="22cm">
            <text:p/>
          </draw:line>
          <draw:g>
            <draw:custom-shape draw:style-name="gr28" draw:text-style-name="P12" draw:layer="layout" svg:width="0.4cm" svg:height="0.4cm" draw:transform="rotate (-3.14159265358979) translate (21.788cm 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1.188cm 21.1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388cm" svg:y="2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73" draw:text-style-name="P4" draw:layer="layout" svg:x1="6.288cm" svg:y1="21.6cm" svg:x2="7.888cm" svg:y2="21.6cm">
            <text:p/>
          </draw:line>
          <draw:line draw:style-name="gr73" draw:text-style-name="P4" draw:layer="layout" svg:x1="3.388cm" svg:y1="21.6cm" svg:x2="4.988cm" svg:y2="21.6cm">
            <text:p/>
          </draw:line>
          <draw:line draw:style-name="gr74" draw:text-style-name="P4" draw:layer="layout" svg:x1="6.588cm" svg:y1="23.3cm" svg:x2="7.888cm" svg:y2="23.3cm">
            <text:p/>
          </draw:line>
          <draw:line draw:style-name="gr74" draw:text-style-name="P4" draw:layer="layout" svg:x1="3.388cm" svg:y1="23.3cm" svg:x2="4.688cm" svg:y2="23.3cm">
            <text:p/>
          </draw:line>
          <draw:line draw:style-name="gr59" draw:text-style-name="P4" draw:layer="layout" svg:x1="14.988cm" svg:y1="13cm" svg:x2="14.988cm" svg:y2="15.5cm">
            <text:p/>
          </draw:line>
          <draw:line draw:style-name="gr58" draw:text-style-name="P4" draw:layer="layout" svg:x1="16.488cm" svg:y1="19.7cm" svg:x2="18.988cm" svg:y2="19.8cm">
            <text:p/>
          </draw:line>
          <draw:polygon draw:style-name="gr75" draw:text-style-name="P4" draw:layer="layout" svg:width="0cm" svg:height="0cm" svg:x="4.692cm" svg:y="19.1cm" svg:viewBox="0 0 0 0" draw:points="0,0">
            <text:p/>
          </draw:polygon>
          <draw:polygon draw:style-name="gr76" draw:text-style-name="P4" draw:layer="layout" svg:width="0cm" svg:height="0cm" svg:x="4.692cm" svg:y="17.9cm" svg:viewBox="0 0 0 0" draw:points="0,0">
            <text:p/>
          </draw:polygon>
          <draw:custom-shape draw:style-name="gr77" draw:text-style-name="P4" draw:layer="layout" svg:width="3.1cm" svg:height="7.6cm" svg:x="3.788cm" svg:y="12.2cm">
            <text:p/>
            <draw:enhanced-geometry svg:viewBox="0 0 21600 21600" draw:mirror-vertical="false" draw:mirror-horizontal="false" draw:type="rectangle" draw:enhanced-path="M 0 0 L 21600 0 21600 21600 0 21600 0 0 Z N"/>
          </draw:custom-shape>
          <draw:line draw:style-name="gr40" draw:text-style-name="P4" draw:layer="layout" svg:x1="4.688cm" svg:y1="17.9cm" svg:x2="4.688cm" svg:y2="20.3cm">
            <text:p/>
          </draw:line>
          <draw:line draw:style-name="gr40" draw:text-style-name="P4" draw:layer="layout" svg:x1="4.988cm" svg:y1="20.3cm" svg:x2="6.288cm" svg:y2="20.3cm">
            <text:p/>
          </draw:line>
          <draw:line draw:style-name="gr57" draw:text-style-name="P4" draw:layer="layout" svg:x1="6.288cm" svg:y1="21.6cm" svg:x2="6.288cm" svg:y2="20.3cm">
            <text:p/>
          </draw:line>
          <draw:custom-shape draw:style-name="gr78" draw:text-style-name="P6" draw:layer="layout" svg:width="0.4cm" svg:height="0.384cm" svg:x="4.888cm" svg:y="14.2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6" draw:layer="layout" svg:width="0.4cm" svg:height="0.384cm" svg:x="6.288cm" svg:y="19.11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4.088cm" svg:y="19.3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6" draw:text-style-name="P4" draw:layer="layout" svg:x1="9.488cm" svg:y1="11cm" svg:x2="11.988cm" svg:y2="11cm">
            <text:p/>
          </draw:line>
          <draw:custom-shape draw:style-name="gr132" draw:text-style-name="P4" draw:layer="layout" svg:width="3.5cm" svg:height="4.2cm" draw:transform="rotate (-1.5707963267949) translate (23.888cm 13.5cm)">
            <text:p/>
            <draw:enhanced-geometry svg:viewBox="0 0 21600 21600" draw:mirror-horizontal="true" draw:mirror-vertical="true" draw:type="rectangle" draw:enhanced-path="M 0 0 L 21600 0 21600 21600 0 21600 0 0 Z N"/>
          </draw:custom-shape>
          <draw:line draw:style-name="gr5" draw:text-style-name="P4" draw:layer="layout" svg:x1="12cm" svg:y1="11.6cm" svg:x2="11.988cm" svg:y2="11cm">
            <text:p/>
          </draw:line>
          <draw:line draw:style-name="gr112" draw:text-style-name="P4" draw:layer="layout" svg:x1="9.488cm" svg:y1="11cm" svg:x2="11.988cm" svg:y2="11cm">
            <text:p/>
          </draw:line>
          <draw:g>
            <draw:line draw:style-name="gr80" draw:text-style-name="P4" draw:layer="layout" svg:x1="17.088cm" svg:y1="6.9cm" svg:x2="17.088cm" svg:y2="8.7cm">
              <text:p/>
            </draw:line>
            <draw:line draw:style-name="gr81" draw:text-style-name="P4" draw:layer="layout" svg:x1="16.588cm" svg:y1="10.5cm" svg:x2="16.588cm" svg:y2="6.9cm">
              <text:p/>
            </draw:line>
            <draw:line draw:style-name="gr42" draw:text-style-name="P4" draw:layer="layout" svg:x1="21.188cm" svg:y1="9.3cm" svg:x2="19.088cm" svg:y2="9.3cm">
              <text:p/>
            </draw:line>
            <draw:line draw:style-name="gr80" draw:text-style-name="P4" draw:layer="layout" svg:x1="16.588cm" svg:y1="10.5cm" svg:x2="15.388cm" svg:y2="10.5cm">
              <text:p/>
            </draw:line>
            <draw:custom-shape draw:style-name="gr82" draw:text-style-name="P4" draw:layer="layout" svg:width="0.1cm" svg:height="1.6cm" svg:x="18.188cm" svg:y="7.7cm">
              <text:p/>
              <draw:enhanced-geometry svg:viewBox="0 0 21600 21600" draw:mirror-horizontal="true" draw:type="rectangle" draw:enhanced-path="M 0 0 L 21600 0 21600 21600 0 21600 0 0 Z N"/>
            </draw:custom-shape>
            <draw:line draw:style-name="gr83" draw:text-style-name="P4" draw:layer="layout" svg:x1="19.088cm" svg:y1="5.9cm" svg:x2="20.788cm" svg:y2="5.9cm">
              <text:p/>
            </draw:line>
            <draw:line draw:style-name="gr83" draw:text-style-name="P4" draw:layer="layout" svg:x1="17.488cm" svg:y1="5.9cm" svg:x2="17.488cm" svg:y2="8.7cm">
              <text:p/>
            </draw:line>
            <draw:line draw:style-name="gr80" draw:text-style-name="P4" draw:layer="layout" svg:x1="16.588cm" svg:y1="6.9cm" svg:x2="20.788cm" svg:y2="6.9cm">
              <text:p/>
            </draw:line>
            <draw:g>
              <draw:custom-shape draw:style-name="gr29" draw:text-style-name="P12" draw:layer="layout" svg:width="0.4cm" svg:height="0.4cm" draw:transform="rotate (-1.5707963267949) translate (21.588cm 5.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6.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1.5707963267949) translate (21.588cm 6.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7.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84" draw:text-style-name="P4" draw:layer="layout" svg:x1="18.188cm" svg:y1="9.3cm" svg:x2="19.088cm" svg:y2="9.3cm">
              <text:p/>
            </draw:line>
            <draw:g>
              <draw:custom-shape draw:style-name="gr29" draw:text-style-name="P35" draw:layer="layout" svg:width="0.4cm" svg:height="0.4cm" svg:x="16.397cm" svg:y="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0.4cm" svg:height="0.4cm" draw:transform="rotate (-1.5707963267949) translate (16.607cm 5.7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7" draw:layer="layout" svg:width="0.4cm" svg:height="0.4cm" draw:transform="rotate (-1.5707963267949) translate (16.988cm 5.709cm)">
                <text:p text:style-name="P36"><text:span text:style-name="T14">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6.988cm 6.286cm)">
                <text:p/>
                <draw:enhanced-geometry svg:viewBox="0 0 21600 21600" draw:mirror-horizontal="true" draw:mirror-vertical="false" draw:type="rectangle" draw:enhanced-path="M 0 0 L 21600 0 21600 21600 0 21600 0 0 Z N"/>
              </draw:custom-shape>
              <draw:line draw:style-name="gr31" draw:text-style-name="P4" draw:layer="layout" svg:x1="16.588cm" svg:y1="5.909cm" svg:x2="16.588cm" svg:y2="5.688cm">
                <text:p/>
              </draw:line>
              <draw:custom-shape draw:style-name="gr30" draw:text-style-name="P4" draw:layer="layout" svg:width="0.8cm" svg:height="0.8cm" draw:transform="rotate (1.5707963267949) translate (16.188cm 6.286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6.388cm" svg:y="5.4cm">
                <text:p text:style-name="P14"><text:span text:style-name="T6">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86" draw:text-style-name="P4" draw:layer="layout" svg:x1="19.088cm" svg:y1="5.9cm" svg:x2="16.988cm" svg:y2="5.9cm">
              <text:p/>
            </draw:line>
            <draw:line draw:style-name="gr80" draw:text-style-name="P4" draw:layer="layout" svg:x1="18.188cm" svg:y1="7.7cm" svg:x2="18.188cm" svg:y2="6.9cm">
              <text:p/>
            </draw:line>
            <draw:line draw:style-name="gr81" draw:text-style-name="P4" draw:layer="layout" svg:x1="16.588cm" svg:y1="6.9cm" svg:x2="16.588cm" svg:y2="6.3cm">
              <text:p/>
            </draw:line>
            <draw:frame draw:style-name="gr87" draw:text-style-name="P33" draw:layer="layout" svg:width="2.5cm" svg:height="0.607cm" svg:x="18.288cm" svg:y="9.5cm">
              <draw:text-box>
                <text:p text:style-name="P22"><text:span text:style-name="T13">kraanwater</text:span></text:p>
              </draw:text-box>
            </draw:frame>
            <draw:frame draw:style-name="gr54" draw:text-style-name="P33" draw:layer="layout" svg:width="1.7cm" svg:height="0.963cm" svg:x="18.488cm" svg:y="7.937cm">
              <draw:text-box>
                <text:p text:style-name="P22"><text:span text:style-name="T13">Douche</text:span></text:p>
                <text:p text:style-name="P22"><text:span text:style-name="T13">WTW</text:span></text:p>
              </draw:text-box>
            </draw:frame>
            <draw:frame draw:style-name="gr87" draw:text-style-name="P33" draw:layer="layout" svg:width="2.3cm" svg:height="0.607cm" svg:x="19.288cm" svg:y="6.1cm">
              <draw:text-box>
                <text:p text:style-name="P22"><text:span text:style-name="T13">Mengkraan</text:span></text:p>
              </draw:text-box>
            </draw:frame>
            <draw:custom-shape draw:style-name="gr88" draw:text-style-name="P4" draw:layer="layout" svg:width="2.8cm" svg:height="2cm" svg:x="19.088cm" svg:y="5.4cm">
              <text:p/>
              <draw:enhanced-geometry svg:viewBox="0 0 21600 21600" draw:type="rectangle" draw:enhanced-path="M 0 0 L 21600 0 21600 21600 0 21600 0 0 Z N"/>
            </draw:custom-shape>
            <draw:custom-shape draw:style-name="gr89" draw:text-style-name="P4" draw:layer="layout" svg:width="1.3cm" svg:height="4.1cm" svg:x="17.788cm" svg:y="5.4cm">
              <text:p/>
              <draw:enhanced-geometry svg:viewBox="0 0 21600 21600" draw:type="rectangle" draw:enhanced-path="M 0 0 L 21600 0 21600 21600 0 21600 0 0 Z N"/>
            </draw:custom-shape>
          </draw:g>
          <draw:line draw:style-name="gr90" draw:text-style-name="P4" draw:layer="layout" svg:x1="6.288cm" svg:y1="17.9cm" svg:x2="6.288cm" svg:y2="20.4cm">
            <text:p/>
          </draw:line>
          <draw:g>
            <draw:custom-shape draw:style-name="gr28" draw:text-style-name="P12" draw:layer="layout" svg:width="0.2cm" svg:height="0.205cm" draw:transform="rotate (-3.14159265358979) translate (4.788cm 19.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svg:x="4.588cm" svg:y="19.7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0" draw:text-style-name="P4" draw:layer="layout" svg:x1="6.288cm" svg:y1="17.9cm" svg:x2="5.588cm" svg:y2="17.9cm">
            <text:p/>
          </draw:line>
          <draw:g>
            <draw:custom-shape draw:style-name="gr28" draw:text-style-name="P12" draw:layer="layout" svg:width="0.4cm" svg:height="0.4cm" svg:x="4.488cm" svg:y="1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4.888cm" svg:y1="15.5cm" svg:x2="4.488cm" svg:y2="15.5cm">
              <text:p/>
            </draw:line>
            <draw:custom-shape draw:style-name="gr30" draw:text-style-name="P4" draw:layer="layout" svg:width="0.8cm" svg:height="0.8cm" draw:transform="rotate (-1.5707963267949) translate (5.088cm 15.3cm)">
              <text:p/>
              <draw:enhanced-geometry svg:viewBox="0 0 21600 21600" draw:mirror-horizontal="false" draw:mirror-vertical="false" draw:type="rectangle" draw:enhanced-path="M 0 0 L 21600 0 21600 21600 0 21600 0 0 Z N"/>
            </draw:custom-shape>
          </draw:g>
          <draw:g>
            <draw:custom-shape draw:style-name="gr29" draw:text-style-name="P12" draw:layer="layout" svg:width="0.4cm" svg:height="0.4cm" draw:transform="rotate (-1.5707963267949) translate (5.788cm 1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5.788cm 18.327cm)">
              <text:p/>
              <draw:enhanced-geometry svg:viewBox="0 0 21600 21600" draw:mirror-horizontal="true" draw:mirror-vertical="true" draw:type="rectangle" draw:enhanced-path="M 0 0 L 21600 0 21600 21600 0 21600 0 0 Z N"/>
            </draw:custom-shape>
            <draw:custom-shape draw:style-name="gr120" draw:text-style-name="P51" draw:layer="layout" svg:width="0.4cm" svg:height="0.4cm" draw:transform="rotate (-1.5707963267949) translate (5.388cm 17.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5.388cm" svg:y1="17.725cm" svg:x2="5.388cm" svg:y2="18.125cm">
              <text:p/>
            </draw:line>
            <draw:custom-shape draw:style-name="gr30" draw:text-style-name="P4" draw:layer="layout" svg:width="0.8cm" svg:height="0.8cm" draw:transform="rotate (1.5707963267949) translate (4.988cm 18.327cm)">
              <text:p/>
              <draw:enhanced-geometry svg:viewBox="0 0 21600 21600" draw:mirror-horizontal="true" draw:mirror-vertical="true" draw:type="rectangle" draw:enhanced-path="M 0 0 L 21600 0 21600 21600 0 21600 0 0 Z N"/>
            </draw:custom-shape>
            <draw:custom-shape draw:style-name="gr93" draw:text-style-name="P44" draw:layer="layout" svg:width="0.4cm" svg:height="0.4cm" svg:x="5.183cm" svg:y="18cm">
              <text:p text:style-name="P5"><text:span text:style-name="T4">M1</text:span></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5.188cm" svg:y="17.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0" draw:text-style-name="P4" draw:layer="layout" svg:x1="4.688cm" svg:y1="17.9cm" svg:x2="4.688cm" svg:y2="17.2cm">
            <text:p/>
          </draw:line>
          <draw:line draw:style-name="gr40" draw:text-style-name="P4" draw:layer="layout" svg:x1="5.388cm" svg:y1="17.5cm" svg:x2="5.388cm" svg:y2="16.8cm">
            <text:p/>
          </draw:line>
          <draw:line draw:style-name="gr41" draw:text-style-name="P4" draw:layer="layout" svg:x1="6.888cm" svg:y1="14.5cm" svg:x2="6.288cm" svg:y2="14.5cm">
            <text:p/>
          </draw:line>
          <draw:line draw:style-name="gr40" draw:text-style-name="P4" draw:layer="layout" svg:x1="5.088cm" svg:y1="16.8cm" svg:x2="5.388cm" svg:y2="16.8cm">
            <text:p/>
          </draw:line>
          <draw:g>
            <draw:custom-shape draw:style-name="gr29" draw:text-style-name="P35" draw:layer="layout" svg:width="0.4cm" svg:height="0.4cm" draw:transform="rotate (1.5702727280193) translate (4.668cm 17.021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0690548142) translate (4.871cm 17.22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39" draw:layer="layout" svg:width="0.4cm" svg:height="0.4cm" draw:transform="rotate (-0.000523598775597623) translate (4.471cm 16.425cm)">
              <text:p text:style-name="P38"><text:span text:style-name="T15">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2" draw:text-style-name="P4" draw:layer="layout" svg:width="0.8cm" svg:height="0.795cm" draw:transform="rotate (-1.57131992557049) translate (5.088cm 16.451cm)">
              <text:p/>
              <draw:enhanced-geometry svg:viewBox="0 0 21600 21600" draw:mirror-horizontal="false" draw:mirror-vertical="true" draw:type="rectangle" draw:enhanced-path="M 0 0 L 21600 0 21600 21600 0 21600 0 0 Z N"/>
            </draw:custom-shape>
            <draw:line draw:style-name="gr31" draw:text-style-name="P4" draw:layer="layout" svg:x1="4.671cm" svg:y1="16.821cm" svg:x2="4.45cm" svg:y2="16.821cm">
              <text:p/>
            </draw:line>
            <draw:custom-shape draw:style-name="gr92" draw:text-style-name="P4" draw:layer="layout" svg:width="0.8cm" svg:height="0.795cm" draw:transform="rotate (3.14106905481419) translate (5.048cm 17.1cm)">
              <text:p/>
              <draw:enhanced-geometry svg:viewBox="0 0 21600 21600" draw:mirror-horizontal="false" draw:mirror-vertical="true" draw:type="rectangle" draw:enhanced-path="M 0 0 L 21600 0 21600 21600 0 21600 0 0 Z N"/>
            </draw:custom-shape>
            <draw:custom-shape draw:style-name="gr93" draw:text-style-name="P15" draw:layer="layout" svg:width="0.4cm" svg:height="0.4cm" draw:transform="rotate (-1.5702727280193) translate (4.533cm 16.613cm)">
              <text:p text:style-name="P14"><text:span text:style-name="T6">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41" draw:text-style-name="P4" draw:layer="layout" svg:x1="6.288cm" svg:y1="17.9cm" svg:x2="6.288cm" svg:y2="15cm">
            <text:p/>
          </draw:line>
          <draw:g>
            <draw:custom-shape draw:style-name="gr19" draw:text-style-name="P7" draw:layer="layout" svg:width="1cm" svg:height="1cm" draw:transform="rotate (1.5707963267949) translate (5.488cm 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draw:transform="rotate (-1.5707963267949) translate (6.388cm 14.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5.592cm" svg:y="14.1cm">
              <text:p text:style-name="P9"><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4" draw:layer="layout" svg:x1="14.988cm" svg:y1="19.8cm" svg:x2="14.988cm" svg:y2="18.051cm">
              <text:p/>
            </draw:line>
            <draw:line draw:style-name="gr133" draw:text-style-name="P4" draw:layer="layout" svg:x1="14.988cm" svg:y1="18cm" svg:x2="14.988cm" svg:y2="19.8cm">
              <text:p/>
            </draw:line>
            <draw:line draw:style-name="gr133" draw:text-style-name="P4" draw:layer="layout" svg:x1="15.088cm" svg:y1="18cm" svg:x2="15.088cm" svg:y2="19.8cm">
              <text:p/>
            </draw:line>
            <draw:line draw:style-name="gr133" draw:text-style-name="P4" draw:layer="layout" svg:x1="14.888cm" svg:y1="18cm" svg:x2="14.888cm" svg:y2="19.8cm">
              <text:p/>
            </draw:line>
          </draw:g>
          <draw:g>
            <draw:line draw:style-name="gr5" draw:text-style-name="P4" draw:layer="layout" svg:x1="16.488cm" svg:y1="18.2cm" svg:x2="16.488cm" svg:y2="19.7cm">
              <text:p/>
            </draw:line>
            <draw:line draw:style-name="gr116" draw:text-style-name="P4" draw:layer="layout" svg:x1="16.388cm" svg:y1="19.7cm" svg:x2="16.388cm" svg:y2="18.2cm">
              <text:p/>
            </draw:line>
            <draw:line draw:style-name="gr116" draw:text-style-name="P4" draw:layer="layout" svg:x1="16.588cm" svg:y1="19.7cm" svg:x2="16.588cm" svg:y2="18.2cm">
              <text:p/>
            </draw:line>
            <draw:line draw:style-name="gr116" draw:text-style-name="P4" draw:layer="layout" svg:x1="16.488cm" svg:y1="19.7cm" svg:x2="16.488cm" svg:y2="18.2cm">
              <text:p/>
            </draw:line>
          </draw:g>
          <draw:polygon draw:style-name="gr145" draw:text-style-name="P22" draw:layer="layout" svg:width="0.799cm" svg:height="0.799cm" draw:transform="rotate (-3.14159265358979) translate (10.088cm 17.2cm)" svg:viewBox="0 0 800 800" draw:points="800,0 0,0 0,400 400,400 400,800 800,800">
            <text:p/>
          </draw:polygon>
          <draw:line draw:style-name="gr134" draw:text-style-name="P4" draw:layer="layout" svg:x1="11.988cm" svg:y1="17cm" svg:x2="9.488cm" svg:y2="17cm">
            <text:p/>
          </draw:line>
          <draw:line draw:style-name="gr112" draw:text-style-name="P4" draw:layer="layout" svg:x1="9.488cm" svg:y1="11cm" svg:x2="9.488cm" svg:y2="10.5cm">
            <text:p/>
          </draw:line>
          <draw:line draw:style-name="gr128" draw:text-style-name="P4" draw:layer="layout" svg:x1="11.988cm" svg:y1="12cm" svg:x2="11.988cm" svg:y2="13cm">
            <text:p/>
          </draw:line>
          <draw:line draw:style-name="gr129" draw:text-style-name="P4" draw:layer="layout" svg:x1="16.488cm" svg:y1="15.4cm" svg:x2="16.488cm" svg:y2="18.2cm">
            <text:p/>
          </draw:line>
          <draw:g>
            <draw:line draw:style-name="gr5" draw:text-style-name="P4" draw:layer="layout" svg:x1="17.988cm" svg:y1="18.5cm" svg:x2="17.988cm" svg:y2="17cm">
              <text:p/>
            </draw:line>
            <draw:line draw:style-name="gr135" draw:text-style-name="P4" draw:layer="layout" svg:x1="17.988cm" svg:y1="17cm" svg:x2="17.988cm" svg:y2="18.5cm">
              <text:p/>
            </draw:line>
            <draw:line draw:style-name="gr135" draw:text-style-name="P4" draw:layer="layout" svg:x1="17.888cm" svg:y1="17cm" svg:x2="17.888cm" svg:y2="18.5cm">
              <text:p/>
            </draw:line>
            <draw:line draw:style-name="gr135" draw:text-style-name="P4" draw:layer="layout" svg:x1="18.088cm" svg:y1="17cm" svg:x2="18.088cm" svg:y2="18.5cm">
              <text:p/>
            </draw:line>
          </draw:g>
          <draw:g>
            <draw:line draw:style-name="gr5" draw:text-style-name="P4" draw:layer="layout" svg:x1="14.488cm" svg:y1="17.465cm" svg:x2="14.488cm" svg:y2="18.465cm">
              <text:p/>
            </draw:line>
            <draw:line draw:style-name="gr112" draw:text-style-name="P4" draw:layer="layout" svg:x1="14.488cm" svg:y1="18.465cm" svg:x2="14.488cm" svg:y2="17.465cm">
              <text:p/>
            </draw:line>
            <draw:line draw:style-name="gr112" draw:text-style-name="P4" draw:layer="layout" svg:x1="14.588cm" svg:y1="18.465cm" svg:x2="14.588cm" svg:y2="17.465cm">
              <text:p/>
            </draw:line>
            <draw:line draw:style-name="gr112" draw:text-style-name="P4" draw:layer="layout" svg:x1="14.388cm" svg:y1="18.465cm" svg:x2="14.388cm" svg:y2="17.465cm">
              <text:p/>
            </draw:line>
          </draw:g>
          <draw:line draw:style-name="gr134" draw:text-style-name="P4" draw:layer="layout" svg:x1="14.488cm" svg:y1="16cm" svg:x2="14.488cm" svg:y2="17.5cm">
            <text:p/>
          </draw:line>
          <draw:custom-shape draw:style-name="gr136" draw:text-style-name="P4" draw:layer="layout" svg:width="8.7cm" svg:height="1.8cm" svg:x="8.788cm" svg:y="10.8cm">
            <text:p/>
            <draw:enhanced-geometry svg:viewBox="0 0 21600 21600" draw:mirror-horizontal="false" draw:mirror-vertical="true" draw:type="rectangle" draw:enhanced-path="M 0 0 L 21600 0 21600 21600 0 21600 0 0 Z N"/>
          </draw:custom-shape>
          <draw:g>
            <draw:custom-shape draw:style-name="gr28" draw:text-style-name="P12" draw:layer="layout" svg:width="0.2cm" svg:height="0.2cm" draw:transform="rotate (-1.5707963267949) translate (6.888cm 14.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6.688cm 1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17" draw:text-style-name="P4" draw:layer="layout" svg:x1="17.988cm" svg:y1="16.9cm" svg:x2="17.988cm" svg:y2="15.4cm">
            <text:p/>
          </draw:line>
          <draw:g>
            <draw:custom-shape draw:style-name="gr29" draw:text-style-name="P12" draw:layer="layout" svg:width="0.4cm" svg:height="0.4cm" svg:x="17.786cm" svg:y="15.38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8.413cm 14.986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8.186cm 15.3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7.811cm" svg:y1="15.386cm" svg:x2="18.211cm" svg:y2="15.386cm">
              <text:p/>
            </draw:line>
            <draw:custom-shape draw:style-name="gr30" draw:text-style-name="P4" draw:layer="layout" svg:width="0.8cm" svg:height="0.8cm" draw:transform="rotate (-3.14159265358979) translate (18.413cm 15.786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8.486cm 15.181cm)">
              <text:p text:style-name="P5"><text:span text:style-name="T4">M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7.986cm 15.1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34" draw:text-style-name="P4" draw:layer="layout" svg:x1="11.988cm" svg:y1="17cm" svg:x2="12.988cm" svg:y2="17cm">
            <text:p/>
          </draw:line>
          <draw:g>
            <draw:custom-shape draw:style-name="gr29" draw:text-style-name="P12" draw:layer="layout" svg:width="0.4cm" svg:height="0.4cm" draw:transform="rotate (-1.5707963267949) translate (11.888cm 16.8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1.488cm" svg:y1="16.8cm" svg:x2="11.488cm" svg:y2="17.2cm">
              <text:p/>
            </draw:line>
            <draw:custom-shape draw:style-name="gr30" draw:text-style-name="P4" draw:layer="layout" svg:width="0.8cm" svg:height="0.8cm" draw:transform="rotate (-3.14159265358979) translate (12.088cm 17.4cm)">
              <text:p/>
              <draw:enhanced-geometry svg:viewBox="0 0 21600 21600" draw:mirror-horizontal="true" draw:mirror-vertical="true" draw:type="rectangle" draw:enhanced-path="M 0 0 L 21600 0 21600 21600 0 21600 0 0 Z N"/>
            </draw:custom-shape>
          </draw:g>
          <draw:line draw:style-name="gr6" draw:text-style-name="P4" draw:layer="layout" svg:x1="14.288cm" svg:y1="15cm" svg:x2="14.288cm" svg:y2="13.5cm">
            <text:p/>
          </draw:line>
          <draw:custom-shape draw:style-name="gr27" draw:text-style-name="P6" draw:layer="layout" svg:width="0.4cm" svg:height="0.384cm" svg:x="13.988cm" svg:y="4.5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5.297cm 4.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78cm 4.46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78cm 5.043cm)">
              <text:p/>
              <draw:enhanced-geometry svg:viewBox="0 0 21600 21600" draw:mirror-horizontal="true" draw:mirror-vertical="false" draw:type="rectangle" draw:enhanced-path="M 0 0 L 21600 0 21600 21600 0 21600 0 0 Z N"/>
            </draw:custom-shape>
            <draw:line draw:style-name="gr31" draw:text-style-name="P4" draw:layer="layout" svg:x1="15.278cm" svg:y1="4.666cm" svg:x2="15.278cm" svg:y2="4.445cm">
              <text:p/>
            </draw:line>
            <draw:custom-shape draw:style-name="gr30" draw:text-style-name="P4" draw:layer="layout" svg:width="0.8cm" svg:height="0.8cm" draw:transform="rotate (1.5707963267949) translate (14.878cm 5.043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78cm" svg:y="4.157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888cm" svg:y1="4.7cm" svg:x2="14.388cm" svg:y2="4.686cm">
            <text:p/>
          </draw:line>
          <draw:line draw:style-name="gr26" draw:text-style-name="P4" draw:layer="layout" svg:x1="14.888cm" svg:y1="4.014cm" svg:x2="14.788cm" svg:y2="4cm">
            <text:p/>
          </draw:line>
          <draw:g>
            <draw:g>
              <draw:line draw:style-name="gr5" draw:text-style-name="P4" draw:layer="layout" svg:x1="12.788cm" svg:y1="4.6cm" svg:x2="7.488cm" svg:y2="4.6cm">
                <text:p/>
              </draw:line>
              <draw:custom-shape draw:style-name="gr95" draw:text-style-name="P40" draw:layer="layout" svg:width="1.2cm" svg:height="1.2cm" svg:x="4.988cm" svg:y="3.6cm">
                <text:p/>
                <draw:enhanced-geometry svg:viewBox="0 0 21600 21600" draw:mirror-horizontal="tru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96" draw:text-style-name="P18" draw:layer="layout" svg:x1="7.388cm" svg:y1="4.4cm" svg:x2="7.388cm" svg:y2="6.4cm">
                  <text:p/>
                </draw:line>
                <draw:line draw:style-name="gr97" draw:text-style-name="P41" draw:layer="layout" svg:x1="6.588cm" svg:y1="4.4cm" svg:x2="6.588cm" svg:y2="6.4cm">
                  <text:p/>
                </draw:line>
                <draw:line draw:style-name="gr96" draw:text-style-name="P18" draw:layer="layout" svg:x1="6.748cm" svg:y1="4.4cm" svg:x2="6.748cm" svg:y2="6.4cm">
                  <text:p/>
                </draw:line>
                <draw:line draw:style-name="gr96" draw:text-style-name="P18" draw:layer="layout" svg:x1="6.908cm" svg:y1="4.4cm" svg:x2="6.908cm" svg:y2="6.4cm">
                  <text:p/>
                </draw:line>
                <draw:line draw:style-name="gr96" draw:text-style-name="P18" draw:layer="layout" svg:x1="7.068cm" svg:y1="4.4cm" svg:x2="7.068cm" svg:y2="6.4cm">
                  <text:p/>
                </draw:line>
                <draw:line draw:style-name="gr96" draw:text-style-name="P18" draw:layer="layout" svg:x1="7.228cm" svg:y1="4.4cm" svg:x2="7.228cm" svg:y2="6.4cm">
                  <text:p/>
                </draw:line>
              </draw:g>
              <draw:custom-shape draw:style-name="gr16" draw:text-style-name="P6" draw:layer="layout" svg:width="0.4cm" svg:height="0.4cm" svg:x="7.188cm" svg:y="4.1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2.188cm" svg:y1="5cm" svg:x2="6.788cm" svg:y2="5cm">
                <text:p/>
              </draw:line>
              <draw:line draw:style-name="gr98" draw:text-style-name="P4" draw:layer="layout" svg:x1="7.388cm" svg:y1="4.6cm" svg:x2="12.788cm" svg:y2="4.6cm">
                <text:p/>
              </draw:line>
            </draw:g>
            <draw:frame draw:style-name="gr87" draw:text-style-name="P33" draw:layer="layout" svg:width="3cm" svg:height="0.607cm" svg:x="5.488cm" svg:y="6.4cm">
              <draw:text-box>
                <text:p text:style-name="P22"><text:span text:style-name="T13">Zonnecollectoren</text:span></text:p>
              </draw:text-box>
            </draw:frame>
            <draw:custom-shape draw:style-name="gr99" draw:text-style-name="P4" draw:layer="layout" svg:width="4.4cm" svg:height="3.8cm" svg:x="4.588cm" svg:y="3.5cm">
              <text:p/>
              <draw:enhanced-geometry svg:viewBox="0 0 21600 21600" draw:mirror-horizontal="true" draw:type="rectangle" draw:enhanced-path="M 0 0 L 21600 0 21600 21600 0 21600 0 0 Z N"/>
            </draw:custom-shape>
          </draw:g>
          <draw:line draw:style-name="gr13" draw:text-style-name="P4" draw:layer="layout" svg:x1="12.788cm" svg:y1="4.6cm" svg:x2="12.788cm" svg:y2="8.4cm">
            <text:p/>
          </draw:line>
          <draw:line draw:style-name="gr59" draw:text-style-name="P4" draw:layer="layout" svg:x1="14.988cm" svg:y1="19.8cm" svg:x2="8.788cm" svg:y2="19.8cm">
            <text:p/>
          </draw:line>
          <draw:line draw:style-name="gr41" draw:text-style-name="P4" draw:layer="layout" svg:x1="8.288cm" svg:y1="18.7cm" svg:x2="14.488cm" svg:y2="18.5cm">
            <text:p/>
          </draw:line>
          <draw:line draw:style-name="gr10" draw:text-style-name="P4" draw:layer="layout" svg:x1="9.488cm" svg:y1="11cm" svg:x2="9.488cm" svg:y2="17cm">
            <text:p/>
          </draw:line>
          <draw:line draw:style-name="gr134" draw:text-style-name="P4" draw:layer="layout" svg:x1="11.988cm" svg:y1="17cm" svg:x2="11.988cm" svg:y2="16.4cm">
            <text:p/>
          </draw:line>
          <draw:g>
            <draw:custom-shape draw:style-name="gr102" draw:text-style-name="P4" draw:layer="layout" svg:width="0.8cm" svg:height="0.8cm" draw:transform="rotate (-1.55421569890095) translate (12.427cm 15.587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svg:x="11.784cm" svg:y="15.9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59265358979) translate (12.184cm 15.9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3.12501202569585) translate (12.44cm 16.387cm)">
              <text:p/>
              <draw:enhanced-geometry svg:viewBox="0 0 21600 21600" draw:mirror-horizontal="false" draw:mirror-vertical="false" draw:type="rectangle" draw:enhanced-path="M 0 0 L 21600 0 21600 21600 0 21600 0 0 Z N"/>
            </draw:custom-shape>
            <draw:g>
              <draw:line draw:style-name="gr104" draw:text-style-name="P4" draw:layer="layout" svg:x1="11.984cm" svg:y1="15.994cm" svg:x2="11.824cm" svg:y2="15.994cm">
                <text:p/>
              </draw:line>
              <draw:custom-shape draw:style-name="gr153" draw:text-style-name="P44" draw:layer="layout" svg:width="0.393cm" svg:height="0.367cm" draw:transform="rotate (-1.58737695468884) translate (11.864cm 15.801cm)">
                <text:p text:style-name="P5"><text:span text:style-name="T4">M1</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4cm 15.7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7" draw:text-style-name="P4" draw:layer="layout" svg:x1="12.988cm" svg:y1="17.5cm" svg:x2="13.588cm" svg:y2="17cm">
            <text:p/>
          </draw:line>
          <draw:line draw:style-name="gr5" draw:text-style-name="P4" draw:layer="layout" svg:x1="16.988cm" svg:y1="12cm" svg:x2="12.488cm" svg:y2="12cm">
            <text:p/>
          </draw:line>
          <draw:line draw:style-name="gr6" draw:text-style-name="P4" draw:layer="layout" svg:x1="16.988cm" svg:y1="12cm" svg:x2="11.988cm" svg:y2="12cm">
            <text:p/>
          </draw:line>
          <draw:line draw:style-name="gr134" draw:text-style-name="P4" draw:layer="layout" svg:x1="11.988cm" svg:y1="12cm" svg:x2="11.988cm" svg:y2="11cm">
            <text:p/>
          </draw:line>
          <draw:g>
            <draw:custom-shape draw:style-name="gr28" draw:text-style-name="P12" draw:layer="layout" svg:width="0.4cm" svg:height="0.4cm" svg:x="11.788cm" svg:y="1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2.361cm 11.6cm)">
              <text:p/>
              <draw:enhanced-geometry svg:viewBox="0 0 21600 21600" draw:mirror-horizontal="false" draw:mirror-vertical="false" draw:type="rectangle" draw:enhanced-path="M 0 0 L 21600 0 21600 21600 0 21600 0 0 Z N"/>
            </draw:custom-shape>
            <draw:custom-shape draw:style-name="gr120" draw:text-style-name="P51" draw:layer="layout" svg:width="0.4cm" svg:height="0.4cm" draw:transform="rotate (-3.14159265358979) translate (12.188cm 1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163cm" svg:y1="12cm" svg:x2="11.763cm" svg:y2="12cm">
              <text:p/>
            </draw:line>
            <draw:custom-shape draw:style-name="gr30" draw:text-style-name="P4" draw:layer="layout" svg:width="0.8cm" svg:height="0.8cm" draw:transform="rotate (-3.14159265358979) translate (12.361cm 12.4cm)">
              <text:p/>
              <draw:enhanced-geometry svg:viewBox="0 0 21600 21600" draw:mirror-horizontal="false" draw:mirror-vertical="false" draw:type="rectangle" draw:enhanced-path="M 0 0 L 21600 0 21600 21600 0 21600 0 0 Z N"/>
            </draw:custom-shape>
            <draw:custom-shape draw:style-name="gr93" draw:text-style-name="P44" draw:layer="layout" svg:width="0.4cm" svg:height="0.4cm" draw:transform="rotate (-1.5707963267949) translate (11.888cm 11.795cm)">
              <text:p text:style-name="P5"><text:span text:style-name="T4">M4</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8cm 11.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05cm" svg:x="12.688cm" svg:y="7.4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draw:transform="rotate (-3.14159265358979) translate (12.888cm 7.50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00" draw:text-style-name="P4" draw:layer="layout" svg:x1="14.788cm" svg:y1="5.9cm" svg:x2="16.288cm" svg:y2="5.9cm">
            <text:p/>
          </draw:line>
          <draw:g>
            <draw:custom-shape draw:style-name="gr138" draw:text-style-name="P43" draw:layer="layout" svg:width="0.4cm" svg:height="0.4cm" svg:x="12.788cm" svg:y="17cm">
              <text:p text:style-name="P42"><text:span text:style-name="T16">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3.415cm 16.6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3.188cm 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813cm" svg:y1="17cm" svg:x2="13.213cm" svg:y2="17cm">
              <text:p/>
            </draw:line>
            <draw:custom-shape draw:style-name="gr30" draw:text-style-name="P4" draw:layer="layout" svg:width="0.8cm" svg:height="0.8cm" draw:transform="rotate (-3.14159265358979) translate (13.415cm 17.4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3.488cm 16.795cm)">
              <text:p text:style-name="P5"><text:span text:style-name="T4">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2.988cm 1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 draw:text-style-name="P4" draw:layer="layout" svg:x1="12.988cm" svg:y1="16.7cm" svg:x2="12.988cm" svg:y2="13.5cm">
            <text:p/>
          </draw:line>
          <draw:line draw:style-name="gr9" draw:text-style-name="P4" draw:layer="layout" svg:x1="12.988cm" svg:y1="11.5cm" svg:x2="12.988cm" svg:y2="13.5cm">
            <text:p/>
          </draw:line>
          <draw:line draw:style-name="gr125" draw:text-style-name="P4" draw:layer="layout" svg:x1="12.988cm" svg:y1="13.5cm" svg:x2="12.988cm" svg:y2="11.5cm">
            <text:p/>
          </draw:line>
          <draw:line draw:style-name="gr125" draw:text-style-name="P4" draw:layer="layout" svg:x1="12.988cm" svg:y1="17cm" svg:x2="12.988cm" svg:y2="13.5cm">
            <text:p/>
          </draw:line>
          <draw:g>
            <draw:custom-shape draw:style-name="gr29" draw:text-style-name="P12" draw:layer="layout" svg:width="0.4cm" svg:height="0.4cm" draw:transform="rotate (1.5707963267949) translate (12.088cm 1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488cm" svg:y1="16.8cm" svg:x2="12.488cm" svg:y2="17.2cm">
              <text:p/>
            </draw:line>
            <draw:custom-shape draw:style-name="gr30" draw:text-style-name="P4" draw:layer="layout" svg:width="0.8cm" svg:height="0.8cm" svg:x="11.888cm" svg:y="16.6cm">
              <text:p/>
              <draw:enhanced-geometry svg:viewBox="0 0 21600 21600" draw:mirror-horizontal="true" draw:mirror-vertical="false" draw:type="rectangle" draw:enhanced-path="M 0 0 L 21600 0 21600 21600 0 21600 0 0 Z N"/>
            </draw:custom-shape>
          </draw:g>
          <draw:line draw:style-name="gr6" draw:text-style-name="P4" draw:layer="layout" svg:x1="16.988cm" svg:y1="12cm" svg:x2="16.988cm" svg:y2="14.5cm">
            <text:p/>
          </draw:line>
          <draw:line draw:style-name="gr59" draw:text-style-name="P4" draw:layer="layout" svg:x1="14.988cm" svg:y1="18cm" svg:x2="14.988cm" svg:y2="15.5cm">
            <text:p/>
          </draw:line>
          <draw:custom-shape draw:style-name="gr139" draw:text-style-name="P4" draw:layer="layout" svg:width="8.7cm" svg:height="5.6cm" svg:x="8.788cm" svg:y="12.6cm">
            <text:p/>
            <draw:enhanced-geometry svg:viewBox="0 0 21600 21600" draw:mirror-horizontal="false" draw:mirror-vertical="true" draw:type="rectangle" draw:enhanced-path="M 0 0 L 21600 0 21600 21600 0 21600 0 0 Z N"/>
          </draw:custom-shape>
          <draw:custom-shape draw:style-name="gr140" draw:text-style-name="P4" draw:layer="layout" svg:width="1.6cm" svg:height="5.6cm" svg:x="17.488cm" svg:y="12.6cm">
            <text:p/>
            <draw:enhanced-geometry svg:viewBox="0 0 21600 21600" draw:mirror-horizontal="true" draw:mirror-vertical="true" draw:type="rectangle" draw:enhanced-path="M 0 0 L 21600 0 21600 21600 0 21600 0 0 Z N"/>
          </draw:custom-shape>
          <draw:line draw:style-name="gr59" draw:text-style-name="P4" draw:layer="layout" svg:x1="14.6cm" svg:y1="13.5cm" svg:x2="15cm" svg:y2="13.5cm">
            <text:p/>
          </draw:line>
          <draw:g>
            <draw:custom-shape draw:style-name="gr102" draw:text-style-name="P4" draw:layer="layout" svg:width="0.8cm" svg:height="0.8cm" draw:transform="rotate (-3.12501202569585) translate (14.701cm 13.933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draw:transform="rotate (-1.5707963267949) translate (14.294cm 13.2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1.5707963267949) translate (14.694cm 13.2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1.58737695468884) translate (13.901cm 13.946cm)">
              <text:p/>
              <draw:enhanced-geometry svg:viewBox="0 0 21600 21600" draw:mirror-horizontal="false" draw:mirror-vertical="false" draw:type="rectangle" draw:enhanced-path="M 0 0 L 21600 0 21600 21600 0 21600 0 0 Z N"/>
            </draw:custom-shape>
            <draw:g>
              <draw:line draw:style-name="gr104" draw:text-style-name="P4" draw:layer="layout" svg:x1="14.294cm" svg:y1="13.492cm" svg:x2="14.294cm" svg:y2="13.332cm">
                <text:p/>
              </draw:line>
              <draw:custom-shape draw:style-name="gr153" draw:text-style-name="P44" draw:layer="layout" svg:width="0.393cm" svg:height="0.367cm" draw:transform="rotate (-0.0165806278939462) translate (14.095cm 13cm)">
                <text:p text:style-name="P5"><text:span text:style-name="T4">M2</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14.094cm" svg:y="13.4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page>
      <draw:page draw:name="page7" draw:style-name="dp1" draw:master-page-name="Default">
        <draw:frame draw:style-name="gr149" draw:text-style-name="P53" draw:layer="layout" svg:width="13.2cm" svg:height="1.673cm" svg:x="5.697cm" svg:y="3.268cm">
          <draw:text-box>
            <text:p><text:span text:style-name="T18">Principeschema installatie warmtebuffers</text:span></text:p>
          </draw:text-box>
        </draw:frame>
        <draw:frame draw:style-name="gr150" draw:text-style-name="P34" draw:layer="layout" svg:width="0.502cm" svg:height="1.187cm" svg:x="8cm" svg:y="16cm">
          <draw:text-box>
            <text:p/>
          </draw:text-box>
        </draw:frame>
        <draw:frame draw:style-name="gr151" draw:text-style-name="P1" draw:layer="layout" svg:width="10.8cm" svg:height="3.806cm" svg:x="5.5cm" svg:y="25.5cm">
          <draw:text-box>
            <text:p><text:span text:style-name="T1"><text:file-name text:display="name">julianapark-k31-verwarming</text:file-name></text:span><text:span text:style-name="T1"><text:s text:c="2"/></text:span><text:span text:style-name="T1"><text:date style:data-style-name="D4" text:date-value="2022-01-12">12-01-2022</text:date></text:span></text:p>
            <text:p><text:span text:style-name="T1">Arend Freije</text:span></text:p>
            <text:p><text:span text:style-name="T1">afreije@inn.nl</text:span></text:p>
            <text:p><text:span text:style-name="T1">06-14143214</text:span></text:p>
          </draw:text-box>
        </draw:frame>
        <draw:frame draw:style-name="gr154" draw:text-style-name="P60" draw:layer="layout" svg:width="10.8cm" svg:height="14.244cm" svg:x="22.5cm" svg:y="3.5cm">
          <draw:text-box>
            <text:p><text:span text:style-name="T20">Winter: T</text:span><text:span text:style-name="T21">Boiler</text:span><text:span text:style-name="T20"> &lt; 45°C, T</text:span><text:span text:style-name="T21">Buffer2</text:span><text:span text:style-name="T20"> &gt;25°C</text:span></text:p>
            <text:p><text:span text:style-name="T20"/></text:p>
            <text:p><text:span text:style-name="T20">Pomp 1 brengt overdag heet water uit de zonnecollectoren naar de boiler</text:span></text:p>
            <text:p><text:span text:style-name="T20"/></text:p>
            <text:p><text:span text:style-name="T20">Pomp 2 Brengt warm water uit Buffer 2 naar de boiler, en dat stroomt door naar de de vloer</text:span></text:p>
            <text:p><text:span text:style-name="T20"/></text:p>
            <text:p><text:span text:style-name="T20">Pomp 3 brengt warm water uit vloer naar buffer2</text:span></text:p>
            <text:p><text:span text:style-name="T20"/></text:p>
          </draw:text-box>
        </draw:frame>
        <draw:g>
          <draw:polygon draw:style-name="gr145" draw:text-style-name="P22" draw:layer="layout" svg:width="1.199cm" svg:height="0.799cm" draw:transform="rotate (1.5707963267949) translate (12.788cm 14.1cm)" svg:viewBox="0 0 1200 800" draw:points="0,400 0,0 400,0 800,0 1200,0 1200,400 800,400 800,800 400,800 400,400">
            <text:p/>
          </draw:polygon>
          <draw:line draw:style-name="gr5" draw:text-style-name="P4" draw:layer="layout" svg:x1="13cm" svg:y1="13.5cm" svg:x2="15cm" svg:y2="13.5cm">
            <text:p/>
          </draw:line>
          <draw:polygon draw:style-name="gr145" draw:text-style-name="P22" draw:layer="layout" svg:width="1.199cm" svg:height="0.799cm" draw:transform="rotate (-1.5707963267949) translate (18.188cm 16.4cm)" svg:viewBox="0 0 1200 800" draw:points="1200,400 1200,0 800,0 400,0 0,0 0,400 400,400 400,800 800,800 800,400">
            <text:p/>
          </draw:polygon>
          <draw:polygon draw:style-name="gr145" draw:text-style-name="P22" draw:layer="layout" svg:width="1.199cm" svg:height="0.799cm" svg:x="12.388cm" svg:y="11.3cm" svg:viewBox="0 0 1200 800" draw:points="0,400 0,0 400,0 800,0 1200,0 1200,400 800,400 800,800 400,800 400,400">
            <text:p/>
          </draw:polygon>
          <draw:polygon draw:style-name="gr145" draw:text-style-name="P22" draw:layer="layout" svg:width="1.199cm" svg:height="0.799cm" draw:transform="rotate (-1.5707963267949) translate (18.188cm 12.9cm)" svg:viewBox="0 0 1200 800" draw:points="1200,400 1200,0 800,0 400,0 0,0 0,400 400,400 400,800 800,800 800,400">
            <text:p/>
          </draw:polygon>
          <draw:polygon draw:style-name="gr145" draw:text-style-name="P22" draw:layer="layout" svg:width="1.199cm" svg:height="0.799cm" draw:transform="rotate (1.5707963267949) translate (11.788cm 13.6cm)" svg:viewBox="0 0 1200 800" draw:points="0,400 0,0 400,0 800,0 1200,0 1200,400 800,400 800,800 400,800 400,400">
            <text:p/>
          </draw:polygon>
          <draw:polygon draw:style-name="gr145" draw:text-style-name="P22" draw:layer="layout" svg:width="1.199cm" svg:height="0.799cm" draw:transform="rotate (1.5707963267949) translate (9.288cm 11.6cm)" svg:viewBox="0 0 1200 800" draw:points="0,400 0,0 400,0 800,0 1200,0 1200,400 800,400 800,800 400,800 400,400">
            <text:p/>
          </draw:polygon>
          <draw:polygon draw:style-name="gr145" draw:text-style-name="P22" draw:layer="layout" svg:width="1.199cm" svg:height="0.799cm" draw:transform="rotate (-3.14159265358979) translate (12.588cm 17.2cm)" svg:viewBox="0 0 1200 800" draw:points="1200,400 1200,0 800,0 400,0 0,0 0,400 400,400 400,800 800,800 800,400">
            <text:p/>
          </draw:polygon>
          <draw:polygon draw:style-name="gr145" draw:text-style-name="P22" draw:layer="layout" svg:width="1.199cm" svg:height="0.799cm" svg:x="11.388cm" svg:y="10.8cm" svg:viewBox="0 0 1200 800" draw:points="0,400 0,0 400,0 800,0 1200,0 1200,400 800,400 800,800 400,800 400,400">
            <text:p/>
          </draw:polygon>
          <draw:polygon draw:style-name="gr145" draw:text-style-name="P22" draw:layer="layout" svg:width="1.199cm" svg:height="0.799cm" svg:x="13.388cm" svg:y="12.8cm" svg:viewBox="0 0 1200 800" draw:points="0,400 0,0 400,0 800,0 1200,0 1200,400 800,400 800,800 400,800 400,400">
            <text:p/>
          </draw:polygon>
          <draw:line draw:style-name="gr5" draw:text-style-name="P4" draw:layer="layout" svg:x1="13.988cm" svg:y1="15.5cm" svg:x2="14.988cm" svg:y2="15.5cm">
            <text:p/>
          </draw:line>
          <draw:line draw:style-name="gr9" draw:text-style-name="P4" draw:layer="layout" svg:x1="13.488cm" svg:y1="17cm" svg:x2="17.988cm" svg:y2="17cm">
            <text:p/>
          </draw:line>
          <draw:line draw:style-name="gr117" draw:text-style-name="P4" draw:layer="layout" svg:x1="12.988cm" svg:y1="17cm" svg:x2="17.988cm" svg:y2="17cm">
            <text:p/>
          </draw:line>
          <draw:line draw:style-name="gr146" draw:text-style-name="P4" draw:layer="layout" svg:x1="14.488cm" svg:y1="16cm" svg:x2="12.488cm" svg:y2="16cm">
            <text:p/>
          </draw:line>
          <draw:line draw:style-name="gr117" draw:text-style-name="P4" draw:layer="layout" svg:x1="14.488cm" svg:y1="16cm" svg:x2="11.988cm" svg:y2="16cm">
            <text:p/>
          </draw:line>
          <draw:g>
            <draw:custom-shape draw:style-name="gr122" draw:text-style-name="P7" draw:layer="layout" svg:width="1cm" svg:height="1cm" draw:transform="rotate (1.5707963267949) translate (12.988cm 1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8" draw:layer="layout" svg:width="0.639cm" svg:height="0.64cm" draw:transform="rotate (-1.5707963267949) translate (13.688cm 15.6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4" draw:text-style-name="P10" draw:layer="layout" svg:width="0.799cm" svg:height="0.8cm" svg:x="13.042cm" svg:y="15.6cm">
              <text:p text:style-name="P9"><text:span text:style-name="T5">3</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 draw:text-style-name="P4" draw:layer="layout" svg:width="3.7cm" svg:height="8.9cm" svg:x="3.488cm" svg:y="11.9cm">
            <text:p/>
            <draw:enhanced-geometry svg:viewBox="0 0 21600 21600" draw:mirror-horizontal="false" draw:mirror-vertical="false" draw:type="rectangle" draw:enhanced-path="M 0 0 L 21600 0 21600 21600 0 21600 0 0 Z N"/>
          </draw:custom-shape>
          <draw:line draw:style-name="gr6" draw:text-style-name="P4" draw:layer="layout" svg:x1="6.888cm" svg:y1="14.5cm" svg:x2="16.988cm" svg:y2="14.5cm">
            <text:p/>
          </draw:line>
          <draw:line draw:style-name="gr125" draw:text-style-name="P4" draw:layer="layout" svg:x1="15.388cm" svg:y1="13.5cm" svg:x2="12.988cm" svg:y2="13.5cm">
            <text:p/>
          </draw:line>
          <draw:line draw:style-name="gr126" draw:text-style-name="P4" draw:layer="layout" svg:x1="22.988cm" svg:y1="15.5cm" svg:x2="22.488cm" svg:y2="15.5cm">
            <text:p/>
          </draw:line>
          <draw:line draw:style-name="gr12" draw:text-style-name="P4" draw:layer="layout" svg:x1="22.488cm" svg:y1="16.5cm" svg:x2="23.488cm" svg:y2="16.5cm">
            <text:p/>
          </draw:line>
          <draw:line draw:style-name="gr127" draw:text-style-name="P4" draw:layer="layout" svg:x1="6.888cm" svg:y1="15cm" svg:x2="15.488cm" svg:y2="15cm">
            <text:p/>
          </draw:line>
          <draw:line draw:style-name="gr5" draw:text-style-name="P4" draw:layer="layout" svg:x1="19.988cm" svg:y1="16.5cm" svg:x2="19.988cm" svg:y2="13cm">
            <text:p/>
          </draw:line>
          <draw:line draw:style-name="gr5" draw:text-style-name="P4" draw:layer="layout" svg:x1="19.988cm" svg:y1="13cm" svg:x2="13.988cm" svg:y2="13cm">
            <text:p/>
          </draw:line>
          <draw:line draw:style-name="gr5" draw:text-style-name="P4" draw:layer="layout" svg:x1="13.988cm" svg:y1="15.5cm" svg:x2="13.988cm" svg:y2="13cm">
            <text:p/>
          </draw:line>
          <draw:line draw:style-name="gr5" draw:text-style-name="P4" draw:layer="layout" svg:x1="11.988cm" svg:y1="13cm" svg:x2="11.988cm" svg:y2="12.5cm">
            <text:p/>
          </draw:line>
          <draw:line draw:style-name="gr5" draw:text-style-name="P4" draw:layer="layout" svg:x1="13.988cm" svg:y1="13cm" svg:x2="11.988cm" svg:y2="13cm">
            <text:p/>
          </draw:line>
          <draw:line draw:style-name="gr59" draw:text-style-name="P4" draw:layer="layout" svg:x1="19.988cm" svg:y1="13cm" svg:x2="13.988cm" svg:y2="13cm">
            <text:p/>
          </draw:line>
          <draw:line draw:style-name="gr128" draw:text-style-name="P4" draw:layer="layout" svg:x1="11.988cm" svg:y1="13cm" svg:x2="13.988cm" svg:y2="13cm">
            <text:p/>
          </draw:line>
          <draw:line draw:style-name="gr146" draw:text-style-name="P4" draw:layer="layout" svg:x1="11.988cm" svg:y1="17cm" svg:x2="12.488cm" svg:y2="17cm">
            <text:p/>
          </draw:line>
          <draw:line draw:style-name="gr5" draw:text-style-name="P4" draw:layer="layout" svg:x1="12cm" svg:y1="16.5cm" svg:x2="11.988cm" svg:y2="17cm">
            <text:p/>
          </draw:line>
          <draw:line draw:style-name="gr146" draw:text-style-name="P4" draw:layer="layout" svg:x1="11.988cm" svg:y1="17cm" svg:x2="11.488cm" svg:y2="17cm">
            <text:p/>
          </draw:line>
          <draw:line draw:style-name="gr5" draw:text-style-name="P4" draw:layer="layout" svg:x1="14.488cm" svg:y1="16cm" svg:x2="14.488cm" svg:y2="17.4cm">
            <text:p/>
          </draw:line>
          <draw:line draw:style-name="gr5" draw:text-style-name="P4" draw:layer="layout" svg:x1="17.988cm" svg:y1="12.1cm" svg:x2="20.488cm" svg:y2="12.1cm">
            <text:p/>
          </draw:line>
          <draw:line draw:style-name="gr5" draw:text-style-name="P4" draw:layer="layout" svg:x1="17.988cm" svg:y1="12.1cm" svg:x2="17.988cm" svg:y2="14.9cm">
            <text:p/>
          </draw:line>
          <draw:line draw:style-name="gr7" draw:text-style-name="P4" draw:layer="layout" svg:x1="17.988cm" svg:y1="13.5cm" svg:x2="17.988cm" svg:y2="15.5cm">
            <text:p/>
          </draw:line>
          <draw:line draw:style-name="gr5" draw:text-style-name="P4" draw:layer="layout" svg:x1="16.488cm" svg:y1="15.4cm" svg:x2="16.488cm" svg:y2="18.1cm">
            <text:p/>
          </draw:line>
          <draw:line draw:style-name="gr5" draw:text-style-name="P4" draw:layer="layout" svg:x1="16.488cm" svg:y1="15.4cm" svg:x2="17.488cm" svg:y2="15.4cm">
            <text:p/>
          </draw:line>
          <draw:line draw:style-name="gr129" draw:text-style-name="P4" draw:layer="layout" svg:x1="16.488cm" svg:y1="15.4cm" svg:x2="17.988cm" svg:y2="15.4cm">
            <text:p/>
          </draw:line>
          <draw:line draw:style-name="gr6" draw:text-style-name="P4" draw:layer="layout" svg:x1="17.988cm" svg:y1="13.5cm" svg:x2="15.488cm" svg:y2="13.5cm">
            <text:p/>
          </draw:line>
          <draw:line draw:style-name="gr9" draw:text-style-name="P4" draw:layer="layout" svg:x1="9.988cm" svg:y1="6.5cm" svg:x2="13.688cm" svg:y2="6.5cm">
            <text:p/>
          </draw:line>
          <draw:line draw:style-name="gr5" draw:text-style-name="P4" draw:layer="layout" svg:x1="12.188cm" svg:y1="5cm" svg:x2="7.588cm" svg:y2="5cm">
            <text:p/>
          </draw:line>
          <draw:line draw:style-name="gr13" draw:text-style-name="P4" draw:layer="layout" svg:x1="14.088cm" svg:y1="6.5cm" svg:x2="9.988cm" svg:y2="6.5cm">
            <text:p/>
          </draw:line>
          <draw:line draw:style-name="gr5" draw:text-style-name="P4" draw:layer="layout" svg:x1="12.188cm" svg:y1="5cm" svg:x2="12.188cm" svg:y2="10cm">
            <text:p/>
          </draw:line>
          <draw:line draw:style-name="gr5" draw:text-style-name="P4" draw:layer="layout" svg:x1="9.488cm" svg:y1="11cm" svg:x2="9.488cm" svg:y2="10.5cm">
            <text:p/>
          </draw:line>
          <draw:line draw:style-name="gr5" draw:text-style-name="P4" draw:layer="layout" svg:x1="13.688cm" svg:y1="10.5cm" svg:x2="9.488cm" svg:y2="10.5cm">
            <text:p/>
          </draw:line>
          <draw:line draw:style-name="gr117" draw:text-style-name="P4" draw:layer="layout" svg:x1="11.988cm" svg:y1="16cm" svg:x2="11.988cm" svg:y2="13cm">
            <text:p/>
          </draw:line>
          <draw:line draw:style-name="gr5" draw:text-style-name="P4" draw:layer="layout" svg:x1="23.488cm" svg:y1="16.4cm" svg:x2="23.488cm" svg:y2="11cm">
            <text:p/>
          </draw:line>
          <draw:line draw:style-name="gr5" draw:text-style-name="P4" draw:layer="layout" svg:x1="22.988cm" svg:y1="11.5cm" svg:x2="22.988cm" svg:y2="15.5cm">
            <text:p/>
          </draw:line>
          <draw:line draw:style-name="gr126" draw:text-style-name="P4" draw:layer="layout" svg:x1="22.988cm" svg:y1="15.5cm" svg:x2="22.988cm" svg:y2="11.5cm">
            <text:p/>
          </draw:line>
          <draw:line draw:style-name="gr5" draw:text-style-name="P4" draw:layer="layout" svg:x1="19.988cm" svg:y1="16.5cm" svg:x2="20.488cm" svg:y2="16.5cm">
            <text:p/>
          </draw:line>
          <draw:line draw:style-name="gr59" draw:text-style-name="P4" draw:layer="layout" svg:x1="19.988cm" svg:y1="16.5cm" svg:x2="19.988cm" svg:y2="13cm">
            <text:p/>
          </draw:line>
          <draw:line draw:style-name="gr5" draw:text-style-name="P4" draw:layer="layout" svg:x1="20.488cm" svg:y1="15.5cm" svg:x2="20.488cm" svg:y2="12.1cm">
            <text:p/>
          </draw:line>
          <draw:line draw:style-name="gr15" draw:text-style-name="P4" draw:layer="layout" svg:x1="20.488cm" svg:y1="15.5cm" svg:x2="20.488cm" svg:y2="12.1cm">
            <text:p/>
          </draw:line>
          <draw:line draw:style-name="gr9" draw:text-style-name="P4" draw:layer="layout" svg:x1="9.988cm" svg:y1="11.5cm" svg:x2="12.988cm" svg:y2="11.5cm">
            <text:p/>
          </draw:line>
          <draw:line draw:style-name="gr5" draw:text-style-name="P4" draw:layer="layout" svg:x1="13.688cm" svg:y1="10cm" svg:x2="12.188cm" svg:y2="10cm">
            <text:p/>
          </draw:line>
          <draw:line draw:style-name="gr5" draw:text-style-name="P4" draw:layer="layout" svg:x1="13.688cm" svg:y1="8.4cm" svg:x2="12.788cm" svg:y2="8.4cm">
            <text:p/>
          </draw:line>
          <draw:custom-shape draw:style-name="gr16" draw:text-style-name="P6" draw:layer="layout" svg:width="0.4cm" svg:height="0.4cm" svg:x="13.888cm" svg:y="9.2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4cm" svg:height="0.4cm" svg:x="13.888cm" svg:y="6.9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4" draw:layer="layout" svg:x1="9.488cm" svg:y1="10.5cm" svg:x2="14.088cm" svg:y2="10.5cm">
            <text:p/>
          </draw:line>
          <draw:line draw:style-name="gr9" draw:text-style-name="P4" draw:layer="layout" svg:x1="9.988cm" svg:y1="6.5cm" svg:x2="9.988cm" svg:y2="11.5cm">
            <text:p/>
          </draw:line>
          <draw:polygon draw:style-name="gr145" draw:text-style-name="P22" draw:layer="layout" svg:width="0.799cm" svg:height="0.799cm" draw:transform="rotate (-3.14159265358979) translate (10.588cm 11.7cm)" svg:viewBox="0 0 800 800" draw:points="800,0 0,0 0,400 400,400 400,800 800,800">
            <text:p/>
          </draw:polygon>
          <draw:line draw:style-name="gr18" draw:text-style-name="P4" draw:layer="layout" svg:x1="12.188cm" svg:y1="10cm" svg:x2="12.188cm" svg:y2="5cm">
            <text:p/>
          </draw:line>
          <draw:g>
            <draw:custom-shape draw:style-name="gr19" draw:text-style-name="P7" draw:layer="layout" svg:width="1cm" svg:height="1cm" draw:transform="rotate (-3.14159265358979) translate (12.738cm 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11.916cm" svg:y="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11.836cm" svg:y="8.6cm">
              <text:p text:style-name="P9"><text:span text:style-name="T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12.788cm" svg:y1="4.6cm" svg:x2="12.788cm" svg:y2="8.4cm">
            <text:p/>
          </draw:line>
          <draw:line draw:style-name="gr22" draw:text-style-name="P4" draw:layer="layout" svg:x1="12.788cm" svg:y1="8.4cm" svg:x2="14.088cm" svg:y2="8.4cm">
            <text:p/>
          </draw:line>
          <draw:line draw:style-name="gr23" draw:text-style-name="P4" draw:layer="layout" svg:x1="13.988cm" svg:y1="10cm" svg:x2="12.188cm" svg:y2="10cm">
            <text:p/>
          </draw:line>
          <draw:g>
            <draw:custom-shape draw:style-name="gr24" draw:text-style-name="P7" draw:layer="layout" svg:width="0.6cm" svg:height="0.8cm" draw:transform="rotate (-3.14159265358979) translate (11.388cm 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0.6cm" svg:height="0.12cm" svg:x="10.788cm" svg:y="7.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1.088cm" svg:y1="7.1cm" svg:x2="11.088cm" svg:y2="7.5cm">
            <text:p/>
          </draw:line>
          <draw:line draw:style-name="gr13" draw:text-style-name="P4" draw:layer="layout" svg:x1="9.988cm" svg:y1="11.5cm" svg:x2="9.988cm" svg:y2="6.5cm">
            <text:p/>
          </draw:line>
          <draw:custom-shape draw:style-name="gr27" draw:text-style-name="P6" draw:layer="layout" svg:width="0.4cm" svg:height="0.384cm" svg:x="11.6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12.888cm" svg:y="7.8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0.507cm 6.9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0.888cm 6.9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0.888cm 7.5cm)">
              <text:p/>
              <draw:enhanced-geometry svg:viewBox="0 0 21600 21600" draw:mirror-horizontal="true" draw:mirror-vertical="false" draw:type="rectangle" draw:enhanced-path="M 0 0 L 21600 0 21600 21600 0 21600 0 0 Z N"/>
            </draw:custom-shape>
            <draw:line draw:style-name="gr31" draw:text-style-name="P4" draw:layer="layout" svg:x1="10.488cm" svg:y1="7.123cm" svg:x2="10.488cm" svg:y2="6.902cm">
              <text:p/>
            </draw:line>
            <draw:custom-shape draw:style-name="gr30" draw:text-style-name="P4" draw:layer="layout" svg:width="0.8cm" svg:height="0.8cm" draw:transform="rotate (1.5707963267949) translate (10.088cm 7.5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0.288cm" svg:y="6.614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2.188cm" svg:y1="7.1cm" svg:x2="10.888cm" svg:y2="7.1cm">
            <text:p/>
          </draw:line>
          <draw:g>
            <draw:custom-shape draw:style-name="gr28" draw:text-style-name="P12" draw:layer="layout" svg:width="0.196cm" svg:height="0.195cm" svg:x="12.081cm" svg:y="7.4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196cm" svg:height="0.195cm" draw:transform="rotate (-3.14159265358979) translate (12.277cm 7.5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3" draw:text-style-name="P17" draw:layer="layout" svg:width="1.6cm" svg:height="5.5cm" svg:x="13.988cm" svg:y="5.2cm">
              <text:p text:style-name="P16"><text:span text:style-name="T7">Boiler</text:span></text:p>
              <draw:enhanced-geometry svg:viewBox="0 0 21600 21600" draw:mirror-horizontal="true" draw:mirror-vertical="false" draw:type="rectangle" draw:enhanced-path="M 0 0 L 21600 0 21600 21600 0 21600 0 0 Z N"/>
            </draw:custom-shape>
            <draw:g>
              <draw:line draw:style-name="gr34" draw:text-style-name="P18" draw:layer="layout" svg:x1="14.388cm" svg:y1="6.009cm" svg:x2="15.188cm" svg:y2="5.957cm">
                <text:p/>
              </draw:line>
              <draw:line draw:style-name="gr34" draw:text-style-name="P18" draw:layer="layout" svg:x1="14.388cm" svg:y1="5.905cm" svg:x2="15.188cm" svg:y2="5.957cm">
                <text:p/>
              </draw:line>
              <draw:line draw:style-name="gr34" draw:text-style-name="P18" draw:layer="layout" svg:x1="14.388cm" svg:y1="6.114cm" svg:x2="15.188cm" svg:y2="6.062cm">
                <text:p/>
              </draw:line>
              <draw:line draw:style-name="gr34" draw:text-style-name="P18" draw:layer="layout" svg:x1="14.388cm" svg:y1="6.009cm" svg:x2="15.188cm" svg:y2="6.061cm">
                <text:p/>
              </draw:line>
              <draw:line draw:style-name="gr34" draw:text-style-name="P18" draw:layer="layout" svg:x1="14.388cm" svg:y1="6.114cm" svg:x2="15.188cm" svg:y2="6.166cm">
                <text:p/>
              </draw:line>
              <draw:line draw:style-name="gr34" draw:text-style-name="P18" draw:layer="layout" svg:x1="14.388cm" svg:y1="5.904cm" svg:x2="15.188cm" svg:y2="5.852cm">
                <text:p/>
              </draw:line>
              <draw:line draw:style-name="gr34" draw:text-style-name="P18" draw:layer="layout" svg:x1="14.388cm" svg:y1="5.8cm" svg:x2="15.188cm" svg:y2="5.852cm">
                <text:p/>
              </draw:line>
              <draw:line draw:style-name="gr34" draw:text-style-name="P18" draw:layer="layout" svg:x1="14.388cm" svg:y1="6.218cm" svg:x2="15.188cm" svg:y2="6.166cm">
                <text:p/>
              </draw:line>
              <draw:line draw:style-name="gr34" draw:text-style-name="P18" draw:layer="layout" svg:x1="14.388cm" svg:y1="6.428cm" svg:x2="15.188cm" svg:y2="6.376cm">
                <text:p/>
              </draw:line>
              <draw:line draw:style-name="gr34" draw:text-style-name="P18" draw:layer="layout" svg:x1="14.388cm" svg:y1="6.323cm" svg:x2="15.188cm" svg:y2="6.375cm">
                <text:p/>
              </draw:line>
              <draw:line draw:style-name="gr34" draw:text-style-name="P18" draw:layer="layout" svg:x1="14.388cm" svg:y1="6.532cm" svg:x2="15.188cm" svg:y2="6.48cm">
                <text:p/>
              </draw:line>
              <draw:line draw:style-name="gr34" draw:text-style-name="P18" draw:layer="layout" svg:x1="14.388cm" svg:y1="6.428cm" svg:x2="15.188cm" svg:y2="6.48cm">
                <text:p/>
              </draw:line>
              <draw:line draw:style-name="gr34" draw:text-style-name="P18" draw:layer="layout" svg:x1="14.388cm" svg:y1="6.533cm" svg:x2="15.188cm" svg:y2="6.585cm">
                <text:p/>
              </draw:line>
              <draw:line draw:style-name="gr34" draw:text-style-name="P18" draw:layer="layout" svg:x1="14.388cm" svg:y1="6.323cm" svg:x2="15.188cm" svg:y2="6.271cm">
                <text:p/>
              </draw:line>
              <draw:line draw:style-name="gr34" draw:text-style-name="P18" draw:layer="layout" svg:x1="14.388cm" svg:y1="6.219cm" svg:x2="15.188cm" svg:y2="6.271cm">
                <text:p/>
              </draw:line>
              <draw:line draw:style-name="gr34" draw:text-style-name="P18" draw:layer="layout" svg:x1="14.388cm" svg:y1="6.637cm" svg:x2="15.188cm" svg:y2="6.585cm">
                <text:p/>
              </draw:line>
              <draw:line draw:style-name="gr34" draw:text-style-name="P18" draw:layer="layout" svg:x1="14.388cm" svg:y1="6.846cm" svg:x2="15.188cm" svg:y2="6.794cm">
                <text:p/>
              </draw:line>
              <draw:line draw:style-name="gr34" draw:text-style-name="P18" draw:layer="layout" svg:x1="14.388cm" svg:y1="6.742cm" svg:x2="15.188cm" svg:y2="6.794cm">
                <text:p/>
              </draw:line>
              <draw:line draw:style-name="gr34" draw:text-style-name="P18" draw:layer="layout" svg:x1="14.388cm" svg:y1="6.951cm" svg:x2="15.188cm" svg:y2="6.899cm">
                <text:p/>
              </draw:line>
              <draw:line draw:style-name="gr34" draw:text-style-name="P18" draw:layer="layout" svg:x1="14.388cm" svg:y1="6.847cm" svg:x2="15.188cm" svg:y2="6.899cm">
                <text:p/>
              </draw:line>
              <draw:line draw:style-name="gr34" draw:text-style-name="P18" draw:layer="layout" svg:x1="14.388cm" svg:y1="6.951cm" svg:x2="15.188cm" svg:y2="7.003cm">
                <text:p/>
              </draw:line>
              <draw:line draw:style-name="gr34" draw:text-style-name="P18" draw:layer="layout" svg:x1="14.388cm" svg:y1="6.742cm" svg:x2="15.188cm" svg:y2="6.69cm">
                <text:p/>
              </draw:line>
              <draw:line draw:style-name="gr34" draw:text-style-name="P18" draw:layer="layout" svg:x1="14.388cm" svg:y1="6.637cm" svg:x2="15.188cm" svg:y2="6.689cm">
                <text:p/>
              </draw:line>
              <draw:line draw:style-name="gr34" draw:text-style-name="P18" draw:layer="layout" svg:x1="14.388cm" svg:y1="7.055cm" svg:x2="15.188cm" svg:y2="7.003cm">
                <text:p/>
              </draw:line>
              <draw:line draw:style-name="gr34" draw:text-style-name="P18" draw:layer="layout" svg:x1="14.388cm" svg:y1="7.265cm" svg:x2="15.188cm" svg:y2="7.213cm">
                <text:p/>
              </draw:line>
              <draw:line draw:style-name="gr34" draw:text-style-name="P18" draw:layer="layout" svg:x1="14.388cm" svg:y1="7.16cm" svg:x2="15.188cm" svg:y2="7.212cm">
                <text:p/>
              </draw:line>
              <draw:line draw:style-name="gr34" draw:text-style-name="P18" draw:layer="layout" svg:x1="14.388cm" svg:y1="7.369cm" svg:x2="15.188cm" svg:y2="7.317cm">
                <text:p/>
              </draw:line>
              <draw:line draw:style-name="gr34" draw:text-style-name="P18" draw:layer="layout" svg:x1="14.388cm" svg:y1="7.265cm" svg:x2="15.188cm" svg:y2="7.317cm">
                <text:p/>
              </draw:line>
              <draw:line draw:style-name="gr34" draw:text-style-name="P18" draw:layer="layout" svg:x1="14.388cm" svg:y1="7.37cm" svg:x2="15.188cm" svg:y2="7.422cm">
                <text:p/>
              </draw:line>
              <draw:line draw:style-name="gr34" draw:text-style-name="P18" draw:layer="layout" svg:x1="14.388cm" svg:y1="7.16cm" svg:x2="15.188cm" svg:y2="7.108cm">
                <text:p/>
              </draw:line>
              <draw:line draw:style-name="gr34" draw:text-style-name="P18" draw:layer="layout" svg:x1="14.388cm" svg:y1="7.056cm" svg:x2="15.188cm" svg:y2="7.108cm">
                <text:p/>
              </draw:line>
              <draw:line draw:style-name="gr34" draw:text-style-name="P18" draw:layer="layout" svg:x1="14.388cm" svg:y1="7.474cm" svg:x2="15.188cm" svg:y2="7.422cm">
                <text:p/>
              </draw:line>
              <draw:line draw:style-name="gr34" draw:text-style-name="P18" draw:layer="layout" svg:x1="14.388cm" svg:y1="7.683cm" svg:x2="15.188cm" svg:y2="7.631cm">
                <text:p/>
              </draw:line>
              <draw:line draw:style-name="gr34" draw:text-style-name="P18" draw:layer="layout" svg:x1="14.388cm" svg:y1="7.579cm" svg:x2="15.188cm" svg:y2="7.631cm">
                <text:p/>
              </draw:line>
              <draw:line draw:style-name="gr34" draw:text-style-name="P18" draw:layer="layout" svg:x1="14.388cm" svg:y1="7.788cm" svg:x2="15.188cm" svg:y2="7.736cm">
                <text:p/>
              </draw:line>
              <draw:line draw:style-name="gr34" draw:text-style-name="P18" draw:layer="layout" svg:x1="14.388cm" svg:y1="7.684cm" svg:x2="15.188cm" svg:y2="7.736cm">
                <text:p/>
              </draw:line>
              <draw:line draw:style-name="gr34" draw:text-style-name="P18" draw:layer="layout" svg:x1="14.388cm" svg:y1="7.788cm" svg:x2="15.188cm" svg:y2="7.84cm">
                <text:p/>
              </draw:line>
              <draw:line draw:style-name="gr34" draw:text-style-name="P18" draw:layer="layout" svg:x1="14.388cm" svg:y1="7.579cm" svg:x2="15.188cm" svg:y2="7.527cm">
                <text:p/>
              </draw:line>
              <draw:line draw:style-name="gr34" draw:text-style-name="P18" draw:layer="layout" svg:x1="14.388cm" svg:y1="7.474cm" svg:x2="15.188cm" svg:y2="7.526cm">
                <text:p/>
              </draw:line>
              <draw:line draw:style-name="gr34" draw:text-style-name="P18" draw:layer="layout" svg:x1="14.388cm" svg:y1="7.893cm" svg:x2="15.188cm" svg:y2="7.841cm">
                <text:p/>
              </draw:line>
              <draw:line draw:style-name="gr34" draw:text-style-name="P18" draw:layer="layout" svg:x1="14.388cm" svg:y1="8.102cm" svg:x2="15.188cm" svg:y2="8.05cm">
                <text:p/>
              </draw:line>
              <draw:line draw:style-name="gr34" draw:text-style-name="P18" draw:layer="layout" svg:x1="14.388cm" svg:y1="7.998cm" svg:x2="15.188cm" svg:y2="8.05cm">
                <text:p/>
              </draw:line>
              <draw:line draw:style-name="gr34" draw:text-style-name="P18" draw:layer="layout" svg:x1="14.388cm" svg:y1="8.207cm" svg:x2="15.188cm" svg:y2="8.155cm">
                <text:p/>
              </draw:line>
              <draw:line draw:style-name="gr34" draw:text-style-name="P18" draw:layer="layout" svg:x1="14.388cm" svg:y1="8.102cm" svg:x2="15.188cm" svg:y2="8.154cm">
                <text:p/>
              </draw:line>
              <draw:line draw:style-name="gr34" draw:text-style-name="P18" draw:layer="layout" svg:x1="14.388cm" svg:y1="8.207cm" svg:x2="15.188cm" svg:y2="8.259cm">
                <text:p/>
              </draw:line>
              <draw:line draw:style-name="gr34" draw:text-style-name="P18" draw:layer="layout" svg:x1="14.388cm" svg:y1="7.997cm" svg:x2="15.188cm" svg:y2="7.945cm">
                <text:p/>
              </draw:line>
              <draw:line draw:style-name="gr34" draw:text-style-name="P18" draw:layer="layout" svg:x1="14.388cm" svg:y1="7.893cm" svg:x2="15.188cm" svg:y2="7.945cm">
                <text:p/>
              </draw:line>
              <draw:line draw:style-name="gr34" draw:text-style-name="P18" draw:layer="layout" svg:x1="14.388cm" svg:y1="8.311cm" svg:x2="15.188cm" svg:y2="8.259cm">
                <text:p/>
              </draw:line>
              <draw:line draw:style-name="gr34" draw:text-style-name="P18" draw:layer="layout" svg:x1="14.388cm" svg:y1="8.521cm" svg:x2="15.188cm" svg:y2="8.469cm">
                <text:p/>
              </draw:line>
              <draw:line draw:style-name="gr34" draw:text-style-name="P18" draw:layer="layout" svg:x1="14.388cm" svg:y1="8.416cm" svg:x2="15.188cm" svg:y2="8.468cm">
                <text:p/>
              </draw:line>
              <draw:line draw:style-name="gr34" draw:text-style-name="P18" draw:layer="layout" svg:x1="14.388cm" svg:y1="8.625cm" svg:x2="15.188cm" svg:y2="8.573cm">
                <text:p/>
              </draw:line>
              <draw:line draw:style-name="gr34" draw:text-style-name="P18" draw:layer="layout" svg:x1="14.388cm" svg:y1="8.521cm" svg:x2="15.188cm" svg:y2="8.573cm">
                <text:p/>
              </draw:line>
              <draw:line draw:style-name="gr34" draw:text-style-name="P18" draw:layer="layout" svg:x1="14.388cm" svg:y1="8.626cm" svg:x2="15.188cm" svg:y2="8.678cm">
                <text:p/>
              </draw:line>
              <draw:line draw:style-name="gr34" draw:text-style-name="P18" draw:layer="layout" svg:x1="14.388cm" svg:y1="8.416cm" svg:x2="15.188cm" svg:y2="8.364cm">
                <text:p/>
              </draw:line>
              <draw:line draw:style-name="gr34" draw:text-style-name="P18" draw:layer="layout" svg:x1="14.388cm" svg:y1="8.312cm" svg:x2="15.188cm" svg:y2="8.364cm">
                <text:p/>
              </draw:line>
              <draw:line draw:style-name="gr34" draw:text-style-name="P18" draw:layer="layout" svg:x1="14.388cm" svg:y1="8.73cm" svg:x2="15.188cm" svg:y2="8.678cm">
                <text:p/>
              </draw:line>
              <draw:line draw:style-name="gr34" draw:text-style-name="P18" draw:layer="layout" svg:x1="14.388cm" svg:y1="8.939cm" svg:x2="15.188cm" svg:y2="8.887cm">
                <text:p/>
              </draw:line>
              <draw:line draw:style-name="gr34" draw:text-style-name="P18" draw:layer="layout" svg:x1="14.388cm" svg:y1="8.835cm" svg:x2="15.188cm" svg:y2="8.887cm">
                <text:p/>
              </draw:line>
              <draw:line draw:style-name="gr34" draw:text-style-name="P18" draw:layer="layout" svg:x1="14.388cm" svg:y1="9.044cm" svg:x2="15.188cm" svg:y2="8.992cm">
                <text:p/>
              </draw:line>
              <draw:line draw:style-name="gr34" draw:text-style-name="P18" draw:layer="layout" svg:x1="14.388cm" svg:y1="8.94cm" svg:x2="15.188cm" svg:y2="8.992cm">
                <text:p/>
              </draw:line>
              <draw:line draw:style-name="gr34" draw:text-style-name="P18" draw:layer="layout" svg:x1="14.388cm" svg:y1="9.044cm" svg:x2="15.188cm" svg:y2="9.096cm">
                <text:p/>
              </draw:line>
              <draw:line draw:style-name="gr34" draw:text-style-name="P18" draw:layer="layout" svg:x1="14.388cm" svg:y1="8.835cm" svg:x2="15.188cm" svg:y2="8.783cm">
                <text:p/>
              </draw:line>
              <draw:line draw:style-name="gr34" draw:text-style-name="P18" draw:layer="layout" svg:x1="14.388cm" svg:y1="8.73cm" svg:x2="15.188cm" svg:y2="8.782cm">
                <text:p/>
              </draw:line>
              <draw:line draw:style-name="gr34" draw:text-style-name="P18" draw:layer="layout" svg:x1="14.388cm" svg:y1="9.149cm" svg:x2="15.188cm" svg:y2="9.097cm">
                <text:p/>
              </draw:line>
              <draw:line draw:style-name="gr34" draw:text-style-name="P18" draw:layer="layout" svg:x1="14.388cm" svg:y1="9.358cm" svg:x2="15.188cm" svg:y2="9.306cm">
                <text:p/>
              </draw:line>
              <draw:line draw:style-name="gr34" draw:text-style-name="P18" draw:layer="layout" svg:x1="14.388cm" svg:y1="9.253cm" svg:x2="15.188cm" svg:y2="9.305cm">
                <text:p/>
              </draw:line>
              <draw:line draw:style-name="gr34" draw:text-style-name="P18" draw:layer="layout" svg:x1="14.388cm" svg:y1="9.462cm" svg:x2="15.188cm" svg:y2="9.41cm">
                <text:p/>
              </draw:line>
              <draw:line draw:style-name="gr34" draw:text-style-name="P18" draw:layer="layout" svg:x1="14.388cm" svg:y1="9.358cm" svg:x2="15.188cm" svg:y2="9.41cm">
                <text:p/>
              </draw:line>
              <draw:line draw:style-name="gr34" draw:text-style-name="P18" draw:layer="layout" svg:x1="14.388cm" svg:y1="9.463cm" svg:x2="15.188cm" svg:y2="9.515cm">
                <text:p/>
              </draw:line>
              <draw:line draw:style-name="gr34" draw:text-style-name="P18" draw:layer="layout" svg:x1="14.388cm" svg:y1="9.253cm" svg:x2="15.188cm" svg:y2="9.201cm">
                <text:p/>
              </draw:line>
              <draw:line draw:style-name="gr34" draw:text-style-name="P18" draw:layer="layout" svg:x1="14.388cm" svg:y1="9.149cm" svg:x2="15.188cm" svg:y2="9.201cm">
                <text:p/>
              </draw:line>
              <draw:line draw:style-name="gr34" draw:text-style-name="P18" draw:layer="layout" svg:x1="14.388cm" svg:y1="9.567cm" svg:x2="15.188cm" svg:y2="9.515cm">
                <text:p/>
              </draw:line>
              <draw:line draw:style-name="gr34" draw:text-style-name="P18" draw:layer="layout" svg:x1="14.388cm" svg:y1="9.776cm" svg:x2="15.188cm" svg:y2="9.724cm">
                <text:p/>
              </draw:line>
              <draw:line draw:style-name="gr34" draw:text-style-name="P18" draw:layer="layout" svg:x1="14.388cm" svg:y1="9.672cm" svg:x2="15.188cm" svg:y2="9.724cm">
                <text:p/>
              </draw:line>
              <draw:line draw:style-name="gr34" draw:text-style-name="P18" draw:layer="layout" svg:x1="14.388cm" svg:y1="9.881cm" svg:x2="15.188cm" svg:y2="9.829cm">
                <text:p/>
              </draw:line>
              <draw:line draw:style-name="gr34" draw:text-style-name="P18" draw:layer="layout" svg:x1="14.388cm" svg:y1="9.777cm" svg:x2="15.188cm" svg:y2="9.829cm">
                <text:p/>
              </draw:line>
              <draw:line draw:style-name="gr34" draw:text-style-name="P18" draw:layer="layout" svg:x1="14.388cm" svg:y1="9.881cm" svg:x2="15.188cm" svg:y2="9.933cm">
                <text:p/>
              </draw:line>
              <draw:line draw:style-name="gr34" draw:text-style-name="P18" draw:layer="layout" svg:x1="14.388cm" svg:y1="9.672cm" svg:x2="15.188cm" svg:y2="9.62cm">
                <text:p/>
              </draw:line>
              <draw:line draw:style-name="gr34" draw:text-style-name="P18" draw:layer="layout" svg:x1="14.388cm" svg:y1="9.567cm" svg:x2="15.188cm" svg:y2="9.619cm">
                <text:p/>
              </draw:line>
              <draw:line draw:style-name="gr34" draw:text-style-name="P18" draw:layer="layout" svg:x1="14.388cm" svg:y1="9.986cm" svg:x2="15.188cm" svg:y2="9.934cm">
                <text:p/>
              </draw:line>
              <draw:line draw:style-name="gr34" draw:text-style-name="P18" draw:layer="layout" svg:x1="14.388cm" svg:y1="10.195cm" svg:x2="15.188cm" svg:y2="10.143cm">
                <text:p/>
              </draw:line>
              <draw:line draw:style-name="gr34" draw:text-style-name="P18" draw:layer="layout" svg:x1="14.388cm" svg:y1="10.091cm" svg:x2="15.188cm" svg:y2="10.143cm">
                <text:p/>
              </draw:line>
              <draw:line draw:style-name="gr34" draw:text-style-name="P18" draw:layer="layout" svg:x1="14.388cm" svg:y1="10.3cm" svg:x2="15.188cm" svg:y2="10.248cm">
                <text:p/>
              </draw:line>
              <draw:line draw:style-name="gr34" draw:text-style-name="P18" draw:layer="layout" svg:x1="14.388cm" svg:y1="10.195cm" svg:x2="15.188cm" svg:y2="10.247cm">
                <text:p/>
              </draw:line>
              <draw:line draw:style-name="gr34" draw:text-style-name="P18" draw:layer="layout" svg:x1="14.388cm" svg:y1="10.09cm" svg:x2="15.188cm" svg:y2="10.038cm">
                <text:p/>
              </draw:line>
              <draw:line draw:style-name="gr34" draw:text-style-name="P18" draw:layer="layout" svg:x1="14.388cm" svg:y1="9.986cm" svg:x2="15.188cm" svg:y2="10.038cm">
                <text:p/>
              </draw:line>
            </draw:g>
            <draw:g>
              <draw:line draw:style-name="gr35" draw:text-style-name="P18" draw:layer="layout" svg:x1="14.784cm" svg:y1="8.2cm" svg:x2="13.988cm" svg:y2="8.2cm">
                <text:p/>
              </draw:line>
              <draw:line draw:style-name="gr36" draw:text-style-name="P18" draw:layer="layout" svg:x1="14.788cm" svg:y1="10cm" svg:x2="13.992cm" svg:y2="10cm">
                <text:p/>
              </draw:line>
              <draw:g>
                <draw:line draw:style-name="gr35" draw:text-style-name="P18" draw:layer="layout" svg:x1="15.381cm" svg:y1="8.7cm" svg:x2="14.188cm" svg:y2="8.6cm">
                  <text:p/>
                </draw:line>
                <draw:line draw:style-name="gr35" draw:text-style-name="P18" draw:layer="layout" svg:x1="15.381cm" svg:y1="8.5cm" svg:x2="14.188cm" svg:y2="8.6cm">
                  <text:p/>
                </draw:line>
                <draw:line draw:style-name="gr35" draw:text-style-name="P18" draw:layer="layout" svg:x1="15.381cm" svg:y1="8.3cm" svg:x2="14.791cm" svg:y2="8.2cm">
                  <text:p/>
                </draw:line>
                <draw:line draw:style-name="gr36" draw:text-style-name="P18" draw:layer="layout" svg:x1="15.385cm" svg:y1="9.9cm" svg:x2="14.789cm" svg:y2="10cm">
                  <text:p/>
                </draw:line>
                <draw:line draw:style-name="gr35" draw:text-style-name="P18" draw:layer="layout" svg:x1="15.381cm" svg:y1="8.9cm" svg:x2="14.188cm" svg:y2="8.8cm">
                  <text:p/>
                </draw:line>
                <draw:line draw:style-name="gr35" draw:text-style-name="P18" draw:layer="layout" svg:x1="15.381cm" svg:y1="8.7cm" svg:x2="14.188cm" svg:y2="8.8cm">
                  <text:p/>
                </draw:line>
                <draw:line draw:style-name="gr35" draw:text-style-name="P18" draw:layer="layout" svg:x1="15.381cm" svg:y1="9.1cm" svg:x2="14.188cm" svg:y2="9cm">
                  <text:p/>
                </draw:line>
                <draw:line draw:style-name="gr35" draw:text-style-name="P18" draw:layer="layout" svg:x1="15.381cm" svg:y1="8.9cm" svg:x2="14.188cm" svg:y2="9cm">
                  <text:p/>
                </draw:line>
                <draw:line draw:style-name="gr35" draw:text-style-name="P18" draw:layer="layout" svg:x1="15.381cm" svg:y1="8.5cm" svg:x2="14.188cm" svg:y2="8.4cm">
                  <text:p/>
                </draw:line>
                <draw:line draw:style-name="gr35" draw:text-style-name="P18" draw:layer="layout" svg:x1="15.381cm" svg:y1="8.3cm" svg:x2="14.188cm" svg:y2="8.4cm">
                  <text:p/>
                </draw:line>
                <draw:line draw:style-name="gr36" draw:text-style-name="P18" draw:layer="layout" svg:x1="15.388cm" svg:y1="9.5cm" svg:x2="14.195cm" svg:y2="9.4cm">
                  <text:p/>
                </draw:line>
                <draw:line draw:style-name="gr36" draw:text-style-name="P18" draw:layer="layout" svg:x1="15.388cm" svg:y1="9.3cm" svg:x2="14.195cm" svg:y2="9.4cm">
                  <text:p/>
                </draw:line>
                <draw:line draw:style-name="gr36" draw:text-style-name="P18" draw:layer="layout" svg:x1="15.388cm" svg:y1="9.7cm" svg:x2="14.195cm" svg:y2="9.6cm">
                  <text:p/>
                </draw:line>
                <draw:line draw:style-name="gr36" draw:text-style-name="P18" draw:layer="layout" svg:x1="15.388cm" svg:y1="9.5cm" svg:x2="14.195cm" svg:y2="9.6cm">
                  <text:p/>
                </draw:line>
                <draw:line draw:style-name="gr36" draw:text-style-name="P18" draw:layer="layout" svg:x1="15.388cm" svg:y1="9.9cm" svg:x2="14.195cm" svg:y2="9.8cm">
                  <text:p/>
                </draw:line>
                <draw:line draw:style-name="gr36" draw:text-style-name="P18" draw:layer="layout" svg:x1="15.388cm" svg:y1="9.7cm" svg:x2="14.195cm" svg:y2="9.8cm">
                  <text:p/>
                </draw:line>
                <draw:line draw:style-name="gr35" draw:text-style-name="P18" draw:layer="layout" svg:x1="15.388cm" svg:y1="9.3cm" svg:x2="14.195cm" svg:y2="9.2cm">
                  <text:p/>
                </draw:line>
                <draw:line draw:style-name="gr35" draw:text-style-name="P18" draw:layer="layout" svg:x1="15.388cm" svg:y1="9.1cm" svg:x2="14.195cm" svg:y2="9.2cm">
                  <text:p/>
                </draw:line>
              </draw:g>
            </draw:g>
            <draw:g>
              <draw:line draw:style-name="gr37" draw:text-style-name="P18" draw:layer="layout" svg:x1="14.388cm" svg:y1="6.1cm" svg:x2="14.78cm" svg:y2="6cm">
                <text:p/>
              </draw:line>
              <draw:line draw:style-name="gr38" draw:text-style-name="P18" draw:layer="layout" svg:x1="14.388cm" svg:y1="10.4cm" svg:x2="14.788cm" svg:y2="10.5cm">
                <text:p/>
              </draw:line>
              <draw:line draw:style-name="gr38" draw:text-style-name="P18" draw:layer="layout" svg:x1="15.488cm" svg:y1="10.5cm" svg:x2="14.788cm" svg:y2="10.5cm">
                <text:p/>
              </draw:line>
            </draw:g>
          </draw:g>
          <draw:g>
            <draw:custom-shape draw:style-name="gr28" draw:text-style-name="P12" draw:layer="layout" svg:width="0.4cm" svg:height="0.4cm" draw:transform="rotate (-1.5707963267949) translate (15.307cm 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88cm 3.8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88cm 4.4cm)">
              <text:p/>
              <draw:enhanced-geometry svg:viewBox="0 0 21600 21600" draw:mirror-horizontal="true" draw:mirror-vertical="false" draw:type="rectangle" draw:enhanced-path="M 0 0 L 21600 0 21600 21600 0 21600 0 0 Z N"/>
            </draw:custom-shape>
            <draw:line draw:style-name="gr31" draw:text-style-name="P4" draw:layer="layout" svg:x1="15.288cm" svg:y1="4.023cm" svg:x2="15.288cm" svg:y2="3.802cm">
              <text:p/>
            </draw:line>
            <draw:custom-shape draw:style-name="gr30" draw:text-style-name="P4" draw:layer="layout" svg:width="0.8cm" svg:height="0.8cm" draw:transform="rotate (1.5707963267949) translate (14.888cm 4.4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88cm" svg:y="3.514cm">
              <text:p text:style-name="P14"><text:span text:style-name="T6">A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788cm" svg:y1="4.7cm" svg:x2="14.388cm" svg:y2="4.686cm">
            <text:p/>
          </draw:line>
          <draw:line draw:style-name="gr26" draw:text-style-name="P4" draw:layer="layout" svg:x1="14.788cm" svg:y1="5.4cm" svg:x2="14.788cm" svg:y2="4cm">
            <text:p/>
          </draw:line>
          <draw:g>
            <draw:custom-shape draw:style-name="gr28" draw:text-style-name="P12" draw:layer="layout" svg:width="0.2cm" svg:height="0.2cm" draw:transform="rotate (-1.5707963267949) translate (13.388cm 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8.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13.388cm 10.4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13.588cm 10.4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5" draw:text-style-name="P4" draw:layer="layout" svg:x1="12.988cm" svg:y1="11.5cm" svg:x2="9.988cm" svg:y2="11.5cm">
            <text:p/>
          </draw:line>
          <draw:line draw:style-name="gr5" draw:text-style-name="P4" draw:layer="layout" svg:x1="17.988cm" svg:y1="16.9cm" svg:x2="17.988cm" svg:y2="17.5cm">
            <text:p/>
          </draw:line>
          <draw:line draw:style-name="gr146" draw:text-style-name="P4" draw:layer="layout" svg:x1="9.488cm" svg:y1="17cm" svg:x2="9.488cm" svg:y2="11cm">
            <text:p/>
          </draw:line>
          <draw:line draw:style-name="gr146" draw:text-style-name="P4" draw:layer="layout" svg:x1="11.988cm" svg:y1="17cm" svg:x2="9.488cm" svg:y2="17cm">
            <text:p/>
          </draw:line>
          <draw:frame draw:style-name="standard" draw:layer="layout" svg:width="9.912cm" svg:height="3.215cm" svg:x="10.054cm" svg:y="20.53cm">
            <table:table table:template-name="default" table:use-first-row-styles="true" table:use-banding-rows-styles="true">
              <table:table-column table:style-name="co5"/>
              <table:table-column table:style-name="co6"/>
              <table:table-column table:style-name="co7"/>
              <table:table-column table:style-name="co7"/>
              <table:table-column table:style-name="co8"/>
              <table:table-row table:style-name="ro2" table:default-cell-style-name="ce1">
                <table:table-cell>
                  <text:p><text:span text:style-name="T19">M1</text:span></text:p>
                </table:table-cell>
                <table:table-cell>
                  <text:p text:style-name="P19"><text:span text:style-name="T19">M2</text:span></text:p>
                </table:table-cell>
                <table:table-cell>
                  <text:p text:style-name="P19"><text:span text:style-name="T19">M3</text:span></text:p>
                </table:table-cell>
                <table:table-cell>
                  <text:p text:style-name="P19"><text:span text:style-name="T19">M4</text:span></text:p>
                </table:table-cell>
                <table:table-cell>
                  <text:p text:style-name="P19"><text:span text:style-name="T19">Doel</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R</text:span></text:p>
                </table:table-cell>
                <table:table-cell>
                  <text:p text:style-name="P21"><text:span text:style-name="T14">Buffer2 verwarmen,Buffer3 koelen, WP uit</text:span></text:p>
                </table:table-cell>
              </table:table-row>
              <table:table-row table:style-name="ro2" table:default-cell-style-name="ce2">
                <table:table-cell>
                  <text:p text:style-name="P20"><text:span text:style-name="T14">L</text:span></text:p>
                </table:table-cell>
                <table:table-cell>
                  <text:p text:style-name="P21"><text:span text:style-name="T14">L</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verwarmen, Buffer3 verwarm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R</text:span></text:p>
                </table:table-cell>
                <table:table-cell>
                  <text:p text:style-name="P21"><text:span text:style-name="T14">Buffer2 dicht, Buffer3 koelen, WP uit</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Buffer2 dicht, Buffer3 verwarmen, WP aan</text:span></text:p>
                </table:table-cell>
              </table:table-row>
              <table:table-row table:style-name="ro2" table:default-cell-style-name="ce2">
                <table:table-cell>
                  <text:p text:style-name="P20"><text:span text:style-name="T14">R</text:span></text:p>
                </table:table-cell>
                <table:table-cell>
                  <text:p text:style-name="P21"><text:span text:style-name="T14">R</text:span></text:p>
                </table:table-cell>
                <table:table-cell>
                  <text:p text:style-name="P21"><text:span text:style-name="T14">L</text:span></text:p>
                </table:table-cell>
                <table:table-cell>
                  <text:p text:style-name="P21"><text:span text:style-name="T14">L</text:span></text:p>
                </table:table-cell>
                <table:table-cell>
                  <text:p text:style-name="P21"><text:span text:style-name="T14">Buffer2 naar primair WP, Buffer3 verwarmen</text:span></text:p>
                </table:table-cell>
              </table:table-row>
            </table:table>
            <draw:image xlink:href="Pictures/TablePreview9.svm" xlink:type="simple" xlink:show="embed" xlink:actuate="onLoad"/>
          </draw:frame>
          <draw:line draw:style-name="gr9" draw:text-style-name="P4" draw:layer="layout" svg:x1="22.988cm" svg:y1="11.5cm" svg:x2="12.988cm" svg:y2="11.5cm">
            <text:p/>
          </draw:line>
          <draw:line draw:style-name="gr15" draw:text-style-name="P4" draw:layer="layout" svg:x1="20.488cm" svg:y1="15.5cm" svg:x2="20.888cm" svg:y2="15.5cm">
            <text:p/>
          </draw:line>
          <draw:line draw:style-name="gr5" draw:text-style-name="P4" draw:layer="layout" svg:x1="23.488cm" svg:y1="16.5cm" svg:x2="22.788cm" svg:y2="16.5cm">
            <text:p/>
          </draw:line>
          <draw:line draw:style-name="gr5" draw:text-style-name="P4" draw:layer="layout" svg:x1="11.988cm" svg:y1="11cm" svg:x2="23.488cm" svg:y2="11cm">
            <text:p/>
          </draw:line>
          <draw:line draw:style-name="gr40" draw:text-style-name="P4" draw:layer="layout" svg:x1="4.688cm" svg:y1="14.5cm" svg:x2="6.288cm" svg:y2="14.5cm">
            <text:p/>
          </draw:line>
          <draw:line draw:style-name="gr40" draw:text-style-name="P4" draw:layer="layout" svg:x1="4.688cm" svg:y1="16.4cm" svg:x2="4.688cm" svg:y2="14.5cm">
            <text:p/>
          </draw:line>
          <draw:line draw:style-name="gr40" draw:text-style-name="P4" draw:layer="layout" svg:x1="4.688cm" svg:y1="17.9cm" svg:x2="4.988cm" svg:y2="17.9cm">
            <text:p/>
          </draw:line>
          <draw:line draw:style-name="gr41" draw:text-style-name="P4" draw:layer="layout" svg:x1="6.888cm" svg:y1="15cm" svg:x2="6.288cm" svg:y2="15cm">
            <text:p/>
          </draw:line>
          <draw:line draw:style-name="gr10" draw:text-style-name="P4" draw:layer="layout" svg:x1="11.988cm" svg:y1="11cm" svg:x2="23.488cm" svg:y2="11cm">
            <text:p/>
          </draw:line>
          <draw:line draw:style-name="gr130" draw:text-style-name="P4" draw:layer="layout" svg:x1="17.988cm" svg:y1="12.1cm" svg:x2="20.488cm" svg:y2="12.1cm">
            <text:p/>
          </draw:line>
          <draw:line draw:style-name="gr42" draw:text-style-name="P4" draw:layer="layout" svg:x1="21.388cm" svg:y1="19.1cm" svg:x2="21.388cm" svg:y2="18.1cm">
            <text:p/>
          </draw:line>
          <draw:g>
            <draw:custom-shape draw:style-name="gr43" draw:text-style-name="P24" draw:layer="layout" svg:width="12.922cm" svg:height="1.7cm" svg:x="7.727cm" svg:y="18.4cm">
              <text:p/>
              <draw:enhanced-geometry svg:viewBox="0 0 21600 21600" draw:mirror-horizontal="false" draw:mirror-vertical="false" draw:type="rectangle" draw:enhanced-path="M 0 0 L 21600 0 21600 21600 0 21600 0 0 Z N"/>
            </draw:custom-shape>
            <draw:custom-shape draw:style-name="gr44" draw:text-style-name="P26" draw:layer="layout" svg:width="12.922cm" svg:height="0.5cm" svg:x="7.727cm" svg:y="19.6cm">
              <text:p text:style-name="P25"><text:span text:style-name="T11">1</text:span></text:p>
              <draw:enhanced-geometry svg:viewBox="0 0 21600 21600" draw:mirror-horizontal="false" draw:mirror-vertical="false" draw:type="rectangle" draw:enhanced-path="M 0 0 L 21600 0 21600 21600 0 21600 0 0 Z N"/>
            </draw:custom-shape>
            <draw:custom-shape draw:style-name="gr45" draw:text-style-name="P27" draw:layer="layout" svg:width="13.4cm" svg:height="0.201cm" svg:x="7.488cm" svg:y="19.199cm">
              <text:p/>
              <draw:enhanced-geometry svg:viewBox="0 0 21600 21600" draw:mirror-horizontal="false" draw:mirror-vertical="false" draw:type="rectangle" draw:enhanced-path="M 0 0 L 21600 0 21600 21600 0 21600 0 0 Z N"/>
            </draw:custom-shape>
            <draw:custom-shape draw:style-name="gr46" draw:text-style-name="P28" draw:layer="layout" svg:width="12.922cm" svg:height="0.6cm" svg:x="7.727cm" svg:y="18.4cm">
              <text:p text:style-name="P25"><text:span text:style-name="T11">3</text:span></text:p>
              <draw:enhanced-geometry svg:viewBox="0 0 21600 21600" draw:mirror-horizontal="false" draw:mirror-vertical="false" draw:type="rectangle" draw:enhanced-path="M 0 0 L 21600 0 21600 21600 0 21600 0 0 Z N"/>
            </draw:custom-shape>
            <draw:custom-shape draw:style-name="gr47" draw:text-style-name="P6" draw:layer="layout" svg:width="0.477cm" svg:height="0.5cm" svg:x="16.997cm" svg:y="19.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6cm" svg:height="0.4cm" svg:x="8.412cm" svg:y="18.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6" draw:layer="layout" svg:width="0.478cm" svg:height="0.4cm" svg:x="17.299cm" svg:y="18.5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5" draw:text-style-name="P4" draw:layer="layout" svg:x1="4.688cm" svg:y1="20.6cm" svg:x2="4.688cm" svg:y2="20.1cm">
            <text:p/>
          </draw:line>
          <draw:line draw:style-name="gr49" draw:text-style-name="P4" draw:layer="layout" svg:x1="8.288cm" svg:y1="18.7cm" svg:x2="15.888cm" svg:y2="18.9cm">
            <text:p/>
          </draw:line>
          <draw:line draw:style-name="gr41" draw:text-style-name="P4" draw:layer="layout" svg:x1="15.888cm" svg:y1="18.9cm" svg:x2="18.888cm" svg:y2="18.7cm">
            <text:p/>
          </draw:line>
          <draw:g>
            <draw:custom-shape draw:style-name="gr50" draw:text-style-name="P30" draw:layer="layout" svg:width="5.5cm" svg:height="3.2cm" svg:x="2.888cm" svg:y="21cm">
              <text:p text:style-name="P29"><text:span text:style-name="T12">2 <text:s text:c="3"/>2</text:span></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3.132cm" svg:y="21.2cm">
              <text:p/>
              <draw:enhanced-geometry svg:viewBox="0 0 21600 21600" draw:mirror-horizontal="false" draw:mirror-vertical="false" draw:type="rectangle" draw:enhanced-path="M 0 0 L 21600 0 21600 21600 0 21600 0 0 Z N"/>
            </draw:custom-shape>
            <draw:custom-shape draw:style-name="gr51" draw:text-style-name="P31" draw:layer="layout" svg:width="2.2cm" svg:height="2.8cm" svg:x="5.944cm" svg:y="21.2cm">
              <text:p/>
              <draw:enhanced-geometry svg:viewBox="0 0 21600 21600" draw:mirror-horizontal="false" draw:mirror-vertical="false" draw:type="rectangle" draw:enhanced-path="M 0 0 L 21600 0 21600 21600 0 21600 0 0 Z N"/>
            </draw:custom-shape>
            <draw:custom-shape draw:style-name="gr48" draw:text-style-name="P6" draw:layer="layout" svg:width="0.4cm" svg:height="0.4cm" svg:x="5.388cm" svg:y="2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6" draw:text-style-name="P18" draw:layer="layout" svg:x1="6.988cm" svg:y1="23.3cm" svg:x2="7.784cm" svg:y2="23.3cm">
                <text:p/>
              </draw:line>
            </draw:g>
            <draw:g>
              <draw:line draw:style-name="gr35" draw:text-style-name="P18" draw:layer="layout" svg:x1="6.695cm" svg:y1="22cm" svg:x2="7.888cm" svg:y2="21.9cm">
                <text:p/>
              </draw:line>
              <draw:line draw:style-name="gr35" draw:text-style-name="P18" draw:layer="layout" svg:x1="6.695cm" svg:y1="21.8cm" svg:x2="7.888cm" svg:y2="21.9cm">
                <text:p/>
              </draw:line>
              <draw:line draw:style-name="gr36" draw:text-style-name="P18" draw:layer="layout" svg:x1="6.691cm" svg:y1="23.2cm" svg:x2="7.287cm" svg:y2="23.3cm">
                <text:p/>
              </draw:line>
              <draw:line draw:style-name="gr35" draw:text-style-name="P18" draw:layer="layout" svg:x1="6.695cm" svg:y1="22.2cm" svg:x2="7.888cm" svg:y2="22.1cm">
                <text:p/>
              </draw:line>
              <draw:line draw:style-name="gr35" draw:text-style-name="P18" draw:layer="layout" svg:x1="6.695cm" svg:y1="22cm" svg:x2="7.888cm" svg:y2="22.1cm">
                <text:p/>
              </draw:line>
              <draw:line draw:style-name="gr35" draw:text-style-name="P18" draw:layer="layout" svg:x1="6.695cm" svg:y1="22.4cm" svg:x2="7.888cm" svg:y2="22.3cm">
                <text:p/>
              </draw:line>
              <draw:line draw:style-name="gr35" draw:text-style-name="P18" draw:layer="layout" svg:x1="6.695cm" svg:y1="22.2cm" svg:x2="7.888cm" svg:y2="22.3cm">
                <text:p/>
              </draw:line>
              <draw:line draw:style-name="gr35" draw:text-style-name="P18" draw:layer="layout" svg:x1="6.695cm" svg:y1="21.8cm" svg:x2="7.888cm" svg:y2="21.7cm">
                <text:p/>
              </draw:line>
              <draw:line draw:style-name="gr35" draw:text-style-name="P18" draw:layer="layout" svg:x1="6.695cm" svg:y1="21.6cm" svg:x2="7.888cm" svg:y2="21.7cm">
                <text:p/>
              </draw:line>
              <draw:line draw:style-name="gr36" draw:text-style-name="P18" draw:layer="layout" svg:x1="6.688cm" svg:y1="22.8cm" svg:x2="7.881cm" svg:y2="22.7cm">
                <text:p/>
              </draw:line>
              <draw:line draw:style-name="gr36" draw:text-style-name="P18" draw:layer="layout" svg:x1="6.688cm" svg:y1="22.6cm" svg:x2="7.881cm" svg:y2="22.7cm">
                <text:p/>
              </draw:line>
              <draw:line draw:style-name="gr36" draw:text-style-name="P18" draw:layer="layout" svg:x1="6.688cm" svg:y1="23cm" svg:x2="7.881cm" svg:y2="22.9cm">
                <text:p/>
              </draw:line>
              <draw:line draw:style-name="gr36" draw:text-style-name="P18" draw:layer="layout" svg:x1="6.688cm" svg:y1="22.8cm" svg:x2="7.881cm" svg:y2="22.9cm">
                <text:p/>
              </draw:line>
              <draw:line draw:style-name="gr36" draw:text-style-name="P18" draw:layer="layout" svg:x1="6.688cm" svg:y1="23.2cm" svg:x2="7.881cm" svg:y2="23.1cm">
                <text:p/>
              </draw:line>
              <draw:line draw:style-name="gr36" draw:text-style-name="P18" draw:layer="layout" svg:x1="6.688cm" svg:y1="23cm" svg:x2="7.881cm" svg:y2="23.1cm">
                <text:p/>
              </draw:line>
              <draw:line draw:style-name="gr35" draw:text-style-name="P18" draw:layer="layout" svg:x1="6.688cm" svg:y1="22.6cm" svg:x2="7.881cm" svg:y2="22.5cm">
                <text:p/>
              </draw:line>
              <draw:line draw:style-name="gr35" draw:text-style-name="P18" draw:layer="layout" svg:x1="6.688cm" svg:y1="22.4cm" svg:x2="7.881cm" svg:y2="22.5cm">
                <text:p/>
              </draw:line>
            </draw:g>
            <draw:g>
              <draw:line draw:style-name="gr35" draw:text-style-name="P18" draw:layer="layout" svg:x1="4.481cm" svg:y1="22cm" svg:x2="3.288cm" svg:y2="21.9cm">
                <text:p/>
              </draw:line>
              <draw:line draw:style-name="gr35" draw:text-style-name="P18" draw:layer="layout" svg:x1="4.481cm" svg:y1="21.8cm" svg:x2="3.288cm" svg:y2="21.9cm">
                <text:p/>
              </draw:line>
              <draw:line draw:style-name="gr36" draw:text-style-name="P18" draw:layer="layout" svg:x1="4.485cm" svg:y1="23.2cm" svg:x2="3.889cm" svg:y2="23.3cm">
                <text:p/>
              </draw:line>
              <draw:line draw:style-name="gr35" draw:text-style-name="P18" draw:layer="layout" svg:x1="4.481cm" svg:y1="22.2cm" svg:x2="3.288cm" svg:y2="22.1cm">
                <text:p/>
              </draw:line>
              <draw:line draw:style-name="gr35" draw:text-style-name="P18" draw:layer="layout" svg:x1="4.481cm" svg:y1="22cm" svg:x2="3.288cm" svg:y2="22.1cm">
                <text:p/>
              </draw:line>
              <draw:line draw:style-name="gr35" draw:text-style-name="P18" draw:layer="layout" svg:x1="4.481cm" svg:y1="22.4cm" svg:x2="3.288cm" svg:y2="22.3cm">
                <text:p/>
              </draw:line>
              <draw:line draw:style-name="gr35" draw:text-style-name="P18" draw:layer="layout" svg:x1="4.481cm" svg:y1="22.2cm" svg:x2="3.288cm" svg:y2="22.3cm">
                <text:p/>
              </draw:line>
              <draw:line draw:style-name="gr35" draw:text-style-name="P18" draw:layer="layout" svg:x1="4.481cm" svg:y1="21.8cm" svg:x2="3.288cm" svg:y2="21.7cm">
                <text:p/>
              </draw:line>
              <draw:line draw:style-name="gr35" draw:text-style-name="P18" draw:layer="layout" svg:x1="4.481cm" svg:y1="21.6cm" svg:x2="3.288cm" svg:y2="21.7cm">
                <text:p/>
              </draw:line>
              <draw:line draw:style-name="gr36" draw:text-style-name="P18" draw:layer="layout" svg:x1="4.488cm" svg:y1="22.8cm" svg:x2="3.295cm" svg:y2="22.7cm">
                <text:p/>
              </draw:line>
              <draw:line draw:style-name="gr36" draw:text-style-name="P18" draw:layer="layout" svg:x1="4.488cm" svg:y1="22.6cm" svg:x2="3.295cm" svg:y2="22.7cm">
                <text:p/>
              </draw:line>
              <draw:line draw:style-name="gr36" draw:text-style-name="P18" draw:layer="layout" svg:x1="4.488cm" svg:y1="23cm" svg:x2="3.295cm" svg:y2="22.9cm">
                <text:p/>
              </draw:line>
              <draw:line draw:style-name="gr36" draw:text-style-name="P18" draw:layer="layout" svg:x1="4.488cm" svg:y1="22.8cm" svg:x2="3.295cm" svg:y2="22.9cm">
                <text:p/>
              </draw:line>
              <draw:line draw:style-name="gr36" draw:text-style-name="P18" draw:layer="layout" svg:x1="4.488cm" svg:y1="23.2cm" svg:x2="3.295cm" svg:y2="23.1cm">
                <text:p/>
              </draw:line>
              <draw:line draw:style-name="gr36" draw:text-style-name="P18" draw:layer="layout" svg:x1="4.488cm" svg:y1="23cm" svg:x2="3.295cm" svg:y2="23.1cm">
                <text:p/>
              </draw:line>
              <draw:line draw:style-name="gr35" draw:text-style-name="P18" draw:layer="layout" svg:x1="4.488cm" svg:y1="22.6cm" svg:x2="3.295cm" svg:y2="22.5cm">
                <text:p/>
              </draw:line>
              <draw:line draw:style-name="gr35" draw:text-style-name="P18" draw:layer="layout" svg:x1="4.488cm" svg:y1="22.4cm" svg:x2="3.295cm" svg:y2="22.5cm">
                <text:p/>
              </draw:line>
            </draw:g>
            <draw:custom-shape draw:style-name="gr48" draw:text-style-name="P6" draw:layer="layout" svg:width="0.4cm" svg:height="0.4cm" svg:x="5.488cm" svg:y="23.7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2" draw:text-style-name="P32" draw:layer="layout" svg:width="36cm" svg:height="22cm" svg:x="2.488cm" svg:y="2.5cm">
            <text:p/>
            <draw:enhanced-geometry svg:viewBox="0 0 21600 21600" draw:mirror-horizontal="false" draw:mirror-vertical="false" draw:type="rectangle" draw:enhanced-path="M 0 0 L 21600 0 21600 21600 0 21600 0 0 Z N"/>
          </draw:custom-shape>
          <draw:line draw:style-name="gr41" draw:text-style-name="P4" draw:layer="layout" svg:x1="17.988cm" svg:y1="18.5cm" svg:x2="18.788cm" svg:y2="18.7cm">
            <text:p/>
          </draw:line>
          <draw:frame draw:style-name="gr54" draw:text-style-name="P33" draw:layer="layout" svg:width="2.5cm" svg:height="0.963cm" svg:x="20.488cm" svg:y="13.5cm">
            <draw:text-box>
              <text:p text:style-name="P22"><text:span text:style-name="T13">Warmtepomp 4kW</text:span></text:p>
            </draw:text-box>
          </draw:frame>
          <draw:frame draw:style-name="gr55" draw:text-style-name="P34" draw:layer="layout" svg:width="0.502cm" svg:height="1.195cm" svg:x="24.488cm" svg:y="10.2cm">
            <draw:text-box>
              <text:p/>
            </draw:text-box>
          </draw:frame>
          <draw:g>
            <draw:custom-shape draw:style-name="gr28" draw:text-style-name="P12" draw:layer="layout" svg:width="0.4cm" svg:height="0.4cm" draw:transform="rotate (-3.14159265358979) translate (21.588cm 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0.988cm 19.9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188cm" svg:y="1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6" draw:text-style-name="P4" draw:layer="layout" svg:x1="4.688cm" svg:y1="23.3cm" svg:x2="4.688cm" svg:y2="20.1cm">
            <text:p/>
          </draw:line>
          <draw:line draw:style-name="gr57" draw:text-style-name="P4" draw:layer="layout" svg:x1="4.988cm" svg:y1="21.6cm" svg:x2="4.988cm" svg:y2="20.3cm">
            <text:p/>
          </draw:line>
          <draw:line draw:style-name="gr58" draw:text-style-name="P4" draw:layer="layout" svg:x1="19.088cm" svg:y1="19.8cm" svg:x2="15.888cm" svg:y2="20cm">
            <text:p/>
          </draw:line>
          <draw:line draw:style-name="gr59" draw:text-style-name="P4" draw:layer="layout" svg:x1="15.888cm" svg:y1="20cm" svg:x2="8.788cm" svg:y2="19.8cm">
            <text:p/>
          </draw:line>
          <draw:line draw:style-name="gr60" draw:text-style-name="P23" draw:layer="layout" svg:x1="0.488cm" svg:y1="5.5cm" svg:x2="2.488cm" svg:y2="5.5cm">
            <text:p text:style-name="P22">100</text:p>
          </draw:line>
          <draw:frame draw:style-name="gr61" draw:text-style-name="P34" draw:layer="layout" svg:width="0.502cm" svg:height="1.187cm" svg:x="0.788cm" svg:y="7.4cm">
            <draw:text-box>
              <text:p/>
            </draw:text-box>
          </draw:frame>
          <draw:line draw:style-name="gr62" draw:text-style-name="P23" draw:layer="layout" svg:x1="0.488cm" svg:y1="7.5cm" svg:x2="2.488cm" svg:y2="7.5cm">
            <text:p text:style-name="P22">50</text:p>
          </draw:line>
          <draw:line draw:style-name="gr63" draw:text-style-name="P23" draw:layer="layout" svg:x1="0.488cm" svg:y1="6.5cm" svg:x2="2.488cm" svg:y2="6.5cm">
            <text:p text:style-name="P22">80</text:p>
          </draw:line>
          <draw:line draw:style-name="gr64" draw:text-style-name="P23" draw:layer="layout" svg:x1="0.488cm" svg:y1="8.5cm" svg:x2="2.488cm" svg:y2="8.5cm">
            <text:p text:style-name="P22">40</text:p>
          </draw:line>
          <draw:line draw:style-name="gr65" draw:text-style-name="P23" draw:layer="layout" svg:x1="0.488cm" svg:y1="10.5cm" svg:x2="2.488cm" svg:y2="10.5cm">
            <text:p text:style-name="P22">20</text:p>
          </draw:line>
          <draw:line draw:style-name="gr66" draw:text-style-name="P23" draw:layer="layout" svg:x1="0.488cm" svg:y1="9.5cm" svg:x2="2.488cm" svg:y2="9.5cm">
            <text:p text:style-name="P22">30</text:p>
          </draw:line>
          <draw:line draw:style-name="gr67" draw:text-style-name="P23" draw:layer="layout" svg:x1="0.488cm" svg:y1="11.5cm" svg:x2="2.488cm" svg:y2="11.5cm">
            <text:p text:style-name="P22">15</text:p>
          </draw:line>
          <draw:line draw:style-name="gr68" draw:text-style-name="P23" draw:layer="layout" svg:x1="0.488cm" svg:y1="13.5cm" svg:x2="2.488cm" svg:y2="13.5cm">
            <text:p text:style-name="P22">5</text:p>
          </draw:line>
          <draw:line draw:style-name="gr69" draw:text-style-name="P23" draw:layer="layout" svg:x1="0.488cm" svg:y1="12.5cm" svg:x2="2.488cm" svg:y2="12.5cm">
            <text:p text:style-name="P22">10</text:p>
          </draw:line>
          <draw:line draw:style-name="gr56" draw:text-style-name="P4" draw:layer="layout" svg:x1="6.588cm" svg:y1="23.3cm" svg:x2="6.588cm" svg:y2="20.1cm">
            <text:p/>
          </draw:line>
          <draw:line draw:style-name="gr70" draw:text-style-name="P4" draw:layer="layout" svg:x1="6.588cm" svg:y1="20.4cm" svg:x2="6.588cm" svg:y2="20.1cm">
            <text:p/>
          </draw:line>
          <draw:g>
            <draw:custom-shape draw:style-name="gr108" draw:text-style-name="P45" draw:layer="layout" svg:width="0.64cm" svg:height="0.896cm" svg:x="21.315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9" draw:text-style-name="P46" draw:layer="layout" svg:width="0.32cm" svg:height="1.6cm" svg:x="22.268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2.588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svg:x="20.988cm" svg:y="15.3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09" draw:text-style-name="P46" draw:layer="layout" svg:width="0.32cm" svg:height="1.6cm" draw:transform="rotate (-3.14159265358979) translate (21.308cm 16.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10" draw:text-style-name="P47" draw:layer="layout" svg:width="0.641cm" svg:height="0.896cm" svg:x="21.583cm" svg:y="15.71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1" draw:text-style-name="P48" draw:layer="layout" svg:width="0.3cm" svg:height="1.2cm" svg:x="21.588cm" svg:y="14.5cm">
              <text:p/>
              <draw:enhanced-geometry svg:viewBox="0 0 640 861" draw:mirror-horizontal="true" draw:mirror-vertical="false" draw:text-areas="257 295 414 566" draw:type="non-primitive" draw:enhanced-path="M 640 233 L 221 293 506 12 367 0 29 406 431 347 145 645 99 520 0 861 326 765 209 711 640 233 640 233 Z N"/>
            </draw:custom-shape>
          </draw:g>
          <draw:line draw:style-name="gr71" draw:text-style-name="P4" draw:layer="layout" svg:x1="6.588cm" svg:y1="20.1cm" svg:x2="4.688cm" svg:y2="20.1cm">
            <text:p/>
          </draw:line>
          <draw:custom-shape draw:style-name="gr48" draw:text-style-name="P6" draw:layer="layout" svg:width="0.4cm" svg:height="0.4cm" svg:x="22.488cm" svg:y="13.1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22.988cm" svg:y1="11.5cm" svg:x2="12.988cm" svg:y2="11.5cm">
            <text:p/>
          </draw:line>
          <draw:line draw:style-name="gr72" draw:text-style-name="P4" draw:layer="layout" svg:x1="21.588cm" svg:y1="20.9cm" svg:x2="21.588cm" svg:y2="22cm">
            <text:p/>
          </draw:line>
          <draw:g>
            <draw:custom-shape draw:style-name="gr28" draw:text-style-name="P12" draw:layer="layout" svg:width="0.4cm" svg:height="0.4cm" draw:transform="rotate (-3.14159265358979) translate (21.788cm 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21.188cm 21.1cm)">
              <text:p/>
              <draw:enhanced-geometry svg:viewBox="0 0 21600 21600" draw:mirror-horizontal="false" draw:mirror-vertical="false" draw:type="rectangle" draw:enhanced-path="M 0 0 L 21600 0 21600 21600 0 21600 0 0 Z N"/>
            </draw:custom-shape>
            <draw:custom-shape draw:style-name="gr29" draw:text-style-name="P12" draw:layer="layout" svg:width="0.4cm" svg:height="0.4cm" svg:x="21.388cm" svg:y="2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73" draw:text-style-name="P4" draw:layer="layout" svg:x1="6.288cm" svg:y1="21.6cm" svg:x2="7.888cm" svg:y2="21.6cm">
            <text:p/>
          </draw:line>
          <draw:line draw:style-name="gr73" draw:text-style-name="P4" draw:layer="layout" svg:x1="3.388cm" svg:y1="21.6cm" svg:x2="4.988cm" svg:y2="21.6cm">
            <text:p/>
          </draw:line>
          <draw:line draw:style-name="gr74" draw:text-style-name="P4" draw:layer="layout" svg:x1="6.588cm" svg:y1="23.3cm" svg:x2="7.888cm" svg:y2="23.3cm">
            <text:p/>
          </draw:line>
          <draw:line draw:style-name="gr74" draw:text-style-name="P4" draw:layer="layout" svg:x1="3.388cm" svg:y1="23.3cm" svg:x2="4.688cm" svg:y2="23.3cm">
            <text:p/>
          </draw:line>
          <draw:line draw:style-name="gr59" draw:text-style-name="P4" draw:layer="layout" svg:x1="13.988cm" svg:y1="13cm" svg:x2="13.988cm" svg:y2="15.5cm">
            <text:p/>
          </draw:line>
          <draw:line draw:style-name="gr58" draw:text-style-name="P4" draw:layer="layout" svg:x1="16.488cm" svg:y1="19.7cm" svg:x2="18.988cm" svg:y2="19.8cm">
            <text:p/>
          </draw:line>
          <draw:g>
            <draw:custom-shape draw:style-name="gr29" draw:text-style-name="P12" draw:layer="layout" svg:width="0.4cm" svg:height="0.4cm" draw:transform="rotate (-3.14159265358979) translate (23.188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3.188cm" svg:y1="13.8cm" svg:x2="22.788cm" svg:y2="13.8cm">
              <text:p/>
            </draw:line>
            <draw:custom-shape draw:style-name="gr30" draw:text-style-name="P4" draw:layer="layout" svg:width="0.8cm" svg:height="0.8cm" draw:transform="rotate (1.5707963267949) translate (22.588cm 14.4cm)">
              <text:p/>
              <draw:enhanced-geometry svg:viewBox="0 0 21600 21600" draw:mirror-horizontal="true" draw:mirror-vertical="true" draw:type="rectangle" draw:enhanced-path="M 0 0 L 21600 0 21600 21600 0 21600 0 0 Z N"/>
            </draw:custom-shape>
          </draw:g>
          <draw:polygon draw:style-name="gr75" draw:text-style-name="P4" draw:layer="layout" svg:width="0cm" svg:height="0cm" svg:x="4.692cm" svg:y="19.1cm" svg:viewBox="0 0 0 0" draw:points="0,0">
            <text:p/>
          </draw:polygon>
          <draw:polygon draw:style-name="gr76" draw:text-style-name="P4" draw:layer="layout" svg:width="0cm" svg:height="0cm" svg:x="4.692cm" svg:y="17.9cm" svg:viewBox="0 0 0 0" draw:points="0,0">
            <text:p/>
          </draw:polygon>
          <draw:custom-shape draw:style-name="gr77" draw:text-style-name="P4" draw:layer="layout" svg:width="3.1cm" svg:height="7.6cm" svg:x="3.788cm" svg:y="12.2cm">
            <text:p/>
            <draw:enhanced-geometry svg:viewBox="0 0 21600 21600" draw:mirror-vertical="false" draw:mirror-horizontal="false" draw:type="rectangle" draw:enhanced-path="M 0 0 L 21600 0 21600 21600 0 21600 0 0 Z N"/>
          </draw:custom-shape>
          <draw:line draw:style-name="gr40" draw:text-style-name="P4" draw:layer="layout" svg:x1="4.688cm" svg:y1="17.9cm" svg:x2="4.688cm" svg:y2="20.3cm">
            <text:p/>
          </draw:line>
          <draw:line draw:style-name="gr40" draw:text-style-name="P4" draw:layer="layout" svg:x1="4.988cm" svg:y1="20.3cm" svg:x2="6.288cm" svg:y2="20.3cm">
            <text:p/>
          </draw:line>
          <draw:line draw:style-name="gr57" draw:text-style-name="P4" draw:layer="layout" svg:x1="6.288cm" svg:y1="21.6cm" svg:x2="6.288cm" svg:y2="20.3cm">
            <text:p/>
          </draw:line>
          <draw:custom-shape draw:style-name="gr78" draw:text-style-name="P6" draw:layer="layout" svg:width="0.4cm" svg:height="0.384cm" svg:x="4.888cm" svg:y="14.2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6" draw:layer="layout" svg:width="0.4cm" svg:height="0.384cm" svg:x="6.288cm" svg:y="19.116cm">
            <text:p text:style-name="P5"><text:span text:style-name="T4">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6" draw:layer="layout" svg:width="0.4cm" svg:height="0.384cm" svg:x="4.088cm" svg:y="19.3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6" draw:text-style-name="P4" draw:layer="layout" svg:x1="9.488cm" svg:y1="11cm" svg:x2="11.988cm" svg:y2="11cm">
            <text:p/>
          </draw:line>
          <draw:custom-shape draw:style-name="gr132" draw:text-style-name="P4" draw:layer="layout" svg:width="3.5cm" svg:height="4.2cm" draw:transform="rotate (-1.5707963267949) translate (23.888cm 13.5cm)">
            <text:p/>
            <draw:enhanced-geometry svg:viewBox="0 0 21600 21600" draw:mirror-horizontal="true" draw:mirror-vertical="true" draw:type="rectangle" draw:enhanced-path="M 0 0 L 21600 0 21600 21600 0 21600 0 0 Z N"/>
          </draw:custom-shape>
          <draw:line draw:style-name="gr112" draw:text-style-name="P4" draw:layer="layout" svg:x1="9.488cm" svg:y1="11cm" svg:x2="11.988cm" svg:y2="11cm">
            <text:p/>
          </draw:line>
          <draw:g>
            <draw:line draw:style-name="gr80" draw:text-style-name="P4" draw:layer="layout" svg:x1="17.088cm" svg:y1="6.9cm" svg:x2="17.088cm" svg:y2="8.7cm">
              <text:p/>
            </draw:line>
            <draw:line draw:style-name="gr81" draw:text-style-name="P4" draw:layer="layout" svg:x1="16.588cm" svg:y1="10.5cm" svg:x2="16.588cm" svg:y2="6.9cm">
              <text:p/>
            </draw:line>
            <draw:line draw:style-name="gr42" draw:text-style-name="P4" draw:layer="layout" svg:x1="21.188cm" svg:y1="9.3cm" svg:x2="19.088cm" svg:y2="9.3cm">
              <text:p/>
            </draw:line>
            <draw:line draw:style-name="gr80" draw:text-style-name="P4" draw:layer="layout" svg:x1="16.588cm" svg:y1="10.5cm" svg:x2="15.388cm" svg:y2="10.5cm">
              <text:p/>
            </draw:line>
            <draw:custom-shape draw:style-name="gr82" draw:text-style-name="P4" draw:layer="layout" svg:width="0.1cm" svg:height="1.6cm" svg:x="18.188cm" svg:y="7.7cm">
              <text:p/>
              <draw:enhanced-geometry svg:viewBox="0 0 21600 21600" draw:mirror-horizontal="true" draw:type="rectangle" draw:enhanced-path="M 0 0 L 21600 0 21600 21600 0 21600 0 0 Z N"/>
            </draw:custom-shape>
            <draw:line draw:style-name="gr83" draw:text-style-name="P4" draw:layer="layout" svg:x1="19.088cm" svg:y1="5.9cm" svg:x2="20.788cm" svg:y2="5.9cm">
              <text:p/>
            </draw:line>
            <draw:line draw:style-name="gr83" draw:text-style-name="P4" draw:layer="layout" svg:x1="17.488cm" svg:y1="5.9cm" svg:x2="17.488cm" svg:y2="8.7cm">
              <text:p/>
            </draw:line>
            <draw:line draw:style-name="gr80" draw:text-style-name="P4" draw:layer="layout" svg:x1="16.588cm" svg:y1="6.9cm" svg:x2="20.788cm" svg:y2="6.9cm">
              <text:p/>
            </draw:line>
            <draw:g>
              <draw:custom-shape draw:style-name="gr29" draw:text-style-name="P12" draw:layer="layout" svg:width="0.4cm" svg:height="0.4cm" draw:transform="rotate (-1.5707963267949) translate (21.588cm 5.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6.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1.5707963267949) translate (21.588cm 6.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21.588cm 7.3cm)">
                <text:p/>
                <draw:enhanced-geometry svg:viewBox="0 0 21600 21600" draw:mirror-horizontal="true" draw:mirror-vertical="false" draw:type="rectangle" draw:enhanced-path="M 0 0 L 21600 0 21600 21600 0 21600 0 0 Z N"/>
              </draw:custom-shape>
              <draw:custom-shape draw:style-name="gr28" draw:text-style-name="P12" draw:layer="layout" svg:width="0.4cm" svg:height="0.4cm" draw:transform="rotate (-1.5707963267949) translate (21.188cm 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84" draw:text-style-name="P4" draw:layer="layout" svg:x1="18.188cm" svg:y1="9.3cm" svg:x2="19.088cm" svg:y2="9.3cm">
              <text:p/>
            </draw:line>
            <draw:g>
              <draw:custom-shape draw:style-name="gr29" draw:text-style-name="P35" draw:layer="layout" svg:width="0.4cm" svg:height="0.4cm" svg:x="16.397cm" svg:y="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0.4cm" svg:height="0.4cm" draw:transform="rotate (-1.5707963267949) translate (16.607cm 5.7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7" draw:layer="layout" svg:width="0.4cm" svg:height="0.4cm" draw:transform="rotate (-1.5707963267949) translate (16.988cm 5.709cm)">
                <text:p text:style-name="P36"><text:span text:style-name="T14">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6.988cm 6.286cm)">
                <text:p/>
                <draw:enhanced-geometry svg:viewBox="0 0 21600 21600" draw:mirror-horizontal="true" draw:mirror-vertical="false" draw:type="rectangle" draw:enhanced-path="M 0 0 L 21600 0 21600 21600 0 21600 0 0 Z N"/>
              </draw:custom-shape>
              <draw:line draw:style-name="gr31" draw:text-style-name="P4" draw:layer="layout" svg:x1="16.588cm" svg:y1="5.909cm" svg:x2="16.588cm" svg:y2="5.688cm">
                <text:p/>
              </draw:line>
              <draw:custom-shape draw:style-name="gr30" draw:text-style-name="P4" draw:layer="layout" svg:width="0.8cm" svg:height="0.8cm" draw:transform="rotate (1.5707963267949) translate (16.188cm 6.286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6.388cm" svg:y="5.4cm">
                <text:p text:style-name="P14"><text:span text:style-name="T6">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86" draw:text-style-name="P4" draw:layer="layout" svg:x1="19.088cm" svg:y1="5.9cm" svg:x2="16.988cm" svg:y2="5.9cm">
              <text:p/>
            </draw:line>
            <draw:line draw:style-name="gr80" draw:text-style-name="P4" draw:layer="layout" svg:x1="18.188cm" svg:y1="7.7cm" svg:x2="18.188cm" svg:y2="6.9cm">
              <text:p/>
            </draw:line>
            <draw:line draw:style-name="gr81" draw:text-style-name="P4" draw:layer="layout" svg:x1="16.588cm" svg:y1="6.9cm" svg:x2="16.588cm" svg:y2="6.3cm">
              <text:p/>
            </draw:line>
            <draw:frame draw:style-name="gr87" draw:text-style-name="P33" draw:layer="layout" svg:width="2.5cm" svg:height="0.607cm" svg:x="18.288cm" svg:y="9.5cm">
              <draw:text-box>
                <text:p text:style-name="P22"><text:span text:style-name="T13">kraanwater</text:span></text:p>
              </draw:text-box>
            </draw:frame>
            <draw:frame draw:style-name="gr54" draw:text-style-name="P33" draw:layer="layout" svg:width="1.7cm" svg:height="0.963cm" svg:x="18.488cm" svg:y="7.937cm">
              <draw:text-box>
                <text:p text:style-name="P22"><text:span text:style-name="T13">Douche</text:span></text:p>
                <text:p text:style-name="P22"><text:span text:style-name="T13">WTW</text:span></text:p>
              </draw:text-box>
            </draw:frame>
            <draw:frame draw:style-name="gr87" draw:text-style-name="P33" draw:layer="layout" svg:width="2.3cm" svg:height="0.607cm" svg:x="19.288cm" svg:y="6.1cm">
              <draw:text-box>
                <text:p text:style-name="P22"><text:span text:style-name="T13">Mengkraan</text:span></text:p>
              </draw:text-box>
            </draw:frame>
            <draw:custom-shape draw:style-name="gr88" draw:text-style-name="P4" draw:layer="layout" svg:width="2.8cm" svg:height="2cm" svg:x="19.088cm" svg:y="5.4cm">
              <text:p/>
              <draw:enhanced-geometry svg:viewBox="0 0 21600 21600" draw:type="rectangle" draw:enhanced-path="M 0 0 L 21600 0 21600 21600 0 21600 0 0 Z N"/>
            </draw:custom-shape>
            <draw:custom-shape draw:style-name="gr89" draw:text-style-name="P4" draw:layer="layout" svg:width="1.3cm" svg:height="4.1cm" svg:x="17.788cm" svg:y="5.4cm">
              <text:p/>
              <draw:enhanced-geometry svg:viewBox="0 0 21600 21600" draw:type="rectangle" draw:enhanced-path="M 0 0 L 21600 0 21600 21600 0 21600 0 0 Z N"/>
            </draw:custom-shape>
          </draw:g>
          <draw:line draw:style-name="gr90" draw:text-style-name="P4" draw:layer="layout" svg:x1="6.288cm" svg:y1="17.9cm" svg:x2="6.288cm" svg:y2="20.4cm">
            <text:p/>
          </draw:line>
          <draw:g>
            <draw:custom-shape draw:style-name="gr28" draw:text-style-name="P12" draw:layer="layout" svg:width="0.2cm" svg:height="0.205cm" draw:transform="rotate (-3.14159265358979) translate (4.788cm 19.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svg:x="4.588cm" svg:y="19.79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0" draw:text-style-name="P4" draw:layer="layout" svg:x1="6.288cm" svg:y1="17.9cm" svg:x2="5.588cm" svg:y2="17.9cm">
            <text:p/>
          </draw:line>
          <draw:g>
            <draw:custom-shape draw:style-name="gr28" draw:text-style-name="P12" draw:layer="layout" svg:width="0.4cm" svg:height="0.4cm" svg:x="4.488cm" svg:y="1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4.888cm" svg:y1="15.5cm" svg:x2="4.488cm" svg:y2="15.5cm">
              <text:p/>
            </draw:line>
            <draw:custom-shape draw:style-name="gr30" draw:text-style-name="P4" draw:layer="layout" svg:width="0.8cm" svg:height="0.8cm" draw:transform="rotate (-1.5707963267949) translate (5.088cm 15.3cm)">
              <text:p/>
              <draw:enhanced-geometry svg:viewBox="0 0 21600 21600" draw:mirror-horizontal="false" draw:mirror-vertical="false" draw:type="rectangle" draw:enhanced-path="M 0 0 L 21600 0 21600 21600 0 21600 0 0 Z N"/>
            </draw:custom-shape>
          </draw:g>
          <draw:g>
            <draw:custom-shape draw:style-name="gr29" draw:text-style-name="P12" draw:layer="layout" svg:width="0.4cm" svg:height="0.4cm" draw:transform="rotate (-1.5707963267949) translate (5.788cm 1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5.788cm 18.327cm)">
              <text:p/>
              <draw:enhanced-geometry svg:viewBox="0 0 21600 21600" draw:mirror-horizontal="true" draw:mirror-vertical="true" draw:type="rectangle" draw:enhanced-path="M 0 0 L 21600 0 21600 21600 0 21600 0 0 Z N"/>
            </draw:custom-shape>
            <draw:custom-shape draw:style-name="gr120" draw:text-style-name="P51" draw:layer="layout" svg:width="0.4cm" svg:height="0.4cm" draw:transform="rotate (-1.5707963267949) translate (5.388cm 17.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5.388cm" svg:y1="17.725cm" svg:x2="5.388cm" svg:y2="18.125cm">
              <text:p/>
            </draw:line>
            <draw:custom-shape draw:style-name="gr30" draw:text-style-name="P4" draw:layer="layout" svg:width="0.8cm" svg:height="0.8cm" draw:transform="rotate (1.5707963267949) translate (4.988cm 18.327cm)">
              <text:p/>
              <draw:enhanced-geometry svg:viewBox="0 0 21600 21600" draw:mirror-horizontal="true" draw:mirror-vertical="true" draw:type="rectangle" draw:enhanced-path="M 0 0 L 21600 0 21600 21600 0 21600 0 0 Z N"/>
            </draw:custom-shape>
            <draw:custom-shape draw:style-name="gr93" draw:text-style-name="P44" draw:layer="layout" svg:width="0.4cm" svg:height="0.4cm" svg:x="5.183cm" svg:y="18cm">
              <text:p text:style-name="P5"><text:span text:style-name="T4">M1</text:span></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5.188cm" svg:y="17.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12" draw:layer="layout" svg:width="0.4cm" svg:height="0.4cm" draw:transform="rotate (-3.14159265358979) translate (20.688cm 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20.688cm" svg:y1="13.8cm" svg:x2="20.288cm" svg:y2="13.8cm">
              <text:p/>
            </draw:line>
            <draw:custom-shape draw:style-name="gr30" draw:text-style-name="P4" draw:layer="layout" svg:width="0.8cm" svg:height="0.8cm" draw:transform="rotate (1.5707963267949) translate (20.088cm 14.4cm)">
              <text:p/>
              <draw:enhanced-geometry svg:viewBox="0 0 21600 21600" draw:mirror-horizontal="true" draw:mirror-vertical="true" draw:type="rectangle" draw:enhanced-path="M 0 0 L 21600 0 21600 21600 0 21600 0 0 Z N"/>
            </draw:custom-shape>
          </draw:g>
          <draw:line draw:style-name="gr40" draw:text-style-name="P4" draw:layer="layout" svg:x1="4.688cm" svg:y1="17.9cm" svg:x2="4.688cm" svg:y2="17.2cm">
            <text:p/>
          </draw:line>
          <draw:line draw:style-name="gr40" draw:text-style-name="P4" draw:layer="layout" svg:x1="5.388cm" svg:y1="17.5cm" svg:x2="5.388cm" svg:y2="16.8cm">
            <text:p/>
          </draw:line>
          <draw:line draw:style-name="gr41" draw:text-style-name="P4" draw:layer="layout" svg:x1="6.888cm" svg:y1="14.5cm" svg:x2="6.288cm" svg:y2="14.5cm">
            <text:p/>
          </draw:line>
          <draw:line draw:style-name="gr40" draw:text-style-name="P4" draw:layer="layout" svg:x1="5.088cm" svg:y1="16.8cm" svg:x2="5.388cm" svg:y2="16.8cm">
            <text:p/>
          </draw:line>
          <draw:g>
            <draw:custom-shape draw:style-name="gr29" draw:text-style-name="P35" draw:layer="layout" svg:width="0.4cm" svg:height="0.4cm" draw:transform="rotate (1.5702727280193) translate (4.668cm 17.021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0690548142) translate (4.871cm 17.22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39" draw:layer="layout" svg:width="0.4cm" svg:height="0.4cm" draw:transform="rotate (-0.000523598775597623) translate (4.471cm 16.425cm)">
              <text:p text:style-name="P38"><text:span text:style-name="T15">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2" draw:text-style-name="P4" draw:layer="layout" svg:width="0.8cm" svg:height="0.795cm" draw:transform="rotate (-1.57131992557049) translate (5.088cm 16.451cm)">
              <text:p/>
              <draw:enhanced-geometry svg:viewBox="0 0 21600 21600" draw:mirror-horizontal="false" draw:mirror-vertical="true" draw:type="rectangle" draw:enhanced-path="M 0 0 L 21600 0 21600 21600 0 21600 0 0 Z N"/>
            </draw:custom-shape>
            <draw:line draw:style-name="gr31" draw:text-style-name="P4" draw:layer="layout" svg:x1="4.671cm" svg:y1="16.821cm" svg:x2="4.45cm" svg:y2="16.821cm">
              <text:p/>
            </draw:line>
            <draw:custom-shape draw:style-name="gr92" draw:text-style-name="P4" draw:layer="layout" svg:width="0.8cm" svg:height="0.795cm" draw:transform="rotate (3.14106905481419) translate (5.048cm 17.1cm)">
              <text:p/>
              <draw:enhanced-geometry svg:viewBox="0 0 21600 21600" draw:mirror-horizontal="false" draw:mirror-vertical="true" draw:type="rectangle" draw:enhanced-path="M 0 0 L 21600 0 21600 21600 0 21600 0 0 Z N"/>
            </draw:custom-shape>
            <draw:custom-shape draw:style-name="gr93" draw:text-style-name="P15" draw:layer="layout" svg:width="0.4cm" svg:height="0.4cm" draw:transform="rotate (-1.5702727280193) translate (4.533cm 16.613cm)">
              <text:p text:style-name="P14"><text:span text:style-name="T6">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41" draw:text-style-name="P4" draw:layer="layout" svg:x1="6.288cm" svg:y1="17.9cm" svg:x2="6.288cm" svg:y2="15cm">
            <text:p/>
          </draw:line>
          <draw:g>
            <draw:custom-shape draw:style-name="gr19" draw:text-style-name="P7" draw:layer="layout" svg:width="1cm" svg:height="1cm" draw:transform="rotate (1.5707963267949) translate (5.488cm 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draw:transform="rotate (-1.5707963267949) translate (6.388cm 14.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5.592cm" svg:y="14.1cm">
              <text:p text:style-name="P9"><text:span text:style-name="T5">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4" draw:layer="layout" svg:x1="14.988cm" svg:y1="19.8cm" svg:x2="14.988cm" svg:y2="18.051cm">
              <text:p/>
            </draw:line>
            <draw:line draw:style-name="gr133" draw:text-style-name="P4" draw:layer="layout" svg:x1="14.988cm" svg:y1="18cm" svg:x2="14.988cm" svg:y2="19.8cm">
              <text:p/>
            </draw:line>
            <draw:line draw:style-name="gr133" draw:text-style-name="P4" draw:layer="layout" svg:x1="15.088cm" svg:y1="18cm" svg:x2="15.088cm" svg:y2="19.8cm">
              <text:p/>
            </draw:line>
            <draw:line draw:style-name="gr133" draw:text-style-name="P4" draw:layer="layout" svg:x1="14.888cm" svg:y1="18cm" svg:x2="14.888cm" svg:y2="19.8cm">
              <text:p/>
            </draw:line>
          </draw:g>
          <draw:g>
            <draw:line draw:style-name="gr5" draw:text-style-name="P4" draw:layer="layout" svg:x1="16.488cm" svg:y1="18.2cm" svg:x2="16.488cm" svg:y2="19.7cm">
              <text:p/>
            </draw:line>
            <draw:line draw:style-name="gr116" draw:text-style-name="P4" draw:layer="layout" svg:x1="16.388cm" svg:y1="19.7cm" svg:x2="16.388cm" svg:y2="18.2cm">
              <text:p/>
            </draw:line>
            <draw:line draw:style-name="gr116" draw:text-style-name="P4" draw:layer="layout" svg:x1="16.588cm" svg:y1="19.7cm" svg:x2="16.588cm" svg:y2="18.2cm">
              <text:p/>
            </draw:line>
            <draw:line draw:style-name="gr116" draw:text-style-name="P4" draw:layer="layout" svg:x1="16.488cm" svg:y1="19.7cm" svg:x2="16.488cm" svg:y2="18.2cm">
              <text:p/>
            </draw:line>
          </draw:g>
          <draw:polygon draw:style-name="gr145" draw:text-style-name="P22" draw:layer="layout" svg:width="0.799cm" svg:height="0.799cm" draw:transform="rotate (-3.14159265358979) translate (10.088cm 17.2cm)" svg:viewBox="0 0 800 800" draw:points="800,0 0,0 0,400 400,400 400,800 800,800">
            <text:p/>
          </draw:polygon>
          <draw:line draw:style-name="gr134" draw:text-style-name="P4" draw:layer="layout" svg:x1="11.988cm" svg:y1="17cm" svg:x2="9.488cm" svg:y2="17cm">
            <text:p/>
          </draw:line>
          <draw:line draw:style-name="gr112" draw:text-style-name="P4" draw:layer="layout" svg:x1="9.488cm" svg:y1="11cm" svg:x2="9.488cm" svg:y2="10.5cm">
            <text:p/>
          </draw:line>
          <draw:line draw:style-name="gr128" draw:text-style-name="P4" draw:layer="layout" svg:x1="11.988cm" svg:y1="12cm" svg:x2="11.988cm" svg:y2="13cm">
            <text:p/>
          </draw:line>
          <draw:line draw:style-name="gr129" draw:text-style-name="P4" draw:layer="layout" svg:x1="16.488cm" svg:y1="15.4cm" svg:x2="16.488cm" svg:y2="18.2cm">
            <text:p/>
          </draw:line>
          <draw:g>
            <draw:line draw:style-name="gr5" draw:text-style-name="P4" draw:layer="layout" svg:x1="17.988cm" svg:y1="18.5cm" svg:x2="17.988cm" svg:y2="17cm">
              <text:p/>
            </draw:line>
            <draw:line draw:style-name="gr135" draw:text-style-name="P4" draw:layer="layout" svg:x1="17.988cm" svg:y1="17cm" svg:x2="17.988cm" svg:y2="18.5cm">
              <text:p/>
            </draw:line>
            <draw:line draw:style-name="gr135" draw:text-style-name="P4" draw:layer="layout" svg:x1="17.888cm" svg:y1="17cm" svg:x2="17.888cm" svg:y2="18.5cm">
              <text:p/>
            </draw:line>
            <draw:line draw:style-name="gr135" draw:text-style-name="P4" draw:layer="layout" svg:x1="18.088cm" svg:y1="17cm" svg:x2="18.088cm" svg:y2="18.5cm">
              <text:p/>
            </draw:line>
          </draw:g>
          <draw:g>
            <draw:line draw:style-name="gr5" draw:text-style-name="P4" draw:layer="layout" svg:x1="14.488cm" svg:y1="17.465cm" svg:x2="14.488cm" svg:y2="18.465cm">
              <text:p/>
            </draw:line>
            <draw:line draw:style-name="gr112" draw:text-style-name="P4" draw:layer="layout" svg:x1="14.488cm" svg:y1="18.465cm" svg:x2="14.488cm" svg:y2="17.465cm">
              <text:p/>
            </draw:line>
            <draw:line draw:style-name="gr112" draw:text-style-name="P4" draw:layer="layout" svg:x1="14.588cm" svg:y1="18.465cm" svg:x2="14.588cm" svg:y2="17.465cm">
              <text:p/>
            </draw:line>
            <draw:line draw:style-name="gr112" draw:text-style-name="P4" draw:layer="layout" svg:x1="14.388cm" svg:y1="18.465cm" svg:x2="14.388cm" svg:y2="17.465cm">
              <text:p/>
            </draw:line>
          </draw:g>
          <draw:line draw:style-name="gr134" draw:text-style-name="P4" draw:layer="layout" svg:x1="14.488cm" svg:y1="16cm" svg:x2="14.488cm" svg:y2="17.5cm">
            <text:p/>
          </draw:line>
          <draw:custom-shape draw:style-name="gr136" draw:text-style-name="P4" draw:layer="layout" svg:width="8.7cm" svg:height="1.8cm" svg:x="8.788cm" svg:y="10.8cm">
            <text:p/>
            <draw:enhanced-geometry svg:viewBox="0 0 21600 21600" draw:mirror-horizontal="false" draw:mirror-vertical="true" draw:type="rectangle" draw:enhanced-path="M 0 0 L 21600 0 21600 21600 0 21600 0 0 Z N"/>
          </draw:custom-shape>
          <draw:g>
            <draw:custom-shape draw:style-name="gr28" draw:text-style-name="P12" draw:layer="layout" svg:width="0.2cm" svg:height="0.2cm" svg:x="20.388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0.588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svg:x="22.888cm" svg:y="13.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3.14159265358979) translate (23.088cm 1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cm" draw:transform="rotate (-1.5707963267949) translate (6.888cm 14.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cm" draw:transform="rotate (-1.5707963267949) translate (6.688cm 1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17" draw:text-style-name="P4" draw:layer="layout" svg:x1="17.988cm" svg:y1="16.9cm" svg:x2="17.988cm" svg:y2="15.4cm">
            <text:p/>
          </draw:line>
          <draw:g>
            <draw:custom-shape draw:style-name="gr29" draw:text-style-name="P12" draw:layer="layout" svg:width="0.4cm" svg:height="0.4cm" svg:x="17.788cm" svg:y="15.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8.415cm 15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8.188cm 1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7.813cm" svg:y1="15.4cm" svg:x2="18.213cm" svg:y2="15.4cm">
              <text:p/>
            </draw:line>
            <draw:custom-shape draw:style-name="gr30" draw:text-style-name="P4" draw:layer="layout" svg:width="0.8cm" svg:height="0.8cm" draw:transform="rotate (-3.14159265358979) translate (18.415cm 15.8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8.488cm 15.195cm)">
              <text:p text:style-name="P5"><text:span text:style-name="T4">M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7.988cm 1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34" draw:text-style-name="P4" draw:layer="layout" svg:x1="11.988cm" svg:y1="17cm" svg:x2="12.988cm" svg:y2="17cm">
            <text:p/>
          </draw:line>
          <draw:g>
            <draw:custom-shape draw:style-name="gr29" draw:text-style-name="P12" draw:layer="layout" svg:width="0.4cm" svg:height="0.4cm" draw:transform="rotate (-1.5707963267949) translate (11.888cm 16.8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1.488cm" svg:y1="16.8cm" svg:x2="11.488cm" svg:y2="17.2cm">
              <text:p/>
            </draw:line>
            <draw:custom-shape draw:style-name="gr30" draw:text-style-name="P4" draw:layer="layout" svg:width="0.8cm" svg:height="0.8cm" draw:transform="rotate (-3.14159265358979) translate (12.088cm 17.4cm)">
              <text:p/>
              <draw:enhanced-geometry svg:viewBox="0 0 21600 21600" draw:mirror-horizontal="true" draw:mirror-vertical="true" draw:type="rectangle" draw:enhanced-path="M 0 0 L 21600 0 21600 21600 0 21600 0 0 Z N"/>
            </draw:custom-shape>
          </draw:g>
          <draw:line draw:style-name="gr130" draw:text-style-name="P4" draw:layer="layout" svg:x1="17.988cm" svg:y1="12.1cm" svg:x2="17.988cm" svg:y2="13.5cm">
            <text:p/>
          </draw:line>
          <draw:line draw:style-name="gr59" draw:text-style-name="P4" draw:layer="layout" svg:x1="19.988cm" svg:y1="16.5cm" svg:x2="20.888cm" svg:y2="16.5cm">
            <text:p/>
          </draw:line>
          <draw:g>
            <draw:custom-shape draw:style-name="gr19" draw:text-style-name="P7" draw:layer="layout" svg:width="1cm" svg:height="1cm" svg:x="19.988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0.16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0.089cm" svg:y="14.403cm">
              <text:p text:style-name="P9"><text:span text:style-name="T5">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0" draw:text-style-name="P4" draw:layer="layout" svg:x1="23.488cm" svg:y1="16.5cm" svg:x2="23.488cm" svg:y2="11cm">
            <text:p/>
          </draw:line>
          <draw:g>
            <draw:custom-shape draw:style-name="gr19" draw:text-style-name="P7" draw:layer="layout" svg:width="1cm" svg:height="1cm" svg:x="22.488cm" svg:y="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0.639cm" svg:height="0.64cm" svg:x="22.66cm" svg:y="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0" draw:layer="layout" svg:width="0.799cm" svg:height="0.8cm" svg:x="22.589cm" svg:y="14.403cm">
              <text:p text:style-name="P9"><text:span text:style-name="T5">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 draw:text-style-name="P4" draw:layer="layout" svg:x1="15.488cm" svg:y1="15cm" svg:x2="15.488cm" svg:y2="13.5cm">
            <text:p/>
          </draw:line>
          <draw:g>
            <draw:custom-shape draw:style-name="gr102" draw:text-style-name="P4" draw:layer="layout" svg:width="0.8cm" svg:height="0.8cm" draw:transform="rotate (-3.12501202569585) translate (15.901cm 13.933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draw:transform="rotate (-1.5707963267949) translate (15.494cm 13.2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1.5707963267949) translate (15.894cm 13.2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1.58737695468884) translate (15.101cm 13.946cm)">
              <text:p/>
              <draw:enhanced-geometry svg:viewBox="0 0 21600 21600" draw:mirror-horizontal="false" draw:mirror-vertical="false" draw:type="rectangle" draw:enhanced-path="M 0 0 L 21600 0 21600 21600 0 21600 0 0 Z N"/>
            </draw:custom-shape>
            <draw:g>
              <draw:line draw:style-name="gr104" draw:text-style-name="P4" draw:layer="layout" svg:x1="15.494cm" svg:y1="13.492cm" svg:x2="15.494cm" svg:y2="13.332cm">
                <text:p/>
              </draw:line>
              <draw:custom-shape draw:style-name="gr147" draw:text-style-name="P44" draw:layer="layout" svg:width="0.393cm" svg:height="0.367cm" draw:transform="rotate (-0.0165806278939462) translate (15.295cm 13cm)">
                <text:p text:style-name="P5"><text:span text:style-name="T4">M2</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svg:x="15.294cm" svg:y="13.4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7" draw:text-style-name="P6" draw:layer="layout" svg:width="0.4cm" svg:height="0.384cm" svg:x="13.988cm" svg:y="4.516cm">
            <text:p text:style-name="P5"><text:span text:style-name="T4">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12" draw:layer="layout" svg:width="0.4cm" svg:height="0.4cm" draw:transform="rotate (-1.5707963267949) translate (15.297cm 4.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0.4cm" svg:height="0.4cm" draw:transform="rotate (-1.5707963267949) translate (15.678cm 4.46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3.14159265358979) translate (15.678cm 5.043cm)">
              <text:p/>
              <draw:enhanced-geometry svg:viewBox="0 0 21600 21600" draw:mirror-horizontal="true" draw:mirror-vertical="false" draw:type="rectangle" draw:enhanced-path="M 0 0 L 21600 0 21600 21600 0 21600 0 0 Z N"/>
            </draw:custom-shape>
            <draw:line draw:style-name="gr31" draw:text-style-name="P4" draw:layer="layout" svg:x1="15.278cm" svg:y1="4.666cm" svg:x2="15.278cm" svg:y2="4.445cm">
              <text:p/>
            </draw:line>
            <draw:custom-shape draw:style-name="gr30" draw:text-style-name="P4" draw:layer="layout" svg:width="0.8cm" svg:height="0.8cm" draw:transform="rotate (1.5707963267949) translate (14.878cm 5.043cm)">
              <text:p/>
              <draw:enhanced-geometry svg:viewBox="0 0 21600 21600" draw:mirror-horizontal="true" draw:mirror-vertical="false" draw:type="rectangle" draw:enhanced-path="M 0 0 L 21600 0 21600 21600 0 21600 0 0 Z N"/>
            </draw:custom-shape>
            <draw:custom-shape draw:style-name="gr32" draw:text-style-name="P15" draw:layer="layout" svg:width="0.4cm" svg:height="0.4cm" svg:x="15.078cm" svg:y="4.157cm">
              <text:p text:style-name="P14"><text:span text:style-name="T6">P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 draw:text-style-name="P4" draw:layer="layout" svg:x1="14.888cm" svg:y1="4.7cm" svg:x2="14.388cm" svg:y2="4.686cm">
            <text:p/>
          </draw:line>
          <draw:line draw:style-name="gr26" draw:text-style-name="P4" draw:layer="layout" svg:x1="14.888cm" svg:y1="4.014cm" svg:x2="14.788cm" svg:y2="4cm">
            <text:p/>
          </draw:line>
          <draw:g>
            <draw:g>
              <draw:line draw:style-name="gr5" draw:text-style-name="P4" draw:layer="layout" svg:x1="12.788cm" svg:y1="4.6cm" svg:x2="7.488cm" svg:y2="4.6cm">
                <text:p/>
              </draw:line>
              <draw:custom-shape draw:style-name="gr95" draw:text-style-name="P40" draw:layer="layout" svg:width="1.2cm" svg:height="1.2cm" svg:x="4.988cm" svg:y="3.6cm">
                <text:p/>
                <draw:enhanced-geometry svg:viewBox="0 0 21600 21600" draw:mirror-horizontal="tru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96" draw:text-style-name="P18" draw:layer="layout" svg:x1="7.388cm" svg:y1="4.4cm" svg:x2="7.388cm" svg:y2="6.4cm">
                  <text:p/>
                </draw:line>
                <draw:line draw:style-name="gr97" draw:text-style-name="P41" draw:layer="layout" svg:x1="6.588cm" svg:y1="4.4cm" svg:x2="6.588cm" svg:y2="6.4cm">
                  <text:p/>
                </draw:line>
                <draw:line draw:style-name="gr96" draw:text-style-name="P18" draw:layer="layout" svg:x1="6.748cm" svg:y1="4.4cm" svg:x2="6.748cm" svg:y2="6.4cm">
                  <text:p/>
                </draw:line>
                <draw:line draw:style-name="gr96" draw:text-style-name="P18" draw:layer="layout" svg:x1="6.908cm" svg:y1="4.4cm" svg:x2="6.908cm" svg:y2="6.4cm">
                  <text:p/>
                </draw:line>
                <draw:line draw:style-name="gr96" draw:text-style-name="P18" draw:layer="layout" svg:x1="7.068cm" svg:y1="4.4cm" svg:x2="7.068cm" svg:y2="6.4cm">
                  <text:p/>
                </draw:line>
                <draw:line draw:style-name="gr96" draw:text-style-name="P18" draw:layer="layout" svg:x1="7.228cm" svg:y1="4.4cm" svg:x2="7.228cm" svg:y2="6.4cm">
                  <text:p/>
                </draw:line>
              </draw:g>
              <draw:custom-shape draw:style-name="gr16" draw:text-style-name="P6" draw:layer="layout" svg:width="0.4cm" svg:height="0.4cm" svg:x="7.188cm" svg:y="4.1cm">
                <text:p text:style-name="P5"><text:span text:style-name="T4">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2.188cm" svg:y1="5cm" svg:x2="6.788cm" svg:y2="5cm">
                <text:p/>
              </draw:line>
              <draw:line draw:style-name="gr98" draw:text-style-name="P4" draw:layer="layout" svg:x1="7.388cm" svg:y1="4.6cm" svg:x2="12.788cm" svg:y2="4.6cm">
                <text:p/>
              </draw:line>
            </draw:g>
            <draw:frame draw:style-name="gr87" draw:text-style-name="P33" draw:layer="layout" svg:width="3cm" svg:height="0.607cm" svg:x="5.488cm" svg:y="6.4cm">
              <draw:text-box>
                <text:p text:style-name="P22"><text:span text:style-name="T13">Zonnecollectoren</text:span></text:p>
              </draw:text-box>
            </draw:frame>
            <draw:custom-shape draw:style-name="gr99" draw:text-style-name="P4" draw:layer="layout" svg:width="4.4cm" svg:height="3.8cm" svg:x="4.588cm" svg:y="3.5cm">
              <text:p/>
              <draw:enhanced-geometry svg:viewBox="0 0 21600 21600" draw:mirror-horizontal="true" draw:type="rectangle" draw:enhanced-path="M 0 0 L 21600 0 21600 21600 0 21600 0 0 Z N"/>
            </draw:custom-shape>
          </draw:g>
          <draw:line draw:style-name="gr13" draw:text-style-name="P4" draw:layer="layout" svg:x1="12.788cm" svg:y1="4.6cm" svg:x2="12.788cm" svg:y2="8.4cm">
            <text:p/>
          </draw:line>
          <draw:line draw:style-name="gr59" draw:text-style-name="P4" draw:layer="layout" svg:x1="14.988cm" svg:y1="19.8cm" svg:x2="8.788cm" svg:y2="19.8cm">
            <text:p/>
          </draw:line>
          <draw:line draw:style-name="gr41" draw:text-style-name="P4" draw:layer="layout" svg:x1="8.288cm" svg:y1="18.7cm" svg:x2="14.488cm" svg:y2="18.5cm">
            <text:p/>
          </draw:line>
          <draw:line draw:style-name="gr10" draw:text-style-name="P4" draw:layer="layout" svg:x1="9.488cm" svg:y1="11cm" svg:x2="9.488cm" svg:y2="17cm">
            <text:p/>
          </draw:line>
          <draw:line draw:style-name="gr134" draw:text-style-name="P4" draw:layer="layout" svg:x1="11.988cm" svg:y1="17cm" svg:x2="11.988cm" svg:y2="16.4cm">
            <text:p/>
          </draw:line>
          <draw:g>
            <draw:custom-shape draw:style-name="gr102" draw:text-style-name="P4" draw:layer="layout" svg:width="0.8cm" svg:height="0.8cm" draw:transform="rotate (-1.55421569890095) translate (12.427cm 15.587cm)">
              <text:p/>
              <draw:enhanced-geometry svg:viewBox="0 0 21600 21600" draw:mirror-horizontal="false" draw:mirror-vertical="false" draw:type="rectangle" draw:enhanced-path="M 0 0 L 21600 0 21600 21600 0 21600 0 0 Z N"/>
            </draw:custom-shape>
            <draw:g>
              <draw:custom-shape draw:style-name="gr28" draw:text-style-name="P12" draw:layer="layout" svg:width="0.4cm" svg:height="0.4cm" svg:x="11.784cm" svg:y="15.9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2" draw:layer="layout" svg:width="0.4cm" svg:height="0.4cm" draw:transform="rotate (-3.14159265358979) translate (12.184cm 15.9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2" draw:text-style-name="P4" draw:layer="layout" svg:width="0.8cm" svg:height="0.8cm" draw:transform="rotate (-3.12501202569585) translate (12.44cm 16.387cm)">
              <text:p/>
              <draw:enhanced-geometry svg:viewBox="0 0 21600 21600" draw:mirror-horizontal="false" draw:mirror-vertical="false" draw:type="rectangle" draw:enhanced-path="M 0 0 L 21600 0 21600 21600 0 21600 0 0 Z N"/>
            </draw:custom-shape>
            <draw:g>
              <draw:line draw:style-name="gr104" draw:text-style-name="P4" draw:layer="layout" svg:x1="11.984cm" svg:y1="15.994cm" svg:x2="11.824cm" svg:y2="15.994cm">
                <text:p/>
              </draw:line>
              <draw:custom-shape draw:style-name="gr147" draw:text-style-name="P44" draw:layer="layout" svg:width="0.393cm" svg:height="0.367cm" draw:transform="rotate (-1.58737695468884) translate (11.864cm 15.801cm)">
                <text:p text:style-name="P5"><text:span text:style-name="T4">M1</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4cm 15.7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7" draw:text-style-name="P4" draw:layer="layout" svg:x1="12.988cm" svg:y1="17.5cm" svg:x2="13.588cm" svg:y2="17cm">
            <text:p/>
          </draw:line>
          <draw:line draw:style-name="gr6" draw:text-style-name="P4" draw:layer="layout" svg:x1="16.988cm" svg:y1="12cm" svg:x2="11.988cm" svg:y2="12cm">
            <text:p/>
          </draw:line>
          <draw:line draw:style-name="gr134" draw:text-style-name="P4" draw:layer="layout" svg:x1="11.988cm" svg:y1="12cm" svg:x2="11.988cm" svg:y2="11cm">
            <text:p/>
          </draw:line>
          <draw:g>
            <draw:custom-shape draw:style-name="gr28" draw:text-style-name="P12" draw:layer="layout" svg:width="0.4cm" svg:height="0.4cm" svg:x="11.788cm" svg:y="1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2.361cm 11.6cm)">
              <text:p/>
              <draw:enhanced-geometry svg:viewBox="0 0 21600 21600" draw:mirror-horizontal="false" draw:mirror-vertical="false" draw:type="rectangle" draw:enhanced-path="M 0 0 L 21600 0 21600 21600 0 21600 0 0 Z N"/>
            </draw:custom-shape>
            <draw:custom-shape draw:style-name="gr120" draw:text-style-name="P51" draw:layer="layout" svg:width="0.4cm" svg:height="0.4cm" draw:transform="rotate (-3.14159265358979) translate (12.188cm 1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163cm" svg:y1="12cm" svg:x2="11.763cm" svg:y2="12cm">
              <text:p/>
            </draw:line>
            <draw:custom-shape draw:style-name="gr30" draw:text-style-name="P4" draw:layer="layout" svg:width="0.8cm" svg:height="0.8cm" draw:transform="rotate (-3.14159265358979) translate (12.361cm 12.4cm)">
              <text:p/>
              <draw:enhanced-geometry svg:viewBox="0 0 21600 21600" draw:mirror-horizontal="false" draw:mirror-vertical="false" draw:type="rectangle" draw:enhanced-path="M 0 0 L 21600 0 21600 21600 0 21600 0 0 Z N"/>
            </draw:custom-shape>
            <draw:custom-shape draw:style-name="gr93" draw:text-style-name="P44" draw:layer="layout" svg:width="0.4cm" svg:height="0.4cm" draw:transform="rotate (-1.5707963267949) translate (11.888cm 11.795cm)">
              <text:p text:style-name="P5"><text:span text:style-name="T4">M4</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2" draw:layer="layout" svg:width="0.4cm" svg:height="0.4cm" draw:transform="rotate (-1.5707963267949) translate (12.388cm 11.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12" draw:layer="layout" svg:width="0.2cm" svg:height="0.205cm" svg:x="12.688cm" svg:y="7.4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3" draw:layer="layout" svg:width="0.2cm" svg:height="0.205cm" draw:transform="rotate (-3.14159265358979) translate (12.888cm 7.50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00" draw:text-style-name="P4" draw:layer="layout" svg:x1="14.788cm" svg:y1="5.9cm" svg:x2="16.288cm" svg:y2="5.9cm">
            <text:p/>
          </draw:line>
          <draw:g>
            <draw:custom-shape draw:style-name="gr138" draw:text-style-name="P43" draw:layer="layout" svg:width="0.4cm" svg:height="0.4cm" svg:x="12.788cm" svg:y="17cm">
              <text:p text:style-name="P42"><text:span text:style-name="T16">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 draw:layer="layout" svg:width="0.8cm" svg:height="0.8cm" draw:transform="rotate (-1.5707963267949) translate (13.415cm 16.6cm)">
              <text:p/>
              <draw:enhanced-geometry svg:viewBox="0 0 21600 21600" draw:mirror-horizontal="true" draw:mirror-vertical="false" draw:type="rectangle" draw:enhanced-path="M 0 0 L 21600 0 21600 21600 0 21600 0 0 Z N"/>
            </draw:custom-shape>
            <draw:custom-shape draw:style-name="gr120" draw:text-style-name="P51" draw:layer="layout" svg:width="0.4cm" svg:height="0.4cm" draw:transform="rotate (-3.14159265358979) translate (13.188cm 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813cm" svg:y1="17cm" svg:x2="13.213cm" svg:y2="17cm">
              <text:p/>
            </draw:line>
            <draw:custom-shape draw:style-name="gr30" draw:text-style-name="P4" draw:layer="layout" svg:width="0.8cm" svg:height="0.8cm" draw:transform="rotate (-3.14159265358979) translate (13.415cm 17.4cm)">
              <text:p/>
              <draw:enhanced-geometry svg:viewBox="0 0 21600 21600" draw:mirror-horizontal="true" draw:mirror-vertical="false" draw:type="rectangle" draw:enhanced-path="M 0 0 L 21600 0 21600 21600 0 21600 0 0 Z N"/>
            </draw:custom-shape>
            <draw:custom-shape draw:style-name="gr32" draw:text-style-name="P44" draw:layer="layout" svg:width="0.4cm" svg:height="0.4cm" draw:transform="rotate (-1.5707963267949) translate (13.488cm 16.795cm)">
              <text:p text:style-name="P5"><text:span text:style-name="T4">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4cm" svg:height="0.4cm" draw:transform="rotate (-1.5707963267949) translate (12.988cm 1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 draw:text-style-name="P4" draw:layer="layout" svg:x1="12.988cm" svg:y1="16.7cm" svg:x2="12.988cm" svg:y2="13.5cm">
            <text:p/>
          </draw:line>
          <draw:line draw:style-name="gr9" draw:text-style-name="P4" draw:layer="layout" svg:x1="12.988cm" svg:y1="11.5cm" svg:x2="12.988cm" svg:y2="13.5cm">
            <text:p/>
          </draw:line>
          <draw:line draw:style-name="gr125" draw:text-style-name="P4" draw:layer="layout" svg:x1="12.988cm" svg:y1="13.5cm" svg:x2="12.988cm" svg:y2="11.5cm">
            <text:p/>
          </draw:line>
          <draw:line draw:style-name="gr125" draw:text-style-name="P4" draw:layer="layout" svg:x1="12.988cm" svg:y1="17cm" svg:x2="12.988cm" svg:y2="13.5cm">
            <text:p/>
          </draw:line>
          <draw:g>
            <draw:custom-shape draw:style-name="gr29" draw:text-style-name="P12" draw:layer="layout" svg:width="0.4cm" svg:height="0.4cm" draw:transform="rotate (1.5707963267949) translate (12.088cm 1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text-style-name="P4" draw:layer="layout" svg:x1="12.488cm" svg:y1="16.8cm" svg:x2="12.488cm" svg:y2="17.2cm">
              <text:p/>
            </draw:line>
            <draw:custom-shape draw:style-name="gr30" draw:text-style-name="P4" draw:layer="layout" svg:width="0.8cm" svg:height="0.8cm" svg:x="11.888cm" svg:y="16.6cm">
              <text:p/>
              <draw:enhanced-geometry svg:viewBox="0 0 21600 21600" draw:mirror-horizontal="true" draw:mirror-vertical="false" draw:type="rectangle" draw:enhanced-path="M 0 0 L 21600 0 21600 21600 0 21600 0 0 Z N"/>
            </draw:custom-shape>
          </draw:g>
          <draw:line draw:style-name="gr6" draw:text-style-name="P4" draw:layer="layout" svg:x1="16.988cm" svg:y1="12cm" svg:x2="16.988cm" svg:y2="14.5cm">
            <text:p/>
          </draw:line>
          <draw:line draw:style-name="gr5" draw:text-style-name="P4" draw:layer="layout" svg:x1="14.988cm" svg:y1="18cm" svg:x2="14.988cm" svg:y2="15.5cm">
            <text:p/>
          </draw:line>
          <draw:line draw:style-name="gr59" draw:text-style-name="P4" draw:layer="layout" svg:x1="14.988cm" svg:y1="18cm" svg:x2="14.988cm" svg:y2="15.5cm">
            <text:p/>
          </draw:line>
          <draw:line draw:style-name="gr59" draw:text-style-name="P4" draw:layer="layout" svg:x1="13.988cm" svg:y1="15.5cm" svg:x2="14.988cm" svg:y2="15.5cm">
            <text:p/>
          </draw:line>
          <draw:custom-shape draw:style-name="gr139" draw:text-style-name="P4" draw:layer="layout" svg:width="8.7cm" svg:height="5.6cm" svg:x="8.788cm" svg:y="12.6cm">
            <text:p/>
            <draw:enhanced-geometry svg:viewBox="0 0 21600 21600" draw:mirror-horizontal="false" draw:mirror-vertical="true" draw:type="rectangle" draw:enhanced-path="M 0 0 L 21600 0 21600 21600 0 21600 0 0 Z N"/>
          </draw:custom-shape>
          <draw:custom-shape draw:style-name="gr140" draw:text-style-name="P4" draw:layer="layout" svg:width="1.6cm" svg:height="5.6cm" svg:x="17.488cm" svg:y="12.6cm">
            <text:p/>
            <draw:enhanced-geometry svg:viewBox="0 0 21600 21600" draw:mirror-horizontal="true" draw:mirror-vertical="true"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adornments="Regular" style:font-pitch="variable"/>
    <style:font-face style:name="Liberation Sans2"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ff9966" draw:end-color="#6b009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6-12-29T23:55:28.274565553</meta:creation-date>
    <meta:editing-duration>P14DT50M2S</meta:editing-duration>
    <meta:editing-cycles>1171</meta:editing-cycles>
    <meta:generator>LibreOffice/7.2.4.1$Linux_X86_64 LibreOffice_project/20$Build-1</meta:generator>
    <dc:date>2022-01-12T21:14:46.638471808</dc:date>
    <meta:document-statistic meta:object-count="4033"/>
  </office:meta>
</office:document-meta>
</file>